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" svg:font-family="Wingdings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Unicode MS1" svg:font-family="'Arial Unicode MS'" style:font-family-generic="swiss"/>
    <style:font-face style:name="Luxi Sans" svg:font-family="'Luxi Sans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635cm"/>
    </style:style>
    <style:style style:name="co2" style:family="table-column">
      <style:table-column-properties fo:break-before="auto" style:column-width="2.217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0.526cm"/>
    </style:style>
    <style:style style:name="co9" style:family="table-column">
      <style:table-column-properties fo:break-before="auto" style:column-width="0.693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803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0.582cm"/>
    </style:style>
    <style:style style:name="co14" style:family="table-column">
      <style:table-column-properties fo:break-before="auto" style:column-width="2.245cm"/>
    </style:style>
    <style:style style:name="co15" style:family="table-column">
      <style:table-column-properties fo:break-before="auto" style:column-width="1.136cm"/>
    </style:style>
    <style:style style:name="co16" style:family="table-column">
      <style:table-column-properties fo:break-before="auto" style:column-width="1.108cm"/>
    </style:style>
    <style:style style:name="co17" style:family="table-column">
      <style:table-column-properties fo:break-before="auto" style:column-width="0.637cm"/>
    </style:style>
    <style:style style:name="co18" style:family="table-column">
      <style:table-column-properties fo:break-before="auto" style:column-width="1.164cm"/>
    </style:style>
    <style:style style:name="co19" style:family="table-column">
      <style:table-column-properties fo:break-before="auto" style:column-width="0.72cm"/>
    </style:style>
    <style:style style:name="co20" style:family="table-column">
      <style:table-column-properties fo:break-before="auto" style:column-width="0.914cm"/>
    </style:style>
    <style:style style:name="co21" style:family="table-column">
      <style:table-column-properties fo:break-before="auto" style:column-width="1.081cm"/>
    </style:style>
    <style:style style:name="co22" style:family="table-column">
      <style:table-column-properties fo:break-before="auto" style:column-width="0.776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1.2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PageStyle_5f_Vzorci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2_5f_1" style:base-cell-address="januar.M2"/>
      <style:map style:condition="cell-content()&gt;1" style:apply-style-name="Excel_5f_CondFormat_5f_2_5f_2_5f_2" style:base-cell-address="januar.M2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3_5f_1" style:base-cell-address="januar.N2"/>
      <style:map style:condition="cell-content()&gt;1" style:apply-style-name="Excel_5f_CondFormat_5f_2_5f_3_5f_2" style:base-cell-address="januar.N2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2_5f_4_5f_1" style:base-cell-address="januar.S2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Excel_5f_CondFormat_5f_2_5f_5_5f_1" style:base-cell-address="januar.S33"/>
    </style:style>
    <style:style style:name="ce44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2_5f_6_5f_1" style:base-cell-address="januar.T2"/>
      <style:map style:condition="cell-content()&gt;1" style:apply-style-name="Excel_5f_CondFormat_5f_2_5f_6_5f_2" style:base-cell-address="januar.T2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2_5f_7_5f_1" style:base-cell-address="januar.U2"/>
      <style:map style:condition="cell-content()&gt;2" style:apply-style-name="Excel_5f_CondFormat_5f_2_5f_7_5f_2" style:base-cell-address="januar.U2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4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48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2_5f_1" style:base-cell-address="februar.M2"/>
      <style:map style:condition="cell-content()&gt;1" style:apply-style-name="Excel_5f_CondFormat_5f_3_5f_2_5f_2" style:base-cell-address="februar.M2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3_5f_1" style:base-cell-address="februar.N2"/>
      <style:map style:condition="cell-content()&gt;1" style:apply-style-name="Excel_5f_CondFormat_5f_3_5f_3_5f_2" style:base-cell-address="februar.N2"/>
    </style:style>
    <style:style style:name="ce54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3_5f_4_5f_1" style:base-cell-address="februar.S2"/>
    </style:style>
    <style:style style:name="ce55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3_5f_5_5f_1" style:base-cell-address="februar.T2"/>
      <style:map style:condition="cell-content()&gt;1" style:apply-style-name="Excel_5f_CondFormat_5f_3_5f_5_5f_2" style:base-cell-address="februar.T2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3_5f_6_5f_1" style:base-cell-address="februar.U2"/>
      <style:map style:condition="cell-content()&gt;2" style:apply-style-name="Excel_5f_CondFormat_5f_3_5f_6_5f_2" style:base-cell-address="februar.U2"/>
    </style:style>
    <style:style style:name="ce5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2_5f_1" style:base-cell-address="marec.M2"/>
      <style:map style:condition="cell-content()&gt;1" style:apply-style-name="Excel_5f_CondFormat_5f_4_5f_2_5f_2" style:base-cell-address="marec.M2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3_5f_1" style:base-cell-address="marec.N2"/>
      <style:map style:condition="cell-content()&gt;1" style:apply-style-name="Excel_5f_CondFormat_5f_4_5f_3_5f_2" style:base-cell-address="marec.N2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4_5f_4_5f_1" style:base-cell-address="marec.S2"/>
    </style:style>
    <style:style style:name="ce66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4_5f_5_5f_1" style:base-cell-address="marec.T2"/>
      <style:map style:condition="cell-content()&gt;1" style:apply-style-name="Excel_5f_CondFormat_5f_4_5f_5_5f_2" style:base-cell-address="marec.T2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4_5f_6_5f_1" style:base-cell-address="marec.U2"/>
      <style:map style:condition="cell-content()&gt;2" style:apply-style-name="Excel_5f_CondFormat_5f_4_5f_6_5f_2" style:base-cell-address="marec.U2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6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2_5f_1" style:base-cell-address="april.M2"/>
      <style:map style:condition="cell-content()&gt;1" style:apply-style-name="Excel_5f_CondFormat_5f_5_5f_2_5f_2" style:base-cell-address="april.M2"/>
    </style:style>
    <style:style style:name="ce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3_5f_1" style:base-cell-address="april.N2"/>
      <style:map style:condition="cell-content()&gt;1" style:apply-style-name="Excel_5f_CondFormat_5f_5_5f_3_5f_2" style:base-cell-address="april.N2"/>
    </style:style>
    <style:style style:name="ce7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5_5f_4_5f_1" style:base-cell-address="april.S2"/>
    </style:style>
    <style:style style:name="ce79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5_5f_5_5f_1" style:base-cell-address="april.T2"/>
      <style:map style:condition="cell-content()&gt;1" style:apply-style-name="Excel_5f_CondFormat_5f_5_5f_5_5f_2" style:base-cell-address="april.T2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5_5f_6_5f_1" style:base-cell-address="april.U2"/>
      <style:map style:condition="cell-content()&gt;2" style:apply-style-name="Excel_5f_CondFormat_5f_5_5f_6_5f_2" style:base-cell-address="april.U2"/>
    </style:style>
    <style:style style:name="ce8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2_5f_1" style:base-cell-address="maj.M2"/>
      <style:map style:condition="cell-content()&gt;1" style:apply-style-name="Excel_5f_CondFormat_5f_6_5f_2_5f_2" style:base-cell-address="maj.M2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3_5f_1" style:base-cell-address="maj.N2"/>
      <style:map style:condition="cell-content()&gt;1" style:apply-style-name="Excel_5f_CondFormat_5f_6_5f_3_5f_2" style:base-cell-address="maj.N2"/>
    </style:style>
    <style:style style:name="ce85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6_5f_4_5f_1" style:base-cell-address="maj.S2"/>
    </style:style>
    <style:style style:name="ce86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6_5f_5_5f_1" style:base-cell-address="maj.T2"/>
      <style:map style:condition="cell-content()&gt;1" style:apply-style-name="Excel_5f_CondFormat_5f_6_5f_5_5f_2" style:base-cell-address="maj.T2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6_5f_6_5f_1" style:base-cell-address="maj.U2"/>
      <style:map style:condition="cell-content()&gt;2" style:apply-style-name="Excel_5f_CondFormat_5f_6_5f_6_5f_2" style:base-cell-address="maj.U2"/>
    </style:style>
    <style:style style:name="ce8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9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2_5f_1" style:base-cell-address="junij.M2"/>
      <style:map style:condition="cell-content()&gt;1" style:apply-style-name="Excel_5f_CondFormat_5f_7_5f_2_5f_2" style:base-cell-address="junij.M2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3_5f_1" style:base-cell-address="junij.N2"/>
      <style:map style:condition="cell-content()&gt;1" style:apply-style-name="Excel_5f_CondFormat_5f_7_5f_3_5f_2" style:base-cell-address="junij.N2"/>
    </style:style>
    <style:style style:name="ce93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4_5f_1" style:base-cell-address="junij.S2"/>
    </style:style>
    <style:style style:name="ce94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5_5f_1" style:base-cell-address="junij.T2"/>
      <style:map style:condition="cell-content()&gt;1" style:apply-style-name="Excel_5f_CondFormat_5f_7_5f_5_5f_2" style:base-cell-address="junij.T2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6_5f_1" style:base-cell-address="junij.U2"/>
      <style:map style:condition="cell-content()&gt;2" style:apply-style-name="Excel_5f_CondFormat_5f_7_5f_6_5f_2" style:base-cell-address="junij.U2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3_5f_1" style:base-cell-address="julij.B2"/>
      <style:map style:condition="cell-content()=&quot;ned&quot;" style:apply-style-name="Excel_5f_CondFormat_5f_8_5f_3_5f_2" style:base-cell-address="julij.B2"/>
    </style:style>
    <style:style style:name="ce9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3_5f_1" style:base-cell-address="julij.B2"/>
      <style:map style:condition="cell-content()=&quot;ned&quot;" style:apply-style-name="Excel_5f_CondFormat_5f_8_5f_3_5f_2" style:base-cell-address="julij.B2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4_5f_1" style:base-cell-address="julij.M2"/>
      <style:map style:condition="cell-content()&gt;1" style:apply-style-name="Excel_5f_CondFormat_5f_8_5f_4_5f_2" style:base-cell-address="julij.M2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5_5f_1" style:base-cell-address="julij.N2"/>
      <style:map style:condition="cell-content()&gt;1" style:apply-style-name="Excel_5f_CondFormat_5f_8_5f_5_5f_2" style:base-cell-address="julij.N2"/>
    </style:style>
    <style:style style:name="ce100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8_5f_6_5f_1" style:base-cell-address="julij.S2"/>
    </style:style>
    <style:style style:name="ce101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8_5f_1_5f_1" style:base-cell-address="julij.T2"/>
      <style:map style:condition="cell-content()&gt;1" style:apply-style-name="Excel_5f_CondFormat_5f_8_5f_1_5f_2" style:base-cell-address="julij.T2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8_5f_2_5f_1" style:base-cell-address="julij.U2"/>
      <style:map style:condition="cell-content()&gt;2" style:apply-style-name="Excel_5f_CondFormat_5f_8_5f_2_5f_2" style:base-cell-address="julij.U2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0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2_5f_1" style:base-cell-address="avgust.M2"/>
      <style:map style:condition="cell-content()&gt;1" style:apply-style-name="Excel_5f_CondFormat_5f_9_5f_2_5f_2" style:base-cell-address="avgust.M2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3_5f_1" style:base-cell-address="avgust.N2"/>
      <style:map style:condition="cell-content()&gt;1" style:apply-style-name="Excel_5f_CondFormat_5f_9_5f_3_5f_2" style:base-cell-address="avgust.N2"/>
    </style:style>
    <style:style style:name="ce10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9_5f_4_5f_1" style:base-cell-address="avgust.S2"/>
    </style:style>
    <style:style style:name="ce109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9_5f_5_5f_1" style:base-cell-address="avgust.T2"/>
      <style:map style:condition="cell-content()&gt;1" style:apply-style-name="Excel_5f_CondFormat_5f_9_5f_5_5f_2" style:base-cell-address="avgust.T2"/>
    </style:style>
    <style:style style:name="ce1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9_5f_6_5f_1" style:base-cell-address="avgust.U2"/>
      <style:map style:condition="cell-content()&gt;2" style:apply-style-name="Excel_5f_CondFormat_5f_9_5f_6_5f_2" style:base-cell-address="avgust.U2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1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1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2_5f_1" style:base-cell-address="september.M2"/>
      <style:map style:condition="cell-content()&gt;1" style:apply-style-name="Excel_5f_CondFormat_5f_10_5f_2_5f_2" style:base-cell-address="september.M2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3_5f_1" style:base-cell-address="september.N2"/>
      <style:map style:condition="cell-content()&gt;1" style:apply-style-name="Excel_5f_CondFormat_5f_10_5f_3_5f_2" style:base-cell-address="september.N2"/>
    </style:style>
    <style:style style:name="ce117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0_5f_4_5f_1" style:base-cell-address="september.S2"/>
    </style:style>
    <style:style style:name="ce11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0_5f_5_5f_1" style:base-cell-address="september.T2"/>
      <style:map style:condition="cell-content()&gt;1" style:apply-style-name="Excel_5f_CondFormat_5f_10_5f_5_5f_2" style:base-cell-address="september.T2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0_5f_6_5f_1" style:base-cell-address="september.U2"/>
      <style:map style:condition="cell-content()&gt;2" style:apply-style-name="Excel_5f_CondFormat_5f_10_5f_6_5f_2" style:base-cell-address="september.U2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2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2_5f_1" style:base-cell-address="oktober.M2"/>
      <style:map style:condition="cell-content()&gt;1" style:apply-style-name="Excel_5f_CondFormat_5f_11_5f_2_5f_2" style:base-cell-address="oktober.M2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3_5f_1" style:base-cell-address="oktober.M5"/>
      <style:map style:condition="cell-content()&gt;1" style:apply-style-name="Excel_5f_CondFormat_5f_11_5f_3_5f_2" style:base-cell-address="oktober.M5"/>
    </style:style>
    <style:style style:name="ce12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1_5f_4_5f_1" style:base-cell-address="oktober.S2"/>
    </style:style>
    <style:style style:name="ce12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1_5f_5_5f_1" style:base-cell-address="oktober.T2"/>
      <style:map style:condition="cell-content()&gt;1" style:apply-style-name="Excel_5f_CondFormat_5f_11_5f_5_5f_2" style:base-cell-address="oktober.T2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1_5f_6_5f_1" style:base-cell-address="oktober.U2"/>
      <style:map style:condition="cell-content()&gt;2" style:apply-style-name="Excel_5f_CondFormat_5f_11_5f_6_5f_2" style:base-cell-address="oktober.U2"/>
    </style:style>
    <style:style style:name="ce13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2_5f_1" style:base-cell-address="november.M2"/>
      <style:map style:condition="cell-content()&gt;1" style:apply-style-name="Excel_5f_CondFormat_5f_12_5f_2_5f_2" style:base-cell-address="november.M2"/>
    </style:style>
    <style:style style:name="ce1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3_5f_1" style:base-cell-address="november.M5"/>
      <style:map style:condition="cell-content()&gt;1" style:apply-style-name="Excel_5f_CondFormat_5f_12_5f_3_5f_2" style:base-cell-address="november.M5"/>
    </style:style>
    <style:style style:name="ce134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2_5f_4_5f_1" style:base-cell-address="november.S2"/>
    </style:style>
    <style:style style:name="ce135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2_5f_5_5f_1" style:base-cell-address="november.T2"/>
      <style:map style:condition="cell-content()&gt;1" style:apply-style-name="Excel_5f_CondFormat_5f_12_5f_5_5f_2" style:base-cell-address="november.T2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2_5f_6_5f_1" style:base-cell-address="november.U2"/>
      <style:map style:condition="cell-content()&gt;2" style:apply-style-name="Excel_5f_CondFormat_5f_12_5f_6_5f_2" style:base-cell-address="november.U2"/>
    </style:style>
    <style:style style:name="ce1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3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39" style:family="table-cell" style:parent-style-name="Default">
      <style:table-cell-properties style:diagonal-bl-tr="none" style:diagonal-tl-br="none" fo:border="0.002cm solid #000000"/>
    </style:style>
    <style:style style:name="ce1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2_5f_1" style:base-cell-address="december.M2"/>
      <style:map style:condition="cell-content()&gt;1" style:apply-style-name="Excel_5f_CondFormat_5f_13_5f_2_5f_2" style:base-cell-address="december.M2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3_5f_1" style:base-cell-address="december.M5"/>
      <style:map style:condition="cell-content()&gt;1" style:apply-style-name="Excel_5f_CondFormat_5f_13_5f_3_5f_2" style:base-cell-address="december.M5"/>
    </style:style>
    <style:style style:name="ce143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3_5f_4_5f_1" style:base-cell-address="december.S2"/>
    </style:style>
    <style:style style:name="ce144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3_5f_5_5f_1" style:base-cell-address="december.T2"/>
      <style:map style:condition="cell-content()&gt;1" style:apply-style-name="Excel_5f_CondFormat_5f_13_5f_5_5f_2" style:base-cell-address="december.T2"/>
    </style:style>
    <style:style style:name="ce1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3_5f_6_5f_1" style:base-cell-address="december.U2"/>
      <style:map style:condition="cell-content()&gt;2" style:apply-style-name="Excel_5f_CondFormat_5f_13_5f_6_5f_2" style:base-cell-address="december.U2"/>
    </style:style>
    <style:style style:name="gr1" style:family="graphic">
      <style:graphic-properties draw:stroke="solid" svg:stroke-width="0.026cm" svg:stroke-color="#000000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l" fo:country="SI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Luxi Sans" fo:font-size="10pt" fo:font-style="normal" fo:text-shadow="none" style:text-underline-style="none" fo:font-weight="normal" style:font-size-asian="10pt" style:font-style-asian="normal" style:font-weight-asian="normal" style:font-name-complex="Luxi Sans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VzorciVnosov" table:style-name="ta1" table:print="false">
        <table:table-column table:style-name="co1" table:default-cell-style-name="ce1"/>
        <table:table-column table:style-name="co2" table:number-columns-repeated="255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51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52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255"/>
        </table:table-row>
        <table:table-row table:style-name="ro3">
          <table:table-cell table:style-name="ce4" office:value-type="string">
            <text:p>KVIT☻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U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11-19</text:p>
          </table:table-cell>
          <table:table-cell table:number-columns-repeated="255"/>
        </table:table-row>
        <table:table-row table:style-name="ro4">
          <table:table-cell table:style-name="ce5" office:value-type="string">
            <text:p>X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D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255"/>
        </table:table-row>
        <table:table-row table:style-name="ro5">
          <table:table-cell table:style-name="ce6" office:value-type="string">
            <text:p>☻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SO</text:p>
          </table:table-cell>
          <table:table-cell table:number-columns-repeated="255"/>
        </table:table-row>
        <table:table-row table:style-name="ro5">
          <table:table-cell table:style-name="ce7" office:value-type="string">
            <text:p>☻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51$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52$</text:p>
          </table:table-cell>
          <table:table-cell table:number-columns-repeated="255"/>
        </table:table-row>
        <table:table-row table:style-name="ro1" table:number-rows-repeated="12">
          <table:table-cell table:number-columns-repeated="256"/>
        </table:table-row>
        <table:table-row table:style-name="ro3" table:number-rows-repeated="2">
          <table:table-cell table:style-name="Default"/>
          <table:table-cell table:number-columns-repeated="255"/>
        </table:table-row>
        <table:table-row table:style-name="ro1" table:number-rows-repeated="1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anuar" table:style-name="ta2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13" table:default-cell-style-name="ce37"/>
        <table:table-column table:style-name="co1" table:number-columns-repeated="3" table:default-cell-style-name="ce37"/>
        <table:table-column table:style-name="co1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MIR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01">
            <text:p>1. jan 08</text:p>
          </table:table-cell>
          <table:table-cell table:style-name="ce15" table:formula="oooc:=TEXT([.A2];&quot;Ddd&quot;)" office:value-type="string" office:string-value="tor">
            <text:p>tor</text:p>
          </table:table-cell>
          <table:table-cell table:style-name="ce19"/>
          <table:table-cell table:style-name="ce20" office:value-type="string">
            <office:annotation draw:style-name="gr1" draw:text-style-name="P1" svg:width="2.872cm" svg:height="1.333cm" svg:x="6.954cm" svg:y="0cm" draw:caption-point-x="-6.954cm" draw:caption-point-y="0cm">
              <dc:date>2008-12-24T00:00:00</dc:date>
              <text:p text:style-name="P1"><text:span text:style-name="T2">dopust 29. december do 6.1. 2008</text:span></text:p>
            </office:annotation>
            <text:p>D</text:p>
          </table:table-cell>
          <table:table-cell table:style-name="ce27" table:number-columns-repeated="5"/>
          <table:table-cell table:style-name="ce20" office:value-type="string">
            <office:annotation draw:style-name="gr1" draw:text-style-name="P1" svg:width="2.872cm" svg:height="1.333cm" svg:x="15.341cm" svg:y="0cm" draw:caption-point-x="-15.341cm" draw:caption-point-y="0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6" office:value-type="string">
            <office:annotation draw:style-name="gr1" draw:text-style-name="P1" svg:width="2.87cm" svg:height="1.743cm" svg:x="16.723cm" svg:y="0cm" draw:caption-point-x="-16.723cm" draw:caption-point-y="0cm">
              <dc:date>2008-12-24T00:00:00</dc:date>
              <text:p text:style-name="P1"><text:span text:style-name="T1">dežurstvo za silvestrovo, torej 31.12.-1.1.</text:span></text:p>
              <text:p text:style-name="P1"><text:span text:style-name="T1">LP, Špela </text:span></text:p>
            </office:annotation>
            <text:p>☻</text:p>
          </table:table-cell>
          <table:table-cell table:style-name="ce33" office:value-type="string">
            <text:p>PIN</text:p>
          </table:table-cell>
          <table:table-cell table:style-name="ce36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39" table:formula="oooc:=COUNTIF([.C2:.K2];&quot;51&quot;)+COUNTIF([.C2:.K2];&quot;51☻&quot;)" office:value-type="float" office:value="0">
            <text:p>0</text:p>
          </table:table-cell>
          <table:table-cell table:style-name="ce39" table:formula="oooc:=COUNTIF([.C2:.K2];&quot;52&quot;)+COUNTIF([.C2:.K2];&quot;52☻&quot;)" office:value-type="float" office:value="0">
            <text:p>0</text:p>
          </table:table-cell>
          <table:table-cell table:style-name="ce39" table:formula="oooc:=COUNTIF([.C2:.K2];&quot;11-19&quot;)+COUNTIF([.C2:.K2];&quot;2&quot;)" office:value-type="float" office:value="0">
            <text:p>0</text:p>
          </table:table-cell>
          <table:table-cell table:style-name="ce39" table:formula="oooc:=COUNTIF([.C2:.K2];&quot;U&quot;)+COUNTIF([.C2:.K2];&quot;U☻&quot;)" office:value-type="float" office:value="0">
            <text:p>0</text:p>
          </table:table-cell>
          <table:table-cell table:style-name="ce39" table:formula="oooc:=COUNTIF([.C2:.K2];&quot;KVIT&quot;)+COUNTIF([.C2:.K2];&quot;KVIT☻&quot;)" office:value-type="float" office:value="0">
            <text:p>0</text:p>
          </table:table-cell>
          <table:table-cell table:style-name="ce42" table:formula="oooc:=COUNTBLANK([.C2:.K2])" office:value-type="float" office:value="6">
            <text:p>6</text:p>
          </table:table-cell>
          <table:table-cell table:style-name="ce44" table:formula="oooc:=COUNTIF([.C2:.K2];&quot;x&quot;)" office:value-type="float" office:value="0">
            <text:p>0</text:p>
          </table:table-cell>
          <table:table-cell table:style-name="ce45" table:formula="oooc:=COUNTIF([.C2:.K2];&quot;51&quot;)+COUNTIF([.C2:.K2];&quot;51☻&quot;)+COUNTIF([.C2:.K2];&quot;2&quot;)+COUNTIF([.C2:.K2];&quot;52&quot;)+COUNTIF([.C2:.K2];&quot;52☻&quot;)" office:value-type="float" office:value="0">
            <text:p>0</text:p>
          </table:table-cell>
          <table:table-cell table:style-name="ce13"/>
          <table:table-cell table:style-name="ce2" table:formula="oooc:=[$VzorciVnosov.$A$2]" office:value-type="string" office:string-value="51☻">
            <text:p>51☻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02">
            <text:p>2. jan 08</text:p>
          </table:table-cell>
          <table:table-cell table:style-name="ce15" table:formula="oooc:=TEXT([.A3];&quot;Ddd&quot;)" office:value-type="string" office:string-value="sre">
            <text:p>sre</text:p>
          </table:table-cell>
          <table:table-cell table:style-name="ce19"/>
          <table:table-cell table:style-name="ce20" office:value-type="string">
            <office:annotation draw:style-name="gr1" draw:text-style-name="P1" svg:width="2.872cm" svg:height="1.333cm" svg:x="6.954cm" svg:y="0cm" draw:caption-point-x="-6.954cm" draw:caption-point-y="0cm">
              <dc:date>2008-12-24T00:00:00</dc:date>
              <text:p text:style-name="P1"><text:span text:style-name="T2">dopust 29. december do 6.1. 2008</text:span></text:p>
            </office:annotation>
            <text:p>D</text:p>
          </table:table-cell>
          <table:table-cell table:style-name="ce27" table:number-columns-repeated="2"/>
          <table:table-cell table:style-name="ce23"/>
          <table:table-cell table:style-name="ce6" office:value-type="string">
            <text:p>☻</text:p>
          </table:table-cell>
          <table:table-cell table:style-name="ce27"/>
          <table:table-cell table:style-name="ce20" office:value-type="string">
            <office:annotation draw:style-name="gr1" draw:text-style-name="P1" svg:width="2.872cm" svg:height="1.333cm" svg:x="15.341cm" svg:y="0cm" draw:caption-point-x="-15.341cm" draw:caption-point-y="0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27"/>
          <table:table-cell table:style-name="ce33" office:value-type="string">
            <text:p>PIN</text:p>
          </table:table-cell>
          <table:table-cell table:style-name="ce36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39" table:formula="oooc:=COUNTIF([.C3:.K3];&quot;51&quot;)+COUNTIF([.C3:.K3];&quot;51☻&quot;)" office:value-type="float" office:value="0">
            <text:p>0</text:p>
          </table:table-cell>
          <table:table-cell table:style-name="ce39" table:formula="oooc:=COUNTIF([.C3:.K3];&quot;52&quot;)+COUNTIF([.C3:.K3];&quot;52☻&quot;)" office:value-type="float" office:value="0">
            <text:p>0</text:p>
          </table:table-cell>
          <table:table-cell table:style-name="ce39" table:formula="oooc:=COUNTIF([.C3:.K3];&quot;11-19&quot;)+COUNTIF([.C3:.K3];&quot;2&quot;)" office:value-type="float" office:value="0">
            <text:p>0</text:p>
          </table:table-cell>
          <table:table-cell table:style-name="ce39" table:formula="oooc:=COUNTIF([.C3:.K3];&quot;U&quot;)+COUNTIF([.C3:.K3];&quot;U☻&quot;)" office:value-type="float" office:value="0">
            <text:p>0</text:p>
          </table:table-cell>
          <table:table-cell table:style-name="ce39" table:formula="oooc:=COUNTIF([.C3:.K3];&quot;KVIT&quot;)+COUNTIF([.C3:.K3];&quot;KVIT☻&quot;)" office:value-type="float" office:value="0">
            <text:p>0</text:p>
          </table:table-cell>
          <table:table-cell table:style-name="ce42" table:formula="oooc:=COUNTBLANK([.C3:.K3])" office:value-type="float" office:value="6">
            <text:p>6</text:p>
          </table:table-cell>
          <table:table-cell table:style-name="ce44" table:formula="oooc:=COUNTIF([.C3:.K3];&quot;x&quot;)" office:value-type="float" office:value="0">
            <text:p>0</text:p>
          </table:table-cell>
          <table:table-cell table:style-name="ce45" table:formula="oooc:=COUNTIF([.C3:.K3];&quot;51&quot;)+COUNTIF([.C3:.K3];&quot;51☻&quot;)+COUNTIF([.C3:.K3];&quot;2&quot;)+COUNTIF([.C3:.K3];&quot;52&quot;)+COUNTIF([.C3:.K3];&quot;52☻&quot;)" office:value-type="float" office:value="0">
            <text:p>0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03">
            <text:p>3. jan 08</text:p>
          </table:table-cell>
          <table:table-cell table:style-name="ce16" table:formula="oooc:=TEXT([.A4];&quot;Ddd&quot;)" office:value-type="string" office:string-value="čet">
            <text:p>čet</text:p>
          </table:table-cell>
          <table:table-cell table:style-name="ce2" office:value-type="string">
            <office:annotation draw:style-name="gr1" draw:text-style-name="P1" svg:width="2.873cm" svg:height="0.975cm" svg:x="5.546cm" svg:y="0.582cm" draw:caption-point-x="-5.546cm" draw:caption-point-y="-0.582cm">
              <dc:date>2008-12-24T00:00:00</dc:date>
              <text:p text:style-name="P1"><text:span text:style-name="T1">na dopustu 3. in 4. januarja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2cm" svg:x="6.954cm" svg:y="0.582cm" draw:caption-point-x="-6.954cm" draw:caption-point-y="-0.582cm">
              <dc:date>2008-12-24T00:00:00</dc:date>
              <text:p text:style-name="P1"><text:span text:style-name="T2">dopust 29. december do 6.1. 2008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99cm" svg:height="0.565cm" svg:x="12.528cm" svg:y="0.582cm" draw:caption-point-x="-12.528cm" draw:caption-point-y="-0.582cm">
              <dc:date>2008-12-24T00:00:00</dc:date>
              <text:p text:style-name="P1"><text:span text:style-name="T1">Prosto HNMP</text:span></text:p>
            </office:annotation>
            <text:p>x</text:p>
          </table:table-cell>
          <table:table-cell table:style-name="ce2"/>
          <table:table-cell table:style-name="ce3" office:value-type="string">
            <office:annotation draw:style-name="gr1" draw:text-style-name="P1" svg:width="2.872cm" svg:height="1.32cm" svg:x="15.341cm" svg:y="0.582cm" draw:caption-point-x="-15.341cm" draw:caption-point-y="-0.582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3" office:value-type="string">
            <text:p>PIN</text:p>
          </table:table-cell>
          <table:table-cell table:style-name="ce36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39" table:formula="oooc:=COUNTIF([.C4:.K4];&quot;51&quot;)+COUNTIF([.C4:.K4];&quot;51☻&quot;)" office:value-type="float" office:value="1">
            <text:p>1</text:p>
          </table:table-cell>
          <table:table-cell table:style-name="ce39" table:formula="oooc:=COUNTIF([.C4:.K4];&quot;52&quot;)+COUNTIF([.C4:.K4];&quot;52☻&quot;)" office:value-type="float" office:value="1">
            <text:p>1</text:p>
          </table:table-cell>
          <table:table-cell table:style-name="ce39" table:formula="oooc:=COUNTIF([.C4:.K4];&quot;11-19&quot;)+COUNTIF([.C4:.K4];&quot;2&quot;)" office:value-type="float" office:value="0">
            <text:p>0</text:p>
          </table:table-cell>
          <table:table-cell table:style-name="ce39" table:formula="oooc:=COUNTIF([.C4:.K4];&quot;U&quot;)+COUNTIF([.C4:.K4];&quot;U☻&quot;)" office:value-type="float" office:value="0">
            <text:p>0</text:p>
          </table:table-cell>
          <table:table-cell table:style-name="ce39" table:formula="oooc:=COUNTIF([.C4:.K4];&quot;KVIT&quot;)+COUNTIF([.C4:.K4];&quot;KVIT☻&quot;)" office:value-type="float" office:value="1">
            <text:p>1</text:p>
          </table:table-cell>
          <table:table-cell table:style-name="ce42" table:formula="oooc:=COUNTBLANK([.C4:.K4])" office:value-type="float" office:value="1">
            <text:p>1</text:p>
          </table:table-cell>
          <table:table-cell table:style-name="ce44" table:formula="oooc:=COUNTIF([.C4:.K4];&quot;x&quot;)" office:value-type="float" office:value="1">
            <text:p>1</text:p>
          </table:table-cell>
          <table:table-cell table:style-name="ce45" table:formula="oooc:=COUNTIF([.C4:.K4];&quot;51&quot;)+COUNTIF([.C4:.K4];&quot;51☻&quot;)+COUNTIF([.C4:.K4];&quot;2&quot;)+COUNTIF([.C4:.K4];&quot;52&quot;)+COUNTIF([.C4:.K4];&quot;52☻&quot;)" office:value-type="float" office:value="2">
            <text:p>2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04">
            <text:p>4. jan 08</text:p>
          </table:table-cell>
          <table:table-cell table:style-name="ce16" table:formula="oooc:=TEXT([.A5];&quot;Ddd&quot;)" office:value-type="string" office:string-value="pet">
            <text:p>pet</text:p>
          </table:table-cell>
          <table:table-cell table:style-name="ce2" office:value-type="string">
            <office:annotation draw:style-name="gr1" draw:text-style-name="P1" svg:width="2.873cm" svg:height="0.976cm" svg:x="5.546cm" svg:y="1.281cm" draw:caption-point-x="-5.546cm" draw:caption-point-y="-1.281cm">
              <dc:date>2008-12-24T00:00:00</dc:date>
              <text:p text:style-name="P1"><text:span text:style-name="T1">na dopustu 3. in 4. januarja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72cm" svg:x="6.954cm" svg:y="1.281cm" draw:caption-point-x="-6.954cm" draw:caption-point-y="-1.281cm">
              <dc:date>2008-12-24T00:00:00</dc:date>
              <text:p text:style-name="P1"><text:span text:style-name="T2">dopust 29. december do 6.1. 2008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3"/>
          <table:table-cell table:style-name="ce3" office:value-type="string">
            <office:annotation draw:style-name="gr1" draw:text-style-name="P1" svg:width="2.872cm" svg:height="1.372cm" svg:x="15.341cm" svg:y="1.281cm" draw:caption-point-x="-15.341cm" draw:caption-point-y="-1.281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3" office:value-type="string">
            <text:p>PIN</text:p>
          </table:table-cell>
          <table:table-cell table:style-name="ce36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39" table:formula="oooc:=COUNTIF([.C5:.K5];&quot;51&quot;)+COUNTIF([.C5:.K5];&quot;51☻&quot;)" office:value-type="float" office:value="1">
            <text:p>1</text:p>
          </table:table-cell>
          <table:table-cell table:style-name="ce39" table:formula="oooc:=COUNTIF([.C5:.K5];&quot;52&quot;)+COUNTIF([.C5:.K5];&quot;52☻&quot;)" office:value-type="float" office:value="1">
            <text:p>1</text:p>
          </table:table-cell>
          <table:table-cell table:style-name="ce39" table:formula="oooc:=COUNTIF([.C5:.K5];&quot;11-19&quot;)+COUNTIF([.C5:.K5];&quot;2&quot;)" office:value-type="float" office:value="0">
            <text:p>0</text:p>
          </table:table-cell>
          <table:table-cell table:style-name="ce39" table:formula="oooc:=COUNTIF([.C5:.K5];&quot;U&quot;)+COUNTIF([.C5:.K5];&quot;U☻&quot;)" office:value-type="float" office:value="0">
            <text:p>0</text:p>
          </table:table-cell>
          <table:table-cell table:style-name="ce39" table:formula="oooc:=COUNTIF([.C5:.K5];&quot;KVIT&quot;)+COUNTIF([.C5:.K5];&quot;KVIT☻&quot;)" office:value-type="float" office:value="1">
            <text:p>1</text:p>
          </table:table-cell>
          <table:table-cell table:style-name="ce42" table:formula="oooc:=COUNTBLANK([.C5:.K5])" office:value-type="float" office:value="1">
            <text:p>1</text:p>
          </table:table-cell>
          <table:table-cell table:style-name="ce44" table:formula="oooc:=COUNTIF([.C5:.K5];&quot;x&quot;)" office:value-type="float" office:value="1">
            <text:p>1</text:p>
          </table:table-cell>
          <table:table-cell table:style-name="ce45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05">
            <text:p>5. jan 08</text:p>
          </table:table-cell>
          <table:table-cell table:style-name="ce16" table:formula="oooc:=TEXT([.A6];&quot;Ddd&quot;)" office:value-type="string" office:string-value="sob">
            <text:p>sob</text:p>
          </table:table-cell>
          <table:table-cell table:style-name="ce20"/>
          <table:table-cell table:style-name="ce20" office:value-type="string">
            <office:annotation draw:style-name="gr1" draw:text-style-name="P1" svg:width="2.872cm" svg:height="1.371cm" svg:x="6.954cm" svg:y="1.981cm" draw:caption-point-x="-6.954cm" draw:caption-point-y="-1.981cm">
              <dc:date>2008-12-24T00:00:00</dc:date>
              <text:p text:style-name="P1"><text:span text:style-name="T2">dopust 29. december do 6.1. 2008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24cm" svg:x="8.361cm" svg:y="2.005cm" draw:caption-point-x="-8.361cm" draw:caption-point-y="-2.005cm">
              <dc:date>2008-12-24T00:00:00</dc:date>
              <text:p text:style-name="P1"><text:span text:style-name="T1">weekend 5. 6. januar</text:span></text:p>
            </office:annotation>
            <text:p>☻</text:p>
          </table:table-cell>
          <table:table-cell table:style-name="ce23"/>
          <table:table-cell table:style-name="ce20"/>
          <table:table-cell table:style-name="ce19"/>
          <table:table-cell table:style-name="ce20"/>
          <table:table-cell table:style-name="ce20" office:value-type="string">
            <office:annotation draw:style-name="gr1" draw:text-style-name="P1" svg:width="2.872cm" svg:height="1.371cm" svg:x="15.341cm" svg:y="1.981cm" draw:caption-point-x="-15.341cm" draw:caption-point-y="-1.981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20"/>
          <table:table-cell table:style-name="ce33" office:value-type="string">
            <text:p>KOS</text:p>
          </table:table-cell>
          <table:table-cell table:style-name="ce36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39" table:formula="oooc:=COUNTIF([.C6:.K6];&quot;51&quot;)+COUNTIF([.C6:.K6];&quot;51☻&quot;)" office:value-type="float" office:value="0">
            <text:p>0</text:p>
          </table:table-cell>
          <table:table-cell table:style-name="ce39" table:formula="oooc:=COUNTIF([.C6:.K6];&quot;52&quot;)+COUNTIF([.C6:.K6];&quot;52☻&quot;)" office:value-type="float" office:value="0">
            <text:p>0</text:p>
          </table:table-cell>
          <table:table-cell table:style-name="ce39" table:formula="oooc:=COUNTIF([.C6:.K6];&quot;11-19&quot;)+COUNTIF([.C6:.K6];&quot;2&quot;)" office:value-type="float" office:value="0">
            <text:p>0</text:p>
          </table:table-cell>
          <table:table-cell table:style-name="ce39" table:formula="oooc:=COUNTIF([.C6:.K6];&quot;U&quot;)+COUNTIF([.C6:.K6];&quot;U☻&quot;)" office:value-type="float" office:value="0">
            <text:p>0</text:p>
          </table:table-cell>
          <table:table-cell table:style-name="ce39" table:formula="oooc:=COUNTIF([.C6:.K6];&quot;KVIT&quot;)+COUNTIF([.C6:.K6];&quot;KVIT☻&quot;)" office:value-type="float" office:value="0">
            <text:p>0</text:p>
          </table:table-cell>
          <table:table-cell table:style-name="ce42" table:formula="oooc:=COUNTBLANK([.C6:.K6])" office:value-type="float" office:value="6">
            <text:p>6</text:p>
          </table:table-cell>
          <table:table-cell table:style-name="ce44" table:formula="oooc:=COUNTIF([.C6:.K6];&quot;x&quot;)" office:value-type="float" office:value="0">
            <text:p>0</text:p>
          </table:table-cell>
          <table:table-cell table:style-name="ce45" table:formula="oooc:=COUNTIF([.C6:.K6];&quot;51&quot;)+COUNTIF([.C6:.K6];&quot;51☻&quot;)+COUNTIF([.C6:.K6];&quot;2&quot;)+COUNTIF([.C6:.K6];&quot;52&quot;)+COUNTIF([.C6:.K6];&quot;52☻&quot;)" office:value-type="float" office:value="0">
            <text:p>0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06">
            <text:p>6. jan 08</text:p>
          </table:table-cell>
          <table:table-cell table:style-name="ce16" table:formula="oooc:=TEXT([.A7];&quot;Ddd&quot;)" office:value-type="string" office:string-value="ned">
            <text:p>ned</text:p>
          </table:table-cell>
          <table:table-cell table:style-name="ce20"/>
          <table:table-cell table:style-name="ce20" office:value-type="string">
            <office:annotation draw:style-name="gr1" draw:text-style-name="P1" svg:width="2.872cm" svg:height="1.344cm" svg:x="6.954cm" svg:y="2.68cm" draw:caption-point-x="-6.954cm" draw:caption-point-y="-2.68cm">
              <dc:date>2008-12-24T00:00:00</dc:date>
              <text:p text:style-name="P1"><text:span text:style-name="T2">dopust 29. december do 6.1. 2008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75cm" svg:x="8.361cm" svg:y="2.68cm" draw:caption-point-x="-8.361cm" draw:caption-point-y="-2.68cm">
              <dc:date>2008-12-24T00:00:00</dc:date>
              <text:p text:style-name="P1"><text:span text:style-name="T1">weekend 5. 6. januar</text:span></text:p>
            </office:annotation>
            <text:p>☻</text:p>
          </table:table-cell>
          <table:table-cell table:style-name="ce27">
            <office:annotation draw:style-name="gr1" draw:text-style-name="P1" svg:width="2.872cm" svg:height="0.566cm" svg:x="8.94cm" svg:y="2.68cm" draw:caption-point-x="-8.94cm" draw:caption-point-y="-2.68cm">
              <dc:date>2008-12-24T00:00:00</dc:date>
              <text:p text:style-name="P1"><text:span text:style-name="T1">Helikopter</text:span></text:p>
            </office:annotation>
          </table:table-cell>
          <table:table-cell table:style-name="ce20"/>
          <table:table-cell table:style-name="ce19" table:number-columns-repeated="2"/>
          <table:table-cell table:style-name="ce20" office:value-type="string">
            <office:annotation draw:style-name="gr1" draw:text-style-name="P1" svg:width="2.872cm" svg:height="1.344cm" svg:x="15.341cm" svg:y="2.68cm" draw:caption-point-x="-15.341cm" draw:caption-point-y="-2.68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20"/>
          <table:table-cell table:style-name="ce33" office:value-type="string">
            <text:p>KOS</text:p>
          </table:table-cell>
          <table:table-cell table:style-name="ce36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39" table:formula="oooc:=COUNTIF([.C7:.K7];&quot;51&quot;)+COUNTIF([.C7:.K7];&quot;51☻&quot;)" office:value-type="float" office:value="0">
            <text:p>0</text:p>
          </table:table-cell>
          <table:table-cell table:style-name="ce39" table:formula="oooc:=COUNTIF([.C7:.K7];&quot;52&quot;)+COUNTIF([.C7:.K7];&quot;52☻&quot;)" office:value-type="float" office:value="0">
            <text:p>0</text:p>
          </table:table-cell>
          <table:table-cell table:style-name="ce39" table:formula="oooc:=COUNTIF([.C7:.K7];&quot;11-19&quot;)+COUNTIF([.C7:.K7];&quot;2&quot;)" office:value-type="float" office:value="0">
            <text:p>0</text:p>
          </table:table-cell>
          <table:table-cell table:style-name="ce39" table:formula="oooc:=COUNTIF([.C7:.K7];&quot;U&quot;)+COUNTIF([.C7:.K7];&quot;U☻&quot;)" office:value-type="float" office:value="0">
            <text:p>0</text:p>
          </table:table-cell>
          <table:table-cell table:style-name="ce39" table:formula="oooc:=COUNTIF([.C7:.K7];&quot;KVIT&quot;)+COUNTIF([.C7:.K7];&quot;KVIT☻&quot;)" office:value-type="float" office:value="0">
            <text:p>0</text:p>
          </table:table-cell>
          <table:table-cell table:style-name="ce42" table:formula="oooc:=COUNTBLANK([.C7:.K7])" office:value-type="float" office:value="6">
            <text:p>6</text:p>
          </table:table-cell>
          <table:table-cell table:style-name="ce44" table:formula="oooc:=COUNTIF([.C7:.K7];&quot;x&quot;)" office:value-type="float" office:value="0">
            <text:p>0</text:p>
          </table:table-cell>
          <table:table-cell table:style-name="ce45" table:formula="oooc:=COUNTIF([.C7:.K7];&quot;51&quot;)+COUNTIF([.C7:.K7];&quot;51☻&quot;)+COUNTIF([.C7:.K7];&quot;2&quot;)+COUNTIF([.C7:.K7];&quot;52&quot;)+COUNTIF([.C7:.K7];&quot;52☻&quot;)" office:value-type="float" office:value="0">
            <text:p>0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07">
            <text:p>7. jan 08</text:p>
          </table:table-cell>
          <table:table-cell table:style-name="ce16" table:formula="oooc:=TEXT([.A8];&quot;Ddd&quot;)" office:value-type="string" office:string-value="pon">
            <text:p>pon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office:value-type="string">
            <office:annotation draw:style-name="gr1" draw:text-style-name="P1" svg:width="2.872cm" svg:height="1.371cm" svg:x="15.341cm" svg:y="3.38cm" draw:caption-point-x="-15.341cm" draw:caption-point-y="-3.38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32" office:value-type="string">
            <text:p>U☻</text:p>
          </table:table-cell>
          <table:table-cell table:style-name="ce33" office:value-type="string">
            <text:p>KOS</text:p>
          </table:table-cell>
          <table:table-cell table:style-name="ce36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39" table:formula="oooc:=COUNTIF([.C8:.K8];&quot;51&quot;)+COUNTIF([.C8:.K8];&quot;51☻&quot;)" office:value-type="float" office:value="1">
            <text:p>1</text:p>
          </table:table-cell>
          <table:table-cell table:style-name="ce39" table:formula="oooc:=COUNTIF([.C8:.K8];&quot;52&quot;)+COUNTIF([.C8:.K8];&quot;52☻&quot;)" office:value-type="float" office:value="1">
            <text:p>1</text:p>
          </table:table-cell>
          <table:table-cell table:style-name="ce39" table:formula="oooc:=COUNTIF([.C8:.K8];&quot;11-19&quot;)+COUNTIF([.C8:.K8];&quot;2&quot;)" office:value-type="float" office:value="2">
            <text:p>2</text:p>
          </table:table-cell>
          <table:table-cell table:style-name="ce39" table:formula="oooc:=COUNTIF([.C8:.K8];&quot;U&quot;)+COUNTIF([.C8:.K8];&quot;U☻&quot;)" office:value-type="float" office:value="1">
            <text:p>1</text:p>
          </table:table-cell>
          <table:table-cell table:style-name="ce39" table:formula="oooc:=COUNTIF([.C8:.K8];&quot;KVIT&quot;)+COUNTIF([.C8:.K8];&quot;KVIT☻&quot;)" office:value-type="float" office:value="1">
            <text:p>1</text:p>
          </table:table-cell>
          <table:table-cell table:style-name="ce42" table:formula="oooc:=COUNTBLANK([.C8:.K8])" office:value-type="float" office:value="1">
            <text:p>1</text:p>
          </table:table-cell>
          <table:table-cell table:style-name="ce44" table:formula="oooc:=COUNTIF([.C8:.K8];&quot;x&quot;)" office:value-type="float" office:value="1">
            <text:p>1</text:p>
          </table:table-cell>
          <table:table-cell table:style-name="ce45" table:formula="oooc:=COUNTIF([.C8:.K8];&quot;51&quot;)+COUNTIF([.C8:.K8];&quot;51☻&quot;)+COUNTIF([.C8:.K8];&quot;2&quot;)+COUNTIF([.C8:.K8];&quot;52&quot;)+COUNTIF([.C8:.K8];&quot;52☻&quot;)" office:value-type="float" office:value="2">
            <text:p>2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08">
            <text:p>8. jan 08</text:p>
          </table:table-cell>
          <table:table-cell table:style-name="ce16" table:formula="oooc:=TEXT([.A9];&quot;Ddd&quot;)" office:value-type="string" office:string-value="tor">
            <text:p>tor</text:p>
          </table:table-cell>
          <table:table-cell table:style-name="ce8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1" draw:text-style-name="P1" svg:width="2.844cm" svg:height="0.595cm" svg:x="10.237cm" svg:y="4.104cm" draw:caption-point-x="-10.237cm" draw:caption-point-y="-4.104cm">
              <dc:date>2008-12-24T00:00:00</dc:date>
              <text:p text:style-name="P1"><text:span text:style-name="T3">cit</text:span></text:p>
            </office:annotation>
            <text:p>KVIT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office:value-type="string">
            <office:annotation draw:style-name="gr1" draw:text-style-name="P1" svg:width="2.872cm" svg:height="1.371cm" svg:x="15.341cm" svg:y="4.079cm" draw:caption-point-x="-15.341cm" draw:caption-point-y="-4.079cm">
              <dc:date>2008-12-24T00:00:00</dc:date>
              <text:p text:style-name="P1"><text:span text:style-name="T2">dopust od 28.12.2007 do 9.1.2008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S</text:p>
          </table:table-cell>
          <table:table-cell table:style-name="ce36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39" table:formula="oooc:=COUNTIF([.C9:.K9];&quot;51&quot;)+COUNTIF([.C9:.K9];&quot;51☻&quot;)" office:value-type="float" office:value="1">
            <text:p>1</text:p>
          </table:table-cell>
          <table:table-cell table:style-name="ce39" table:formula="oooc:=COUNTIF([.C9:.K9];&quot;52&quot;)+COUNTIF([.C9:.K9];&quot;52☻&quot;)" office:value-type="float" office:value="1">
            <text:p>1</text:p>
          </table:table-cell>
          <table:table-cell table:style-name="ce39" table:formula="oooc:=COUNTIF([.C9:.K9];&quot;11-19&quot;)+COUNTIF([.C9:.K9];&quot;2&quot;)" office:value-type="float" office:value="2">
            <text:p>2</text:p>
          </table:table-cell>
          <table:table-cell table:style-name="ce39" table:formula="oooc:=COUNTIF([.C9:.K9];&quot;U&quot;)+COUNTIF([.C9:.K9];&quot;U☻&quot;)" office:value-type="float" office:value="1">
            <text:p>1</text:p>
          </table:table-cell>
          <table:table-cell table:style-name="ce39" table:formula="oooc:=COUNTIF([.C9:.K9];&quot;KVIT&quot;)+COUNTIF([.C9:.K9];&quot;KVIT☻&quot;)" office:value-type="float" office:value="1">
            <text:p>1</text:p>
          </table:table-cell>
          <table:table-cell table:style-name="ce42" table:formula="oooc:=COUNTBLANK([.C9:.K9])" office:value-type="float" office:value="1">
            <text:p>1</text:p>
          </table:table-cell>
          <table:table-cell table:style-name="ce44" table:formula="oooc:=COUNTIF([.C9:.K9];&quot;x&quot;)" office:value-type="float" office:value="1">
            <text:p>1</text:p>
          </table:table-cell>
          <table:table-cell table:style-name="ce45" table:formula="oooc:=COUNTIF([.C9:.K9];&quot;51&quot;)+COUNTIF([.C9:.K9];&quot;51☻&quot;)+COUNTIF([.C9:.K9];&quot;2&quot;)+COUNTIF([.C9:.K9];&quot;52&quot;)+COUNTIF([.C9:.K9];&quot;52☻&quot;)" office:value-type="float" office:value="2">
            <text:p>2</text:p>
          </table:table-cell>
          <table:table-cell table:style-name="ce13"/>
          <table:table-cell table:style-name="ce2" table:formula="oooc:=[$VzorciVnosov.$A$9]" office:value-type="string" office:string-value="U☻">
            <text:p>U☻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09">
            <text:p>9. jan 08</text:p>
          </table:table-cell>
          <table:table-cell table:style-name="ce16" table:formula="oooc:=TEXT([.A10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1" draw:text-style-name="P1" svg:width="2.844cm" svg:height="0.568cm" svg:x="10.237cm" svg:y="4.803cm" draw:caption-point-x="-10.237cm" draw:caption-point-y="-4.803cm">
              <dc:date>2008-12-24T00:00:00</dc:date>
              <text:p text:style-name="P1"><text:span text:style-name="T1">neuro</text:span></text:p>
            </office:annotation>
            <text:p>KVIT</text:p>
          </table:table-cell>
          <table:table-cell table:style-name="ce2" office:value-type="string">
            <text:p>52☻</text:p>
          </table:table-cell>
          <table:table-cell table:style-name="ce3"/>
          <table:table-cell table:style-name="ce3" office:value-type="string">
            <office:annotation draw:style-name="gr1" draw:text-style-name="P1" svg:width="2.872cm" svg:height="1.32cm" svg:x="15.341cm" svg:y="4.778cm" draw:caption-point-x="-15.341cm" draw:caption-point-y="-4.778cm">
              <dc:date>2008-12-24T00:00:00</dc:date>
              <text:p text:style-name="P1"><text:span text:style-name="T2">dopust od 28.12.2007 do 9.1.2008</text:span></text:p>
            </office:annotation>
            <text:p>11-19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S</text:p>
          </table:table-cell>
          <table:table-cell table:style-name="ce36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39" table:formula="oooc:=COUNTIF([.C10:.K10];&quot;51&quot;)+COUNTIF([.C10:.K10];&quot;51☻&quot;)" office:value-type="float" office:value="2">
            <text:p>2</text:p>
          </table:table-cell>
          <table:table-cell table:style-name="ce39" table:formula="oooc:=COUNTIF([.C10:.K10];&quot;52&quot;)+COUNTIF([.C10:.K10];&quot;52☻&quot;)" office:value-type="float" office:value="1">
            <text:p>1</text:p>
          </table:table-cell>
          <table:table-cell table:style-name="ce39" table:formula="oooc:=COUNTIF([.C10:.K10];&quot;11-19&quot;)+COUNTIF([.C10:.K10];&quot;2&quot;)" office:value-type="float" office:value="2">
            <text:p>2</text:p>
          </table:table-cell>
          <table:table-cell table:style-name="ce39" table:formula="oooc:=COUNTIF([.C10:.K10];&quot;U&quot;)+COUNTIF([.C10:.K10];&quot;U☻&quot;)" office:value-type="float" office:value="1">
            <text:p>1</text:p>
          </table:table-cell>
          <table:table-cell table:style-name="ce39" table:formula="oooc:=COUNTIF([.C10:.K10];&quot;KVIT&quot;)+COUNTIF([.C10:.K10];&quot;KVIT☻&quot;)" office:value-type="float" office:value="1">
            <text:p>1</text:p>
          </table:table-cell>
          <table:table-cell table:style-name="ce42" table:formula="oooc:=COUNTBLANK([.C10:.K10])" office:value-type="float" office:value="1">
            <text:p>1</text:p>
          </table:table-cell>
          <table:table-cell table:style-name="ce44" table:formula="oooc:=COUNTIF([.C10:.K10];&quot;x&quot;)" office:value-type="float" office:value="1">
            <text:p>1</text:p>
          </table:table-cell>
          <table:table-cell table:style-name="ce45" table:formula="oooc:=COUNTIF([.C10:.K10];&quot;51&quot;)+COUNTIF([.C10:.K10];&quot;51☻&quot;)+COUNTIF([.C10:.K10];&quot;2&quot;)+COUNTIF([.C10:.K10];&quot;52&quot;)+COUNTIF([.C10:.K10];&quot;52☻&quot;)" office:value-type="float" office:value="3">
            <text:p>3</text:p>
          </table:table-cell>
          <table:table-cell table:style-name="ce13"/>
          <table:table-cell table:style-name="ce3" table:formula="oooc:=[$VzorciVnosov.$A$10]" office:value-type="string" office:string-value="11-19">
            <text:p>11-19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10">
            <text:p>10. jan 08</text:p>
          </table:table-cell>
          <table:table-cell table:style-name="ce16" table:formula="oooc:=TEXT([.A11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25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float" office:value="51">
            <text:p>51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KOS</text:p>
          </table:table-cell>
          <table:table-cell table:style-name="ce36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39" table:formula="oooc:=COUNTIF([.C11:.K11];&quot;51&quot;)+COUNTIF([.C11:.K11];&quot;51☻&quot;)" office:value-type="float" office:value="2">
            <text:p>2</text:p>
          </table:table-cell>
          <table:table-cell table:style-name="ce39" table:formula="oooc:=COUNTIF([.C11:.K11];&quot;52&quot;)+COUNTIF([.C11:.K11];&quot;52☻&quot;)" office:value-type="float" office:value="1">
            <text:p>1</text:p>
          </table:table-cell>
          <table:table-cell table:style-name="ce39" table:formula="oooc:=COUNTIF([.C11:.K11];&quot;11-19&quot;)+COUNTIF([.C11:.K11];&quot;2&quot;)" office:value-type="float" office:value="1">
            <text:p>1</text:p>
          </table:table-cell>
          <table:table-cell table:style-name="ce39" table:formula="oooc:=COUNTIF([.C11:.K11];&quot;U&quot;)+COUNTIF([.C11:.K11];&quot;U☻&quot;)" office:value-type="float" office:value="1">
            <text:p>1</text:p>
          </table:table-cell>
          <table:table-cell table:style-name="ce39" table:formula="oooc:=COUNTIF([.C11:.K11];&quot;KVIT&quot;)+COUNTIF([.C11:.K11];&quot;KVIT☻&quot;)" office:value-type="float" office:value="2">
            <text:p>2</text:p>
          </table:table-cell>
          <table:table-cell table:style-name="ce42" table:formula="oooc:=COUNTBLANK([.C11:.K11])" office:value-type="float" office:value="1">
            <text:p>1</text:p>
          </table:table-cell>
          <table:table-cell table:style-name="ce44" table:formula="oooc:=COUNTIF([.C11:.K11];&quot;x&quot;)" office:value-type="float" office:value="1">
            <text:p>1</text:p>
          </table:table-cell>
          <table:table-cell table:style-name="ce45" table:formula="oooc:=COUNTIF([.C11:.K11];&quot;51&quot;)+COUNTIF([.C11:.K11];&quot;51☻&quot;)+COUNTIF([.C11:.K11];&quot;2&quot;)+COUNTIF([.C11:.K11];&quot;52&quot;)+COUNTIF([.C11:.K11];&quot;52☻&quot;)" office:value-type="float" office:value="3">
            <text:p>3</text:p>
          </table:table-cell>
          <table:table-cell table:style-name="ce13"/>
          <table:table-cell table:style-name="ce5" table:formula="oooc:=[$VzorciVnosov.$A$11]" office:value-type="string" office:string-value="X">
            <text:p>X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11">
            <text:p>11. jan 08</text:p>
          </table:table-cell>
          <table:table-cell table:style-name="ce16" table:formula="oooc:=TEXT([.A12];&quot;Ddd&quot;)" office:value-type="string" office:string-value="pet">
            <text:p>pet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1" draw:text-style-name="P1" svg:width="2.844cm" svg:height="0.568cm" svg:x="8.94cm" svg:y="6.202cm" draw:caption-point-x="-8.94cm" draw:caption-point-y="-6.202cm">
              <dc:date>2008-12-24T00:00:00</dc:date>
              <text:p text:style-name="P1"><text:span text:style-name="T1">cit</text:span></text:p>
            </office:annotation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2"/>
          <table:table-cell table:style-name="ce3" office:value-type="string">
            <text:p>D</text:p>
          </table:table-cell>
          <table:table-cell table:style-name="ce8" office:value-type="float" office:value="52">
            <text:p>52</text:p>
          </table:table-cell>
          <table:table-cell table:style-name="ce33" office:value-type="string">
            <text:p>KOS</text:p>
          </table:table-cell>
          <table:table-cell table:style-name="ce36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39" table:formula="oooc:=COUNTIF([.C12:.K12];&quot;51&quot;)+COUNTIF([.C12:.K12];&quot;51☻&quot;)" office:value-type="float" office:value="1">
            <text:p>1</text:p>
          </table:table-cell>
          <table:table-cell table:style-name="ce39" table:formula="oooc:=COUNTIF([.C12:.K12];&quot;52&quot;)+COUNTIF([.C12:.K12];&quot;52☻&quot;)" office:value-type="float" office:value="1">
            <text:p>1</text:p>
          </table:table-cell>
          <table:table-cell table:style-name="ce39" table:formula="oooc:=COUNTIF([.C12:.K12];&quot;11-19&quot;)+COUNTIF([.C12:.K12];&quot;2&quot;)" office:value-type="float" office:value="1">
            <text:p>1</text:p>
          </table:table-cell>
          <table:table-cell table:style-name="ce39" table:formula="oooc:=COUNTIF([.C12:.K12];&quot;U&quot;)+COUNTIF([.C12:.K12];&quot;U☻&quot;)" office:value-type="float" office:value="1">
            <text:p>1</text:p>
          </table:table-cell>
          <table:table-cell table:style-name="ce39" table:formula="oooc:=COUNTIF([.C12:.K12];&quot;KVIT&quot;)+COUNTIF([.C12:.K12];&quot;KVIT☻&quot;)" office:value-type="float" office:value="2">
            <text:p>2</text:p>
          </table:table-cell>
          <table:table-cell table:style-name="ce42" table:formula="oooc:=COUNTBLANK([.C12:.K12])" office:value-type="float" office:value="1">
            <text:p>1</text:p>
          </table:table-cell>
          <table:table-cell table:style-name="ce44" table:formula="oooc:=COUNTIF([.C12:.K12];&quot;x&quot;)" office:value-type="float" office:value="1">
            <text:p>1</text:p>
          </table:table-cell>
          <table:table-cell table:style-name="ce45" table:formula="oooc:=COUNTIF([.C12:.K12];&quot;51&quot;)+COUNTIF([.C12:.K12];&quot;51☻&quot;)+COUNTIF([.C12:.K12];&quot;2&quot;)+COUNTIF([.C12:.K12];&quot;52&quot;)+COUNTIF([.C12:.K12];&quot;52☻&quot;)" office:value-type="float" office:value="2">
            <text:p>2</text:p>
          </table:table-cell>
          <table:table-cell table:style-name="ce13"/>
          <table:table-cell table:style-name="ce3" table:formula="oooc:=[$VzorciVnosov.$A$12]" office:value-type="string" office:string-value="D">
            <text:p>D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12">
            <text:p>12. jan 08</text:p>
          </table:table-cell>
          <table:table-cell table:style-name="ce16" table:formula="oooc:=TEXT([.A13];&quot;Ddd&quot;)" office:value-type="string" office:string-value="sob">
            <text:p>sob</text:p>
          </table:table-cell>
          <table:table-cell table:style-name="ce21" office:value-type="string">
            <office:annotation draw:style-name="gr1" draw:text-style-name="P1" svg:width="2.873cm" svg:height="1.347cm" svg:x="5.546cm" svg:y="6.901cm" draw:caption-point-x="-5.546cm" draw:caption-point-y="-6.901cm">
              <dc:date>2008-12-24T00:00:00</dc:date>
              <text:p text:style-name="P1"><text:span text:style-name="T1">prosila bi te za en vikend, 12., 13. januar</text:span></text:p>
            </office:annotation>
            <text:p>☻</text:p>
          </table:table-cell>
          <table:table-cell table:style-name="ce20" table:number-columns-repeated="3"/>
          <table:table-cell table:style-name="ce19"/>
          <table:table-cell table:style-name="ce20"/>
          <table:table-cell table:style-name="ce29"/>
          <table:table-cell table:style-name="ce23"/>
          <table:table-cell table:style-name="ce20"/>
          <table:table-cell table:style-name="ce33" office:value-type="string">
            <text:p>ŠOŠ</text:p>
          </table:table-cell>
          <table:table-cell table:style-name="ce36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39" table:formula="oooc:=COUNTIF([.C13:.K13];&quot;51&quot;)+COUNTIF([.C13:.K13];&quot;51☻&quot;)" office:value-type="float" office:value="0">
            <text:p>0</text:p>
          </table:table-cell>
          <table:table-cell table:style-name="ce39" table:formula="oooc:=COUNTIF([.C13:.K13];&quot;52&quot;)+COUNTIF([.C13:.K13];&quot;52☻&quot;)" office:value-type="float" office:value="0">
            <text:p>0</text:p>
          </table:table-cell>
          <table:table-cell table:style-name="ce39" table:formula="oooc:=COUNTIF([.C13:.K13];&quot;11-19&quot;)+COUNTIF([.C13:.K13];&quot;2&quot;)" office:value-type="float" office:value="0">
            <text:p>0</text:p>
          </table:table-cell>
          <table:table-cell table:style-name="ce39" table:formula="oooc:=COUNTIF([.C13:.K13];&quot;U&quot;)+COUNTIF([.C13:.K13];&quot;U☻&quot;)" office:value-type="float" office:value="0">
            <text:p>0</text:p>
          </table:table-cell>
          <table:table-cell table:style-name="ce39" table:formula="oooc:=COUNTIF([.C13:.K13];&quot;KVIT&quot;)+COUNTIF([.C13:.K13];&quot;KVIT☻&quot;)" office:value-type="float" office:value="0">
            <text:p>0</text:p>
          </table:table-cell>
          <table:table-cell table:style-name="ce42" table:formula="oooc:=COUNTBLANK([.C13:.K13])" office:value-type="float" office:value="8">
            <text:p>8</text:p>
          </table:table-cell>
          <table:table-cell table:style-name="ce44" table:formula="oooc:=COUNTIF([.C13:.K13];&quot;x&quot;)" office:value-type="float" office:value="0">
            <text:p>0</text:p>
          </table:table-cell>
          <table:table-cell table:style-name="ce45" table:formula="oooc:=COUNTIF([.C13:.K13];&quot;51&quot;)+COUNTIF([.C13:.K13];&quot;51☻&quot;)+COUNTIF([.C13:.K13];&quot;2&quot;)+COUNTIF([.C13:.K13];&quot;52&quot;)+COUNTIF([.C13:.K13];&quot;52☻&quot;)" office:value-type="float" office:value="0">
            <text:p>0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13">
            <text:p>13. jan 08</text:p>
          </table:table-cell>
          <table:table-cell table:style-name="ce16" table:formula="oooc:=TEXT([.A14];&quot;Ddd&quot;)" office:value-type="string" office:string-value="ned">
            <text:p>ned</text:p>
          </table:table-cell>
          <table:table-cell table:style-name="ce21" office:value-type="string">
            <office:annotation draw:style-name="gr1" draw:text-style-name="P1" svg:width="2.873cm" svg:height="1.371cm" svg:x="5.546cm" svg:y="7.576cm" draw:caption-point-x="-5.546cm" draw:caption-point-y="-7.576cm">
              <dc:date>2008-12-24T00:00:00</dc:date>
              <text:p text:style-name="P1"><text:span text:style-name="T1">prosila bi te za en vikend, 12., 13. januar</text:span></text:p>
            </office:annotation>
            <text:p>☻</text:p>
          </table:table-cell>
          <table:table-cell table:style-name="ce24" table:number-columns-repeated="2"/>
          <table:table-cell table:style-name="ce28"/>
          <table:table-cell table:style-name="ce24"/>
          <table:table-cell table:style-name="ce27"/>
          <table:table-cell table:style-name="ce24"/>
          <table:table-cell table:style-name="ce31"/>
          <table:table-cell table:style-name="ce23"/>
          <table:table-cell table:style-name="ce33" office:value-type="string">
            <text:p>ŠOŠ</text:p>
          </table:table-cell>
          <table:table-cell table:style-name="ce36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39" table:formula="oooc:=COUNTIF([.C14:.K14];&quot;51&quot;)+COUNTIF([.C14:.K14];&quot;51☻&quot;)" office:value-type="float" office:value="0">
            <text:p>0</text:p>
          </table:table-cell>
          <table:table-cell table:style-name="ce39" table:formula="oooc:=COUNTIF([.C14:.K14];&quot;52&quot;)+COUNTIF([.C14:.K14];&quot;52☻&quot;)" office:value-type="float" office:value="0">
            <text:p>0</text:p>
          </table:table-cell>
          <table:table-cell table:style-name="ce39" table:formula="oooc:=COUNTIF([.C14:.K14];&quot;11-19&quot;)+COUNTIF([.C14:.K14];&quot;2&quot;)" office:value-type="float" office:value="0">
            <text:p>0</text:p>
          </table:table-cell>
          <table:table-cell table:style-name="ce39" table:formula="oooc:=COUNTIF([.C14:.K14];&quot;U&quot;)+COUNTIF([.C14:.K14];&quot;U☻&quot;)" office:value-type="float" office:value="0">
            <text:p>0</text:p>
          </table:table-cell>
          <table:table-cell table:style-name="ce39" table:formula="oooc:=COUNTIF([.C14:.K14];&quot;KVIT&quot;)+COUNTIF([.C14:.K14];&quot;KVIT☻&quot;)" office:value-type="float" office:value="0">
            <text:p>0</text:p>
          </table:table-cell>
          <table:table-cell table:style-name="ce42" table:formula="oooc:=COUNTBLANK([.C14:.K14])" office:value-type="float" office:value="8">
            <text:p>8</text:p>
          </table:table-cell>
          <table:table-cell table:style-name="ce44" table:formula="oooc:=COUNTIF([.C14:.K14];&quot;x&quot;)" office:value-type="float" office:value="0">
            <text:p>0</text:p>
          </table:table-cell>
          <table:table-cell table:style-name="ce45" table:formula="oooc:=COUNTIF([.C14:.K14];&quot;51&quot;)+COUNTIF([.C14:.K14];&quot;51☻&quot;)+COUNTIF([.C14:.K14];&quot;2&quot;)+COUNTIF([.C14:.K14];&quot;52&quot;)+COUNTIF([.C14:.K14];&quot;52☻&quot;)" office:value-type="float" office:value="0">
            <text:p>0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14">
            <text:p>14. jan 08</text:p>
          </table:table-cell>
          <table:table-cell table:style-name="ce16" table:formula="oooc:=TEXT([.A15];&quot;Ddd&quot;)" office:value-type="string" office:string-value="pon">
            <text:p>p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11-19</text:p>
          </table:table-cell>
          <table:table-cell table:style-name="ce3" office:value-type="string">
            <office:annotation draw:style-name="gr1" draw:text-style-name="P1" svg:width="2.844cm" svg:height="0.568cm" svg:x="10.237cm" svg:y="8.3cm" draw:caption-point-x="-10.237cm" draw:caption-point-y="-8.3cm">
              <dc:date>2008-12-24T00:00:00</dc:date>
              <text:p text:style-name="P1"><text:span text:style-name="T1">cit</text:span></text:p>
            </office:annotation>
            <text:p>U</text:p>
          </table:table-cell>
          <table:table-cell table:style-name="ce25" office:value-type="string">
            <text:p>KVIT</text:p>
          </table:table-cell>
          <table:table-cell table:style-name="ce30"/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ŠOŠ</text:p>
          </table:table-cell>
          <table:table-cell table:style-name="ce36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39" table:formula="oooc:=COUNTIF([.C15:.K15];&quot;51&quot;)+COUNTIF([.C15:.K15];&quot;51☻&quot;)" office:value-type="float" office:value="1">
            <text:p>1</text:p>
          </table:table-cell>
          <table:table-cell table:style-name="ce39" table:formula="oooc:=COUNTIF([.C15:.K15];&quot;52&quot;)+COUNTIF([.C15:.K15];&quot;52☻&quot;)" office:value-type="float" office:value="1">
            <text:p>1</text:p>
          </table:table-cell>
          <table:table-cell table:style-name="ce39" table:formula="oooc:=COUNTIF([.C15:.K15];&quot;11-19&quot;)+COUNTIF([.C15:.K15];&quot;2&quot;)" office:value-type="float" office:value="1">
            <text:p>1</text:p>
          </table:table-cell>
          <table:table-cell table:style-name="ce39" table:formula="oooc:=COUNTIF([.C15:.K15];&quot;U&quot;)+COUNTIF([.C15:.K15];&quot;U☻&quot;)" office:value-type="float" office:value="1">
            <text:p>1</text:p>
          </table:table-cell>
          <table:table-cell table:style-name="ce39" table:formula="oooc:=COUNTIF([.C15:.K15];&quot;KVIT&quot;)+COUNTIF([.C15:.K15];&quot;KVIT☻&quot;)" office:value-type="float" office:value="3">
            <text:p>3</text:p>
          </table:table-cell>
          <table:table-cell table:style-name="ce42" table:formula="oooc:=COUNTBLANK([.C15:.K15])" office:value-type="float" office:value="1">
            <text:p>1</text:p>
          </table:table-cell>
          <table:table-cell table:style-name="ce44" table:formula="oooc:=COUNTIF([.C15:.K15];&quot;x&quot;)" office:value-type="float" office:value="1">
            <text:p>1</text:p>
          </table:table-cell>
          <table:table-cell table:style-name="ce45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15">
            <text:p>15. jan 08</text:p>
          </table:table-cell>
          <table:table-cell table:style-name="ce16" table:formula="oooc:=TEXT([.A16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3cm" svg:height="0.924cm" svg:x="5.049cm" svg:y="8.999cm" draw:caption-point-x="-5.049cm" draw:caption-point-y="-8.999cm">
              <dc:date>2008-12-24T00:00:00</dc:date>
              <text:p text:style-name="P1"><text:span text:style-name="T1">dopust 15. januarja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14"/>
          <table:table-cell table:style-name="ce3" office:value-type="string">
            <text:p>11-19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ŠOŠ</text:p>
          </table:table-cell>
          <table:table-cell table:style-name="ce36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39" table:formula="oooc:=COUNTIF([.C16:.K16];&quot;51&quot;)+COUNTIF([.C16:.K16];&quot;51☻&quot;)" office:value-type="float" office:value="1">
            <text:p>1</text:p>
          </table:table-cell>
          <table:table-cell table:style-name="ce39" table:formula="oooc:=COUNTIF([.C16:.K16];&quot;52&quot;)+COUNTIF([.C16:.K16];&quot;52☻&quot;)" office:value-type="float" office:value="1">
            <text:p>1</text:p>
          </table:table-cell>
          <table:table-cell table:style-name="ce39" table:formula="oooc:=COUNTIF([.C16:.K16];&quot;11-19&quot;)+COUNTIF([.C16:.K16];&quot;2&quot;)" office:value-type="float" office:value="1">
            <text:p>1</text:p>
          </table:table-cell>
          <table:table-cell table:style-name="ce39" table:formula="oooc:=COUNTIF([.C16:.K16];&quot;U&quot;)+COUNTIF([.C16:.K16];&quot;U☻&quot;)" office:value-type="float" office:value="1">
            <text:p>1</text:p>
          </table:table-cell>
          <table:table-cell table:style-name="ce39" table:formula="oooc:=COUNTIF([.C16:.K16];&quot;KVIT&quot;)+COUNTIF([.C16:.K16];&quot;KVIT☻&quot;)" office:value-type="float" office:value="2">
            <text:p>2</text:p>
          </table:table-cell>
          <table:table-cell table:style-name="ce42" table:formula="oooc:=COUNTBLANK([.C16:.K16])" office:value-type="float" office:value="1">
            <text:p>1</text:p>
          </table:table-cell>
          <table:table-cell table:style-name="ce44" table:formula="oooc:=COUNTIF([.C16:.K16];&quot;x&quot;)" office:value-type="float" office:value="1">
            <text:p>1</text:p>
          </table:table-cell>
          <table:table-cell table:style-name="ce45" table:formula="oooc:=COUNTIF([.C16:.K16];&quot;51&quot;)+COUNTIF([.C16:.K16];&quot;51☻&quot;)+COUNTIF([.C16:.K16];&quot;2&quot;)+COUNTIF([.C16:.K16];&quot;52&quot;)+COUNTIF([.C16:.K16];&quot;52☻&quot;)" office:value-type="float" office:value="2">
            <text:p>2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16">
            <text:p>16. jan 08</text:p>
          </table:table-cell>
          <table:table-cell table:style-name="ce16" table:formula="oooc:=TEXT([.A17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25" office:value-type="string">
            <text:p>KVIT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36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39" table:formula="oooc:=COUNTIF([.C17:.K17];&quot;51&quot;)+COUNTIF([.C17:.K17];&quot;51☻&quot;)" office:value-type="float" office:value="1">
            <text:p>1</text:p>
          </table:table-cell>
          <table:table-cell table:style-name="ce39" table:formula="oooc:=COUNTIF([.C17:.K17];&quot;52&quot;)+COUNTIF([.C17:.K17];&quot;52☻&quot;)" office:value-type="float" office:value="1">
            <text:p>1</text:p>
          </table:table-cell>
          <table:table-cell table:style-name="ce39" table:formula="oooc:=COUNTIF([.C17:.K17];&quot;11-19&quot;)+COUNTIF([.C17:.K17];&quot;2&quot;)" office:value-type="float" office:value="1">
            <text:p>1</text:p>
          </table:table-cell>
          <table:table-cell table:style-name="ce39" table:formula="oooc:=COUNTIF([.C17:.K17];&quot;U&quot;)+COUNTIF([.C17:.K17];&quot;U☻&quot;)" office:value-type="float" office:value="1">
            <text:p>1</text:p>
          </table:table-cell>
          <table:table-cell table:style-name="ce39" table:formula="oooc:=COUNTIF([.C17:.K17];&quot;KVIT&quot;)+COUNTIF([.C17:.K17];&quot;KVIT☻&quot;)" office:value-type="float" office:value="3">
            <text:p>3</text:p>
          </table:table-cell>
          <table:table-cell table:style-name="ce42" table:formula="oooc:=COUNTBLANK([.C17:.K17])" office:value-type="float" office:value="1">
            <text:p>1</text:p>
          </table:table-cell>
          <table:table-cell table:style-name="ce44" table:formula="oooc:=COUNTIF([.C17:.K17];&quot;x&quot;)" office:value-type="float" office:value="1">
            <text:p>1</text:p>
          </table:table-cell>
          <table:table-cell table:style-name="ce45" table:formula="oooc:=COUNTIF([.C17:.K17];&quot;51&quot;)+COUNTIF([.C17:.K17];&quot;51☻&quot;)+COUNTIF([.C17:.K17];&quot;2&quot;)+COUNTIF([.C17:.K17];&quot;52&quot;)+COUNTIF([.C17:.K17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2" office:value-type="date" office:date-value="2008-01-17">
            <text:p>17. jan 08</text:p>
          </table:table-cell>
          <table:table-cell table:style-name="ce16" table:formula="oooc:=TEXT([.A18];&quot;Ddd&quot;)" office:value-type="string" office:string-value="čet">
            <text:p>čet</text:p>
          </table:table-cell>
          <table:table-cell table:style-name="ce22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3" office:value-type="string">
            <office:annotation draw:style-name="gr1" draw:text-style-name="P1" svg:width="2.872cm" svg:height="0.568cm" svg:x="10.237cm" svg:y="10.398cm" draw:caption-point-x="-10.237cm" draw:caption-point-y="-10.398cm">
              <dc:date>2008-12-24T00:00:00</dc:date>
              <text:p text:style-name="P1"><text:span text:style-name="T1">helikopter</text:span></text:p>
            </office:annotation>
            <text:p>x</text:p>
          </table:table-cell>
          <table:table-cell table:style-name="ce2" office:value-type="string">
            <text:p>KVIT</text:p>
          </table:table-cell>
          <table:table-cell table:style-name="ce5"/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36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39" table:formula="oooc:=COUNTIF([.C18:.K18];&quot;51&quot;)+COUNTIF([.C18:.K18];&quot;51☻&quot;)" office:value-type="float" office:value="1">
            <text:p>1</text:p>
          </table:table-cell>
          <table:table-cell table:style-name="ce39" table:formula="oooc:=COUNTIF([.C18:.K18];&quot;52&quot;)+COUNTIF([.C18:.K18];&quot;52☻&quot;)" office:value-type="float" office:value="1">
            <text:p>1</text:p>
          </table:table-cell>
          <table:table-cell table:style-name="ce39" table:formula="oooc:=COUNTIF([.C18:.K18];&quot;11-19&quot;)+COUNTIF([.C18:.K18];&quot;2&quot;)" office:value-type="float" office:value="1">
            <text:p>1</text:p>
          </table:table-cell>
          <table:table-cell table:style-name="ce39" table:formula="oooc:=COUNTIF([.C18:.K18];&quot;U&quot;)+COUNTIF([.C18:.K18];&quot;U☻&quot;)" office:value-type="float" office:value="1">
            <text:p>1</text:p>
          </table:table-cell>
          <table:table-cell table:style-name="ce39" table:formula="oooc:=COUNTIF([.C18:.K18];&quot;KVIT&quot;)+COUNTIF([.C18:.K18];&quot;KVIT☻&quot;)" office:value-type="float" office:value="3">
            <text:p>3</text:p>
          </table:table-cell>
          <table:table-cell table:style-name="ce42" table:formula="oooc:=COUNTBLANK([.C18:.K18])" office:value-type="float" office:value="1">
            <text:p>1</text:p>
          </table:table-cell>
          <table:table-cell table:style-name="ce44" table:formula="oooc:=COUNTIF([.C18:.K18];&quot;x&quot;)" office:value-type="float" office:value="1">
            <text:p>1</text:p>
          </table:table-cell>
          <table:table-cell table:style-name="ce45" table:formula="oooc:=COUNTIF([.C18:.K18];&quot;51&quot;)+COUNTIF([.C18:.K18];&quot;51☻&quot;)+COUNTIF([.C18:.K18];&quot;2&quot;)+COUNTIF([.C18:.K18];&quot;52&quot;)+COUNTIF([.C18:.K18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18">
            <text:p>18. jan 08</text:p>
          </table:table-cell>
          <table:table-cell table:style-name="ce16" table:formula="oooc:=TEXT([.A19];&quot;Ddd&quot;)" office:value-type="string" office:string-value="pet">
            <text:p>pet</text:p>
          </table:table-cell>
          <table:table-cell table:style-name="ce2" office:value-type="string">
            <text:p>52☻</text:p>
          </table:table-cell>
          <table:table-cell table:number-columns-repeated="2"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DAN</text:p>
          </table:table-cell>
          <table:table-cell table:style-name="ce36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39" table:formula="oooc:=COUNTIF([.C19:.K19];&quot;51&quot;)+COUNTIF([.C19:.K19];&quot;51☻&quot;)" office:value-type="float" office:value="1">
            <text:p>1</text:p>
          </table:table-cell>
          <table:table-cell table:style-name="ce39" table:formula="oooc:=COUNTIF([.C19:.K19];&quot;52&quot;)+COUNTIF([.C19:.K19];&quot;52☻&quot;)" office:value-type="float" office:value="1">
            <text:p>1</text:p>
          </table:table-cell>
          <table:table-cell table:style-name="ce39" table:formula="oooc:=COUNTIF([.C19:.K19];&quot;11-19&quot;)+COUNTIF([.C19:.K19];&quot;2&quot;)" office:value-type="float" office:value="1">
            <text:p>1</text:p>
          </table:table-cell>
          <table:table-cell table:style-name="ce39" table:formula="oooc:=COUNTIF([.C19:.K19];&quot;U&quot;)+COUNTIF([.C19:.K19];&quot;U☻&quot;)" office:value-type="float" office:value="1">
            <text:p>1</text:p>
          </table:table-cell>
          <table:table-cell table:style-name="ce39" table:formula="oooc:=COUNTIF([.C19:.K19];&quot;KVIT&quot;)+COUNTIF([.C19:.K19];&quot;KVIT☻&quot;)" office:value-type="float" office:value="3">
            <text:p>3</text:p>
          </table:table-cell>
          <table:table-cell table:style-name="ce42" table:formula="oooc:=COUNTBLANK([.C19:.K19])" office:value-type="float" office:value="1">
            <text:p>1</text:p>
          </table:table-cell>
          <table:table-cell table:style-name="ce44" table:formula="oooc:=COUNTIF([.C19:.K19];&quot;x&quot;)" office:value-type="float" office:value="1">
            <text:p>1</text:p>
          </table:table-cell>
          <table:table-cell table:style-name="ce45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19">
            <text:p>19. jan 08</text:p>
          </table:table-cell>
          <table:table-cell table:style-name="ce16" table:formula="oooc:=TEXT([.A20];&quot;Ddd&quot;)" office:value-type="string" office:string-value="sob">
            <text:p>sob</text:p>
          </table:table-cell>
          <table:table-cell table:style-name="ce23">
            <office:annotation draw:style-name="gr1" draw:text-style-name="P1" svg:width="2.873cm" svg:height="1.347cm" svg:x="5.546cm" svg:y="11.797cm" draw:caption-point-x="-5.546cm" draw:caption-point-y="-11.797cm">
              <dc:date>2008-12-24T00:00:00</dc:date>
              <text:p text:style-name="P1"><text:span text:style-name="T1">na ginekologiji deĹžurna 19. ali/in 26. januarja</text:span></text:p>
            </office:annotation>
          </table:table-cell>
          <table:table-cell table:style-name="ce21" office:value-type="string">
            <office:annotation draw:style-name="gr1" draw:text-style-name="P1" svg:width="2.872cm" svg:height="0.923cm" svg:x="6.346cm" svg:y="11.797cm" draw:caption-point-x="-6.346cm" draw:caption-point-y="-11.797cm">
              <dc:date>2008-12-24T00:00:00</dc:date>
              <text:p text:style-name="P1"><text:span text:style-name="T1">vikend. mogoce 19 in 20</text:span></text:p>
            </office:annotation>
            <text:p>☻</text:p>
          </table:table-cell>
          <table:table-cell table:style-name="ce20">
            <office:annotation draw:style-name="gr1" draw:text-style-name="P1" svg:width="2.872cm" svg:height="1.347cm" svg:x="8.361cm" svg:y="11.797cm" draw:caption-point-x="-8.361cm" draw:caption-point-y="-11.797cm">
              <dc:date>2008-12-24T00:00:00</dc:date>
              <text:p text:style-name="P1"><text:span text:style-name="T1">Na nevro <text:s/>v soboto 19. januarja</text:span></text:p>
            </office:annotation>
          </table:table-cell>
          <table:table-cell table:style-name="ce19">
            <office:annotation draw:style-name="gr1" draw:text-style-name="P1" svg:width="2.844cm" svg:height="0.568cm" svg:x="8.94cm" svg:y="11.797cm" draw:caption-point-x="-8.94cm" draw:caption-point-y="-11.797cm">
              <dc:date>2008-12-24T00:00:00</dc:date>
              <text:p text:style-name="P1"><text:span text:style-name="T1">cit</text:span></text:p>
            </office:annotation>
          </table:table-cell>
          <table:table-cell table:style-name="ce20">
            <office:annotation draw:style-name="gr1" draw:text-style-name="P1" svg:width="2.844cm" svg:height="0.568cm" svg:x="10.237cm" svg:y="11.797cm" draw:caption-point-x="-10.237cm" draw:caption-point-y="-11.797cm">
              <dc:date>2008-12-24T00:00:00</dc:date>
              <text:p text:style-name="P1"><text:span text:style-name="T1">neuro</text:span></text:p>
            </office:annotation>
          </table:table-cell>
          <table:table-cell table:style-name="ce20" table:number-columns-repeated="4"/>
          <table:table-cell table:style-name="ce33" office:value-type="string">
            <text:p>DAN</text:p>
          </table:table-cell>
          <table:table-cell table:style-name="ce36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39" table:formula="oooc:=COUNTIF([.C20:.K20];&quot;51&quot;)+COUNTIF([.C20:.K20];&quot;51☻&quot;)" office:value-type="float" office:value="0">
            <text:p>0</text:p>
          </table:table-cell>
          <table:table-cell table:style-name="ce39" table:formula="oooc:=COUNTIF([.C20:.K20];&quot;52&quot;)+COUNTIF([.C20:.K20];&quot;52☻&quot;)" office:value-type="float" office:value="0">
            <text:p>0</text:p>
          </table:table-cell>
          <table:table-cell table:style-name="ce39" table:formula="oooc:=COUNTIF([.C20:.K20];&quot;11-19&quot;)+COUNTIF([.C20:.K20];&quot;2&quot;)" office:value-type="float" office:value="0">
            <text:p>0</text:p>
          </table:table-cell>
          <table:table-cell table:style-name="ce39" table:formula="oooc:=COUNTIF([.C20:.K20];&quot;U&quot;)+COUNTIF([.C20:.K20];&quot;U☻&quot;)" office:value-type="float" office:value="0">
            <text:p>0</text:p>
          </table:table-cell>
          <table:table-cell table:style-name="ce39" table:formula="oooc:=COUNTIF([.C20:.K20];&quot;KVIT&quot;)+COUNTIF([.C20:.K20];&quot;KVIT☻&quot;)" office:value-type="float" office:value="0">
            <text:p>0</text:p>
          </table:table-cell>
          <table:table-cell table:style-name="ce42" table:formula="oooc:=COUNTBLANK([.C20:.K20])" office:value-type="float" office:value="8">
            <text:p>8</text:p>
          </table:table-cell>
          <table:table-cell table:style-name="ce44" table:formula="oooc:=COUNTIF([.C20:.K20];&quot;x&quot;)" office:value-type="float" office:value="0">
            <text:p>0</text:p>
          </table:table-cell>
          <table:table-cell table:style-name="ce45" table:formula="oooc:=COUNTIF([.C20:.K20];&quot;51&quot;)+COUNTIF([.C20:.K20];&quot;51☻&quot;)+COUNTIF([.C20:.K20];&quot;2&quot;)+COUNTIF([.C20:.K20];&quot;52&quot;)+COUNTIF([.C20:.K20];&quot;52☻&quot;)" office:value-type="float" office:value="0">
            <text:p>0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20">
            <text:p>20. jan 08</text:p>
          </table:table-cell>
          <table:table-cell table:style-name="ce16" table:formula="oooc:=TEXT([.A21];&quot;Ddd&quot;)" office:value-type="string" office:string-value="ned">
            <text:p>ned</text:p>
          </table:table-cell>
          <table:table-cell table:style-name="ce19"/>
          <table:table-cell table:style-name="ce21" office:value-type="string">
            <office:annotation draw:style-name="gr1" draw:text-style-name="P1" svg:width="2.872cm" svg:height="0.948cm" svg:x="6.346cm" svg:y="12.472cm" draw:caption-point-x="-6.346cm" draw:caption-point-y="-12.472cm">
              <dc:date>2008-12-24T00:00:00</dc:date>
              <text:p text:style-name="P1"><text:span text:style-name="T1">vikend. mogoce 19 in 20</text:span></text:p>
            </office:annotation>
            <text:p>☻</text:p>
          </table:table-cell>
          <table:table-cell table:style-name="ce20" table:number-columns-repeated="3"/>
          <table:table-cell table:style-name="ce27">
            <office:annotation draw:style-name="gr1" draw:text-style-name="P1" svg:width="2.872cm" svg:height="0.565cm" svg:x="11.534cm" svg:y="12.472cm" draw:caption-point-x="-11.534cm" draw:caption-point-y="-12.472cm">
              <dc:date>2008-12-24T00:00:00</dc:date>
              <text:p text:style-name="P1"><text:span text:style-name="T1">Helikopter</text:span></text:p>
            </office:annotation>
          </table:table-cell>
          <table:table-cell table:style-name="ce20" table:number-columns-repeated="3"/>
          <table:table-cell table:style-name="ce33" office:value-type="string">
            <text:p>DAN</text:p>
          </table:table-cell>
          <table:table-cell table:style-name="ce36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39" table:formula="oooc:=COUNTIF([.C21:.K21];&quot;51&quot;)+COUNTIF([.C21:.K21];&quot;51☻&quot;)" office:value-type="float" office:value="0">
            <text:p>0</text:p>
          </table:table-cell>
          <table:table-cell table:style-name="ce39" table:formula="oooc:=COUNTIF([.C21:.K21];&quot;52&quot;)+COUNTIF([.C21:.K21];&quot;52☻&quot;)" office:value-type="float" office:value="0">
            <text:p>0</text:p>
          </table:table-cell>
          <table:table-cell table:style-name="ce39" table:formula="oooc:=COUNTIF([.C21:.K21];&quot;11-19&quot;)+COUNTIF([.C21:.K21];&quot;2&quot;)" office:value-type="float" office:value="0">
            <text:p>0</text:p>
          </table:table-cell>
          <table:table-cell table:style-name="ce39" table:formula="oooc:=COUNTIF([.C21:.K21];&quot;U&quot;)+COUNTIF([.C21:.K21];&quot;U☻&quot;)" office:value-type="float" office:value="0">
            <text:p>0</text:p>
          </table:table-cell>
          <table:table-cell table:style-name="ce39" table:formula="oooc:=COUNTIF([.C21:.K21];&quot;KVIT&quot;)+COUNTIF([.C21:.K21];&quot;KVIT☻&quot;)" office:value-type="float" office:value="0">
            <text:p>0</text:p>
          </table:table-cell>
          <table:table-cell table:style-name="ce42" table:formula="oooc:=COUNTBLANK([.C21:.K21])" office:value-type="float" office:value="8">
            <text:p>8</text:p>
          </table:table-cell>
          <table:table-cell table:style-name="ce44" table:formula="oooc:=COUNTIF([.C21:.K21];&quot;x&quot;)" office:value-type="float" office:value="0">
            <text:p>0</text:p>
          </table:table-cell>
          <table:table-cell table:style-name="ce45" table:formula="oooc:=COUNTIF([.C21:.K21];&quot;51&quot;)+COUNTIF([.C21:.K21];&quot;51☻&quot;)+COUNTIF([.C21:.K21];&quot;2&quot;)+COUNTIF([.C21:.K21];&quot;52&quot;)+COUNTIF([.C21:.K21];&quot;52☻&quot;)" office:value-type="float" office:value="0">
            <text:p>0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1">
            <text:p>21. jan 08</text:p>
          </table:table-cell>
          <table:table-cell table:style-name="ce16" table:formula="oooc:=TEXT([.A22];&quot;Ddd&quot;)" office:value-type="string" office:string-value="pon">
            <text:p>pon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11-19</text:p>
          </table:table-cell>
          <table:table-cell table:style-name="ce14"/>
          <table:table-cell table:number-columns-repeated="2" table:style-name="ce2" office:value-type="string">
            <text:p>KVIT</text:p>
          </table:table-cell>
          <table:table-cell table:style-name="ce33" office:value-type="string">
            <text:p>DAN</text:p>
          </table:table-cell>
          <table:table-cell table:style-name="ce36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39" table:formula="oooc:=COUNTIF([.C22:.K22];&quot;51&quot;)+COUNTIF([.C22:.K22];&quot;51☻&quot;)" office:value-type="float" office:value="1">
            <text:p>1</text:p>
          </table:table-cell>
          <table:table-cell table:style-name="ce39" table:formula="oooc:=COUNTIF([.C22:.K22];&quot;52&quot;)+COUNTIF([.C22:.K22];&quot;52☻&quot;)" office:value-type="float" office:value="1">
            <text:p>1</text:p>
          </table:table-cell>
          <table:table-cell table:style-name="ce39" table:formula="oooc:=COUNTIF([.C22:.K22];&quot;11-19&quot;)+COUNTIF([.C22:.K22];&quot;2&quot;)" office:value-type="float" office:value="1">
            <text:p>1</text:p>
          </table:table-cell>
          <table:table-cell table:style-name="ce39" table:formula="oooc:=COUNTIF([.C22:.K22];&quot;U&quot;)+COUNTIF([.C22:.K22];&quot;U☻&quot;)" office:value-type="float" office:value="1">
            <text:p>1</text:p>
          </table:table-cell>
          <table:table-cell table:style-name="ce39" table:formula="oooc:=COUNTIF([.C22:.K22];&quot;KVIT&quot;)+COUNTIF([.C22:.K22];&quot;KVIT☻&quot;)" office:value-type="float" office:value="3">
            <text:p>3</text:p>
          </table:table-cell>
          <table:table-cell table:style-name="ce42" table:formula="oooc:=COUNTBLANK([.C22:.K22])" office:value-type="float" office:value="1">
            <text:p>1</text:p>
          </table:table-cell>
          <table:table-cell table:style-name="ce44" table:formula="oooc:=COUNTIF([.C22:.K22];&quot;x&quot;)" office:value-type="float" office:value="1">
            <text:p>1</text:p>
          </table:table-cell>
          <table:table-cell table:style-name="ce45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2">
            <text:p>22. jan 08</text:p>
          </table:table-cell>
          <table:table-cell table:style-name="ce16" table:formula="oooc:=TEXT([.A23];&quot;Ddd&quot;)" office:value-type="string" office:string-value="tor">
            <text:p>tor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568cm" svg:x="10.237cm" svg:y="13.895cm" draw:caption-point-x="-10.237cm" draw:caption-point-y="-13.895cm">
              <dc:date>2008-12-24T00:00:00</dc:date>
              <text:p text:style-name="P1"><text:span text:style-name="T1">helikopter</text:span></text:p>
            </office:annotation>
            <text:p>x</text:p>
          </table:table-cell>
          <table:table-cell table:style-name="ce3" office:value-type="string">
            <text:p>52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25" office:value-type="string">
            <text:p>KVIT</text:p>
          </table:table-cell>
          <table:table-cell table:style-name="ce33" office:value-type="string">
            <text:p>DAN</text:p>
          </table:table-cell>
          <table:table-cell table:style-name="ce36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39" table:formula="oooc:=COUNTIF([.C23:.K23];&quot;51&quot;)+COUNTIF([.C23:.K23];&quot;51☻&quot;)" office:value-type="float" office:value="1">
            <text:p>1</text:p>
          </table:table-cell>
          <table:table-cell table:style-name="ce39" table:formula="oooc:=COUNTIF([.C23:.K23];&quot;52&quot;)+COUNTIF([.C23:.K23];&quot;52☻&quot;)" office:value-type="float" office:value="1">
            <text:p>1</text:p>
          </table:table-cell>
          <table:table-cell table:style-name="ce39" table:formula="oooc:=COUNTIF([.C23:.K23];&quot;11-19&quot;)+COUNTIF([.C23:.K23];&quot;2&quot;)" office:value-type="float" office:value="1">
            <text:p>1</text:p>
          </table:table-cell>
          <table:table-cell table:style-name="ce39" table:formula="oooc:=COUNTIF([.C23:.K23];&quot;U&quot;)+COUNTIF([.C23:.K23];&quot;U☻&quot;)" office:value-type="float" office:value="1">
            <text:p>1</text:p>
          </table:table-cell>
          <table:table-cell table:style-name="ce39" table:formula="oooc:=COUNTIF([.C23:.K23];&quot;KVIT&quot;)+COUNTIF([.C23:.K23];&quot;KVIT☻&quot;)" office:value-type="float" office:value="3">
            <text:p>3</text:p>
          </table:table-cell>
          <table:table-cell table:style-name="ce42" table:formula="oooc:=COUNTBLANK([.C23:.K23])" office:value-type="float" office:value="1">
            <text:p>1</text:p>
          </table:table-cell>
          <table:table-cell table:style-name="ce44" table:formula="oooc:=COUNTIF([.C23:.K23];&quot;x&quot;)" office:value-type="float" office:value="1">
            <text:p>1</text:p>
          </table:table-cell>
          <table:table-cell table:style-name="ce45" table:formula="oooc:=COUNTIF([.C23:.K23];&quot;51&quot;)+COUNTIF([.C23:.K23];&quot;51☻&quot;)+COUNTIF([.C23:.K23];&quot;2&quot;)+COUNTIF([.C23:.K23];&quot;52&quot;)+COUNTIF([.C23:.K23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3">
            <text:p>23. jan 08</text:p>
          </table:table-cell>
          <table:table-cell table:style-name="ce16" table:formula="oooc:=TEXT([.A24];&quot;Ddd&quot;)" office:value-type="string" office:string-value="sre">
            <text:p>sre</text:p>
          </table:table-cell>
          <table:table-cell table:style-name="ce3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KVIT</text:p>
          </table:table-cell>
          <table:table-cell table:style-name="ce2"/>
          <table:table-cell table:style-name="ce2" office:value-type="string">
            <text:p>51☻</text:p>
          </table:table-cell>
          <table:table-cell table:style-name="ce2" office:value-type="string">
            <office:annotation draw:style-name="gr1" draw:text-style-name="P1" svg:width="2.87cm" svg:height="0.568cm" svg:x="15.424cm" svg:y="14.595cm" draw:caption-point-x="-15.424cm" draw:caption-point-y="-14.595cm">
              <dc:date>2008-12-24T00:00:00</dc:date>
              <text:p text:style-name="P1"><text:span text:style-name="T1">dopust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36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39" table:formula="oooc:=COUNTIF([.C24:.K24];&quot;51&quot;)+COUNTIF([.C24:.K24];&quot;51☻&quot;)" office:value-type="float" office:value="1">
            <text:p>1</text:p>
          </table:table-cell>
          <table:table-cell table:style-name="ce39" table:formula="oooc:=COUNTIF([.C24:.K24];&quot;52&quot;)+COUNTIF([.C24:.K24];&quot;52☻&quot;)" office:value-type="float" office:value="1">
            <text:p>1</text:p>
          </table:table-cell>
          <table:table-cell table:style-name="ce39" table:formula="oooc:=COUNTIF([.C24:.K24];&quot;11-19&quot;)+COUNTIF([.C24:.K24];&quot;2&quot;)" office:value-type="float" office:value="1">
            <text:p>1</text:p>
          </table:table-cell>
          <table:table-cell table:style-name="ce39" table:formula="oooc:=COUNTIF([.C24:.K24];&quot;U&quot;)+COUNTIF([.C24:.K24];&quot;U☻&quot;)" office:value-type="float" office:value="1">
            <text:p>1</text:p>
          </table:table-cell>
          <table:table-cell table:style-name="ce39" table:formula="oooc:=COUNTIF([.C24:.K24];&quot;KVIT&quot;)+COUNTIF([.C24:.K24];&quot;KVIT☻&quot;)" office:value-type="float" office:value="2">
            <text:p>2</text:p>
          </table:table-cell>
          <table:table-cell table:style-name="ce42" table:formula="oooc:=COUNTBLANK([.C24:.K24])" office:value-type="float" office:value="1">
            <text:p>1</text:p>
          </table:table-cell>
          <table:table-cell table:style-name="ce44" table:formula="oooc:=COUNTIF([.C24:.K24];&quot;x&quot;)" office:value-type="float" office:value="1">
            <text:p>1</text:p>
          </table:table-cell>
          <table:table-cell table:style-name="ce45" table:formula="oooc:=COUNTIF([.C24:.K24];&quot;51&quot;)+COUNTIF([.C24:.K24];&quot;51☻&quot;)+COUNTIF([.C24:.K24];&quot;2&quot;)+COUNTIF([.C24:.K24];&quot;52&quot;)+COUNTIF([.C24:.K24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4">
            <text:p>24. jan 08</text:p>
          </table:table-cell>
          <table:table-cell table:style-name="ce16" table:formula="oooc:=TEXT([.A25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2" office:value-type="string">
            <office:annotation draw:style-name="gr1" draw:text-style-name="P1" svg:width="2.872cm" svg:height="0.568cm" svg:x="6.346cm" svg:y="15.294cm" draw:caption-point-x="-6.346cm" draw:caption-point-y="-15.294cm">
              <dc:date>2008-12-24T00:00:00</dc:date>
              <text:p text:style-name="P1"><text:span text:style-name="T1">dopust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25" office:value-type="string">
            <text:p>KVIT</text:p>
          </table:table-cell>
          <table:table-cell table:style-name="ce2" office:value-type="string">
            <text:p>U☻</text:p>
          </table:table-cell>
          <table:table-cell table:style-name="ce3" office:value-type="string">
            <text:p>52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DAN</text:p>
          </table:table-cell>
          <table:table-cell table:style-name="ce36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39" table:formula="oooc:=COUNTIF([.C25:.K25];&quot;51&quot;)+COUNTIF([.C25:.K25];&quot;51☻&quot;)" office:value-type="float" office:value="1">
            <text:p>1</text:p>
          </table:table-cell>
          <table:table-cell table:style-name="ce39" table:formula="oooc:=COUNTIF([.C25:.K25];&quot;52&quot;)+COUNTIF([.C25:.K25];&quot;52☻&quot;)" office:value-type="float" office:value="1">
            <text:p>1</text:p>
          </table:table-cell>
          <table:table-cell table:style-name="ce39" table:formula="oooc:=COUNTIF([.C25:.K25];&quot;11-19&quot;)+COUNTIF([.C25:.K25];&quot;2&quot;)" office:value-type="float" office:value="1">
            <text:p>1</text:p>
          </table:table-cell>
          <table:table-cell table:style-name="ce39" table:formula="oooc:=COUNTIF([.C25:.K25];&quot;U&quot;)+COUNTIF([.C25:.K25];&quot;U☻&quot;)" office:value-type="float" office:value="1">
            <text:p>1</text:p>
          </table:table-cell>
          <table:table-cell table:style-name="ce39" table:formula="oooc:=COUNTIF([.C25:.K25];&quot;KVIT&quot;)+COUNTIF([.C25:.K25];&quot;KVIT☻&quot;)" office:value-type="float" office:value="1">
            <text:p>1</text:p>
          </table:table-cell>
          <table:table-cell table:style-name="ce42" table:formula="oooc:=COUNTBLANK([.C25:.K25])" office:value-type="float" office:value="1">
            <text:p>1</text:p>
          </table:table-cell>
          <table:table-cell table:style-name="ce44" table:formula="oooc:=COUNTIF([.C25:.K25];&quot;x&quot;)" office:value-type="float" office:value="1">
            <text:p>1</text:p>
          </table:table-cell>
          <table:table-cell table:style-name="ce45" table:formula="oooc:=COUNTIF([.C25:.K25];&quot;51&quot;)+COUNTIF([.C25:.K25];&quot;51☻&quot;)+COUNTIF([.C25:.K25];&quot;2&quot;)+COUNTIF([.C25:.K25];&quot;52&quot;)+COUNTIF([.C25:.K25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5">
            <text:p>25. jan 08</text:p>
          </table:table-cell>
          <table:table-cell table:style-name="ce16" table:formula="oooc:=TEXT([.A26];&quot;Ddd&quot;)" office:value-type="string" office:string-value="pet">
            <text:p>pet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office:annotation draw:style-name="gr1" draw:text-style-name="P1" svg:width="2.872cm" svg:height="0.569cm" svg:x="6.346cm" svg:y="15.993cm" draw:caption-point-x="-6.346cm" draw:caption-point-y="-15.993cm">
              <dc:date>2008-12-24T00:00:00</dc:date>
              <text:p text:style-name="P1"><text:span text:style-name="T1">dopust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5"/>
          <table:table-cell table:style-name="ce3" office:value-type="string">
            <text:p>11-19</text:p>
          </table:table-cell>
          <table:table-cell table:style-name="ce25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36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39" table:formula="oooc:=COUNTIF([.C26:.K26];&quot;51&quot;)+COUNTIF([.C26:.K26];&quot;51☻&quot;)" office:value-type="float" office:value="1">
            <text:p>1</text:p>
          </table:table-cell>
          <table:table-cell table:style-name="ce39" table:formula="oooc:=COUNTIF([.C26:.K26];&quot;52&quot;)+COUNTIF([.C26:.K26];&quot;52☻&quot;)" office:value-type="float" office:value="1">
            <text:p>1</text:p>
          </table:table-cell>
          <table:table-cell table:style-name="ce39" table:formula="oooc:=COUNTIF([.C26:.K26];&quot;11-19&quot;)+COUNTIF([.C26:.K26];&quot;2&quot;)" office:value-type="float" office:value="1">
            <text:p>1</text:p>
          </table:table-cell>
          <table:table-cell table:style-name="ce39" table:formula="oooc:=COUNTIF([.C26:.K26];&quot;U&quot;)+COUNTIF([.C26:.K26];&quot;U☻&quot;)" office:value-type="float" office:value="1">
            <text:p>1</text:p>
          </table:table-cell>
          <table:table-cell table:style-name="ce39" table:formula="oooc:=COUNTIF([.C26:.K26];&quot;KVIT&quot;)+COUNTIF([.C26:.K26];&quot;KVIT☻&quot;)" office:value-type="float" office:value="2">
            <text:p>2</text:p>
          </table:table-cell>
          <table:table-cell table:style-name="ce42" table:formula="oooc:=COUNTBLANK([.C26:.K26])" office:value-type="float" office:value="1">
            <text:p>1</text:p>
          </table:table-cell>
          <table:table-cell table:style-name="ce44" table:formula="oooc:=COUNTIF([.C26:.K26];&quot;x&quot;)" office:value-type="float" office:value="1">
            <text:p>1</text:p>
          </table:table-cell>
          <table:table-cell table:style-name="ce45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26">
            <text:p>26. jan 08</text:p>
          </table:table-cell>
          <table:table-cell table:style-name="ce16" table:formula="oooc:=TEXT([.A27];&quot;Ddd&quot;)" office:value-type="string" office:string-value="sob">
            <text:p>sob</text:p>
          </table:table-cell>
          <table:table-cell table:style-name="ce19">
            <office:annotation draw:style-name="gr1" draw:text-style-name="P1" svg:width="2.873cm" svg:height="1.347cm" svg:x="5.546cm" svg:y="16.693cm" draw:caption-point-x="-5.546cm" draw:caption-point-y="-16.693cm">
              <dc:date>2008-12-24T00:00:00</dc:date>
              <text:p text:style-name="P1"><text:span text:style-name="T1">na ginekologiji deĹžurna 19. ali/in 26. januarja</text:span></text:p>
            </office:annotation>
          </table:table-cell>
          <table:table-cell table:style-name="ce23"/>
          <table:table-cell table:style-name="ce20" table:number-columns-repeated="3"/>
          <table:table-cell table:style-name="ce27"/>
          <table:table-cell table:style-name="ce20"/>
          <table:table-cell table:style-name="ce6" office:value-type="string">
            <text:p>☻</text:p>
          </table:table-cell>
          <table:table-cell table:style-name="ce20"/>
          <table:table-cell table:style-name="ce33" office:value-type="string">
            <text:p>MŠŠ</text:p>
          </table:table-cell>
          <table:table-cell table:style-name="ce36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39" table:formula="oooc:=COUNTIF([.C27:.K27];&quot;51&quot;)+COUNTIF([.C27:.K27];&quot;51☻&quot;)" office:value-type="float" office:value="0">
            <text:p>0</text:p>
          </table:table-cell>
          <table:table-cell table:style-name="ce39" table:formula="oooc:=COUNTIF([.C27:.K27];&quot;52&quot;)+COUNTIF([.C27:.K27];&quot;52☻&quot;)" office:value-type="float" office:value="0">
            <text:p>0</text:p>
          </table:table-cell>
          <table:table-cell table:style-name="ce39" table:formula="oooc:=COUNTIF([.C27:.K27];&quot;11-19&quot;)+COUNTIF([.C27:.K27];&quot;2&quot;)" office:value-type="float" office:value="0">
            <text:p>0</text:p>
          </table:table-cell>
          <table:table-cell table:style-name="ce39" table:formula="oooc:=COUNTIF([.C27:.K27];&quot;U&quot;)+COUNTIF([.C27:.K27];&quot;U☻&quot;)" office:value-type="float" office:value="0">
            <text:p>0</text:p>
          </table:table-cell>
          <table:table-cell table:style-name="ce39" table:formula="oooc:=COUNTIF([.C27:.K27];&quot;KVIT&quot;)+COUNTIF([.C27:.K27];&quot;KVIT☻&quot;)" office:value-type="float" office:value="0">
            <text:p>0</text:p>
          </table:table-cell>
          <table:table-cell table:style-name="ce42" table:formula="oooc:=COUNTBLANK([.C27:.K27])" office:value-type="float" office:value="8">
            <text:p>8</text:p>
          </table:table-cell>
          <table:table-cell table:style-name="ce44" table:formula="oooc:=COUNTIF([.C27:.K27];&quot;x&quot;)" office:value-type="float" office:value="0">
            <text:p>0</text:p>
          </table:table-cell>
          <table:table-cell table:style-name="ce45" table:formula="oooc:=COUNTIF([.C27:.K27];&quot;51&quot;)+COUNTIF([.C27:.K27];&quot;51☻&quot;)+COUNTIF([.C27:.K27];&quot;2&quot;)+COUNTIF([.C27:.K27];&quot;52&quot;)+COUNTIF([.C27:.K27];&quot;52☻&quot;)" office:value-type="float" office:value="0">
            <text:p>0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0" office:value-type="date" office:date-value="2008-01-27">
            <text:p>27. jan 08</text:p>
          </table:table-cell>
          <table:table-cell table:style-name="ce16" table:formula="oooc:=TEXT([.A28];&quot;Ddd&quot;)" office:value-type="string" office:string-value="ned">
            <text:p>ned</text:p>
          </table:table-cell>
          <table:table-cell table:style-name="ce20" table:number-columns-repeated="4"/>
          <table:table-cell table:style-name="ce23"/>
          <table:table-cell table:style-name="ce20" table:number-columns-repeated="2"/>
          <table:table-cell table:style-name="ce6" office:value-type="string">
            <text:p>☻</text:p>
          </table:table-cell>
          <table:table-cell table:style-name="ce23"/>
          <table:table-cell table:style-name="ce33" office:value-type="string">
            <text:p>MŠŠ</text:p>
          </table:table-cell>
          <table:table-cell table:style-name="ce36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39" table:formula="oooc:=COUNTIF([.C28:.K28];&quot;51&quot;)+COUNTIF([.C28:.K28];&quot;51☻&quot;)" office:value-type="float" office:value="0">
            <text:p>0</text:p>
          </table:table-cell>
          <table:table-cell table:style-name="ce39" table:formula="oooc:=COUNTIF([.C28:.K28];&quot;52&quot;)+COUNTIF([.C28:.K28];&quot;52☻&quot;)" office:value-type="float" office:value="0">
            <text:p>0</text:p>
          </table:table-cell>
          <table:table-cell table:style-name="ce39" table:formula="oooc:=COUNTIF([.C28:.K28];&quot;11-19&quot;)+COUNTIF([.C28:.K28];&quot;2&quot;)" office:value-type="float" office:value="0">
            <text:p>0</text:p>
          </table:table-cell>
          <table:table-cell table:style-name="ce39" table:formula="oooc:=COUNTIF([.C28:.K28];&quot;U&quot;)+COUNTIF([.C28:.K28];&quot;U☻&quot;)" office:value-type="float" office:value="0">
            <text:p>0</text:p>
          </table:table-cell>
          <table:table-cell table:style-name="ce39" table:formula="oooc:=COUNTIF([.C28:.K28];&quot;KVIT&quot;)+COUNTIF([.C28:.K28];&quot;KVIT☻&quot;)" office:value-type="float" office:value="0">
            <text:p>0</text:p>
          </table:table-cell>
          <table:table-cell table:style-name="ce42" table:formula="oooc:=COUNTBLANK([.C28:.K28])" office:value-type="float" office:value="8">
            <text:p>8</text:p>
          </table:table-cell>
          <table:table-cell table:style-name="ce44" table:formula="oooc:=COUNTIF([.C28:.K28];&quot;x&quot;)" office:value-type="float" office:value="0">
            <text:p>0</text:p>
          </table:table-cell>
          <table:table-cell table:style-name="ce45" table:formula="oooc:=COUNTIF([.C28:.K28];&quot;51&quot;)+COUNTIF([.C28:.K28];&quot;51☻&quot;)+COUNTIF([.C28:.K28];&quot;2&quot;)+COUNTIF([.C28:.K28];&quot;52&quot;)+COUNTIF([.C28:.K28];&quot;52☻&quot;)" office:value-type="float" office:value="0">
            <text:p>0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8">
            <text:p>28. jan 08</text:p>
          </table:table-cell>
          <table:table-cell table:style-name="ce16" table:formula="oooc:=TEXT([.A29];&quot;Ddd&quot;)" office:value-type="string" office:string-value="pon">
            <text:p>pon</text:p>
          </table:table-cell>
          <table:table-cell table:style-name="ce3" office:value-type="float" office:value="51">
            <text:p>51</text:p>
          </table:table-cell>
          <table:table-cell table:style-name="ce8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52☻</text:p>
          </table:table-cell>
          <table:table-cell table:style-name="ce2" office:value-type="string">
            <office:annotation draw:style-name="gr1" draw:text-style-name="P1" svg:width="2.844cm" svg:height="0.568cm" svg:x="10.237cm" svg:y="18.092cm" draw:caption-point-x="-10.237cm" draw:caption-point-y="-18.092cm">
              <dc:date>2008-12-24T00:00:00</dc:date>
              <text:p text:style-name="P1"><text:span text:style-name="T1">cit</text:span></text:p>
            </office:annotation>
            <text:p>U</text:p>
          </table:table-cell>
          <table:table-cell table:style-name="ce3" office:value-type="string">
            <office:annotation draw:style-name="gr1" draw:text-style-name="P1" svg:width="2.9cm" svg:height="0.566cm" svg:x="12.582cm" svg:y="18.067cm" draw:caption-point-x="-12.582cm" draw:caption-point-y="-18.067cm">
              <dc:date>2008-12-24T00:00:00</dc:date>
              <text:p text:style-name="P1"><text:span text:style-name="T1">Helikopter</text:span></text:p>
            </office:annotation>
            <text:p>D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36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39" table:formula="oooc:=COUNTIF([.C29:.K29];&quot;51&quot;)+COUNTIF([.C29:.K29];&quot;51☻&quot;)" office:value-type="float" office:value="1">
            <text:p>1</text:p>
          </table:table-cell>
          <table:table-cell table:style-name="ce39" table:formula="oooc:=COUNTIF([.C29:.K29];&quot;52&quot;)+COUNTIF([.C29:.K29];&quot;52☻&quot;)" office:value-type="float" office:value="1">
            <text:p>1</text:p>
          </table:table-cell>
          <table:table-cell table:style-name="ce39" table:formula="oooc:=COUNTIF([.C29:.K29];&quot;11-19&quot;)+COUNTIF([.C29:.K29];&quot;2&quot;)" office:value-type="float" office:value="1">
            <text:p>1</text:p>
          </table:table-cell>
          <table:table-cell table:style-name="ce39" table:formula="oooc:=COUNTIF([.C29:.K29];&quot;U&quot;)+COUNTIF([.C29:.K29];&quot;U☻&quot;)" office:value-type="float" office:value="1">
            <text:p>1</text:p>
          </table:table-cell>
          <table:table-cell table:style-name="ce39" table:formula="oooc:=COUNTIF([.C29:.K29];&quot;KVIT&quot;)+COUNTIF([.C29:.K29];&quot;KVIT☻&quot;)" office:value-type="float" office:value="2">
            <text:p>2</text:p>
          </table:table-cell>
          <table:table-cell table:style-name="ce42" table:formula="oooc:=COUNTBLANK([.C29:.K29])" office:value-type="float" office:value="1">
            <text:p>1</text:p>
          </table:table-cell>
          <table:table-cell table:style-name="ce44" table:formula="oooc:=COUNTIF([.C29:.K29];&quot;x&quot;)" office:value-type="float" office:value="1">
            <text:p>1</text:p>
          </table:table-cell>
          <table:table-cell table:style-name="ce45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29">
            <text:p>29. jan 08</text:p>
          </table:table-cell>
          <table:table-cell table:style-name="ce16" table:formula="oooc:=TEXT([.A30];&quot;Ddd&quot;)" office:value-type="string" office:string-value="tor">
            <text:p>tor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14"/>
          <table:table-cell table:style-name="ce3" office:value-type="float" office:value="51">
            <text:p>51</text:p>
          </table:table-cell>
          <table:table-cell table:style-name="ce3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36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39" table:formula="oooc:=COUNTIF([.C30:.K30];&quot;51&quot;)+COUNTIF([.C30:.K30];&quot;51☻&quot;)" office:value-type="float" office:value="2">
            <text:p>2</text:p>
          </table:table-cell>
          <table:table-cell table:style-name="ce39" table:formula="oooc:=COUNTIF([.C30:.K30];&quot;52&quot;)+COUNTIF([.C30:.K30];&quot;52☻&quot;)" office:value-type="float" office:value="1">
            <text:p>1</text:p>
          </table:table-cell>
          <table:table-cell table:style-name="ce39" table:formula="oooc:=COUNTIF([.C30:.K30];&quot;11-19&quot;)+COUNTIF([.C30:.K30];&quot;2&quot;)" office:value-type="float" office:value="1">
            <text:p>1</text:p>
          </table:table-cell>
          <table:table-cell table:style-name="ce39" table:formula="oooc:=COUNTIF([.C30:.K30];&quot;U&quot;)+COUNTIF([.C30:.K30];&quot;U☻&quot;)" office:value-type="float" office:value="1">
            <text:p>1</text:p>
          </table:table-cell>
          <table:table-cell table:style-name="ce39" table:formula="oooc:=COUNTIF([.C30:.K30];&quot;KVIT&quot;)+COUNTIF([.C30:.K30];&quot;KVIT☻&quot;)" office:value-type="float" office:value="2">
            <text:p>2</text:p>
          </table:table-cell>
          <table:table-cell table:style-name="ce42" table:formula="oooc:=COUNTBLANK([.C30:.K30])" office:value-type="float" office:value="1">
            <text:p>1</text:p>
          </table:table-cell>
          <table:table-cell table:style-name="ce44" table:formula="oooc:=COUNTIF([.C30:.K30];&quot;x&quot;)" office:value-type="float" office:value="1">
            <text:p>1</text:p>
          </table:table-cell>
          <table:table-cell table:style-name="ce45" table:formula="oooc:=COUNTIF([.C30:.K30];&quot;51&quot;)+COUNTIF([.C30:.K30];&quot;51☻&quot;)+COUNTIF([.C30:.K30];&quot;2&quot;)+COUNTIF([.C30:.K30];&quot;52&quot;)+COUNTIF([.C30:.K30];&quot;52☻&quot;)" office:value-type="float" office:value="3">
            <text:p>3</text:p>
          </table:table-cell>
          <table:table-cell table:style-name="ce13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30">
            <text:p>30. jan 08</text:p>
          </table:table-cell>
          <table:table-cell table:style-name="ce16" table:formula="oooc:=TEXT([.A31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26" office:value-type="string">
            <text:p>KVIT<text:span text:style-name="T3">☻</text:span>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8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5"/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36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39" table:formula="oooc:=COUNTIF([.C31:.K31];&quot;51&quot;)+COUNTIF([.C31:.K31];&quot;51☻&quot;)" office:value-type="float" office:value="1">
            <text:p>1</text:p>
          </table:table-cell>
          <table:table-cell table:style-name="ce39" table:formula="oooc:=COUNTIF([.C31:.K31];&quot;52&quot;)+COUNTIF([.C31:.K31];&quot;52☻&quot;)" office:value-type="float" office:value="1">
            <text:p>1</text:p>
          </table:table-cell>
          <table:table-cell table:style-name="ce39" table:formula="oooc:=COUNTIF([.C31:.K31];&quot;11-19&quot;)+COUNTIF([.C31:.K31];&quot;2&quot;)" office:value-type="float" office:value="1">
            <text:p>1</text:p>
          </table:table-cell>
          <table:table-cell table:style-name="ce39" table:formula="oooc:=COUNTIF([.C31:.K31];&quot;U&quot;)+COUNTIF([.C31:.K31];&quot;U☻&quot;)" office:value-type="float" office:value="1">
            <text:p>1</text:p>
          </table:table-cell>
          <table:table-cell table:style-name="ce39" table:formula="oooc:=COUNTIF([.C31:.K31];&quot;KVIT&quot;)+COUNTIF([.C31:.K31];&quot;KVIT☻&quot;)" office:value-type="float" office:value="3">
            <text:p>3</text:p>
          </table:table-cell>
          <table:table-cell table:style-name="ce42" table:formula="oooc:=COUNTBLANK([.C31:.K31])" office:value-type="float" office:value="1">
            <text:p>1</text:p>
          </table:table-cell>
          <table:table-cell table:style-name="ce44" table:formula="oooc:=COUNTIF([.C31:.K31];&quot;x&quot;)" office:value-type="float" office:value="1">
            <text:p>1</text:p>
          </table:table-cell>
          <table:table-cell table:style-name="ce45" table:formula="oooc:=COUNTIF([.C31:.K31];&quot;51&quot;)+COUNTIF([.C31:.K31];&quot;51☻&quot;)+COUNTIF([.C31:.K31];&quot;2&quot;)+COUNTIF([.C31:.K31];&quot;52&quot;)+COUNTIF([.C31:.K31];&quot;52☻&quot;)" office:value-type="float" office:value="2">
            <text:p>2</text:p>
          </table:table-cell>
          <table:table-cell table:style-name="ce13"/>
          <table:table-cell/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1" office:value-type="date" office:date-value="2008-01-31">
            <text:p>31. jan 08</text:p>
          </table:table-cell>
          <table:table-cell table:style-name="ce16" table:formula="oooc:=TEXT([.A32];&quot;Ddd&quot;)" office:value-type="string" office:string-value="čet">
            <text:p>če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8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26" office:value-type="string">
            <text:p>KVIT<text:span text:style-name="T3">☻</text:span></text:p>
          </table:table-cell>
          <table:table-cell table:style-name="ce34" office:value-type="string">
            <text:p>MŠŠ</text:p>
          </table:table-cell>
          <table:table-cell table:style-name="ce36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39" table:formula="oooc:=COUNTIF([.C32:.K32];&quot;51&quot;)+COUNTIF([.C32:.K32];&quot;51☻&quot;)" office:value-type="float" office:value="1">
            <text:p>1</text:p>
          </table:table-cell>
          <table:table-cell table:style-name="ce39" table:formula="oooc:=COUNTIF([.C32:.K32];&quot;52&quot;)+COUNTIF([.C32:.K32];&quot;52☻&quot;)" office:value-type="float" office:value="1">
            <text:p>1</text:p>
          </table:table-cell>
          <table:table-cell table:style-name="ce39" table:formula="oooc:=COUNTIF([.C32:.K32];&quot;11-19&quot;)+COUNTIF([.C32:.K32];&quot;2&quot;)" office:value-type="float" office:value="1">
            <text:p>1</text:p>
          </table:table-cell>
          <table:table-cell table:style-name="ce39" table:formula="oooc:=COUNTIF([.C32:.K32];&quot;U&quot;)+COUNTIF([.C32:.K32];&quot;U☻&quot;)" office:value-type="float" office:value="1">
            <text:p>1</text:p>
          </table:table-cell>
          <table:table-cell table:style-name="ce39" table:formula="oooc:=COUNTIF([.C32:.K32];&quot;KVIT&quot;)+COUNTIF([.C32:.K32];&quot;KVIT☻&quot;)" office:value-type="float" office:value="2">
            <text:p>2</text:p>
          </table:table-cell>
          <table:table-cell table:style-name="ce42" table:formula="oooc:=COUNTBLANK([.C32:.K32])" office:value-type="float" office:value="1">
            <text:p>1</text:p>
          </table:table-cell>
          <table:table-cell table:style-name="ce44" table:formula="oooc:=COUNTIF([.C32:.K32];&quot;x&quot;)" office:value-type="float" office:value="1">
            <text:p>1</text:p>
          </table:table-cell>
          <table:table-cell table:style-name="ce45" table:formula="oooc:=COUNTIF([.C32:.K32];&quot;51&quot;)+COUNTIF([.C32:.K32];&quot;51☻&quot;)+COUNTIF([.C32:.K32];&quot;2&quot;)+COUNTIF([.C32:.K32];&quot;52&quot;)+COUNTIF([.C32:.K32];&quot;52☻&quot;)" office:value-type="float" office:value="2">
            <text:p>2</text:p>
          </table:table-cell>
          <table:table-cell table:style-name="ce13"/>
          <table:table-cell/>
          <table:table-cell table:style-name="ce13"/>
          <table:table-cell table:style-name="ce1" table:number-columns-repeated="9"/>
          <table:table-cell table:number-columns-repeated="2"/>
          <table:table-cell table:style-name="ce1" table:number-columns-repeated="221"/>
        </table:table-row>
        <table:table-row table:style-name="ro6">
          <table:table-cell table:style-name="ce1" table:number-columns-repeated="12"/>
          <table:table-cell table:style-name="ce35" table:number-columns-repeated="6"/>
          <table:table-cell table:style-name="ce43"/>
          <table:table-cell table:style-name="ce13" table:number-columns-repeated="5"/>
          <table:table-cell table:style-name="ce1"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5">
            <text:p>5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17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6">
          <table:table-cell table:style-name="ce13" table:number-columns-repeated="12"/>
          <table:table-cell table:style-name="ce35" table:number-columns-repeated="7"/>
          <table:table-cell table:style-name="ce13" table:number-columns-repeated="237"/>
        </table:table-row>
        <table:table-row table:style-name="ro6" table:number-rows-repeated="123">
          <table:table-cell table:style-name="ce1" table:number-columns-repeated="12"/>
          <table:table-cell table:style-name="ce35" table:number-columns-repeated="7"/>
          <table:table-cell table:style-name="ce13" table:number-columns-repeated="5"/>
          <table:table-cell table:style-name="ce1" table:number-columns-repeated="232"/>
        </table:table-row>
        <table:table-row table:style-name="ro6" table:number-rows-repeated="4">
          <table:table-cell table:style-name="ce1" table:number-columns-repeated="12"/>
          <table:table-cell table:style-name="ce35" table:number-columns-repeated="7"/>
          <table:table-cell table:style-name="ce13" table:number-columns-repeated="2"/>
          <table:table-cell table:number-columns-repeated="2"/>
          <table:table-cell table:style-name="ce13"/>
          <table:table-cell table:style-name="ce1" table:number-columns-repeated="232"/>
        </table:table-row>
        <table:table-row table:style-name="ro3" table:number-rows-repeated="6537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bruar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5" table:number-columns-repeated="9" table:default-cell-style-name="Default"/>
        <table:table-column table:style-name="co16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17" table:default-cell-style-name="ce37"/>
        <table:table-column table:style-name="co1" table:number-columns-repeated="3" table:default-cell-style-name="ce37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MIR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3"/>
          <table:table-cell table:style-name="ce1" table:number-columns-repeated="232"/>
        </table:table-row>
        <table:table-row table:style-name="ro6">
          <table:table-cell table:style-name="ce11" office:value-type="date" office:date-value="2008-02-01">
            <text:p>1. feb 08</text:p>
          </table:table-cell>
          <table:table-cell table:style-name="ce46" office:value-type="string">
            <text:p>pet</text:p>
          </table:table-cell>
          <table:table-cell table:style-name="ce8" office:value-type="string">
            <text:p>1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2" draw:text-style-name="P1" svg:width="2.845cm" svg:height="1.768cm" svg:x="7.866cm" svg:y="0cm" draw:caption-point-x="-7.866cm" draw:caption-point-y="0cm">
              <dc:date>2008-12-24T00:00:00</dc:date>
              <text:p text:style-name="P1"><text:span text:style-name="T5">31.januar i <text:s/>1.februar.-IATROSSKI</text:span></text:p>
            </office:annotation>
            <text:p>D</text:p>
          </table:table-cell>
          <table:table-cell table:style-name="ce3" office:value-type="string">
            <office:annotation draw:style-name="gr2" draw:text-style-name="P1" svg:width="2.844cm" svg:height="1.768cm" svg:x="9.163cm" svg:y="0cm" draw:caption-point-x="-9.163cm" draw:caption-point-y="0cm">
              <dc:date>2008-12-24T00:00:00</dc:date>
              <text:p text:style-name="P1"><text:span text:style-name="T4">dopust 1. ker grem na iatroski</text:span></text:p>
            </office:annotation>
            <text:p>D</text:p>
          </table:table-cell>
          <table:table-cell table:style-name="ce2" office:value-type="string">
            <text:p>2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2" office:value-type="string">
            <text:p>U☻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52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53" table:formula="oooc:=COUNTIF([.C2:.K2];&quot;51&quot;)+COUNTIF([.C2:.K2];&quot;51☻&quot;)" office:value-type="float" office:value="0">
            <text:p>0</text:p>
          </table:table-cell>
          <table:table-cell table:style-name="ce53" table:formula="oooc:=COUNTIF([.C2:.K2];&quot;52&quot;)+COUNTIF([.C2:.K2];&quot;52☻&quot;)" office:value-type="float" office:value="0">
            <text:p>0</text:p>
          </table:table-cell>
          <table:table-cell table:style-name="ce53" table:formula="oooc:=COUNTIF([.C2:.K2];&quot;11-19&quot;)+COUNTIF([.C2:.K2];&quot;2&quot;)" office:value-type="float" office:value="1">
            <text:p>1</text:p>
          </table:table-cell>
          <table:table-cell table:style-name="ce53" table:formula="oooc:=COUNTIF([.C2:.K2];&quot;U&quot;)+COUNTIF([.C2:.K2];&quot;U☻&quot;)" office:value-type="float" office:value="1">
            <text:p>1</text:p>
          </table:table-cell>
          <table:table-cell table:style-name="ce53" table:formula="oooc:=COUNTIF([.C2:.K2];&quot;KVIT&quot;)+COUNTIF([.C2:.K2];&quot;KVIT☻&quot;)" office:value-type="float" office:value="1">
            <text:p>1</text:p>
          </table:table-cell>
          <table:table-cell table:style-name="ce54" table:formula="oooc:=COUNTBLANK([.C2:.K2])" office:value-type="float" office:value="1">
            <text:p>1</text:p>
          </table:table-cell>
          <table:table-cell table:style-name="ce55" table:formula="oooc:=COUNTIF([.C2:.K2];&quot;x&quot;)" office:value-type="float" office:value="1">
            <text:p>1</text:p>
          </table:table-cell>
          <table:table-cell table:style-name="ce56" table:formula="oooc:=COUNTIF([.C2:.K2];&quot;51&quot;)+COUNTIF([.C2:.K2];&quot;51☻&quot;)+COUNTIF([.C2:.K2];&quot;2&quot;)+COUNTIF([.C2:.K2];&quot;52&quot;)+COUNTIF([.C2:.K2];&quot;52☻&quot;)" office:value-type="float" office:value="1">
            <text:p>1</text:p>
          </table:table-cell>
          <table:table-cell table:style-name="ce13"/>
          <table:table-cell table:style-name="ce2" table:formula="oooc:=[$VzorciVnosov.$A$2]" office:value-type="string" office:string-value="51☻">
            <text:p>51☻</text:p>
          </table:table-cell>
          <table:table-cell table:style-name="ce13"/>
          <table:table-cell table:style-name="ce1" table:number-columns-repeated="232"/>
        </table:table-row>
        <table:table-row table:style-name="ro6">
          <table:table-cell table:style-name="ce10" office:value-type="date" office:date-value="2008-02-02">
            <text:p>2. feb 08</text:p>
          </table:table-cell>
          <table:table-cell table:style-name="ce46" office:value-type="string">
            <text:p>sob</text:p>
          </table:table-cell>
          <table:table-cell table:style-name="ce19"/>
          <table:table-cell table:style-name="ce20"/>
          <table:table-cell table:style-name="ce19"/>
          <table:table-cell table:style-name="ce27"/>
          <table:table-cell table:style-name="ce23" table:number-columns-repeated="2"/>
          <table:table-cell table:style-name="ce27"/>
          <table:table-cell table:style-name="ce20"/>
          <table:table-cell table:style-name="ce6" office:value-type="string">
            <text:p>☻</text:p>
          </table:table-cell>
          <table:table-cell table:style-name="ce33" office:value-type="string">
            <text:p>ŠOŠ</text:p>
          </table:table-cell>
          <table:table-cell table:style-name="ce52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53" table:formula="oooc:=COUNTIF([.C3:.K3];&quot;51&quot;)+COUNTIF([.C3:.K3];&quot;51☻&quot;)" office:value-type="float" office:value="0">
            <text:p>0</text:p>
          </table:table-cell>
          <table:table-cell table:style-name="ce53" table:formula="oooc:=COUNTIF([.C3:.K3];&quot;52&quot;)+COUNTIF([.C3:.K3];&quot;52☻&quot;)" office:value-type="float" office:value="0">
            <text:p>0</text:p>
          </table:table-cell>
          <table:table-cell table:style-name="ce53" table:formula="oooc:=COUNTIF([.C3:.K3];&quot;11-19&quot;)+COUNTIF([.C3:.K3];&quot;2&quot;)" office:value-type="float" office:value="0">
            <text:p>0</text:p>
          </table:table-cell>
          <table:table-cell table:style-name="ce53" table:formula="oooc:=COUNTIF([.C3:.K3];&quot;U&quot;)+COUNTIF([.C3:.K3];&quot;U☻&quot;)" office:value-type="float" office:value="0">
            <text:p>0</text:p>
          </table:table-cell>
          <table:table-cell table:style-name="ce53" table:formula="oooc:=COUNTIF([.C3:.K3];&quot;KVIT&quot;)+COUNTIF([.C3:.K3];&quot;KVIT☻&quot;)" office:value-type="float" office:value="0">
            <text:p>0</text:p>
          </table:table-cell>
          <table:table-cell table:style-name="ce54" table:formula="oooc:=COUNTBLANK([.C3:.K3])" office:value-type="float" office:value="8">
            <text:p>8</text:p>
          </table:table-cell>
          <table:table-cell table:style-name="ce55" table:formula="oooc:=COUNTIF([.C3:.K3];&quot;x&quot;)" office:value-type="float" office:value="0">
            <text:p>0</text:p>
          </table:table-cell>
          <table:table-cell table:style-name="ce56" table:formula="oooc:=COUNTIF([.C3:.K3];&quot;51&quot;)+COUNTIF([.C3:.K3];&quot;51☻&quot;)+COUNTIF([.C3:.K3];&quot;2&quot;)+COUNTIF([.C3:.K3];&quot;52&quot;)+COUNTIF([.C3:.K3];&quot;52☻&quot;)" office:value-type="float" office:value="0">
            <text:p>0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2-03">
            <text:p>3. feb 08</text:p>
          </table:table-cell>
          <table:table-cell table:style-name="ce46" office:value-type="string">
            <text:p>ned</text:p>
          </table:table-cell>
          <table:table-cell table:style-name="ce19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19"/>
          <table:table-cell table:style-name="ce20"/>
          <table:table-cell table:style-name="ce6" office:value-type="string">
            <text:p>☻</text:p>
          </table:table-cell>
          <table:table-cell table:style-name="ce33" office:value-type="string">
            <text:p>ŠOŠ</text:p>
          </table:table-cell>
          <table:table-cell table:style-name="ce52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53" table:formula="oooc:=COUNTIF([.C4:.K4];&quot;51&quot;)+COUNTIF([.C4:.K4];&quot;51☻&quot;)" office:value-type="float" office:value="0">
            <text:p>0</text:p>
          </table:table-cell>
          <table:table-cell table:style-name="ce53" table:formula="oooc:=COUNTIF([.C4:.K4];&quot;52&quot;)+COUNTIF([.C4:.K4];&quot;52☻&quot;)" office:value-type="float" office:value="0">
            <text:p>0</text:p>
          </table:table-cell>
          <table:table-cell table:style-name="ce53" table:formula="oooc:=COUNTIF([.C4:.K4];&quot;11-19&quot;)+COUNTIF([.C4:.K4];&quot;2&quot;)" office:value-type="float" office:value="0">
            <text:p>0</text:p>
          </table:table-cell>
          <table:table-cell table:style-name="ce53" table:formula="oooc:=COUNTIF([.C4:.K4];&quot;U&quot;)+COUNTIF([.C4:.K4];&quot;U☻&quot;)" office:value-type="float" office:value="0">
            <text:p>0</text:p>
          </table:table-cell>
          <table:table-cell table:style-name="ce53" table:formula="oooc:=COUNTIF([.C4:.K4];&quot;KVIT&quot;)+COUNTIF([.C4:.K4];&quot;KVIT☻&quot;)" office:value-type="float" office:value="0">
            <text:p>0</text:p>
          </table:table-cell>
          <table:table-cell table:style-name="ce54" table:formula="oooc:=COUNTBLANK([.C4:.K4])" office:value-type="float" office:value="8">
            <text:p>8</text:p>
          </table:table-cell>
          <table:table-cell table:style-name="ce55" table:formula="oooc:=COUNTIF([.C4:.K4];&quot;x&quot;)" office:value-type="float" office:value="0">
            <text:p>0</text:p>
          </table:table-cell>
          <table:table-cell table:style-name="ce56" table:formula="oooc:=COUNTIF([.C4:.K4];&quot;51&quot;)+COUNTIF([.C4:.K4];&quot;51☻&quot;)+COUNTIF([.C4:.K4];&quot;2&quot;)+COUNTIF([.C4:.K4];&quot;52&quot;)+COUNTIF([.C4:.K4];&quot;52☻&quot;)" office:value-type="float" office:value="0">
            <text:p>0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04">
            <text:p>4. feb 08</text:p>
          </table:table-cell>
          <table:table-cell table:style-name="ce46" office:value-type="string">
            <text:p>po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KVIT</text:p>
          </table:table-cell>
          <table:table-cell table:style-name="ce25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11-19</text:p>
          </table:table-cell>
          <table:table-cell table:style-name="ce48"/>
          <table:table-cell table:style-name="ce2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52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53" table:formula="oooc:=COUNTIF([.C5:.K5];&quot;51&quot;)+COUNTIF([.C5:.K5];&quot;51☻&quot;)" office:value-type="float" office:value="1">
            <text:p>1</text:p>
          </table:table-cell>
          <table:table-cell table:style-name="ce53" table:formula="oooc:=COUNTIF([.C5:.K5];&quot;52&quot;)+COUNTIF([.C5:.K5];&quot;52☻&quot;)" office:value-type="float" office:value="1">
            <text:p>1</text:p>
          </table:table-cell>
          <table:table-cell table:style-name="ce53" table:formula="oooc:=COUNTIF([.C5:.K5];&quot;11-19&quot;)+COUNTIF([.C5:.K5];&quot;2&quot;)" office:value-type="float" office:value="1">
            <text:p>1</text:p>
          </table:table-cell>
          <table:table-cell table:style-name="ce53" table:formula="oooc:=COUNTIF([.C5:.K5];&quot;U&quot;)+COUNTIF([.C5:.K5];&quot;U☻&quot;)" office:value-type="float" office:value="1">
            <text:p>1</text:p>
          </table:table-cell>
          <table:table-cell table:style-name="ce53" table:formula="oooc:=COUNTIF([.C5:.K5];&quot;KVIT&quot;)+COUNTIF([.C5:.K5];&quot;KVIT☻&quot;)" office:value-type="float" office:value="3">
            <text:p>3</text:p>
          </table:table-cell>
          <table:table-cell table:style-name="ce54" table:formula="oooc:=COUNTBLANK([.C5:.K5])" office:value-type="float" office:value="1">
            <text:p>1</text:p>
          </table:table-cell>
          <table:table-cell table:style-name="ce55" table:formula="oooc:=COUNTIF([.C5:.K5];&quot;x&quot;)" office:value-type="float" office:value="1">
            <text:p>1</text:p>
          </table:table-cell>
          <table:table-cell table:style-name="ce56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05">
            <text:p>5. feb 08</text:p>
          </table:table-cell>
          <table:table-cell table:style-name="ce46" office:value-type="string">
            <text:p>tor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U</text:p>
          </table:table-cell>
          <table:table-cell table:style-name="ce5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48"/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52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53" table:formula="oooc:=COUNTIF([.C6:.K6];&quot;51&quot;)+COUNTIF([.C6:.K6];&quot;51☻&quot;)" office:value-type="float" office:value="1">
            <text:p>1</text:p>
          </table:table-cell>
          <table:table-cell table:style-name="ce53" table:formula="oooc:=COUNTIF([.C6:.K6];&quot;52&quot;)+COUNTIF([.C6:.K6];&quot;52☻&quot;)" office:value-type="float" office:value="1">
            <text:p>1</text:p>
          </table:table-cell>
          <table:table-cell table:style-name="ce53" table:formula="oooc:=COUNTIF([.C6:.K6];&quot;11-19&quot;)+COUNTIF([.C6:.K6];&quot;2&quot;)" office:value-type="float" office:value="1">
            <text:p>1</text:p>
          </table:table-cell>
          <table:table-cell table:style-name="ce53" table:formula="oooc:=COUNTIF([.C6:.K6];&quot;U&quot;)+COUNTIF([.C6:.K6];&quot;U☻&quot;)" office:value-type="float" office:value="1">
            <text:p>1</text:p>
          </table:table-cell>
          <table:table-cell table:style-name="ce53" table:formula="oooc:=COUNTIF([.C6:.K6];&quot;KVIT&quot;)+COUNTIF([.C6:.K6];&quot;KVIT☻&quot;)" office:value-type="float" office:value="3">
            <text:p>3</text:p>
          </table:table-cell>
          <table:table-cell table:style-name="ce54" table:formula="oooc:=COUNTBLANK([.C6:.K6])" office:value-type="float" office:value="1">
            <text:p>1</text:p>
          </table:table-cell>
          <table:table-cell table:style-name="ce55" table:formula="oooc:=COUNTIF([.C6:.K6];&quot;x&quot;)" office:value-type="float" office:value="1">
            <text:p>1</text:p>
          </table:table-cell>
          <table:table-cell table:style-name="ce56" table:formula="oooc:=COUNTIF([.C6:.K6];&quot;51&quot;)+COUNTIF([.C6:.K6];&quot;51☻&quot;)+COUNTIF([.C6:.K6];&quot;2&quot;)+COUNTIF([.C6:.K6];&quot;52&quot;)+COUNTIF([.C6:.K6];&quot;52☻&quot;)" office:value-type="float" office:value="2">
            <text:p>2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06">
            <text:p>6. feb 08</text:p>
          </table:table-cell>
          <table:table-cell table:style-name="ce46" office:value-type="string">
            <text:p>sre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11-19</text:p>
          </table:table-cell>
          <table:table-cell table:style-name="ce25" office:value-type="string">
            <text:p>KVIT</text:p>
          </table:table-cell>
          <table:table-cell table:style-name="ce49"/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ŠOŠ</text:p>
          </table:table-cell>
          <table:table-cell table:style-name="ce52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53" table:formula="oooc:=COUNTIF([.C7:.K7];&quot;51&quot;)+COUNTIF([.C7:.K7];&quot;51☻&quot;)" office:value-type="float" office:value="1">
            <text:p>1</text:p>
          </table:table-cell>
          <table:table-cell table:style-name="ce53" table:formula="oooc:=COUNTIF([.C7:.K7];&quot;52&quot;)+COUNTIF([.C7:.K7];&quot;52☻&quot;)" office:value-type="float" office:value="1">
            <text:p>1</text:p>
          </table:table-cell>
          <table:table-cell table:style-name="ce53" table:formula="oooc:=COUNTIF([.C7:.K7];&quot;11-19&quot;)+COUNTIF([.C7:.K7];&quot;2&quot;)" office:value-type="float" office:value="1">
            <text:p>1</text:p>
          </table:table-cell>
          <table:table-cell table:style-name="ce53" table:formula="oooc:=COUNTIF([.C7:.K7];&quot;U&quot;)+COUNTIF([.C7:.K7];&quot;U☻&quot;)" office:value-type="float" office:value="1">
            <text:p>1</text:p>
          </table:table-cell>
          <table:table-cell table:style-name="ce53" table:formula="oooc:=COUNTIF([.C7:.K7];&quot;KVIT&quot;)+COUNTIF([.C7:.K7];&quot;KVIT☻&quot;)" office:value-type="float" office:value="2">
            <text:p>2</text:p>
          </table:table-cell>
          <table:table-cell table:style-name="ce54" table:formula="oooc:=COUNTBLANK([.C7:.K7])" office:value-type="float" office:value="1">
            <text:p>1</text:p>
          </table:table-cell>
          <table:table-cell table:style-name="ce55" table:formula="oooc:=COUNTIF([.C7:.K7];&quot;x&quot;)" office:value-type="float" office:value="1">
            <text:p>1</text:p>
          </table:table-cell>
          <table:table-cell table:style-name="ce56" table:formula="oooc:=COUNTIF([.C7:.K7];&quot;51&quot;)+COUNTIF([.C7:.K7];&quot;51☻&quot;)+COUNTIF([.C7:.K7];&quot;2&quot;)+COUNTIF([.C7:.K7];&quot;52&quot;)+COUNTIF([.C7:.K7];&quot;52☻&quot;)" office:value-type="float" office:value="2">
            <text:p>2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07">
            <text:p>7. feb 08</text:p>
          </table:table-cell>
          <table:table-cell table:style-name="ce46" office:value-type="string">
            <text:p>čet</text:p>
          </table:table-cell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5" office:value-type="string">
            <text:p>X</text:p>
          </table:table-cell>
          <table:table-cell table:style-name="ce2" office:value-type="string">
            <office:annotation draw:style-name="gr1" draw:text-style-name="P1" svg:width="2.872cm" svg:height="0.924cm" svg:x="10.46cm" svg:y="3.404cm" draw:caption-point-x="-10.46cm" draw:caption-point-y="-3.404cm">
              <dc:date>2008-12-24T00:00:00</dc:date>
              <text:p text:style-name="P1"><text:span text:style-name="T1">ne daĹĄ za deĹžurat 7</text:span></text:p>
            </office:annotation>
            <text:p>U</text:p>
          </table:table-cell>
          <table:table-cell table:style-name="ce3" office:value-type="float" office:value="52">
            <text:p>52</text:p>
          </table:table-cell>
          <table:table-cell table:style-name="ce50"/>
          <table:table-cell table:style-name="ce2" office:value-type="string">
            <text:p>KVIT</text:p>
          </table:table-cell>
          <table:table-cell table:style-name="ce25" office:value-type="string">
            <text:p>KVIT</text:p>
          </table:table-cell>
          <table:table-cell table:style-name="ce33" office:value-type="string">
            <text:p>ŠOŠ</text:p>
          </table:table-cell>
          <table:table-cell table:style-name="ce52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53" table:formula="oooc:=COUNTIF([.C8:.K8];&quot;51&quot;)+COUNTIF([.C8:.K8];&quot;51☻&quot;)" office:value-type="float" office:value="1">
            <text:p>1</text:p>
          </table:table-cell>
          <table:table-cell table:style-name="ce53" table:formula="oooc:=COUNTIF([.C8:.K8];&quot;52&quot;)+COUNTIF([.C8:.K8];&quot;52☻&quot;)" office:value-type="float" office:value="1">
            <text:p>1</text:p>
          </table:table-cell>
          <table:table-cell table:style-name="ce53" table:formula="oooc:=COUNTIF([.C8:.K8];&quot;11-19&quot;)+COUNTIF([.C8:.K8];&quot;2&quot;)" office:value-type="float" office:value="1">
            <text:p>1</text:p>
          </table:table-cell>
          <table:table-cell table:style-name="ce53" table:formula="oooc:=COUNTIF([.C8:.K8];&quot;U&quot;)+COUNTIF([.C8:.K8];&quot;U☻&quot;)" office:value-type="float" office:value="1">
            <text:p>1</text:p>
          </table:table-cell>
          <table:table-cell table:style-name="ce53" table:formula="oooc:=COUNTIF([.C8:.K8];&quot;KVIT&quot;)+COUNTIF([.C8:.K8];&quot;KVIT☻&quot;)" office:value-type="float" office:value="3">
            <text:p>3</text:p>
          </table:table-cell>
          <table:table-cell table:style-name="ce54" table:formula="oooc:=COUNTBLANK([.C8:.K8])" office:value-type="float" office:value="1">
            <text:p>1</text:p>
          </table:table-cell>
          <table:table-cell table:style-name="ce55" table:formula="oooc:=COUNTIF([.C8:.K8];&quot;x&quot;)" office:value-type="float" office:value="1">
            <text:p>1</text:p>
          </table:table-cell>
          <table:table-cell table:style-name="ce56" table:formula="oooc:=COUNTIF([.C8:.K8];&quot;51&quot;)+COUNTIF([.C8:.K8];&quot;51☻&quot;)+COUNTIF([.C8:.K8];&quot;2&quot;)+COUNTIF([.C8:.K8];&quot;52&quot;)+COUNTIF([.C8:.K8];&quot;52☻&quot;)" office:value-type="float" office:value="2">
            <text:p>2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2-08">
            <text:p>8. feb 08</text:p>
          </table:table-cell>
          <table:table-cell table:style-name="ce47" office:value-type="string">
            <text:p>pet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20"/>
          <table:table-cell table:style-name="ce19" office:value-type="string">
            <office:annotation draw:style-name="gr2" draw:text-style-name="P1" svg:width="2.844cm" svg:height="1.756cm" svg:x="9.163cm" svg:y="4.104cm" draw:caption-point-x="-9.163cm" draw:caption-point-y="-4.104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0">
            <office:annotation draw:style-name="gr2" draw:text-style-name="P1" svg:width="2.872cm" svg:height="1.756cm" svg:x="10.46cm" svg:y="4.104cm" draw:caption-point-x="-10.46cm" draw:caption-point-y="-4.104cm">
              <dc:date>2008-12-24T00:00:00</dc:date>
              <text:p text:style-name="P1"><text:span text:style-name="T4">ne 8. februarja ter 9. in 10)</text:span></text:p>
            </office:annotation>
          </table:table-cell>
          <table:table-cell table:style-name="ce20" table:number-columns-repeated="4"/>
          <table:table-cell table:style-name="ce33" office:value-type="string">
            <text:p>KOS</text:p>
          </table:table-cell>
          <table:table-cell table:style-name="ce52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53" table:formula="oooc:=COUNTIF([.C9:.K9];&quot;51&quot;)+COUNTIF([.C9:.K9];&quot;51☻&quot;)" office:value-type="float" office:value="0">
            <text:p>0</text:p>
          </table:table-cell>
          <table:table-cell table:style-name="ce53" table:formula="oooc:=COUNTIF([.C9:.K9];&quot;52&quot;)+COUNTIF([.C9:.K9];&quot;52☻&quot;)" office:value-type="float" office:value="0">
            <text:p>0</text:p>
          </table:table-cell>
          <table:table-cell table:style-name="ce53" table:formula="oooc:=COUNTIF([.C9:.K9];&quot;11-19&quot;)+COUNTIF([.C9:.K9];&quot;2&quot;)" office:value-type="float" office:value="0">
            <text:p>0</text:p>
          </table:table-cell>
          <table:table-cell table:style-name="ce53" table:formula="oooc:=COUNTIF([.C9:.K9];&quot;U&quot;)+COUNTIF([.C9:.K9];&quot;U☻&quot;)" office:value-type="float" office:value="0">
            <text:p>0</text:p>
          </table:table-cell>
          <table:table-cell table:style-name="ce53" table:formula="oooc:=COUNTIF([.C9:.K9];&quot;KVIT&quot;)+COUNTIF([.C9:.K9];&quot;KVIT☻&quot;)" office:value-type="float" office:value="0">
            <text:p>0</text:p>
          </table:table-cell>
          <table:table-cell table:style-name="ce54" table:formula="oooc:=COUNTBLANK([.C9:.K9])" office:value-type="float" office:value="7">
            <text:p>7</text:p>
          </table:table-cell>
          <table:table-cell table:style-name="ce55" table:formula="oooc:=COUNTIF([.C9:.K9];&quot;x&quot;)" office:value-type="float" office:value="0">
            <text:p>0</text:p>
          </table:table-cell>
          <table:table-cell table:style-name="ce56" table:formula="oooc:=COUNTIF([.C9:.K9];&quot;51&quot;)+COUNTIF([.C9:.K9];&quot;51☻&quot;)+COUNTIF([.C9:.K9];&quot;2&quot;)+COUNTIF([.C9:.K9];&quot;52&quot;)+COUNTIF([.C9:.K9];&quot;52☻&quot;)" office:value-type="float" office:value="0">
            <text:p>0</text:p>
          </table:table-cell>
          <table:table-cell table:style-name="ce13"/>
          <table:table-cell table:style-name="ce2" table:formula="oooc:=[$VzorciVnosov.$A$9]" office:value-type="string" office:string-value="U☻">
            <text:p>U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2-09">
            <text:p>9. feb 08</text:p>
          </table:table-cell>
          <table:table-cell table:style-name="ce46" office:value-type="string">
            <text:p>sob</text:p>
          </table:table-cell>
          <table:table-cell table:style-name="ce19"/>
          <table:table-cell table:style-name="ce6" office:value-type="string">
            <text:p>☻</text:p>
          </table:table-cell>
          <table:table-cell table:style-name="ce20"/>
          <table:table-cell table:style-name="ce19" office:value-type="string">
            <office:annotation draw:style-name="gr2" draw:text-style-name="P1" svg:width="2.844cm" svg:height="1.729cm" svg:x="9.163cm" svg:y="4.803cm" draw:caption-point-x="-9.163cm" draw:caption-point-y="-4.803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0">
            <office:annotation draw:style-name="gr2" draw:text-style-name="P1" svg:width="2.872cm" svg:height="1.729cm" svg:x="10.46cm" svg:y="4.803cm" draw:caption-point-x="-10.46cm" draw:caption-point-y="-4.803cm">
              <dc:date>2008-12-24T00:00:00</dc:date>
              <text:p text:style-name="P1"><text:span text:style-name="T4">ne 8. februarja ter 9. in 10)</text:span></text:p>
            </office:annotation>
          </table:table-cell>
          <table:table-cell table:style-name="ce23"/>
          <table:table-cell table:style-name="ce20" table:number-columns-repeated="3"/>
          <table:table-cell table:style-name="ce33" office:value-type="string">
            <text:p>KOS</text:p>
          </table:table-cell>
          <table:table-cell table:style-name="ce52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53" table:formula="oooc:=COUNTIF([.C10:.K10];&quot;51&quot;)+COUNTIF([.C10:.K10];&quot;51☻&quot;)" office:value-type="float" office:value="0">
            <text:p>0</text:p>
          </table:table-cell>
          <table:table-cell table:style-name="ce53" table:formula="oooc:=COUNTIF([.C10:.K10];&quot;52&quot;)+COUNTIF([.C10:.K10];&quot;52☻&quot;)" office:value-type="float" office:value="0">
            <text:p>0</text:p>
          </table:table-cell>
          <table:table-cell table:style-name="ce53" table:formula="oooc:=COUNTIF([.C10:.K10];&quot;11-19&quot;)+COUNTIF([.C10:.K10];&quot;2&quot;)" office:value-type="float" office:value="0">
            <text:p>0</text:p>
          </table:table-cell>
          <table:table-cell table:style-name="ce53" table:formula="oooc:=COUNTIF([.C10:.K10];&quot;U&quot;)+COUNTIF([.C10:.K10];&quot;U☻&quot;)" office:value-type="float" office:value="0">
            <text:p>0</text:p>
          </table:table-cell>
          <table:table-cell table:style-name="ce53" table:formula="oooc:=COUNTIF([.C10:.K10];&quot;KVIT&quot;)+COUNTIF([.C10:.K10];&quot;KVIT☻&quot;)" office:value-type="float" office:value="0">
            <text:p>0</text:p>
          </table:table-cell>
          <table:table-cell table:style-name="ce54" table:formula="oooc:=COUNTBLANK([.C10:.K10])" office:value-type="float" office:value="7">
            <text:p>7</text:p>
          </table:table-cell>
          <table:table-cell table:style-name="ce55" table:formula="oooc:=COUNTIF([.C10:.K10];&quot;x&quot;)" office:value-type="float" office:value="0">
            <text:p>0</text:p>
          </table:table-cell>
          <table:table-cell table:style-name="ce56" table:formula="oooc:=COUNTIF([.C10:.K10];&quot;51&quot;)+COUNTIF([.C10:.K10];&quot;51☻&quot;)+COUNTIF([.C10:.K10];&quot;2&quot;)+COUNTIF([.C10:.K10];&quot;52&quot;)+COUNTIF([.C10:.K10];&quot;52☻&quot;)" office:value-type="float" office:value="0">
            <text:p>0</text:p>
          </table:table-cell>
          <table:table-cell table:style-name="ce13"/>
          <table:table-cell table:style-name="ce3" table:formula="oooc:=[$VzorciVnosov.$A$10]" office:value-type="string" office:string-value="11-19">
            <text:p>11-19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2-10">
            <text:p>10. feb 08</text:p>
          </table:table-cell>
          <table:table-cell table:style-name="ce46" office:value-type="string">
            <text:p>ned</text:p>
          </table:table-cell>
          <table:table-cell table:style-name="ce19"/>
          <table:table-cell table:style-name="ce20"/>
          <table:table-cell table:style-name="ce6" office:value-type="string">
            <text:p>☻</text:p>
          </table:table-cell>
          <table:table-cell table:style-name="ce19" office:value-type="string">
            <office:annotation draw:style-name="gr2" draw:text-style-name="P1" svg:width="2.844cm" svg:height="1.757cm" svg:x="9.163cm" svg:y="5.502cm" draw:caption-point-x="-9.163cm" draw:caption-point-y="-5.502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0">
            <office:annotation draw:style-name="gr2" draw:text-style-name="P1" svg:width="2.872cm" svg:height="1.757cm" svg:x="10.46cm" svg:y="5.502cm" draw:caption-point-x="-10.46cm" draw:caption-point-y="-5.502cm">
              <dc:date>2008-12-24T00:00:00</dc:date>
              <text:p text:style-name="P1"><text:span text:style-name="T4">ne 8. februarja ter 9. in 10)</text:span></text:p>
            </office:annotation>
          </table:table-cell>
          <table:table-cell table:style-name="ce20" table:number-columns-repeated="4"/>
          <table:table-cell table:style-name="ce33" office:value-type="string">
            <text:p>KOS</text:p>
          </table:table-cell>
          <table:table-cell table:style-name="ce52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53" table:formula="oooc:=COUNTIF([.C11:.K11];&quot;51&quot;)+COUNTIF([.C11:.K11];&quot;51☻&quot;)" office:value-type="float" office:value="0">
            <text:p>0</text:p>
          </table:table-cell>
          <table:table-cell table:style-name="ce53" table:formula="oooc:=COUNTIF([.C11:.K11];&quot;52&quot;)+COUNTIF([.C11:.K11];&quot;52☻&quot;)" office:value-type="float" office:value="0">
            <text:p>0</text:p>
          </table:table-cell>
          <table:table-cell table:style-name="ce53" table:formula="oooc:=COUNTIF([.C11:.K11];&quot;11-19&quot;)+COUNTIF([.C11:.K11];&quot;2&quot;)" office:value-type="float" office:value="0">
            <text:p>0</text:p>
          </table:table-cell>
          <table:table-cell table:style-name="ce53" table:formula="oooc:=COUNTIF([.C11:.K11];&quot;U&quot;)+COUNTIF([.C11:.K11];&quot;U☻&quot;)" office:value-type="float" office:value="0">
            <text:p>0</text:p>
          </table:table-cell>
          <table:table-cell table:style-name="ce53" table:formula="oooc:=COUNTIF([.C11:.K11];&quot;KVIT&quot;)+COUNTIF([.C11:.K11];&quot;KVIT☻&quot;)" office:value-type="float" office:value="0">
            <text:p>0</text:p>
          </table:table-cell>
          <table:table-cell table:style-name="ce54" table:formula="oooc:=COUNTBLANK([.C11:.K11])" office:value-type="float" office:value="7">
            <text:p>7</text:p>
          </table:table-cell>
          <table:table-cell table:style-name="ce55" table:formula="oooc:=COUNTIF([.C11:.K11];&quot;x&quot;)" office:value-type="float" office:value="0">
            <text:p>0</text:p>
          </table:table-cell>
          <table:table-cell table:style-name="ce56" table:formula="oooc:=COUNTIF([.C11:.K11];&quot;51&quot;)+COUNTIF([.C11:.K11];&quot;51☻&quot;)+COUNTIF([.C11:.K11];&quot;2&quot;)+COUNTIF([.C11:.K11];&quot;52&quot;)+COUNTIF([.C11:.K11];&quot;52☻&quot;)" office:value-type="float" office:value="0">
            <text:p>0</text:p>
          </table:table-cell>
          <table:table-cell table:style-name="ce13"/>
          <table:table-cell table:style-name="ce5" table:formula="oooc:=[$VzorciVnosov.$A$11]" office:value-type="string" office:string-value="X">
            <text:p>X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11">
            <text:p>11. feb 08</text:p>
          </table:table-cell>
          <table:table-cell table:style-name="ce46" office:value-type="string">
            <text:p>pon</text:p>
          </table:table-cell>
          <table:table-cell table:style-name="ce2" office:value-type="string">
            <text:p>KVIT</text:p>
          </table:table-cell>
          <table:table-cell table:style-name="ce8" office:value-type="float" office:value="51">
            <text:p>51</text:p>
          </table:table-cell>
          <table:table-cell table:style-name="ce5" office:value-type="string">
            <text:p>X</text:p>
          </table:table-cell>
          <table:table-cell table:style-name="ce3" office:value-type="string">
            <office:annotation draw:style-name="gr2" draw:text-style-name="P1" svg:width="2.844cm" svg:height="1.756cm" svg:x="9.163cm" svg:y="6.202cm" draw:caption-point-x="-9.163cm" draw:caption-point-y="-6.202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2"/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S</text:p>
          </table:table-cell>
          <table:table-cell table:style-name="ce52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53" table:formula="oooc:=COUNTIF([.C12:.K12];&quot;51&quot;)+COUNTIF([.C12:.K12];&quot;51☻&quot;)" office:value-type="float" office:value="1">
            <text:p>1</text:p>
          </table:table-cell>
          <table:table-cell table:style-name="ce53" table:formula="oooc:=COUNTIF([.C12:.K12];&quot;52&quot;)+COUNTIF([.C12:.K12];&quot;52☻&quot;)" office:value-type="float" office:value="1">
            <text:p>1</text:p>
          </table:table-cell>
          <table:table-cell table:style-name="ce53" table:formula="oooc:=COUNTIF([.C12:.K12];&quot;11-19&quot;)+COUNTIF([.C12:.K12];&quot;2&quot;)" office:value-type="float" office:value="1">
            <text:p>1</text:p>
          </table:table-cell>
          <table:table-cell table:style-name="ce53" table:formula="oooc:=COUNTIF([.C12:.K12];&quot;U&quot;)+COUNTIF([.C12:.K12];&quot;U☻&quot;)" office:value-type="float" office:value="1">
            <text:p>1</text:p>
          </table:table-cell>
          <table:table-cell table:style-name="ce53" table:formula="oooc:=COUNTIF([.C12:.K12];&quot;KVIT&quot;)+COUNTIF([.C12:.K12];&quot;KVIT☻&quot;)" office:value-type="float" office:value="2">
            <text:p>2</text:p>
          </table:table-cell>
          <table:table-cell table:style-name="ce54" table:formula="oooc:=COUNTBLANK([.C12:.K12])" office:value-type="float" office:value="1">
            <text:p>1</text:p>
          </table:table-cell>
          <table:table-cell table:style-name="ce55" table:formula="oooc:=COUNTIF([.C12:.K12];&quot;x&quot;)" office:value-type="float" office:value="1">
            <text:p>1</text:p>
          </table:table-cell>
          <table:table-cell table:style-name="ce56" table:formula="oooc:=COUNTIF([.C12:.K12];&quot;51&quot;)+COUNTIF([.C12:.K12];&quot;51☻&quot;)+COUNTIF([.C12:.K12];&quot;2&quot;)+COUNTIF([.C12:.K12];&quot;52&quot;)+COUNTIF([.C12:.K12];&quot;52☻&quot;)" office:value-type="float" office:value="2">
            <text:p>2</text:p>
          </table:table-cell>
          <table:table-cell table:style-name="ce13"/>
          <table:table-cell table:style-name="ce3" table:formula="oooc:=[$VzorciVnosov.$A$12]" office:value-type="string" office:string-value="D">
            <text:p>D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12">
            <text:p>12. feb 08</text:p>
          </table:table-cell>
          <table:table-cell table:style-name="ce46" office:value-type="string">
            <text:p>tor</text:p>
          </table:table-cell>
          <table:table-cell table:style-name="ce3" office:value-type="string">
            <text:p>D</text:p>
          </table:table-cell>
          <table:table-cell table:style-name="ce3" office:value-type="string">
            <office:annotation draw:style-name="gr2" draw:text-style-name="P1" svg:width="2.845cm" svg:height="1.73cm" svg:x="6.569cm" svg:y="6.901cm" draw:caption-point-x="-6.569cm" draw:caption-point-y="-6.901cm">
              <dc:date>2008-12-24T00:00:00</dc:date>
              <text:p text:style-name="P1"><text:span text:style-name="T4">12 febuarja bi delala rada od 11-19</text:span></text:p>
            </office:annotation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2" draw:text-style-name="P1" svg:width="2.844cm" svg:height="1.73cm" svg:x="9.163cm" svg:y="6.901cm" draw:caption-point-x="-9.163cm" draw:caption-point-y="-6.901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5"/>
          <table:table-cell table:style-name="ce3" office:value-type="string">
            <text:p>U</text:p>
          </table:table-cell>
          <table:table-cell table:style-name="ce8" office:value-type="float" office:value="51">
            <text:p>51</text:p>
          </table:table-cell>
          <table:table-cell table:style-name="ce33" office:value-type="string">
            <text:p>KOS</text:p>
          </table:table-cell>
          <table:table-cell table:style-name="ce52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53" table:formula="oooc:=COUNTIF([.C13:.K13];&quot;51&quot;)+COUNTIF([.C13:.K13];&quot;51☻&quot;)" office:value-type="float" office:value="1">
            <text:p>1</text:p>
          </table:table-cell>
          <table:table-cell table:style-name="ce53" table:formula="oooc:=COUNTIF([.C13:.K13];&quot;52&quot;)+COUNTIF([.C13:.K13];&quot;52☻&quot;)" office:value-type="float" office:value="1">
            <text:p>1</text:p>
          </table:table-cell>
          <table:table-cell table:style-name="ce53" table:formula="oooc:=COUNTIF([.C13:.K13];&quot;11-19&quot;)+COUNTIF([.C13:.K13];&quot;2&quot;)" office:value-type="float" office:value="1">
            <text:p>1</text:p>
          </table:table-cell>
          <table:table-cell table:style-name="ce53" table:formula="oooc:=COUNTIF([.C13:.K13];&quot;U&quot;)+COUNTIF([.C13:.K13];&quot;U☻&quot;)" office:value-type="float" office:value="1">
            <text:p>1</text:p>
          </table:table-cell>
          <table:table-cell table:style-name="ce53" table:formula="oooc:=COUNTIF([.C13:.K13];&quot;KVIT&quot;)+COUNTIF([.C13:.K13];&quot;KVIT☻&quot;)" office:value-type="float" office:value="1">
            <text:p>1</text:p>
          </table:table-cell>
          <table:table-cell table:style-name="ce54" table:formula="oooc:=COUNTBLANK([.C13:.K13])" office:value-type="float" office:value="1">
            <text:p>1</text:p>
          </table:table-cell>
          <table:table-cell table:style-name="ce55" table:formula="oooc:=COUNTIF([.C13:.K13];&quot;x&quot;)" office:value-type="float" office:value="1">
            <text:p>1</text:p>
          </table:table-cell>
          <table:table-cell table:style-name="ce56" table:formula="oooc:=COUNTIF([.C13:.K13];&quot;51&quot;)+COUNTIF([.C13:.K13];&quot;51☻&quot;)+COUNTIF([.C13:.K13];&quot;2&quot;)+COUNTIF([.C13:.K13];&quot;52&quot;)+COUNTIF([.C13:.K13];&quot;52☻&quot;)" office:value-type="float" office:value="2">
            <text:p>2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13">
            <text:p>13. feb 08</text:p>
          </table:table-cell>
          <table:table-cell table:style-name="ce46" office:value-type="string">
            <text:p>sre</text:p>
          </table:table-cell>
          <table:table-cell table:style-name="ce2" office:value-type="string">
            <text:p>KVIT</text:p>
          </table:table-cell>
          <table:table-cell table:style-name="ce2" office:value-type="string">
            <office:annotation draw:style-name="gr1" draw:text-style-name="P1" svg:width="2.873cm" svg:height="2.152cm" svg:x="6.569cm" svg:y="7.601cm" draw:caption-point-x="-6.569cm" draw:caption-point-y="-7.601cm">
              <dc:date>2008-12-24T00:00:00</dc:date>
              <text:p text:style-name="P1"><text:span text:style-name="T1">vaje za studente: 13.2 od 9-13.30, 7. 5. od 14-18.30 in 15. maja od 9-13.30</text:span></text:p>
            </office:annotation>
            <text:p>KVIT</text:p>
          </table:table-cell>
          <table:table-cell table:style-name="ce3" office:value-type="string">
            <text:p>U</text:p>
          </table:table-cell>
          <table:table-cell table:style-name="ce3" office:value-type="string">
            <office:annotation draw:style-name="gr2" draw:text-style-name="P1" svg:width="2.844cm" svg:height="1.756cm" svg:x="9.163cm" svg:y="7.601cm" draw:caption-point-x="-9.163cm" draw:caption-point-y="-7.601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5" office:value-type="string">
            <text:p>X</text:p>
          </table:table-cell>
          <table:table-cell table:style-name="ce51"/>
          <table:table-cell table:style-name="ce2" office:value-type="string">
            <text:p>51☻</text:p>
          </table:table-cell>
          <table:table-cell table:style-name="ce8" office:value-type="float" office:value="52">
            <text:p>52</text:p>
          </table:table-cell>
          <table:table-cell table:style-name="ce33" office:value-type="string">
            <text:p>KOS</text:p>
          </table:table-cell>
          <table:table-cell table:style-name="ce52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53" table:formula="oooc:=COUNTIF([.C14:.K14];&quot;51&quot;)+COUNTIF([.C14:.K14];&quot;51☻&quot;)" office:value-type="float" office:value="1">
            <text:p>1</text:p>
          </table:table-cell>
          <table:table-cell table:style-name="ce53" table:formula="oooc:=COUNTIF([.C14:.K14];&quot;52&quot;)+COUNTIF([.C14:.K14];&quot;52☻&quot;)" office:value-type="float" office:value="1">
            <text:p>1</text:p>
          </table:table-cell>
          <table:table-cell table:style-name="ce53" table:formula="oooc:=COUNTIF([.C14:.K14];&quot;11-19&quot;)+COUNTIF([.C14:.K14];&quot;2&quot;)" office:value-type="float" office:value="1">
            <text:p>1</text:p>
          </table:table-cell>
          <table:table-cell table:style-name="ce53" table:formula="oooc:=COUNTIF([.C14:.K14];&quot;U&quot;)+COUNTIF([.C14:.K14];&quot;U☻&quot;)" office:value-type="float" office:value="1">
            <text:p>1</text:p>
          </table:table-cell>
          <table:table-cell table:style-name="ce53" table:formula="oooc:=COUNTIF([.C14:.K14];&quot;KVIT&quot;)+COUNTIF([.C14:.K14];&quot;KVIT☻&quot;)" office:value-type="float" office:value="2">
            <text:p>2</text:p>
          </table:table-cell>
          <table:table-cell table:style-name="ce54" table:formula="oooc:=COUNTBLANK([.C14:.K14])" office:value-type="float" office:value="1">
            <text:p>1</text:p>
          </table:table-cell>
          <table:table-cell table:style-name="ce55" table:formula="oooc:=COUNTIF([.C14:.K14];&quot;x&quot;)" office:value-type="float" office:value="1">
            <text:p>1</text:p>
          </table:table-cell>
          <table:table-cell table:style-name="ce56" table:formula="oooc:=COUNTIF([.C14:.K14];&quot;51&quot;)+COUNTIF([.C14:.K14];&quot;51☻&quot;)+COUNTIF([.C14:.K14];&quot;2&quot;)+COUNTIF([.C14:.K14];&quot;52&quot;)+COUNTIF([.C14:.K14];&quot;52☻&quot;)" office:value-type="float" office:value="2">
            <text:p>2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14">
            <text:p>14. feb 08</text:p>
          </table:table-cell>
          <table:table-cell table:style-name="ce46" office:value-type="string">
            <text:p>čet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 office:value-type="string">
            <office:annotation draw:style-name="gr2" draw:text-style-name="P1" svg:width="2.844cm" svg:height="1.729cm" svg:x="9.163cm" svg:y="8.3cm" draw:caption-point-x="-9.163cm" draw:caption-point-y="-8.3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D</text:p>
          </table:table-cell>
          <table:table-cell table:style-name="ce30"/>
          <table:table-cell table:style-name="ce5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S</text:p>
          </table:table-cell>
          <table:table-cell table:style-name="ce52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53" table:formula="oooc:=COUNTIF([.C15:.K15];&quot;51&quot;)+COUNTIF([.C15:.K15];&quot;51☻&quot;)" office:value-type="float" office:value="1">
            <text:p>1</text:p>
          </table:table-cell>
          <table:table-cell table:style-name="ce53" table:formula="oooc:=COUNTIF([.C15:.K15];&quot;52&quot;)+COUNTIF([.C15:.K15];&quot;52☻&quot;)" office:value-type="float" office:value="1">
            <text:p>1</text:p>
          </table:table-cell>
          <table:table-cell table:style-name="ce53" table:formula="oooc:=COUNTIF([.C15:.K15];&quot;11-19&quot;)+COUNTIF([.C15:.K15];&quot;2&quot;)" office:value-type="float" office:value="1">
            <text:p>1</text:p>
          </table:table-cell>
          <table:table-cell table:style-name="ce53" table:formula="oooc:=COUNTIF([.C15:.K15];&quot;U&quot;)+COUNTIF([.C15:.K15];&quot;U☻&quot;)" office:value-type="float" office:value="1">
            <text:p>1</text:p>
          </table:table-cell>
          <table:table-cell table:style-name="ce53" table:formula="oooc:=COUNTIF([.C15:.K15];&quot;KVIT&quot;)+COUNTIF([.C15:.K15];&quot;KVIT☻&quot;)" office:value-type="float" office:value="1">
            <text:p>1</text:p>
          </table:table-cell>
          <table:table-cell table:style-name="ce54" table:formula="oooc:=COUNTBLANK([.C15:.K15])" office:value-type="float" office:value="1">
            <text:p>1</text:p>
          </table:table-cell>
          <table:table-cell table:style-name="ce55" table:formula="oooc:=COUNTIF([.C15:.K15];&quot;x&quot;)" office:value-type="float" office:value="1">
            <text:p>1</text:p>
          </table:table-cell>
          <table:table-cell table:style-name="ce56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2-15">
            <text:p>15. feb 08</text:p>
          </table:table-cell>
          <table:table-cell table:style-name="ce46" office:value-type="string">
            <text:p>pet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office:annotation draw:style-name="gr2" draw:text-style-name="P1" svg:width="2.844cm" svg:height="1.757cm" svg:x="9.163cm" svg:y="8.999cm" draw:caption-point-x="-9.163cm" draw:caption-point-y="-8.999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text:p>11-19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N</text:p>
          </table:table-cell>
          <table:table-cell table:style-name="ce52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53" table:formula="oooc:=COUNTIF([.C16:.K16];&quot;51&quot;)+COUNTIF([.C16:.K16];&quot;51☻&quot;)" office:value-type="float" office:value="1">
            <text:p>1</text:p>
          </table:table-cell>
          <table:table-cell table:style-name="ce53" table:formula="oooc:=COUNTIF([.C16:.K16];&quot;52&quot;)+COUNTIF([.C16:.K16];&quot;52☻&quot;)" office:value-type="float" office:value="1">
            <text:p>1</text:p>
          </table:table-cell>
          <table:table-cell table:style-name="ce53" table:formula="oooc:=COUNTIF([.C16:.K16];&quot;11-19&quot;)+COUNTIF([.C16:.K16];&quot;2&quot;)" office:value-type="float" office:value="1">
            <text:p>1</text:p>
          </table:table-cell>
          <table:table-cell table:style-name="ce53" table:formula="oooc:=COUNTIF([.C16:.K16];&quot;U&quot;)+COUNTIF([.C16:.K16];&quot;U☻&quot;)" office:value-type="float" office:value="1">
            <text:p>1</text:p>
          </table:table-cell>
          <table:table-cell table:style-name="ce53" table:formula="oooc:=COUNTIF([.C16:.K16];&quot;KVIT&quot;)+COUNTIF([.C16:.K16];&quot;KVIT☻&quot;)" office:value-type="float" office:value="1">
            <text:p>1</text:p>
          </table:table-cell>
          <table:table-cell table:style-name="ce54" table:formula="oooc:=COUNTBLANK([.C16:.K16])" office:value-type="float" office:value="1">
            <text:p>1</text:p>
          </table:table-cell>
          <table:table-cell table:style-name="ce55" table:formula="oooc:=COUNTIF([.C16:.K16];&quot;x&quot;)" office:value-type="float" office:value="1">
            <text:p>1</text:p>
          </table:table-cell>
          <table:table-cell table:style-name="ce56" table:formula="oooc:=COUNTIF([.C16:.K16];&quot;51&quot;)+COUNTIF([.C16:.K16];&quot;51☻&quot;)+COUNTIF([.C16:.K16];&quot;2&quot;)+COUNTIF([.C16:.K16];&quot;52&quot;)+COUNTIF([.C16:.K16];&quot;52☻&quot;)" office:value-type="float" office:value="2">
            <text:p>2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2-16">
            <text:p>16. feb 08</text:p>
          </table:table-cell>
          <table:table-cell table:style-name="ce46" office:value-type="string">
            <text:p>sob</text:p>
          </table:table-cell>
          <table:table-cell table:style-name="ce6" office:value-type="string">
            <office:annotation draw:style-name="gr2" draw:text-style-name="P1" svg:width="2.845cm" svg:height="1.756cm" svg:x="5.272cm" svg:y="9.699cm" draw:caption-point-x="-5.272cm" draw:caption-point-y="-9.699cm">
              <dc:date>2008-12-24T00:00:00</dc:date>
              <text:p text:style-name="P1"><text:span text:style-name="T4">16., 17. feb dež</text:span></text:p>
            </office:annotation>
            <text:p>☻</text:p>
          </table:table-cell>
          <table:table-cell table:style-name="ce20" office:value-type="string">
            <office:annotation draw:style-name="gr2" draw:text-style-name="P1" svg:width="2.845cm" svg:height="1.756cm" svg:x="6.569cm" svg:y="9.699cm" draw:caption-point-x="-6.569cm" draw:caption-point-y="-9.699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20"/>
          <table:table-cell table:style-name="ce19" office:value-type="string">
            <office:annotation draw:style-name="gr2" draw:text-style-name="P1" svg:width="2.844cm" svg:height="1.756cm" svg:x="9.163cm" svg:y="9.699cm" draw:caption-point-x="-9.163cm" draw:caption-point-y="-9.699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3"/>
          <table:table-cell table:style-name="ce20" table:number-columns-repeated="2"/>
          <table:table-cell table:style-name="ce20" office:value-type="string">
            <office:annotation draw:style-name="gr2" draw:text-style-name="P1" svg:width="2.844cm" svg:height="1.756cm" svg:x="14.35cm" svg:y="9.699cm" draw:caption-point-x="-14.35cm" draw:caption-point-y="-9.699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20"/>
          <table:table-cell table:style-name="ce33" office:value-type="string">
            <text:p>KON</text:p>
          </table:table-cell>
          <table:table-cell table:style-name="ce52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53" table:formula="oooc:=COUNTIF([.C17:.K17];&quot;51&quot;)+COUNTIF([.C17:.K17];&quot;51☻&quot;)" office:value-type="float" office:value="0">
            <text:p>0</text:p>
          </table:table-cell>
          <table:table-cell table:style-name="ce53" table:formula="oooc:=COUNTIF([.C17:.K17];&quot;52&quot;)+COUNTIF([.C17:.K17];&quot;52☻&quot;)" office:value-type="float" office:value="0">
            <text:p>0</text:p>
          </table:table-cell>
          <table:table-cell table:style-name="ce53" table:formula="oooc:=COUNTIF([.C17:.K17];&quot;11-19&quot;)+COUNTIF([.C17:.K17];&quot;2&quot;)" office:value-type="float" office:value="0">
            <text:p>0</text:p>
          </table:table-cell>
          <table:table-cell table:style-name="ce53" table:formula="oooc:=COUNTIF([.C17:.K17];&quot;U&quot;)+COUNTIF([.C17:.K17];&quot;U☻&quot;)" office:value-type="float" office:value="0">
            <text:p>0</text:p>
          </table:table-cell>
          <table:table-cell table:style-name="ce53" table:formula="oooc:=COUNTIF([.C17:.K17];&quot;KVIT&quot;)+COUNTIF([.C17:.K17];&quot;KVIT☻&quot;)" office:value-type="float" office:value="0">
            <text:p>0</text:p>
          </table:table-cell>
          <table:table-cell table:style-name="ce54" table:formula="oooc:=COUNTBLANK([.C17:.K17])" office:value-type="float" office:value="5">
            <text:p>5</text:p>
          </table:table-cell>
          <table:table-cell table:style-name="ce55" table:formula="oooc:=COUNTIF([.C17:.K17];&quot;x&quot;)" office:value-type="float" office:value="0">
            <text:p>0</text:p>
          </table:table-cell>
          <table:table-cell table:style-name="ce56" table:formula="oooc:=COUNTIF([.C17:.K17];&quot;51&quot;)+COUNTIF([.C17:.K17];&quot;51☻&quot;)+COUNTIF([.C17:.K17];&quot;2&quot;)+COUNTIF([.C17:.K17];&quot;52&quot;)+COUNTIF([.C17:.K17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2-17">
            <text:p>17. feb 08</text:p>
          </table:table-cell>
          <table:table-cell table:style-name="ce46" office:value-type="string">
            <text:p>ned</text:p>
          </table:table-cell>
          <table:table-cell table:style-name="ce6" office:value-type="string">
            <office:annotation draw:style-name="gr2" draw:text-style-name="P1" svg:width="2.845cm" svg:height="1.73cm" svg:x="5.272cm" svg:y="10.398cm" draw:caption-point-x="-5.272cm" draw:caption-point-y="-10.398cm">
              <dc:date>2008-12-24T00:00:00</dc:date>
              <text:p text:style-name="P1"><text:span text:style-name="T4">16., 17. feb dež</text:span></text:p>
            </office:annotation>
            <text:p>☻</text:p>
          </table:table-cell>
          <table:table-cell table:style-name="ce20" office:value-type="string">
            <office:annotation draw:style-name="gr2" draw:text-style-name="P1" svg:width="2.845cm" svg:height="1.73cm" svg:x="6.569cm" svg:y="10.398cm" draw:caption-point-x="-6.569cm" draw:caption-point-y="-10.398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20"/>
          <table:table-cell table:style-name="ce19" office:value-type="string">
            <office:annotation draw:style-name="gr2" draw:text-style-name="P1" svg:width="2.844cm" svg:height="1.73cm" svg:x="9.163cm" svg:y="10.398cm" draw:caption-point-x="-9.163cm" draw:caption-point-y="-10.398cm">
              <dc:date>2008-12-24T00:00:00</dc:date>
              <text:p text:style-name="P1"><text:span text:style-name="T4">dopust od 8. do 17. Feb</text:span></text:p>
            </office:annotation>
            <text:p>D</text:p>
          </table:table-cell>
          <table:table-cell table:style-name="ce20" table:number-columns-repeated="2"/>
          <table:table-cell table:style-name="ce29"/>
          <table:table-cell table:style-name="ce20" office:value-type="string">
            <office:annotation draw:style-name="gr2" draw:text-style-name="P1" svg:width="2.844cm" svg:height="1.73cm" svg:x="14.35cm" svg:y="10.398cm" draw:caption-point-x="-14.35cm" draw:caption-point-y="-10.398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20"/>
          <table:table-cell table:style-name="ce33" office:value-type="string">
            <text:p>KON</text:p>
          </table:table-cell>
          <table:table-cell table:style-name="ce52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53" table:formula="oooc:=COUNTIF([.C18:.K18];&quot;51&quot;)+COUNTIF([.C18:.K18];&quot;51☻&quot;)" office:value-type="float" office:value="0">
            <text:p>0</text:p>
          </table:table-cell>
          <table:table-cell table:style-name="ce53" table:formula="oooc:=COUNTIF([.C18:.K18];&quot;52&quot;)+COUNTIF([.C18:.K18];&quot;52☻&quot;)" office:value-type="float" office:value="0">
            <text:p>0</text:p>
          </table:table-cell>
          <table:table-cell table:style-name="ce53" table:formula="oooc:=COUNTIF([.C18:.K18];&quot;11-19&quot;)+COUNTIF([.C18:.K18];&quot;2&quot;)" office:value-type="float" office:value="0">
            <text:p>0</text:p>
          </table:table-cell>
          <table:table-cell table:style-name="ce53" table:formula="oooc:=COUNTIF([.C18:.K18];&quot;U&quot;)+COUNTIF([.C18:.K18];&quot;U☻&quot;)" office:value-type="float" office:value="0">
            <text:p>0</text:p>
          </table:table-cell>
          <table:table-cell table:style-name="ce53" table:formula="oooc:=COUNTIF([.C18:.K18];&quot;KVIT&quot;)+COUNTIF([.C18:.K18];&quot;KVIT☻&quot;)" office:value-type="float" office:value="0">
            <text:p>0</text:p>
          </table:table-cell>
          <table:table-cell table:style-name="ce54" table:formula="oooc:=COUNTBLANK([.C18:.K18])" office:value-type="float" office:value="5">
            <text:p>5</text:p>
          </table:table-cell>
          <table:table-cell table:style-name="ce55" table:formula="oooc:=COUNTIF([.C18:.K18];&quot;x&quot;)" office:value-type="float" office:value="0">
            <text:p>0</text:p>
          </table:table-cell>
          <table:table-cell table:style-name="ce56" table:formula="oooc:=COUNTIF([.C18:.K18];&quot;51&quot;)+COUNTIF([.C18:.K18];&quot;51☻&quot;)+COUNTIF([.C18:.K18];&quot;2&quot;)+COUNTIF([.C18:.K18];&quot;52&quot;)+COUNTIF([.C18:.K18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18">
            <text:p>18. feb 08</text:p>
          </table:table-cell>
          <table:table-cell table:style-name="ce46" office:value-type="string">
            <text:p>pon</text:p>
          </table:table-cell>
          <table:table-cell table:style-name="ce5" office:value-type="string">
            <text:p>X</text:p>
          </table:table-cell>
          <table:table-cell table:style-name="ce3" office:value-type="string">
            <office:annotation draw:style-name="gr2" draw:text-style-name="P1" svg:width="2.845cm" svg:height="1.756cm" svg:x="6.569cm" svg:y="11.098cm" draw:caption-point-x="-6.569cm" draw:caption-point-y="-11.098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8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2" draw:text-style-name="P1" svg:width="2.872cm" svg:height="1.756cm" svg:x="10.46cm" svg:y="11.098cm" draw:caption-point-x="-10.46cm" draw:caption-point-y="-11.098cm">
              <dc:date>2008-12-24T00:00:00</dc:date>
              <text:p text:style-name="P1"><text:span text:style-name="T4">dopust od18. pa do 22. februarja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48"/>
          <table:table-cell table:style-name="ce3" office:value-type="string">
            <office:annotation draw:style-name="gr2" draw:text-style-name="P1" svg:width="2.844cm" svg:height="1.756cm" svg:x="14.35cm" svg:y="11.098cm" draw:caption-point-x="-14.35cm" draw:caption-point-y="-11.098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N</text:p>
          </table:table-cell>
          <table:table-cell table:style-name="ce52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53" table:formula="oooc:=COUNTIF([.C19:.K19];&quot;51&quot;)+COUNTIF([.C19:.K19];&quot;51☻&quot;)" office:value-type="float" office:value="1">
            <text:p>1</text:p>
          </table:table-cell>
          <table:table-cell table:style-name="ce53" table:formula="oooc:=COUNTIF([.C19:.K19];&quot;52&quot;)+COUNTIF([.C19:.K19];&quot;52☻&quot;)" office:value-type="float" office:value="1">
            <text:p>1</text:p>
          </table:table-cell>
          <table:table-cell table:style-name="ce53" table:formula="oooc:=COUNTIF([.C19:.K19];&quot;11-19&quot;)+COUNTIF([.C19:.K19];&quot;2&quot;)" office:value-type="float" office:value="1">
            <text:p>1</text:p>
          </table:table-cell>
          <table:table-cell table:style-name="ce53" table:formula="oooc:=COUNTIF([.C19:.K19];&quot;U&quot;)+COUNTIF([.C19:.K19];&quot;U☻&quot;)" office:value-type="float" office:value="0">
            <text:p>0</text:p>
          </table:table-cell>
          <table:table-cell table:style-name="ce53" table:formula="oooc:=COUNTIF([.C19:.K19];&quot;KVIT&quot;)+COUNTIF([.C19:.K19];&quot;KVIT☻&quot;)" office:value-type="float" office:value="1">
            <text:p>1</text:p>
          </table:table-cell>
          <table:table-cell table:style-name="ce54" table:formula="oooc:=COUNTBLANK([.C19:.K19])" office:value-type="float" office:value="1">
            <text:p>1</text:p>
          </table:table-cell>
          <table:table-cell table:style-name="ce55" table:formula="oooc:=COUNTIF([.C19:.K19];&quot;x&quot;)" office:value-type="float" office:value="1">
            <text:p>1</text:p>
          </table:table-cell>
          <table:table-cell table:style-name="ce56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19">
            <text:p>19. feb 08</text:p>
          </table:table-cell>
          <table:table-cell table:style-name="ce46" office:value-type="string">
            <text:p>tor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office:annotation draw:style-name="gr2" draw:text-style-name="P1" svg:width="2.845cm" svg:height="1.729cm" svg:x="6.569cm" svg:y="11.797cm" draw:caption-point-x="-6.569cm" draw:caption-point-y="-11.797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2" draw:text-style-name="P1" svg:width="2.872cm" svg:height="1.729cm" svg:x="10.46cm" svg:y="11.797cm" draw:caption-point-x="-10.46cm" draw:caption-point-y="-11.797cm">
              <dc:date>2008-12-24T00:00:00</dc:date>
              <text:p text:style-name="P1"><text:span text:style-name="T4">dopust od18. pa do 22. februarja</text:span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48"/>
          <table:table-cell table:style-name="ce3" office:value-type="string">
            <office:annotation draw:style-name="gr2" draw:text-style-name="P1" svg:width="2.844cm" svg:height="1.729cm" svg:x="14.35cm" svg:y="11.797cm" draw:caption-point-x="-14.35cm" draw:caption-point-y="-11.797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N</text:p>
          </table:table-cell>
          <table:table-cell table:style-name="ce52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53" table:formula="oooc:=COUNTIF([.C20:.K20];&quot;51&quot;)+COUNTIF([.C20:.K20];&quot;51☻&quot;)" office:value-type="float" office:value="1">
            <text:p>1</text:p>
          </table:table-cell>
          <table:table-cell table:style-name="ce53" table:formula="oooc:=COUNTIF([.C20:.K20];&quot;52&quot;)+COUNTIF([.C20:.K20];&quot;52☻&quot;)" office:value-type="float" office:value="1">
            <text:p>1</text:p>
          </table:table-cell>
          <table:table-cell table:style-name="ce53" table:formula="oooc:=COUNTIF([.C20:.K20];&quot;11-19&quot;)+COUNTIF([.C20:.K20];&quot;2&quot;)" office:value-type="float" office:value="1">
            <text:p>1</text:p>
          </table:table-cell>
          <table:table-cell table:style-name="ce53" table:formula="oooc:=COUNTIF([.C20:.K20];&quot;U&quot;)+COUNTIF([.C20:.K20];&quot;U☻&quot;)" office:value-type="float" office:value="0">
            <text:p>0</text:p>
          </table:table-cell>
          <table:table-cell table:style-name="ce53" table:formula="oooc:=COUNTIF([.C20:.K20];&quot;KVIT&quot;)+COUNTIF([.C20:.K20];&quot;KVIT☻&quot;)" office:value-type="float" office:value="1">
            <text:p>1</text:p>
          </table:table-cell>
          <table:table-cell table:style-name="ce54" table:formula="oooc:=COUNTBLANK([.C20:.K20])" office:value-type="float" office:value="1">
            <text:p>1</text:p>
          </table:table-cell>
          <table:table-cell table:style-name="ce55" table:formula="oooc:=COUNTIF([.C20:.K20];&quot;x&quot;)" office:value-type="float" office:value="1">
            <text:p>1</text:p>
          </table:table-cell>
          <table:table-cell table:style-name="ce56" table:formula="oooc:=COUNTIF([.C20:.K20];&quot;51&quot;)+COUNTIF([.C20:.K20];&quot;51☻&quot;)+COUNTIF([.C20:.K20];&quot;2&quot;)+COUNTIF([.C20:.K20];&quot;52&quot;)+COUNTIF([.C20:.K20];&quot;52☻&quot;)" office:value-type="float" office:value="2">
            <text:p>2</text:p>
          </table:table-cell>
          <table:table-cell table:style-name="ce13" table:number-columns-repeated="2"/>
          <table:table-cell table:number-columns-repeated="233"/>
        </table:table-row>
        <table:table-row table:style-name="ro6">
          <table:table-cell table:style-name="ce11" office:value-type="date" office:date-value="2008-02-20">
            <text:p>20. feb 08</text:p>
          </table:table-cell>
          <table:table-cell table:style-name="ce46" office:value-type="string">
            <text:p>sre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2" draw:text-style-name="P1" svg:width="2.845cm" svg:height="1.757cm" svg:x="6.569cm" svg:y="12.496cm" draw:caption-point-x="-6.569cm" draw:caption-point-y="-12.496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25" office:value-type="string">
            <text:p>KVIT</text:p>
          </table:table-cell>
          <table:table-cell table:style-name="ce3" office:value-type="string">
            <office:annotation draw:style-name="gr2" draw:text-style-name="P1" svg:width="2.872cm" svg:height="1.757cm" svg:x="10.46cm" svg:y="12.496cm" draw:caption-point-x="-10.46cm" draw:caption-point-y="-12.496cm">
              <dc:date>2008-12-24T00:00:00</dc:date>
              <text:p text:style-name="P1"><text:span text:style-name="T4">dopust od18. pa do 22. februarja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48"/>
          <table:table-cell table:style-name="ce3" office:value-type="string">
            <office:annotation draw:style-name="gr2" draw:text-style-name="P1" svg:width="2.844cm" svg:height="1.757cm" svg:x="14.35cm" svg:y="12.496cm" draw:caption-point-x="-14.35cm" draw:caption-point-y="-12.496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33" office:value-type="string">
            <text:p>HOL</text:p>
          </table:table-cell>
          <table:table-cell table:style-name="ce52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53" table:formula="oooc:=COUNTIF([.C21:.K21];&quot;51&quot;)+COUNTIF([.C21:.K21];&quot;51☻&quot;)" office:value-type="float" office:value="1">
            <text:p>1</text:p>
          </table:table-cell>
          <table:table-cell table:style-name="ce53" table:formula="oooc:=COUNTIF([.C21:.K21];&quot;52&quot;)+COUNTIF([.C21:.K21];&quot;52☻&quot;)" office:value-type="float" office:value="1">
            <text:p>1</text:p>
          </table:table-cell>
          <table:table-cell table:style-name="ce53" table:formula="oooc:=COUNTIF([.C21:.K21];&quot;11-19&quot;)+COUNTIF([.C21:.K21];&quot;2&quot;)" office:value-type="float" office:value="1">
            <text:p>1</text:p>
          </table:table-cell>
          <table:table-cell table:style-name="ce53" table:formula="oooc:=COUNTIF([.C21:.K21];&quot;U&quot;)+COUNTIF([.C21:.K21];&quot;U☻&quot;)" office:value-type="float" office:value="0">
            <text:p>0</text:p>
          </table:table-cell>
          <table:table-cell table:style-name="ce53" table:formula="oooc:=COUNTIF([.C21:.K21];&quot;KVIT&quot;)+COUNTIF([.C21:.K21];&quot;KVIT☻&quot;)" office:value-type="float" office:value="1">
            <text:p>1</text:p>
          </table:table-cell>
          <table:table-cell table:style-name="ce54" table:formula="oooc:=COUNTBLANK([.C21:.K21])" office:value-type="float" office:value="1">
            <text:p>1</text:p>
          </table:table-cell>
          <table:table-cell table:style-name="ce55" table:formula="oooc:=COUNTIF([.C21:.K21];&quot;x&quot;)" office:value-type="float" office:value="1">
            <text:p>1</text:p>
          </table:table-cell>
          <table:table-cell table:style-name="ce56" table:formula="oooc:=COUNTIF([.C21:.K21];&quot;51&quot;)+COUNTIF([.C21:.K21];&quot;51☻&quot;)+COUNTIF([.C21:.K21];&quot;2&quot;)+COUNTIF([.C21:.K21];&quot;52&quot;)+COUNTIF([.C21:.K21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1">
            <text:p>21. feb 08</text:p>
          </table:table-cell>
          <table:table-cell table:style-name="ce46" office:value-type="string">
            <text:p>čet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office:annotation draw:style-name="gr2" draw:text-style-name="P1" svg:width="2.845cm" svg:height="1.757cm" svg:x="6.569cm" svg:y="13.196cm" draw:caption-point-x="-6.569cm" draw:caption-point-y="-13.196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2" draw:text-style-name="P1" svg:width="2.872cm" svg:height="1.757cm" svg:x="10.46cm" svg:y="13.196cm" draw:caption-point-x="-10.46cm" draw:caption-point-y="-13.196cm">
              <dc:date>2008-12-24T00:00:00</dc:date>
              <text:p text:style-name="P1"><text:span text:style-name="T4">dopust od18. pa do 22. februarja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50"/>
          <table:table-cell table:style-name="ce3" office:value-type="string">
            <office:annotation draw:style-name="gr2" draw:text-style-name="P1" svg:width="2.844cm" svg:height="1.757cm" svg:x="14.35cm" svg:y="13.196cm" draw:caption-point-x="-14.35cm" draw:caption-point-y="-13.196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N</text:p>
          </table:table-cell>
          <table:table-cell table:style-name="ce52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53" table:formula="oooc:=COUNTIF([.C22:.K22];&quot;51&quot;)+COUNTIF([.C22:.K22];&quot;51☻&quot;)" office:value-type="float" office:value="1">
            <text:p>1</text:p>
          </table:table-cell>
          <table:table-cell table:style-name="ce53" table:formula="oooc:=COUNTIF([.C22:.K22];&quot;52&quot;)+COUNTIF([.C22:.K22];&quot;52☻&quot;)" office:value-type="float" office:value="1">
            <text:p>1</text:p>
          </table:table-cell>
          <table:table-cell table:style-name="ce53" table:formula="oooc:=COUNTIF([.C22:.K22];&quot;11-19&quot;)+COUNTIF([.C22:.K22];&quot;2&quot;)" office:value-type="float" office:value="1">
            <text:p>1</text:p>
          </table:table-cell>
          <table:table-cell table:style-name="ce53" table:formula="oooc:=COUNTIF([.C22:.K22];&quot;U&quot;)+COUNTIF([.C22:.K22];&quot;U☻&quot;)" office:value-type="float" office:value="0">
            <text:p>0</text:p>
          </table:table-cell>
          <table:table-cell table:style-name="ce53" table:formula="oooc:=COUNTIF([.C22:.K22];&quot;KVIT&quot;)+COUNTIF([.C22:.K22];&quot;KVIT☻&quot;)" office:value-type="float" office:value="1">
            <text:p>1</text:p>
          </table:table-cell>
          <table:table-cell table:style-name="ce54" table:formula="oooc:=COUNTBLANK([.C22:.K22])" office:value-type="float" office:value="1">
            <text:p>1</text:p>
          </table:table-cell>
          <table:table-cell table:style-name="ce55" table:formula="oooc:=COUNTIF([.C22:.K22];&quot;x&quot;)" office:value-type="float" office:value="1">
            <text:p>1</text:p>
          </table:table-cell>
          <table:table-cell table:style-name="ce56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2">
            <text:p>22. feb 08</text:p>
          </table:table-cell>
          <table:table-cell table:style-name="ce46" office:value-type="string">
            <text:p>pet</text:p>
          </table:table-cell>
          <table:table-cell table:style-name="ce2" office:value-type="string">
            <text:p>51☻</text:p>
          </table:table-cell>
          <table:table-cell table:style-name="ce3" office:value-type="string">
            <office:annotation draw:style-name="gr2" draw:text-style-name="P1" svg:width="2.845cm" svg:height="1.757cm" svg:x="6.569cm" svg:y="13.895cm" draw:caption-point-x="-6.569cm" draw:caption-point-y="-13.895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25" office:value-type="string">
            <text:p>KVIT</text:p>
          </table:table-cell>
          <table:table-cell table:style-name="ce3" office:value-type="string">
            <office:annotation draw:style-name="gr2" draw:text-style-name="P1" svg:width="2.872cm" svg:height="1.757cm" svg:x="10.46cm" svg:y="13.895cm" draw:caption-point-x="-10.46cm" draw:caption-point-y="-13.895cm">
              <dc:date>2008-12-24T00:00:00</dc:date>
              <text:p text:style-name="P1"><text:span text:style-name="T4">dopust od18. pa do 22. februarja</text:span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50"/>
          <table:table-cell table:style-name="ce3" office:value-type="string">
            <office:annotation draw:style-name="gr2" draw:text-style-name="P1" svg:width="2.844cm" svg:height="1.757cm" svg:x="14.35cm" svg:y="13.895cm" draw:caption-point-x="-14.35cm" draw:caption-point-y="-13.895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2" office:value-type="string">
            <office:annotation draw:style-name="gr2" draw:text-style-name="P1" svg:width="2.87cm" svg:height="1.757cm" svg:x="15.647cm" svg:y="13.895cm" draw:caption-point-x="-15.647cm" draw:caption-point-y="-13.895cm">
              <dc:date>2008-12-24T00:00:00</dc:date>
              <text:p text:style-name="P1"><text:span text:style-name="T4">22.2.08) <text:s/>v dopoldanskem</text:span></text:p>
              <text:p text:style-name="P2"><text:span text:style-name="T4"/></text:p>
            </office:annotation>
            <text:p>52</text:p>
          </table:table-cell>
          <table:table-cell table:style-name="ce33" office:value-type="string">
            <text:p>PIN</text:p>
          </table:table-cell>
          <table:table-cell table:style-name="ce52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53" table:formula="oooc:=COUNTIF([.C23:.K23];&quot;51&quot;)+COUNTIF([.C23:.K23];&quot;51☻&quot;)" office:value-type="float" office:value="1">
            <text:p>1</text:p>
          </table:table-cell>
          <table:table-cell table:style-name="ce53" table:formula="oooc:=COUNTIF([.C23:.K23];&quot;52&quot;)+COUNTIF([.C23:.K23];&quot;52☻&quot;)" office:value-type="float" office:value="1">
            <text:p>1</text:p>
          </table:table-cell>
          <table:table-cell table:style-name="ce53" table:formula="oooc:=COUNTIF([.C23:.K23];&quot;11-19&quot;)+COUNTIF([.C23:.K23];&quot;2&quot;)" office:value-type="float" office:value="1">
            <text:p>1</text:p>
          </table:table-cell>
          <table:table-cell table:style-name="ce53" table:formula="oooc:=COUNTIF([.C23:.K23];&quot;U&quot;)+COUNTIF([.C23:.K23];&quot;U☻&quot;)" office:value-type="float" office:value="0">
            <text:p>0</text:p>
          </table:table-cell>
          <table:table-cell table:style-name="ce53" table:formula="oooc:=COUNTIF([.C23:.K23];&quot;KVIT&quot;)+COUNTIF([.C23:.K23];&quot;KVIT☻&quot;)" office:value-type="float" office:value="1">
            <text:p>1</text:p>
          </table:table-cell>
          <table:table-cell table:style-name="ce54" table:formula="oooc:=COUNTBLANK([.C23:.K23])" office:value-type="float" office:value="1">
            <text:p>1</text:p>
          </table:table-cell>
          <table:table-cell table:style-name="ce55" table:formula="oooc:=COUNTIF([.C23:.K23];&quot;x&quot;)" office:value-type="float" office:value="1">
            <text:p>1</text:p>
          </table:table-cell>
          <table:table-cell table:style-name="ce56" table:formula="oooc:=COUNTIF([.C23:.K23];&quot;51&quot;)+COUNTIF([.C23:.K23];&quot;51☻&quot;)+COUNTIF([.C23:.K23];&quot;2&quot;)+COUNTIF([.C23:.K23];&quot;52&quot;)+COUNTIF([.C23:.K23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2-23">
            <text:p>23. feb 08</text:p>
          </table:table-cell>
          <table:table-cell table:style-name="ce46" office:value-type="string">
            <text:p>sob</text:p>
          </table:table-cell>
          <table:table-cell table:style-name="ce20"/>
          <table:table-cell table:style-name="ce20" office:value-type="string">
            <office:annotation draw:style-name="gr2" draw:text-style-name="P1" svg:width="2.845cm" svg:height="1.756cm" svg:x="6.569cm" svg:y="14.595cm" draw:caption-point-x="-6.569cm" draw:caption-point-y="-14.595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20"/>
          <table:table-cell table:style-name="ce6" office:value-type="string">
            <office:annotation draw:style-name="gr2" draw:text-style-name="P1" svg:width="2.844cm" svg:height="1.756cm" svg:x="9.163cm" svg:y="14.595cm" draw:caption-point-x="-9.163cm" draw:caption-point-y="-14.595cm">
              <dc:date>2008-12-24T00:00:00</dc:date>
              <text:p text:style-name="P1"><text:span text:style-name="T4">vikend 23/24 ali če hoče kdo deliti vikend z mano</text:span></text:p>
            </office:annotation>
            <text:p>☻</text:p>
          </table:table-cell>
          <table:table-cell table:style-name="ce20" table:number-columns-repeated="2"/>
          <table:table-cell table:style-name="ce19"/>
          <table:table-cell table:style-name="ce20" office:value-type="string">
            <office:annotation draw:style-name="gr2" draw:text-style-name="P1" svg:width="2.844cm" svg:height="1.756cm" svg:x="14.35cm" svg:y="14.595cm" draw:caption-point-x="-14.35cm" draw:caption-point-y="-14.595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20" office:value-type="string">
            <office:annotation draw:style-name="gr2" draw:text-style-name="P1" svg:width="2.87cm" svg:height="1.756cm" svg:x="15.647cm" svg:y="14.595cm" draw:caption-point-x="-15.647cm" draw:caption-point-y="-14.595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MIR</text:p>
          </table:table-cell>
          <table:table-cell table:style-name="ce52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53" table:formula="oooc:=COUNTIF([.C24:.K24];&quot;51&quot;)+COUNTIF([.C24:.K24];&quot;51☻&quot;)" office:value-type="float" office:value="0">
            <text:p>0</text:p>
          </table:table-cell>
          <table:table-cell table:style-name="ce53" table:formula="oooc:=COUNTIF([.C24:.K24];&quot;52&quot;)+COUNTIF([.C24:.K24];&quot;52☻&quot;)" office:value-type="float" office:value="0">
            <text:p>0</text:p>
          </table:table-cell>
          <table:table-cell table:style-name="ce53" table:formula="oooc:=COUNTIF([.C24:.K24];&quot;11-19&quot;)+COUNTIF([.C24:.K24];&quot;2&quot;)" office:value-type="float" office:value="0">
            <text:p>0</text:p>
          </table:table-cell>
          <table:table-cell table:style-name="ce53" table:formula="oooc:=COUNTIF([.C24:.K24];&quot;U&quot;)+COUNTIF([.C24:.K24];&quot;U☻&quot;)" office:value-type="float" office:value="0">
            <text:p>0</text:p>
          </table:table-cell>
          <table:table-cell table:style-name="ce53" table:formula="oooc:=COUNTIF([.C24:.K24];&quot;KVIT&quot;)+COUNTIF([.C24:.K24];&quot;KVIT☻&quot;)" office:value-type="float" office:value="0">
            <text:p>0</text:p>
          </table:table-cell>
          <table:table-cell table:style-name="ce54" table:formula="oooc:=COUNTBLANK([.C24:.K24])" office:value-type="float" office:value="5">
            <text:p>5</text:p>
          </table:table-cell>
          <table:table-cell table:style-name="ce55" table:formula="oooc:=COUNTIF([.C24:.K24];&quot;x&quot;)" office:value-type="float" office:value="0">
            <text:p>0</text:p>
          </table:table-cell>
          <table:table-cell table:style-name="ce56" table:formula="oooc:=COUNTIF([.C24:.K24];&quot;51&quot;)+COUNTIF([.C24:.K24];&quot;51☻&quot;)+COUNTIF([.C24:.K24];&quot;2&quot;)+COUNTIF([.C24:.K24];&quot;52&quot;)+COUNTIF([.C24:.K24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2-24">
            <text:p>24. feb 08</text:p>
          </table:table-cell>
          <table:table-cell table:style-name="ce46" office:value-type="string">
            <text:p>ned</text:p>
          </table:table-cell>
          <table:table-cell table:style-name="ce20"/>
          <table:table-cell table:style-name="ce20" office:value-type="string">
            <office:annotation draw:style-name="gr2" draw:text-style-name="P1" svg:width="2.845cm" svg:height="1.729cm" svg:x="6.569cm" svg:y="15.294cm" draw:caption-point-x="-6.569cm" draw:caption-point-y="-15.294cm">
              <dc:date>2008-12-24T00:00:00</dc:date>
              <text:p text:style-name="P1"><text:span text:style-name="T4">dopust ljubljanske pocitnice od 18. do 24</text:span></text:p>
            </office:annotation>
            <text:p>D</text:p>
          </table:table-cell>
          <table:table-cell table:style-name="ce20"/>
          <table:table-cell table:style-name="ce6" office:value-type="string">
            <office:annotation draw:style-name="gr2" draw:text-style-name="P1" svg:width="2.844cm" svg:height="1.729cm" svg:x="9.163cm" svg:y="15.294cm" draw:caption-point-x="-9.163cm" draw:caption-point-y="-15.294cm">
              <dc:date>2008-12-24T00:00:00</dc:date>
              <text:p text:style-name="P1"><text:span text:style-name="T4">vikend 23/24 ali če hoče kdo deliti vikend z mano</text:span></text:p>
            </office:annotation>
            <text:p>☻</text:p>
          </table:table-cell>
          <table:table-cell table:style-name="ce20" table:number-columns-repeated="3"/>
          <table:table-cell table:style-name="ce20" office:value-type="string">
            <office:annotation draw:style-name="gr2" draw:text-style-name="P1" svg:width="2.844cm" svg:height="1.729cm" svg:x="14.35cm" svg:y="15.294cm" draw:caption-point-x="-14.35cm" draw:caption-point-y="-15.294cm">
              <dc:date>2008-12-24T00:00:00</dc:date>
              <text:p text:style-name="P1"><text:span text:style-name="T4">dopust od 16.02. do 24.02.2008.</text:span></text:p>
              <text:p text:style-name="P2"><text:span text:style-name="T4"/></text:p>
            </office:annotation>
            <text:p>D</text:p>
          </table:table-cell>
          <table:table-cell table:style-name="ce20" office:value-type="string">
            <office:annotation draw:style-name="gr2" draw:text-style-name="P1" svg:width="2.87cm" svg:height="1.729cm" svg:x="15.647cm" svg:y="15.294cm" draw:caption-point-x="-15.647cm" draw:caption-point-y="-15.294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MIR</text:p>
          </table:table-cell>
          <table:table-cell table:style-name="ce52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53" table:formula="oooc:=COUNTIF([.C25:.K25];&quot;51&quot;)+COUNTIF([.C25:.K25];&quot;51☻&quot;)" office:value-type="float" office:value="0">
            <text:p>0</text:p>
          </table:table-cell>
          <table:table-cell table:style-name="ce53" table:formula="oooc:=COUNTIF([.C25:.K25];&quot;52&quot;)+COUNTIF([.C25:.K25];&quot;52☻&quot;)" office:value-type="float" office:value="0">
            <text:p>0</text:p>
          </table:table-cell>
          <table:table-cell table:style-name="ce53" table:formula="oooc:=COUNTIF([.C25:.K25];&quot;11-19&quot;)+COUNTIF([.C25:.K25];&quot;2&quot;)" office:value-type="float" office:value="0">
            <text:p>0</text:p>
          </table:table-cell>
          <table:table-cell table:style-name="ce53" table:formula="oooc:=COUNTIF([.C25:.K25];&quot;U&quot;)+COUNTIF([.C25:.K25];&quot;U☻&quot;)" office:value-type="float" office:value="0">
            <text:p>0</text:p>
          </table:table-cell>
          <table:table-cell table:style-name="ce53" table:formula="oooc:=COUNTIF([.C25:.K25];&quot;KVIT&quot;)+COUNTIF([.C25:.K25];&quot;KVIT☻&quot;)" office:value-type="float" office:value="0">
            <text:p>0</text:p>
          </table:table-cell>
          <table:table-cell table:style-name="ce54" table:formula="oooc:=COUNTBLANK([.C25:.K25])" office:value-type="float" office:value="5">
            <text:p>5</text:p>
          </table:table-cell>
          <table:table-cell table:style-name="ce55" table:formula="oooc:=COUNTIF([.C25:.K25];&quot;x&quot;)" office:value-type="float" office:value="0">
            <text:p>0</text:p>
          </table:table-cell>
          <table:table-cell table:style-name="ce56" table:formula="oooc:=COUNTIF([.C25:.K25];&quot;51&quot;)+COUNTIF([.C25:.K25];&quot;51☻&quot;)+COUNTIF([.C25:.K25];&quot;2&quot;)+COUNTIF([.C25:.K25];&quot;52&quot;)+COUNTIF([.C25:.K25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5">
            <text:p>25. feb 08</text:p>
          </table:table-cell>
          <table:table-cell table:style-name="ce46" office:value-type="string">
            <text:p>pon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5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5"/>
          <table:table-cell table:style-name="ce3" office:value-type="string">
            <text:p>11-19</text:p>
          </table:table-cell>
          <table:table-cell table:style-name="ce3" office:value-type="string">
            <office:annotation draw:style-name="gr2" draw:text-style-name="P1" svg:width="2.87cm" svg:height="1.757cm" svg:x="15.647cm" svg:y="15.993cm" draw:caption-point-x="-15.647cm" draw:caption-point-y="-15.993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MIR</text:p>
          </table:table-cell>
          <table:table-cell table:style-name="ce52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53" table:formula="oooc:=COUNTIF([.C26:.K26];&quot;51&quot;)+COUNTIF([.C26:.K26];&quot;51☻&quot;)" office:value-type="float" office:value="1">
            <text:p>1</text:p>
          </table:table-cell>
          <table:table-cell table:style-name="ce53" table:formula="oooc:=COUNTIF([.C26:.K26];&quot;52&quot;)+COUNTIF([.C26:.K26];&quot;52☻&quot;)" office:value-type="float" office:value="1">
            <text:p>1</text:p>
          </table:table-cell>
          <table:table-cell table:style-name="ce53" table:formula="oooc:=COUNTIF([.C26:.K26];&quot;11-19&quot;)+COUNTIF([.C26:.K26];&quot;2&quot;)" office:value-type="float" office:value="1">
            <text:p>1</text:p>
          </table:table-cell>
          <table:table-cell table:style-name="ce53" table:formula="oooc:=COUNTIF([.C26:.K26];&quot;U&quot;)+COUNTIF([.C26:.K26];&quot;U☻&quot;)" office:value-type="float" office:value="1">
            <text:p>1</text:p>
          </table:table-cell>
          <table:table-cell table:style-name="ce53" table:formula="oooc:=COUNTIF([.C26:.K26];&quot;KVIT&quot;)+COUNTIF([.C26:.K26];&quot;KVIT☻&quot;)" office:value-type="float" office:value="1">
            <text:p>1</text:p>
          </table:table-cell>
          <table:table-cell table:style-name="ce54" table:formula="oooc:=COUNTBLANK([.C26:.K26])" office:value-type="float" office:value="1">
            <text:p>1</text:p>
          </table:table-cell>
          <table:table-cell table:style-name="ce55" table:formula="oooc:=COUNTIF([.C26:.K26];&quot;x&quot;)" office:value-type="float" office:value="1">
            <text:p>1</text:p>
          </table:table-cell>
          <table:table-cell table:style-name="ce56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6">
            <text:p>26. feb 08</text:p>
          </table:table-cell>
          <table:table-cell table:style-name="ce46" office:value-type="string">
            <text:p>tor</text:p>
          </table:table-cell>
          <table:table-cell table:style-name="ce8" office:value-type="string">
            <text:p>1</text:p>
          </table:table-cell>
          <table:table-cell table:style-name="ce5" office:value-type="string">
            <text:p>X</text:p>
          </table:table-cell>
          <table:table-cell table:style-name="ce3" office:value-type="string">
            <text:p>2</text:p>
          </table:table-cell>
          <table:table-cell table:style-name="ce3" office:value-type="string">
            <text:p>D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office:annotation draw:style-name="gr2" draw:text-style-name="P1" svg:width="2.87cm" svg:height="1.757cm" svg:x="15.647cm" svg:y="16.693cm" draw:caption-point-x="-15.647cm" draw:caption-point-y="-16.693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52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53" table:formula="oooc:=COUNTIF([.C27:.K27];&quot;51&quot;)+COUNTIF([.C27:.K27];&quot;51☻&quot;)" office:value-type="float" office:value="0">
            <text:p>0</text:p>
          </table:table-cell>
          <table:table-cell table:style-name="ce53" table:formula="oooc:=COUNTIF([.C27:.K27];&quot;52&quot;)+COUNTIF([.C27:.K27];&quot;52☻&quot;)" office:value-type="float" office:value="0">
            <text:p>0</text:p>
          </table:table-cell>
          <table:table-cell table:style-name="ce53" table:formula="oooc:=COUNTIF([.C27:.K27];&quot;11-19&quot;)+COUNTIF([.C27:.K27];&quot;2&quot;)" office:value-type="float" office:value="1">
            <text:p>1</text:p>
          </table:table-cell>
          <table:table-cell table:style-name="ce53" table:formula="oooc:=COUNTIF([.C27:.K27];&quot;U&quot;)+COUNTIF([.C27:.K27];&quot;U☻&quot;)" office:value-type="float" office:value="1">
            <text:p>1</text:p>
          </table:table-cell>
          <table:table-cell table:style-name="ce53" table:formula="oooc:=COUNTIF([.C27:.K27];&quot;KVIT&quot;)+COUNTIF([.C27:.K27];&quot;KVIT☻&quot;)" office:value-type="float" office:value="1">
            <text:p>1</text:p>
          </table:table-cell>
          <table:table-cell table:style-name="ce54" table:formula="oooc:=COUNTBLANK([.C27:.K27])" office:value-type="float" office:value="1">
            <text:p>1</text:p>
          </table:table-cell>
          <table:table-cell table:style-name="ce55" table:formula="oooc:=COUNTIF([.C27:.K27];&quot;x&quot;)" office:value-type="float" office:value="1">
            <text:p>1</text:p>
          </table:table-cell>
          <table:table-cell table:style-name="ce56" table:formula="oooc:=COUNTIF([.C27:.K27];&quot;51&quot;)+COUNTIF([.C27:.K27];&quot;51☻&quot;)+COUNTIF([.C27:.K27];&quot;2&quot;)+COUNTIF([.C27:.K27];&quot;52&quot;)+COUNTIF([.C27:.K27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7">
            <text:p>27. feb 08</text:p>
          </table:table-cell>
          <table:table-cell table:style-name="ce46" office:value-type="string">
            <text:p>sre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3" office:value-type="string">
            <office:annotation draw:style-name="gr2" draw:text-style-name="P1" svg:width="2.87cm" svg:height="1.757cm" svg:x="15.647cm" svg:y="17.392cm" draw:caption-point-x="-15.647cm" draw:caption-point-y="-17.392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MIR</text:p>
          </table:table-cell>
          <table:table-cell table:style-name="ce52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53" table:formula="oooc:=COUNTIF([.C28:.K28];&quot;51&quot;)+COUNTIF([.C28:.K28];&quot;51☻&quot;)" office:value-type="float" office:value="1">
            <text:p>1</text:p>
          </table:table-cell>
          <table:table-cell table:style-name="ce53" table:formula="oooc:=COUNTIF([.C28:.K28];&quot;52&quot;)+COUNTIF([.C28:.K28];&quot;52☻&quot;)" office:value-type="float" office:value="1">
            <text:p>1</text:p>
          </table:table-cell>
          <table:table-cell table:style-name="ce53" table:formula="oooc:=COUNTIF([.C28:.K28];&quot;11-19&quot;)+COUNTIF([.C28:.K28];&quot;2&quot;)" office:value-type="float" office:value="1">
            <text:p>1</text:p>
          </table:table-cell>
          <table:table-cell table:style-name="ce53" table:formula="oooc:=COUNTIF([.C28:.K28];&quot;U&quot;)+COUNTIF([.C28:.K28];&quot;U☻&quot;)" office:value-type="float" office:value="1">
            <text:p>1</text:p>
          </table:table-cell>
          <table:table-cell table:style-name="ce53" table:formula="oooc:=COUNTIF([.C28:.K28];&quot;KVIT&quot;)+COUNTIF([.C28:.K28];&quot;KVIT☻&quot;)" office:value-type="float" office:value="1">
            <text:p>1</text:p>
          </table:table-cell>
          <table:table-cell table:style-name="ce54" table:formula="oooc:=COUNTBLANK([.C28:.K28])" office:value-type="float" office:value="1">
            <text:p>1</text:p>
          </table:table-cell>
          <table:table-cell table:style-name="ce55" table:formula="oooc:=COUNTIF([.C28:.K28];&quot;x&quot;)" office:value-type="float" office:value="1">
            <text:p>1</text:p>
          </table:table-cell>
          <table:table-cell table:style-name="ce56" table:formula="oooc:=COUNTIF([.C28:.K28];&quot;51&quot;)+COUNTIF([.C28:.K28];&quot;51☻&quot;)+COUNTIF([.C28:.K28];&quot;2&quot;)+COUNTIF([.C28:.K28];&quot;52&quot;)+COUNTIF([.C28:.K28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8">
            <text:p>28. feb 08</text:p>
          </table:table-cell>
          <table:table-cell table:style-name="ce46" office:value-type="string">
            <text:p>čet</text:p>
          </table:table-cell>
          <table:table-cell table:style-name="ce3" office:value-type="string">
            <text:p>11-19</text:p>
          </table:table-cell>
          <table:table-cell table:style-name="ce5" office:value-type="string">
            <text:p>X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2" office:value-type="string">
            <text:p>51☻</text:p>
          </table:table-cell>
          <table:table-cell table:style-name="ce3" office:value-type="string">
            <office:annotation draw:style-name="gr2" draw:text-style-name="P1" svg:width="2.87cm" svg:height="1.756cm" svg:x="15.647cm" svg:y="18.092cm" draw:caption-point-x="-15.647cm" draw:caption-point-y="-18.092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MIR</text:p>
          </table:table-cell>
          <table:table-cell table:style-name="ce52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53" table:formula="oooc:=COUNTIF([.C29:.K29];&quot;51&quot;)+COUNTIF([.C29:.K29];&quot;51☻&quot;)" office:value-type="float" office:value="1">
            <text:p>1</text:p>
          </table:table-cell>
          <table:table-cell table:style-name="ce53" table:formula="oooc:=COUNTIF([.C29:.K29];&quot;52&quot;)+COUNTIF([.C29:.K29];&quot;52☻&quot;)" office:value-type="float" office:value="1">
            <text:p>1</text:p>
          </table:table-cell>
          <table:table-cell table:style-name="ce53" table:formula="oooc:=COUNTIF([.C29:.K29];&quot;11-19&quot;)+COUNTIF([.C29:.K29];&quot;2&quot;)" office:value-type="float" office:value="1">
            <text:p>1</text:p>
          </table:table-cell>
          <table:table-cell table:style-name="ce53" table:formula="oooc:=COUNTIF([.C29:.K29];&quot;U&quot;)+COUNTIF([.C29:.K29];&quot;U☻&quot;)" office:value-type="float" office:value="1">
            <text:p>1</text:p>
          </table:table-cell>
          <table:table-cell table:style-name="ce53" table:formula="oooc:=COUNTIF([.C29:.K29];&quot;KVIT&quot;)+COUNTIF([.C29:.K29];&quot;KVIT☻&quot;)" office:value-type="float" office:value="1">
            <text:p>1</text:p>
          </table:table-cell>
          <table:table-cell table:style-name="ce54" table:formula="oooc:=COUNTBLANK([.C29:.K29])" office:value-type="float" office:value="1">
            <text:p>1</text:p>
          </table:table-cell>
          <table:table-cell table:style-name="ce55" table:formula="oooc:=COUNTIF([.C29:.K29];&quot;x&quot;)" office:value-type="float" office:value="1">
            <text:p>1</text:p>
          </table:table-cell>
          <table:table-cell table:style-name="ce56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2-29">
            <text:p>29. feb 08</text:p>
          </table:table-cell>
          <table:table-cell table:style-name="ce46" office:value-type="string">
            <text:p>pe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2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5" office:value-type="string">
            <text:p>X</text:p>
          </table:table-cell>
          <table:table-cell table:style-name="ce3" office:value-type="string">
            <office:annotation draw:style-name="gr2" draw:text-style-name="P1" svg:width="2.87cm" svg:height="1.729cm" svg:x="15.647cm" svg:y="18.791cm" draw:caption-point-x="-15.647cm" draw:caption-point-y="-18.791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MIR</text:p>
          </table:table-cell>
          <table:table-cell table:style-name="ce52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53" table:formula="oooc:=COUNTIF([.C30:.K30];&quot;51&quot;)+COUNTIF([.C30:.K30];&quot;51☻&quot;)" office:value-type="float" office:value="1">
            <text:p>1</text:p>
          </table:table-cell>
          <table:table-cell table:style-name="ce53" table:formula="oooc:=COUNTIF([.C30:.K30];&quot;52&quot;)+COUNTIF([.C30:.K30];&quot;52☻&quot;)" office:value-type="float" office:value="0">
            <text:p>0</text:p>
          </table:table-cell>
          <table:table-cell table:style-name="ce53" table:formula="oooc:=COUNTIF([.C30:.K30];&quot;11-19&quot;)+COUNTIF([.C30:.K30];&quot;2&quot;)" office:value-type="float" office:value="1">
            <text:p>1</text:p>
          </table:table-cell>
          <table:table-cell table:style-name="ce53" table:formula="oooc:=COUNTIF([.C30:.K30];&quot;U&quot;)+COUNTIF([.C30:.K30];&quot;U☻&quot;)" office:value-type="float" office:value="1">
            <text:p>1</text:p>
          </table:table-cell>
          <table:table-cell table:style-name="ce53" table:formula="oooc:=COUNTIF([.C30:.K30];&quot;KVIT&quot;)+COUNTIF([.C30:.K30];&quot;KVIT☻&quot;)" office:value-type="float" office:value="1">
            <text:p>1</text:p>
          </table:table-cell>
          <table:table-cell table:style-name="ce54" table:formula="oooc:=COUNTBLANK([.C30:.K30])" office:value-type="float" office:value="1">
            <text:p>1</text:p>
          </table:table-cell>
          <table:table-cell table:style-name="ce55" table:formula="oooc:=COUNTIF([.C30:.K30];&quot;x&quot;)" office:value-type="float" office:value="1">
            <text:p>1</text:p>
          </table:table-cell>
          <table:table-cell table:style-name="ce56" table:formula="oooc:=COUNTIF([.C30:.K30];&quot;51&quot;)+COUNTIF([.C30:.K30];&quot;51☻&quot;)+COUNTIF([.C30:.K30];&quot;2&quot;)+COUNTIF([.C30:.K30];&quot;52&quot;)+COUNTIF([.C30:.K30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1:.C31];&quot;☻&quot;)+COUNTIF([.C1:.C31];&quot;51☻&quot;)+COUNTIF([.C1:.C31];&quot;52☻&quot;)+COUNTIF([.C1:.C31];&quot;1☻&quot;)+COUNTIF([.C1:.C31];&quot;kvit☻&quot;)+COUNTIF([.C1:.C31];&quot;U☻&quot;)" office:value-type="float" office:value="4">
            <text:p>4</text:p>
          </table:table-cell>
          <table:table-cell table:style-name="ce13" table:formula="oooc:=COUNTIF([.D1:.D31];&quot;☻&quot;)+COUNTIF([.D1:.D31];&quot;51☻&quot;)+COUNTIF([.D1:.D31];&quot;52☻&quot;)+COUNTIF([.D1:.D31];&quot;1☻&quot;)+COUNTIF([.D1:.D31];&quot;kvit☻&quot;)+COUNTIF([.D1:.D31];&quot;U☻&quot;)" office:value-type="float" office:value="4">
            <text:p>4</text:p>
          </table:table-cell>
          <table:table-cell table:style-name="ce13" table:formula="oooc:=COUNTIF([.E1:.E31];&quot;☻&quot;)+COUNTIF([.E1:.E31];&quot;51☻&quot;)+COUNTIF([.E1:.E31];&quot;52☻&quot;)+COUNTIF([.E1:.E31];&quot;1☻&quot;)+COUNTIF([.E1:.E31];&quot;kvit☻&quot;)+COUNTIF([.E1:.E31];&quot;U☻&quot;)" office:value-type="float" office:value="4">
            <text:p>4</text:p>
          </table:table-cell>
          <table:table-cell table:style-name="ce13" table:formula="oooc:=COUNTIF([.F1:.F31];&quot;☻&quot;)+COUNTIF([.F1:.F31];&quot;51☻&quot;)+COUNTIF([.F1:.F31];&quot;52☻&quot;)+COUNTIF([.F1:.F31];&quot;1☻&quot;)+COUNTIF([.F1:.F31];&quot;kvit☻&quot;)+COUNTIF([.F1:.F31];&quot;U☻&quot;)" office:value-type="float" office:value="3">
            <text:p>3</text:p>
          </table:table-cell>
          <table:table-cell table:style-name="ce13" table:formula="oooc:=COUNTIF([.G1:.G31];&quot;☻&quot;)+COUNTIF([.G1:.G31];&quot;51☻&quot;)+COUNTIF([.G1:.G31];&quot;52☻&quot;)+COUNTIF([.G1:.G31];&quot;1☻&quot;)+COUNTIF([.G1:.G31];&quot;kvit☻&quot;)+COUNTIF([.G1:.G31];&quot;U☻&quot;)" office:value-type="float" office:value="4">
            <text:p>4</text:p>
          </table:table-cell>
          <table:table-cell table:style-name="ce13" table:formula="oooc:=COUNTIF([.H1:.H31];&quot;☻&quot;)+COUNTIF([.H1:.H31];&quot;51☻&quot;)+COUNTIF([.H1:.H31];&quot;52☻&quot;)+COUNTIF([.H1:.H31];&quot;1☻&quot;)+COUNTIF([.H1:.H31];&quot;kvit☻&quot;)+COUNTIF([.H1:.H31];&quot;U☻&quot;)" office:value-type="float" office:value="3">
            <text:p>3</text:p>
          </table:table-cell>
          <table:table-cell table:style-name="ce13" table:formula="oooc:=COUNTIF([.I1:.I31];&quot;☻&quot;)+COUNTIF([.I1:.I31];&quot;51☻&quot;)+COUNTIF([.I1:.I31];&quot;52☻&quot;)+COUNTIF([.I1:.I31];&quot;1☻&quot;)+COUNTIF([.I1:.I31];&quot;kvit☻&quot;)+COUNTIF([.I1:.I31];&quot;U☻&quot;)" office:value-type="float" office:value="0">
            <text:p>0</text:p>
          </table:table-cell>
          <table:table-cell table:style-name="ce13" table:formula="oooc:=COUNTIF([.J1:.J31];&quot;☻&quot;)+COUNTIF([.J1:.J31];&quot;51☻&quot;)+COUNTIF([.J1:.J31];&quot;52☻&quot;)+COUNTIF([.J1:.J31];&quot;1☻&quot;)+COUNTIF([.J1:.J31];&quot;kvit☻&quot;)+COUNTIF([.J1:.J31];&quot;U☻&quot;)" office:value-type="float" office:value="3">
            <text:p>3</text:p>
          </table:table-cell>
          <table:table-cell table:style-name="ce13" table:formula="oooc:=COUNTIF([.K1:.K31];&quot;☻&quot;)+COUNTIF([.K1:.K31];&quot;51☻&quot;)+COUNTIF([.K1:.K31];&quot;52☻&quot;)+COUNTIF([.K1:.K31];&quot;1☻&quot;)+COUNTIF([.K1:.K31];&quot;kvit☻&quot;)+COUNTIF([.K1:.K31];&quot;U☻&quot;)" office:value-type="float" office:value="4">
            <text:p>4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17" office:value-type="string">
            <text:p>KVIT</text:p>
          </table:table-cell>
          <table:table-cell table:style-name="ce13" table:formula="oooc:=COUNTIF([.C1:.C31];&quot;KVIT&quot;)+COUNTIF([.C1:.C31];&quot;51KVIT&quot;)+COUNTIF([.C1:.C31];&quot;52KVIT&quot;)+COUNTIF([.C1:.C31];&quot;1KVIT&quot;)" office:value-type="float" office:value="4">
            <text:p>4</text:p>
          </table:table-cell>
          <table:table-cell table:style-name="ce13" table:formula="oooc:=COUNTIF([.D1:.D31];&quot;KVIT&quot;)+COUNTIF([.D1:.D31];&quot;51KVIT&quot;)+COUNTIF([.D1:.D31];&quot;52KVIT&quot;)+COUNTIF([.D1:.D31];&quot;1KVIT&quot;)" office:value-type="float" office:value="6">
            <text:p>6</text:p>
          </table:table-cell>
          <table:table-cell table:style-name="ce13" table:formula="oooc:=COUNTIF([.E1:.E31];&quot;KVIT&quot;)+COUNTIF([.E1:.E31];&quot;51KVIT&quot;)+COUNTIF([.E1:.E31];&quot;52KVIT&quot;)+COUNTIF([.E1:.E31];&quot;1KVIT&quot;)" office:value-type="float" office:value="2">
            <text:p>2</text:p>
          </table:table-cell>
          <table:table-cell table:style-name="ce13" table:formula="oooc:=COUNTIF([.F1:.F31];&quot;KVIT&quot;)+COUNTIF([.F1:.F31];&quot;51KVIT&quot;)+COUNTIF([.F1:.F31];&quot;52KVIT&quot;)+COUNTIF([.F1:.F31];&quot;1KVIT&quot;)" office:value-type="float" office:value="6">
            <text:p>6</text:p>
          </table:table-cell>
          <table:table-cell table:style-name="ce13" table:formula="oooc:=COUNTIF([.G1:.G31];&quot;KVIT&quot;)+COUNTIF([.G1:.G31];&quot;51KVIT&quot;)+COUNTIF([.G1:.G31];&quot;52KVIT&quot;)+COUNTIF([.G1:.G31];&quot;1KVIT&quot;)" office:value-type="float" office:value="3">
            <text:p>3</text:p>
          </table:table-cell>
          <table:table-cell table:style-name="ce13" table:formula="oooc:=COUNTIF([.H1:.H31];&quot;KVIT&quot;)+COUNTIF([.H1:.H31];&quot;51KVIT&quot;)+COUNTIF([.H1:.H31];&quot;52KVIT&quot;)+COUNTIF([.H1:.H31];&quot;1KVIT&quot;)" office:value-type="float" office:value="3">
            <text:p>3</text:p>
          </table:table-cell>
          <table:table-cell table:style-name="ce13" table:formula="oooc:=COUNTIF([.I1:.I31];&quot;KVIT&quot;)+COUNTIF([.I1:.I31];&quot;51KVIT&quot;)+COUNTIF([.I1:.I31];&quot;52KVIT&quot;)+COUNTIF([.I1:.I31];&quot;1KVIT&quot;)" office:value-type="float" office:value="0">
            <text:p>0</text:p>
          </table:table-cell>
          <table:table-cell table:style-name="ce13" table:formula="oooc:=COUNTIF([.J1:.J31];&quot;KVIT&quot;)+COUNTIF([.J1:.J31];&quot;51KVIT&quot;)+COUNTIF([.J1:.J31];&quot;52KVIT&quot;)+COUNTIF([.J1:.J31];&quot;1KVIT&quot;)" office:value-type="float" office:value="3">
            <text:p>3</text:p>
          </table:table-cell>
          <table:table-cell table:style-name="ce13" table:formula="oooc:=COUNTIF([.K1:.K31];&quot;KVIT&quot;)+COUNTIF([.K1:.K31];&quot;51KVIT&quot;)+COUNTIF([.K1:.K31];&quot;52KVIT&quot;)+COUNTIF([.K1:.K31];&quot;1KVIT&quot;)" office:value-type="float" office:value="1">
            <text:p>1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24">
          <table:table-cell table:style-name="ce1" table:number-columns-repeated="12"/>
          <table:table-cell table:style-name="ce35" table:number-columns-repeated="7"/>
          <table:table-cell table:style-name="ce13" table:number-columns-repeated="5"/>
          <table:table-cell table:number-columns-repeated="232"/>
        </table:table-row>
        <table:table-row table:style-name="ro1" table:number-rows-repeated="3">
          <table:table-cell table:number-columns-repeated="12"/>
          <table:table-cell table:style-name="ce35" table:number-columns-repeated="7"/>
          <table:table-cell table:style-name="ce13" table:number-columns-repeated="2"/>
          <table:table-cell table:number-columns-repeated="235"/>
        </table:table-row>
        <table:table-row table:style-name="ro3" table:number-rows-repeated="653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rec" table:style-name="ta4" table:print="false">
        <table:table-column table:style-name="co14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18" table:default-cell-style-name="ce1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9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MIR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61" table:formula="oooc:=[$VzorciVnosov.$A$4]" office:value-type="string" office:string-value="51">
            <text:p>51</text:p>
          </table:table-cell>
          <table:table-cell table:style-name="ce61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63" table:formula="oooc:=[$VzorciVnosov.$A$8]" office:value-type="string" office:string-value="U">
            <text:p>U</text:p>
          </table:table-cell>
          <table:table-cell table:style-name="ce61" table:formula="oooc:=[$VzorciVnosov.$A$6]" office:value-type="string" office:string-value="KVIT">
            <text:p>KVIT</text:p>
          </table:table-cell>
          <table:table-cell table:style-name="ce64" office:value-type="string">
            <text:p>Brez</text:p>
          </table:table-cell>
          <table:table-cell table:style-name="ce60" office:value-type="string">
            <text:p>X</text:p>
          </table:table-cell>
          <table:table-cell office:value-type="string">
            <text:p>Op</text:p>
          </table:table-cell>
          <table:table-cell table:number-columns-repeated="3"/>
          <table:table-cell table:style-name="ce1" table:number-columns-repeated="232"/>
        </table:table-row>
        <table:table-row table:style-name="ro6">
          <table:table-cell table:style-name="ce10" office:value-type="date" office:date-value="2008-03-01">
            <text:p>1. mar 08</text:p>
          </table:table-cell>
          <table:table-cell table:style-name="ce57" table:formula="oooc:=TEXT([.A2];&quot;Ddd&quot;)" office:value-type="string" office:string-value="sob">
            <text:p>sob</text:p>
          </table:table-cell>
          <table:table-cell table:style-name="ce19" table:number-columns-repeated="3"/>
          <table:table-cell table:style-name="ce27"/>
          <table:table-cell table:style-name="ce6" office:value-type="string">
            <office:annotation draw:style-name="gr2" draw:text-style-name="P1" svg:width="2.875cm" svg:height="1.754cm" svg:x="10.127cm" svg:y="0.423cm" draw:caption-point-x="-10.127cm" draw:caption-point-y="-0.423cm">
              <dc:date>2008-12-24T00:00:00</dc:date>
              <text:p text:style-name="P1"><text:span text:style-name="T4">prvi vikend v marcu (1 in 2. marec) </text:span></text:p>
            </office:annotation>
            <text:p>☻</text:p>
          </table:table-cell>
          <table:table-cell table:style-name="ce19" office:value-type="string">
            <text:p>D</text:p>
          </table:table-cell>
          <table:table-cell table:style-name="ce27"/>
          <table:table-cell table:style-name="ce20" office:value-type="string">
            <office:annotation draw:style-name="gr1" draw:text-style-name="P1" svg:width="2.871cm" svg:height="1.345cm" svg:x="14.019cm" svg:y="0.423cm" draw:caption-point-x="-14.019cm" draw:caption-point-y="-0.423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20" office:value-type="string">
            <office:annotation draw:style-name="gr2" draw:text-style-name="P1" svg:width="2.871cm" svg:height="1.754cm" svg:x="15.316cm" svg:y="0.423cm" draw:caption-point-x="-15.316cm" draw:caption-point-y="-0.423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59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62" table:formula="oooc:=COUNTIF([.C2:.K2];&quot;51&quot;)+COUNTIF([.C2:.K2];&quot;51☻&quot;)" office:value-type="float" office:value="0">
            <text:p>0</text:p>
          </table:table-cell>
          <table:table-cell table:style-name="ce62" table:formula="oooc:=COUNTIF([.C2:.K2];&quot;52&quot;)+COUNTIF([.C2:.K2];&quot;52☻&quot;)" office:value-type="float" office:value="0">
            <text:p>0</text:p>
          </table:table-cell>
          <table:table-cell table:style-name="ce62" table:formula="oooc:=COUNTIF([.C2:.K2];&quot;11-19&quot;)+COUNTIF([.C2:.K2];&quot;2&quot;)" office:value-type="float" office:value="0">
            <text:p>0</text:p>
          </table:table-cell>
          <table:table-cell table:style-name="ce62" table:formula="oooc:=COUNTIF([.C2:.K2];&quot;U&quot;)+COUNTIF([.C2:.K2];&quot;U☻&quot;)" office:value-type="float" office:value="0">
            <text:p>0</text:p>
          </table:table-cell>
          <table:table-cell table:style-name="ce62" table:formula="oooc:=COUNTIF([.C2:.K2];&quot;KVIT&quot;)+COUNTIF([.C2:.K2];&quot;KVIT☻&quot;)" office:value-type="float" office:value="0">
            <text:p>0</text:p>
          </table:table-cell>
          <table:table-cell table:style-name="ce65" table:formula="oooc:=COUNTBLANK([.C2:.K2])" office:value-type="float" office:value="5">
            <text:p>5</text:p>
          </table:table-cell>
          <table:table-cell table:style-name="ce66" table:formula="oooc:=COUNTIF([.C2:.K2];&quot;x&quot;)" office:value-type="float" office:value="0">
            <text:p>0</text:p>
          </table:table-cell>
          <table:table-cell table:style-name="ce67" table:formula="oooc:=COUNTIF([.C2:.K2];&quot;51&quot;)+COUNTIF([.C2:.K2];&quot;51☻&quot;)+COUNTIF([.C2:.K2];&quot;2&quot;)+COUNTIF([.C2:.K2];&quot;52&quot;)+COUNTIF([.C2:.K2];&quot;52☻&quot;)" office:value-type="float" office:value="0">
            <text:p>0</text:p>
          </table:table-cell>
          <table:table-cell/>
          <table:table-cell table:style-name="ce2" table:formula="oooc:=[$VzorciVnosov.$A$2]" office:value-type="string" office:string-value="51☻">
            <text:p>51☻</text:p>
          </table:table-cell>
          <table:table-cell/>
          <table:table-cell table:style-name="ce1" table:number-columns-repeated="232"/>
        </table:table-row>
        <table:table-row table:style-name="ro6">
          <table:table-cell table:style-name="ce10" office:value-type="date" office:date-value="2008-03-02">
            <text:p>2. mar 08</text:p>
          </table:table-cell>
          <table:table-cell table:style-name="ce57" table:formula="oooc:=TEXT([.A3];&quot;Ddd&quot;)" office:value-type="string" office:string-value="ned">
            <text:p>ned</text:p>
          </table:table-cell>
          <table:table-cell table:style-name="ce19" table:number-columns-repeated="3"/>
          <table:table-cell table:style-name="ce27"/>
          <table:table-cell table:style-name="ce6" office:value-type="string">
            <office:annotation draw:style-name="gr2" draw:text-style-name="P1" svg:width="2.875cm" svg:height="1.781cm" svg:x="10.127cm" svg:y="1.123cm" draw:caption-point-x="-10.127cm" draw:caption-point-y="-1.123cm">
              <dc:date>2008-12-24T00:00:00</dc:date>
              <text:p text:style-name="P1"><text:span text:style-name="T4">prvi vikend v marcu (1 in 2. marec) </text:span></text:p>
            </office:annotation>
            <text:p>☻</text:p>
          </table:table-cell>
          <table:table-cell table:style-name="ce19" office:value-type="string">
            <text:p>D</text:p>
          </table:table-cell>
          <table:table-cell table:style-name="ce27"/>
          <table:table-cell table:style-name="ce20" office:value-type="string">
            <office:annotation draw:style-name="gr1" draw:text-style-name="P1" svg:width="2.871cm" svg:height="1.344cm" svg:x="14.019cm" svg:y="1.123cm" draw:caption-point-x="-14.019cm" draw:caption-point-y="-1.123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20" office:value-type="string">
            <office:annotation draw:style-name="gr2" draw:text-style-name="P1" svg:width="2.871cm" svg:height="1.781cm" svg:x="15.316cm" svg:y="1.123cm" draw:caption-point-x="-15.316cm" draw:caption-point-y="-1.123cm">
              <dc:date>2008-12-24T00:00:00</dc:date>
              <text:p text:style-name="P1"><text:span text:style-name="T4">dopust zadnji teden februarja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59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62" table:formula="oooc:=COUNTIF([.C3:.K3];&quot;51&quot;)+COUNTIF([.C3:.K3];&quot;51☻&quot;)" office:value-type="float" office:value="0">
            <text:p>0</text:p>
          </table:table-cell>
          <table:table-cell table:style-name="ce62" table:formula="oooc:=COUNTIF([.C3:.K3];&quot;52&quot;)+COUNTIF([.C3:.K3];&quot;52☻&quot;)" office:value-type="float" office:value="0">
            <text:p>0</text:p>
          </table:table-cell>
          <table:table-cell table:style-name="ce62" table:formula="oooc:=COUNTIF([.C3:.K3];&quot;11-19&quot;)+COUNTIF([.C3:.K3];&quot;2&quot;)" office:value-type="float" office:value="0">
            <text:p>0</text:p>
          </table:table-cell>
          <table:table-cell table:style-name="ce62" table:formula="oooc:=COUNTIF([.C3:.K3];&quot;U&quot;)+COUNTIF([.C3:.K3];&quot;U☻&quot;)" office:value-type="float" office:value="0">
            <text:p>0</text:p>
          </table:table-cell>
          <table:table-cell table:style-name="ce62" table:formula="oooc:=COUNTIF([.C3:.K3];&quot;KVIT&quot;)+COUNTIF([.C3:.K3];&quot;KVIT☻&quot;)" office:value-type="float" office:value="0">
            <text:p>0</text:p>
          </table:table-cell>
          <table:table-cell table:style-name="ce65" table:formula="oooc:=COUNTBLANK([.C3:.K3])" office:value-type="float" office:value="5">
            <text:p>5</text:p>
          </table:table-cell>
          <table:table-cell table:style-name="ce66" table:formula="oooc:=COUNTIF([.C3:.K3];&quot;x&quot;)" office:value-type="float" office:value="0">
            <text:p>0</text:p>
          </table:table-cell>
          <table:table-cell table:style-name="ce67" table:formula="oooc:=COUNTIF([.C3:.K3];&quot;51&quot;)+COUNTIF([.C3:.K3];&quot;51☻&quot;)+COUNTIF([.C3:.K3];&quot;2&quot;)+COUNTIF([.C3:.K3];&quot;52&quot;)+COUNTIF([.C3:.K3];&quot;52☻&quot;)" office:value-type="float" office:value="0">
            <text:p>0</text:p>
          </table:table-cell>
          <table:table-cell/>
          <table:table-cell table:style-name="ce2" table:formula="oooc:=[$VzorciVnosov.$A$3]" office:value-type="string" office:string-value="52☻">
            <text:p>52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03">
            <text:p>3. mar 08</text:p>
          </table:table-cell>
          <table:table-cell table:style-name="ce58" table:formula="oooc:=TEXT([.A4];&quot;Ddd&quot;)" office:value-type="string" office:string-value="pon">
            <text:p>pon</text:p>
          </table:table-cell>
          <table:table-cell table:style-name="ce2" office:value-type="string">
            <office:annotation draw:style-name="gr1" draw:text-style-name="P1" svg:width="2.871cm" svg:height="2.506cm" svg:x="4.941cm" svg:y="1.822cm" draw:caption-point-x="-4.941cm" draw:caption-point-y="-1.822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KVIT</text:p>
          </table:table-cell>
          <table:table-cell table:style-name="ce2" office:value-type="string">
            <text:p>51☻</text:p>
          </table:table-cell>
          <table:table-cell table:style-name="ce8" office:value-type="float" office:value="52">
            <text:p>52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2"/>
          <table:table-cell table:style-name="ce3" office:value-type="string">
            <office:annotation draw:style-name="gr1" draw:text-style-name="P1" svg:width="2.871cm" svg:height="1.344cm" svg:x="14.019cm" svg:y="1.822cm" draw:caption-point-x="-14.019cm" draw:caption-point-y="-1.822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KOS</text:p>
          </table:table-cell>
          <table:table-cell table:style-name="ce59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62" table:formula="oooc:=COUNTIF([.C4:.K4];&quot;51&quot;)+COUNTIF([.C4:.K4];&quot;51☻&quot;)" office:value-type="float" office:value="1">
            <text:p>1</text:p>
          </table:table-cell>
          <table:table-cell table:style-name="ce62" table:formula="oooc:=COUNTIF([.C4:.K4];&quot;52&quot;)+COUNTIF([.C4:.K4];&quot;52☻&quot;)" office:value-type="float" office:value="1">
            <text:p>1</text:p>
          </table:table-cell>
          <table:table-cell table:style-name="ce62" table:formula="oooc:=COUNTIF([.C4:.K4];&quot;11-19&quot;)+COUNTIF([.C4:.K4];&quot;2&quot;)" office:value-type="float" office:value="1">
            <text:p>1</text:p>
          </table:table-cell>
          <table:table-cell table:style-name="ce62" table:formula="oooc:=COUNTIF([.C4:.K4];&quot;U&quot;)+COUNTIF([.C4:.K4];&quot;U☻&quot;)" office:value-type="float" office:value="1">
            <text:p>1</text:p>
          </table:table-cell>
          <table:table-cell table:style-name="ce62" table:formula="oooc:=COUNTIF([.C4:.K4];&quot;KVIT&quot;)+COUNTIF([.C4:.K4];&quot;KVIT☻&quot;)" office:value-type="float" office:value="2">
            <text:p>2</text:p>
          </table:table-cell>
          <table:table-cell table:style-name="ce65" table:formula="oooc:=COUNTBLANK([.C4:.K4])" office:value-type="float" office:value="1">
            <text:p>1</text:p>
          </table:table-cell>
          <table:table-cell table:style-name="ce66" table:formula="oooc:=COUNTIF([.C4:.K4];&quot;x&quot;)" office:value-type="float" office:value="1">
            <text:p>1</text:p>
          </table:table-cell>
          <table:table-cell table:style-name="ce67" table:formula="oooc:=COUNTIF([.C4:.K4];&quot;51&quot;)+COUNTIF([.C4:.K4];&quot;51☻&quot;)+COUNTIF([.C4:.K4];&quot;2&quot;)+COUNTIF([.C4:.K4];&quot;52&quot;)+COUNTIF([.C4:.K4];&quot;52☻&quot;)" office:value-type="float" office:value="2">
            <text:p>2</text:p>
          </table:table-cell>
          <table:table-cell/>
          <table:table-cell table:style-name="ce3" table:formula="oooc:=[$VzorciVnosov.$A$4]" office:value-type="string" office:string-value="51">
            <text:p>51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04">
            <text:p>4. mar 08</text:p>
          </table:table-cell>
          <table:table-cell table:style-name="ce58" table:formula="oooc:=TEXT([.A5];&quot;Ddd&quot;)" office:value-type="string" office:string-value="tor">
            <text:p>tor</text:p>
          </table:table-cell>
          <table:table-cell table:style-name="ce2" office:value-type="string">
            <office:annotation draw:style-name="gr1" draw:text-style-name="P1" svg:width="2.871cm" svg:height="2.505cm" svg:x="4.941cm" svg:y="2.522cm" draw:caption-point-x="-4.941cm" draw:caption-point-y="-2.522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2"/>
          <table:table-cell table:style-name="ce3" office:value-type="string">
            <office:annotation draw:style-name="gr1" draw:text-style-name="P1" svg:width="2.871cm" svg:height="1.344cm" svg:x="14.019cm" svg:y="2.522cm" draw:caption-point-x="-14.019cm" draw:caption-point-y="-2.522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S</text:p>
          </table:table-cell>
          <table:table-cell table:style-name="ce59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62" table:formula="oooc:=COUNTIF([.C5:.K5];&quot;51&quot;)+COUNTIF([.C5:.K5];&quot;51☻&quot;)" office:value-type="float" office:value="1">
            <text:p>1</text:p>
          </table:table-cell>
          <table:table-cell table:style-name="ce62" table:formula="oooc:=COUNTIF([.C5:.K5];&quot;52&quot;)+COUNTIF([.C5:.K5];&quot;52☻&quot;)" office:value-type="float" office:value="1">
            <text:p>1</text:p>
          </table:table-cell>
          <table:table-cell table:style-name="ce62" table:formula="oooc:=COUNTIF([.C5:.K5];&quot;11-19&quot;)+COUNTIF([.C5:.K5];&quot;2&quot;)" office:value-type="float" office:value="1">
            <text:p>1</text:p>
          </table:table-cell>
          <table:table-cell table:style-name="ce62" table:formula="oooc:=COUNTIF([.C5:.K5];&quot;U&quot;)+COUNTIF([.C5:.K5];&quot;U☻&quot;)" office:value-type="float" office:value="1">
            <text:p>1</text:p>
          </table:table-cell>
          <table:table-cell table:style-name="ce62" table:formula="oooc:=COUNTIF([.C5:.K5];&quot;KVIT&quot;)+COUNTIF([.C5:.K5];&quot;KVIT☻&quot;)" office:value-type="float" office:value="1">
            <text:p>1</text:p>
          </table:table-cell>
          <table:table-cell table:style-name="ce65" table:formula="oooc:=COUNTBLANK([.C5:.K5])" office:value-type="float" office:value="1">
            <text:p>1</text:p>
          </table:table-cell>
          <table:table-cell table:style-name="ce66" table:formula="oooc:=COUNTIF([.C5:.K5];&quot;x&quot;)" office:value-type="float" office:value="1">
            <text:p>1</text:p>
          </table:table-cell>
          <table:table-cell table:style-name="ce67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/>
          <table:table-cell table:style-name="ce3" table:formula="oooc:=[$VzorciVnosov.$A$5]" office:value-type="string" office:string-value="52">
            <text:p>52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05">
            <text:p>5. mar 08</text:p>
          </table:table-cell>
          <table:table-cell table:style-name="ce58" table:formula="oooc:=TEXT([.A6];&quot;Ddd&quot;)" office:value-type="string" office:string-value="sre">
            <text:p>sre</text:p>
          </table:table-cell>
          <table:table-cell table:style-name="ce2" office:value-type="string">
            <office:annotation draw:style-name="gr1" draw:text-style-name="P1" svg:width="2.871cm" svg:height="2.505cm" svg:x="4.941cm" svg:y="3.221cm" draw:caption-point-x="-4.941cm" draw:caption-point-y="-3.221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52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8" office:value-type="string">
            <text:p>KVIT</text:p>
          </table:table-cell>
          <table:table-cell table:style-name="ce2"/>
          <table:table-cell table:style-name="ce3" office:value-type="string">
            <office:annotation draw:style-name="gr1" draw:text-style-name="P1" svg:width="2.871cm" svg:height="1.344cm" svg:x="14.019cm" svg:y="3.221cm" draw:caption-point-x="-14.019cm" draw:caption-point-y="-3.221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S</text:p>
          </table:table-cell>
          <table:table-cell table:style-name="ce59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62" table:formula="oooc:=COUNTIF([.C6:.K6];&quot;51&quot;)+COUNTIF([.C6:.K6];&quot;51☻&quot;)" office:value-type="float" office:value="1">
            <text:p>1</text:p>
          </table:table-cell>
          <table:table-cell table:style-name="ce62" table:formula="oooc:=COUNTIF([.C6:.K6];&quot;52&quot;)+COUNTIF([.C6:.K6];&quot;52☻&quot;)" office:value-type="float" office:value="1">
            <text:p>1</text:p>
          </table:table-cell>
          <table:table-cell table:style-name="ce62" table:formula="oooc:=COUNTIF([.C6:.K6];&quot;11-19&quot;)+COUNTIF([.C6:.K6];&quot;2&quot;)" office:value-type="float" office:value="1">
            <text:p>1</text:p>
          </table:table-cell>
          <table:table-cell table:style-name="ce62" table:formula="oooc:=COUNTIF([.C6:.K6];&quot;U&quot;)+COUNTIF([.C6:.K6];&quot;U☻&quot;)" office:value-type="float" office:value="1">
            <text:p>1</text:p>
          </table:table-cell>
          <table:table-cell table:style-name="ce62" table:formula="oooc:=COUNTIF([.C6:.K6];&quot;KVIT&quot;)+COUNTIF([.C6:.K6];&quot;KVIT☻&quot;)" office:value-type="float" office:value="2">
            <text:p>2</text:p>
          </table:table-cell>
          <table:table-cell table:style-name="ce65" table:formula="oooc:=COUNTBLANK([.C6:.K6])" office:value-type="float" office:value="1">
            <text:p>1</text:p>
          </table:table-cell>
          <table:table-cell table:style-name="ce66" table:formula="oooc:=COUNTIF([.C6:.K6];&quot;x&quot;)" office:value-type="float" office:value="1">
            <text:p>1</text:p>
          </table:table-cell>
          <table:table-cell table:style-name="ce67" table:formula="oooc:=COUNTIF([.C6:.K6];&quot;51&quot;)+COUNTIF([.C6:.K6];&quot;51☻&quot;)+COUNTIF([.C6:.K6];&quot;2&quot;)+COUNTIF([.C6:.K6];&quot;52&quot;)+COUNTIF([.C6:.K6];&quot;52☻&quot;)" office:value-type="float" office:value="2">
            <text:p>2</text:p>
          </table:table-cell>
          <table:table-cell/>
          <table:table-cell table:style-name="ce2" table:formula="oooc:=[$VzorciVnosov.$A$6]" office:value-type="string" office:string-value="KVIT">
            <text:p>KVIT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06">
            <text:p>6. mar 08</text:p>
          </table:table-cell>
          <table:table-cell table:style-name="ce58" table:formula="oooc:=TEXT([.A7];&quot;Ddd&quot;)" office:value-type="string" office:string-value="čet">
            <text:p>čet</text:p>
          </table:table-cell>
          <table:table-cell table:style-name="ce25" office:value-type="string">
            <office:annotation draw:style-name="gr1" draw:text-style-name="P1" svg:width="2.871cm" svg:height="2.506cm" svg:x="4.941cm" svg:y="3.92cm" draw:caption-point-x="-4.941cm" draw:caption-point-y="-3.92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52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1" draw:text-style-name="P1" svg:width="2.875cm" svg:height="1.727cm" svg:x="10.127cm" svg:y="3.92cm" draw:caption-point-x="-10.127cm" draw:caption-point-y="-3.92cm">
              <dc:date>2008-12-24T00:00:00</dc:date>
              <text:p text:style-name="P1"><text:span text:style-name="T1">3 navadna dežurstva , po možnosti <text:s/>(6., 12. in 18.)</text:span></text:p>
            </office:annotation>
            <text:p>51☻</text:p>
          </table:table-cell>
          <table:table-cell table:style-name="ce2" office:value-type="string">
            <text:p>KVIT</text:p>
          </table:table-cell>
          <table:table-cell table:style-name="ce2"/>
          <table:table-cell table:style-name="ce3" office:value-type="string">
            <office:annotation draw:style-name="gr1" draw:text-style-name="P1" svg:width="2.871cm" svg:height="1.345cm" svg:x="14.019cm" svg:y="3.92cm" draw:caption-point-x="-14.019cm" draw:caption-point-y="-3.92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59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62" table:formula="oooc:=COUNTIF([.C7:.K7];&quot;51&quot;)+COUNTIF([.C7:.K7];&quot;51☻&quot;)" office:value-type="float" office:value="1">
            <text:p>1</text:p>
          </table:table-cell>
          <table:table-cell table:style-name="ce62" table:formula="oooc:=COUNTIF([.C7:.K7];&quot;52&quot;)+COUNTIF([.C7:.K7];&quot;52☻&quot;)" office:value-type="float" office:value="1">
            <text:p>1</text:p>
          </table:table-cell>
          <table:table-cell table:style-name="ce62" table:formula="oooc:=COUNTIF([.C7:.K7];&quot;11-19&quot;)+COUNTIF([.C7:.K7];&quot;2&quot;)" office:value-type="float" office:value="1">
            <text:p>1</text:p>
          </table:table-cell>
          <table:table-cell table:style-name="ce62" table:formula="oooc:=COUNTIF([.C7:.K7];&quot;U&quot;)+COUNTIF([.C7:.K7];&quot;U☻&quot;)" office:value-type="float" office:value="1">
            <text:p>1</text:p>
          </table:table-cell>
          <table:table-cell table:style-name="ce62" table:formula="oooc:=COUNTIF([.C7:.K7];&quot;KVIT&quot;)+COUNTIF([.C7:.K7];&quot;KVIT☻&quot;)" office:value-type="float" office:value="2">
            <text:p>2</text:p>
          </table:table-cell>
          <table:table-cell table:style-name="ce65" table:formula="oooc:=COUNTBLANK([.C7:.K7])" office:value-type="float" office:value="1">
            <text:p>1</text:p>
          </table:table-cell>
          <table:table-cell table:style-name="ce66" table:formula="oooc:=COUNTIF([.C7:.K7];&quot;x&quot;)" office:value-type="float" office:value="1">
            <text:p>1</text:p>
          </table:table-cell>
          <table:table-cell table:style-name="ce67" table:formula="oooc:=COUNTIF([.C7:.K7];&quot;51&quot;)+COUNTIF([.C7:.K7];&quot;51☻&quot;)+COUNTIF([.C7:.K7];&quot;2&quot;)+COUNTIF([.C7:.K7];&quot;52&quot;)+COUNTIF([.C7:.K7];&quot;52☻&quot;)" office:value-type="float" office:value="2">
            <text:p>2</text:p>
          </table:table-cell>
          <table:table-cell/>
          <table:table-cell table:style-name="ce4" table:formula="oooc:=[$VzorciVnosov.$A$7]" office:value-type="string" office:string-value="KVIT☻">
            <text:p>KVIT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07">
            <text:p>7. mar 08</text:p>
          </table:table-cell>
          <table:table-cell table:style-name="ce58" table:formula="oooc:=TEXT([.A8];&quot;Ddd&quot;)" office:value-type="string" office:string-value="pet">
            <text:p>pet</text:p>
          </table:table-cell>
          <table:table-cell table:style-name="ce2" office:value-type="string">
            <office:annotation draw:style-name="gr1" draw:text-style-name="P1" svg:width="2.871cm" svg:height="2.505cm" svg:x="4.941cm" svg:y="4.62cm" draw:caption-point-x="-4.941cm" draw:caption-point-y="-4.62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KVI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D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2"/>
          <table:table-cell table:style-name="ce3" office:value-type="string">
            <office:annotation draw:style-name="gr1" draw:text-style-name="P1" svg:width="2.871cm" svg:height="1.319cm" svg:x="14.019cm" svg:y="4.62cm" draw:caption-point-x="-14.019cm" draw:caption-point-y="-4.62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25" office:value-type="float" office:value="52">
            <text:p>52</text:p>
          </table:table-cell>
          <table:table-cell table:style-name="ce33" office:value-type="string">
            <text:p>KOS</text:p>
          </table:table-cell>
          <table:table-cell table:style-name="ce59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62" table:formula="oooc:=COUNTIF([.C8:.K8];&quot;51&quot;)+COUNTIF([.C8:.K8];&quot;51☻&quot;)" office:value-type="float" office:value="1">
            <text:p>1</text:p>
          </table:table-cell>
          <table:table-cell table:style-name="ce62" table:formula="oooc:=COUNTIF([.C8:.K8];&quot;52&quot;)+COUNTIF([.C8:.K8];&quot;52☻&quot;)" office:value-type="float" office:value="1">
            <text:p>1</text:p>
          </table:table-cell>
          <table:table-cell table:style-name="ce62" table:formula="oooc:=COUNTIF([.C8:.K8];&quot;11-19&quot;)+COUNTIF([.C8:.K8];&quot;2&quot;)" office:value-type="float" office:value="1">
            <text:p>1</text:p>
          </table:table-cell>
          <table:table-cell table:style-name="ce62" table:formula="oooc:=COUNTIF([.C8:.K8];&quot;U&quot;)+COUNTIF([.C8:.K8];&quot;U☻&quot;)" office:value-type="float" office:value="1">
            <text:p>1</text:p>
          </table:table-cell>
          <table:table-cell table:style-name="ce62" table:formula="oooc:=COUNTIF([.C8:.K8];&quot;KVIT&quot;)+COUNTIF([.C8:.K8];&quot;KVIT☻&quot;)" office:value-type="float" office:value="1">
            <text:p>1</text:p>
          </table:table-cell>
          <table:table-cell table:style-name="ce65" table:formula="oooc:=COUNTBLANK([.C8:.K8])" office:value-type="float" office:value="1">
            <text:p>1</text:p>
          </table:table-cell>
          <table:table-cell table:style-name="ce66" table:formula="oooc:=COUNTIF([.C8:.K8];&quot;x&quot;)" office:value-type="float" office:value="1">
            <text:p>1</text:p>
          </table:table-cell>
          <table:table-cell table:style-name="ce67" table:formula="oooc:=COUNTIF([.C8:.K8];&quot;51&quot;)+COUNTIF([.C8:.K8];&quot;51☻&quot;)+COUNTIF([.C8:.K8];&quot;2&quot;)+COUNTIF([.C8:.K8];&quot;52&quot;)+COUNTIF([.C8:.K8];&quot;52☻&quot;)" office:value-type="float" office:value="2">
            <text:p>2</text:p>
          </table:table-cell>
          <table:table-cell/>
          <table:table-cell table:style-name="ce3" table:formula="oooc:=[$VzorciVnosov.$A$8]" office:value-type="string" office:string-value="U">
            <text:p>U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3-08">
            <text:p>8. mar 08</text:p>
          </table:table-cell>
          <table:table-cell table:style-name="ce57" table:formula="oooc:=TEXT([.A9];&quot;Ddd&quot;)" office:value-type="string" office:string-value="sob">
            <text:p>sob</text:p>
          </table:table-cell>
          <table:table-cell table:style-name="ce23" office:value-type="string">
            <office:annotation draw:style-name="gr1" draw:text-style-name="P1" svg:width="2.871cm" svg:height="2.506cm" svg:x="4.941cm" svg:y="5.319cm" draw:caption-point-x="-4.941cm" draw:caption-point-y="-5.319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☻</text:p>
          </table:table-cell>
          <table:table-cell table:style-name="ce23"/>
          <table:table-cell table:style-name="ce20" table:number-columns-repeated="3"/>
          <table:table-cell table:style-name="ce23"/>
          <table:table-cell table:style-name="ce27"/>
          <table:table-cell table:style-name="ce20" office:value-type="string">
            <office:annotation draw:style-name="gr1" draw:text-style-name="P1" svg:width="2.871cm" svg:height="1.344cm" svg:x="14.019cm" svg:y="5.319cm" draw:caption-point-x="-14.019cm" draw:caption-point-y="-5.319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20"/>
          <table:table-cell table:style-name="ce33" office:value-type="string">
            <text:p>MŠŠ</text:p>
          </table:table-cell>
          <table:table-cell table:style-name="ce59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62" table:formula="oooc:=COUNTIF([.C9:.K9];&quot;51&quot;)+COUNTIF([.C9:.K9];&quot;51☻&quot;)" office:value-type="float" office:value="0">
            <text:p>0</text:p>
          </table:table-cell>
          <table:table-cell table:style-name="ce62" table:formula="oooc:=COUNTIF([.C9:.K9];&quot;52&quot;)+COUNTIF([.C9:.K9];&quot;52☻&quot;)" office:value-type="float" office:value="0">
            <text:p>0</text:p>
          </table:table-cell>
          <table:table-cell table:style-name="ce62" table:formula="oooc:=COUNTIF([.C9:.K9];&quot;11-19&quot;)+COUNTIF([.C9:.K9];&quot;2&quot;)" office:value-type="float" office:value="0">
            <text:p>0</text:p>
          </table:table-cell>
          <table:table-cell table:style-name="ce62" table:formula="oooc:=COUNTIF([.C9:.K9];&quot;U&quot;)+COUNTIF([.C9:.K9];&quot;U☻&quot;)" office:value-type="float" office:value="0">
            <text:p>0</text:p>
          </table:table-cell>
          <table:table-cell table:style-name="ce62" table:formula="oooc:=COUNTIF([.C9:.K9];&quot;KVIT&quot;)+COUNTIF([.C9:.K9];&quot;KVIT☻&quot;)" office:value-type="float" office:value="0">
            <text:p>0</text:p>
          </table:table-cell>
          <table:table-cell table:style-name="ce65" table:formula="oooc:=COUNTBLANK([.C9:.K9])" office:value-type="float" office:value="7">
            <text:p>7</text:p>
          </table:table-cell>
          <table:table-cell table:style-name="ce66" table:formula="oooc:=COUNTIF([.C9:.K9];&quot;x&quot;)" office:value-type="float" office:value="0">
            <text:p>0</text:p>
          </table:table-cell>
          <table:table-cell table:style-name="ce67" table:formula="oooc:=COUNTIF([.C9:.K9];&quot;51&quot;)+COUNTIF([.C9:.K9];&quot;51☻&quot;)+COUNTIF([.C9:.K9];&quot;2&quot;)+COUNTIF([.C9:.K9];&quot;52&quot;)+COUNTIF([.C9:.K9];&quot;52☻&quot;)" office:value-type="float" office:value="0">
            <text:p>0</text:p>
          </table:table-cell>
          <table:table-cell/>
          <table:table-cell table:style-name="ce2" table:formula="oooc:=[$VzorciVnosov.$A$9]" office:value-type="string" office:string-value="U☻">
            <text:p>U☻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3-09">
            <text:p>9. mar 08</text:p>
          </table:table-cell>
          <table:table-cell table:style-name="ce57" table:formula="oooc:=TEXT([.A10];&quot;Ddd&quot;)" office:value-type="string" office:string-value="ned">
            <text:p>ned</text:p>
          </table:table-cell>
          <table:table-cell table:style-name="ce23" office:value-type="string">
            <office:annotation draw:style-name="gr1" draw:text-style-name="P1" svg:width="2.871cm" svg:height="2.505cm" svg:x="4.941cm" svg:y="6.019cm" draw:caption-point-x="-4.941cm" draw:caption-point-y="-6.019cm">
              <dc:date>2008-12-24T00:00:00</dc:date>
              <text:p text:style-name="P1"><text:span text:style-name="T1">prosim za deĹžurni vikend 8. in 9. marec s pripadajoÄ�im KVIT tednom in TX </text:span></text:p>
            </office:annotation>
            <text:p>☻</text:p>
          </table:table-cell>
          <table:table-cell table:style-name="ce20" table:number-columns-repeated="4"/>
          <table:table-cell table:style-name="ce23"/>
          <table:table-cell table:style-name="ce20"/>
          <table:table-cell table:style-name="ce20" office:value-type="string">
            <office:annotation draw:style-name="gr1" draw:text-style-name="P1" svg:width="2.871cm" svg:height="1.344cm" svg:x="14.019cm" svg:y="6.019cm" draw:caption-point-x="-14.019cm" draw:caption-point-y="-6.019cm">
              <dc:date>2008-12-24T00:00:00</dc:date>
              <text:p text:style-name="P1"><text:span text:style-name="T1">dopust od 01.03.08 do 09.03.08</text:span></text:p>
            </office:annotation>
            <text:p>D</text:p>
          </table:table-cell>
          <table:table-cell table:style-name="ce20"/>
          <table:table-cell table:style-name="ce33" office:value-type="string">
            <text:p>MŠŠ</text:p>
          </table:table-cell>
          <table:table-cell table:style-name="ce59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62" table:formula="oooc:=COUNTIF([.C10:.K10];&quot;51&quot;)+COUNTIF([.C10:.K10];&quot;51☻&quot;)" office:value-type="float" office:value="0">
            <text:p>0</text:p>
          </table:table-cell>
          <table:table-cell table:style-name="ce62" table:formula="oooc:=COUNTIF([.C10:.K10];&quot;52&quot;)+COUNTIF([.C10:.K10];&quot;52☻&quot;)" office:value-type="float" office:value="0">
            <text:p>0</text:p>
          </table:table-cell>
          <table:table-cell table:style-name="ce62" table:formula="oooc:=COUNTIF([.C10:.K10];&quot;11-19&quot;)+COUNTIF([.C10:.K10];&quot;2&quot;)" office:value-type="float" office:value="0">
            <text:p>0</text:p>
          </table:table-cell>
          <table:table-cell table:style-name="ce62" table:formula="oooc:=COUNTIF([.C10:.K10];&quot;U&quot;)+COUNTIF([.C10:.K10];&quot;U☻&quot;)" office:value-type="float" office:value="0">
            <text:p>0</text:p>
          </table:table-cell>
          <table:table-cell table:style-name="ce62" table:formula="oooc:=COUNTIF([.C10:.K10];&quot;KVIT&quot;)+COUNTIF([.C10:.K10];&quot;KVIT☻&quot;)" office:value-type="float" office:value="0">
            <text:p>0</text:p>
          </table:table-cell>
          <table:table-cell table:style-name="ce65" table:formula="oooc:=COUNTBLANK([.C10:.K10])" office:value-type="float" office:value="7">
            <text:p>7</text:p>
          </table:table-cell>
          <table:table-cell table:style-name="ce66" table:formula="oooc:=COUNTIF([.C10:.K10];&quot;x&quot;)" office:value-type="float" office:value="0">
            <text:p>0</text:p>
          </table:table-cell>
          <table:table-cell table:style-name="ce67" table:formula="oooc:=COUNTIF([.C10:.K10];&quot;51&quot;)+COUNTIF([.C10:.K10];&quot;51☻&quot;)+COUNTIF([.C10:.K10];&quot;2&quot;)+COUNTIF([.C10:.K10];&quot;52&quot;)+COUNTIF([.C10:.K10];&quot;52☻&quot;)" office:value-type="float" office:value="0">
            <text:p>0</text:p>
          </table:table-cell>
          <table:table-cell/>
          <table:table-cell table:style-name="ce3" table:formula="oooc:=[$VzorciVnosov.$A$10]" office:value-type="string" office:string-value="11-19">
            <text:p>11-19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10">
            <text:p>10. mar 08</text:p>
          </table:table-cell>
          <table:table-cell table:style-name="ce58" table:formula="oooc:=TEXT([.A11];&quot;Ddd&quot;)" office:value-type="string" office:string-value="pon">
            <text:p>po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2" office:value-type="string">
            <text:p>51☻</text:p>
          </table:table-cell>
          <table:table-cell table:style-name="ce8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59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62" table:formula="oooc:=COUNTIF([.C11:.K11];&quot;51&quot;)+COUNTIF([.C11:.K11];&quot;51☻&quot;)" office:value-type="float" office:value="1">
            <text:p>1</text:p>
          </table:table-cell>
          <table:table-cell table:style-name="ce62" table:formula="oooc:=COUNTIF([.C11:.K11];&quot;52&quot;)+COUNTIF([.C11:.K11];&quot;52☻&quot;)" office:value-type="float" office:value="1">
            <text:p>1</text:p>
          </table:table-cell>
          <table:table-cell table:style-name="ce62" table:formula="oooc:=COUNTIF([.C11:.K11];&quot;11-19&quot;)+COUNTIF([.C11:.K11];&quot;2&quot;)" office:value-type="float" office:value="1">
            <text:p>1</text:p>
          </table:table-cell>
          <table:table-cell table:style-name="ce62" table:formula="oooc:=COUNTIF([.C11:.K11];&quot;U&quot;)+COUNTIF([.C11:.K11];&quot;U☻&quot;)" office:value-type="float" office:value="1">
            <text:p>1</text:p>
          </table:table-cell>
          <table:table-cell table:style-name="ce62" table:formula="oooc:=COUNTIF([.C11:.K11];&quot;KVIT&quot;)+COUNTIF([.C11:.K11];&quot;KVIT☻&quot;)" office:value-type="float" office:value="1">
            <text:p>1</text:p>
          </table:table-cell>
          <table:table-cell table:style-name="ce65" table:formula="oooc:=COUNTBLANK([.C11:.K11])" office:value-type="float" office:value="1">
            <text:p>1</text:p>
          </table:table-cell>
          <table:table-cell table:style-name="ce66" table:formula="oooc:=COUNTIF([.C11:.K11];&quot;x&quot;)" office:value-type="float" office:value="1">
            <text:p>1</text:p>
          </table:table-cell>
          <table:table-cell table:style-name="ce67" table:formula="oooc:=COUNTIF([.C11:.K11];&quot;51&quot;)+COUNTIF([.C11:.K11];&quot;51☻&quot;)+COUNTIF([.C11:.K11];&quot;2&quot;)+COUNTIF([.C11:.K11];&quot;52&quot;)+COUNTIF([.C11:.K11];&quot;52☻&quot;)" office:value-type="float" office:value="2">
            <text:p>2</text:p>
          </table:table-cell>
          <table:table-cell/>
          <table:table-cell table:style-name="ce5" table:formula="oooc:=[$VzorciVnosov.$A$11]" office:value-type="string" office:string-value="X">
            <text:p>X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11">
            <text:p>11. mar 08</text:p>
          </table:table-cell>
          <table:table-cell table:style-name="ce58" table:formula="oooc:=TEXT([.A12];&quot;Ddd&quot;)" office:value-type="string" office:string-value="tor">
            <text:p>tor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X</text:p>
          </table:table-cell>
          <table:table-cell table:style-name="ce3" office:value-type="float" office:value="52">
            <text:p>52</text:p>
          </table:table-cell>
          <table:table-cell table:style-name="ce25" office:value-type="string">
            <text:p>KVIT</text:p>
          </table:table-cell>
          <table:table-cell table:style-name="ce2" office:value-type="string">
            <text:p>KVIT</text:p>
          </table:table-cell>
          <table:table-cell table:style-name="ce2"/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59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62" table:formula="oooc:=COUNTIF([.C12:.K12];&quot;51&quot;)+COUNTIF([.C12:.K12];&quot;51☻&quot;)" office:value-type="float" office:value="1">
            <text:p>1</text:p>
          </table:table-cell>
          <table:table-cell table:style-name="ce62" table:formula="oooc:=COUNTIF([.C12:.K12];&quot;52&quot;)+COUNTIF([.C12:.K12];&quot;52☻&quot;)" office:value-type="float" office:value="1">
            <text:p>1</text:p>
          </table:table-cell>
          <table:table-cell table:style-name="ce62" table:formula="oooc:=COUNTIF([.C12:.K12];&quot;11-19&quot;)+COUNTIF([.C12:.K12];&quot;2&quot;)" office:value-type="float" office:value="1">
            <text:p>1</text:p>
          </table:table-cell>
          <table:table-cell table:style-name="ce62" table:formula="oooc:=COUNTIF([.C12:.K12];&quot;U&quot;)+COUNTIF([.C12:.K12];&quot;U☻&quot;)" office:value-type="float" office:value="1">
            <text:p>1</text:p>
          </table:table-cell>
          <table:table-cell table:style-name="ce62" table:formula="oooc:=COUNTIF([.C12:.K12];&quot;KVIT&quot;)+COUNTIF([.C12:.K12];&quot;KVIT☻&quot;)" office:value-type="float" office:value="3">
            <text:p>3</text:p>
          </table:table-cell>
          <table:table-cell table:style-name="ce65" table:formula="oooc:=COUNTBLANK([.C12:.K12])" office:value-type="float" office:value="1">
            <text:p>1</text:p>
          </table:table-cell>
          <table:table-cell table:style-name="ce66" table:formula="oooc:=COUNTIF([.C12:.K12];&quot;x&quot;)" office:value-type="float" office:value="1">
            <text:p>1</text:p>
          </table:table-cell>
          <table:table-cell table:style-name="ce67" table:formula="oooc:=COUNTIF([.C12:.K12];&quot;51&quot;)+COUNTIF([.C12:.K12];&quot;51☻&quot;)+COUNTIF([.C12:.K12];&quot;2&quot;)+COUNTIF([.C12:.K12];&quot;52&quot;)+COUNTIF([.C12:.K12];&quot;52☻&quot;)" office:value-type="float" office:value="2">
            <text:p>2</text:p>
          </table:table-cell>
          <table:table-cell/>
          <table:table-cell table:style-name="ce3" table:formula="oooc:=[$VzorciVnosov.$A$12]" office:value-type="string" office:string-value="D">
            <text:p>D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12">
            <text:p>12. mar 08</text:p>
          </table:table-cell>
          <table:table-cell table:style-name="ce58" table:formula="oooc:=TEXT([.A13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2" office:value-type="string">
            <office:annotation draw:style-name="gr1" draw:text-style-name="P1" svg:width="2.875cm" svg:height="1.727cm" svg:x="10.127cm" svg:y="8.117cm" draw:caption-point-x="-10.127cm" draw:caption-point-y="-8.117cm">
              <dc:date>2008-12-24T00:00:00</dc:date>
              <text:p text:style-name="P1"><text:span text:style-name="T1">3 navadna dežurstva , po možnosti <text:s/>(6., 12. in 18.)</text:span></text:p>
            </office:annotation>
            <text:p>52☻</text:p>
          </table:table-cell>
          <table:table-cell table:style-name="ce2" office:value-type="string">
            <office:annotation draw:style-name="gr1" draw:text-style-name="P1" svg:width="2.875cm" svg:height="0.565cm" svg:x="11.424cm" svg:y="8.117cm" draw:caption-point-x="-11.424cm" draw:caption-point-y="-8.117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5"/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59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62" table:formula="oooc:=COUNTIF([.C13:.K13];&quot;51&quot;)+COUNTIF([.C13:.K13];&quot;51☻&quot;)" office:value-type="float" office:value="1">
            <text:p>1</text:p>
          </table:table-cell>
          <table:table-cell table:style-name="ce62" table:formula="oooc:=COUNTIF([.C13:.K13];&quot;52&quot;)+COUNTIF([.C13:.K13];&quot;52☻&quot;)" office:value-type="float" office:value="1">
            <text:p>1</text:p>
          </table:table-cell>
          <table:table-cell table:style-name="ce62" table:formula="oooc:=COUNTIF([.C13:.K13];&quot;11-19&quot;)+COUNTIF([.C13:.K13];&quot;2&quot;)" office:value-type="float" office:value="1">
            <text:p>1</text:p>
          </table:table-cell>
          <table:table-cell table:style-name="ce62" table:formula="oooc:=COUNTIF([.C13:.K13];&quot;U&quot;)+COUNTIF([.C13:.K13];&quot;U☻&quot;)" office:value-type="float" office:value="1">
            <text:p>1</text:p>
          </table:table-cell>
          <table:table-cell table:style-name="ce62" table:formula="oooc:=COUNTIF([.C13:.K13];&quot;KVIT&quot;)+COUNTIF([.C13:.K13];&quot;KVIT☻&quot;)" office:value-type="float" office:value="2">
            <text:p>2</text:p>
          </table:table-cell>
          <table:table-cell table:style-name="ce65" table:formula="oooc:=COUNTBLANK([.C13:.K13])" office:value-type="float" office:value="1">
            <text:p>1</text:p>
          </table:table-cell>
          <table:table-cell table:style-name="ce66" table:formula="oooc:=COUNTIF([.C13:.K13];&quot;x&quot;)" office:value-type="float" office:value="1">
            <text:p>1</text:p>
          </table:table-cell>
          <table:table-cell table:style-name="ce67" table:formula="oooc:=COUNTIF([.C13:.K13];&quot;51&quot;)+COUNTIF([.C13:.K13];&quot;51☻&quot;)+COUNTIF([.C13:.K13];&quot;2&quot;)+COUNTIF([.C13:.K13];&quot;52&quot;)+COUNTIF([.C13:.K13];&quot;52☻&quot;)" office:value-type="float" office:value="2">
            <text:p>2</text:p>
          </table:table-cell>
          <table:table-cell/>
          <table:table-cell table:style-name="ce2" table:formula="oooc:=[$VzorciVnosov.$A$13]" office:value-type="string" office:string-value="BOL">
            <text:p>BOL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13">
            <text:p>13. mar 08</text:p>
          </table:table-cell>
          <table:table-cell table:style-name="ce58" table:formula="oooc:=TEXT([.A14];&quot;Ddd&quot;)" office:value-type="string" office:string-value="čet">
            <text:p>čet</text:p>
          </table:table-cell>
          <table:table-cell table:style-name="ce2" office:value-type="string">
            <text:p>51☻</text:p>
          </table:table-cell>
          <table:table-cell table:style-name="ce8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 office:value-type="string">
            <office:annotation draw:style-name="gr1" draw:text-style-name="P1" svg:width="2.875cm" svg:height="0.566cm" svg:x="10.127cm" svg:y="8.816cm" draw:caption-point-x="-10.127cm" draw:caption-point-y="-8.816cm">
              <dc:date>2008-12-24T00:00:00</dc:date>
              <text:p text:style-name="P1"><text:span text:style-name="T1">pučnik</text:span></text:p>
            </office:annotation>
            <text:p>X</text:p>
          </table:table-cell>
          <table:table-cell table:style-name="ce3" office:value-type="string">
            <text:p>11-19</text:p>
          </table:table-cell>
          <table:table-cell table:style-name="ce51"/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59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62" table:formula="oooc:=COUNTIF([.C14:.K14];&quot;51&quot;)+COUNTIF([.C14:.K14];&quot;51☻&quot;)" office:value-type="float" office:value="2">
            <text:p>2</text:p>
          </table:table-cell>
          <table:table-cell table:style-name="ce62" table:formula="oooc:=COUNTIF([.C14:.K14];&quot;52&quot;)+COUNTIF([.C14:.K14];&quot;52☻&quot;)" office:value-type="float" office:value="1">
            <text:p>1</text:p>
          </table:table-cell>
          <table:table-cell table:style-name="ce62" table:formula="oooc:=COUNTIF([.C14:.K14];&quot;11-19&quot;)+COUNTIF([.C14:.K14];&quot;2&quot;)" office:value-type="float" office:value="2">
            <text:p>2</text:p>
          </table:table-cell>
          <table:table-cell table:style-name="ce62" table:formula="oooc:=COUNTIF([.C14:.K14];&quot;U&quot;)+COUNTIF([.C14:.K14];&quot;U☻&quot;)" office:value-type="float" office:value="1">
            <text:p>1</text:p>
          </table:table-cell>
          <table:table-cell table:style-name="ce62" table:formula="oooc:=COUNTIF([.C14:.K14];&quot;KVIT&quot;)+COUNTIF([.C14:.K14];&quot;KVIT☻&quot;)" office:value-type="float" office:value="1">
            <text:p>1</text:p>
          </table:table-cell>
          <table:table-cell table:style-name="ce65" table:formula="oooc:=COUNTBLANK([.C14:.K14])" office:value-type="float" office:value="1">
            <text:p>1</text:p>
          </table:table-cell>
          <table:table-cell table:style-name="ce66" table:formula="oooc:=COUNTIF([.C14:.K14];&quot;x&quot;)" office:value-type="float" office:value="1">
            <text:p>1</text:p>
          </table:table-cell>
          <table:table-cell table:style-name="ce67" table:formula="oooc:=COUNTIF([.C14:.K14];&quot;51&quot;)+COUNTIF([.C14:.K14];&quot;51☻&quot;)+COUNTIF([.C14:.K14];&quot;2&quot;)+COUNTIF([.C14:.K14];&quot;52&quot;)+COUNTIF([.C14:.K14];&quot;52☻&quot;)" office:value-type="float" office:value="3">
            <text:p>3</text:p>
          </table:table-cell>
          <table:table-cell/>
          <table:table-cell table:style-name="ce6" table:formula="oooc:=[$VzorciVnosov.$A$14]" office:value-type="string" office:string-value="☻">
            <text:p>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3-14">
            <text:p>14. mar 08</text:p>
          </table:table-cell>
          <table:table-cell table:style-name="ce58" table:formula="oooc:=TEXT([.A15];&quot;Ddd&quot;)" office:value-type="string" office:string-value="pet">
            <text:p>pe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8" office:value-type="float" office:value="52">
            <text:p>52</text:p>
          </table:table-cell>
          <table:table-cell table:style-name="ce30"/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59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62" table:formula="oooc:=COUNTIF([.C15:.K15];&quot;51&quot;)+COUNTIF([.C15:.K15];&quot;51☻&quot;)" office:value-type="float" office:value="1">
            <text:p>1</text:p>
          </table:table-cell>
          <table:table-cell table:style-name="ce62" table:formula="oooc:=COUNTIF([.C15:.K15];&quot;52&quot;)+COUNTIF([.C15:.K15];&quot;52☻&quot;)" office:value-type="float" office:value="1">
            <text:p>1</text:p>
          </table:table-cell>
          <table:table-cell table:style-name="ce62" table:formula="oooc:=COUNTIF([.C15:.K15];&quot;11-19&quot;)+COUNTIF([.C15:.K15];&quot;2&quot;)" office:value-type="float" office:value="1">
            <text:p>1</text:p>
          </table:table-cell>
          <table:table-cell table:style-name="ce62" table:formula="oooc:=COUNTIF([.C15:.K15];&quot;U&quot;)+COUNTIF([.C15:.K15];&quot;U☻&quot;)" office:value-type="float" office:value="1">
            <text:p>1</text:p>
          </table:table-cell>
          <table:table-cell table:style-name="ce62" table:formula="oooc:=COUNTIF([.C15:.K15];&quot;KVIT&quot;)+COUNTIF([.C15:.K15];&quot;KVIT☻&quot;)" office:value-type="float" office:value="2">
            <text:p>2</text:p>
          </table:table-cell>
          <table:table-cell table:style-name="ce65" table:formula="oooc:=COUNTBLANK([.C15:.K15])" office:value-type="float" office:value="1">
            <text:p>1</text:p>
          </table:table-cell>
          <table:table-cell table:style-name="ce66" table:formula="oooc:=COUNTIF([.C15:.K15];&quot;x&quot;)" office:value-type="float" office:value="1">
            <text:p>1</text:p>
          </table:table-cell>
          <table:table-cell table:style-name="ce67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/>
          <table:table-cell table:style-name="ce3" table:formula="oooc:=[$VzorciVnosov.$A$15]" office:value-type="string" office:string-value="SO">
            <text:p>SO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3-15">
            <text:p>15. mar 08</text:p>
          </table:table-cell>
          <table:table-cell table:style-name="ce57" table:formula="oooc:=TEXT([.A16];&quot;Ddd&quot;)" office:value-type="string" office:string-value="sob">
            <text:p>sob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19" table:number-columns-repeated="2"/>
          <table:table-cell table:style-name="ce20">
            <office:annotation draw:style-name="gr1" draw:text-style-name="P1" svg:width="2.875cm" svg:height="0.566cm" svg:x="11.424cm" svg:y="10.215cm" draw:caption-point-x="-11.424cm" draw:caption-point-y="-10.215cm">
              <dc:date>2008-12-24T00:00:00</dc:date>
              <text:p text:style-name="P1"><text:span text:style-name="T1">pučnik</text:span></text:p>
            </office:annotation>
          </table:table-cell>
          <table:table-cell table:style-name="ce27"/>
          <table:table-cell table:style-name="ce23"/>
          <table:table-cell table:style-name="ce23" office:value-type="string">
            <office:annotation draw:style-name="gr1" draw:text-style-name="P1" svg:width="2.871cm" svg:height="0.937cm" svg:x="15.316cm" svg:y="10.215cm" draw:caption-point-x="-15.316cm" draw:caption-point-y="-10.215cm">
              <dc:date>2008-12-24T00:00:00</dc:date>
              <text:p text:style-name="P1"><text:span text:style-name="T1">vikend dežurno 15. in 16. marec.</text:span></text:p>
            </office:annotation>
            <text:p>☻</text:p>
          </table:table-cell>
          <table:table-cell table:style-name="ce33" office:value-type="string">
            <text:p>ŠOŠ</text:p>
          </table:table-cell>
          <table:table-cell table:style-name="ce59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62" table:formula="oooc:=COUNTIF([.C16:.K16];&quot;51&quot;)+COUNTIF([.C16:.K16];&quot;51☻&quot;)" office:value-type="float" office:value="0">
            <text:p>0</text:p>
          </table:table-cell>
          <table:table-cell table:style-name="ce62" table:formula="oooc:=COUNTIF([.C16:.K16];&quot;52&quot;)+COUNTIF([.C16:.K16];&quot;52☻&quot;)" office:value-type="float" office:value="0">
            <text:p>0</text:p>
          </table:table-cell>
          <table:table-cell table:style-name="ce62" table:formula="oooc:=COUNTIF([.C16:.K16];&quot;11-19&quot;)+COUNTIF([.C16:.K16];&quot;2&quot;)" office:value-type="float" office:value="0">
            <text:p>0</text:p>
          </table:table-cell>
          <table:table-cell table:style-name="ce62" table:formula="oooc:=COUNTIF([.C16:.K16];&quot;U&quot;)+COUNTIF([.C16:.K16];&quot;U☻&quot;)" office:value-type="float" office:value="0">
            <text:p>0</text:p>
          </table:table-cell>
          <table:table-cell table:style-name="ce62" table:formula="oooc:=COUNTIF([.C16:.K16];&quot;KVIT&quot;)+COUNTIF([.C16:.K16];&quot;KVIT☻&quot;)" office:value-type="float" office:value="0">
            <text:p>0</text:p>
          </table:table-cell>
          <table:table-cell table:style-name="ce65" table:formula="oooc:=COUNTBLANK([.C16:.K16])" office:value-type="float" office:value="7">
            <text:p>7</text:p>
          </table:table-cell>
          <table:table-cell table:style-name="ce66" table:formula="oooc:=COUNTIF([.C16:.K16];&quot;x&quot;)" office:value-type="float" office:value="0">
            <text:p>0</text:p>
          </table:table-cell>
          <table:table-cell table:style-name="ce67" table:formula="oooc:=COUNTIF([.C16:.K16];&quot;51&quot;)+COUNTIF([.C16:.K16];&quot;51☻&quot;)+COUNTIF([.C16:.K16];&quot;2&quot;)+COUNTIF([.C16:.K16];&quot;52&quot;)+COUNTIF([.C16:.K16];&quot;52☻&quot;)" office:value-type="float" office:value="0">
            <text:p>0</text:p>
          </table:table-cell>
          <table:table-cell/>
          <table:table-cell table:style-name="ce7" table:formula="oooc:=[$VzorciVnosov.$A$16]" office:value-type="string" office:string-value="☻">
            <text:p>☻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3-16">
            <text:p>16. mar 08</text:p>
          </table:table-cell>
          <table:table-cell table:style-name="ce57" table:formula="oooc:=TEXT([.A17];&quot;Ddd&quot;)" office:value-type="string" office:string-value="ned">
            <text:p>ned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20" table:number-columns-repeated="3"/>
          <table:table-cell table:style-name="ce23" office:value-type="string">
            <office:annotation draw:style-name="gr1" draw:text-style-name="P1" svg:width="2.871cm" svg:height="0.937cm" svg:x="15.316cm" svg:y="10.915cm" draw:caption-point-x="-15.316cm" draw:caption-point-y="-10.915cm">
              <dc:date>2008-12-24T00:00:00</dc:date>
              <text:p text:style-name="P1"><text:span text:style-name="T1">vikend dežurno 15. in 16. marec.</text:span></text:p>
            </office:annotation>
            <text:p>☻</text:p>
          </table:table-cell>
          <table:table-cell table:style-name="ce33" office:value-type="string">
            <text:p>ŠOŠ</text:p>
          </table:table-cell>
          <table:table-cell table:style-name="ce59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62" table:formula="oooc:=COUNTIF([.C17:.K17];&quot;51&quot;)+COUNTIF([.C17:.K17];&quot;51☻&quot;)" office:value-type="float" office:value="0">
            <text:p>0</text:p>
          </table:table-cell>
          <table:table-cell table:style-name="ce62" table:formula="oooc:=COUNTIF([.C17:.K17];&quot;52&quot;)+COUNTIF([.C17:.K17];&quot;52☻&quot;)" office:value-type="float" office:value="0">
            <text:p>0</text:p>
          </table:table-cell>
          <table:table-cell table:style-name="ce62" table:formula="oooc:=COUNTIF([.C17:.K17];&quot;11-19&quot;)+COUNTIF([.C17:.K17];&quot;2&quot;)" office:value-type="float" office:value="0">
            <text:p>0</text:p>
          </table:table-cell>
          <table:table-cell table:style-name="ce62" table:formula="oooc:=COUNTIF([.C17:.K17];&quot;U&quot;)+COUNTIF([.C17:.K17];&quot;U☻&quot;)" office:value-type="float" office:value="0">
            <text:p>0</text:p>
          </table:table-cell>
          <table:table-cell table:style-name="ce62" table:formula="oooc:=COUNTIF([.C17:.K17];&quot;KVIT&quot;)+COUNTIF([.C17:.K17];&quot;KVIT☻&quot;)" office:value-type="float" office:value="0">
            <text:p>0</text:p>
          </table:table-cell>
          <table:table-cell table:style-name="ce65" table:formula="oooc:=COUNTBLANK([.C17:.K17])" office:value-type="float" office:value="7">
            <text:p>7</text:p>
          </table:table-cell>
          <table:table-cell table:style-name="ce66" table:formula="oooc:=COUNTIF([.C17:.K17];&quot;x&quot;)" office:value-type="float" office:value="0">
            <text:p>0</text:p>
          </table:table-cell>
          <table:table-cell table:style-name="ce67" table:formula="oooc:=COUNTIF([.C17:.K17];&quot;51&quot;)+COUNTIF([.C17:.K17];&quot;51☻&quot;)+COUNTIF([.C17:.K17];&quot;2&quot;)+COUNTIF([.C17:.K17];&quot;52&quot;)+COUNTIF([.C17:.K17];&quot;52☻&quot;)" office:value-type="float" office:value="0">
            <text:p>0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17">
            <text:p>17. mar 08</text:p>
          </table:table-cell>
          <table:table-cell table:style-name="ce58" table:formula="oooc:=TEXT([.A18];&quot;Ddd&quot;)" office:value-type="string" office:string-value="pon">
            <text:p>po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3cm" svg:height="0.565cm" svg:x="8.832cm" svg:y="11.614cm" draw:caption-point-x="-8.832cm" draw:caption-point-y="-11.614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25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2"/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59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62" table:formula="oooc:=COUNTIF([.C18:.K18];&quot;51&quot;)+COUNTIF([.C18:.K18];&quot;51☻&quot;)" office:value-type="float" office:value="1">
            <text:p>1</text:p>
          </table:table-cell>
          <table:table-cell table:style-name="ce62" table:formula="oooc:=COUNTIF([.C18:.K18];&quot;52&quot;)+COUNTIF([.C18:.K18];&quot;52☻&quot;)" office:value-type="float" office:value="1">
            <text:p>1</text:p>
          </table:table-cell>
          <table:table-cell table:style-name="ce62" table:formula="oooc:=COUNTIF([.C18:.K18];&quot;11-19&quot;)+COUNTIF([.C18:.K18];&quot;2&quot;)" office:value-type="float" office:value="1">
            <text:p>1</text:p>
          </table:table-cell>
          <table:table-cell table:style-name="ce62" table:formula="oooc:=COUNTIF([.C18:.K18];&quot;U&quot;)+COUNTIF([.C18:.K18];&quot;U☻&quot;)" office:value-type="float" office:value="1">
            <text:p>1</text:p>
          </table:table-cell>
          <table:table-cell table:style-name="ce62" table:formula="oooc:=COUNTIF([.C18:.K18];&quot;KVIT&quot;)+COUNTIF([.C18:.K18];&quot;KVIT☻&quot;)" office:value-type="float" office:value="1">
            <text:p>1</text:p>
          </table:table-cell>
          <table:table-cell table:style-name="ce65" table:formula="oooc:=COUNTBLANK([.C18:.K18])" office:value-type="float" office:value="1">
            <text:p>1</text:p>
          </table:table-cell>
          <table:table-cell table:style-name="ce66" table:formula="oooc:=COUNTIF([.C18:.K18];&quot;x&quot;)" office:value-type="float" office:value="1">
            <text:p>1</text:p>
          </table:table-cell>
          <table:table-cell table:style-name="ce67" table:formula="oooc:=COUNTIF([.C18:.K18];&quot;51&quot;)+COUNTIF([.C18:.K18];&quot;51☻&quot;)+COUNTIF([.C18:.K18];&quot;2&quot;)+COUNTIF([.C18:.K18];&quot;52&quot;)+COUNTIF([.C18:.K18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18">
            <text:p>18. mar 08</text:p>
          </table:table-cell>
          <table:table-cell table:style-name="ce58" table:formula="oooc:=TEXT([.A19];&quot;Ddd&quot;)" office:value-type="string" office:string-value="tor">
            <text:p>tor</text:p>
          </table:table-cell>
          <table:table-cell table:style-name="ce3" office:value-type="string">
            <text:p>D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2" office:value-type="string">
            <office:annotation draw:style-name="gr1" draw:text-style-name="P1" svg:width="2.875cm" svg:height="1.727cm" svg:x="10.127cm" svg:y="12.313cm" draw:caption-point-x="-10.127cm" draw:caption-point-y="-12.313cm">
              <dc:date>2008-12-24T00:00:00</dc:date>
              <text:p text:style-name="P1"><text:span text:style-name="T1">3 navadna dežurstva , po možnosti <text:s/>(6., 12. in 18.)</text:span></text:p>
            </office:annotation>
            <text:p>51☻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59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62" table:formula="oooc:=COUNTIF([.C19:.K19];&quot;51&quot;)+COUNTIF([.C19:.K19];&quot;51☻&quot;)" office:value-type="float" office:value="1">
            <text:p>1</text:p>
          </table:table-cell>
          <table:table-cell table:style-name="ce62" table:formula="oooc:=COUNTIF([.C19:.K19];&quot;52&quot;)+COUNTIF([.C19:.K19];&quot;52☻&quot;)" office:value-type="float" office:value="1">
            <text:p>1</text:p>
          </table:table-cell>
          <table:table-cell table:style-name="ce62" table:formula="oooc:=COUNTIF([.C19:.K19];&quot;11-19&quot;)+COUNTIF([.C19:.K19];&quot;2&quot;)" office:value-type="float" office:value="1">
            <text:p>1</text:p>
          </table:table-cell>
          <table:table-cell table:style-name="ce62" table:formula="oooc:=COUNTIF([.C19:.K19];&quot;U&quot;)+COUNTIF([.C19:.K19];&quot;U☻&quot;)" office:value-type="float" office:value="1">
            <text:p>1</text:p>
          </table:table-cell>
          <table:table-cell table:style-name="ce62" table:formula="oooc:=COUNTIF([.C19:.K19];&quot;KVIT&quot;)+COUNTIF([.C19:.K19];&quot;KVIT☻&quot;)" office:value-type="float" office:value="2">
            <text:p>2</text:p>
          </table:table-cell>
          <table:table-cell table:style-name="ce65" table:formula="oooc:=COUNTBLANK([.C19:.K19])" office:value-type="float" office:value="1">
            <text:p>1</text:p>
          </table:table-cell>
          <table:table-cell table:style-name="ce66" table:formula="oooc:=COUNTIF([.C19:.K19];&quot;x&quot;)" office:value-type="float" office:value="1">
            <text:p>1</text:p>
          </table:table-cell>
          <table:table-cell table:style-name="ce67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19">
            <text:p>19. mar 08</text:p>
          </table:table-cell>
          <table:table-cell table:style-name="ce58" table:formula="oooc:=TEXT([.A20];&quot;Ddd&quot;)" office:value-type="string" office:string-value="sre">
            <text:p>sre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2"/>
          <table:table-cell table:style-name="ce3" office:value-type="string">
            <text:p>U</text:p>
          </table:table-cell>
          <table:table-cell table:style-name="ce3" office:value-type="string">
            <text:p>D</text:p>
          </table:table-cell>
          <table:table-cell table:style-name="ce33" office:value-type="string">
            <text:p>ŠOŠ</text:p>
          </table:table-cell>
          <table:table-cell table:style-name="ce59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62" table:formula="oooc:=COUNTIF([.C20:.K20];&quot;51&quot;)+COUNTIF([.C20:.K20];&quot;51☻&quot;)" office:value-type="float" office:value="1">
            <text:p>1</text:p>
          </table:table-cell>
          <table:table-cell table:style-name="ce62" table:formula="oooc:=COUNTIF([.C20:.K20];&quot;52&quot;)+COUNTIF([.C20:.K20];&quot;52☻&quot;)" office:value-type="float" office:value="1">
            <text:p>1</text:p>
          </table:table-cell>
          <table:table-cell table:style-name="ce62" table:formula="oooc:=COUNTIF([.C20:.K20];&quot;11-19&quot;)+COUNTIF([.C20:.K20];&quot;2&quot;)" office:value-type="float" office:value="1">
            <text:p>1</text:p>
          </table:table-cell>
          <table:table-cell table:style-name="ce62" table:formula="oooc:=COUNTIF([.C20:.K20];&quot;U&quot;)+COUNTIF([.C20:.K20];&quot;U☻&quot;)" office:value-type="float" office:value="1">
            <text:p>1</text:p>
          </table:table-cell>
          <table:table-cell table:style-name="ce62" table:formula="oooc:=COUNTIF([.C20:.K20];&quot;KVIT&quot;)+COUNTIF([.C20:.K20];&quot;KVIT☻&quot;)" office:value-type="float" office:value="1">
            <text:p>1</text:p>
          </table:table-cell>
          <table:table-cell table:style-name="ce65" table:formula="oooc:=COUNTBLANK([.C20:.K20])" office:value-type="float" office:value="1">
            <text:p>1</text:p>
          </table:table-cell>
          <table:table-cell table:style-name="ce66" table:formula="oooc:=COUNTIF([.C20:.K20];&quot;x&quot;)" office:value-type="float" office:value="1">
            <text:p>1</text:p>
          </table:table-cell>
          <table:table-cell table:style-name="ce67" table:formula="oooc:=COUNTIF([.C20:.K20];&quot;51&quot;)+COUNTIF([.C20:.K20];&quot;51☻&quot;)+COUNTIF([.C20:.K20];&quot;2&quot;)+COUNTIF([.C20:.K20];&quot;52&quot;)+COUNTIF([.C20:.K20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20">
            <text:p>20. mar 08</text:p>
          </table:table-cell>
          <table:table-cell table:style-name="ce58" table:formula="oooc:=TEXT([.A21];&quot;Ddd&quot;)" office:value-type="string" office:string-value="čet">
            <text:p>čet</text:p>
          </table:table-cell>
          <table:table-cell table:style-name="ce3" office:value-type="string">
            <text:p>D</text:p>
          </table:table-cell>
          <table:table-cell table:number-columns-repeated="2"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8" office:value-type="float" office:value="52">
            <text:p>52</text:p>
          </table:table-cell>
          <table:table-cell table:style-name="ce2"/>
          <table:table-cell table:style-name="ce3" office:value-type="string">
            <text:p>U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ŠOŠ</text:p>
          </table:table-cell>
          <table:table-cell table:style-name="ce59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62" table:formula="oooc:=COUNTIF([.C21:.K21];&quot;51&quot;)+COUNTIF([.C21:.K21];&quot;51☻&quot;)" office:value-type="float" office:value="1">
            <text:p>1</text:p>
          </table:table-cell>
          <table:table-cell table:style-name="ce62" table:formula="oooc:=COUNTIF([.C21:.K21];&quot;52&quot;)+COUNTIF([.C21:.K21];&quot;52☻&quot;)" office:value-type="float" office:value="1">
            <text:p>1</text:p>
          </table:table-cell>
          <table:table-cell table:style-name="ce62" table:formula="oooc:=COUNTIF([.C21:.K21];&quot;11-19&quot;)+COUNTIF([.C21:.K21];&quot;2&quot;)" office:value-type="float" office:value="1">
            <text:p>1</text:p>
          </table:table-cell>
          <table:table-cell table:style-name="ce62" table:formula="oooc:=COUNTIF([.C21:.K21];&quot;U&quot;)+COUNTIF([.C21:.K21];&quot;U☻&quot;)" office:value-type="float" office:value="1">
            <text:p>1</text:p>
          </table:table-cell>
          <table:table-cell table:style-name="ce62" table:formula="oooc:=COUNTIF([.C21:.K21];&quot;KVIT&quot;)+COUNTIF([.C21:.K21];&quot;KVIT☻&quot;)" office:value-type="float" office:value="2">
            <text:p>2</text:p>
          </table:table-cell>
          <table:table-cell table:style-name="ce65" table:formula="oooc:=COUNTBLANK([.C21:.K21])" office:value-type="float" office:value="1">
            <text:p>1</text:p>
          </table:table-cell>
          <table:table-cell table:style-name="ce66" table:formula="oooc:=COUNTIF([.C21:.K21];&quot;x&quot;)" office:value-type="float" office:value="1">
            <text:p>1</text:p>
          </table:table-cell>
          <table:table-cell table:style-name="ce67" table:formula="oooc:=COUNTIF([.C21:.K21];&quot;51&quot;)+COUNTIF([.C21:.K21];&quot;51☻&quot;)+COUNTIF([.C21:.K21];&quot;2&quot;)+COUNTIF([.C21:.K21];&quot;52&quot;)+COUNTIF([.C21:.K21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21">
            <text:p>21. mar 08</text:p>
          </table:table-cell>
          <table:table-cell table:style-name="ce58" table:formula="oooc:=TEXT([.A22];&quot;Ddd&quot;)" office:value-type="string" office:string-value="pet">
            <text:p>pet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3cm" svg:height="0.565cm" svg:x="8.832cm" svg:y="14.412cm" draw:caption-point-x="-8.832cm" draw:caption-point-y="-14.412cm">
              <dc:date>2008-12-24T00:00:00</dc:date>
              <text:p text:style-name="P1"><text:span text:style-name="T1">Ne popoldan</text:span></text:p>
            </office:annotation>
            <text:p>U</text:p>
          </table:table-cell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2"/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59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62" table:formula="oooc:=COUNTIF([.C22:.K22];&quot;51&quot;)+COUNTIF([.C22:.K22];&quot;51☻&quot;)" office:value-type="float" office:value="1">
            <text:p>1</text:p>
          </table:table-cell>
          <table:table-cell table:style-name="ce62" table:formula="oooc:=COUNTIF([.C22:.K22];&quot;52&quot;)+COUNTIF([.C22:.K22];&quot;52☻&quot;)" office:value-type="float" office:value="1">
            <text:p>1</text:p>
          </table:table-cell>
          <table:table-cell table:style-name="ce62" table:formula="oooc:=COUNTIF([.C22:.K22];&quot;11-19&quot;)+COUNTIF([.C22:.K22];&quot;2&quot;)" office:value-type="float" office:value="1">
            <text:p>1</text:p>
          </table:table-cell>
          <table:table-cell table:style-name="ce62" table:formula="oooc:=COUNTIF([.C22:.K22];&quot;U&quot;)+COUNTIF([.C22:.K22];&quot;U☻&quot;)" office:value-type="float" office:value="1">
            <text:p>1</text:p>
          </table:table-cell>
          <table:table-cell table:style-name="ce62" table:formula="oooc:=COUNTIF([.C22:.K22];&quot;KVIT&quot;)+COUNTIF([.C22:.K22];&quot;KVIT☻&quot;)" office:value-type="float" office:value="1">
            <text:p>1</text:p>
          </table:table-cell>
          <table:table-cell table:style-name="ce65" table:formula="oooc:=COUNTBLANK([.C22:.K22])" office:value-type="float" office:value="1">
            <text:p>1</text:p>
          </table:table-cell>
          <table:table-cell table:style-name="ce66" table:formula="oooc:=COUNTIF([.C22:.K22];&quot;x&quot;)" office:value-type="float" office:value="1">
            <text:p>1</text:p>
          </table:table-cell>
          <table:table-cell table:style-name="ce67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0" office:value-type="date" office:date-value="2008-03-22">
            <text:p>22. mar 08</text:p>
          </table:table-cell>
          <table:table-cell table:style-name="ce57" table:formula="oooc:=TEXT([.A23];&quot;Ddd&quot;)" office:value-type="string" office:string-value="sob">
            <text:p>sob</text:p>
          </table:table-cell>
          <table:table-cell table:style-name="ce20" office:value-type="string">
            <text:p>D</text:p>
          </table:table-cell>
          <table:table-cell table:style-name="ce23" office:value-type="string">
            <text:p>☻</text:p>
          </table:table-cell>
          <table:table-cell table:style-name="ce20" table:number-columns-repeated="4"/>
          <table:table-cell table:style-name="ce19" table:number-columns-repeated="2"/>
          <table:table-cell table:style-name="ce23"/>
          <table:table-cell table:style-name="ce33" office:value-type="string">
            <text:p>PIN</text:p>
          </table:table-cell>
          <table:table-cell table:style-name="ce59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62" table:formula="oooc:=COUNTIF([.C23:.K23];&quot;51&quot;)+COUNTIF([.C23:.K23];&quot;51☻&quot;)" office:value-type="float" office:value="0">
            <text:p>0</text:p>
          </table:table-cell>
          <table:table-cell table:style-name="ce62" table:formula="oooc:=COUNTIF([.C23:.K23];&quot;52&quot;)+COUNTIF([.C23:.K23];&quot;52☻&quot;)" office:value-type="float" office:value="0">
            <text:p>0</text:p>
          </table:table-cell>
          <table:table-cell table:style-name="ce62" table:formula="oooc:=COUNTIF([.C23:.K23];&quot;11-19&quot;)+COUNTIF([.C23:.K23];&quot;2&quot;)" office:value-type="float" office:value="0">
            <text:p>0</text:p>
          </table:table-cell>
          <table:table-cell table:style-name="ce62" table:formula="oooc:=COUNTIF([.C23:.K23];&quot;U&quot;)+COUNTIF([.C23:.K23];&quot;U☻&quot;)" office:value-type="float" office:value="0">
            <text:p>0</text:p>
          </table:table-cell>
          <table:table-cell table:style-name="ce62" table:formula="oooc:=COUNTIF([.C23:.K23];&quot;KVIT&quot;)+COUNTIF([.C23:.K23];&quot;KVIT☻&quot;)" office:value-type="float" office:value="0">
            <text:p>0</text:p>
          </table:table-cell>
          <table:table-cell table:style-name="ce65" table:formula="oooc:=COUNTBLANK([.C23:.K23])" office:value-type="float" office:value="7">
            <text:p>7</text:p>
          </table:table-cell>
          <table:table-cell table:style-name="ce66" table:formula="oooc:=COUNTIF([.C23:.K23];&quot;x&quot;)" office:value-type="float" office:value="0">
            <text:p>0</text:p>
          </table:table-cell>
          <table:table-cell table:style-name="ce67" table:formula="oooc:=COUNTIF([.C23:.K23];&quot;51&quot;)+COUNTIF([.C23:.K23];&quot;51☻&quot;)+COUNTIF([.C23:.K23];&quot;2&quot;)+COUNTIF([.C23:.K23];&quot;52&quot;)+COUNTIF([.C23:.K23];&quot;52☻&quot;)" office:value-type="float" office:value="0">
            <text:p>0</text:p>
          </table:table-cell>
          <table:table-cell table:number-columns-repeated="235"/>
        </table:table-row>
        <table:table-row table:style-name="ro6">
          <table:table-cell table:style-name="ce10" office:value-type="date" office:date-value="2008-03-23">
            <text:p>23. mar 08</text:p>
          </table:table-cell>
          <table:table-cell table:style-name="ce57" table:formula="oooc:=TEXT([.A24];&quot;Ddd&quot;)" office:value-type="string" office:string-value="ned">
            <text:p>ned</text:p>
          </table:table-cell>
          <table:table-cell table:style-name="ce20" office:value-type="string">
            <text:p>D</text:p>
          </table:table-cell>
          <table:table-cell table:style-name="ce23" office:value-type="string">
            <text:p>☻</text:p>
          </table:table-cell>
          <table:table-cell table:style-name="ce20" table:number-columns-repeated="2"/>
          <table:table-cell table:style-name="ce20">
            <office:annotation draw:style-name="gr1" draw:text-style-name="P1" svg:width="2.875cm" svg:height="0.566cm" svg:x="10.127cm" svg:y="15.81cm" draw:caption-point-x="-10.127cm" draw:caption-point-y="-15.81cm">
              <dc:date>2008-12-24T00:00:00</dc:date>
              <text:p text:style-name="P1"><text:span text:style-name="T1">pučnik</text:span></text:p>
            </office:annotation>
          </table:table-cell>
          <table:table-cell table:style-name="ce20"/>
          <table:table-cell table:style-name="ce19" table:number-columns-repeated="2"/>
          <table:table-cell table:style-name="ce20"/>
          <table:table-cell table:style-name="ce33" office:value-type="string">
            <text:p>PIN</text:p>
          </table:table-cell>
          <table:table-cell table:style-name="ce59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62" table:formula="oooc:=COUNTIF([.C24:.K24];&quot;51&quot;)+COUNTIF([.C24:.K24];&quot;51☻&quot;)" office:value-type="float" office:value="0">
            <text:p>0</text:p>
          </table:table-cell>
          <table:table-cell table:style-name="ce62" table:formula="oooc:=COUNTIF([.C24:.K24];&quot;52&quot;)+COUNTIF([.C24:.K24];&quot;52☻&quot;)" office:value-type="float" office:value="0">
            <text:p>0</text:p>
          </table:table-cell>
          <table:table-cell table:style-name="ce62" table:formula="oooc:=COUNTIF([.C24:.K24];&quot;11-19&quot;)+COUNTIF([.C24:.K24];&quot;2&quot;)" office:value-type="float" office:value="0">
            <text:p>0</text:p>
          </table:table-cell>
          <table:table-cell table:style-name="ce62" table:formula="oooc:=COUNTIF([.C24:.K24];&quot;U&quot;)+COUNTIF([.C24:.K24];&quot;U☻&quot;)" office:value-type="float" office:value="0">
            <text:p>0</text:p>
          </table:table-cell>
          <table:table-cell table:style-name="ce62" table:formula="oooc:=COUNTIF([.C24:.K24];&quot;KVIT&quot;)+COUNTIF([.C24:.K24];&quot;KVIT☻&quot;)" office:value-type="float" office:value="0">
            <text:p>0</text:p>
          </table:table-cell>
          <table:table-cell table:style-name="ce65" table:formula="oooc:=COUNTBLANK([.C24:.K24])" office:value-type="float" office:value="7">
            <text:p>7</text:p>
          </table:table-cell>
          <table:table-cell table:style-name="ce66" table:formula="oooc:=COUNTIF([.C24:.K24];&quot;x&quot;)" office:value-type="float" office:value="0">
            <text:p>0</text:p>
          </table:table-cell>
          <table:table-cell table:style-name="ce67" table:formula="oooc:=COUNTIF([.C24:.K24];&quot;51&quot;)+COUNTIF([.C24:.K24];&quot;51☻&quot;)+COUNTIF([.C24:.K24];&quot;2&quot;)+COUNTIF([.C24:.K24];&quot;52&quot;)+COUNTIF([.C24:.K24];&quot;52☻&quot;)" office:value-type="float" office:value="0">
            <text:p>0</text:p>
          </table:table-cell>
          <table:table-cell table:number-columns-repeated="235"/>
        </table:table-row>
        <table:table-row table:style-name="ro6">
          <table:table-cell table:style-name="ce10" office:value-type="date" office:date-value="2008-03-24">
            <text:p>24. mar 08</text:p>
          </table:table-cell>
          <table:table-cell table:style-name="ce57" table:formula="oooc:=TEXT([.A25];&quot;Ddd&quot;)" office:value-type="string" office:string-value="pon">
            <text:p>pon</text:p>
          </table:table-cell>
          <table:table-cell table:style-name="ce20" office:value-type="string">
            <text:p>D</text:p>
          </table:table-cell>
          <table:table-cell table:style-name="ce20" table:number-columns-repeated="6"/>
          <table:table-cell table:style-name="ce23" office:value-type="string">
            <text:p>☻</text:p>
          </table:table-cell>
          <table:table-cell table:style-name="ce23"/>
          <table:table-cell table:style-name="ce33" office:value-type="string">
            <text:p>PIN</text:p>
          </table:table-cell>
          <table:table-cell table:style-name="ce59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62" table:formula="oooc:=COUNTIF([.C25:.K25];&quot;51&quot;)+COUNTIF([.C25:.K25];&quot;51☻&quot;)" office:value-type="float" office:value="0">
            <text:p>0</text:p>
          </table:table-cell>
          <table:table-cell table:style-name="ce62" table:formula="oooc:=COUNTIF([.C25:.K25];&quot;52&quot;)+COUNTIF([.C25:.K25];&quot;52☻&quot;)" office:value-type="float" office:value="0">
            <text:p>0</text:p>
          </table:table-cell>
          <table:table-cell table:style-name="ce62" table:formula="oooc:=COUNTIF([.C25:.K25];&quot;11-19&quot;)+COUNTIF([.C25:.K25];&quot;2&quot;)" office:value-type="float" office:value="0">
            <text:p>0</text:p>
          </table:table-cell>
          <table:table-cell table:style-name="ce62" table:formula="oooc:=COUNTIF([.C25:.K25];&quot;U&quot;)+COUNTIF([.C25:.K25];&quot;U☻&quot;)" office:value-type="float" office:value="0">
            <text:p>0</text:p>
          </table:table-cell>
          <table:table-cell table:style-name="ce62" table:formula="oooc:=COUNTIF([.C25:.K25];&quot;KVIT&quot;)+COUNTIF([.C25:.K25];&quot;KVIT☻&quot;)" office:value-type="float" office:value="0">
            <text:p>0</text:p>
          </table:table-cell>
          <table:table-cell table:style-name="ce65" table:formula="oooc:=COUNTBLANK([.C25:.K25])" office:value-type="float" office:value="7">
            <text:p>7</text:p>
          </table:table-cell>
          <table:table-cell table:style-name="ce66" table:formula="oooc:=COUNTIF([.C25:.K25];&quot;x&quot;)" office:value-type="float" office:value="0">
            <text:p>0</text:p>
          </table:table-cell>
          <table:table-cell table:style-name="ce67" table:formula="oooc:=COUNTIF([.C25:.K25];&quot;51&quot;)+COUNTIF([.C25:.K25];&quot;51☻&quot;)+COUNTIF([.C25:.K25];&quot;2&quot;)+COUNTIF([.C25:.K25];&quot;52&quot;)+COUNTIF([.C25:.K25];&quot;52☻&quot;)" office:value-type="float" office:value="0">
            <text:p>0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25">
            <text:p>25. mar 08</text:p>
          </table:table-cell>
          <table:table-cell table:style-name="ce58" table:formula="oooc:=TEXT([.A26];&quot;Ddd&quot;)" office:value-type="string" office:string-value="tor">
            <text:p>tor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2" office:value-type="string">
            <text:p>KVIT</text:p>
          </table:table-cell>
          <table:table-cell table:style-name="ce5"/>
          <table:table-cell table:style-name="ce3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33" office:value-type="string">
            <text:p>PIN</text:p>
          </table:table-cell>
          <table:table-cell table:style-name="ce59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62" table:formula="oooc:=COUNTIF([.C26:.K26];&quot;51&quot;)+COUNTIF([.C26:.K26];&quot;51☻&quot;)" office:value-type="float" office:value="1">
            <text:p>1</text:p>
          </table:table-cell>
          <table:table-cell table:style-name="ce62" table:formula="oooc:=COUNTIF([.C26:.K26];&quot;52&quot;)+COUNTIF([.C26:.K26];&quot;52☻&quot;)" office:value-type="float" office:value="1">
            <text:p>1</text:p>
          </table:table-cell>
          <table:table-cell table:style-name="ce62" table:formula="oooc:=COUNTIF([.C26:.K26];&quot;11-19&quot;)+COUNTIF([.C26:.K26];&quot;2&quot;)" office:value-type="float" office:value="1">
            <text:p>1</text:p>
          </table:table-cell>
          <table:table-cell table:style-name="ce62" table:formula="oooc:=COUNTIF([.C26:.K26];&quot;U&quot;)+COUNTIF([.C26:.K26];&quot;U☻&quot;)" office:value-type="float" office:value="1">
            <text:p>1</text:p>
          </table:table-cell>
          <table:table-cell table:style-name="ce62" table:formula="oooc:=COUNTIF([.C26:.K26];&quot;KVIT&quot;)+COUNTIF([.C26:.K26];&quot;KVIT☻&quot;)" office:value-type="float" office:value="3">
            <text:p>3</text:p>
          </table:table-cell>
          <table:table-cell table:style-name="ce65" table:formula="oooc:=COUNTBLANK([.C26:.K26])" office:value-type="float" office:value="1">
            <text:p>1</text:p>
          </table:table-cell>
          <table:table-cell table:style-name="ce66" table:formula="oooc:=COUNTIF([.C26:.K26];&quot;x&quot;)" office:value-type="float" office:value="1">
            <text:p>1</text:p>
          </table:table-cell>
          <table:table-cell table:style-name="ce67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26">
            <text:p>26. mar 08</text:p>
          </table:table-cell>
          <table:table-cell table:style-name="ce58" table:formula="oooc:=TEXT([.A27];&quot;Ddd&quot;)" office:value-type="string" office:string-value="sre">
            <text:p>sr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2" office:value-type="string">
            <office:annotation draw:style-name="gr1" draw:text-style-name="P1" svg:width="2.873cm" svg:height="0.565cm" svg:x="8.832cm" svg:y="17.909cm" draw:caption-point-x="-8.832cm" draw:caption-point-y="-17.909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8" office:value-type="float" office:value="52">
            <text:p>52</text:p>
          </table:table-cell>
          <table:table-cell table:style-name="ce33" office:value-type="string">
            <text:p>PIN</text:p>
          </table:table-cell>
          <table:table-cell table:style-name="ce59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62" table:formula="oooc:=COUNTIF([.C27:.K27];&quot;51&quot;)+COUNTIF([.C27:.K27];&quot;51☻&quot;)" office:value-type="float" office:value="1">
            <text:p>1</text:p>
          </table:table-cell>
          <table:table-cell table:style-name="ce62" table:formula="oooc:=COUNTIF([.C27:.K27];&quot;52&quot;)+COUNTIF([.C27:.K27];&quot;52☻&quot;)" office:value-type="float" office:value="1">
            <text:p>1</text:p>
          </table:table-cell>
          <table:table-cell table:style-name="ce62" table:formula="oooc:=COUNTIF([.C27:.K27];&quot;11-19&quot;)+COUNTIF([.C27:.K27];&quot;2&quot;)" office:value-type="float" office:value="1">
            <text:p>1</text:p>
          </table:table-cell>
          <table:table-cell table:style-name="ce62" table:formula="oooc:=COUNTIF([.C27:.K27];&quot;U&quot;)+COUNTIF([.C27:.K27];&quot;U☻&quot;)" office:value-type="float" office:value="1">
            <text:p>1</text:p>
          </table:table-cell>
          <table:table-cell table:style-name="ce62" table:formula="oooc:=COUNTIF([.C27:.K27];&quot;KVIT&quot;)+COUNTIF([.C27:.K27];&quot;KVIT☻&quot;)" office:value-type="float" office:value="2">
            <text:p>2</text:p>
          </table:table-cell>
          <table:table-cell table:style-name="ce65" table:formula="oooc:=COUNTBLANK([.C27:.K27])" office:value-type="float" office:value="1">
            <text:p>1</text:p>
          </table:table-cell>
          <table:table-cell table:style-name="ce66" table:formula="oooc:=COUNTIF([.C27:.K27];&quot;x&quot;)" office:value-type="float" office:value="1">
            <text:p>1</text:p>
          </table:table-cell>
          <table:table-cell table:style-name="ce67" table:formula="oooc:=COUNTIF([.C27:.K27];&quot;51&quot;)+COUNTIF([.C27:.K27];&quot;51☻&quot;)+COUNTIF([.C27:.K27];&quot;2&quot;)+COUNTIF([.C27:.K27];&quot;52&quot;)+COUNTIF([.C27:.K27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27">
            <text:p>27. mar 08</text:p>
          </table:table-cell>
          <table:table-cell table:style-name="ce58" table:formula="oooc:=TEXT([.A28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25" office:value-type="string">
            <text:p>KVIT</text:p>
          </table:table-cell>
          <table:table-cell table:number-columns-repeated="2"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PIN</text:p>
          </table:table-cell>
          <table:table-cell table:style-name="ce59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62" table:formula="oooc:=COUNTIF([.C28:.K28];&quot;51&quot;)+COUNTIF([.C28:.K28];&quot;51☻&quot;)" office:value-type="float" office:value="1">
            <text:p>1</text:p>
          </table:table-cell>
          <table:table-cell table:style-name="ce62" table:formula="oooc:=COUNTIF([.C28:.K28];&quot;52&quot;)+COUNTIF([.C28:.K28];&quot;52☻&quot;)" office:value-type="float" office:value="1">
            <text:p>1</text:p>
          </table:table-cell>
          <table:table-cell table:style-name="ce62" table:formula="oooc:=COUNTIF([.C28:.K28];&quot;11-19&quot;)+COUNTIF([.C28:.K28];&quot;2&quot;)" office:value-type="float" office:value="1">
            <text:p>1</text:p>
          </table:table-cell>
          <table:table-cell table:style-name="ce62" table:formula="oooc:=COUNTIF([.C28:.K28];&quot;U&quot;)+COUNTIF([.C28:.K28];&quot;U☻&quot;)" office:value-type="float" office:value="1">
            <text:p>1</text:p>
          </table:table-cell>
          <table:table-cell table:style-name="ce62" table:formula="oooc:=COUNTIF([.C28:.K28];&quot;KVIT&quot;)+COUNTIF([.C28:.K28];&quot;KVIT☻&quot;)" office:value-type="float" office:value="3">
            <text:p>3</text:p>
          </table:table-cell>
          <table:table-cell table:style-name="ce65" table:formula="oooc:=COUNTBLANK([.C28:.K28])" office:value-type="float" office:value="1">
            <text:p>1</text:p>
          </table:table-cell>
          <table:table-cell table:style-name="ce66" table:formula="oooc:=COUNTIF([.C28:.K28];&quot;x&quot;)" office:value-type="float" office:value="1">
            <text:p>1</text:p>
          </table:table-cell>
          <table:table-cell table:style-name="ce67" table:formula="oooc:=COUNTIF([.C28:.K28];&quot;51&quot;)+COUNTIF([.C28:.K28];&quot;51☻&quot;)+COUNTIF([.C28:.K28];&quot;2&quot;)+COUNTIF([.C28:.K28];&quot;52&quot;)+COUNTIF([.C28:.K28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1" office:value-type="date" office:date-value="2008-03-28">
            <text:p>28. mar 08</text:p>
          </table:table-cell>
          <table:table-cell table:style-name="ce58" table:formula="oooc:=TEXT([.A29];&quot;Ddd&quot;)" office:value-type="string" office:string-value="pet">
            <text:p>pet</text:p>
          </table:table-cell>
          <table:table-cell table:style-name="ce3" office:value-type="string">
            <text:p>D</text:p>
          </table:table-cell>
          <table:table-cell table:style-name="ce8" office:value-type="float" office:value="52">
            <text:p>52</text:p>
          </table:table-cell>
          <table:table-cell table:style-name="ce2" office:value-type="string">
            <text:p>KVIT</text:p>
          </table:table-cell>
          <table:table-cell table:style-name="ce7" office:value-type="string">
            <text:p>☻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PIN</text:p>
          </table:table-cell>
          <table:table-cell table:style-name="ce59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62" table:formula="oooc:=COUNTIF([.C29:.K29];&quot;51&quot;)+COUNTIF([.C29:.K29];&quot;51☻&quot;)" office:value-type="float" office:value="1">
            <text:p>1</text:p>
          </table:table-cell>
          <table:table-cell table:style-name="ce62" table:formula="oooc:=COUNTIF([.C29:.K29];&quot;52&quot;)+COUNTIF([.C29:.K29];&quot;52☻&quot;)" office:value-type="float" office:value="1">
            <text:p>1</text:p>
          </table:table-cell>
          <table:table-cell table:style-name="ce62" table:formula="oooc:=COUNTIF([.C29:.K29];&quot;11-19&quot;)+COUNTIF([.C29:.K29];&quot;2&quot;)" office:value-type="float" office:value="0">
            <text:p>0</text:p>
          </table:table-cell>
          <table:table-cell table:style-name="ce62" table:formula="oooc:=COUNTIF([.C29:.K29];&quot;U&quot;)+COUNTIF([.C29:.K29];&quot;U☻&quot;)" office:value-type="float" office:value="0">
            <text:p>0</text:p>
          </table:table-cell>
          <table:table-cell table:style-name="ce62" table:formula="oooc:=COUNTIF([.C29:.K29];&quot;KVIT&quot;)+COUNTIF([.C29:.K29];&quot;KVIT☻&quot;)" office:value-type="float" office:value="2">
            <text:p>2</text:p>
          </table:table-cell>
          <table:table-cell table:style-name="ce65" table:formula="oooc:=COUNTBLANK([.C29:.K29])" office:value-type="float" office:value="1">
            <text:p>1</text:p>
          </table:table-cell>
          <table:table-cell table:style-name="ce66" table:formula="oooc:=COUNTIF([.C29:.K29];&quot;x&quot;)" office:value-type="float" office:value="1">
            <text:p>1</text:p>
          </table:table-cell>
          <table:table-cell table:style-name="ce67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number-columns-repeated="235"/>
        </table:table-row>
        <table:table-row table:style-name="ro6">
          <table:table-cell table:style-name="ce10" office:value-type="date" office:date-value="2008-03-29">
            <text:p>29. mar 08</text:p>
          </table:table-cell>
          <table:table-cell table:style-name="ce57" table:formula="oooc:=TEXT([.A30];&quot;Ddd&quot;)" office:value-type="string" office:string-value="sob">
            <text:p>sob</text:p>
          </table:table-cell>
          <table:table-cell table:style-name="ce20"/>
          <table:table-cell table:style-name="ce23"/>
          <table:table-cell table:style-name="ce23" office:value-type="string">
            <text:p>☻</text:p>
          </table:table-cell>
          <table:table-cell table:style-name="ce20" table:number-columns-repeated="3"/>
          <table:table-cell table:style-name="ce27"/>
          <table:table-cell table:style-name="ce20"/>
          <table:table-cell table:style-name="ce19"/>
          <table:table-cell table:style-name="ce33" office:value-type="string">
            <text:p>KON</text:p>
          </table:table-cell>
          <table:table-cell table:style-name="ce59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62" table:formula="oooc:=COUNTIF([.C30:.K30];&quot;51&quot;)+COUNTIF([.C30:.K30];&quot;51☻&quot;)" office:value-type="float" office:value="0">
            <text:p>0</text:p>
          </table:table-cell>
          <table:table-cell table:style-name="ce62" table:formula="oooc:=COUNTIF([.C30:.K30];&quot;52&quot;)+COUNTIF([.C30:.K30];&quot;52☻&quot;)" office:value-type="float" office:value="0">
            <text:p>0</text:p>
          </table:table-cell>
          <table:table-cell table:style-name="ce62" table:formula="oooc:=COUNTIF([.C30:.K30];&quot;11-19&quot;)+COUNTIF([.C30:.K30];&quot;2&quot;)" office:value-type="float" office:value="0">
            <text:p>0</text:p>
          </table:table-cell>
          <table:table-cell table:style-name="ce62" table:formula="oooc:=COUNTIF([.C30:.K30];&quot;U&quot;)+COUNTIF([.C30:.K30];&quot;U☻&quot;)" office:value-type="float" office:value="0">
            <text:p>0</text:p>
          </table:table-cell>
          <table:table-cell table:style-name="ce62" table:formula="oooc:=COUNTIF([.C30:.K30];&quot;KVIT&quot;)+COUNTIF([.C30:.K30];&quot;KVIT☻&quot;)" office:value-type="float" office:value="0">
            <text:p>0</text:p>
          </table:table-cell>
          <table:table-cell table:style-name="ce65" table:formula="oooc:=COUNTBLANK([.C30:.K30])" office:value-type="float" office:value="8">
            <text:p>8</text:p>
          </table:table-cell>
          <table:table-cell table:style-name="ce66" table:formula="oooc:=COUNTIF([.C30:.K30];&quot;x&quot;)" office:value-type="float" office:value="0">
            <text:p>0</text:p>
          </table:table-cell>
          <table:table-cell table:style-name="ce67" table:formula="oooc:=COUNTIF([.C30:.K30];&quot;51&quot;)+COUNTIF([.C30:.K30];&quot;51☻&quot;)+COUNTIF([.C30:.K30];&quot;2&quot;)+COUNTIF([.C30:.K30];&quot;52&quot;)+COUNTIF([.C30:.K30];&quot;52☻&quot;)" office:value-type="float" office:value="0">
            <text:p>0</text:p>
          </table:table-cell>
          <table:table-cell table:number-columns-repeated="235"/>
        </table:table-row>
        <table:table-row table:style-name="ro6">
          <table:table-cell table:style-name="ce10" office:value-type="date" office:date-value="2008-03-30">
            <text:p>30. mar 08</text:p>
          </table:table-cell>
          <table:table-cell table:style-name="ce57" table:formula="oooc:=TEXT([.A31];&quot;Ddd&quot;)" office:value-type="string" office:string-value="ned">
            <text:p>ned</text:p>
          </table:table-cell>
          <table:table-cell table:style-name="ce20"/>
          <table:table-cell table:style-name="ce23"/>
          <table:table-cell table:style-name="ce23" office:value-type="string">
            <text:p>☻</text:p>
          </table:table-cell>
          <table:table-cell table:style-name="ce20">
            <office:annotation draw:style-name="gr1" draw:text-style-name="P1" svg:width="2.873cm" svg:height="0.566cm" svg:x="8.832cm" svg:y="20.706cm" draw:caption-point-x="-8.832cm" draw:caption-point-y="-20.706cm">
              <dc:date>2008-12-24T00:00:00</dc:date>
              <text:p text:style-name="P1"><text:span text:style-name="T1">cit</text:span></text:p>
            </office:annotation>
          </table:table-cell>
          <table:table-cell table:style-name="ce20" table:number-columns-repeated="2"/>
          <table:table-cell table:style-name="ce27"/>
          <table:table-cell table:style-name="ce20"/>
          <table:table-cell table:style-name="ce19"/>
          <table:table-cell table:style-name="ce33" office:value-type="string">
            <text:p>KON</text:p>
          </table:table-cell>
          <table:table-cell table:style-name="ce59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62" table:formula="oooc:=COUNTIF([.C31:.K31];&quot;51&quot;)+COUNTIF([.C31:.K31];&quot;51☻&quot;)" office:value-type="float" office:value="0">
            <text:p>0</text:p>
          </table:table-cell>
          <table:table-cell table:style-name="ce62" table:formula="oooc:=COUNTIF([.C31:.K31];&quot;52&quot;)+COUNTIF([.C31:.K31];&quot;52☻&quot;)" office:value-type="float" office:value="0">
            <text:p>0</text:p>
          </table:table-cell>
          <table:table-cell table:style-name="ce62" table:formula="oooc:=COUNTIF([.C31:.K31];&quot;11-19&quot;)+COUNTIF([.C31:.K31];&quot;2&quot;)" office:value-type="float" office:value="0">
            <text:p>0</text:p>
          </table:table-cell>
          <table:table-cell table:style-name="ce62" table:formula="oooc:=COUNTIF([.C31:.K31];&quot;U&quot;)+COUNTIF([.C31:.K31];&quot;U☻&quot;)" office:value-type="float" office:value="0">
            <text:p>0</text:p>
          </table:table-cell>
          <table:table-cell table:style-name="ce62" table:formula="oooc:=COUNTIF([.C31:.K31];&quot;KVIT&quot;)+COUNTIF([.C31:.K31];&quot;KVIT☻&quot;)" office:value-type="float" office:value="0">
            <text:p>0</text:p>
          </table:table-cell>
          <table:table-cell table:style-name="ce65" table:formula="oooc:=COUNTBLANK([.C31:.K31])" office:value-type="float" office:value="8">
            <text:p>8</text:p>
          </table:table-cell>
          <table:table-cell table:style-name="ce66" table:formula="oooc:=COUNTIF([.C31:.K31];&quot;x&quot;)" office:value-type="float" office:value="0">
            <text:p>0</text:p>
          </table:table-cell>
          <table:table-cell table:style-name="ce67" table:formula="oooc:=COUNTIF([.C31:.K31];&quot;51&quot;)+COUNTIF([.C31:.K31];&quot;51☻&quot;)+COUNTIF([.C31:.K31];&quot;2&quot;)+COUNTIF([.C31:.K31];&quot;52&quot;)+COUNTIF([.C31:.K31];&quot;52☻&quot;)" office:value-type="float" office:value="0">
            <text:p>0</text:p>
          </table:table-cell>
          <table:table-cell/>
          <table:table-cell table:style-name="Default"/>
          <table:table-cell table:number-columns-repeated="233"/>
        </table:table-row>
        <table:table-row table:style-name="ro6">
          <table:table-cell table:style-name="ce11" office:value-type="date" office:date-value="2008-03-31">
            <text:p>31. mar 08</text:p>
          </table:table-cell>
          <table:table-cell table:style-name="ce58" table:formula="oooc:=TEXT([.A32];&quot;Ddd&quot;)" office:value-type="string" office:string-value="pon">
            <text:p>pon</text:p>
          </table:table-cell>
          <table:table-cell table:style-name="ce3" office:value-type="string">
            <text:p>U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5"/>
          <table:table-cell table:style-name="ce2" office:value-type="string">
            <text:p>51☻</text:p>
          </table:table-cell>
          <table:table-cell table:style-name="ce3" office:value-type="string">
            <text:p>D</text:p>
          </table:table-cell>
          <table:table-cell table:style-name="ce33" office:value-type="string">
            <text:p>KON</text:p>
          </table:table-cell>
          <table:table-cell table:style-name="ce59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62" table:formula="oooc:=COUNTIF([.C32:.K32];&quot;51&quot;)+COUNTIF([.C32:.K32];&quot;51☻&quot;)" office:value-type="float" office:value="1">
            <text:p>1</text:p>
          </table:table-cell>
          <table:table-cell table:style-name="ce62" table:formula="oooc:=COUNTIF([.C32:.K32];&quot;52&quot;)+COUNTIF([.C32:.K32];&quot;52☻&quot;)" office:value-type="float" office:value="1">
            <text:p>1</text:p>
          </table:table-cell>
          <table:table-cell table:style-name="ce62" table:formula="oooc:=COUNTIF([.C32:.K32];&quot;11-19&quot;)+COUNTIF([.C32:.K32];&quot;2&quot;)" office:value-type="float" office:value="1">
            <text:p>1</text:p>
          </table:table-cell>
          <table:table-cell table:style-name="ce62" table:formula="oooc:=COUNTIF([.C32:.K32];&quot;U&quot;)+COUNTIF([.C32:.K32];&quot;U☻&quot;)" office:value-type="float" office:value="1">
            <text:p>1</text:p>
          </table:table-cell>
          <table:table-cell table:style-name="ce62" table:formula="oooc:=COUNTIF([.C32:.K32];&quot;KVIT&quot;)+COUNTIF([.C32:.K32];&quot;KVIT☻&quot;)" office:value-type="float" office:value="2">
            <text:p>2</text:p>
          </table:table-cell>
          <table:table-cell table:style-name="ce65" table:formula="oooc:=COUNTBLANK([.C32:.K32])" office:value-type="float" office:value="1">
            <text:p>1</text:p>
          </table:table-cell>
          <table:table-cell table:style-name="ce66" table:formula="oooc:=COUNTIF([.C32:.K32];&quot;x&quot;)" office:value-type="float" office:value="1">
            <text:p>1</text:p>
          </table:table-cell>
          <table:table-cell table:style-name="ce67" table:formula="oooc:=COUNTIF([.C32:.K32];&quot;51&quot;)+COUNTIF([.C32:.K32];&quot;51☻&quot;)+COUNTIF([.C32:.K32];&quot;2&quot;)+COUNTIF([.C32:.K32];&quot;52&quot;)+COUNTIF([.C32:.K32];&quot;52☻&quot;)" office:value-type="float" office:value="2">
            <text:p>2</text:p>
          </table:table-cell>
          <table:table-cell/>
          <table:table-cell table:style-name="Default"/>
          <table:table-cell table:number-columns-repeated="233"/>
        </table:table-row>
        <table:table-row table:style-name="ro1">
          <table:table-cell table:number-columns-repeated="256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6">
            <text:p>6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17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3">
            <text:p>3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 table:number-rows-repeated="124">
          <table:table-cell table:number-columns-repeated="256"/>
        </table:table-row>
        <table:table-row table:style-name="ro1">
          <table:table-cell table:number-columns-repeated="22"/>
          <table:table-cell table:style-name="Default"/>
          <table:table-cell table:number-columns-repeated="233"/>
        </table:table-row>
      </table:table>
      <table:table table:name="april" table:style-name="ta5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7" table:default-cell-style-name="ce37"/>
        <table:table-column table:style-name="co1" table:default-cell-style-name="ce37"/>
        <table:table-column table:style-name="co1" table:number-columns-repeated="2" table:default-cell-style-name="Default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KNE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MIR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75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/>
          <table:table-cell table:style-name="ce1" table:number-columns-repeated="234"/>
        </table:table-row>
        <table:table-row table:style-name="ro6">
          <table:table-cell table:style-name="ce11" office:value-type="date" office:date-value="2008-04-01">
            <text:p>1. apr 08</text:p>
          </table:table-cell>
          <table:table-cell table:style-name="ce68" table:formula="oooc:=TEXT([.A2];&quot;Ddd&quot;)" office:value-type="string" office:string-value="tor">
            <text:p>tor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8" office:value-type="float" office:value="52">
            <text:p>52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KON</text:p>
          </table:table-cell>
          <table:table-cell table:style-name="ce76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77" table:formula="oooc:=COUNTIF([.C2:.K2];&quot;51&quot;)+COUNTIF([.C2:.K2];&quot;51☻&quot;)" office:value-type="float" office:value="1">
            <text:p>1</text:p>
          </table:table-cell>
          <table:table-cell table:style-name="ce77" table:formula="oooc:=COUNTIF([.C2:.K2];&quot;52&quot;)+COUNTIF([.C2:.K2];&quot;52☻&quot;)" office:value-type="float" office:value="1">
            <text:p>1</text:p>
          </table:table-cell>
          <table:table-cell table:style-name="ce77" table:formula="oooc:=COUNTIF([.C2:.K2];&quot;11-19&quot;)+COUNTIF([.C2:.K2];&quot;2&quot;)" office:value-type="float" office:value="1">
            <text:p>1</text:p>
          </table:table-cell>
          <table:table-cell table:style-name="ce77" table:formula="oooc:=COUNTIF([.C2:.K2];&quot;U&quot;)+COUNTIF([.C2:.K2];&quot;U☻&quot;)" office:value-type="float" office:value="1">
            <text:p>1</text:p>
          </table:table-cell>
          <table:table-cell table:style-name="ce77" table:formula="oooc:=COUNTIF([.C2:.K2];&quot;KVIT&quot;)+COUNTIF([.C2:.K2];&quot;KVIT☻&quot;)" office:value-type="float" office:value="2">
            <text:p>2</text:p>
          </table:table-cell>
          <table:table-cell table:style-name="ce78" table:formula="oooc:=COUNTBLANK([.C2:.K2])" office:value-type="float" office:value="1">
            <text:p>1</text:p>
          </table:table-cell>
          <table:table-cell table:style-name="ce79" table:formula="oooc:=COUNTIF([.C2:.K2];&quot;x&quot;)" office:value-type="float" office:value="1">
            <text:p>1</text:p>
          </table:table-cell>
          <table:table-cell table:style-name="ce80" table:formula="oooc:=COUNTIF([.C2:.K2];&quot;51&quot;)+COUNTIF([.C2:.K2];&quot;51☻&quot;)+COUNTIF([.C2:.K2];&quot;2&quot;)+COUNTIF([.C2:.K2];&quot;52&quot;)+COUNTIF([.C2:.K2];&quot;52☻&quot;)" office:value-type="float" office:value="2">
            <text:p>2</text:p>
          </table:table-cell>
          <table:table-cell table:style-name="ce13"/>
          <table:table-cell table:style-name="ce2" table:formula="oooc:=[$februar.$W$2]" office:value-type="string" office:string-value="51☻">
            <text:p>51☻</text:p>
          </table:table-cell>
          <table:table-cell/>
          <table:table-cell table:style-name="ce1" table:number-columns-repeated="232"/>
        </table:table-row>
        <table:table-row table:style-name="ro6">
          <table:table-cell table:style-name="ce11" office:value-type="date" office:date-value="2008-04-02">
            <text:p>2. apr 08</text:p>
          </table:table-cell>
          <table:table-cell table:style-name="ce68" table:formula="oooc:=TEXT([.A3];&quot;Ddd&quot;)" office:value-type="string" office:string-value="sre">
            <text:p>sre</text:p>
          </table:table-cell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1cm" svg:height="1.781cm" svg:x="6.155cm" svg:y="1.123cm" draw:caption-point-x="-6.155cm" draw:caption-point-y="-1.123cm">
              <dc:date>2008-12-24T00:00:00</dc:date>
              <text:p text:style-name="P1"><text:span text:style-name="T1">službeno odsotnost od 2.4. do 5.4. </text:span></text:p>
            </office:annotation>
            <text:p>SO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8" office:value-type="float" office:value="51">
            <text:p>51</text:p>
          </table:table-cell>
          <table:table-cell table:style-name="ce3"/>
          <table:table-cell table:style-name="ce3" office:value-type="string">
            <text:p>2</text:p>
          </table:table-cell>
          <table:table-cell table:style-name="ce2" office:value-type="string">
            <text:p>U☻</text:p>
          </table:table-cell>
          <table:table-cell table:style-name="ce33" office:value-type="string">
            <text:p>KON</text:p>
          </table:table-cell>
          <table:table-cell table:style-name="ce76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77" table:formula="oooc:=COUNTIF([.C3:.K3];&quot;51&quot;)+COUNTIF([.C3:.K3];&quot;51☻&quot;)" office:value-type="float" office:value="1">
            <text:p>1</text:p>
          </table:table-cell>
          <table:table-cell table:style-name="ce77" table:formula="oooc:=COUNTIF([.C3:.K3];&quot;52&quot;)+COUNTIF([.C3:.K3];&quot;52☻&quot;)" office:value-type="float" office:value="0">
            <text:p>0</text:p>
          </table:table-cell>
          <table:table-cell table:style-name="ce77" table:formula="oooc:=COUNTIF([.C3:.K3];&quot;11-19&quot;)+COUNTIF([.C3:.K3];&quot;2&quot;)" office:value-type="float" office:value="1">
            <text:p>1</text:p>
          </table:table-cell>
          <table:table-cell table:style-name="ce77" table:formula="oooc:=COUNTIF([.C3:.K3];&quot;U&quot;)+COUNTIF([.C3:.K3];&quot;U☻&quot;)" office:value-type="float" office:value="1">
            <text:p>1</text:p>
          </table:table-cell>
          <table:table-cell table:style-name="ce77" table:formula="oooc:=COUNTIF([.C3:.K3];&quot;KVIT&quot;)+COUNTIF([.C3:.K3];&quot;KVIT☻&quot;)" office:value-type="float" office:value="1">
            <text:p>1</text:p>
          </table:table-cell>
          <table:table-cell table:style-name="ce78" table:formula="oooc:=COUNTBLANK([.C3:.K3])" office:value-type="float" office:value="1">
            <text:p>1</text:p>
          </table:table-cell>
          <table:table-cell table:style-name="ce79" table:formula="oooc:=COUNTIF([.C3:.K3];&quot;x&quot;)" office:value-type="float" office:value="1">
            <text:p>1</text:p>
          </table:table-cell>
          <table:table-cell table:style-name="ce80" table:formula="oooc:=COUNTIF([.C3:.K3];&quot;51&quot;)+COUNTIF([.C3:.K3];&quot;51☻&quot;)+COUNTIF([.C3:.K3];&quot;2&quot;)+COUNTIF([.C3:.K3];&quot;52&quot;)+COUNTIF([.C3:.K3];&quot;52☻&quot;)" office:value-type="float" office:value="2">
            <text:p>2</text:p>
          </table:table-cell>
          <table:table-cell table:style-name="ce13"/>
          <table:table-cell table:style-name="ce2" table:formula="oooc:=[$februar.$W$3]" office:value-type="string" office:string-value="52☻">
            <text:p>52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03">
            <text:p>3. apr 08</text:p>
          </table:table-cell>
          <table:table-cell table:style-name="ce68" table:formula="oooc:=TEXT([.A4];&quot;Ddd&quot;)" office:value-type="string" office:string-value="čet">
            <text:p>čet</text:p>
          </table:table-cell>
          <table:table-cell table:style-name="ce3" office:value-type="string">
            <text:p>2</text:p>
          </table:table-cell>
          <table:table-cell table:style-name="ce3" office:value-type="string">
            <office:annotation draw:style-name="gr1" draw:text-style-name="P1" svg:width="2.871cm" svg:height="1.754cm" svg:x="6.155cm" svg:y="1.822cm" draw:caption-point-x="-6.155cm" draw:caption-point-y="-1.822cm">
              <dc:date>2008-12-24T00:00:00</dc:date>
              <text:p text:style-name="P1"><text:span text:style-name="T1">službeno odsotnost od 2.4. do 5.4. </text:span></text:p>
            </office:annotation>
            <text:p>SO</text:p>
          </table:table-cell>
          <table:table-cell table:style-name="ce8" office:value-type="float" office:value="51">
            <text:p>51</text:p>
          </table:table-cell>
          <table:table-cell table:number-columns-repeated="2" table:style-name="ce3" office:value-type="string">
            <text:p>D</text:p>
          </table:table-cell>
          <table:table-cell table:style-name="ce26" office:value-type="string">
            <text:p>KVIT☻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N</text:p>
          </table:table-cell>
          <table:table-cell table:style-name="ce76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77" table:formula="oooc:=COUNTIF([.C4:.K4];&quot;51&quot;)+COUNTIF([.C4:.K4];&quot;51☻&quot;)" office:value-type="float" office:value="1">
            <text:p>1</text:p>
          </table:table-cell>
          <table:table-cell table:style-name="ce77" table:formula="oooc:=COUNTIF([.C4:.K4];&quot;52&quot;)+COUNTIF([.C4:.K4];&quot;52☻&quot;)" office:value-type="float" office:value="0">
            <text:p>0</text:p>
          </table:table-cell>
          <table:table-cell table:style-name="ce77" table:formula="oooc:=COUNTIF([.C4:.K4];&quot;11-19&quot;)+COUNTIF([.C4:.K4];&quot;2&quot;)" office:value-type="float" office:value="1">
            <text:p>1</text:p>
          </table:table-cell>
          <table:table-cell table:style-name="ce77" table:formula="oooc:=COUNTIF([.C4:.K4];&quot;U&quot;)+COUNTIF([.C4:.K4];&quot;U☻&quot;)" office:value-type="float" office:value="1">
            <text:p>1</text:p>
          </table:table-cell>
          <table:table-cell table:style-name="ce77" table:formula="oooc:=COUNTIF([.C4:.K4];&quot;KVIT&quot;)+COUNTIF([.C4:.K4];&quot;KVIT☻&quot;)" office:value-type="float" office:value="1">
            <text:p>1</text:p>
          </table:table-cell>
          <table:table-cell table:style-name="ce78" table:formula="oooc:=COUNTBLANK([.C4:.K4])" office:value-type="float" office:value="1">
            <text:p>1</text:p>
          </table:table-cell>
          <table:table-cell table:style-name="ce79" table:formula="oooc:=COUNTIF([.C4:.K4];&quot;x&quot;)" office:value-type="float" office:value="1">
            <text:p>1</text:p>
          </table:table-cell>
          <table:table-cell table:style-name="ce80" table:formula="oooc:=COUNTIF([.C4:.K4];&quot;51&quot;)+COUNTIF([.C4:.K4];&quot;51☻&quot;)+COUNTIF([.C4:.K4];&quot;2&quot;)+COUNTIF([.C4:.K4];&quot;52&quot;)+COUNTIF([.C4:.K4];&quot;52☻&quot;)" office:value-type="float" office:value="2">
            <text:p>2</text:p>
          </table:table-cell>
          <table:table-cell table:style-name="ce13"/>
          <table:table-cell table:style-name="ce3" table:formula="oooc:=[$februar.$W$4]" office:value-type="string" office:string-value="51">
            <text:p>51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04">
            <text:p>4. apr 08</text:p>
          </table:table-cell>
          <table:table-cell table:style-name="ce68" table:formula="oooc:=TEXT([.A5];&quot;Ddd&quot;)" office:value-type="string" office:string-value="pet">
            <text:p>pet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office:annotation draw:style-name="gr1" draw:text-style-name="P1" svg:width="2.871cm" svg:height="1.726cm" svg:x="6.155cm" svg:y="2.522cm" draw:caption-point-x="-6.155cm" draw:caption-point-y="-2.522cm">
              <dc:date>2008-12-24T00:00:00</dc:date>
              <text:p text:style-name="P1"><text:span text:style-name="T1">službeno odsotnost od 2.4. do 5.4. </text:span></text:p>
            </office:annotation>
            <text:p>SO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U</text:p>
          </table:table-cell>
          <table:table-cell table:style-name="ce3"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>
            <office:annotation draw:style-name="gr1" draw:text-style-name="P1" svg:width="2.846cm" svg:height="0.596cm" svg:x="12.832cm" svg:y="1.306cm" draw:caption-point-x="-12.832cm" draw:caption-point-y="-1.306cm">
              <dc:date>2008-12-24T00:00:00</dc:date>
              <text:p text:style-name="P1"><text:span text:style-name="T1">Pučnik</text:span></text:p>
            </office:annotation>
          </table:table-cell>
          <table:table-cell table:style-name="ce3" office:value-type="string">
            <text:p>D</text:p>
          </table:table-cell>
          <table:table-cell table:style-name="ce3" office:value-type="string">
            <text:p>2</text:p>
          </table:table-cell>
          <table:table-cell table:style-name="ce33" office:value-type="string">
            <text:p>KON</text:p>
          </table:table-cell>
          <table:table-cell table:style-name="ce76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77" table:formula="oooc:=COUNTIF([.C5:.K5];&quot;51&quot;)+COUNTIF([.C5:.K5];&quot;51☻&quot;)" office:value-type="float" office:value="1">
            <text:p>1</text:p>
          </table:table-cell>
          <table:table-cell table:style-name="ce77" table:formula="oooc:=COUNTIF([.C5:.K5];&quot;52&quot;)+COUNTIF([.C5:.K5];&quot;52☻&quot;)" office:value-type="float" office:value="0">
            <text:p>0</text:p>
          </table:table-cell>
          <table:table-cell table:style-name="ce77" table:formula="oooc:=COUNTIF([.C5:.K5];&quot;11-19&quot;)+COUNTIF([.C5:.K5];&quot;2&quot;)" office:value-type="float" office:value="1">
            <text:p>1</text:p>
          </table:table-cell>
          <table:table-cell table:style-name="ce77" table:formula="oooc:=COUNTIF([.C5:.K5];&quot;U&quot;)+COUNTIF([.C5:.K5];&quot;U☻&quot;)" office:value-type="float" office:value="1">
            <text:p>1</text:p>
          </table:table-cell>
          <table:table-cell table:style-name="ce77" table:formula="oooc:=COUNTIF([.C5:.K5];&quot;KVIT&quot;)+COUNTIF([.C5:.K5];&quot;KVIT☻&quot;)" office:value-type="float" office:value="1">
            <text:p>1</text:p>
          </table:table-cell>
          <table:table-cell table:style-name="ce78" table:formula="oooc:=COUNTBLANK([.C5:.K5])" office:value-type="float" office:value="1">
            <text:p>1</text:p>
          </table:table-cell>
          <table:table-cell table:style-name="ce79" table:formula="oooc:=COUNTIF([.C5:.K5];&quot;x&quot;)" office:value-type="float" office:value="1">
            <text:p>1</text:p>
          </table:table-cell>
          <table:table-cell table:style-name="ce80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februar.$W$5]" office:value-type="string" office:string-value="52">
            <text:p>52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4-05">
            <text:p>5. apr 08</text:p>
          </table:table-cell>
          <table:table-cell table:style-name="ce69" table:formula="oooc:=TEXT([.A6];&quot;Ddd&quot;)" office:value-type="string" office:string-value="sob">
            <text:p>sob</text:p>
          </table:table-cell>
          <table:table-cell table:style-name="ce21" office:value-type="string">
            <text:p>☻</text:p>
          </table:table-cell>
          <table:table-cell table:style-name="ce20" office:value-type="string">
            <office:annotation draw:style-name="gr1" draw:text-style-name="P1" svg:width="2.871cm" svg:height="1.754cm" svg:x="6.155cm" svg:y="3.221cm" draw:caption-point-x="-6.155cm" draw:caption-point-y="-3.221cm">
              <dc:date>2008-12-24T00:00:00</dc:date>
              <text:p text:style-name="P1"><text:span text:style-name="T1">službeno odsotnost od 2.4. do 5.4. </text:span></text:p>
            </office:annotation>
            <text:p>SO</text:p>
          </table:table-cell>
          <table:table-cell table:style-name="ce73"/>
          <table:table-cell table:style-name="ce20" table:number-columns-repeated="2"/>
          <table:table-cell table:style-name="ce19"/>
          <table:table-cell table:style-name="ce20" table:number-columns-repeated="3"/>
          <table:table-cell table:style-name="ce33" office:value-type="string">
            <text:p>KOS</text:p>
          </table:table-cell>
          <table:table-cell table:style-name="ce76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77" table:formula="oooc:=COUNTIF([.C6:.K6];&quot;51&quot;)+COUNTIF([.C6:.K6];&quot;51☻&quot;)" office:value-type="float" office:value="0">
            <text:p>0</text:p>
          </table:table-cell>
          <table:table-cell table:style-name="ce77" table:formula="oooc:=COUNTIF([.C6:.K6];&quot;52&quot;)+COUNTIF([.C6:.K6];&quot;52☻&quot;)" office:value-type="float" office:value="0">
            <text:p>0</text:p>
          </table:table-cell>
          <table:table-cell table:style-name="ce77" table:formula="oooc:=COUNTIF([.C6:.K6];&quot;11-19&quot;)+COUNTIF([.C6:.K6];&quot;2&quot;)" office:value-type="float" office:value="0">
            <text:p>0</text:p>
          </table:table-cell>
          <table:table-cell table:style-name="ce77" table:formula="oooc:=COUNTIF([.C6:.K6];&quot;U&quot;)+COUNTIF([.C6:.K6];&quot;U☻&quot;)" office:value-type="float" office:value="0">
            <text:p>0</text:p>
          </table:table-cell>
          <table:table-cell table:style-name="ce77" table:formula="oooc:=COUNTIF([.C6:.K6];&quot;KVIT&quot;)+COUNTIF([.C6:.K6];&quot;KVIT☻&quot;)" office:value-type="float" office:value="0">
            <text:p>0</text:p>
          </table:table-cell>
          <table:table-cell table:style-name="ce78" table:formula="oooc:=COUNTBLANK([.C6:.K6])" office:value-type="float" office:value="7">
            <text:p>7</text:p>
          </table:table-cell>
          <table:table-cell table:style-name="ce79" table:formula="oooc:=COUNTIF([.C6:.K6];&quot;x&quot;)" office:value-type="float" office:value="0">
            <text:p>0</text:p>
          </table:table-cell>
          <table:table-cell table:style-name="ce80" table:formula="oooc:=COUNTIF([.C6:.K6];&quot;51&quot;)+COUNTIF([.C6:.K6];&quot;51☻&quot;)+COUNTIF([.C6:.K6];&quot;2&quot;)+COUNTIF([.C6:.K6];&quot;52&quot;)+COUNTIF([.C6:.K6];&quot;52☻&quot;)" office:value-type="float" office:value="0">
            <text:p>0</text:p>
          </table:table-cell>
          <table:table-cell table:style-name="ce13"/>
          <table:table-cell table:style-name="ce2" table:formula="oooc:=[$februar.$W$6]" office:value-type="string" office:string-value="KVIT">
            <text:p>KVIT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4-06">
            <text:p>6. apr 08</text:p>
          </table:table-cell>
          <table:table-cell table:style-name="ce69" table:formula="oooc:=TEXT([.A7];&quot;Ddd&quot;)" office:value-type="string" office:string-value="ned">
            <text:p>ned</text:p>
          </table:table-cell>
          <table:table-cell table:style-name="ce19"/>
          <table:table-cell table:style-name="ce20"/>
          <table:table-cell table:style-name="ce73"/>
          <table:table-cell table:style-name="ce21" office:value-type="string">
            <text:p>☻</text:p>
          </table:table-cell>
          <table:table-cell table:style-name="ce20"/>
          <table:table-cell table:style-name="ce27">
            <office:annotation draw:style-name="gr1" draw:text-style-name="P1" svg:width="2.845cm" svg:height="0.595cm" svg:x="11.535cm" svg:y="2.705cm" draw:caption-point-x="-11.535cm" draw:caption-point-y="-2.705cm">
              <dc:date>2008-12-24T00:00:00</dc:date>
              <text:p text:style-name="P1"><text:span text:style-name="T1">pučnik</text:span></text:p>
            </office:annotation>
          </table:table-cell>
          <table:table-cell table:style-name="ce19"/>
          <table:table-cell table:style-name="ce20" table:number-columns-repeated="2"/>
          <table:table-cell table:style-name="ce33" office:value-type="string">
            <text:p>KOS</text:p>
          </table:table-cell>
          <table:table-cell table:style-name="ce76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77" table:formula="oooc:=COUNTIF([.C7:.K7];&quot;51&quot;)+COUNTIF([.C7:.K7];&quot;51☻&quot;)" office:value-type="float" office:value="0">
            <text:p>0</text:p>
          </table:table-cell>
          <table:table-cell table:style-name="ce77" table:formula="oooc:=COUNTIF([.C7:.K7];&quot;52&quot;)+COUNTIF([.C7:.K7];&quot;52☻&quot;)" office:value-type="float" office:value="0">
            <text:p>0</text:p>
          </table:table-cell>
          <table:table-cell table:style-name="ce77" table:formula="oooc:=COUNTIF([.C7:.K7];&quot;11-19&quot;)+COUNTIF([.C7:.K7];&quot;2&quot;)" office:value-type="float" office:value="0">
            <text:p>0</text:p>
          </table:table-cell>
          <table:table-cell table:style-name="ce77" table:formula="oooc:=COUNTIF([.C7:.K7];&quot;U&quot;)+COUNTIF([.C7:.K7];&quot;U☻&quot;)" office:value-type="float" office:value="0">
            <text:p>0</text:p>
          </table:table-cell>
          <table:table-cell table:style-name="ce77" table:formula="oooc:=COUNTIF([.C7:.K7];&quot;KVIT&quot;)+COUNTIF([.C7:.K7];&quot;KVIT☻&quot;)" office:value-type="float" office:value="0">
            <text:p>0</text:p>
          </table:table-cell>
          <table:table-cell table:style-name="ce78" table:formula="oooc:=COUNTBLANK([.C7:.K7])" office:value-type="float" office:value="8">
            <text:p>8</text:p>
          </table:table-cell>
          <table:table-cell table:style-name="ce79" table:formula="oooc:=COUNTIF([.C7:.K7];&quot;x&quot;)" office:value-type="float" office:value="0">
            <text:p>0</text:p>
          </table:table-cell>
          <table:table-cell table:style-name="ce80" table:formula="oooc:=COUNTIF([.C7:.K7];&quot;51&quot;)+COUNTIF([.C7:.K7];&quot;51☻&quot;)+COUNTIF([.C7:.K7];&quot;2&quot;)+COUNTIF([.C7:.K7];&quot;52&quot;)+COUNTIF([.C7:.K7];&quot;52☻&quot;)" office:value-type="float" office:value="0">
            <text:p>0</text:p>
          </table:table-cell>
          <table:table-cell table:style-name="ce13"/>
          <table:table-cell table:style-name="ce4" table:formula="oooc:=[$februar.$W$7]" office:value-type="string" office:string-value="KVIT☻">
            <text:p>KVIT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07">
            <text:p>7. apr 08</text:p>
          </table:table-cell>
          <table:table-cell table:style-name="ce68" table:formula="oooc:=TEXT([.A8];&quot;Ddd&quot;)" office:value-type="string" office:string-value="pon">
            <text:p>pon</text:p>
          </table:table-cell>
          <table:table-cell table:style-name="ce3" office:value-type="string">
            <text:p>D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44cm" svg:height="0.596cm" svg:x="8.942cm" svg:y="3.404cm" draw:caption-point-x="-8.942cm" draw:caption-point-y="-3.404cm">
              <dc:date>2008-12-24T00:00:00</dc:date>
              <text:p text:style-name="P1"><text:span text:style-name="T1">pučnik</text:span></text:p>
            </office:annotation>
            <text:p>X</text:p>
          </table:table-cell>
          <table:table-cell table:style-name="ce3" office:value-type="float" office:value="52">
            <text:p>52</text:p>
          </table:table-cell>
          <table:table-cell table:style-name="ce2" office:value-type="string">
            <text:p>KVIT</text:p>
          </table:table-cell>
          <table:table-cell table:style-name="ce14"/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HOL</text:p>
          </table:table-cell>
          <table:table-cell table:style-name="ce76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77" table:formula="oooc:=COUNTIF([.C8:.K8];&quot;51&quot;)+COUNTIF([.C8:.K8];&quot;51☻&quot;)" office:value-type="float" office:value="1">
            <text:p>1</text:p>
          </table:table-cell>
          <table:table-cell table:style-name="ce77" table:formula="oooc:=COUNTIF([.C8:.K8];&quot;52&quot;)+COUNTIF([.C8:.K8];&quot;52☻&quot;)" office:value-type="float" office:value="2">
            <text:p>2</text:p>
          </table:table-cell>
          <table:table-cell table:style-name="ce77" table:formula="oooc:=COUNTIF([.C8:.K8];&quot;11-19&quot;)+COUNTIF([.C8:.K8];&quot;2&quot;)" office:value-type="float" office:value="1">
            <text:p>1</text:p>
          </table:table-cell>
          <table:table-cell table:style-name="ce77" table:formula="oooc:=COUNTIF([.C8:.K8];&quot;U&quot;)+COUNTIF([.C8:.K8];&quot;U☻&quot;)" office:value-type="float" office:value="1">
            <text:p>1</text:p>
          </table:table-cell>
          <table:table-cell table:style-name="ce77" table:formula="oooc:=COUNTIF([.C8:.K8];&quot;KVIT&quot;)+COUNTIF([.C8:.K8];&quot;KVIT☻&quot;)" office:value-type="float" office:value="1">
            <text:p>1</text:p>
          </table:table-cell>
          <table:table-cell table:style-name="ce78" table:formula="oooc:=COUNTBLANK([.C8:.K8])" office:value-type="float" office:value="1">
            <text:p>1</text:p>
          </table:table-cell>
          <table:table-cell table:style-name="ce79" table:formula="oooc:=COUNTIF([.C8:.K8];&quot;x&quot;)" office:value-type="float" office:value="1">
            <text:p>1</text:p>
          </table:table-cell>
          <table:table-cell table:style-name="ce80" table:formula="oooc:=COUNTIF([.C8:.K8];&quot;51&quot;)+COUNTIF([.C8:.K8];&quot;51☻&quot;)+COUNTIF([.C8:.K8];&quot;2&quot;)+COUNTIF([.C8:.K8];&quot;52&quot;)+COUNTIF([.C8:.K8];&quot;52☻&quot;)" office:value-type="float" office:value="3">
            <text:p>3</text:p>
          </table:table-cell>
          <table:table-cell table:style-name="ce13"/>
          <table:table-cell table:style-name="ce3" table:formula="oooc:=[$februar.$W$8]" office:value-type="string" office:string-value="U">
            <text:p>U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08">
            <text:p>8. apr 08</text:p>
          </table:table-cell>
          <table:table-cell table:style-name="ce68" table:formula="oooc:=TEXT([.A9];&quot;Ddd&quot;)" office:value-type="string" office:string-value="tor">
            <text:p>tor</text:p>
          </table:table-cell>
          <table:table-cell table:style-name="ce3" office:value-type="string">
            <text:p>D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8" office:value-type="float" office:value="52">
            <text:p>52</text:p>
          </table:table-cell>
          <table:table-cell table:style-name="ce33" office:value-type="string">
            <text:p>PIN</text:p>
          </table:table-cell>
          <table:table-cell table:style-name="ce76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77" table:formula="oooc:=COUNTIF([.C9:.K9];&quot;51&quot;)+COUNTIF([.C9:.K9];&quot;51☻&quot;)" office:value-type="float" office:value="2">
            <text:p>2</text:p>
          </table:table-cell>
          <table:table-cell table:style-name="ce77" table:formula="oooc:=COUNTIF([.C9:.K9];&quot;52&quot;)+COUNTIF([.C9:.K9];&quot;52☻&quot;)" office:value-type="float" office:value="1">
            <text:p>1</text:p>
          </table:table-cell>
          <table:table-cell table:style-name="ce77" table:formula="oooc:=COUNTIF([.C9:.K9];&quot;11-19&quot;)+COUNTIF([.C9:.K9];&quot;2&quot;)" office:value-type="float" office:value="1">
            <text:p>1</text:p>
          </table:table-cell>
          <table:table-cell table:style-name="ce77" table:formula="oooc:=COUNTIF([.C9:.K9];&quot;U&quot;)+COUNTIF([.C9:.K9];&quot;U☻&quot;)" office:value-type="float" office:value="1">
            <text:p>1</text:p>
          </table:table-cell>
          <table:table-cell table:style-name="ce77" table:formula="oooc:=COUNTIF([.C9:.K9];&quot;KVIT&quot;)+COUNTIF([.C9:.K9];&quot;KVIT☻&quot;)" office:value-type="float" office:value="1">
            <text:p>1</text:p>
          </table:table-cell>
          <table:table-cell table:style-name="ce78" table:formula="oooc:=COUNTBLANK([.C9:.K9])" office:value-type="float" office:value="0">
            <text:p>0</text:p>
          </table:table-cell>
          <table:table-cell table:style-name="ce79" table:formula="oooc:=COUNTIF([.C9:.K9];&quot;x&quot;)" office:value-type="float" office:value="1">
            <text:p>1</text:p>
          </table:table-cell>
          <table:table-cell table:style-name="ce80" table:formula="oooc:=COUNTIF([.C9:.K9];&quot;51&quot;)+COUNTIF([.C9:.K9];&quot;51☻&quot;)+COUNTIF([.C9:.K9];&quot;2&quot;)+COUNTIF([.C9:.K9];&quot;52&quot;)+COUNTIF([.C9:.K9];&quot;52☻&quot;)" office:value-type="float" office:value="3">
            <text:p>3</text:p>
          </table:table-cell>
          <table:table-cell table:style-name="ce13"/>
          <table:table-cell table:style-name="ce2" table:formula="oooc:=[$februar.$W$9]" office:value-type="string" office:string-value="U☻">
            <text:p>U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09">
            <text:p>9. apr 08</text:p>
          </table:table-cell>
          <table:table-cell table:style-name="ce68" table:formula="oooc:=TEXT([.A10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KVIT☻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S</text:p>
          </table:table-cell>
          <table:table-cell table:style-name="ce76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77" table:formula="oooc:=COUNTIF([.C10:.K10];&quot;51&quot;)+COUNTIF([.C10:.K10];&quot;51☻&quot;)" office:value-type="float" office:value="1">
            <text:p>1</text:p>
          </table:table-cell>
          <table:table-cell table:style-name="ce77" table:formula="oooc:=COUNTIF([.C10:.K10];&quot;52&quot;)+COUNTIF([.C10:.K10];&quot;52☻&quot;)" office:value-type="float" office:value="1">
            <text:p>1</text:p>
          </table:table-cell>
          <table:table-cell table:style-name="ce77" table:formula="oooc:=COUNTIF([.C10:.K10];&quot;11-19&quot;)+COUNTIF([.C10:.K10];&quot;2&quot;)" office:value-type="float" office:value="1">
            <text:p>1</text:p>
          </table:table-cell>
          <table:table-cell table:style-name="ce77" table:formula="oooc:=COUNTIF([.C10:.K10];&quot;U&quot;)+COUNTIF([.C10:.K10];&quot;U☻&quot;)" office:value-type="float" office:value="1">
            <text:p>1</text:p>
          </table:table-cell>
          <table:table-cell table:style-name="ce77" table:formula="oooc:=COUNTIF([.C10:.K10];&quot;KVIT&quot;)+COUNTIF([.C10:.K10];&quot;KVIT☻&quot;)" office:value-type="float" office:value="1">
            <text:p>1</text:p>
          </table:table-cell>
          <table:table-cell table:style-name="ce78" table:formula="oooc:=COUNTBLANK([.C10:.K10])" office:value-type="float" office:value="1">
            <text:p>1</text:p>
          </table:table-cell>
          <table:table-cell table:style-name="ce79" table:formula="oooc:=COUNTIF([.C10:.K10];&quot;x&quot;)" office:value-type="float" office:value="2">
            <text:p>2</text:p>
          </table:table-cell>
          <table:table-cell table:style-name="ce80" table:formula="oooc:=COUNTIF([.C10:.K10];&quot;51&quot;)+COUNTIF([.C10:.K10];&quot;51☻&quot;)+COUNTIF([.C10:.K10];&quot;2&quot;)+COUNTIF([.C10:.K10];&quot;52&quot;)+COUNTIF([.C10:.K10];&quot;52☻&quot;)" office:value-type="float" office:value="2">
            <text:p>2</text:p>
          </table:table-cell>
          <table:table-cell table:style-name="ce13"/>
          <table:table-cell table:style-name="ce3" table:formula="oooc:=[$februar.$W$10]" office:value-type="string" office:string-value="11-19">
            <text:p>11-19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10">
            <text:p>10. apr 08</text:p>
          </table:table-cell>
          <table:table-cell table:style-name="ce68" table:formula="oooc:=TEXT([.A11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D</text:p>
          </table:table-cell>
          <table:table-cell table:style-name="ce26" office:value-type="string">
            <text:p>KVIT☻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float" office:value="51">
            <text:p>51</text:p>
          </table:table-cell>
          <table:table-cell table:style-name="ce25" office:value-type="string">
            <text:p>KVIT</text:p>
          </table:table-cell>
          <table:table-cell table:style-name="ce33" office:value-type="string">
            <text:p>KOS</text:p>
          </table:table-cell>
          <table:table-cell table:style-name="ce76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77" table:formula="oooc:=COUNTIF([.C11:.K11];&quot;51&quot;)+COUNTIF([.C11:.K11];&quot;51☻&quot;)" office:value-type="float" office:value="1">
            <text:p>1</text:p>
          </table:table-cell>
          <table:table-cell table:style-name="ce77" table:formula="oooc:=COUNTIF([.C11:.K11];&quot;52&quot;)+COUNTIF([.C11:.K11];&quot;52☻&quot;)" office:value-type="float" office:value="1">
            <text:p>1</text:p>
          </table:table-cell>
          <table:table-cell table:style-name="ce77" table:formula="oooc:=COUNTIF([.C11:.K11];&quot;11-19&quot;)+COUNTIF([.C11:.K11];&quot;2&quot;)" office:value-type="float" office:value="1">
            <text:p>1</text:p>
          </table:table-cell>
          <table:table-cell table:style-name="ce77" table:formula="oooc:=COUNTIF([.C11:.K11];&quot;U&quot;)+COUNTIF([.C11:.K11];&quot;U☻&quot;)" office:value-type="float" office:value="1">
            <text:p>1</text:p>
          </table:table-cell>
          <table:table-cell table:style-name="ce77" table:formula="oooc:=COUNTIF([.C11:.K11];&quot;KVIT&quot;)+COUNTIF([.C11:.K11];&quot;KVIT☻&quot;)" office:value-type="float" office:value="2">
            <text:p>2</text:p>
          </table:table-cell>
          <table:table-cell table:style-name="ce78" table:formula="oooc:=COUNTBLANK([.C11:.K11])" office:value-type="float" office:value="1">
            <text:p>1</text:p>
          </table:table-cell>
          <table:table-cell table:style-name="ce79" table:formula="oooc:=COUNTIF([.C11:.K11];&quot;x&quot;)" office:value-type="float" office:value="1">
            <text:p>1</text:p>
          </table:table-cell>
          <table:table-cell table:style-name="ce80" table:formula="oooc:=COUNTIF([.C11:.K11];&quot;51&quot;)+COUNTIF([.C11:.K11];&quot;51☻&quot;)+COUNTIF([.C11:.K11];&quot;2&quot;)+COUNTIF([.C11:.K11];&quot;52&quot;)+COUNTIF([.C11:.K11];&quot;52☻&quot;)" office:value-type="float" office:value="2">
            <text:p>2</text:p>
          </table:table-cell>
          <table:table-cell table:style-name="ce13"/>
          <table:table-cell table:style-name="ce3" table:formula="oooc:=[$februar.$W$11]" office:value-type="string" office:string-value="X">
            <text:p>X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11">
            <text:p>11. apr 08</text:p>
          </table:table-cell>
          <table:table-cell table:style-name="ce68" table:formula="oooc:=TEXT([.A12];&quot;Ddd&quot;)" office:value-type="string" office:string-value="pet">
            <text:p>pet</text:p>
          </table:table-cell>
          <table:table-cell table:style-name="ce25" office:value-type="string">
            <office:annotation draw:style-name="gr1" draw:text-style-name="P1" svg:width="2.872cm" svg:height="2.876cm" svg:x="4.857cm" svg:y="7.418cm" draw:caption-point-x="-4.857cm" draw:caption-point-y="-7.418cm">
              <dc:date>2008-12-24T00:00:00</dc:date>
              <text:p text:style-name="P1"><text:span text:style-name="T1">Prosim, če je lahko v petek pred dežurnim vikendom v pripravljenosti za TX nekdo drug. </text:span></text:p>
            </office:annotation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2"/>
          <table:table-cell table:style-name="ce3" office:value-type="string">
            <office:annotation draw:style-name="gr1" draw:text-style-name="P1" svg:width="2.872cm" svg:height="1.753cm" svg:x="13.937cm" svg:y="7.418cm" draw:caption-point-x="-13.937cm" draw:caption-point-y="-7.418cm">
              <dc:date>2008-12-24T00:00:00</dc:date>
              <text:p text:style-name="P1"><text:span text:style-name="T1">da od 11. do 13.04.2008 nisem dežuren</text:span></text:p>
            </office:annotation>
            <text:p>U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N</text:p>
          </table:table-cell>
          <table:table-cell table:style-name="ce76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77" table:formula="oooc:=COUNTIF([.C12:.K12];&quot;51&quot;)+COUNTIF([.C12:.K12];&quot;51☻&quot;)" office:value-type="float" office:value="1">
            <text:p>1</text:p>
          </table:table-cell>
          <table:table-cell table:style-name="ce77" table:formula="oooc:=COUNTIF([.C12:.K12];&quot;52&quot;)+COUNTIF([.C12:.K12];&quot;52☻&quot;)" office:value-type="float" office:value="2">
            <text:p>2</text:p>
          </table:table-cell>
          <table:table-cell table:style-name="ce77" table:formula="oooc:=COUNTIF([.C12:.K12];&quot;11-19&quot;)+COUNTIF([.C12:.K12];&quot;2&quot;)" office:value-type="float" office:value="1">
            <text:p>1</text:p>
          </table:table-cell>
          <table:table-cell table:style-name="ce77" table:formula="oooc:=COUNTIF([.C12:.K12];&quot;U&quot;)+COUNTIF([.C12:.K12];&quot;U☻&quot;)" office:value-type="float" office:value="1">
            <text:p>1</text:p>
          </table:table-cell>
          <table:table-cell table:style-name="ce77" table:formula="oooc:=COUNTIF([.C12:.K12];&quot;KVIT&quot;)+COUNTIF([.C12:.K12];&quot;KVIT☻&quot;)" office:value-type="float" office:value="2">
            <text:p>2</text:p>
          </table:table-cell>
          <table:table-cell table:style-name="ce78" table:formula="oooc:=COUNTBLANK([.C12:.K12])" office:value-type="float" office:value="1">
            <text:p>1</text:p>
          </table:table-cell>
          <table:table-cell table:style-name="ce79" table:formula="oooc:=COUNTIF([.C12:.K12];&quot;x&quot;)" office:value-type="float" office:value="1">
            <text:p>1</text:p>
          </table:table-cell>
          <table:table-cell table:style-name="ce80" table:formula="oooc:=COUNTIF([.C12:.K12];&quot;51&quot;)+COUNTIF([.C12:.K12];&quot;51☻&quot;)+COUNTIF([.C12:.K12];&quot;2&quot;)+COUNTIF([.C12:.K12];&quot;52&quot;)+COUNTIF([.C12:.K12];&quot;52☻&quot;)" office:value-type="float" office:value="3">
            <text:p>3</text:p>
          </table:table-cell>
          <table:table-cell table:style-name="ce13"/>
          <table:table-cell table:style-name="ce3" table:formula="oooc:=[$februar.$W$12]" office:value-type="string" office:string-value="D">
            <text:p>D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4-12">
            <text:p>12. apr 08</text:p>
          </table:table-cell>
          <table:table-cell table:style-name="ce69" table:formula="oooc:=TEXT([.A13];&quot;Ddd&quot;)" office:value-type="string" office:string-value="sob">
            <text:p>sob</text:p>
          </table:table-cell>
          <table:table-cell table:style-name="ce21">
            <office:annotation draw:style-name="gr1" draw:text-style-name="P1" svg:width="2.872cm" svg:height="1.781cm" svg:x="4.857cm" svg:y="8.117cm" draw:caption-point-x="-4.857cm" draw:caption-point-y="-8.117cm">
              <dc:date>2008-12-24T00:00:00</dc:date>
              <text:p text:style-name="P1"><text:span text:style-name="T1">dežurni vikend 5. in 6. april ( lahko tudi 12. in 13. april) s pripadajočim KVIT</text:span></text:p>
            </office:annotation>
          </table:table-cell>
          <table:table-cell table:style-name="ce20" table:number-columns-repeated="2"/>
          <table:table-cell table:style-name="ce21" office:value-type="string">
            <text:p>☻</text:p>
          </table:table-cell>
          <table:table-cell table:style-name="ce19"/>
          <table:table-cell table:style-name="ce20"/>
          <table:table-cell table:style-name="ce72"/>
          <table:table-cell table:style-name="ce71">
            <office:annotation draw:style-name="gr1" draw:text-style-name="P1" svg:width="2.872cm" svg:height="1.781cm" svg:x="13.937cm" svg:y="8.117cm" draw:caption-point-x="-13.937cm" draw:caption-point-y="-8.117cm">
              <dc:date>2008-12-24T00:00:00</dc:date>
              <text:p text:style-name="P1"><text:span text:style-name="T1">da od 11. do 13.04.2008 nisem dežuren</text:span></text:p>
            </office:annotation>
          </table:table-cell>
          <table:table-cell table:style-name="ce20"/>
          <table:table-cell table:style-name="ce33" office:value-type="string">
            <text:p>PIN</text:p>
          </table:table-cell>
          <table:table-cell table:style-name="ce76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77" table:formula="oooc:=COUNTIF([.C13:.K13];&quot;51&quot;)+COUNTIF([.C13:.K13];&quot;51☻&quot;)" office:value-type="float" office:value="0">
            <text:p>0</text:p>
          </table:table-cell>
          <table:table-cell table:style-name="ce77" table:formula="oooc:=COUNTIF([.C13:.K13];&quot;52&quot;)+COUNTIF([.C13:.K13];&quot;52☻&quot;)" office:value-type="float" office:value="0">
            <text:p>0</text:p>
          </table:table-cell>
          <table:table-cell table:style-name="ce77" table:formula="oooc:=COUNTIF([.C13:.K13];&quot;11-19&quot;)+COUNTIF([.C13:.K13];&quot;2&quot;)" office:value-type="float" office:value="0">
            <text:p>0</text:p>
          </table:table-cell>
          <table:table-cell table:style-name="ce77" table:formula="oooc:=COUNTIF([.C13:.K13];&quot;U&quot;)+COUNTIF([.C13:.K13];&quot;U☻&quot;)" office:value-type="float" office:value="0">
            <text:p>0</text:p>
          </table:table-cell>
          <table:table-cell table:style-name="ce77" table:formula="oooc:=COUNTIF([.C13:.K13];&quot;KVIT&quot;)+COUNTIF([.C13:.K13];&quot;KVIT☻&quot;)" office:value-type="float" office:value="0">
            <text:p>0</text:p>
          </table:table-cell>
          <table:table-cell table:style-name="ce78" table:formula="oooc:=COUNTBLANK([.C13:.K13])" office:value-type="float" office:value="8">
            <text:p>8</text:p>
          </table:table-cell>
          <table:table-cell table:style-name="ce79" table:formula="oooc:=COUNTIF([.C13:.K13];&quot;x&quot;)" office:value-type="float" office:value="0">
            <text:p>0</text:p>
          </table:table-cell>
          <table:table-cell table:style-name="ce80" table:formula="oooc:=COUNTIF([.C13:.K13];&quot;51&quot;)+COUNTIF([.C13:.K13];&quot;51☻&quot;)+COUNTIF([.C13:.K13];&quot;2&quot;)+COUNTIF([.C13:.K13];&quot;52&quot;)+COUNTIF([.C13:.K13];&quot;52☻&quot;)" office:value-type="float" office:value="0">
            <text:p>0</text:p>
          </table:table-cell>
          <table:table-cell table:style-name="ce13"/>
          <table:table-cell table:style-name="ce2" table:formula="oooc:=[$februar.$W$13]" office:value-type="string" office:string-value="BOL">
            <text:p>BOL</text:p>
          </table:table-cell>
          <table:table-cell table:number-columns-repeated="233"/>
        </table:table-row>
        <table:table-row table:style-name="ro6">
          <table:table-cell table:style-name="ce10" office:value-type="date" office:date-value="2008-04-13">
            <text:p>13. apr 08</text:p>
          </table:table-cell>
          <table:table-cell table:style-name="ce69" table:formula="oooc:=TEXT([.A14];&quot;Ddd&quot;)" office:value-type="string" office:string-value="ned">
            <text:p>ned</text:p>
          </table:table-cell>
          <table:table-cell table:style-name="ce21" office:value-type="string">
            <office:annotation draw:style-name="gr1" draw:text-style-name="P1" svg:width="2.872cm" svg:height="1.754cm" svg:x="4.857cm" svg:y="8.816cm" draw:caption-point-x="-4.857cm" draw:caption-point-y="-8.816cm">
              <dc:date>2008-12-24T00:00:00</dc:date>
              <text:p text:style-name="P1"><text:span text:style-name="T1">dežurni vikend 5. in 6. april ( lahko tudi 12. in 13. april) s pripadajočim KVIT</text:span></text:p>
            </office:annotation>
            <text:p>☻</text:p>
          </table:table-cell>
          <table:table-cell table:style-name="ce24" table:number-columns-repeated="2"/>
          <table:table-cell table:style-name="ce28"/>
          <table:table-cell table:style-name="ce24"/>
          <table:table-cell table:style-name="ce27"/>
          <table:table-cell table:style-name="ce24"/>
          <table:table-cell table:style-name="ce71">
            <office:annotation draw:style-name="gr1" draw:text-style-name="P1" svg:width="2.872cm" svg:height="1.754cm" svg:x="13.937cm" svg:y="8.816cm" draw:caption-point-x="-13.937cm" draw:caption-point-y="-8.816cm">
              <dc:date>2008-12-24T00:00:00</dc:date>
              <text:p text:style-name="P1"><text:span text:style-name="T1">da od 11. do 13.04.2008 nisem dežuren</text:span></text:p>
            </office:annotation>
          </table:table-cell>
          <table:table-cell table:style-name="ce71"/>
          <table:table-cell table:style-name="ce33" office:value-type="string">
            <text:p>PIN</text:p>
          </table:table-cell>
          <table:table-cell table:style-name="ce76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77" table:formula="oooc:=COUNTIF([.C14:.K14];&quot;51&quot;)+COUNTIF([.C14:.K14];&quot;51☻&quot;)" office:value-type="float" office:value="0">
            <text:p>0</text:p>
          </table:table-cell>
          <table:table-cell table:style-name="ce77" table:formula="oooc:=COUNTIF([.C14:.K14];&quot;52&quot;)+COUNTIF([.C14:.K14];&quot;52☻&quot;)" office:value-type="float" office:value="0">
            <text:p>0</text:p>
          </table:table-cell>
          <table:table-cell table:style-name="ce77" table:formula="oooc:=COUNTIF([.C14:.K14];&quot;11-19&quot;)+COUNTIF([.C14:.K14];&quot;2&quot;)" office:value-type="float" office:value="0">
            <text:p>0</text:p>
          </table:table-cell>
          <table:table-cell table:style-name="ce77" table:formula="oooc:=COUNTIF([.C14:.K14];&quot;U&quot;)+COUNTIF([.C14:.K14];&quot;U☻&quot;)" office:value-type="float" office:value="0">
            <text:p>0</text:p>
          </table:table-cell>
          <table:table-cell table:style-name="ce77" table:formula="oooc:=COUNTIF([.C14:.K14];&quot;KVIT&quot;)+COUNTIF([.C14:.K14];&quot;KVIT☻&quot;)" office:value-type="float" office:value="0">
            <text:p>0</text:p>
          </table:table-cell>
          <table:table-cell table:style-name="ce78" table:formula="oooc:=COUNTBLANK([.C14:.K14])" office:value-type="float" office:value="8">
            <text:p>8</text:p>
          </table:table-cell>
          <table:table-cell table:style-name="ce79" table:formula="oooc:=COUNTIF([.C14:.K14];&quot;x&quot;)" office:value-type="float" office:value="0">
            <text:p>0</text:p>
          </table:table-cell>
          <table:table-cell table:style-name="ce80" table:formula="oooc:=COUNTIF([.C14:.K14];&quot;51&quot;)+COUNTIF([.C14:.K14];&quot;51☻&quot;)+COUNTIF([.C14:.K14];&quot;2&quot;)+COUNTIF([.C14:.K14];&quot;52&quot;)+COUNTIF([.C14:.K14];&quot;52☻&quot;)" office:value-type="float" office:value="0">
            <text:p>0</text:p>
          </table:table-cell>
          <table:table-cell table:style-name="ce13"/>
          <table:table-cell table:style-name="ce6" table:formula="oooc:=[$februar.$W$14]" office:value-type="string" office:string-value="☻">
            <text:p>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14">
            <text:p>14. apr 08</text:p>
          </table:table-cell>
          <table:table-cell table:style-name="ce68" table:formula="oooc:=TEXT([.A15];&quot;Ddd&quot;)" office:value-type="string" office:string-value="pon">
            <text:p>po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2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3" office:value-type="string">
            <office:annotation draw:style-name="gr1" draw:text-style-name="P1" svg:width="2.845cm" svg:height="0.596cm" svg:x="11.535cm" svg:y="8.3cm" draw:caption-point-x="-11.535cm" draw:caption-point-y="-8.3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30"/>
          <table:table-cell table:style-name="ce3" office:value-type="string">
            <text:p>SO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PIN</text:p>
          </table:table-cell>
          <table:table-cell table:style-name="ce76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77" table:formula="oooc:=COUNTIF([.C15:.K15];&quot;51&quot;)+COUNTIF([.C15:.K15];&quot;51☻&quot;)" office:value-type="float" office:value="1">
            <text:p>1</text:p>
          </table:table-cell>
          <table:table-cell table:style-name="ce77" table:formula="oooc:=COUNTIF([.C15:.K15];&quot;52&quot;)+COUNTIF([.C15:.K15];&quot;52☻&quot;)" office:value-type="float" office:value="0">
            <text:p>0</text:p>
          </table:table-cell>
          <table:table-cell table:style-name="ce77" table:formula="oooc:=COUNTIF([.C15:.K15];&quot;11-19&quot;)+COUNTIF([.C15:.K15];&quot;2&quot;)" office:value-type="float" office:value="1">
            <text:p>1</text:p>
          </table:table-cell>
          <table:table-cell table:style-name="ce77" table:formula="oooc:=COUNTIF([.C15:.K15];&quot;U&quot;)+COUNTIF([.C15:.K15];&quot;U☻&quot;)" office:value-type="float" office:value="1">
            <text:p>1</text:p>
          </table:table-cell>
          <table:table-cell table:style-name="ce77" table:formula="oooc:=COUNTIF([.C15:.K15];&quot;KVIT&quot;)+COUNTIF([.C15:.K15];&quot;KVIT☻&quot;)" office:value-type="float" office:value="1">
            <text:p>1</text:p>
          </table:table-cell>
          <table:table-cell table:style-name="ce78" table:formula="oooc:=COUNTBLANK([.C15:.K15])" office:value-type="float" office:value="1">
            <text:p>1</text:p>
          </table:table-cell>
          <table:table-cell table:style-name="ce79" table:formula="oooc:=COUNTIF([.C15:.K15];&quot;x&quot;)" office:value-type="float" office:value="1">
            <text:p>1</text:p>
          </table:table-cell>
          <table:table-cell table:style-name="ce80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 table:style-name="ce13"/>
          <table:table-cell table:style-name="ce3" table:formula="oooc:=[$februar.$W$15]" office:value-type="string" office:string-value="SO">
            <text:p>SO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15">
            <text:p>15. apr 08</text:p>
          </table:table-cell>
          <table:table-cell table:style-name="ce68" table:formula="oooc:=TEXT([.A16];&quot;Ddd&quot;)" office:value-type="string" office:string-value="tor">
            <text:p>tor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SO</text:p>
          </table:table-cell>
          <table:table-cell table:style-name="ce2" office:value-type="string">
            <text:p>KVIT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PIN</text:p>
          </table:table-cell>
          <table:table-cell table:style-name="ce76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77" table:formula="oooc:=COUNTIF([.C16:.K16];&quot;51&quot;)+COUNTIF([.C16:.K16];&quot;51☻&quot;)" office:value-type="float" office:value="1">
            <text:p>1</text:p>
          </table:table-cell>
          <table:table-cell table:style-name="ce77" table:formula="oooc:=COUNTIF([.C16:.K16];&quot;52&quot;)+COUNTIF([.C16:.K16];&quot;52☻&quot;)" office:value-type="float" office:value="1">
            <text:p>1</text:p>
          </table:table-cell>
          <table:table-cell table:style-name="ce77" table:formula="oooc:=COUNTIF([.C16:.K16];&quot;11-19&quot;)+COUNTIF([.C16:.K16];&quot;2&quot;)" office:value-type="float" office:value="1">
            <text:p>1</text:p>
          </table:table-cell>
          <table:table-cell table:style-name="ce77" table:formula="oooc:=COUNTIF([.C16:.K16];&quot;U&quot;)+COUNTIF([.C16:.K16];&quot;U☻&quot;)" office:value-type="float" office:value="1">
            <text:p>1</text:p>
          </table:table-cell>
          <table:table-cell table:style-name="ce77" table:formula="oooc:=COUNTIF([.C16:.K16];&quot;KVIT&quot;)+COUNTIF([.C16:.K16];&quot;KVIT☻&quot;)" office:value-type="float" office:value="1">
            <text:p>1</text:p>
          </table:table-cell>
          <table:table-cell table:style-name="ce78" table:formula="oooc:=COUNTBLANK([.C16:.K16])" office:value-type="float" office:value="0">
            <text:p>0</text:p>
          </table:table-cell>
          <table:table-cell table:style-name="ce79" table:formula="oooc:=COUNTIF([.C16:.K16];&quot;x&quot;)" office:value-type="float" office:value="1">
            <text:p>1</text:p>
          </table:table-cell>
          <table:table-cell table:style-name="ce80" table:formula="oooc:=COUNTIF([.C16:.K16];&quot;51&quot;)+COUNTIF([.C16:.K16];&quot;51☻&quot;)+COUNTIF([.C16:.K16];&quot;2&quot;)+COUNTIF([.C16:.K16];&quot;52&quot;)+COUNTIF([.C16:.K16];&quot;52☻&quot;)" office:value-type="float" office:value="2">
            <text:p>2</text:p>
          </table:table-cell>
          <table:table-cell table:style-name="ce13"/>
          <table:table-cell table:style-name="ce7" table:formula="oooc:=[$februar.$W$16]" office:value-type="string" office:string-value="☻">
            <text:p>☻</text:p>
          </table:table-cell>
          <table:table-cell table:number-columns-repeated="233"/>
        </table:table-row>
        <table:table-row table:style-name="ro6">
          <table:table-cell table:style-name="ce11" office:value-type="date" office:date-value="2008-04-16">
            <text:p>16. apr 08</text:p>
          </table:table-cell>
          <table:table-cell table:style-name="ce68" table:formula="oooc:=TEXT([.A17];&quot;Ddd&quot;)" office:value-type="string" office:string-value="sre">
            <text:p>sr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3"/>
          <table:table-cell table:style-name="ce3" office:value-type="string">
            <text:p>SO</text:p>
          </table:table-cell>
          <table:table-cell table:style-name="ce8" office:value-type="float" office:value="51">
            <text:p>51</text:p>
          </table:table-cell>
          <table:table-cell table:style-name="ce33" office:value-type="string">
            <text:p>PIN</text:p>
          </table:table-cell>
          <table:table-cell table:style-name="ce76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77" table:formula="oooc:=COUNTIF([.C17:.K17];&quot;51&quot;)+COUNTIF([.C17:.K17];&quot;51☻&quot;)" office:value-type="float" office:value="1">
            <text:p>1</text:p>
          </table:table-cell>
          <table:table-cell table:style-name="ce77" table:formula="oooc:=COUNTIF([.C17:.K17];&quot;52&quot;)+COUNTIF([.C17:.K17];&quot;52☻&quot;)" office:value-type="float" office:value="1">
            <text:p>1</text:p>
          </table:table-cell>
          <table:table-cell table:style-name="ce77" table:formula="oooc:=COUNTIF([.C17:.K17];&quot;11-19&quot;)+COUNTIF([.C17:.K17];&quot;2&quot;)" office:value-type="float" office:value="1">
            <text:p>1</text:p>
          </table:table-cell>
          <table:table-cell table:style-name="ce77" table:formula="oooc:=COUNTIF([.C17:.K17];&quot;U&quot;)+COUNTIF([.C17:.K17];&quot;U☻&quot;)" office:value-type="float" office:value="1">
            <text:p>1</text:p>
          </table:table-cell>
          <table:table-cell table:style-name="ce77" table:formula="oooc:=COUNTIF([.C17:.K17];&quot;KVIT&quot;)+COUNTIF([.C17:.K17];&quot;KVIT☻&quot;)" office:value-type="float" office:value="1">
            <text:p>1</text:p>
          </table:table-cell>
          <table:table-cell table:style-name="ce78" table:formula="oooc:=COUNTBLANK([.C17:.K17])" office:value-type="float" office:value="1">
            <text:p>1</text:p>
          </table:table-cell>
          <table:table-cell table:style-name="ce79" table:formula="oooc:=COUNTIF([.C17:.K17];&quot;x&quot;)" office:value-type="float" office:value="1">
            <text:p>1</text:p>
          </table:table-cell>
          <table:table-cell table:style-name="ce80" table:formula="oooc:=COUNTIF([.C17:.K17];&quot;51&quot;)+COUNTIF([.C17:.K17];&quot;51☻&quot;)+COUNTIF([.C17:.K17];&quot;2&quot;)+COUNTIF([.C17:.K17];&quot;52&quot;)+COUNTIF([.C17:.K17];&quot;52☻&quot;)" office:value-type="float" office:value="2">
            <text:p>2</text:p>
          </table:table-cell>
          <table:table-cell table:style-name="ce13"/>
          <table:table-cell table:style-name="ce1"/>
          <table:table-cell table:number-columns-repeated="233"/>
        </table:table-row>
        <table:table-row table:style-name="ro6">
          <table:table-cell table:style-name="ce11" office:value-type="date" office:date-value="2008-04-17">
            <text:p>17. apr 08</text:p>
          </table:table-cell>
          <table:table-cell table:style-name="ce68" table:formula="oooc:=TEXT([.A18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SO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74"/>
          <table:table-cell table:style-name="ce3" office:value-type="string">
            <text:p>SO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PIN</text:p>
          </table:table-cell>
          <table:table-cell table:style-name="ce76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77" table:formula="oooc:=COUNTIF([.C18:.K18];&quot;51&quot;)+COUNTIF([.C18:.K18];&quot;51☻&quot;)" office:value-type="float" office:value="1">
            <text:p>1</text:p>
          </table:table-cell>
          <table:table-cell table:style-name="ce77" table:formula="oooc:=COUNTIF([.C18:.K18];&quot;52&quot;)+COUNTIF([.C18:.K18];&quot;52☻&quot;)" office:value-type="float" office:value="1">
            <text:p>1</text:p>
          </table:table-cell>
          <table:table-cell table:style-name="ce77" table:formula="oooc:=COUNTIF([.C18:.K18];&quot;11-19&quot;)+COUNTIF([.C18:.K18];&quot;2&quot;)" office:value-type="float" office:value="1">
            <text:p>1</text:p>
          </table:table-cell>
          <table:table-cell table:style-name="ce77" table:formula="oooc:=COUNTIF([.C18:.K18];&quot;U&quot;)+COUNTIF([.C18:.K18];&quot;U☻&quot;)" office:value-type="float" office:value="1">
            <text:p>1</text:p>
          </table:table-cell>
          <table:table-cell table:style-name="ce77" table:formula="oooc:=COUNTIF([.C18:.K18];&quot;KVIT&quot;)+COUNTIF([.C18:.K18];&quot;KVIT☻&quot;)" office:value-type="float" office:value="1">
            <text:p>1</text:p>
          </table:table-cell>
          <table:table-cell table:style-name="ce78" table:formula="oooc:=COUNTBLANK([.C18:.K18])" office:value-type="float" office:value="1">
            <text:p>1</text:p>
          </table:table-cell>
          <table:table-cell table:style-name="ce79" table:formula="oooc:=COUNTIF([.C18:.K18];&quot;x&quot;)" office:value-type="float" office:value="1">
            <text:p>1</text:p>
          </table:table-cell>
          <table:table-cell table:style-name="ce80" table:formula="oooc:=COUNTIF([.C18:.K18];&quot;51&quot;)+COUNTIF([.C18:.K18];&quot;51☻&quot;)+COUNTIF([.C18:.K18];&quot;2&quot;)+COUNTIF([.C18:.K18];&quot;52&quot;)+COUNTIF([.C18:.K18];&quot;52☻&quot;)" office:value-type="float" office:value="2">
            <text:p>2</text:p>
          </table:table-cell>
          <table:table-cell table:style-name="ce13"/>
          <table:table-cell table:style-name="ce1"/>
          <table:table-cell table:number-columns-repeated="233"/>
        </table:table-row>
        <table:table-row table:style-name="ro6">
          <table:table-cell table:style-name="ce11" office:value-type="date" office:date-value="2008-04-18">
            <text:p>18. apr 08</text:p>
          </table:table-cell>
          <table:table-cell table:style-name="ce68" table:formula="oooc:=TEXT([.A19];&quot;Ddd&quot;)" office:value-type="string" office:string-value="pet">
            <text:p>pet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25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595cm" svg:x="8.942cm" svg:y="11.098cm" draw:caption-point-x="-8.942cm" draw:caption-point-y="-11.098cm">
              <dc:date>2008-12-24T00:00:00</dc:date>
              <text:p text:style-name="P1"><text:span text:style-name="T1">izola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MŠŠ</text:p>
          </table:table-cell>
          <table:table-cell table:style-name="ce76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77" table:formula="oooc:=COUNTIF([.C19:.K19];&quot;51&quot;)+COUNTIF([.C19:.K19];&quot;51☻&quot;)" office:value-type="float" office:value="1">
            <text:p>1</text:p>
          </table:table-cell>
          <table:table-cell table:style-name="ce77" table:formula="oooc:=COUNTIF([.C19:.K19];&quot;52&quot;)+COUNTIF([.C19:.K19];&quot;52☻&quot;)" office:value-type="float" office:value="1">
            <text:p>1</text:p>
          </table:table-cell>
          <table:table-cell table:style-name="ce77" table:formula="oooc:=COUNTIF([.C19:.K19];&quot;11-19&quot;)+COUNTIF([.C19:.K19];&quot;2&quot;)" office:value-type="float" office:value="1">
            <text:p>1</text:p>
          </table:table-cell>
          <table:table-cell table:style-name="ce77" table:formula="oooc:=COUNTIF([.C19:.K19];&quot;U&quot;)+COUNTIF([.C19:.K19];&quot;U☻&quot;)" office:value-type="float" office:value="1">
            <text:p>1</text:p>
          </table:table-cell>
          <table:table-cell table:style-name="ce77" table:formula="oooc:=COUNTIF([.C19:.K19];&quot;KVIT&quot;)+COUNTIF([.C19:.K19];&quot;KVIT☻&quot;)" office:value-type="float" office:value="1">
            <text:p>1</text:p>
          </table:table-cell>
          <table:table-cell table:style-name="ce78" table:formula="oooc:=COUNTBLANK([.C19:.K19])" office:value-type="float" office:value="1">
            <text:p>1</text:p>
          </table:table-cell>
          <table:table-cell table:style-name="ce79" table:formula="oooc:=COUNTIF([.C19:.K19];&quot;x&quot;)" office:value-type="float" office:value="2">
            <text:p>2</text:p>
          </table:table-cell>
          <table:table-cell table:style-name="ce80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style-name="ce13"/>
          <table:table-cell table:style-name="ce1"/>
          <table:table-cell table:number-columns-repeated="233"/>
        </table:table-row>
        <table:table-row table:style-name="ro6">
          <table:table-cell table:style-name="ce10" office:value-type="date" office:date-value="2008-04-19">
            <text:p>19. apr 08</text:p>
          </table:table-cell>
          <table:table-cell table:style-name="ce69" table:formula="oooc:=TEXT([.A20];&quot;Ddd&quot;)" office:value-type="string" office:string-value="sob">
            <text:p>sob</text:p>
          </table:table-cell>
          <table:table-cell table:style-name="ce71"/>
          <table:table-cell table:style-name="ce20"/>
          <table:table-cell table:style-name="ce21" office:value-type="string">
            <text:p>☻</text:p>
          </table:table-cell>
          <table:table-cell table:style-name="ce73"/>
          <table:table-cell table:style-name="ce19"/>
          <table:table-cell table:style-name="ce27"/>
          <table:table-cell table:style-name="ce20" table:number-columns-repeated="3"/>
          <table:table-cell table:style-name="ce33" office:value-type="string">
            <text:p>MŠŠ</text:p>
          </table:table-cell>
          <table:table-cell table:style-name="ce76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77" table:formula="oooc:=COUNTIF([.C20:.K20];&quot;51&quot;)+COUNTIF([.C20:.K20];&quot;51☻&quot;)" office:value-type="float" office:value="0">
            <text:p>0</text:p>
          </table:table-cell>
          <table:table-cell table:style-name="ce77" table:formula="oooc:=COUNTIF([.C20:.K20];&quot;52&quot;)+COUNTIF([.C20:.K20];&quot;52☻&quot;)" office:value-type="float" office:value="0">
            <text:p>0</text:p>
          </table:table-cell>
          <table:table-cell table:style-name="ce77" table:formula="oooc:=COUNTIF([.C20:.K20];&quot;11-19&quot;)+COUNTIF([.C20:.K20];&quot;2&quot;)" office:value-type="float" office:value="0">
            <text:p>0</text:p>
          </table:table-cell>
          <table:table-cell table:style-name="ce77" table:formula="oooc:=COUNTIF([.C20:.K20];&quot;U&quot;)+COUNTIF([.C20:.K20];&quot;U☻&quot;)" office:value-type="float" office:value="0">
            <text:p>0</text:p>
          </table:table-cell>
          <table:table-cell table:style-name="ce77" table:formula="oooc:=COUNTIF([.C20:.K20];&quot;KVIT&quot;)+COUNTIF([.C20:.K20];&quot;KVIT☻&quot;)" office:value-type="float" office:value="0">
            <text:p>0</text:p>
          </table:table-cell>
          <table:table-cell table:style-name="ce78" table:formula="oooc:=COUNTBLANK([.C20:.K20])" office:value-type="float" office:value="8">
            <text:p>8</text:p>
          </table:table-cell>
          <table:table-cell table:style-name="ce79" table:formula="oooc:=COUNTIF([.C20:.K20];&quot;x&quot;)" office:value-type="float" office:value="0">
            <text:p>0</text:p>
          </table:table-cell>
          <table:table-cell table:style-name="ce80" table:formula="oooc:=COUNTIF([.C20:.K20];&quot;51&quot;)+COUNTIF([.C20:.K20];&quot;51☻&quot;)+COUNTIF([.C20:.K20];&quot;2&quot;)+COUNTIF([.C20:.K20];&quot;52&quot;)+COUNTIF([.C20:.K20];&quot;52☻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04-20">
            <text:p>20. apr 08</text:p>
          </table:table-cell>
          <table:table-cell table:style-name="ce69" table:formula="oooc:=TEXT([.A21];&quot;Ddd&quot;)" office:value-type="string" office:string-value="ned">
            <text:p>ned</text:p>
          </table:table-cell>
          <table:table-cell table:style-name="ce19"/>
          <table:table-cell table:style-name="ce72"/>
          <table:table-cell table:style-name="ce21" office:value-type="string">
            <text:p>☻</text:p>
          </table:table-cell>
          <table:table-cell table:style-name="ce73"/>
          <table:table-cell table:style-name="ce20"/>
          <table:table-cell table:style-name="ce27"/>
          <table:table-cell table:style-name="ce20" table:number-columns-repeated="3"/>
          <table:table-cell table:style-name="ce33" office:value-type="string">
            <text:p>MŠŠ</text:p>
          </table:table-cell>
          <table:table-cell table:style-name="ce76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77" table:formula="oooc:=COUNTIF([.C21:.K21];&quot;51&quot;)+COUNTIF([.C21:.K21];&quot;51☻&quot;)" office:value-type="float" office:value="0">
            <text:p>0</text:p>
          </table:table-cell>
          <table:table-cell table:style-name="ce77" table:formula="oooc:=COUNTIF([.C21:.K21];&quot;52&quot;)+COUNTIF([.C21:.K21];&quot;52☻&quot;)" office:value-type="float" office:value="0">
            <text:p>0</text:p>
          </table:table-cell>
          <table:table-cell table:style-name="ce77" table:formula="oooc:=COUNTIF([.C21:.K21];&quot;11-19&quot;)+COUNTIF([.C21:.K21];&quot;2&quot;)" office:value-type="float" office:value="0">
            <text:p>0</text:p>
          </table:table-cell>
          <table:table-cell table:style-name="ce77" table:formula="oooc:=COUNTIF([.C21:.K21];&quot;U&quot;)+COUNTIF([.C21:.K21];&quot;U☻&quot;)" office:value-type="float" office:value="0">
            <text:p>0</text:p>
          </table:table-cell>
          <table:table-cell table:style-name="ce77" table:formula="oooc:=COUNTIF([.C21:.K21];&quot;KVIT&quot;)+COUNTIF([.C21:.K21];&quot;KVIT☻&quot;)" office:value-type="float" office:value="0">
            <text:p>0</text:p>
          </table:table-cell>
          <table:table-cell table:style-name="ce78" table:formula="oooc:=COUNTBLANK([.C21:.K21])" office:value-type="float" office:value="8">
            <text:p>8</text:p>
          </table:table-cell>
          <table:table-cell table:style-name="ce79" table:formula="oooc:=COUNTIF([.C21:.K21];&quot;x&quot;)" office:value-type="float" office:value="0">
            <text:p>0</text:p>
          </table:table-cell>
          <table:table-cell table:style-name="ce80" table:formula="oooc:=COUNTIF([.C21:.K21];&quot;51&quot;)+COUNTIF([.C21:.K21];&quot;51☻&quot;)+COUNTIF([.C21:.K21];&quot;2&quot;)+COUNTIF([.C21:.K21];&quot;52&quot;)+COUNTIF([.C21:.K21];&quot;52☻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1">
            <text:p>21. apr 08</text:p>
          </table:table-cell>
          <table:table-cell table:style-name="ce68" table:formula="oooc:=TEXT([.A22];&quot;Ddd&quot;)" office:value-type="string" office:string-value="pon">
            <text:p>pon</text:p>
          </table:table-cell>
          <table:table-cell table:style-name="ce3" office:value-type="float" office:value="51">
            <text:p>51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74"/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76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77" table:formula="oooc:=COUNTIF([.C22:.K22];&quot;51&quot;)+COUNTIF([.C22:.K22];&quot;51☻&quot;)" office:value-type="float" office:value="1">
            <text:p>1</text:p>
          </table:table-cell>
          <table:table-cell table:style-name="ce77" table:formula="oooc:=COUNTIF([.C22:.K22];&quot;52&quot;)+COUNTIF([.C22:.K22];&quot;52☻&quot;)" office:value-type="float" office:value="1">
            <text:p>1</text:p>
          </table:table-cell>
          <table:table-cell table:style-name="ce77" table:formula="oooc:=COUNTIF([.C22:.K22];&quot;11-19&quot;)+COUNTIF([.C22:.K22];&quot;2&quot;)" office:value-type="float" office:value="1">
            <text:p>1</text:p>
          </table:table-cell>
          <table:table-cell table:style-name="ce77" table:formula="oooc:=COUNTIF([.C22:.K22];&quot;U&quot;)+COUNTIF([.C22:.K22];&quot;U☻&quot;)" office:value-type="float" office:value="1">
            <text:p>1</text:p>
          </table:table-cell>
          <table:table-cell table:style-name="ce77" table:formula="oooc:=COUNTIF([.C22:.K22];&quot;KVIT&quot;)+COUNTIF([.C22:.K22];&quot;KVIT☻&quot;)" office:value-type="float" office:value="2">
            <text:p>2</text:p>
          </table:table-cell>
          <table:table-cell table:style-name="ce78" table:formula="oooc:=COUNTBLANK([.C22:.K22])" office:value-type="float" office:value="1">
            <text:p>1</text:p>
          </table:table-cell>
          <table:table-cell table:style-name="ce79" table:formula="oooc:=COUNTIF([.C22:.K22];&quot;x&quot;)" office:value-type="float" office:value="1">
            <text:p>1</text:p>
          </table:table-cell>
          <table:table-cell table:style-name="ce80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2">
            <text:p>22. apr 08</text:p>
          </table:table-cell>
          <table:table-cell table:style-name="ce68" table:formula="oooc:=TEXT([.A23];&quot;Ddd&quot;)" office:value-type="string" office:string-value="tor">
            <text:p>tor</text:p>
          </table:table-cell>
          <table:table-cell table:style-name="ce8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3cm" svg:height="0.596cm" svg:x="11.535cm" svg:y="13.895cm" draw:caption-point-x="-11.535cm" draw:caption-point-y="-13.895cm">
              <dc:date>2008-12-24T00:00:00</dc:date>
              <text:p text:style-name="P1"><text:span text:style-name="T1">izola</text:span></text:p>
            </office:annotation>
            <text:p>D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76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77" table:formula="oooc:=COUNTIF([.C23:.K23];&quot;51&quot;)+COUNTIF([.C23:.K23];&quot;51☻&quot;)" office:value-type="float" office:value="1">
            <text:p>1</text:p>
          </table:table-cell>
          <table:table-cell table:style-name="ce77" table:formula="oooc:=COUNTIF([.C23:.K23];&quot;52&quot;)+COUNTIF([.C23:.K23];&quot;52☻&quot;)" office:value-type="float" office:value="2">
            <text:p>2</text:p>
          </table:table-cell>
          <table:table-cell table:style-name="ce77" table:formula="oooc:=COUNTIF([.C23:.K23];&quot;11-19&quot;)+COUNTIF([.C23:.K23];&quot;2&quot;)" office:value-type="float" office:value="1">
            <text:p>1</text:p>
          </table:table-cell>
          <table:table-cell table:style-name="ce77" table:formula="oooc:=COUNTIF([.C23:.K23];&quot;U&quot;)+COUNTIF([.C23:.K23];&quot;U☻&quot;)" office:value-type="float" office:value="1">
            <text:p>1</text:p>
          </table:table-cell>
          <table:table-cell table:style-name="ce77" table:formula="oooc:=COUNTIF([.C23:.K23];&quot;KVIT&quot;)+COUNTIF([.C23:.K23];&quot;KVIT☻&quot;)" office:value-type="float" office:value="2">
            <text:p>2</text:p>
          </table:table-cell>
          <table:table-cell table:style-name="ce78" table:formula="oooc:=COUNTBLANK([.C23:.K23])" office:value-type="float" office:value="0">
            <text:p>0</text:p>
          </table:table-cell>
          <table:table-cell table:style-name="ce79" table:formula="oooc:=COUNTIF([.C23:.K23];&quot;x&quot;)" office:value-type="float" office:value="1">
            <text:p>1</text:p>
          </table:table-cell>
          <table:table-cell table:style-name="ce80" table:formula="oooc:=COUNTIF([.C23:.K23];&quot;51&quot;)+COUNTIF([.C23:.K23];&quot;51☻&quot;)+COUNTIF([.C23:.K23];&quot;2&quot;)+COUNTIF([.C23:.K23];&quot;52&quot;)+COUNTIF([.C23:.K23];&quot;52☻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3">
            <text:p>23. apr 08</text:p>
          </table:table-cell>
          <table:table-cell table:style-name="ce68" table:formula="oooc:=TEXT([.A24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74"/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76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77" table:formula="oooc:=COUNTIF([.C24:.K24];&quot;51&quot;)+COUNTIF([.C24:.K24];&quot;51☻&quot;)" office:value-type="float" office:value="1">
            <text:p>1</text:p>
          </table:table-cell>
          <table:table-cell table:style-name="ce77" table:formula="oooc:=COUNTIF([.C24:.K24];&quot;52&quot;)+COUNTIF([.C24:.K24];&quot;52☻&quot;)" office:value-type="float" office:value="1">
            <text:p>1</text:p>
          </table:table-cell>
          <table:table-cell table:style-name="ce77" table:formula="oooc:=COUNTIF([.C24:.K24];&quot;11-19&quot;)+COUNTIF([.C24:.K24];&quot;2&quot;)" office:value-type="float" office:value="1">
            <text:p>1</text:p>
          </table:table-cell>
          <table:table-cell table:style-name="ce77" table:formula="oooc:=COUNTIF([.C24:.K24];&quot;U&quot;)+COUNTIF([.C24:.K24];&quot;U☻&quot;)" office:value-type="float" office:value="1">
            <text:p>1</text:p>
          </table:table-cell>
          <table:table-cell table:style-name="ce77" table:formula="oooc:=COUNTIF([.C24:.K24];&quot;KVIT&quot;)+COUNTIF([.C24:.K24];&quot;KVIT☻&quot;)" office:value-type="float" office:value="3">
            <text:p>3</text:p>
          </table:table-cell>
          <table:table-cell table:style-name="ce78" table:formula="oooc:=COUNTBLANK([.C24:.K24])" office:value-type="float" office:value="1">
            <text:p>1</text:p>
          </table:table-cell>
          <table:table-cell table:style-name="ce79" table:formula="oooc:=COUNTIF([.C24:.K24];&quot;x&quot;)" office:value-type="float" office:value="1">
            <text:p>1</text:p>
          </table:table-cell>
          <table:table-cell table:style-name="ce80" table:formula="oooc:=COUNTIF([.C24:.K24];&quot;51&quot;)+COUNTIF([.C24:.K24];&quot;51☻&quot;)+COUNTIF([.C24:.K24];&quot;2&quot;)+COUNTIF([.C24:.K24];&quot;52&quot;)+COUNTIF([.C24:.K24];&quot;52☻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4">
            <text:p>24. apr 08</text:p>
          </table:table-cell>
          <table:table-cell table:style-name="ce68" table:formula="oooc:=TEXT([.A25];&quot;Ddd&quot;)" office:value-type="string" office:string-value="čet">
            <text:p>čet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74"/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76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77" table:formula="oooc:=COUNTIF([.C25:.K25];&quot;51&quot;)+COUNTIF([.C25:.K25];&quot;51☻&quot;)" office:value-type="float" office:value="1">
            <text:p>1</text:p>
          </table:table-cell>
          <table:table-cell table:style-name="ce77" table:formula="oooc:=COUNTIF([.C25:.K25];&quot;52&quot;)+COUNTIF([.C25:.K25];&quot;52☻&quot;)" office:value-type="float" office:value="2">
            <text:p>2</text:p>
          </table:table-cell>
          <table:table-cell table:style-name="ce77" table:formula="oooc:=COUNTIF([.C25:.K25];&quot;11-19&quot;)+COUNTIF([.C25:.K25];&quot;2&quot;)" office:value-type="float" office:value="1">
            <text:p>1</text:p>
          </table:table-cell>
          <table:table-cell table:style-name="ce77" table:formula="oooc:=COUNTIF([.C25:.K25];&quot;U&quot;)+COUNTIF([.C25:.K25];&quot;U☻&quot;)" office:value-type="float" office:value="1">
            <text:p>1</text:p>
          </table:table-cell>
          <table:table-cell table:style-name="ce77" table:formula="oooc:=COUNTIF([.C25:.K25];&quot;KVIT&quot;)+COUNTIF([.C25:.K25];&quot;KVIT☻&quot;)" office:value-type="float" office:value="1">
            <text:p>1</text:p>
          </table:table-cell>
          <table:table-cell table:style-name="ce78" table:formula="oooc:=COUNTBLANK([.C25:.K25])" office:value-type="float" office:value="1">
            <text:p>1</text:p>
          </table:table-cell>
          <table:table-cell table:style-name="ce79" table:formula="oooc:=COUNTIF([.C25:.K25];&quot;x&quot;)" office:value-type="float" office:value="1">
            <text:p>1</text:p>
          </table:table-cell>
          <table:table-cell table:style-name="ce80" table:formula="oooc:=COUNTIF([.C25:.K25];&quot;51&quot;)+COUNTIF([.C25:.K25];&quot;51☻&quot;)+COUNTIF([.C25:.K25];&quot;2&quot;)+COUNTIF([.C25:.K25];&quot;52&quot;)+COUNTIF([.C25:.K25];&quot;52☻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5">
            <text:p>25. apr 08</text:p>
          </table:table-cell>
          <table:table-cell table:style-name="ce68" table:formula="oooc:=TEXT([.A26];&quot;Ddd&quot;)" office:value-type="string" office:string-value="pet">
            <text:p>pet</text:p>
          </table:table-cell>
          <table:table-cell table:style-name="ce3" office:value-type="string">
            <office:annotation draw:style-name="gr1" draw:text-style-name="P1" svg:width="2.872cm" svg:height="1.754cm" svg:x="4.857cm" svg:y="17.209cm" draw:caption-point-x="-4.857cm" draw:caption-point-y="-17.209cm">
              <dc:date>2008-12-24T00:00:00</dc:date>
              <text:p text:style-name="P1"><text:span text:style-name="T1">dopust 25. aprila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8" office:value-type="float" office:value="51">
            <text:p>51</text:p>
          </table:table-cell>
          <table:table-cell table:style-name="ce74"/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DAN</text:p>
          </table:table-cell>
          <table:table-cell table:style-name="ce76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77" table:formula="oooc:=COUNTIF([.C26:.K26];&quot;51&quot;)+COUNTIF([.C26:.K26];&quot;51☻&quot;)" office:value-type="float" office:value="1">
            <text:p>1</text:p>
          </table:table-cell>
          <table:table-cell table:style-name="ce77" table:formula="oooc:=COUNTIF([.C26:.K26];&quot;52&quot;)+COUNTIF([.C26:.K26];&quot;52☻&quot;)" office:value-type="float" office:value="1">
            <text:p>1</text:p>
          </table:table-cell>
          <table:table-cell table:style-name="ce77" table:formula="oooc:=COUNTIF([.C26:.K26];&quot;11-19&quot;)+COUNTIF([.C26:.K26];&quot;2&quot;)" office:value-type="float" office:value="0">
            <text:p>0</text:p>
          </table:table-cell>
          <table:table-cell table:style-name="ce77" table:formula="oooc:=COUNTIF([.C26:.K26];&quot;U&quot;)+COUNTIF([.C26:.K26];&quot;U☻&quot;)" office:value-type="float" office:value="1">
            <text:p>1</text:p>
          </table:table-cell>
          <table:table-cell table:style-name="ce77" table:formula="oooc:=COUNTIF([.C26:.K26];&quot;KVIT&quot;)+COUNTIF([.C26:.K26];&quot;KVIT☻&quot;)" office:value-type="float" office:value="1">
            <text:p>1</text:p>
          </table:table-cell>
          <table:table-cell table:style-name="ce78" table:formula="oooc:=COUNTBLANK([.C26:.K26])" office:value-type="float" office:value="1">
            <text:p>1</text:p>
          </table:table-cell>
          <table:table-cell table:style-name="ce79" table:formula="oooc:=COUNTIF([.C26:.K26];&quot;x&quot;)" office:value-type="float" office:value="1">
            <text:p>1</text:p>
          </table:table-cell>
          <table:table-cell table:style-name="ce80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04-26">
            <text:p>26. apr 08</text:p>
          </table:table-cell>
          <table:table-cell table:style-name="ce69" table:formula="oooc:=TEXT([.A27];&quot;Ddd&quot;)" office:value-type="string" office:string-value="sob">
            <text:p>sob</text:p>
          </table:table-cell>
          <table:table-cell table:style-name="ce20"/>
          <table:table-cell table:style-name="ce71"/>
          <table:table-cell table:style-name="ce20"/>
          <table:table-cell table:style-name="ce20" office:value-type="string">
            <office:annotation draw:style-name="gr1" draw:text-style-name="P1" svg:width="2.871cm" svg:height="1.754cm" svg:x="8.749cm" svg:y="17.909cm" draw:caption-point-x="-8.749cm" draw:caption-point-y="-17.909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0"/>
          <table:table-cell table:style-name="ce27"/>
          <table:table-cell table:style-name="ce20"/>
          <table:table-cell table:style-name="ce73"/>
          <table:table-cell table:style-name="ce21" office:value-type="string">
            <office:annotation draw:style-name="gr1" draw:text-style-name="P1" svg:width="2.87cm" svg:height="1.754cm" svg:x="15.234cm" svg:y="17.909cm" draw:caption-point-x="-15.234cm" draw:caption-point-y="-17.909cm">
              <dc:date>2008-12-24T00:00:00</dc:date>
              <text:p text:style-name="P1"><text:span text:style-name="T1">vikend dežurno v aprilu zadnji vikend (26./27.)</text:span></text:p>
            </office:annotation>
            <text:p>☻</text:p>
          </table:table-cell>
          <table:table-cell table:style-name="ce33" office:value-type="string">
            <text:p>DAN</text:p>
          </table:table-cell>
          <table:table-cell table:style-name="ce76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77" table:formula="oooc:=COUNTIF([.C27:.K27];&quot;51&quot;)+COUNTIF([.C27:.K27];&quot;51☻&quot;)" office:value-type="float" office:value="0">
            <text:p>0</text:p>
          </table:table-cell>
          <table:table-cell table:style-name="ce77" table:formula="oooc:=COUNTIF([.C27:.K27];&quot;52&quot;)+COUNTIF([.C27:.K27];&quot;52☻&quot;)" office:value-type="float" office:value="0">
            <text:p>0</text:p>
          </table:table-cell>
          <table:table-cell table:style-name="ce77" table:formula="oooc:=COUNTIF([.C27:.K27];&quot;11-19&quot;)+COUNTIF([.C27:.K27];&quot;2&quot;)" office:value-type="float" office:value="0">
            <text:p>0</text:p>
          </table:table-cell>
          <table:table-cell table:style-name="ce77" table:formula="oooc:=COUNTIF([.C27:.K27];&quot;U&quot;)+COUNTIF([.C27:.K27];&quot;U☻&quot;)" office:value-type="float" office:value="0">
            <text:p>0</text:p>
          </table:table-cell>
          <table:table-cell table:style-name="ce77" table:formula="oooc:=COUNTIF([.C27:.K27];&quot;KVIT&quot;)+COUNTIF([.C27:.K27];&quot;KVIT☻&quot;)" office:value-type="float" office:value="0">
            <text:p>0</text:p>
          </table:table-cell>
          <table:table-cell table:style-name="ce78" table:formula="oooc:=COUNTBLANK([.C27:.K27])" office:value-type="float" office:value="7">
            <text:p>7</text:p>
          </table:table-cell>
          <table:table-cell table:style-name="ce79" table:formula="oooc:=COUNTIF([.C27:.K27];&quot;x&quot;)" office:value-type="float" office:value="0">
            <text:p>0</text:p>
          </table:table-cell>
          <table:table-cell table:style-name="ce80" table:formula="oooc:=COUNTIF([.C27:.K27];&quot;51&quot;)+COUNTIF([.C27:.K27];&quot;51☻&quot;)+COUNTIF([.C27:.K27];&quot;2&quot;)+COUNTIF([.C27:.K27];&quot;52&quot;)+COUNTIF([.C27:.K27];&quot;52☻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04-27">
            <text:p>27. apr 08</text:p>
          </table:table-cell>
          <table:table-cell table:style-name="ce69" table:formula="oooc:=TEXT([.A28];&quot;Ddd&quot;)" office:value-type="string" office:string-value="ned">
            <text:p>ned</text:p>
          </table:table-cell>
          <table:table-cell table:style-name="ce20" table:number-columns-repeated="2"/>
          <table:table-cell table:style-name="ce20" office:value-type="string">
            <office:annotation draw:style-name="gr1" draw:text-style-name="P1" svg:width="2.871cm" svg:height="1.754cm" svg:x="7.452cm" svg:y="18.608cm" draw:caption-point-x="-7.452cm" draw:caption-point-y="-18.608cm">
              <dc:date>2008-12-24T00:00:00</dc:date>
              <text:p text:style-name="P1"><text:span text:style-name="T1">dopust rabim od 27.april do 8 maj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1cm" svg:height="1.754cm" svg:x="8.749cm" svg:y="18.608cm" draw:caption-point-x="-8.749cm" draw:caption-point-y="-18.608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71"/>
          <table:table-cell table:style-name="ce20" table:number-columns-repeated="2"/>
          <table:table-cell table:style-name="ce73"/>
          <table:table-cell table:style-name="ce21" office:value-type="string">
            <office:annotation draw:style-name="gr1" draw:text-style-name="P1" svg:width="2.87cm" svg:height="1.754cm" svg:x="15.234cm" svg:y="18.608cm" draw:caption-point-x="-15.234cm" draw:caption-point-y="-18.608cm">
              <dc:date>2008-12-24T00:00:00</dc:date>
              <text:p text:style-name="P1"><text:span text:style-name="T1">vikend dežurno v aprilu zadnji vikend (26./27.)</text:span></text:p>
            </office:annotation>
            <text:p>☻</text:p>
          </table:table-cell>
          <table:table-cell table:style-name="ce33" office:value-type="string">
            <text:p>DAN</text:p>
          </table:table-cell>
          <table:table-cell table:style-name="ce76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77" table:formula="oooc:=COUNTIF([.C28:.K28];&quot;51&quot;)+COUNTIF([.C28:.K28];&quot;51☻&quot;)" office:value-type="float" office:value="0">
            <text:p>0</text:p>
          </table:table-cell>
          <table:table-cell table:style-name="ce77" table:formula="oooc:=COUNTIF([.C28:.K28];&quot;52&quot;)+COUNTIF([.C28:.K28];&quot;52☻&quot;)" office:value-type="float" office:value="0">
            <text:p>0</text:p>
          </table:table-cell>
          <table:table-cell table:style-name="ce77" table:formula="oooc:=COUNTIF([.C28:.K28];&quot;11-19&quot;)+COUNTIF([.C28:.K28];&quot;2&quot;)" office:value-type="float" office:value="0">
            <text:p>0</text:p>
          </table:table-cell>
          <table:table-cell table:style-name="ce77" table:formula="oooc:=COUNTIF([.C28:.K28];&quot;U&quot;)+COUNTIF([.C28:.K28];&quot;U☻&quot;)" office:value-type="float" office:value="0">
            <text:p>0</text:p>
          </table:table-cell>
          <table:table-cell table:style-name="ce77" table:formula="oooc:=COUNTIF([.C28:.K28];&quot;KVIT&quot;)+COUNTIF([.C28:.K28];&quot;KVIT☻&quot;)" office:value-type="float" office:value="0">
            <text:p>0</text:p>
          </table:table-cell>
          <table:table-cell table:style-name="ce78" table:formula="oooc:=COUNTBLANK([.C28:.K28])" office:value-type="float" office:value="6">
            <text:p>6</text:p>
          </table:table-cell>
          <table:table-cell table:style-name="ce79" table:formula="oooc:=COUNTIF([.C28:.K28];&quot;x&quot;)" office:value-type="float" office:value="0">
            <text:p>0</text:p>
          </table:table-cell>
          <table:table-cell table:style-name="ce80" table:formula="oooc:=COUNTIF([.C28:.K28];&quot;51&quot;)+COUNTIF([.C28:.K28];&quot;51☻&quot;)+COUNTIF([.C28:.K28];&quot;2&quot;)+COUNTIF([.C28:.K28];&quot;52&quot;)+COUNTIF([.C28:.K28];&quot;52☻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8">
            <text:p>28. apr 08</text:p>
          </table:table-cell>
          <table:table-cell table:style-name="ce68" table:formula="oooc:=TEXT([.A29];&quot;Ddd&quot;)" office:value-type="string" office:string-value="pon">
            <text:p>pon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3" office:value-type="string">
            <office:annotation draw:style-name="gr1" draw:text-style-name="P1" svg:width="2.871cm" svg:height="1.754cm" svg:x="7.452cm" svg:y="19.307cm" draw:caption-point-x="-7.452cm" draw:caption-point-y="-19.307cm">
              <dc:date>2008-12-24T00:00:00</dc:date>
              <text:p text:style-name="P1"><text:span text:style-name="T1">dopust rabim od 27.april do 8 maj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1.754cm" svg:x="8.749cm" svg:y="19.307cm" draw:caption-point-x="-8.749cm" draw:caption-point-y="-19.307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" office:value-type="string">
            <text:p>D</text:p>
          </table:table-cell>
          <table:table-cell table:style-name="ce2" office:value-type="string">
            <text:p>52☻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DAN</text:p>
          </table:table-cell>
          <table:table-cell table:style-name="ce76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77" table:formula="oooc:=COUNTIF([.C29:.K29];&quot;51&quot;)+COUNTIF([.C29:.K29];&quot;51☻&quot;)" office:value-type="float" office:value="1">
            <text:p>1</text:p>
          </table:table-cell>
          <table:table-cell table:style-name="ce77" table:formula="oooc:=COUNTIF([.C29:.K29];&quot;52&quot;)+COUNTIF([.C29:.K29];&quot;52☻&quot;)" office:value-type="float" office:value="1">
            <text:p>1</text:p>
          </table:table-cell>
          <table:table-cell table:style-name="ce77" table:formula="oooc:=COUNTIF([.C29:.K29];&quot;11-19&quot;)+COUNTIF([.C29:.K29];&quot;2&quot;)" office:value-type="float" office:value="0">
            <text:p>0</text:p>
          </table:table-cell>
          <table:table-cell table:style-name="ce77" table:formula="oooc:=COUNTIF([.C29:.K29];&quot;U&quot;)+COUNTIF([.C29:.K29];&quot;U☻&quot;)" office:value-type="float" office:value="0">
            <text:p>0</text:p>
          </table:table-cell>
          <table:table-cell table:style-name="ce77" table:formula="oooc:=COUNTIF([.C29:.K29];&quot;KVIT&quot;)+COUNTIF([.C29:.K29];&quot;KVIT☻&quot;)" office:value-type="float" office:value="1">
            <text:p>1</text:p>
          </table:table-cell>
          <table:table-cell table:style-name="ce78" table:formula="oooc:=COUNTBLANK([.C29:.K29])" office:value-type="float" office:value="1">
            <text:p>1</text:p>
          </table:table-cell>
          <table:table-cell table:style-name="ce79" table:formula="oooc:=COUNTIF([.C29:.K29];&quot;x&quot;)" office:value-type="float" office:value="1">
            <text:p>1</text:p>
          </table:table-cell>
          <table:table-cell table:style-name="ce80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29">
            <text:p>29. apr 08</text:p>
          </table:table-cell>
          <table:table-cell table:style-name="ce68" table:formula="oooc:=TEXT([.A30];&quot;Ddd&quot;)" office:value-type="string" office:string-value="tor">
            <text:p>tor</text:p>
          </table:table-cell>
          <table:table-cell table:style-name="ce3" office:value-type="float" office:value="52">
            <text:p>52</text:p>
          </table:table-cell>
          <table:table-cell table:style-name="ce2" office:value-type="string">
            <office:annotation draw:style-name="gr1" draw:text-style-name="P1" svg:width="2.871cm" svg:height="1.752cm" svg:x="6.155cm" svg:y="20.007cm" draw:caption-point-x="-6.155cm" draw:caption-point-y="-20.007cm">
              <dc:date>2008-12-24T00:00:00</dc:date>
              <text:p text:style-name="P1"><text:span text:style-name="T1">službeno odsotnost od <text:s/>29.4. do 4.5</text:span></text:p>
            </office:annotation>
            <text:p>SO</text:p>
          </table:table-cell>
          <table:table-cell table:style-name="ce3" office:value-type="string">
            <office:annotation draw:style-name="gr1" draw:text-style-name="P1" svg:width="2.871cm" svg:height="1.752cm" svg:x="7.452cm" svg:y="20.007cm" draw:caption-point-x="-7.452cm" draw:caption-point-y="-20.007cm">
              <dc:date>2008-12-24T00:00:00</dc:date>
              <text:p text:style-name="P1"><text:span text:style-name="T1">dopust rabim od 27.april do 8 maj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1.752cm" svg:x="8.749cm" svg:y="20.007cm" draw:caption-point-x="-8.749cm" draw:caption-point-y="-20.007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" office:value-type="string">
            <text:p>D</text:p>
          </table:table-cell>
          <table:table-cell table:style-name="ce3" office:value-type="string">
            <text:p>X</text:p>
          </table:table-cell>
          <table:table-cell table:style-name="ce8" office:value-type="float" office:value="51">
            <text:p>51</text:p>
          </table:table-cell>
          <table:table-cell table:style-name="ce26" office:value-type="string">
            <text:p>KVIT☻</text:p>
          </table:table-cell>
          <table:table-cell table:style-name="ce2" office:value-type="string">
            <office:annotation draw:style-name="gr1" draw:text-style-name="P1" svg:width="2.87cm" svg:height="1.752cm" svg:x="15.234cm" svg:y="20.007cm" draw:caption-point-x="-15.234cm" draw:caption-point-y="-20.007cm">
              <dc:date>2008-12-24T00:00:00</dc:date>
              <text:p text:style-name="P1"><text:span text:style-name="T1">službena odsotnost 29.4. - 4.5. (grem na Kos).</text:span></text:p>
            </office:annotation>
            <text:p>SO</text:p>
          </table:table-cell>
          <table:table-cell table:style-name="ce33" office:value-type="string">
            <text:p>HOL</text:p>
          </table:table-cell>
          <table:table-cell table:style-name="ce76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77" table:formula="oooc:=COUNTIF([.C30:.K30];&quot;51&quot;)+COUNTIF([.C30:.K30];&quot;51☻&quot;)" office:value-type="float" office:value="1">
            <text:p>1</text:p>
          </table:table-cell>
          <table:table-cell table:style-name="ce77" table:formula="oooc:=COUNTIF([.C30:.K30];&quot;52&quot;)+COUNTIF([.C30:.K30];&quot;52☻&quot;)" office:value-type="float" office:value="1">
            <text:p>1</text:p>
          </table:table-cell>
          <table:table-cell table:style-name="ce77" table:formula="oooc:=COUNTIF([.C30:.K30];&quot;11-19&quot;)+COUNTIF([.C30:.K30];&quot;2&quot;)" office:value-type="float" office:value="0">
            <text:p>0</text:p>
          </table:table-cell>
          <table:table-cell table:style-name="ce77" table:formula="oooc:=COUNTIF([.C30:.K30];&quot;U&quot;)+COUNTIF([.C30:.K30];&quot;U☻&quot;)" office:value-type="float" office:value="0">
            <text:p>0</text:p>
          </table:table-cell>
          <table:table-cell table:style-name="ce77" table:formula="oooc:=COUNTIF([.C30:.K30];&quot;KVIT&quot;)+COUNTIF([.C30:.K30];&quot;KVIT☻&quot;)" office:value-type="float" office:value="1">
            <text:p>1</text:p>
          </table:table-cell>
          <table:table-cell table:style-name="ce78" table:formula="oooc:=COUNTBLANK([.C30:.K30])" office:value-type="float" office:value="0">
            <text:p>0</text:p>
          </table:table-cell>
          <table:table-cell table:style-name="ce79" table:formula="oooc:=COUNTIF([.C30:.K30];&quot;x&quot;)" office:value-type="float" office:value="1">
            <text:p>1</text:p>
          </table:table-cell>
          <table:table-cell table:style-name="ce80" table:formula="oooc:=COUNTIF([.C30:.K30];&quot;51&quot;)+COUNTIF([.C30:.K30];&quot;51☻&quot;)+COUNTIF([.C30:.K30];&quot;2&quot;)+COUNTIF([.C30:.K30];&quot;52&quot;)+COUNTIF([.C30:.K30];&quot;52☻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4-30">
            <text:p>30. apr 08</text:p>
          </table:table-cell>
          <table:table-cell table:style-name="ce68" table:formula="oooc:=TEXT([.A31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office:annotation draw:style-name="gr1" draw:text-style-name="P1" svg:width="2.871cm" svg:height="1.755cm" svg:x="6.155cm" svg:y="20.706cm" draw:caption-point-x="-6.155cm" draw:caption-point-y="-20.706cm">
              <dc:date>2008-12-24T00:00:00</dc:date>
              <text:p text:style-name="P1"><text:span text:style-name="T1">službeno odsotnost od <text:s/>29.4. do 4.5</text:span></text:p>
            </office:annotation>
            <text:p>SO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1cm" svg:height="1.755cm" svg:x="8.749cm" svg:y="20.706cm" draw:caption-point-x="-8.749cm" draw:caption-point-y="-20.706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" office:value-type="string">
            <text:p>D</text:p>
          </table:table-cell>
          <table:table-cell table:style-name="ce26" office:value-type="string">
            <text:p>KVIT☻</text:p>
          </table:table-cell>
          <table:table-cell table:style-name="ce14">
            <office:annotation draw:style-name="gr1" draw:text-style-name="P1" svg:width="2.846cm" svg:height="0.596cm" svg:x="12.832cm" svg:y="19.49cm" draw:caption-point-x="-12.832cm" draw:caption-point-y="-19.49cm">
              <dc:date>2008-12-24T00:00:00</dc:date>
              <text:p text:style-name="P1"><text:span text:style-name="T1">pučnik</text:span></text:p>
            </office:annotation>
          </table:table-cell>
          <table:table-cell table:style-name="ce3" office:value-type="string">
            <office:annotation draw:style-name="gr1" draw:text-style-name="P1" svg:width="2.872cm" svg:height="1.755cm" svg:x="13.937cm" svg:y="20.706cm" draw:caption-point-x="-13.937cm" draw:caption-point-y="-20.706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2" office:value-type="string">
            <office:annotation draw:style-name="gr1" draw:text-style-name="P1" svg:width="2.87cm" svg:height="1.755cm" svg:x="15.234cm" svg:y="20.706cm" draw:caption-point-x="-15.234cm" draw:caption-point-y="-20.706cm">
              <dc:date>2008-12-24T00:00:00</dc:date>
              <text:p text:style-name="P1"><text:span text:style-name="T1">službena odsotnost 29.4. - 4.5. (grem na Kos).</text:span></text:p>
            </office:annotation>
            <text:p>SO</text:p>
          </table:table-cell>
          <table:table-cell table:style-name="ce33" office:value-type="string">
            <text:p>PIN</text:p>
          </table:table-cell>
          <table:table-cell table:style-name="ce76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77" table:formula="oooc:=COUNTIF([.C31:.K31];&quot;51&quot;)+COUNTIF([.C31:.K31];&quot;51☻&quot;)" office:value-type="float" office:value="1">
            <text:p>1</text:p>
          </table:table-cell>
          <table:table-cell table:style-name="ce77" table:formula="oooc:=COUNTIF([.C31:.K31];&quot;52&quot;)+COUNTIF([.C31:.K31];&quot;52☻&quot;)" office:value-type="float" office:value="1">
            <text:p>1</text:p>
          </table:table-cell>
          <table:table-cell table:style-name="ce77" table:formula="oooc:=COUNTIF([.C31:.K31];&quot;11-19&quot;)+COUNTIF([.C31:.K31];&quot;2&quot;)" office:value-type="float" office:value="0">
            <text:p>0</text:p>
          </table:table-cell>
          <table:table-cell table:style-name="ce77" table:formula="oooc:=COUNTIF([.C31:.K31];&quot;U&quot;)+COUNTIF([.C31:.K31];&quot;U☻&quot;)" office:value-type="float" office:value="0">
            <text:p>0</text:p>
          </table:table-cell>
          <table:table-cell table:style-name="ce77" table:formula="oooc:=COUNTIF([.C31:.K31];&quot;KVIT&quot;)+COUNTIF([.C31:.K31];&quot;KVIT☻&quot;)" office:value-type="float" office:value="1">
            <text:p>1</text:p>
          </table:table-cell>
          <table:table-cell table:style-name="ce78" table:formula="oooc:=COUNTBLANK([.C31:.K31])" office:value-type="float" office:value="1">
            <text:p>1</text:p>
          </table:table-cell>
          <table:table-cell table:style-name="ce79" table:formula="oooc:=COUNTIF([.C31:.K31];&quot;x&quot;)" office:value-type="float" office:value="0">
            <text:p>0</text:p>
          </table:table-cell>
          <table:table-cell table:style-name="ce80" table:formula="oooc:=COUNTIF([.C31:.K31];&quot;51&quot;)+COUNTIF([.C31:.K31];&quot;51☻&quot;)+COUNTIF([.C31:.K31];&quot;2&quot;)+COUNTIF([.C31:.K31];&quot;52&quot;)+COUNTIF([.C31:.K31];&quot;52☻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1">
          <table:table-cell table:number-columns-repeated="22"/>
          <table:table-cell table:style-name="ce1"/>
          <table:table-cell table:number-columns-repeated="233"/>
        </table:table-row>
        <table:table-row table:style-name="ro1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5">
            <text:p>5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2">
          <table:table-cell table:style-name="ce37" table:number-columns-repeated="11"/>
          <table:table-cell table:style-name="ce13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3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18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 table:style-name="ce1" table:number-columns-repeated="2"/>
          <table:table-cell table:number-columns-repeated="232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33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j" table:style-name="ta6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number-columns-repeated="2" table:default-cell-style-name="ce37"/>
        <table:table-column table:style-name="co1" table:number-columns-repeated="3" table:default-cell-style-name="ce37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KNE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3"/>
          <table:table-cell table:style-name="ce1" table:number-columns-repeated="232"/>
        </table:table-row>
        <table:table-row table:style-name="ro6">
          <table:table-cell table:style-name="ce10" office:value-type="date" office:date-value="2008-05-01">
            <text:p>1. maj 08</text:p>
          </table:table-cell>
          <table:table-cell table:style-name="ce81" table:formula="oooc:=TEXT([.A2];&quot;Ddd&quot;)" office:value-type="string" office:string-value="čet">
            <text:p>čet</text:p>
          </table:table-cell>
          <table:table-cell table:style-name="ce20" office:value-type="string">
            <office:annotation draw:style-name="gr1" draw:text-style-name="P1" svg:width="2.872cm" svg:height="0.964cm" svg:x="5.051cm" svg:y="0cm" draw:caption-point-x="-5.051cm" draw:caption-point-y="0cm">
              <dc:date>2008-12-24T00:00:00</dc:date>
              <text:p text:style-name="P1"><text:span text:style-name="T1">dopust <text:s/>od 1. do 4. maja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2cm" svg:height="1.743cm" svg:x="6.348cm" svg:y="0cm" draw:caption-point-x="-6.348cm" draw:caption-point-y="0cm">
              <dc:date>2008-12-24T00:00:00</dc:date>
              <text:p text:style-name="P1"><text:span text:style-name="T1">službeno odsotnost od <text:s/>29.4. do 4.5</text:span></text:p>
            </office:annotation>
            <text:p>SO</text:p>
          </table:table-cell>
          <table:table-cell table:style-name="ce71"/>
          <table:table-cell table:style-name="ce20" office:value-type="string">
            <office:annotation draw:style-name="gr1" draw:text-style-name="P1" svg:width="2.872cm" svg:height="1.361cm" svg:x="8.942cm" svg:y="0cm" draw:caption-point-x="-8.942cm" draw:caption-point-y="0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27"/>
          <table:table-cell table:style-name="ce20" office:value-type="string">
            <office:annotation draw:style-name="gr1" draw:text-style-name="P1" svg:width="2.873cm" svg:height="1.361cm" svg:x="14.129cm" svg:y="0cm" draw:caption-point-x="-14.129cm" draw:caption-point-y="0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1cm" svg:height="1.743cm" svg:x="15.427cm" svg:y="0cm" draw:caption-point-x="-15.427cm" draw:caption-point-y="0cm">
              <dc:date>2008-12-24T00:00:00</dc:date>
              <text:p text:style-name="P1"><text:span text:style-name="T1">službena odsotnost 29.4. - 4.5. (grem na Kos).</text:span></text:p>
            </office:annotation>
            <text:p>SO</text:p>
          </table:table-cell>
          <table:table-cell table:style-name="ce33"/>
          <table:table-cell table:style-name="ce83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84" table:formula="oooc:=COUNTIF([.C2:.K2];&quot;51&quot;)+COUNTIF([.C2:.K2];&quot;51☻&quot;)" office:value-type="float" office:value="0">
            <text:p>0</text:p>
          </table:table-cell>
          <table:table-cell table:style-name="ce84" table:formula="oooc:=COUNTIF([.C2:.K2];&quot;52&quot;)+COUNTIF([.C2:.K2];&quot;52☻&quot;)" office:value-type="float" office:value="0">
            <text:p>0</text:p>
          </table:table-cell>
          <table:table-cell table:style-name="ce84" table:formula="oooc:=COUNTIF([.C2:.K2];&quot;11-19&quot;)+COUNTIF([.C2:.K2];&quot;2&quot;)" office:value-type="float" office:value="0">
            <text:p>0</text:p>
          </table:table-cell>
          <table:table-cell table:style-name="ce84" table:formula="oooc:=COUNTIF([.C2:.K2];&quot;U&quot;)+COUNTIF([.C2:.K2];&quot;U☻&quot;)" office:value-type="float" office:value="0">
            <text:p>0</text:p>
          </table:table-cell>
          <table:table-cell table:style-name="ce84" table:formula="oooc:=COUNTIF([.C2:.K2];&quot;KVIT&quot;)+COUNTIF([.C2:.K2];&quot;KVIT☻&quot;)" office:value-type="float" office:value="0">
            <text:p>0</text:p>
          </table:table-cell>
          <table:table-cell table:style-name="ce85" table:formula="oooc:=COUNTBLANK([.C2:.K2])" office:value-type="float" office:value="3">
            <text:p>3</text:p>
          </table:table-cell>
          <table:table-cell table:style-name="ce86" table:formula="oooc:=COUNTIF([.C2:.K2];&quot;x&quot;)" office:value-type="float" office:value="0">
            <text:p>0</text:p>
          </table:table-cell>
          <table:table-cell table:style-name="ce87" table:formula="oooc:=COUNTIF([.C2:.K2];&quot;51&quot;)+COUNTIF([.C2:.K2];&quot;51☻&quot;)+COUNTIF([.C2:.K2];&quot;2&quot;)+COUNTIF([.C2:.K2];&quot;52&quot;)+COUNTIF([.C2:.K2];&quot;52☻&quot;)" office:value-type="float" office:value="0">
            <text:p>0</text:p>
          </table:table-cell>
          <table:table-cell table:style-name="ce13"/>
          <table:table-cell table:style-name="ce2" table:formula="oooc:=[$februar.$W$2]" office:value-type="string" office:string-value="51☻">
            <text:p>51☻</text:p>
          </table:table-cell>
          <table:table-cell table:style-name="ce13"/>
          <table:table-cell table:style-name="ce1" table:number-columns-repeated="232"/>
        </table:table-row>
        <table:table-row table:style-name="ro6">
          <table:table-cell table:style-name="ce10" office:value-type="date" office:date-value="2008-05-02">
            <text:p>2. maj 08</text:p>
          </table:table-cell>
          <table:table-cell table:style-name="ce81" table:formula="oooc:=TEXT([.A3];&quot;Ddd&quot;)" office:value-type="string" office:string-value="pet">
            <text:p>pet</text:p>
          </table:table-cell>
          <table:table-cell table:style-name="ce6" office:value-type="string">
            <text:p>☻</text:p>
          </table:table-cell>
          <table:table-cell table:style-name="ce19" office:value-type="string">
            <office:annotation draw:style-name="gr1" draw:text-style-name="P1" svg:width="2.872cm" svg:height="1.743cm" svg:x="6.348cm" svg:y="0cm" draw:caption-point-x="-6.348cm" draw:caption-point-y="0cm">
              <dc:date>2008-12-24T00:00:00</dc:date>
              <text:p text:style-name="P1"><text:span text:style-name="T1">službeno odsotnost od <text:s/>29.4. do 4.5</text:span></text:p>
            </office:annotation>
            <text:p>SO</text:p>
          </table:table-cell>
          <table:table-cell table:style-name="ce71"/>
          <table:table-cell table:style-name="ce20" office:value-type="string">
            <office:annotation draw:style-name="gr1" draw:text-style-name="P1" svg:width="2.872cm" svg:height="1.361cm" svg:x="8.942cm" svg:y="0cm" draw:caption-point-x="-8.942cm" draw:caption-point-y="0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0"/>
          <table:table-cell table:style-name="ce71"/>
          <table:table-cell table:style-name="ce27"/>
          <table:table-cell table:style-name="ce20" office:value-type="string">
            <office:annotation draw:style-name="gr1" draw:text-style-name="P1" svg:width="2.873cm" svg:height="1.361cm" svg:x="14.129cm" svg:y="0cm" draw:caption-point-x="-14.129cm" draw:caption-point-y="0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1cm" svg:height="1.743cm" svg:x="15.427cm" svg:y="0cm" draw:caption-point-x="-15.427cm" draw:caption-point-y="0cm">
              <dc:date>2008-12-24T00:00:00</dc:date>
              <text:p text:style-name="P1"><text:span text:style-name="T1">službena odsotnost 29.4. - 4.5. (grem na Kos).</text:span></text:p>
            </office:annotation>
            <text:p>SO</text:p>
          </table:table-cell>
          <table:table-cell table:style-name="ce33"/>
          <table:table-cell table:style-name="ce83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84" table:formula="oooc:=COUNTIF([.C3:.K3];&quot;51&quot;)+COUNTIF([.C3:.K3];&quot;51☻&quot;)" office:value-type="float" office:value="0">
            <text:p>0</text:p>
          </table:table-cell>
          <table:table-cell table:style-name="ce84" table:formula="oooc:=COUNTIF([.C3:.K3];&quot;52&quot;)+COUNTIF([.C3:.K3];&quot;52☻&quot;)" office:value-type="float" office:value="0">
            <text:p>0</text:p>
          </table:table-cell>
          <table:table-cell table:style-name="ce84" table:formula="oooc:=COUNTIF([.C3:.K3];&quot;11-19&quot;)+COUNTIF([.C3:.K3];&quot;2&quot;)" office:value-type="float" office:value="0">
            <text:p>0</text:p>
          </table:table-cell>
          <table:table-cell table:style-name="ce84" table:formula="oooc:=COUNTIF([.C3:.K3];&quot;U&quot;)+COUNTIF([.C3:.K3];&quot;U☻&quot;)" office:value-type="float" office:value="0">
            <text:p>0</text:p>
          </table:table-cell>
          <table:table-cell table:style-name="ce84" table:formula="oooc:=COUNTIF([.C3:.K3];&quot;KVIT&quot;)+COUNTIF([.C3:.K3];&quot;KVIT☻&quot;)" office:value-type="float" office:value="0">
            <text:p>0</text:p>
          </table:table-cell>
          <table:table-cell table:style-name="ce85" table:formula="oooc:=COUNTBLANK([.C3:.K3])" office:value-type="float" office:value="4">
            <text:p>4</text:p>
          </table:table-cell>
          <table:table-cell table:style-name="ce86" table:formula="oooc:=COUNTIF([.C3:.K3];&quot;x&quot;)" office:value-type="float" office:value="0">
            <text:p>0</text:p>
          </table:table-cell>
          <table:table-cell table:style-name="ce87" table:formula="oooc:=COUNTIF([.C3:.K3];&quot;51&quot;)+COUNTIF([.C3:.K3];&quot;51☻&quot;)+COUNTIF([.C3:.K3];&quot;2&quot;)+COUNTIF([.C3:.K3];&quot;52&quot;)+COUNTIF([.C3:.K3];&quot;52☻&quot;)" office:value-type="float" office:value="0">
            <text:p>0</text:p>
          </table:table-cell>
          <table:table-cell table:style-name="ce13"/>
          <table:table-cell table:style-name="ce2" table:formula="oooc:=[$februar.$W$3]" office:value-type="string" office:string-value="52☻">
            <text:p>52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5-03">
            <text:p>3. maj 08</text:p>
          </table:table-cell>
          <table:table-cell table:style-name="ce81" table:formula="oooc:=TEXT([.A4];&quot;Ddd&quot;)" office:value-type="string" office:string-value="sob">
            <text:p>sob</text:p>
          </table:table-cell>
          <table:table-cell table:style-name="ce20" office:value-type="string">
            <office:annotation draw:style-name="gr1" draw:text-style-name="P1" svg:width="2.872cm" svg:height="0.95cm" svg:x="5.051cm" svg:y="0.607cm" draw:caption-point-x="-5.051cm" draw:caption-point-y="-0.607cm">
              <dc:date>2008-12-24T00:00:00</dc:date>
              <text:p text:style-name="P1"><text:span text:style-name="T1">dopust <text:s/>od 1. do 4. maja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2cm" svg:height="1.702cm" svg:x="6.348cm" svg:y="0.607cm" draw:caption-point-x="-6.348cm" draw:caption-point-y="-0.607cm">
              <dc:date>2008-12-24T00:00:00</dc:date>
              <text:p text:style-name="P1"><text:span text:style-name="T1">službeno odsotnost od <text:s/>29.4. do 4.5</text:span></text:p>
            </office:annotation>
            <text:p>SO</text:p>
          </table:table-cell>
          <table:table-cell table:style-name="ce6" office:value-type="string">
            <office:annotation draw:style-name="gr1" draw:text-style-name="P1" svg:width="2.872cm" svg:height="0.568cm" svg:x="7.645cm" svg:y="0.607cm" draw:caption-point-x="-7.645cm" draw:caption-point-y="-0.607cm">
              <dc:date>2008-12-24T00:00:00</dc:date>
              <text:p text:style-name="P1"><text:span text:style-name="T1">Dopust preklican</text:span></text:p>
            </office:annotation>
            <text:p>☻</text:p>
          </table:table-cell>
          <table:table-cell table:style-name="ce20" office:value-type="string">
            <office:annotation draw:style-name="gr1" draw:text-style-name="P1" svg:width="2.872cm" svg:height="1.346cm" svg:x="8.942cm" svg:y="0.607cm" draw:caption-point-x="-8.942cm" draw:caption-point-y="-0.607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20" table:number-columns-repeated="2"/>
          <table:table-cell table:style-name="ce19"/>
          <table:table-cell table:style-name="ce20" office:value-type="string">
            <office:annotation draw:style-name="gr1" draw:text-style-name="P1" svg:width="2.873cm" svg:height="1.346cm" svg:x="14.129cm" svg:y="0.607cm" draw:caption-point-x="-14.129cm" draw:caption-point-y="-0.607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1cm" svg:height="1.756cm" svg:x="15.427cm" svg:y="0.607cm" draw:caption-point-x="-15.427cm" draw:caption-point-y="-0.607cm">
              <dc:date>2008-12-24T00:00:00</dc:date>
              <text:p text:style-name="P1"><text:span text:style-name="T1">službena odsotnost 29.4. - 4.5. (grem na Kos).</text:span></text:p>
            </office:annotation>
            <text:p>SO</text:p>
          </table:table-cell>
          <table:table-cell table:style-name="ce33"/>
          <table:table-cell table:style-name="ce83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84" table:formula="oooc:=COUNTIF([.C4:.K4];&quot;51&quot;)+COUNTIF([.C4:.K4];&quot;51☻&quot;)" office:value-type="float" office:value="0">
            <text:p>0</text:p>
          </table:table-cell>
          <table:table-cell table:style-name="ce84" table:formula="oooc:=COUNTIF([.C4:.K4];&quot;52&quot;)+COUNTIF([.C4:.K4];&quot;52☻&quot;)" office:value-type="float" office:value="0">
            <text:p>0</text:p>
          </table:table-cell>
          <table:table-cell table:style-name="ce84" table:formula="oooc:=COUNTIF([.C4:.K4];&quot;11-19&quot;)+COUNTIF([.C4:.K4];&quot;2&quot;)" office:value-type="float" office:value="0">
            <text:p>0</text:p>
          </table:table-cell>
          <table:table-cell table:style-name="ce84" table:formula="oooc:=COUNTIF([.C4:.K4];&quot;U&quot;)+COUNTIF([.C4:.K4];&quot;U☻&quot;)" office:value-type="float" office:value="0">
            <text:p>0</text:p>
          </table:table-cell>
          <table:table-cell table:style-name="ce84" table:formula="oooc:=COUNTIF([.C4:.K4];&quot;KVIT&quot;)+COUNTIF([.C4:.K4];&quot;KVIT☻&quot;)" office:value-type="float" office:value="0">
            <text:p>0</text:p>
          </table:table-cell>
          <table:table-cell table:style-name="ce85" table:formula="oooc:=COUNTBLANK([.C4:.K4])" office:value-type="float" office:value="3">
            <text:p>3</text:p>
          </table:table-cell>
          <table:table-cell table:style-name="ce86" table:formula="oooc:=COUNTIF([.C4:.K4];&quot;x&quot;)" office:value-type="float" office:value="0">
            <text:p>0</text:p>
          </table:table-cell>
          <table:table-cell table:style-name="ce87" table:formula="oooc:=COUNTIF([.C4:.K4];&quot;51&quot;)+COUNTIF([.C4:.K4];&quot;51☻&quot;)+COUNTIF([.C4:.K4];&quot;2&quot;)+COUNTIF([.C4:.K4];&quot;52&quot;)+COUNTIF([.C4:.K4];&quot;52☻&quot;)" office:value-type="float" office:value="0">
            <text:p>0</text:p>
          </table:table-cell>
          <table:table-cell table:style-name="ce13"/>
          <table:table-cell table:style-name="ce3" table:formula="oooc:=[$februar.$W$4]" office:value-type="string" office:string-value="51">
            <text:p>51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5-04">
            <text:p>4. maj 08</text:p>
          </table:table-cell>
          <table:table-cell table:style-name="ce81" table:formula="oooc:=TEXT([.A5];&quot;Ddd&quot;)" office:value-type="string" office:string-value="ned">
            <text:p>ned</text:p>
          </table:table-cell>
          <table:table-cell table:style-name="ce20" office:value-type="string">
            <office:annotation draw:style-name="gr1" draw:text-style-name="P1" svg:width="2.872cm" svg:height="0.951cm" svg:x="5.051cm" svg:y="1.306cm" draw:caption-point-x="-5.051cm" draw:caption-point-y="-1.306cm">
              <dc:date>2008-12-24T00:00:00</dc:date>
              <text:p text:style-name="P1"><text:span text:style-name="T1">dopust <text:s/>od 1. do 4. maja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2cm" svg:height="1.729cm" svg:x="6.348cm" svg:y="1.306cm" draw:caption-point-x="-6.348cm" draw:caption-point-y="-1.306cm">
              <dc:date>2008-12-24T00:00:00</dc:date>
              <text:p text:style-name="P1"><text:span text:style-name="T1">službeno odsotnost od <text:s/>29.4. do 4.5</text:span></text:p>
            </office:annotation>
            <text:p>SO</text:p>
          </table:table-cell>
          <table:table-cell table:style-name="ce6" office:value-type="string">
            <office:annotation draw:style-name="gr1" draw:text-style-name="P1" svg:width="2.872cm" svg:height="0.568cm" svg:x="7.645cm" svg:y="1.306cm" draw:caption-point-x="-7.645cm" draw:caption-point-y="-1.306cm">
              <dc:date>2008-12-24T00:00:00</dc:date>
              <text:p text:style-name="P1"><text:span text:style-name="T1">Dopust preklican</text:span></text:p>
            </office:annotation>
            <text:p>☻</text:p>
          </table:table-cell>
          <table:table-cell table:style-name="ce20" office:value-type="string">
            <office:annotation draw:style-name="gr1" draw:text-style-name="P1" svg:width="2.872cm" svg:height="1.347cm" svg:x="8.942cm" svg:y="1.306cm" draw:caption-point-x="-8.942cm" draw:caption-point-y="-1.306cm">
              <dc:date>2008-12-24T00:00:00</dc:date>
              <text:p text:style-name="P1"><text:span text:style-name="T1">dopust med 26. Aprilom in 4. Majem</text:span></text:p>
            </office:annotation>
            <text:p>D</text:p>
          </table:table-cell>
          <table:table-cell table:style-name="ce71"/>
          <table:table-cell table:style-name="ce20" table:number-columns-repeated="2"/>
          <table:table-cell table:style-name="ce20" office:value-type="string">
            <office:annotation draw:style-name="gr1" draw:text-style-name="P1" svg:width="2.873cm" svg:height="1.347cm" svg:x="14.129cm" svg:y="1.306cm" draw:caption-point-x="-14.129cm" draw:caption-point-y="-1.306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19" office:value-type="string">
            <office:annotation draw:style-name="gr1" draw:text-style-name="P1" svg:width="2.871cm" svg:height="1.729cm" svg:x="15.427cm" svg:y="1.306cm" draw:caption-point-x="-15.427cm" draw:caption-point-y="-1.306cm">
              <dc:date>2008-12-24T00:00:00</dc:date>
              <text:p text:style-name="P1"><text:span text:style-name="T1">službena odsotnost 29.4. - 4.5. (grem na Kos).</text:span></text:p>
            </office:annotation>
            <text:p>SO</text:p>
          </table:table-cell>
          <table:table-cell table:style-name="ce33"/>
          <table:table-cell table:style-name="ce83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84" table:formula="oooc:=COUNTIF([.C5:.K5];&quot;51&quot;)+COUNTIF([.C5:.K5];&quot;51☻&quot;)" office:value-type="float" office:value="0">
            <text:p>0</text:p>
          </table:table-cell>
          <table:table-cell table:style-name="ce84" table:formula="oooc:=COUNTIF([.C5:.K5];&quot;52&quot;)+COUNTIF([.C5:.K5];&quot;52☻&quot;)" office:value-type="float" office:value="0">
            <text:p>0</text:p>
          </table:table-cell>
          <table:table-cell table:style-name="ce84" table:formula="oooc:=COUNTIF([.C5:.K5];&quot;11-19&quot;)+COUNTIF([.C5:.K5];&quot;2&quot;)" office:value-type="float" office:value="0">
            <text:p>0</text:p>
          </table:table-cell>
          <table:table-cell table:style-name="ce84" table:formula="oooc:=COUNTIF([.C5:.K5];&quot;U&quot;)+COUNTIF([.C5:.K5];&quot;U☻&quot;)" office:value-type="float" office:value="0">
            <text:p>0</text:p>
          </table:table-cell>
          <table:table-cell table:style-name="ce84" table:formula="oooc:=COUNTIF([.C5:.K5];&quot;KVIT&quot;)+COUNTIF([.C5:.K5];&quot;KVIT☻&quot;)" office:value-type="float" office:value="0">
            <text:p>0</text:p>
          </table:table-cell>
          <table:table-cell table:style-name="ce85" table:formula="oooc:=COUNTBLANK([.C5:.K5])" office:value-type="float" office:value="3">
            <text:p>3</text:p>
          </table:table-cell>
          <table:table-cell table:style-name="ce86" table:formula="oooc:=COUNTIF([.C5:.K5];&quot;x&quot;)" office:value-type="float" office:value="0">
            <text:p>0</text:p>
          </table:table-cell>
          <table:table-cell table:style-name="ce87" table:formula="oooc:=COUNTIF([.C5:.K5];&quot;51&quot;)+COUNTIF([.C5:.K5];&quot;51☻&quot;)+COUNTIF([.C5:.K5];&quot;2&quot;)+COUNTIF([.C5:.K5];&quot;52&quot;)+COUNTIF([.C5:.K5];&quot;52☻&quot;)" office:value-type="float" office:value="0">
            <text:p>0</text:p>
          </table:table-cell>
          <table:table-cell table:style-name="ce13"/>
          <table:table-cell table:style-name="ce3" table:formula="oooc:=[$februar.$W$5]" office:value-type="string" office:string-value="52">
            <text:p>52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05">
            <text:p>5. maj 08</text:p>
          </table:table-cell>
          <table:table-cell table:style-name="ce82" table:formula="oooc:=TEXT([.A6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924cm" svg:x="6.348cm" svg:y="2.005cm" draw:caption-point-x="-6.348cm" draw:caption-point-y="-2.005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3" office:value-type="string">
            <text:p>2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1.347cm" svg:x="14.129cm" svg:y="2.005cm" draw:caption-point-x="-14.129cm" draw:caption-point-y="-2.005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0.924cm" svg:x="15.427cm" svg:y="2.005cm" draw:caption-point-x="-15.427cm" draw:caption-point-y="-2.005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83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84" table:formula="oooc:=COUNTIF([.C6:.K6];&quot;51&quot;)+COUNTIF([.C6:.K6];&quot;51☻&quot;)" office:value-type="float" office:value="1">
            <text:p>1</text:p>
          </table:table-cell>
          <table:table-cell table:style-name="ce84" table:formula="oooc:=COUNTIF([.C6:.K6];&quot;52&quot;)+COUNTIF([.C6:.K6];&quot;52☻&quot;)" office:value-type="float" office:value="0">
            <text:p>0</text:p>
          </table:table-cell>
          <table:table-cell table:style-name="ce84" table:formula="oooc:=COUNTIF([.C6:.K6];&quot;11-19&quot;)+COUNTIF([.C6:.K6];&quot;2&quot;)" office:value-type="float" office:value="1">
            <text:p>1</text:p>
          </table:table-cell>
          <table:table-cell table:style-name="ce84" table:formula="oooc:=COUNTIF([.C6:.K6];&quot;U&quot;)+COUNTIF([.C6:.K6];&quot;U☻&quot;)" office:value-type="float" office:value="1">
            <text:p>1</text:p>
          </table:table-cell>
          <table:table-cell table:style-name="ce84" table:formula="oooc:=COUNTIF([.C6:.K6];&quot;KVIT&quot;)+COUNTIF([.C6:.K6];&quot;KVIT☻&quot;)" office:value-type="float" office:value="1">
            <text:p>1</text:p>
          </table:table-cell>
          <table:table-cell table:style-name="ce85" table:formula="oooc:=COUNTBLANK([.C6:.K6])" office:value-type="float" office:value="1">
            <text:p>1</text:p>
          </table:table-cell>
          <table:table-cell table:style-name="ce86" table:formula="oooc:=COUNTIF([.C6:.K6];&quot;x&quot;)" office:value-type="float" office:value="1">
            <text:p>1</text:p>
          </table:table-cell>
          <table:table-cell table:style-name="ce87" table:formula="oooc:=COUNTIF([.C6:.K6];&quot;51&quot;)+COUNTIF([.C6:.K6];&quot;51☻&quot;)+COUNTIF([.C6:.K6];&quot;2&quot;)+COUNTIF([.C6:.K6];&quot;52&quot;)+COUNTIF([.C6:.K6];&quot;52☻&quot;)" office:value-type="float" office:value="2">
            <text:p>2</text:p>
          </table:table-cell>
          <table:table-cell table:style-name="ce13"/>
          <table:table-cell table:style-name="ce2" table:formula="oooc:=[$februar.$W$6]" office:value-type="string" office:string-value="KVIT">
            <text:p>KVIT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06">
            <text:p>6. maj 08</text:p>
          </table:table-cell>
          <table:table-cell table:style-name="ce82" table:formula="oooc:=TEXT([.A7];&quot;Ddd&quot;)" office:value-type="string" office:string-value="tor">
            <text:p>tor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95cm" svg:x="6.348cm" svg:y="2.705cm" draw:caption-point-x="-6.348cm" draw:caption-point-y="-2.705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3" office:value-type="string">
            <text:p>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1☻</text:p>
          </table:table-cell>
          <table:table-cell table:style-name="ce2"/>
          <table:table-cell table:style-name="ce3" office:value-type="string">
            <office:annotation draw:style-name="gr1" draw:text-style-name="P1" svg:width="2.873cm" svg:height="1.347cm" svg:x="14.129cm" svg:y="2.705cm" draw:caption-point-x="-14.129cm" draw:caption-point-y="-2.705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0.95cm" svg:x="15.427cm" svg:y="2.705cm" draw:caption-point-x="-15.427cm" draw:caption-point-y="-2.705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83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84" table:formula="oooc:=COUNTIF([.C7:.K7];&quot;51&quot;)+COUNTIF([.C7:.K7];&quot;51☻&quot;)" office:value-type="float" office:value="1">
            <text:p>1</text:p>
          </table:table-cell>
          <table:table-cell table:style-name="ce84" table:formula="oooc:=COUNTIF([.C7:.K7];&quot;52&quot;)+COUNTIF([.C7:.K7];&quot;52☻&quot;)" office:value-type="float" office:value="0">
            <text:p>0</text:p>
          </table:table-cell>
          <table:table-cell table:style-name="ce84" table:formula="oooc:=COUNTIF([.C7:.K7];&quot;11-19&quot;)+COUNTIF([.C7:.K7];&quot;2&quot;)" office:value-type="float" office:value="1">
            <text:p>1</text:p>
          </table:table-cell>
          <table:table-cell table:style-name="ce84" table:formula="oooc:=COUNTIF([.C7:.K7];&quot;U&quot;)+COUNTIF([.C7:.K7];&quot;U☻&quot;)" office:value-type="float" office:value="1">
            <text:p>1</text:p>
          </table:table-cell>
          <table:table-cell table:style-name="ce84" table:formula="oooc:=COUNTIF([.C7:.K7];&quot;KVIT&quot;)+COUNTIF([.C7:.K7];&quot;KVIT☻&quot;)" office:value-type="float" office:value="1">
            <text:p>1</text:p>
          </table:table-cell>
          <table:table-cell table:style-name="ce85" table:formula="oooc:=COUNTBLANK([.C7:.K7])" office:value-type="float" office:value="1">
            <text:p>1</text:p>
          </table:table-cell>
          <table:table-cell table:style-name="ce86" table:formula="oooc:=COUNTIF([.C7:.K7];&quot;x&quot;)" office:value-type="float" office:value="1">
            <text:p>1</text:p>
          </table:table-cell>
          <table:table-cell table:style-name="ce87" table:formula="oooc:=COUNTIF([.C7:.K7];&quot;51&quot;)+COUNTIF([.C7:.K7];&quot;51☻&quot;)+COUNTIF([.C7:.K7];&quot;2&quot;)+COUNTIF([.C7:.K7];&quot;52&quot;)+COUNTIF([.C7:.K7];&quot;52☻&quot;)" office:value-type="float" office:value="2">
            <text:p>2</text:p>
          </table:table-cell>
          <table:table-cell table:style-name="ce13"/>
          <table:table-cell table:style-name="ce4" table:formula="oooc:=[$februar.$W$7]" office:value-type="string" office:string-value="KVIT☻">
            <text:p>KVIT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07">
            <text:p>7. maj 08</text:p>
          </table:table-cell>
          <table:table-cell table:style-name="ce82" table:formula="oooc:=TEXT([.A8];&quot;Ddd&quot;)" office:value-type="string" office:string-value="sre">
            <text:p>sre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924cm" svg:x="6.348cm" svg:y="3.404cm" draw:caption-point-x="-6.348cm" draw:caption-point-y="-3.404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2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1.347cm" svg:x="14.129cm" svg:y="3.404cm" draw:caption-point-x="-14.129cm" draw:caption-point-y="-3.404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0.924cm" svg:x="15.427cm" svg:y="3.404cm" draw:caption-point-x="-15.427cm" draw:caption-point-y="-3.404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83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84" table:formula="oooc:=COUNTIF([.C8:.K8];&quot;51&quot;)+COUNTIF([.C8:.K8];&quot;51☻&quot;)" office:value-type="float" office:value="1">
            <text:p>1</text:p>
          </table:table-cell>
          <table:table-cell table:style-name="ce84" table:formula="oooc:=COUNTIF([.C8:.K8];&quot;52&quot;)+COUNTIF([.C8:.K8];&quot;52☻&quot;)" office:value-type="float" office:value="0">
            <text:p>0</text:p>
          </table:table-cell>
          <table:table-cell table:style-name="ce84" table:formula="oooc:=COUNTIF([.C8:.K8];&quot;11-19&quot;)+COUNTIF([.C8:.K8];&quot;2&quot;)" office:value-type="float" office:value="1">
            <text:p>1</text:p>
          </table:table-cell>
          <table:table-cell table:style-name="ce84" table:formula="oooc:=COUNTIF([.C8:.K8];&quot;U&quot;)+COUNTIF([.C8:.K8];&quot;U☻&quot;)" office:value-type="float" office:value="1">
            <text:p>1</text:p>
          </table:table-cell>
          <table:table-cell table:style-name="ce84" table:formula="oooc:=COUNTIF([.C8:.K8];&quot;KVIT&quot;)+COUNTIF([.C8:.K8];&quot;KVIT☻&quot;)" office:value-type="float" office:value="1">
            <text:p>1</text:p>
          </table:table-cell>
          <table:table-cell table:style-name="ce85" table:formula="oooc:=COUNTBLANK([.C8:.K8])" office:value-type="float" office:value="1">
            <text:p>1</text:p>
          </table:table-cell>
          <table:table-cell table:style-name="ce86" table:formula="oooc:=COUNTIF([.C8:.K8];&quot;x&quot;)" office:value-type="float" office:value="1">
            <text:p>1</text:p>
          </table:table-cell>
          <table:table-cell table:style-name="ce87" table:formula="oooc:=COUNTIF([.C8:.K8];&quot;51&quot;)+COUNTIF([.C8:.K8];&quot;51☻&quot;)+COUNTIF([.C8:.K8];&quot;2&quot;)+COUNTIF([.C8:.K8];&quot;52&quot;)+COUNTIF([.C8:.K8];&quot;52☻&quot;)" office:value-type="float" office:value="2">
            <text:p>2</text:p>
          </table:table-cell>
          <table:table-cell table:style-name="ce13"/>
          <table:table-cell table:style-name="ce3" table:formula="oooc:=[$februar.$W$8]" office:value-type="string" office:string-value="U">
            <text:p>U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08">
            <text:p>8. maj 08</text:p>
          </table:table-cell>
          <table:table-cell table:style-name="ce82" table:formula="oooc:=TEXT([.A9];&quot;Ddd&quot;)" office:value-type="string" office:string-value="čet">
            <text:p>čet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95cm" svg:x="6.348cm" svg:y="4.104cm" draw:caption-point-x="-6.348cm" draw:caption-point-y="-4.104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1☻</text:p>
          </table:table-cell>
          <table:table-cell table:style-name="ce8" office:value-type="string">
            <text:p>U</text:p>
          </table:table-cell>
          <table:table-cell table:style-name="ce3" office:value-type="string">
            <text:p>2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1.346cm" svg:x="14.129cm" svg:y="4.104cm" draw:caption-point-x="-14.129cm" draw:caption-point-y="-4.104cm">
              <dc:date>2008-12-24T00:00:00</dc:date>
              <text:p text:style-name="P1"><text:span text:style-name="T1">dopust od30.04.do 08.05.2008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0.95cm" svg:x="15.427cm" svg:y="4.104cm" draw:caption-point-x="-15.427cm" draw:caption-point-y="-4.104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83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84" table:formula="oooc:=COUNTIF([.C9:.K9];&quot;51&quot;)+COUNTIF([.C9:.K9];&quot;51☻&quot;)" office:value-type="float" office:value="1">
            <text:p>1</text:p>
          </table:table-cell>
          <table:table-cell table:style-name="ce84" table:formula="oooc:=COUNTIF([.C9:.K9];&quot;52&quot;)+COUNTIF([.C9:.K9];&quot;52☻&quot;)" office:value-type="float" office:value="0">
            <text:p>0</text:p>
          </table:table-cell>
          <table:table-cell table:style-name="ce84" table:formula="oooc:=COUNTIF([.C9:.K9];&quot;11-19&quot;)+COUNTIF([.C9:.K9];&quot;2&quot;)" office:value-type="float" office:value="1">
            <text:p>1</text:p>
          </table:table-cell>
          <table:table-cell table:style-name="ce84" table:formula="oooc:=COUNTIF([.C9:.K9];&quot;U&quot;)+COUNTIF([.C9:.K9];&quot;U☻&quot;)" office:value-type="float" office:value="1">
            <text:p>1</text:p>
          </table:table-cell>
          <table:table-cell table:style-name="ce84" table:formula="oooc:=COUNTIF([.C9:.K9];&quot;KVIT&quot;)+COUNTIF([.C9:.K9];&quot;KVIT☻&quot;)" office:value-type="float" office:value="1">
            <text:p>1</text:p>
          </table:table-cell>
          <table:table-cell table:style-name="ce85" table:formula="oooc:=COUNTBLANK([.C9:.K9])" office:value-type="float" office:value="1">
            <text:p>1</text:p>
          </table:table-cell>
          <table:table-cell table:style-name="ce86" table:formula="oooc:=COUNTIF([.C9:.K9];&quot;x&quot;)" office:value-type="float" office:value="1">
            <text:p>1</text:p>
          </table:table-cell>
          <table:table-cell table:style-name="ce87" table:formula="oooc:=COUNTIF([.C9:.K9];&quot;51&quot;)+COUNTIF([.C9:.K9];&quot;51☻&quot;)+COUNTIF([.C9:.K9];&quot;2&quot;)+COUNTIF([.C9:.K9];&quot;52&quot;)+COUNTIF([.C9:.K9];&quot;52☻&quot;)" office:value-type="float" office:value="2">
            <text:p>2</text:p>
          </table:table-cell>
          <table:table-cell table:style-name="ce13"/>
          <table:table-cell table:style-name="ce2" table:formula="oooc:=[$februar.$W$9]" office:value-type="string" office:string-value="U☻">
            <text:p>U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09">
            <text:p>9. maj 08</text:p>
          </table:table-cell>
          <table:table-cell table:style-name="ce82" table:formula="oooc:=TEXT([.A10];&quot;Ddd&quot;)" office:value-type="string" office:string-value="pet">
            <text:p>pet</text:p>
          </table:table-cell>
          <table:table-cell table:style-name="ce25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0.951cm" svg:x="6.348cm" svg:y="4.803cm" draw:caption-point-x="-6.348cm" draw:caption-point-y="-4.803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2" office:value-type="string">
            <text:p>51☻</text:p>
          </table:table-cell>
          <table:table-cell table:style-name="ce3" office:value-type="string">
            <office:annotation draw:style-name="gr1" draw:text-style-name="P1" svg:width="2.871cm" svg:height="0.951cm" svg:x="15.427cm" svg:y="4.803cm" draw:caption-point-x="-15.427cm" draw:caption-point-y="-4.803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83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84" table:formula="oooc:=COUNTIF([.C10:.K10];&quot;51&quot;)+COUNTIF([.C10:.K10];&quot;51☻&quot;)" office:value-type="float" office:value="1">
            <text:p>1</text:p>
          </table:table-cell>
          <table:table-cell table:style-name="ce84" table:formula="oooc:=COUNTIF([.C10:.K10];&quot;52&quot;)+COUNTIF([.C10:.K10];&quot;52☻&quot;)" office:value-type="float" office:value="1">
            <text:p>1</text:p>
          </table:table-cell>
          <table:table-cell table:style-name="ce84" table:formula="oooc:=COUNTIF([.C10:.K10];&quot;11-19&quot;)+COUNTIF([.C10:.K10];&quot;2&quot;)" office:value-type="float" office:value="1">
            <text:p>1</text:p>
          </table:table-cell>
          <table:table-cell table:style-name="ce84" table:formula="oooc:=COUNTIF([.C10:.K10];&quot;U&quot;)+COUNTIF([.C10:.K10];&quot;U☻&quot;)" office:value-type="float" office:value="1">
            <text:p>1</text:p>
          </table:table-cell>
          <table:table-cell table:style-name="ce84" table:formula="oooc:=COUNTIF([.C10:.K10];&quot;KVIT&quot;)+COUNTIF([.C10:.K10];&quot;KVIT☻&quot;)" office:value-type="float" office:value="1">
            <text:p>1</text:p>
          </table:table-cell>
          <table:table-cell table:style-name="ce85" table:formula="oooc:=COUNTBLANK([.C10:.K10])" office:value-type="float" office:value="1">
            <text:p>1</text:p>
          </table:table-cell>
          <table:table-cell table:style-name="ce86" table:formula="oooc:=COUNTIF([.C10:.K10];&quot;x&quot;)" office:value-type="float" office:value="1">
            <text:p>1</text:p>
          </table:table-cell>
          <table:table-cell table:style-name="ce87" table:formula="oooc:=COUNTIF([.C10:.K10];&quot;51&quot;)+COUNTIF([.C10:.K10];&quot;51☻&quot;)+COUNTIF([.C10:.K10];&quot;2&quot;)+COUNTIF([.C10:.K10];&quot;52&quot;)+COUNTIF([.C10:.K10];&quot;52☻&quot;)" office:value-type="float" office:value="2">
            <text:p>2</text:p>
          </table:table-cell>
          <table:table-cell table:style-name="ce13"/>
          <table:table-cell table:style-name="ce3" table:formula="oooc:=[$februar.$W$10]" office:value-type="string" office:string-value="11-19">
            <text:p>11-19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5-10">
            <text:p>10. maj 08</text:p>
          </table:table-cell>
          <table:table-cell table:style-name="ce81" table:formula="oooc:=TEXT([.A11];&quot;Ddd&quot;)" office:value-type="string" office:string-value="sob">
            <text:p>sob</text:p>
          </table:table-cell>
          <table:table-cell table:style-name="ce6" office:value-type="string">
            <office:annotation draw:style-name="gr1" draw:text-style-name="P1" svg:width="2.872cm" svg:height="0.978cm" svg:x="5.051cm" svg:y="5.502cm" draw:caption-point-x="-5.051cm" draw:caption-point-y="-5.502cm">
              <dc:date>2008-12-24T00:00:00</dc:date>
              <text:p text:style-name="P1"><text:span text:style-name="T1">vikend 12. 13. ali 19. 20. maj </text:span></text:p>
            </office:annotation>
            <text:p>☻</text:p>
          </table:table-cell>
          <table:table-cell table:style-name="ce20" office:value-type="string">
            <office:annotation draw:style-name="gr1" draw:text-style-name="P1" svg:width="2.872cm" svg:height="0.924cm" svg:x="6.348cm" svg:y="5.502cm" draw:caption-point-x="-6.348cm" draw:caption-point-y="-5.502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19" table:number-columns-repeated="2"/>
          <table:table-cell table:style-name="ce71"/>
          <table:table-cell table:style-name="ce20" table:number-columns-repeated="3"/>
          <table:table-cell table:style-name="ce20" office:value-type="string">
            <office:annotation draw:style-name="gr1" draw:text-style-name="P1" svg:width="2.871cm" svg:height="0.924cm" svg:x="15.427cm" svg:y="5.502cm" draw:caption-point-x="-15.427cm" draw:caption-point-y="-5.502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83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84" table:formula="oooc:=COUNTIF([.C11:.K11];&quot;51&quot;)+COUNTIF([.C11:.K11];&quot;51☻&quot;)" office:value-type="float" office:value="0">
            <text:p>0</text:p>
          </table:table-cell>
          <table:table-cell table:style-name="ce84" table:formula="oooc:=COUNTIF([.C11:.K11];&quot;52&quot;)+COUNTIF([.C11:.K11];&quot;52☻&quot;)" office:value-type="float" office:value="0">
            <text:p>0</text:p>
          </table:table-cell>
          <table:table-cell table:style-name="ce84" table:formula="oooc:=COUNTIF([.C11:.K11];&quot;11-19&quot;)+COUNTIF([.C11:.K11];&quot;2&quot;)" office:value-type="float" office:value="0">
            <text:p>0</text:p>
          </table:table-cell>
          <table:table-cell table:style-name="ce84" table:formula="oooc:=COUNTIF([.C11:.K11];&quot;U&quot;)+COUNTIF([.C11:.K11];&quot;U☻&quot;)" office:value-type="float" office:value="0">
            <text:p>0</text:p>
          </table:table-cell>
          <table:table-cell table:style-name="ce84" table:formula="oooc:=COUNTIF([.C11:.K11];&quot;KVIT&quot;)+COUNTIF([.C11:.K11];&quot;KVIT☻&quot;)" office:value-type="float" office:value="0">
            <text:p>0</text:p>
          </table:table-cell>
          <table:table-cell table:style-name="ce85" table:formula="oooc:=COUNTBLANK([.C11:.K11])" office:value-type="float" office:value="6">
            <text:p>6</text:p>
          </table:table-cell>
          <table:table-cell table:style-name="ce86" table:formula="oooc:=COUNTIF([.C11:.K11];&quot;x&quot;)" office:value-type="float" office:value="0">
            <text:p>0</text:p>
          </table:table-cell>
          <table:table-cell table:style-name="ce87" table:formula="oooc:=COUNTIF([.C11:.K11];&quot;51&quot;)+COUNTIF([.C11:.K11];&quot;51☻&quot;)+COUNTIF([.C11:.K11];&quot;2&quot;)+COUNTIF([.C11:.K11];&quot;52&quot;)+COUNTIF([.C11:.K11];&quot;52☻&quot;)" office:value-type="float" office:value="0">
            <text:p>0</text:p>
          </table:table-cell>
          <table:table-cell table:style-name="ce13"/>
          <table:table-cell table:style-name="ce3" table:formula="oooc:=[$februar.$W$11]" office:value-type="string" office:string-value="X">
            <text:p>X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5-11">
            <text:p>11. maj 08</text:p>
          </table:table-cell>
          <table:table-cell table:style-name="ce81" table:formula="oooc:=TEXT([.A12];&quot;Ddd&quot;)" office:value-type="string" office:string-value="ned">
            <text:p>ned</text:p>
          </table:table-cell>
          <table:table-cell table:style-name="ce6" office:value-type="string">
            <text:p>☻</text:p>
          </table:table-cell>
          <table:table-cell table:style-name="ce20" office:value-type="string">
            <office:annotation draw:style-name="gr1" draw:text-style-name="P1" svg:width="2.872cm" svg:height="0.951cm" svg:x="6.348cm" svg:y="6.202cm" draw:caption-point-x="-6.348cm" draw:caption-point-y="-6.202cm">
              <dc:date>2008-12-24T00:00:00</dc:date>
              <text:p text:style-name="P1"><text:span text:style-name="T6"><text:s/></text:span><text:span text:style-name="T1">dopust od 5.5. do 11.5.</text:span></text:p>
            </office:annotation>
            <text:p>D</text:p>
          </table:table-cell>
          <table:table-cell table:style-name="ce71" table:number-columns-repeated="2"/>
          <table:table-cell table:style-name="ce20" table:number-columns-repeated="2"/>
          <table:table-cell table:style-name="ce19"/>
          <table:table-cell table:style-name="ce71"/>
          <table:table-cell table:style-name="ce20" office:value-type="string">
            <office:annotation draw:style-name="gr1" draw:text-style-name="P1" svg:width="2.871cm" svg:height="0.951cm" svg:x="15.427cm" svg:y="6.202cm" draw:caption-point-x="-15.427cm" draw:caption-point-y="-6.202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83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84" table:formula="oooc:=COUNTIF([.C12:.K12];&quot;51&quot;)+COUNTIF([.C12:.K12];&quot;51☻&quot;)" office:value-type="float" office:value="0">
            <text:p>0</text:p>
          </table:table-cell>
          <table:table-cell table:style-name="ce84" table:formula="oooc:=COUNTIF([.C12:.K12];&quot;52&quot;)+COUNTIF([.C12:.K12];&quot;52☻&quot;)" office:value-type="float" office:value="0">
            <text:p>0</text:p>
          </table:table-cell>
          <table:table-cell table:style-name="ce84" table:formula="oooc:=COUNTIF([.C12:.K12];&quot;11-19&quot;)+COUNTIF([.C12:.K12];&quot;2&quot;)" office:value-type="float" office:value="0">
            <text:p>0</text:p>
          </table:table-cell>
          <table:table-cell table:style-name="ce84" table:formula="oooc:=COUNTIF([.C12:.K12];&quot;U&quot;)+COUNTIF([.C12:.K12];&quot;U☻&quot;)" office:value-type="float" office:value="0">
            <text:p>0</text:p>
          </table:table-cell>
          <table:table-cell table:style-name="ce84" table:formula="oooc:=COUNTIF([.C12:.K12];&quot;KVIT&quot;)+COUNTIF([.C12:.K12];&quot;KVIT☻&quot;)" office:value-type="float" office:value="0">
            <text:p>0</text:p>
          </table:table-cell>
          <table:table-cell table:style-name="ce85" table:formula="oooc:=COUNTBLANK([.C12:.K12])" office:value-type="float" office:value="6">
            <text:p>6</text:p>
          </table:table-cell>
          <table:table-cell table:style-name="ce86" table:formula="oooc:=COUNTIF([.C12:.K12];&quot;x&quot;)" office:value-type="float" office:value="0">
            <text:p>0</text:p>
          </table:table-cell>
          <table:table-cell table:style-name="ce87" table:formula="oooc:=COUNTIF([.C12:.K12];&quot;51&quot;)+COUNTIF([.C12:.K12];&quot;51☻&quot;)+COUNTIF([.C12:.K12];&quot;2&quot;)+COUNTIF([.C12:.K12];&quot;52&quot;)+COUNTIF([.C12:.K12];&quot;52☻&quot;)" office:value-type="float" office:value="0">
            <text:p>0</text:p>
          </table:table-cell>
          <table:table-cell table:style-name="ce13"/>
          <table:table-cell table:style-name="ce3" table:formula="oooc:=[$februar.$W$12]" office:value-type="string" office:string-value="D">
            <text:p>D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12">
            <text:p>12. maj 08</text:p>
          </table:table-cell>
          <table:table-cell table:style-name="ce82" table:formula="oooc:=TEXT([.A13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0.596cm" svg:x="5.051cm" svg:y="6.901cm" draw:caption-point-x="-5.051cm" draw:caption-point-y="-6.901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1" draw:text-style-name="P1" svg:width="2.873cm" svg:height="0.596cm" svg:x="11.535cm" svg:y="6.901cm" draw:caption-point-x="-11.535cm" draw:caption-point-y="-6.901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74"/>
          <table:table-cell table:style-name="ce2" office:value-type="string">
            <text:p>51☻</text:p>
          </table:table-cell>
          <table:table-cell table:style-name="ce3" office:value-type="string">
            <office:annotation draw:style-name="gr1" draw:text-style-name="P1" svg:width="2.871cm" svg:height="0.924cm" svg:x="15.427cm" svg:y="6.901cm" draw:caption-point-x="-15.427cm" draw:caption-point-y="-6.901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PIN</text:p>
          </table:table-cell>
          <table:table-cell table:style-name="ce83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84" table:formula="oooc:=COUNTIF([.C13:.K13];&quot;51&quot;)+COUNTIF([.C13:.K13];&quot;51☻&quot;)" office:value-type="float" office:value="1">
            <text:p>1</text:p>
          </table:table-cell>
          <table:table-cell table:style-name="ce84" table:formula="oooc:=COUNTIF([.C13:.K13];&quot;52&quot;)+COUNTIF([.C13:.K13];&quot;52☻&quot;)" office:value-type="float" office:value="1">
            <text:p>1</text:p>
          </table:table-cell>
          <table:table-cell table:style-name="ce84" table:formula="oooc:=COUNTIF([.C13:.K13];&quot;11-19&quot;)+COUNTIF([.C13:.K13];&quot;2&quot;)" office:value-type="float" office:value="1">
            <text:p>1</text:p>
          </table:table-cell>
          <table:table-cell table:style-name="ce84" table:formula="oooc:=COUNTIF([.C13:.K13];&quot;U&quot;)+COUNTIF([.C13:.K13];&quot;U☻&quot;)" office:value-type="float" office:value="1">
            <text:p>1</text:p>
          </table:table-cell>
          <table:table-cell table:style-name="ce84" table:formula="oooc:=COUNTIF([.C13:.K13];&quot;KVIT&quot;)+COUNTIF([.C13:.K13];&quot;KVIT☻&quot;)" office:value-type="float" office:value="1">
            <text:p>1</text:p>
          </table:table-cell>
          <table:table-cell table:style-name="ce85" table:formula="oooc:=COUNTBLANK([.C13:.K13])" office:value-type="float" office:value="1">
            <text:p>1</text:p>
          </table:table-cell>
          <table:table-cell table:style-name="ce86" table:formula="oooc:=COUNTIF([.C13:.K13];&quot;x&quot;)" office:value-type="float" office:value="1">
            <text:p>1</text:p>
          </table:table-cell>
          <table:table-cell table:style-name="ce87" table:formula="oooc:=COUNTIF([.C13:.K13];&quot;51&quot;)+COUNTIF([.C13:.K13];&quot;51☻&quot;)+COUNTIF([.C13:.K13];&quot;2&quot;)+COUNTIF([.C13:.K13];&quot;52&quot;)+COUNTIF([.C13:.K13];&quot;52☻&quot;)" office:value-type="float" office:value="2">
            <text:p>2</text:p>
          </table:table-cell>
          <table:table-cell/>
          <table:table-cell table:style-name="ce2" table:formula="oooc:=[$februar.$W$13]" office:value-type="string" office:string-value="BOL">
            <text:p>BOL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13">
            <text:p>13. maj 08</text:p>
          </table:table-cell>
          <table:table-cell table:style-name="ce82" table:formula="oooc:=TEXT([.A14];&quot;Ddd&quot;)" office:value-type="string" office:string-value="tor">
            <text:p>tor</text:p>
          </table:table-cell>
          <table:table-cell table:style-name="ce3" office:value-type="string">
            <text:p>11-19</text:p>
          </table:table-cell>
          <table:table-cell table:style-name="ce2" office:value-type="string">
            <office:annotation draw:style-name="gr1" draw:text-style-name="P1" svg:width="2.872cm" svg:height="0.595cm" svg:x="6.348cm" svg:y="7.601cm" draw:caption-point-x="-6.348cm" draw:caption-point-y="-7.601cm">
              <dc:date>2008-12-24T00:00:00</dc:date>
              <text:p text:style-name="P1"><text:span text:style-name="T1">dopust 13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51"/>
          <table:table-cell table:style-name="ce3" office:value-type="string">
            <office:annotation draw:style-name="gr1" draw:text-style-name="P1" svg:width="2.873cm" svg:height="0.595cm" svg:x="14.129cm" svg:y="7.601cm" draw:caption-point-x="-14.129cm" draw:caption-point-y="-7.601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3" office:value-type="string">
            <office:annotation draw:style-name="gr1" draw:text-style-name="P1" svg:width="2.871cm" svg:height="0.95cm" svg:x="15.427cm" svg:y="7.601cm" draw:caption-point-x="-15.427cm" draw:caption-point-y="-7.601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83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84" table:formula="oooc:=COUNTIF([.C14:.K14];&quot;51&quot;)+COUNTIF([.C14:.K14];&quot;51☻&quot;)" office:value-type="float" office:value="1">
            <text:p>1</text:p>
          </table:table-cell>
          <table:table-cell table:style-name="ce84" table:formula="oooc:=COUNTIF([.C14:.K14];&quot;52&quot;)+COUNTIF([.C14:.K14];&quot;52☻&quot;)" office:value-type="float" office:value="1">
            <text:p>1</text:p>
          </table:table-cell>
          <table:table-cell table:style-name="ce84" table:formula="oooc:=COUNTIF([.C14:.K14];&quot;11-19&quot;)+COUNTIF([.C14:.K14];&quot;2&quot;)" office:value-type="float" office:value="1">
            <text:p>1</text:p>
          </table:table-cell>
          <table:table-cell table:style-name="ce84" table:formula="oooc:=COUNTIF([.C14:.K14];&quot;U&quot;)+COUNTIF([.C14:.K14];&quot;U☻&quot;)" office:value-type="float" office:value="1">
            <text:p>1</text:p>
          </table:table-cell>
          <table:table-cell table:style-name="ce84" table:formula="oooc:=COUNTIF([.C14:.K14];&quot;KVIT&quot;)+COUNTIF([.C14:.K14];&quot;KVIT☻&quot;)" office:value-type="float" office:value="1">
            <text:p>1</text:p>
          </table:table-cell>
          <table:table-cell table:style-name="ce85" table:formula="oooc:=COUNTBLANK([.C14:.K14])" office:value-type="float" office:value="1">
            <text:p>1</text:p>
          </table:table-cell>
          <table:table-cell table:style-name="ce86" table:formula="oooc:=COUNTIF([.C14:.K14];&quot;x&quot;)" office:value-type="float" office:value="1">
            <text:p>1</text:p>
          </table:table-cell>
          <table:table-cell table:style-name="ce87" table:formula="oooc:=COUNTIF([.C14:.K14];&quot;51&quot;)+COUNTIF([.C14:.K14];&quot;51☻&quot;)+COUNTIF([.C14:.K14];&quot;2&quot;)+COUNTIF([.C14:.K14];&quot;52&quot;)+COUNTIF([.C14:.K14];&quot;52☻&quot;)" office:value-type="float" office:value="2">
            <text:p>2</text:p>
          </table:table-cell>
          <table:table-cell/>
          <table:table-cell table:style-name="ce6" table:formula="oooc:=[$februar.$W$14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14">
            <text:p>14. maj 08</text:p>
          </table:table-cell>
          <table:table-cell table:style-name="ce82" table:formula="oooc:=TEXT([.A15];&quot;Ddd&quot;)" office:value-type="string" office:string-value="sre">
            <text:p>sre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office:annotation draw:style-name="gr1" draw:text-style-name="P1" svg:width="2.872cm" svg:height="0.568cm" svg:x="6.348cm" svg:y="8.3cm" draw:caption-point-x="-6.348cm" draw:caption-point-y="-8.3cm">
              <dc:date>2008-12-24T00:00:00</dc:date>
              <text:p text:style-name="P1"><text:span text:style-name="T1">Vaje</text:span></text:p>
            </office:annotation>
            <text:p>KVIT</text:p>
          </table:table-cell>
          <table:table-cell table:style-name="ce3" office:value-type="string">
            <office:annotation draw:style-name="gr1" draw:text-style-name="P1" svg:width="2.872cm" svg:height="0.596cm" svg:x="7.645cm" svg:y="8.3cm" draw:caption-point-x="-7.645cm" draw:caption-point-y="-8.3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2" office:value-type="string">
            <text:p>U☻</text:p>
          </table:table-cell>
          <table:table-cell table:style-name="ce30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51cm" svg:x="15.427cm" svg:y="8.3cm" draw:caption-point-x="-15.427cm" draw:caption-point-y="-8.3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83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84" table:formula="oooc:=COUNTIF([.C15:.K15];&quot;51&quot;)+COUNTIF([.C15:.K15];&quot;51☻&quot;)" office:value-type="float" office:value="1">
            <text:p>1</text:p>
          </table:table-cell>
          <table:table-cell table:style-name="ce84" table:formula="oooc:=COUNTIF([.C15:.K15];&quot;52&quot;)+COUNTIF([.C15:.K15];&quot;52☻&quot;)" office:value-type="float" office:value="1">
            <text:p>1</text:p>
          </table:table-cell>
          <table:table-cell table:style-name="ce84" table:formula="oooc:=COUNTIF([.C15:.K15];&quot;11-19&quot;)+COUNTIF([.C15:.K15];&quot;2&quot;)" office:value-type="float" office:value="1">
            <text:p>1</text:p>
          </table:table-cell>
          <table:table-cell table:style-name="ce84" table:formula="oooc:=COUNTIF([.C15:.K15];&quot;U&quot;)+COUNTIF([.C15:.K15];&quot;U☻&quot;)" office:value-type="float" office:value="1">
            <text:p>1</text:p>
          </table:table-cell>
          <table:table-cell table:style-name="ce84" table:formula="oooc:=COUNTIF([.C15:.K15];&quot;KVIT&quot;)+COUNTIF([.C15:.K15];&quot;KVIT☻&quot;)" office:value-type="float" office:value="2">
            <text:p>2</text:p>
          </table:table-cell>
          <table:table-cell table:style-name="ce85" table:formula="oooc:=COUNTBLANK([.C15:.K15])" office:value-type="float" office:value="1">
            <text:p>1</text:p>
          </table:table-cell>
          <table:table-cell table:style-name="ce86" table:formula="oooc:=COUNTIF([.C15:.K15];&quot;x&quot;)" office:value-type="float" office:value="1">
            <text:p>1</text:p>
          </table:table-cell>
          <table:table-cell table:style-name="ce87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/>
          <table:table-cell table:style-name="ce3" table:formula="oooc:=[$februar.$W$15]" office:value-type="string" office:string-value="SO">
            <text:p>SO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15">
            <text:p>15. maj 08</text:p>
          </table:table-cell>
          <table:table-cell table:style-name="ce82" table:formula="oooc:=TEXT([.A16];&quot;Ddd&quot;)" office:value-type="string" office:string-value="čet">
            <text:p>čet</text:p>
          </table:table-cell>
          <table:table-cell table:style-name="ce2" office:value-type="string">
            <text:p>51☻</text:p>
          </table:table-cell>
          <table:table-cell table:style-name="ce2" office:value-type="string">
            <office:annotation draw:style-name="gr1" draw:text-style-name="P1" svg:width="2.872cm" svg:height="1.757cm" svg:x="6.348cm" svg:y="8.999cm" draw:caption-point-x="-6.348cm" draw:caption-point-y="-8.999cm">
              <dc:date>2008-12-24T00:00:00</dc:date>
              <text:p text:style-name="P1"><text:span text:style-name="T1">Vaje</text:span></text:p>
            </office:annotation>
            <text:p>KVIT</text:p>
          </table:table-cell>
          <table:table-cell table:style-name="ce2" office:value-type="string">
            <office:annotation draw:style-name="gr1" draw:text-style-name="P1" svg:width="2.872cm" svg:height="1.375cm" svg:x="7.645cm" svg:y="8.999cm" draw:caption-point-x="-7.645cm" draw:caption-point-y="-8.999cm">
              <dc:date>2008-12-24T00:00:00</dc:date>
              <text:p text:style-name="P1"><text:span text:style-name="T1">dežurstvo 15 in 21.maja na nevro.</text:span></text:p>
            </office:annotation>
            <text:p>U</text:p>
          </table:table-cell>
          <table:table-cell table:style-name="ce25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3cm" svg:height="0.596cm" svg:x="11.535cm" svg:y="8.999cm" draw:caption-point-x="-11.535cm" draw:caption-point-y="-8.999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14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24cm" svg:x="15.427cm" svg:y="8.999cm" draw:caption-point-x="-15.427cm" draw:caption-point-y="-8.999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83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84" table:formula="oooc:=COUNTIF([.C16:.K16];&quot;51&quot;)+COUNTIF([.C16:.K16];&quot;51☻&quot;)" office:value-type="float" office:value="1">
            <text:p>1</text:p>
          </table:table-cell>
          <table:table-cell table:style-name="ce84" table:formula="oooc:=COUNTIF([.C16:.K16];&quot;52&quot;)+COUNTIF([.C16:.K16];&quot;52☻&quot;)" office:value-type="float" office:value="1">
            <text:p>1</text:p>
          </table:table-cell>
          <table:table-cell table:style-name="ce84" table:formula="oooc:=COUNTIF([.C16:.K16];&quot;11-19&quot;)+COUNTIF([.C16:.K16];&quot;2&quot;)" office:value-type="float" office:value="1">
            <text:p>1</text:p>
          </table:table-cell>
          <table:table-cell table:style-name="ce84" table:formula="oooc:=COUNTIF([.C16:.K16];&quot;U&quot;)+COUNTIF([.C16:.K16];&quot;U☻&quot;)" office:value-type="float" office:value="1">
            <text:p>1</text:p>
          </table:table-cell>
          <table:table-cell table:style-name="ce84" table:formula="oooc:=COUNTIF([.C16:.K16];&quot;KVIT&quot;)+COUNTIF([.C16:.K16];&quot;KVIT☻&quot;)" office:value-type="float" office:value="2">
            <text:p>2</text:p>
          </table:table-cell>
          <table:table-cell table:style-name="ce85" table:formula="oooc:=COUNTBLANK([.C16:.K16])" office:value-type="float" office:value="1">
            <text:p>1</text:p>
          </table:table-cell>
          <table:table-cell table:style-name="ce86" table:formula="oooc:=COUNTIF([.C16:.K16];&quot;x&quot;)" office:value-type="float" office:value="1">
            <text:p>1</text:p>
          </table:table-cell>
          <table:table-cell table:style-name="ce87" table:formula="oooc:=COUNTIF([.C16:.K16];&quot;51&quot;)+COUNTIF([.C16:.K16];&quot;51☻&quot;)+COUNTIF([.C16:.K16];&quot;2&quot;)+COUNTIF([.C16:.K16];&quot;52&quot;)+COUNTIF([.C16:.K16];&quot;52☻&quot;)" office:value-type="float" office:value="2">
            <text:p>2</text:p>
          </table:table-cell>
          <table:table-cell table:style-name="ce13"/>
          <table:table-cell table:style-name="ce7" table:formula="oooc:=[$februar.$W$16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16">
            <text:p>16. maj 08</text:p>
          </table:table-cell>
          <table:table-cell table:style-name="ce82" table:formula="oooc:=TEXT([.A17];&quot;Ddd&quot;)" office:value-type="string" office:string-value="pet">
            <text:p>pet</text:p>
          </table:table-cell>
          <table:table-cell table:style-name="ce3" office:value-type="string">
            <office:annotation draw:style-name="gr1" draw:text-style-name="P1" svg:width="2.872cm" svg:height="0.595cm" svg:x="5.051cm" svg:y="9.699cm" draw:caption-point-x="-5.051cm" draw:caption-point-y="-9.699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3cm" svg:height="0.978cm" svg:x="10.238cm" svg:y="9.699cm" draw:caption-point-x="-10.238cm" draw:caption-point-y="-9.699cm">
              <dc:date>2008-12-24T00:00:00</dc:date>
              <text:p text:style-name="P1"><text:span text:style-name="T1">prost dan, petek 16.05</text:span></text:p>
            </office:annotation>
            <text:p>D</text:p>
          </table:table-cell>
          <table:table-cell table:style-name="ce8" office:value-type="float" office:value="52">
            <text:p>52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51cm" svg:x="15.427cm" svg:y="9.699cm" draw:caption-point-x="-15.427cm" draw:caption-point-y="-9.699cm">
              <dc:date>2008-12-24T00:00:00</dc:date>
              <text:p text:style-name="P1"><text:span text:style-name="T1">dopust od 5.-16.maja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83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84" table:formula="oooc:=COUNTIF([.C17:.K17];&quot;51&quot;)+COUNTIF([.C17:.K17];&quot;51☻&quot;)" office:value-type="float" office:value="1">
            <text:p>1</text:p>
          </table:table-cell>
          <table:table-cell table:style-name="ce84" table:formula="oooc:=COUNTIF([.C17:.K17];&quot;52&quot;)+COUNTIF([.C17:.K17];&quot;52☻&quot;)" office:value-type="float" office:value="1">
            <text:p>1</text:p>
          </table:table-cell>
          <table:table-cell table:style-name="ce84" table:formula="oooc:=COUNTIF([.C17:.K17];&quot;11-19&quot;)+COUNTIF([.C17:.K17];&quot;2&quot;)" office:value-type="float" office:value="1">
            <text:p>1</text:p>
          </table:table-cell>
          <table:table-cell table:style-name="ce84" table:formula="oooc:=COUNTIF([.C17:.K17];&quot;U&quot;)+COUNTIF([.C17:.K17];&quot;U☻&quot;)" office:value-type="float" office:value="1">
            <text:p>1</text:p>
          </table:table-cell>
          <table:table-cell table:style-name="ce84" table:formula="oooc:=COUNTIF([.C17:.K17];&quot;KVIT&quot;)+COUNTIF([.C17:.K17];&quot;KVIT☻&quot;)" office:value-type="float" office:value="1">
            <text:p>1</text:p>
          </table:table-cell>
          <table:table-cell table:style-name="ce85" table:formula="oooc:=COUNTBLANK([.C17:.K17])" office:value-type="float" office:value="1">
            <text:p>1</text:p>
          </table:table-cell>
          <table:table-cell table:style-name="ce86" table:formula="oooc:=COUNTIF([.C17:.K17];&quot;x&quot;)" office:value-type="float" office:value="1">
            <text:p>1</text:p>
          </table:table-cell>
          <table:table-cell table:style-name="ce87" table:formula="oooc:=COUNTIF([.C17:.K17];&quot;51&quot;)+COUNTIF([.C17:.K17];&quot;51☻&quot;)+COUNTIF([.C17:.K17];&quot;2&quot;)+COUNTIF([.C17:.K17];&quot;52&quot;)+COUNTIF([.C17:.K17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5-17">
            <text:p>17. maj 08</text:p>
          </table:table-cell>
          <table:table-cell table:style-name="ce81" table:formula="oooc:=TEXT([.A18];&quot;Ddd&quot;)" office:value-type="string" office:string-value="sob">
            <text:p>sob</text:p>
          </table:table-cell>
          <table:table-cell table:style-name="ce20">
            <office:annotation draw:style-name="gr1" draw:text-style-name="P1" svg:width="2.872cm" svg:height="0.978cm" svg:x="5.051cm" svg:y="10.398cm" draw:caption-point-x="-5.051cm" draw:caption-point-y="-10.398cm">
              <dc:date>2008-12-24T00:00:00</dc:date>
              <text:p text:style-name="P1"><text:span text:style-name="T1">vikend 12. 13. ali 19. 20. maj </text:span></text:p>
            </office:annotation>
          </table:table-cell>
          <table:table-cell table:style-name="ce71"/>
          <table:table-cell table:style-name="ce19"/>
          <table:table-cell table:style-name="ce6" office:value-type="string">
            <text:p>☻</text:p>
          </table:table-cell>
          <table:table-cell table:style-name="ce20" table:number-columns-repeated="2"/>
          <table:table-cell table:style-name="ce72"/>
          <table:table-cell table:style-name="ce71"/>
          <table:table-cell table:style-name="ce20"/>
          <table:table-cell table:style-name="ce33" office:value-type="string">
            <text:p>ŠOŠ</text:p>
          </table:table-cell>
          <table:table-cell table:style-name="ce83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84" table:formula="oooc:=COUNTIF([.C18:.K18];&quot;51&quot;)+COUNTIF([.C18:.K18];&quot;51☻&quot;)" office:value-type="float" office:value="0">
            <text:p>0</text:p>
          </table:table-cell>
          <table:table-cell table:style-name="ce84" table:formula="oooc:=COUNTIF([.C18:.K18];&quot;52&quot;)+COUNTIF([.C18:.K18];&quot;52☻&quot;)" office:value-type="float" office:value="0">
            <text:p>0</text:p>
          </table:table-cell>
          <table:table-cell table:style-name="ce84" table:formula="oooc:=COUNTIF([.C18:.K18];&quot;11-19&quot;)+COUNTIF([.C18:.K18];&quot;2&quot;)" office:value-type="float" office:value="0">
            <text:p>0</text:p>
          </table:table-cell>
          <table:table-cell table:style-name="ce84" table:formula="oooc:=COUNTIF([.C18:.K18];&quot;U&quot;)+COUNTIF([.C18:.K18];&quot;U☻&quot;)" office:value-type="float" office:value="0">
            <text:p>0</text:p>
          </table:table-cell>
          <table:table-cell table:style-name="ce84" table:formula="oooc:=COUNTIF([.C18:.K18];&quot;KVIT&quot;)+COUNTIF([.C18:.K18];&quot;KVIT☻&quot;)" office:value-type="float" office:value="0">
            <text:p>0</text:p>
          </table:table-cell>
          <table:table-cell table:style-name="ce85" table:formula="oooc:=COUNTBLANK([.C18:.K18])" office:value-type="float" office:value="8">
            <text:p>8</text:p>
          </table:table-cell>
          <table:table-cell table:style-name="ce86" table:formula="oooc:=COUNTIF([.C18:.K18];&quot;x&quot;)" office:value-type="float" office:value="0">
            <text:p>0</text:p>
          </table:table-cell>
          <table:table-cell table:style-name="ce87" table:formula="oooc:=COUNTIF([.C18:.K18];&quot;51&quot;)+COUNTIF([.C18:.K18];&quot;51☻&quot;)+COUNTIF([.C18:.K18];&quot;2&quot;)+COUNTIF([.C18:.K18];&quot;52&quot;)+COUNTIF([.C18:.K18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5-18">
            <text:p>18. maj 08</text:p>
          </table:table-cell>
          <table:table-cell table:style-name="ce81" table:formula="oooc:=TEXT([.A19];&quot;Ddd&quot;)" office:value-type="string" office:string-value="ned">
            <text:p>ned</text:p>
          </table:table-cell>
          <table:table-cell table:style-name="ce71"/>
          <table:table-cell table:style-name="ce20"/>
          <table:table-cell table:style-name="ce19"/>
          <table:table-cell table:style-name="ce6" office:value-type="string">
            <text:p>☻</text:p>
          </table:table-cell>
          <table:table-cell table:style-name="ce20"/>
          <table:table-cell table:style-name="ce20">
            <office:annotation draw:style-name="gr1" draw:text-style-name="P1" svg:width="2.873cm" svg:height="0.595cm" svg:x="11.535cm" svg:y="11.098cm" draw:caption-point-x="-11.535cm" draw:caption-point-y="-11.098cm">
              <dc:date>2008-12-24T00:00:00</dc:date>
              <text:p text:style-name="P1"><text:span text:style-name="T1">Pučnik</text:span></text:p>
            </office:annotation>
          </table:table-cell>
          <table:table-cell table:style-name="ce20" table:number-columns-repeated="3"/>
          <table:table-cell table:style-name="ce33" office:value-type="string">
            <text:p>ŠOŠ</text:p>
          </table:table-cell>
          <table:table-cell table:style-name="ce83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84" table:formula="oooc:=COUNTIF([.C19:.K19];&quot;51&quot;)+COUNTIF([.C19:.K19];&quot;51☻&quot;)" office:value-type="float" office:value="0">
            <text:p>0</text:p>
          </table:table-cell>
          <table:table-cell table:style-name="ce84" table:formula="oooc:=COUNTIF([.C19:.K19];&quot;52&quot;)+COUNTIF([.C19:.K19];&quot;52☻&quot;)" office:value-type="float" office:value="0">
            <text:p>0</text:p>
          </table:table-cell>
          <table:table-cell table:style-name="ce84" table:formula="oooc:=COUNTIF([.C19:.K19];&quot;11-19&quot;)+COUNTIF([.C19:.K19];&quot;2&quot;)" office:value-type="float" office:value="0">
            <text:p>0</text:p>
          </table:table-cell>
          <table:table-cell table:style-name="ce84" table:formula="oooc:=COUNTIF([.C19:.K19];&quot;U&quot;)+COUNTIF([.C19:.K19];&quot;U☻&quot;)" office:value-type="float" office:value="0">
            <text:p>0</text:p>
          </table:table-cell>
          <table:table-cell table:style-name="ce84" table:formula="oooc:=COUNTIF([.C19:.K19];&quot;KVIT&quot;)+COUNTIF([.C19:.K19];&quot;KVIT☻&quot;)" office:value-type="float" office:value="0">
            <text:p>0</text:p>
          </table:table-cell>
          <table:table-cell table:style-name="ce85" table:formula="oooc:=COUNTBLANK([.C19:.K19])" office:value-type="float" office:value="8">
            <text:p>8</text:p>
          </table:table-cell>
          <table:table-cell table:style-name="ce86" table:formula="oooc:=COUNTIF([.C19:.K19];&quot;x&quot;)" office:value-type="float" office:value="0">
            <text:p>0</text:p>
          </table:table-cell>
          <table:table-cell table:style-name="ce87" table:formula="oooc:=COUNTIF([.C19:.K19];&quot;51&quot;)+COUNTIF([.C19:.K19];&quot;51☻&quot;)+COUNTIF([.C19:.K19];&quot;2&quot;)+COUNTIF([.C19:.K19];&quot;52&quot;)+COUNTIF([.C19:.K19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19">
            <text:p>19. maj 08</text:p>
          </table:table-cell>
          <table:table-cell table:style-name="ce82" table:formula="oooc:=TEXT([.A20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1.374cm" svg:x="5.051cm" svg:y="11.797cm" draw:caption-point-x="-5.051cm" draw:caption-point-y="-11.797cm">
              <dc:date>2008-12-24T00:00:00</dc:date>
              <text:p text:style-name="P1"><text:span text:style-name="T1">19. <text:s/>20., 21. in 22. maj prosto, 23. maj</text:span></text:p>
            </office:annotation>
            <text:p>D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2cm" svg:height="0.596cm" svg:x="8.942cm" svg:y="11.797cm" draw:caption-point-x="-8.942cm" draw:caption-point-y="-11.797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3" office:value-type="float" office:value="52">
            <text:p>52</text:p>
          </table:table-cell>
          <table:table-cell table:style-name="ce2" office:value-type="string">
            <text:p>51☻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D</text:p>
          </table:table-cell>
          <table:table-cell table:style-name="ce33" office:value-type="string">
            <text:p>ŠOŠ</text:p>
          </table:table-cell>
          <table:table-cell table:style-name="ce83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84" table:formula="oooc:=COUNTIF([.C20:.K20];&quot;51&quot;)+COUNTIF([.C20:.K20];&quot;51☻&quot;)" office:value-type="float" office:value="1">
            <text:p>1</text:p>
          </table:table-cell>
          <table:table-cell table:style-name="ce84" table:formula="oooc:=COUNTIF([.C20:.K20];&quot;52&quot;)+COUNTIF([.C20:.K20];&quot;52☻&quot;)" office:value-type="float" office:value="1">
            <text:p>1</text:p>
          </table:table-cell>
          <table:table-cell table:style-name="ce84" table:formula="oooc:=COUNTIF([.C20:.K20];&quot;11-19&quot;)+COUNTIF([.C20:.K20];&quot;2&quot;)" office:value-type="float" office:value="1">
            <text:p>1</text:p>
          </table:table-cell>
          <table:table-cell table:style-name="ce84" table:formula="oooc:=COUNTIF([.C20:.K20];&quot;U&quot;)+COUNTIF([.C20:.K20];&quot;U☻&quot;)" office:value-type="float" office:value="1">
            <text:p>1</text:p>
          </table:table-cell>
          <table:table-cell table:style-name="ce84" table:formula="oooc:=COUNTIF([.C20:.K20];&quot;KVIT&quot;)+COUNTIF([.C20:.K20];&quot;KVIT☻&quot;)" office:value-type="float" office:value="1">
            <text:p>1</text:p>
          </table:table-cell>
          <table:table-cell table:style-name="ce85" table:formula="oooc:=COUNTBLANK([.C20:.K20])" office:value-type="float" office:value="1">
            <text:p>1</text:p>
          </table:table-cell>
          <table:table-cell table:style-name="ce86" table:formula="oooc:=COUNTIF([.C20:.K20];&quot;x&quot;)" office:value-type="float" office:value="1">
            <text:p>1</text:p>
          </table:table-cell>
          <table:table-cell table:style-name="ce87" table:formula="oooc:=COUNTIF([.C20:.K20];&quot;51&quot;)+COUNTIF([.C20:.K20];&quot;51☻&quot;)+COUNTIF([.C20:.K20];&quot;2&quot;)+COUNTIF([.C20:.K20];&quot;52&quot;)+COUNTIF([.C20:.K20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20">
            <text:p>20. maj 08</text:p>
          </table:table-cell>
          <table:table-cell table:style-name="ce82" table:formula="oooc:=TEXT([.A21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2cm" svg:height="1.375cm" svg:x="5.051cm" svg:y="12.496cm" draw:caption-point-x="-5.051cm" draw:caption-point-y="-12.496cm">
              <dc:date>2008-12-24T00:00:00</dc:date>
              <text:p text:style-name="P1"><text:span text:style-name="T1">19. <text:s/>20., 21. in 22. maj prosto, 23. maj</text:span></text:p>
            </office:annotation>
            <text:p>D</text:p>
          </table:table-cell>
          <table:table-cell table:style-name="ce25" office:value-type="string">
            <text:p>KVIT</text:p>
          </table:table-cell>
          <table:table-cell table:style-name="ce2" office:value-type="string">
            <office:annotation draw:style-name="gr1" draw:text-style-name="P1" svg:width="2.872cm" svg:height="1.782cm" svg:x="7.645cm" svg:y="12.496cm" draw:caption-point-x="-7.645cm" draw:caption-point-y="-12.496cm">
              <dc:date>2008-12-24T00:00:00</dc:date>
              <text:p text:style-name="P1"><text:span text:style-name="T1">20 maja bi dodatno vzela dopust, ker rabijo 2 v Izoli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3cm" svg:height="0.596cm" svg:x="11.535cm" svg:y="12.496cm" draw:caption-point-x="-11.535cm" draw:caption-point-y="-12.496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ŠOŠ</text:p>
          </table:table-cell>
          <table:table-cell table:style-name="ce83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84" table:formula="oooc:=COUNTIF([.C21:.K21];&quot;51&quot;)+COUNTIF([.C21:.K21];&quot;51☻&quot;)" office:value-type="float" office:value="1">
            <text:p>1</text:p>
          </table:table-cell>
          <table:table-cell table:style-name="ce84" table:formula="oooc:=COUNTIF([.C21:.K21];&quot;52&quot;)+COUNTIF([.C21:.K21];&quot;52☻&quot;)" office:value-type="float" office:value="1">
            <text:p>1</text:p>
          </table:table-cell>
          <table:table-cell table:style-name="ce84" table:formula="oooc:=COUNTIF([.C21:.K21];&quot;11-19&quot;)+COUNTIF([.C21:.K21];&quot;2&quot;)" office:value-type="float" office:value="1">
            <text:p>1</text:p>
          </table:table-cell>
          <table:table-cell table:style-name="ce84" table:formula="oooc:=COUNTIF([.C21:.K21];&quot;U&quot;)+COUNTIF([.C21:.K21];&quot;U☻&quot;)" office:value-type="float" office:value="1">
            <text:p>1</text:p>
          </table:table-cell>
          <table:table-cell table:style-name="ce84" table:formula="oooc:=COUNTIF([.C21:.K21];&quot;KVIT&quot;)+COUNTIF([.C21:.K21];&quot;KVIT☻&quot;)" office:value-type="float" office:value="1">
            <text:p>1</text:p>
          </table:table-cell>
          <table:table-cell table:style-name="ce85" table:formula="oooc:=COUNTBLANK([.C21:.K21])" office:value-type="float" office:value="1">
            <text:p>1</text:p>
          </table:table-cell>
          <table:table-cell table:style-name="ce86" table:formula="oooc:=COUNTIF([.C21:.K21];&quot;x&quot;)" office:value-type="float" office:value="1">
            <text:p>1</text:p>
          </table:table-cell>
          <table:table-cell table:style-name="ce87" table:formula="oooc:=COUNTIF([.C21:.K21];&quot;51&quot;)+COUNTIF([.C21:.K21];&quot;51☻&quot;)+COUNTIF([.C21:.K21];&quot;2&quot;)+COUNTIF([.C21:.K21];&quot;52&quot;)+COUNTIF([.C21:.K21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21">
            <text:p>21. maj 08</text:p>
          </table:table-cell>
          <table:table-cell table:style-name="ce82" table:formula="oooc:=TEXT([.A22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872cm" svg:height="1.374cm" svg:x="5.051cm" svg:y="13.196cm" draw:caption-point-x="-5.051cm" draw:caption-point-y="-13.196cm">
              <dc:date>2008-12-24T00:00:00</dc:date>
              <text:p text:style-name="P1"><text:span text:style-name="T1">19. <text:s/>20., 21. in 22. maj prosto, 23. maj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office:annotation draw:style-name="gr1" draw:text-style-name="P1" svg:width="2.872cm" svg:height="1.374cm" svg:x="7.645cm" svg:y="13.196cm" draw:caption-point-x="-7.645cm" draw:caption-point-y="-13.196cm">
              <dc:date>2008-12-24T00:00:00</dc:date>
              <text:p text:style-name="P1"><text:span text:style-name="T1">dežurstvo 15 in 21.maja na nevro.</text:span></text:p>
            </office:annotation>
            <text:p>U</text:p>
          </table:table-cell>
          <table:table-cell table:style-name="ce2" office:value-type="string">
            <text:p>51☻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595cm" svg:x="14.129cm" svg:y="13.196cm" draw:caption-point-x="-14.129cm" draw:caption-point-y="-13.196cm">
              <dc:date>2008-12-24T00:00:00</dc:date>
              <text:p text:style-name="P1"><text:span text:style-name="T1">IZ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0.595cm" svg:x="15.427cm" svg:y="13.196cm" draw:caption-point-x="-15.427cm" draw:caption-point-y="-13.196cm">
              <dc:date>2008-12-24T00:00:00</dc:date>
              <text:p text:style-name="P1"><text:span text:style-name="T1">IZ</text:span></text:p>
            </office:annotation>
            <text:p>X</text:p>
          </table:table-cell>
          <table:table-cell table:style-name="ce33" office:value-type="string">
            <text:p>ŠOŠ</text:p>
          </table:table-cell>
          <table:table-cell table:style-name="ce83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84" table:formula="oooc:=COUNTIF([.C22:.K22];&quot;51&quot;)+COUNTIF([.C22:.K22];&quot;51☻&quot;)" office:value-type="float" office:value="1">
            <text:p>1</text:p>
          </table:table-cell>
          <table:table-cell table:style-name="ce84" table:formula="oooc:=COUNTIF([.C22:.K22];&quot;52&quot;)+COUNTIF([.C22:.K22];&quot;52☻&quot;)" office:value-type="float" office:value="1">
            <text:p>1</text:p>
          </table:table-cell>
          <table:table-cell table:style-name="ce84" table:formula="oooc:=COUNTIF([.C22:.K22];&quot;11-19&quot;)+COUNTIF([.C22:.K22];&quot;2&quot;)" office:value-type="float" office:value="1">
            <text:p>1</text:p>
          </table:table-cell>
          <table:table-cell table:style-name="ce84" table:formula="oooc:=COUNTIF([.C22:.K22];&quot;U&quot;)+COUNTIF([.C22:.K22];&quot;U☻&quot;)" office:value-type="float" office:value="1">
            <text:p>1</text:p>
          </table:table-cell>
          <table:table-cell table:style-name="ce84" table:formula="oooc:=COUNTIF([.C22:.K22];&quot;KVIT&quot;)+COUNTIF([.C22:.K22];&quot;KVIT☻&quot;)" office:value-type="float" office:value="1">
            <text:p>1</text:p>
          </table:table-cell>
          <table:table-cell table:style-name="ce85" table:formula="oooc:=COUNTBLANK([.C22:.K22])" office:value-type="float" office:value="1">
            <text:p>1</text:p>
          </table:table-cell>
          <table:table-cell table:style-name="ce86" table:formula="oooc:=COUNTIF([.C22:.K22];&quot;x&quot;)" office:value-type="float" office:value="1">
            <text:p>1</text:p>
          </table:table-cell>
          <table:table-cell table:style-name="ce87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22">
            <text:p>22. maj 08</text:p>
          </table:table-cell>
          <table:table-cell table:style-name="ce82" table:formula="oooc:=TEXT([.A23];&quot;Ddd&quot;)" office:value-type="string" office:string-value="čet">
            <text:p>čet</text:p>
          </table:table-cell>
          <table:table-cell table:style-name="ce3" office:value-type="string">
            <office:annotation draw:style-name="gr1" draw:text-style-name="P1" svg:width="2.872cm" svg:height="1.374cm" svg:x="5.051cm" svg:y="13.895cm" draw:caption-point-x="-5.051cm" draw:caption-point-y="-13.895cm">
              <dc:date>2008-12-24T00:00:00</dc:date>
              <text:p text:style-name="P1"><text:span text:style-name="T1">19. <text:s/>20., 21. in 22. maj prosto, 23. maj</text:span></text:p>
            </office:annotation>
            <text:p>D</text:p>
          </table:table-cell>
          <table:table-cell table:style-name="ce2" office:value-type="string">
            <office:annotation draw:style-name="gr1" draw:text-style-name="P1" svg:width="2.872cm" svg:height="0.978cm" svg:x="6.348cm" svg:y="13.895cm" draw:caption-point-x="-6.348cm" draw:caption-point-y="-13.895cm">
              <dc:date>2008-12-24T00:00:00</dc:date>
              <text:p text:style-name="P1"><text:span text:style-name="T1">vaje 22.5 od 11. ure</text:span></text:p>
            </office:annotation>
            <text:p>KVI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78cm" svg:x="14.129cm" svg:y="13.895cm" draw:caption-point-x="-14.129cm" draw:caption-point-y="-13.895cm">
              <dc:date>2008-12-24T00:00:00</dc:date>
              <text:p text:style-name="P1"><text:span text:style-name="T1">dožurstvo 22.5. in 26.5.2008.</text:span></text:p>
            </office:annotation>
            <text:p>51☻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83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84" table:formula="oooc:=COUNTIF([.C23:.K23];&quot;51&quot;)+COUNTIF([.C23:.K23];&quot;51☻&quot;)" office:value-type="float" office:value="1">
            <text:p>1</text:p>
          </table:table-cell>
          <table:table-cell table:style-name="ce84" table:formula="oooc:=COUNTIF([.C23:.K23];&quot;52&quot;)+COUNTIF([.C23:.K23];&quot;52☻&quot;)" office:value-type="float" office:value="1">
            <text:p>1</text:p>
          </table:table-cell>
          <table:table-cell table:style-name="ce84" table:formula="oooc:=COUNTIF([.C23:.K23];&quot;11-19&quot;)+COUNTIF([.C23:.K23];&quot;2&quot;)" office:value-type="float" office:value="1">
            <text:p>1</text:p>
          </table:table-cell>
          <table:table-cell table:style-name="ce84" table:formula="oooc:=COUNTIF([.C23:.K23];&quot;U&quot;)+COUNTIF([.C23:.K23];&quot;U☻&quot;)" office:value-type="float" office:value="1">
            <text:p>1</text:p>
          </table:table-cell>
          <table:table-cell table:style-name="ce84" table:formula="oooc:=COUNTIF([.C23:.K23];&quot;KVIT&quot;)+COUNTIF([.C23:.K23];&quot;KVIT☻&quot;)" office:value-type="float" office:value="2">
            <text:p>2</text:p>
          </table:table-cell>
          <table:table-cell table:style-name="ce85" table:formula="oooc:=COUNTBLANK([.C23:.K23])" office:value-type="float" office:value="1">
            <text:p>1</text:p>
          </table:table-cell>
          <table:table-cell table:style-name="ce86" table:formula="oooc:=COUNTIF([.C23:.K23];&quot;x&quot;)" office:value-type="float" office:value="1">
            <text:p>1</text:p>
          </table:table-cell>
          <table:table-cell table:style-name="ce87" table:formula="oooc:=COUNTIF([.C23:.K23];&quot;51&quot;)+COUNTIF([.C23:.K23];&quot;51☻&quot;)+COUNTIF([.C23:.K23];&quot;2&quot;)+COUNTIF([.C23:.K23];&quot;52&quot;)+COUNTIF([.C23:.K23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23">
            <text:p>23. maj 08</text:p>
          </table:table-cell>
          <table:table-cell table:style-name="ce82" table:formula="oooc:=TEXT([.A24];&quot;Ddd&quot;)" office:value-type="string" office:string-value="pet">
            <text:p>pet</text:p>
          </table:table-cell>
          <table:table-cell table:style-name="ce3" office:value-type="string">
            <office:annotation draw:style-name="gr1" draw:text-style-name="P1" svg:width="2.872cm" svg:height="1.374cm" svg:x="5.051cm" svg:y="14.595cm" draw:caption-point-x="-5.051cm" draw:caption-point-y="-14.595cm">
              <dc:date>2008-12-24T00:00:00</dc:date>
              <text:p text:style-name="P1"><text:span text:style-name="T1">19. <text:s/>20., 21. in 22. maj prosto, 23. maj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1" draw:text-style-name="P1" svg:width="2.873cm" svg:height="0.595cm" svg:x="11.535cm" svg:y="14.595cm" draw:caption-point-x="-11.535cm" draw:caption-point-y="-14.595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ŠOŠ</text:p>
          </table:table-cell>
          <table:table-cell table:style-name="ce83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84" table:formula="oooc:=COUNTIF([.C24:.K24];&quot;51&quot;)+COUNTIF([.C24:.K24];&quot;51☻&quot;)" office:value-type="float" office:value="1">
            <text:p>1</text:p>
          </table:table-cell>
          <table:table-cell table:style-name="ce84" table:formula="oooc:=COUNTIF([.C24:.K24];&quot;52&quot;)+COUNTIF([.C24:.K24];&quot;52☻&quot;)" office:value-type="float" office:value="1">
            <text:p>1</text:p>
          </table:table-cell>
          <table:table-cell table:style-name="ce84" table:formula="oooc:=COUNTIF([.C24:.K24];&quot;11-19&quot;)+COUNTIF([.C24:.K24];&quot;2&quot;)" office:value-type="float" office:value="1">
            <text:p>1</text:p>
          </table:table-cell>
          <table:table-cell table:style-name="ce84" table:formula="oooc:=COUNTIF([.C24:.K24];&quot;U&quot;)+COUNTIF([.C24:.K24];&quot;U☻&quot;)" office:value-type="float" office:value="1">
            <text:p>1</text:p>
          </table:table-cell>
          <table:table-cell table:style-name="ce84" table:formula="oooc:=COUNTIF([.C24:.K24];&quot;KVIT&quot;)+COUNTIF([.C24:.K24];&quot;KVIT☻&quot;)" office:value-type="float" office:value="1">
            <text:p>1</text:p>
          </table:table-cell>
          <table:table-cell table:style-name="ce85" table:formula="oooc:=COUNTBLANK([.C24:.K24])" office:value-type="float" office:value="1">
            <text:p>1</text:p>
          </table:table-cell>
          <table:table-cell table:style-name="ce86" table:formula="oooc:=COUNTIF([.C24:.K24];&quot;x&quot;)" office:value-type="float" office:value="1">
            <text:p>1</text:p>
          </table:table-cell>
          <table:table-cell table:style-name="ce87" table:formula="oooc:=COUNTIF([.C24:.K24];&quot;51&quot;)+COUNTIF([.C24:.K24];&quot;51☻&quot;)+COUNTIF([.C24:.K24];&quot;2&quot;)+COUNTIF([.C24:.K24];&quot;52&quot;)+COUNTIF([.C24:.K24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5-24">
            <text:p>24. maj 08</text:p>
          </table:table-cell>
          <table:table-cell table:style-name="ce81" table:formula="oooc:=TEXT([.A25];&quot;Ddd&quot;)" office:value-type="string" office:string-value="sob">
            <text:p>sob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20" table:number-columns-repeated="5"/>
          <table:table-cell table:style-name="ce19"/>
          <table:table-cell table:style-name="ce71"/>
          <table:table-cell table:style-name="ce33" office:value-type="string">
            <text:p>KNE</text:p>
          </table:table-cell>
          <table:table-cell table:style-name="ce83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84" table:formula="oooc:=COUNTIF([.C25:.K25];&quot;51&quot;)+COUNTIF([.C25:.K25];&quot;51☻&quot;)" office:value-type="float" office:value="0">
            <text:p>0</text:p>
          </table:table-cell>
          <table:table-cell table:style-name="ce84" table:formula="oooc:=COUNTIF([.C25:.K25];&quot;52&quot;)+COUNTIF([.C25:.K25];&quot;52☻&quot;)" office:value-type="float" office:value="0">
            <text:p>0</text:p>
          </table:table-cell>
          <table:table-cell table:style-name="ce84" table:formula="oooc:=COUNTIF([.C25:.K25];&quot;11-19&quot;)+COUNTIF([.C25:.K25];&quot;2&quot;)" office:value-type="float" office:value="0">
            <text:p>0</text:p>
          </table:table-cell>
          <table:table-cell table:style-name="ce84" table:formula="oooc:=COUNTIF([.C25:.K25];&quot;U&quot;)+COUNTIF([.C25:.K25];&quot;U☻&quot;)" office:value-type="float" office:value="0">
            <text:p>0</text:p>
          </table:table-cell>
          <table:table-cell table:style-name="ce84" table:formula="oooc:=COUNTIF([.C25:.K25];&quot;KVIT&quot;)+COUNTIF([.C25:.K25];&quot;KVIT☻&quot;)" office:value-type="float" office:value="0">
            <text:p>0</text:p>
          </table:table-cell>
          <table:table-cell table:style-name="ce85" table:formula="oooc:=COUNTBLANK([.C25:.K25])" office:value-type="float" office:value="8">
            <text:p>8</text:p>
          </table:table-cell>
          <table:table-cell table:style-name="ce86" table:formula="oooc:=COUNTIF([.C25:.K25];&quot;x&quot;)" office:value-type="float" office:value="0">
            <text:p>0</text:p>
          </table:table-cell>
          <table:table-cell table:style-name="ce87" table:formula="oooc:=COUNTIF([.C25:.K25];&quot;51&quot;)+COUNTIF([.C25:.K25];&quot;51☻&quot;)+COUNTIF([.C25:.K25];&quot;2&quot;)+COUNTIF([.C25:.K25];&quot;52&quot;)+COUNTIF([.C25:.K25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5-25">
            <text:p>25. maj 08</text:p>
          </table:table-cell>
          <table:table-cell table:style-name="ce81" table:formula="oooc:=TEXT([.A26];&quot;Ddd&quot;)" office:value-type="string" office:string-value="ned">
            <text:p>ned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71"/>
          <table:table-cell table:style-name="ce20" table:number-columns-repeated="3"/>
          <table:table-cell table:style-name="ce72"/>
          <table:table-cell table:style-name="ce19"/>
          <table:table-cell table:style-name="ce20"/>
          <table:table-cell table:style-name="ce33" office:value-type="string">
            <text:p>KNE</text:p>
          </table:table-cell>
          <table:table-cell table:style-name="ce83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84" table:formula="oooc:=COUNTIF([.C26:.K26];&quot;51&quot;)+COUNTIF([.C26:.K26];&quot;51☻&quot;)" office:value-type="float" office:value="0">
            <text:p>0</text:p>
          </table:table-cell>
          <table:table-cell table:style-name="ce84" table:formula="oooc:=COUNTIF([.C26:.K26];&quot;52&quot;)+COUNTIF([.C26:.K26];&quot;52☻&quot;)" office:value-type="float" office:value="0">
            <text:p>0</text:p>
          </table:table-cell>
          <table:table-cell table:style-name="ce84" table:formula="oooc:=COUNTIF([.C26:.K26];&quot;11-19&quot;)+COUNTIF([.C26:.K26];&quot;2&quot;)" office:value-type="float" office:value="0">
            <text:p>0</text:p>
          </table:table-cell>
          <table:table-cell table:style-name="ce84" table:formula="oooc:=COUNTIF([.C26:.K26];&quot;U&quot;)+COUNTIF([.C26:.K26];&quot;U☻&quot;)" office:value-type="float" office:value="0">
            <text:p>0</text:p>
          </table:table-cell>
          <table:table-cell table:style-name="ce84" table:formula="oooc:=COUNTIF([.C26:.K26];&quot;KVIT&quot;)+COUNTIF([.C26:.K26];&quot;KVIT☻&quot;)" office:value-type="float" office:value="0">
            <text:p>0</text:p>
          </table:table-cell>
          <table:table-cell table:style-name="ce85" table:formula="oooc:=COUNTBLANK([.C26:.K26])" office:value-type="float" office:value="8">
            <text:p>8</text:p>
          </table:table-cell>
          <table:table-cell table:style-name="ce86" table:formula="oooc:=COUNTIF([.C26:.K26];&quot;x&quot;)" office:value-type="float" office:value="0">
            <text:p>0</text:p>
          </table:table-cell>
          <table:table-cell table:style-name="ce87" table:formula="oooc:=COUNTIF([.C26:.K26];&quot;51&quot;)+COUNTIF([.C26:.K26];&quot;51☻&quot;)+COUNTIF([.C26:.K26];&quot;2&quot;)+COUNTIF([.C26:.K26];&quot;52&quot;)+COUNTIF([.C26:.K26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26">
            <text:p>26. maj 08</text:p>
          </table:table-cell>
          <table:table-cell table:style-name="ce82" table:formula="oooc:=TEXT([.A27];&quot;Ddd&quot;)" office:value-type="string" office:string-value="pon">
            <text:p>pon</text:p>
          </table:table-cell>
          <table:table-cell table:style-name="ce2" office:value-type="string">
            <office:annotation draw:style-name="gr1" draw:text-style-name="P1" svg:width="2.872cm" svg:height="1.374cm" svg:x="5.051cm" svg:y="16.693cm" draw:caption-point-x="-5.051cm" draw:caption-point-y="-16.693cm">
              <dc:date>2008-12-24T00:00:00</dc:date>
              <text:p text:style-name="P1"><text:span text:style-name="T1">po 26. maju, grem najbrž v Izrael,</text:span></text:p>
            </office:annotation>
            <text:p>SO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8" office:value-type="float" office:value="52">
            <text:p>52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16.693cm" draw:caption-point-x="-14.129cm" draw:caption-point-y="-16.693cm">
              <dc:date>2008-12-24T00:00:00</dc:date>
              <text:p text:style-name="P1"><text:span text:style-name="T1">dožurstvo 22.5. in 26.5.2008.</text:span></text:p>
            </office:annotation>
            <text:p>51☻</text:p>
          </table:table-cell>
          <table:table-cell table:style-name="ce2" office:value-type="string">
            <office:annotation draw:style-name="gr1" draw:text-style-name="P1" svg:width="2.871cm" svg:height="1.374cm" svg:x="15.427cm" svg:y="16.693cm" draw:caption-point-x="-15.427cm" draw:caption-point-y="-16.693cm">
              <dc:date>2008-12-24T00:00:00</dc:date>
              <text:p text:style-name="P1"><text:span text:style-name="T1">po 26. maju, grem najbrž v Izrael,</text:span></text:p>
            </office:annotation>
            <text:p>SO</text:p>
          </table:table-cell>
          <table:table-cell table:style-name="ce33" office:value-type="string">
            <text:p>KNE</text:p>
          </table:table-cell>
          <table:table-cell table:style-name="ce83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84" table:formula="oooc:=COUNTIF([.C27:.K27];&quot;51&quot;)+COUNTIF([.C27:.K27];&quot;51☻&quot;)" office:value-type="float" office:value="1">
            <text:p>1</text:p>
          </table:table-cell>
          <table:table-cell table:style-name="ce84" table:formula="oooc:=COUNTIF([.C27:.K27];&quot;52&quot;)+COUNTIF([.C27:.K27];&quot;52☻&quot;)" office:value-type="float" office:value="1">
            <text:p>1</text:p>
          </table:table-cell>
          <table:table-cell table:style-name="ce84" table:formula="oooc:=COUNTIF([.C27:.K27];&quot;11-19&quot;)+COUNTIF([.C27:.K27];&quot;2&quot;)" office:value-type="float" office:value="1">
            <text:p>1</text:p>
          </table:table-cell>
          <table:table-cell table:style-name="ce84" table:formula="oooc:=COUNTIF([.C27:.K27];&quot;U&quot;)+COUNTIF([.C27:.K27];&quot;U☻&quot;)" office:value-type="float" office:value="1">
            <text:p>1</text:p>
          </table:table-cell>
          <table:table-cell table:style-name="ce84" table:formula="oooc:=COUNTIF([.C27:.K27];&quot;KVIT&quot;)+COUNTIF([.C27:.K27];&quot;KVIT☻&quot;)" office:value-type="float" office:value="1">
            <text:p>1</text:p>
          </table:table-cell>
          <table:table-cell table:style-name="ce85" table:formula="oooc:=COUNTBLANK([.C27:.K27])" office:value-type="float" office:value="1">
            <text:p>1</text:p>
          </table:table-cell>
          <table:table-cell table:style-name="ce86" table:formula="oooc:=COUNTIF([.C27:.K27];&quot;x&quot;)" office:value-type="float" office:value="1">
            <text:p>1</text:p>
          </table:table-cell>
          <table:table-cell table:style-name="ce87" table:formula="oooc:=COUNTIF([.C27:.K27];&quot;51&quot;)+COUNTIF([.C27:.K27];&quot;51☻&quot;)+COUNTIF([.C27:.K27];&quot;2&quot;)+COUNTIF([.C27:.K27];&quot;52&quot;)+COUNTIF([.C27:.K27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5-27">
            <text:p>27. maj 08</text:p>
          </table:table-cell>
          <table:table-cell table:style-name="ce82" table:formula="oooc:=TEXT([.A28];&quot;Ddd&quot;)" office:value-type="string" office:string-value="tor">
            <text:p>tor</text:p>
          </table:table-cell>
          <table:table-cell table:style-name="ce2" office:value-type="string">
            <office:annotation draw:style-name="gr1" draw:text-style-name="P1" svg:width="2.872cm" svg:height="1.374cm" svg:x="5.051cm" svg:y="17.392cm" draw:caption-point-x="-5.051cm" draw:caption-point-y="-17.392cm">
              <dc:date>2008-12-24T00:00:00</dc:date>
              <text:p text:style-name="P1"><text:span text:style-name="T1">po 26. maju, grem najbrž v Izrael,</text:span></text:p>
            </office:annotation>
            <text:p>SO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8" office:value-type="float" office:value="52">
            <text:p>52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1cm" svg:height="1.374cm" svg:x="15.427cm" svg:y="17.392cm" draw:caption-point-x="-15.427cm" draw:caption-point-y="-17.392cm">
              <dc:date>2008-12-24T00:00:00</dc:date>
              <text:p text:style-name="P1"><text:span text:style-name="T1">po 26. maju, grem najbrž v Izrael,</text:span></text:p>
            </office:annotation>
            <text:p>SO</text:p>
          </table:table-cell>
          <table:table-cell table:style-name="ce33" office:value-type="string">
            <text:p>KON</text:p>
          </table:table-cell>
          <table:table-cell table:style-name="ce83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84" table:formula="oooc:=COUNTIF([.C28:.K28];&quot;51&quot;)+COUNTIF([.C28:.K28];&quot;51☻&quot;)" office:value-type="float" office:value="1">
            <text:p>1</text:p>
          </table:table-cell>
          <table:table-cell table:style-name="ce84" table:formula="oooc:=COUNTIF([.C28:.K28];&quot;52&quot;)+COUNTIF([.C28:.K28];&quot;52☻&quot;)" office:value-type="float" office:value="1">
            <text:p>1</text:p>
          </table:table-cell>
          <table:table-cell table:style-name="ce84" table:formula="oooc:=COUNTIF([.C28:.K28];&quot;11-19&quot;)+COUNTIF([.C28:.K28];&quot;2&quot;)" office:value-type="float" office:value="1">
            <text:p>1</text:p>
          </table:table-cell>
          <table:table-cell table:style-name="ce84" table:formula="oooc:=COUNTIF([.C28:.K28];&quot;U&quot;)+COUNTIF([.C28:.K28];&quot;U☻&quot;)" office:value-type="float" office:value="1">
            <text:p>1</text:p>
          </table:table-cell>
          <table:table-cell table:style-name="ce84" table:formula="oooc:=COUNTIF([.C28:.K28];&quot;KVIT&quot;)+COUNTIF([.C28:.K28];&quot;KVIT☻&quot;)" office:value-type="float" office:value="1">
            <text:p>1</text:p>
          </table:table-cell>
          <table:table-cell table:style-name="ce85" table:formula="oooc:=COUNTBLANK([.C28:.K28])" office:value-type="float" office:value="1">
            <text:p>1</text:p>
          </table:table-cell>
          <table:table-cell table:style-name="ce86" table:formula="oooc:=COUNTIF([.C28:.K28];&quot;x&quot;)" office:value-type="float" office:value="1">
            <text:p>1</text:p>
          </table:table-cell>
          <table:table-cell table:style-name="ce87" table:formula="oooc:=COUNTIF([.C28:.K28];&quot;51&quot;)+COUNTIF([.C28:.K28];&quot;51☻&quot;)+COUNTIF([.C28:.K28];&quot;2&quot;)+COUNTIF([.C28:.K28];&quot;52&quot;)+COUNTIF([.C28:.K28];&quot;52☻&quot;)" office:value-type="float" office:value="2">
            <text:p>2</text:p>
          </table:table-cell>
          <table:table-cell table:number-columns-repeated="2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28">
            <text:p>28. maj 08</text:p>
          </table:table-cell>
          <table:table-cell table:style-name="ce82" table:formula="oooc:=TEXT([.A29];&quot;Ddd&quot;)" office:value-type="string" office:string-value="sre">
            <text:p>sre</text:p>
          </table:table-cell>
          <table:table-cell table:style-name="ce2" office:value-type="string">
            <office:annotation draw:style-name="gr1" draw:text-style-name="P1" svg:width="2.872cm" svg:height="1.374cm" svg:x="5.051cm" svg:y="18.092cm" draw:caption-point-x="-5.051cm" draw:caption-point-y="-18.092cm">
              <dc:date>2008-12-24T00:00:00</dc:date>
              <text:p text:style-name="P1"><text:span text:style-name="T1">po 26. maju, grem najbrž v Izrael,</text:span></text:p>
            </office:annotation>
            <text:p>SO</text:p>
          </table:table-cell>
          <table:table-cell table:style-name="ce3" office:value-type="string">
            <text:p>X</text:p>
          </table:table-cell>
          <table:table-cell table:style-name="ce8" office:value-type="float" office:value="52">
            <text:p>52</text:p>
          </table:table-cell>
          <table:table-cell table:style-name="ce2" office:value-type="string">
            <office:annotation draw:style-name="gr1" draw:text-style-name="P1" svg:width="2.872cm" svg:height="0.595cm" svg:x="8.942cm" svg:y="18.092cm" draw:caption-point-x="-8.942cm" draw:caption-point-y="-18.092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U</text:p>
          </table:table-cell>
          <table:table-cell table:style-name="ce14"/>
          <table:table-cell table:style-name="ce3" office:value-type="string">
            <text:p>2</text:p>
          </table:table-cell>
          <table:table-cell table:style-name="ce2" office:value-type="string">
            <office:annotation draw:style-name="gr1" draw:text-style-name="P1" svg:width="2.871cm" svg:height="1.374cm" svg:x="15.427cm" svg:y="18.092cm" draw:caption-point-x="-15.427cm" draw:caption-point-y="-18.092cm">
              <dc:date>2008-12-24T00:00:00</dc:date>
              <text:p text:style-name="P1"><text:span text:style-name="T1">po 26. maju, grem najbrž v Izrael,</text:span></text:p>
            </office:annotation>
            <text:p>SO</text:p>
          </table:table-cell>
          <table:table-cell table:style-name="ce33" office:value-type="string">
            <text:p>PIN</text:p>
          </table:table-cell>
          <table:table-cell table:style-name="ce83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84" table:formula="oooc:=COUNTIF([.C29:.K29];&quot;51&quot;)+COUNTIF([.C29:.K29];&quot;51☻&quot;)" office:value-type="float" office:value="0">
            <text:p>0</text:p>
          </table:table-cell>
          <table:table-cell table:style-name="ce84" table:formula="oooc:=COUNTIF([.C29:.K29];&quot;52&quot;)+COUNTIF([.C29:.K29];&quot;52☻&quot;)" office:value-type="float" office:value="1">
            <text:p>1</text:p>
          </table:table-cell>
          <table:table-cell table:style-name="ce84" table:formula="oooc:=COUNTIF([.C29:.K29];&quot;11-19&quot;)+COUNTIF([.C29:.K29];&quot;2&quot;)" office:value-type="float" office:value="1">
            <text:p>1</text:p>
          </table:table-cell>
          <table:table-cell table:style-name="ce84" table:formula="oooc:=COUNTIF([.C29:.K29];&quot;U&quot;)+COUNTIF([.C29:.K29];&quot;U☻&quot;)" office:value-type="float" office:value="1">
            <text:p>1</text:p>
          </table:table-cell>
          <table:table-cell table:style-name="ce84" table:formula="oooc:=COUNTIF([.C29:.K29];&quot;KVIT&quot;)+COUNTIF([.C29:.K29];&quot;KVIT☻&quot;)" office:value-type="float" office:value="1">
            <text:p>1</text:p>
          </table:table-cell>
          <table:table-cell table:style-name="ce85" table:formula="oooc:=COUNTBLANK([.C29:.K29])" office:value-type="float" office:value="1">
            <text:p>1</text:p>
          </table:table-cell>
          <table:table-cell table:style-name="ce86" table:formula="oooc:=COUNTIF([.C29:.K29];&quot;x&quot;)" office:value-type="float" office:value="1">
            <text:p>1</text:p>
          </table:table-cell>
          <table:table-cell table:style-name="ce87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number-columns-repeated="2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29">
            <text:p>29. maj 08</text:p>
          </table:table-cell>
          <table:table-cell table:style-name="ce82" table:formula="oooc:=TEXT([.A30];&quot;Ddd&quot;)" office:value-type="string" office:string-value="čet">
            <text:p>čet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8" office:value-type="float" office:value="52">
            <text:p>52</text:p>
          </table:table-cell>
          <table:table-cell table:style-name="ce14"/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N</text:p>
          </table:table-cell>
          <table:table-cell table:style-name="ce83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84" table:formula="oooc:=COUNTIF([.C30:.K30];&quot;51&quot;)+COUNTIF([.C30:.K30];&quot;51☻&quot;)" office:value-type="float" office:value="1">
            <text:p>1</text:p>
          </table:table-cell>
          <table:table-cell table:style-name="ce84" table:formula="oooc:=COUNTIF([.C30:.K30];&quot;52&quot;)+COUNTIF([.C30:.K30];&quot;52☻&quot;)" office:value-type="float" office:value="1">
            <text:p>1</text:p>
          </table:table-cell>
          <table:table-cell table:style-name="ce84" table:formula="oooc:=COUNTIF([.C30:.K30];&quot;11-19&quot;)+COUNTIF([.C30:.K30];&quot;2&quot;)" office:value-type="float" office:value="1">
            <text:p>1</text:p>
          </table:table-cell>
          <table:table-cell table:style-name="ce84" table:formula="oooc:=COUNTIF([.C30:.K30];&quot;U&quot;)+COUNTIF([.C30:.K30];&quot;U☻&quot;)" office:value-type="float" office:value="1">
            <text:p>1</text:p>
          </table:table-cell>
          <table:table-cell table:style-name="ce84" table:formula="oooc:=COUNTIF([.C30:.K30];&quot;KVIT&quot;)+COUNTIF([.C30:.K30];&quot;KVIT☻&quot;)" office:value-type="float" office:value="2">
            <text:p>2</text:p>
          </table:table-cell>
          <table:table-cell table:style-name="ce85" table:formula="oooc:=COUNTBLANK([.C30:.K30])" office:value-type="float" office:value="1">
            <text:p>1</text:p>
          </table:table-cell>
          <table:table-cell table:style-name="ce86" table:formula="oooc:=COUNTIF([.C30:.K30];&quot;x&quot;)" office:value-type="float" office:value="1">
            <text:p>1</text:p>
          </table:table-cell>
          <table:table-cell table:style-name="ce87" table:formula="oooc:=COUNTIF([.C30:.K30];&quot;51&quot;)+COUNTIF([.C30:.K30];&quot;51☻&quot;)+COUNTIF([.C30:.K30];&quot;2&quot;)+COUNTIF([.C30:.K30];&quot;52&quot;)+COUNTIF([.C30:.K30];&quot;52☻&quot;)" office:value-type="float" office:value="2">
            <text:p>2</text:p>
          </table:table-cell>
          <table:table-cell table:number-columns-repeated="2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5-30">
            <text:p>30. maj 08</text:p>
          </table:table-cell>
          <table:table-cell table:style-name="ce82" table:formula="oooc:=TEXT([.A31];&quot;Ddd&quot;)" office:value-type="string" office:string-value="pet">
            <text:p>pet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X</text:p>
          </table:table-cell>
          <table:table-cell table:style-name="ce8" office:value-type="float" office:value="52">
            <text:p>52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U</text:p>
          </table:table-cell>
          <table:table-cell table:style-name="ce14"/>
          <table:table-cell table:style-name="ce3" office:value-type="float" office:value="51">
            <text:p>51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83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84" table:formula="oooc:=COUNTIF([.C31:.K31];&quot;51&quot;)+COUNTIF([.C31:.K31];&quot;51☻&quot;)" office:value-type="float" office:value="1">
            <text:p>1</text:p>
          </table:table-cell>
          <table:table-cell table:style-name="ce84" table:formula="oooc:=COUNTIF([.C31:.K31];&quot;52&quot;)+COUNTIF([.C31:.K31];&quot;52☻&quot;)" office:value-type="float" office:value="1">
            <text:p>1</text:p>
          </table:table-cell>
          <table:table-cell table:style-name="ce84" table:formula="oooc:=COUNTIF([.C31:.K31];&quot;11-19&quot;)+COUNTIF([.C31:.K31];&quot;2&quot;)" office:value-type="float" office:value="1">
            <text:p>1</text:p>
          </table:table-cell>
          <table:table-cell table:style-name="ce84" table:formula="oooc:=COUNTIF([.C31:.K31];&quot;U&quot;)+COUNTIF([.C31:.K31];&quot;U☻&quot;)" office:value-type="float" office:value="1">
            <text:p>1</text:p>
          </table:table-cell>
          <table:table-cell table:style-name="ce84" table:formula="oooc:=COUNTIF([.C31:.K31];&quot;KVIT&quot;)+COUNTIF([.C31:.K31];&quot;KVIT☻&quot;)" office:value-type="float" office:value="1">
            <text:p>1</text:p>
          </table:table-cell>
          <table:table-cell table:style-name="ce85" table:formula="oooc:=COUNTBLANK([.C31:.K31])" office:value-type="float" office:value="1">
            <text:p>1</text:p>
          </table:table-cell>
          <table:table-cell table:style-name="ce86" table:formula="oooc:=COUNTIF([.C31:.K31];&quot;x&quot;)" office:value-type="float" office:value="1">
            <text:p>1</text:p>
          </table:table-cell>
          <table:table-cell table:style-name="ce87" table:formula="oooc:=COUNTIF([.C31:.K31];&quot;51&quot;)+COUNTIF([.C31:.K31];&quot;51☻&quot;)+COUNTIF([.C31:.K31];&quot;2&quot;)+COUNTIF([.C31:.K31];&quot;52&quot;)+COUNTIF([.C31:.K31];&quot;52☻&quot;)" office:value-type="float" office:value="2">
            <text:p>2</text:p>
          </table:table-cell>
          <table:table-cell table:number-columns-repeated="2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5-31">
            <text:p>31. maj 08</text:p>
          </table:table-cell>
          <table:table-cell table:style-name="ce81" table:formula="oooc:=TEXT([.A32];&quot;Ddd&quot;)" office:value-type="string" office:string-value="sob">
            <text:p>sob</text:p>
          </table:table-cell>
          <table:table-cell table:style-name="ce20"/>
          <table:table-cell table:style-name="ce71"/>
          <table:table-cell table:style-name="ce20" table:number-columns-repeated="4"/>
          <table:table-cell table:style-name="ce27"/>
          <table:table-cell table:style-name="ce20" office:value-type="string">
            <text:p>SO</text:p>
          </table:table-cell>
          <table:table-cell table:style-name="ce6" office:value-type="string">
            <text:p>☻</text:p>
          </table:table-cell>
          <table:table-cell table:style-name="ce33" office:value-type="string">
            <text:p>ŠOŠ</text:p>
          </table:table-cell>
          <table:table-cell table:style-name="ce83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84" table:formula="oooc:=COUNTIF([.C32:.K32];&quot;51&quot;)+COUNTIF([.C32:.K32];&quot;51☻&quot;)" office:value-type="float" office:value="0">
            <text:p>0</text:p>
          </table:table-cell>
          <table:table-cell table:style-name="ce84" table:formula="oooc:=COUNTIF([.C32:.K32];&quot;52&quot;)+COUNTIF([.C32:.K32];&quot;52☻&quot;)" office:value-type="float" office:value="0">
            <text:p>0</text:p>
          </table:table-cell>
          <table:table-cell table:style-name="ce84" table:formula="oooc:=COUNTIF([.C32:.K32];&quot;11-19&quot;)+COUNTIF([.C32:.K32];&quot;2&quot;)" office:value-type="float" office:value="0">
            <text:p>0</text:p>
          </table:table-cell>
          <table:table-cell table:style-name="ce84" table:formula="oooc:=COUNTIF([.C32:.K32];&quot;U&quot;)+COUNTIF([.C32:.K32];&quot;U☻&quot;)" office:value-type="float" office:value="0">
            <text:p>0</text:p>
          </table:table-cell>
          <table:table-cell table:style-name="ce84" table:formula="oooc:=COUNTIF([.C32:.K32];&quot;KVIT&quot;)+COUNTIF([.C32:.K32];&quot;KVIT☻&quot;)" office:value-type="float" office:value="0">
            <text:p>0</text:p>
          </table:table-cell>
          <table:table-cell table:style-name="ce85" table:formula="oooc:=COUNTBLANK([.C32:.K32])" office:value-type="float" office:value="7">
            <text:p>7</text:p>
          </table:table-cell>
          <table:table-cell table:style-name="ce86" table:formula="oooc:=COUNTIF([.C32:.K32];&quot;x&quot;)" office:value-type="float" office:value="0">
            <text:p>0</text:p>
          </table:table-cell>
          <table:table-cell table:style-name="ce87" table:formula="oooc:=COUNTIF([.C32:.K32];&quot;51&quot;)+COUNTIF([.C32:.K32];&quot;51☻&quot;)+COUNTIF([.C32:.K32];&quot;2&quot;)+COUNTIF([.C32:.K32];&quot;52&quot;)+COUNTIF([.C32:.K32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table:number-columns-repeated="256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5">
            <text:p>5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2">
            <text:p>2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25">
          <table:table-cell table:style-name="ce1" table:number-columns-repeated="12"/>
          <table:table-cell table:style-name="ce35" table:number-columns-repeated="7"/>
          <table:table-cell table:style-name="ce13" table:number-columns-repeated="5"/>
          <table:table-cell table:number-columns-repeated="232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nij" table:style-name="ta7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22" table:default-cell-style-name="ce37"/>
        <table:table-column table:style-name="co1" table:number-columns-repeated="3" table:default-cell-style-name="ce37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KNE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3"/>
          <table:table-cell table:style-name="ce1" table:number-columns-repeated="232"/>
        </table:table-row>
        <table:table-row table:style-name="ro6">
          <table:table-cell table:style-name="ce10" office:value-type="date" office:date-value="2008-06-01">
            <text:p>1. jun 08</text:p>
          </table:table-cell>
          <table:table-cell table:style-name="ce88" table:formula="oooc:=TEXT([.A2];&quot;Ddd&quot;)" office:value-type="string" office:string-value="ned">
            <text:p>ned</text:p>
          </table:table-cell>
          <table:table-cell table:style-name="ce90"/>
          <table:table-cell table:style-name="ce20"/>
          <table:table-cell table:style-name="ce19"/>
          <table:table-cell table:style-name="ce20" office:value-type="string">
            <office:annotation draw:style-name="gr1" draw:text-style-name="P1" svg:width="2.872cm" svg:height="0.989cm" svg:x="8.942cm" svg:y="0cm" draw:caption-point-x="-8.942cm" draw:caption-point-y="0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71" table:number-columns-repeated="2"/>
          <table:table-cell table:style-name="ce27"/>
          <table:table-cell table:style-name="ce20" office:value-type="string">
            <office:annotation draw:style-name="gr1" draw:text-style-name="P1" svg:width="2.873cm" svg:height="0.989cm" svg:x="14.129cm" svg:y="0cm" draw:caption-point-x="-14.129cm" draw:caption-point-y="0cm">
              <dc:date>2008-12-24T00:00:00</dc:date>
              <text:p text:style-name="P1"><text:span text:style-name="T1">ESA od 31.05-3.06 </text:span></text:p>
            </office:annotation>
            <text:p>SO</text:p>
          </table:table-cell>
          <table:table-cell table:style-name="ce6" office:value-type="string">
            <text:p>☻</text:p>
          </table:table-cell>
          <table:table-cell table:style-name="ce33" office:value-type="string">
            <text:p>ŠOŠ</text:p>
          </table:table-cell>
          <table:table-cell table:style-name="ce91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92" table:formula="oooc:=COUNTIF([.C2:.K2];&quot;51&quot;)+COUNTIF([.C2:.K2];&quot;51☻&quot;)" office:value-type="float" office:value="0">
            <text:p>0</text:p>
          </table:table-cell>
          <table:table-cell table:style-name="ce92" table:formula="oooc:=COUNTIF([.C2:.K2];&quot;52&quot;)+COUNTIF([.C2:.K2];&quot;52☻&quot;)" office:value-type="float" office:value="0">
            <text:p>0</text:p>
          </table:table-cell>
          <table:table-cell table:style-name="ce92" table:formula="oooc:=COUNTIF([.C2:.K2];&quot;11-19&quot;)+COUNTIF([.C2:.K2];&quot;2&quot;)" office:value-type="float" office:value="0">
            <text:p>0</text:p>
          </table:table-cell>
          <table:table-cell table:style-name="ce92" table:formula="oooc:=COUNTIF([.C2:.K2];&quot;U&quot;)+COUNTIF([.C2:.K2];&quot;U☻&quot;)" office:value-type="float" office:value="0">
            <text:p>0</text:p>
          </table:table-cell>
          <table:table-cell table:style-name="ce92" table:formula="oooc:=COUNTIF([.C2:.K2];&quot;KVIT&quot;)+COUNTIF([.C2:.K2];&quot;KVIT☻&quot;)" office:value-type="float" office:value="0">
            <text:p>0</text:p>
          </table:table-cell>
          <table:table-cell table:style-name="ce93" table:formula="oooc:=COUNTBLANK([.C2:.K2])" office:value-type="float" office:value="6">
            <text:p>6</text:p>
          </table:table-cell>
          <table:table-cell table:style-name="ce94" table:formula="oooc:=COUNTIF([.C2:.K2];&quot;x&quot;)" office:value-type="float" office:value="0">
            <text:p>0</text:p>
          </table:table-cell>
          <table:table-cell table:style-name="ce95" table:formula="oooc:=COUNTIF([.C2:.K2];&quot;51&quot;)+COUNTIF([.C2:.K2];&quot;51☻&quot;)+COUNTIF([.C2:.K2];&quot;2&quot;)+COUNTIF([.C2:.K2];&quot;52&quot;)+COUNTIF([.C2:.K2];&quot;52☻&quot;)" office:value-type="float" office:value="0">
            <text:p>0</text:p>
          </table:table-cell>
          <table:table-cell table:style-name="ce13"/>
          <table:table-cell table:style-name="ce2" table:formula="oooc:=[$februar.$W$2]" office:value-type="string" office:string-value="51☻">
            <text:p>51☻</text:p>
          </table:table-cell>
          <table:table-cell table:style-name="ce13"/>
          <table:table-cell table:style-name="ce1" table:number-columns-repeated="232"/>
        </table:table-row>
        <table:table-row table:style-name="ro6">
          <table:table-cell table:style-name="ce11" office:value-type="date" office:date-value="2008-06-02">
            <text:p>2. jun 08</text:p>
          </table:table-cell>
          <table:table-cell table:style-name="ce89" table:formula="oooc:=TEXT([.A3];&quot;Ddd&quot;)" office:value-type="string" office:string-value="pon">
            <text:p>pon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office:value-type="string">
            <office:annotation draw:style-name="gr1" draw:text-style-name="P1" svg:width="2.872cm" svg:height="0.989cm" svg:x="8.942cm" svg:y="0cm" draw:caption-point-x="-8.942cm" draw:caption-point-y="0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8" office:value-type="float" office:value="51">
            <text:p>51</text:p>
          </table:table-cell>
          <table:table-cell table:style-name="ce14"/>
          <table:table-cell table:style-name="ce3" office:value-type="string">
            <text:p>SO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91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92" table:formula="oooc:=COUNTIF([.C3:.K3];&quot;51&quot;)+COUNTIF([.C3:.K3];&quot;51☻&quot;)" office:value-type="float" office:value="1">
            <text:p>1</text:p>
          </table:table-cell>
          <table:table-cell table:style-name="ce92" table:formula="oooc:=COUNTIF([.C3:.K3];&quot;52&quot;)+COUNTIF([.C3:.K3];&quot;52☻&quot;)" office:value-type="float" office:value="1">
            <text:p>1</text:p>
          </table:table-cell>
          <table:table-cell table:style-name="ce92" table:formula="oooc:=COUNTIF([.C3:.K3];&quot;11-19&quot;)+COUNTIF([.C3:.K3];&quot;2&quot;)" office:value-type="float" office:value="1">
            <text:p>1</text:p>
          </table:table-cell>
          <table:table-cell table:style-name="ce92" table:formula="oooc:=COUNTIF([.C3:.K3];&quot;U&quot;)+COUNTIF([.C3:.K3];&quot;U☻&quot;)" office:value-type="float" office:value="1">
            <text:p>1</text:p>
          </table:table-cell>
          <table:table-cell table:style-name="ce92" table:formula="oooc:=COUNTIF([.C3:.K3];&quot;KVIT&quot;)+COUNTIF([.C3:.K3];&quot;KVIT☻&quot;)" office:value-type="float" office:value="1">
            <text:p>1</text:p>
          </table:table-cell>
          <table:table-cell table:style-name="ce93" table:formula="oooc:=COUNTBLANK([.C3:.K3])" office:value-type="float" office:value="1">
            <text:p>1</text:p>
          </table:table-cell>
          <table:table-cell table:style-name="ce94" table:formula="oooc:=COUNTIF([.C3:.K3];&quot;x&quot;)" office:value-type="float" office:value="1">
            <text:p>1</text:p>
          </table:table-cell>
          <table:table-cell table:style-name="ce95" table:formula="oooc:=COUNTIF([.C3:.K3];&quot;51&quot;)+COUNTIF([.C3:.K3];&quot;51☻&quot;)+COUNTIF([.C3:.K3];&quot;2&quot;)+COUNTIF([.C3:.K3];&quot;52&quot;)+COUNTIF([.C3:.K3];&quot;52☻&quot;)" office:value-type="float" office:value="2">
            <text:p>2</text:p>
          </table:table-cell>
          <table:table-cell table:style-name="ce13"/>
          <table:table-cell table:style-name="ce2" table:formula="oooc:=[$februar.$W$3]" office:value-type="string" office:string-value="52☻">
            <text:p>52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03">
            <text:p>3. jun 08</text:p>
          </table:table-cell>
          <table:table-cell table:style-name="ce89" table:formula="oooc:=TEXT([.A4];&quot;Ddd&quot;)" office:value-type="string" office:string-value="tor">
            <text:p>tor</text:p>
          </table:table-cell>
          <table:table-cell table:style-name="ce8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2cm" svg:height="0.978cm" svg:x="8.942cm" svg:y="0.607cm" draw:caption-point-x="-8.942cm" draw:caption-point-y="-0.607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2" office:value-type="string">
            <office:annotation draw:style-name="gr1" draw:text-style-name="P1" svg:width="2.873cm" svg:height="2.177cm" svg:x="11.535cm" svg:y="0.607cm" draw:caption-point-x="-11.535cm" draw:caption-point-y="-0.607cm">
              <dc:date>2008-12-24T00:00:00</dc:date>
              <text:p text:style-name="P1"><text:span text:style-name="T1">torek, 3.6. in četrtek, 5.6.2008 ob 20:30 uri v učilnici ANMP Kranj</text:span></text:p>
            </office:annotation>
            <text:p>U</text:p>
          </table:table-cell>
          <table:table-cell table:style-name="ce14"/>
          <table:table-cell table:style-name="ce3" office:value-type="string">
            <text:p>SO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ŠOŠ</text:p>
          </table:table-cell>
          <table:table-cell table:style-name="ce91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92" table:formula="oooc:=COUNTIF([.C4:.K4];&quot;51&quot;)+COUNTIF([.C4:.K4];&quot;51☻&quot;)" office:value-type="float" office:value="1">
            <text:p>1</text:p>
          </table:table-cell>
          <table:table-cell table:style-name="ce92" table:formula="oooc:=COUNTIF([.C4:.K4];&quot;52&quot;)+COUNTIF([.C4:.K4];&quot;52☻&quot;)" office:value-type="float" office:value="1">
            <text:p>1</text:p>
          </table:table-cell>
          <table:table-cell table:style-name="ce92" table:formula="oooc:=COUNTIF([.C4:.K4];&quot;11-19&quot;)+COUNTIF([.C4:.K4];&quot;2&quot;)" office:value-type="float" office:value="1">
            <text:p>1</text:p>
          </table:table-cell>
          <table:table-cell table:style-name="ce92" table:formula="oooc:=COUNTIF([.C4:.K4];&quot;U&quot;)+COUNTIF([.C4:.K4];&quot;U☻&quot;)" office:value-type="float" office:value="1">
            <text:p>1</text:p>
          </table:table-cell>
          <table:table-cell table:style-name="ce92" table:formula="oooc:=COUNTIF([.C4:.K4];&quot;KVIT&quot;)+COUNTIF([.C4:.K4];&quot;KVIT☻&quot;)" office:value-type="float" office:value="1">
            <text:p>1</text:p>
          </table:table-cell>
          <table:table-cell table:style-name="ce93" table:formula="oooc:=COUNTBLANK([.C4:.K4])" office:value-type="float" office:value="1">
            <text:p>1</text:p>
          </table:table-cell>
          <table:table-cell table:style-name="ce94" table:formula="oooc:=COUNTIF([.C4:.K4];&quot;x&quot;)" office:value-type="float" office:value="1">
            <text:p>1</text:p>
          </table:table-cell>
          <table:table-cell table:style-name="ce95" table:formula="oooc:=COUNTIF([.C4:.K4];&quot;51&quot;)+COUNTIF([.C4:.K4];&quot;51☻&quot;)+COUNTIF([.C4:.K4];&quot;2&quot;)+COUNTIF([.C4:.K4];&quot;52&quot;)+COUNTIF([.C4:.K4];&quot;52☻&quot;)" office:value-type="float" office:value="2">
            <text:p>2</text:p>
          </table:table-cell>
          <table:table-cell table:style-name="ce13"/>
          <table:table-cell table:style-name="ce3" table:formula="oooc:=[$februar.$W$4]" office:value-type="string" office:string-value="51">
            <text:p>51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04">
            <text:p>4. jun 08</text:p>
          </table:table-cell>
          <table:table-cell table:style-name="ce89" table:formula="oooc:=TEXT([.A5];&quot;Ddd&quot;)" office:value-type="string" office:string-value="sre">
            <text:p>sre</text:p>
          </table:table-cell>
          <table:table-cell table:style-name="ce2" office:value-type="string">
            <office:annotation draw:style-name="gr1" draw:text-style-name="P1" svg:width="2.872cm" svg:height="0.978cm" svg:x="5.051cm" svg:y="1.306cm" draw:caption-point-x="-5.051cm" draw:caption-point-y="-1.306cm">
              <dc:date>2008-12-24T00:00:00</dc:date>
              <text:p text:style-name="P1"><text:span text:style-name="T1">4. in 5. junija so otroci.</text:span></text:p>
            </office:annotation>
            <text:p>51</text:p>
          </table:table-cell>
          <table:table-cell table:style-name="ce2" office:value-type="string">
            <text:p>KVIT</text:p>
          </table:table-cell>
          <table:table-cell table:style-name="ce2" office:value-type="string">
            <office:annotation draw:style-name="gr1" draw:text-style-name="P1" svg:width="2.872cm" svg:height="1.492cm" svg:x="7.645cm" svg:y="1.306cm" draw:caption-point-x="-7.645cm" draw:caption-point-y="-1.306cm">
              <dc:date>2008-12-24T00:00:00</dc:date>
              <text:p text:style-name="P1"><text:span text:style-name="T1">dopust od 4.junija do 8 junuja.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78cm" svg:x="8.942cm" svg:y="1.306cm" draw:caption-point-x="-8.942cm" draw:caption-point-y="-1.306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2" office:value-type="string">
            <text:p>U☻</text:p>
          </table:table-cell>
          <table:table-cell table:style-name="ce8" office:value-type="float" office:value="52">
            <text:p>52</text:p>
          </table:table-cell>
          <table:table-cell table:style-name="ce14"/>
          <table:table-cell table:style-name="ce2" office:value-type="string">
            <office:annotation draw:style-name="gr1" draw:text-style-name="P1" svg:width="2.873cm" svg:height="0.978cm" svg:x="14.129cm" svg:y="1.306cm" draw:caption-point-x="-14.129cm" draw:caption-point-y="-1.306cm">
              <dc:date>2008-12-24T00:00:00</dc:date>
              <text:p text:style-name="P1"><text:span text:style-name="T1">4. in 5. junija so otroci.</text:span></text:p>
            </office:annotation>
            <text:p>11-19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91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92" table:formula="oooc:=COUNTIF([.C5:.K5];&quot;51&quot;)+COUNTIF([.C5:.K5];&quot;51☻&quot;)" office:value-type="float" office:value="1">
            <text:p>1</text:p>
          </table:table-cell>
          <table:table-cell table:style-name="ce92" table:formula="oooc:=COUNTIF([.C5:.K5];&quot;52&quot;)+COUNTIF([.C5:.K5];&quot;52☻&quot;)" office:value-type="float" office:value="1">
            <text:p>1</text:p>
          </table:table-cell>
          <table:table-cell table:style-name="ce92" table:formula="oooc:=COUNTIF([.C5:.K5];&quot;11-19&quot;)+COUNTIF([.C5:.K5];&quot;2&quot;)" office:value-type="float" office:value="1">
            <text:p>1</text:p>
          </table:table-cell>
          <table:table-cell table:style-name="ce92" table:formula="oooc:=COUNTIF([.C5:.K5];&quot;U&quot;)+COUNTIF([.C5:.K5];&quot;U☻&quot;)" office:value-type="float" office:value="1">
            <text:p>1</text:p>
          </table:table-cell>
          <table:table-cell table:style-name="ce92" table:formula="oooc:=COUNTIF([.C5:.K5];&quot;KVIT&quot;)+COUNTIF([.C5:.K5];&quot;KVIT☻&quot;)" office:value-type="float" office:value="1">
            <text:p>1</text:p>
          </table:table-cell>
          <table:table-cell table:style-name="ce93" table:formula="oooc:=COUNTBLANK([.C5:.K5])" office:value-type="float" office:value="1">
            <text:p>1</text:p>
          </table:table-cell>
          <table:table-cell table:style-name="ce94" table:formula="oooc:=COUNTIF([.C5:.K5];&quot;x&quot;)" office:value-type="float" office:value="1">
            <text:p>1</text:p>
          </table:table-cell>
          <table:table-cell table:style-name="ce95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februar.$W$5]" office:value-type="string" office:string-value="52">
            <text:p>52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05">
            <text:p>5. jun 08</text:p>
          </table:table-cell>
          <table:table-cell table:style-name="ce89" table:formula="oooc:=TEXT([.A6];&quot;Ddd&quot;)" office:value-type="string" office:string-value="čet">
            <text:p>čet</text:p>
          </table:table-cell>
          <table:table-cell table:style-name="ce2" office:value-type="string">
            <office:annotation draw:style-name="gr1" draw:text-style-name="P1" svg:width="2.872cm" svg:height="0.978cm" svg:x="5.051cm" svg:y="2.005cm" draw:caption-point-x="-5.051cm" draw:caption-point-y="-2.005cm">
              <dc:date>2008-12-24T00:00:00</dc:date>
              <text:p text:style-name="P1"><text:span text:style-name="T1">4. in 5. junija so otroci.</text:span></text:p>
            </office:annotation>
            <text:p>11-19</text:p>
          </table:table-cell>
          <table:table-cell table:style-name="ce25" office:value-type="string">
            <text:p>KVIT</text:p>
          </table:table-cell>
          <table:table-cell table:style-name="ce2" office:value-type="string">
            <text:p>D</text:p>
          </table:table-cell>
          <table:table-cell table:style-name="ce3" office:value-type="string">
            <office:annotation draw:style-name="gr1" draw:text-style-name="P1" svg:width="2.872cm" svg:height="0.978cm" svg:x="8.942cm" svg:y="2.005cm" draw:caption-point-x="-8.942cm" draw:caption-point-y="-2.005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3cm" svg:height="2.178cm" svg:x="11.535cm" svg:y="2.005cm" draw:caption-point-x="-11.535cm" draw:caption-point-y="-2.005cm">
              <dc:date>2008-12-24T00:00:00</dc:date>
              <text:p text:style-name="P1"><text:span text:style-name="T1">torek, 3.6. in četrtek, 5.6.2008 ob 20:30 uri v učilnici ANMP Kranj</text:span></text:p>
            </office:annotation>
            <text:p>52</text:p>
          </table:table-cell>
          <table:table-cell table:style-name="ce14"/>
          <table:table-cell table:style-name="ce2" office:value-type="string">
            <office:annotation draw:style-name="gr1" draw:text-style-name="P1" svg:width="2.873cm" svg:height="0.978cm" svg:x="14.129cm" svg:y="2.005cm" draw:caption-point-x="-14.129cm" draw:caption-point-y="-2.005cm">
              <dc:date>2008-12-24T00:00:00</dc:date>
              <text:p text:style-name="P1"><text:span text:style-name="T1">4. in 5. junija so otroci.</text:span></text:p>
            </office:annotation>
            <text:p>51☻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ŠOŠ</text:p>
          </table:table-cell>
          <table:table-cell table:style-name="ce91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92" table:formula="oooc:=COUNTIF([.C6:.K6];&quot;51&quot;)+COUNTIF([.C6:.K6];&quot;51☻&quot;)" office:value-type="float" office:value="1">
            <text:p>1</text:p>
          </table:table-cell>
          <table:table-cell table:style-name="ce92" table:formula="oooc:=COUNTIF([.C6:.K6];&quot;52&quot;)+COUNTIF([.C6:.K6];&quot;52☻&quot;)" office:value-type="float" office:value="1">
            <text:p>1</text:p>
          </table:table-cell>
          <table:table-cell table:style-name="ce92" table:formula="oooc:=COUNTIF([.C6:.K6];&quot;11-19&quot;)+COUNTIF([.C6:.K6];&quot;2&quot;)" office:value-type="float" office:value="1">
            <text:p>1</text:p>
          </table:table-cell>
          <table:table-cell table:style-name="ce92" table:formula="oooc:=COUNTIF([.C6:.K6];&quot;U&quot;)+COUNTIF([.C6:.K6];&quot;U☻&quot;)" office:value-type="float" office:value="1">
            <text:p>1</text:p>
          </table:table-cell>
          <table:table-cell table:style-name="ce92" table:formula="oooc:=COUNTIF([.C6:.K6];&quot;KVIT&quot;)+COUNTIF([.C6:.K6];&quot;KVIT☻&quot;)" office:value-type="float" office:value="1">
            <text:p>1</text:p>
          </table:table-cell>
          <table:table-cell table:style-name="ce93" table:formula="oooc:=COUNTBLANK([.C6:.K6])" office:value-type="float" office:value="1">
            <text:p>1</text:p>
          </table:table-cell>
          <table:table-cell table:style-name="ce94" table:formula="oooc:=COUNTIF([.C6:.K6];&quot;x&quot;)" office:value-type="float" office:value="1">
            <text:p>1</text:p>
          </table:table-cell>
          <table:table-cell table:style-name="ce95" table:formula="oooc:=COUNTIF([.C6:.K6];&quot;51&quot;)+COUNTIF([.C6:.K6];&quot;51☻&quot;)+COUNTIF([.C6:.K6];&quot;2&quot;)+COUNTIF([.C6:.K6];&quot;52&quot;)+COUNTIF([.C6:.K6];&quot;52☻&quot;)" office:value-type="float" office:value="2">
            <text:p>2</text:p>
          </table:table-cell>
          <table:table-cell table:style-name="ce13"/>
          <table:table-cell table:style-name="ce2" table:formula="oooc:=[$februar.$W$6]" office:value-type="string" office:string-value="KVIT">
            <text:p>KVIT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06">
            <text:p>6. jun 08</text:p>
          </table:table-cell>
          <table:table-cell table:style-name="ce89" table:formula="oooc:=TEXT([.A7];&quot;Ddd&quot;)" office:value-type="string" office:string-value="pet">
            <text:p>pet</text:p>
          </table:table-cell>
          <table:table-cell table:style-name="ce2" office:value-type="string">
            <text:p>51☻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D</text:p>
          </table:table-cell>
          <table:table-cell table:style-name="ce3" office:value-type="string">
            <office:annotation draw:style-name="gr1" draw:text-style-name="P1" svg:width="2.872cm" svg:height="0.978cm" svg:x="8.942cm" svg:y="2.705cm" draw:caption-point-x="-8.942cm" draw:caption-point-y="-2.705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8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KOS</text:p>
          </table:table-cell>
          <table:table-cell table:style-name="ce91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92" table:formula="oooc:=COUNTIF([.C7:.K7];&quot;51&quot;)+COUNTIF([.C7:.K7];&quot;51☻&quot;)" office:value-type="float" office:value="1">
            <text:p>1</text:p>
          </table:table-cell>
          <table:table-cell table:style-name="ce92" table:formula="oooc:=COUNTIF([.C7:.K7];&quot;52&quot;)+COUNTIF([.C7:.K7];&quot;52☻&quot;)" office:value-type="float" office:value="1">
            <text:p>1</text:p>
          </table:table-cell>
          <table:table-cell table:style-name="ce92" table:formula="oooc:=COUNTIF([.C7:.K7];&quot;11-19&quot;)+COUNTIF([.C7:.K7];&quot;2&quot;)" office:value-type="float" office:value="1">
            <text:p>1</text:p>
          </table:table-cell>
          <table:table-cell table:style-name="ce92" table:formula="oooc:=COUNTIF([.C7:.K7];&quot;U&quot;)+COUNTIF([.C7:.K7];&quot;U☻&quot;)" office:value-type="float" office:value="1">
            <text:p>1</text:p>
          </table:table-cell>
          <table:table-cell table:style-name="ce92" table:formula="oooc:=COUNTIF([.C7:.K7];&quot;KVIT&quot;)+COUNTIF([.C7:.K7];&quot;KVIT☻&quot;)" office:value-type="float" office:value="1">
            <text:p>1</text:p>
          </table:table-cell>
          <table:table-cell table:style-name="ce93" table:formula="oooc:=COUNTBLANK([.C7:.K7])" office:value-type="float" office:value="1">
            <text:p>1</text:p>
          </table:table-cell>
          <table:table-cell table:style-name="ce94" table:formula="oooc:=COUNTIF([.C7:.K7];&quot;x&quot;)" office:value-type="float" office:value="1">
            <text:p>1</text:p>
          </table:table-cell>
          <table:table-cell table:style-name="ce95" table:formula="oooc:=COUNTIF([.C7:.K7];&quot;51&quot;)+COUNTIF([.C7:.K7];&quot;51☻&quot;)+COUNTIF([.C7:.K7];&quot;2&quot;)+COUNTIF([.C7:.K7];&quot;52&quot;)+COUNTIF([.C7:.K7];&quot;52☻&quot;)" office:value-type="float" office:value="2">
            <text:p>2</text:p>
          </table:table-cell>
          <table:table-cell table:style-name="ce13"/>
          <table:table-cell table:style-name="ce4" table:formula="oooc:=[$februar.$W$7]" office:value-type="string" office:string-value="KVIT☻">
            <text:p>KVIT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6-07">
            <text:p>7. jun 08</text:p>
          </table:table-cell>
          <table:table-cell table:style-name="ce88" table:formula="oooc:=TEXT([.A8];&quot;Ddd&quot;)" office:value-type="string" office:string-value="sob">
            <text:p>sob</text:p>
          </table:table-cell>
          <table:table-cell table:style-name="ce90"/>
          <table:table-cell table:style-name="ce6" office:value-type="string">
            <text:p>☻</text:p>
          </table:table-cell>
          <table:table-cell table:style-name="ce19" office:value-type="string">
            <text:p>D</text:p>
          </table:table-cell>
          <table:table-cell table:style-name="ce20" office:value-type="string">
            <office:annotation draw:style-name="gr1" draw:text-style-name="P1" svg:width="2.872cm" svg:height="0.978cm" svg:x="8.942cm" svg:y="3.404cm" draw:caption-point-x="-8.942cm" draw:caption-point-y="-3.404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71" table:number-columns-repeated="2"/>
          <table:table-cell table:style-name="ce27" table:number-columns-repeated="3"/>
          <table:table-cell table:style-name="ce33" office:value-type="string">
            <text:p>KOS</text:p>
          </table:table-cell>
          <table:table-cell table:style-name="ce91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92" table:formula="oooc:=COUNTIF([.C8:.K8];&quot;51&quot;)+COUNTIF([.C8:.K8];&quot;51☻&quot;)" office:value-type="float" office:value="0">
            <text:p>0</text:p>
          </table:table-cell>
          <table:table-cell table:style-name="ce92" table:formula="oooc:=COUNTIF([.C8:.K8];&quot;52&quot;)+COUNTIF([.C8:.K8];&quot;52☻&quot;)" office:value-type="float" office:value="0">
            <text:p>0</text:p>
          </table:table-cell>
          <table:table-cell table:style-name="ce92" table:formula="oooc:=COUNTIF([.C8:.K8];&quot;11-19&quot;)+COUNTIF([.C8:.K8];&quot;2&quot;)" office:value-type="float" office:value="0">
            <text:p>0</text:p>
          </table:table-cell>
          <table:table-cell table:style-name="ce92" table:formula="oooc:=COUNTIF([.C8:.K8];&quot;U&quot;)+COUNTIF([.C8:.K8];&quot;U☻&quot;)" office:value-type="float" office:value="0">
            <text:p>0</text:p>
          </table:table-cell>
          <table:table-cell table:style-name="ce92" table:formula="oooc:=COUNTIF([.C8:.K8];&quot;KVIT&quot;)+COUNTIF([.C8:.K8];&quot;KVIT☻&quot;)" office:value-type="float" office:value="0">
            <text:p>0</text:p>
          </table:table-cell>
          <table:table-cell table:style-name="ce93" table:formula="oooc:=COUNTBLANK([.C8:.K8])" office:value-type="float" office:value="6">
            <text:p>6</text:p>
          </table:table-cell>
          <table:table-cell table:style-name="ce94" table:formula="oooc:=COUNTIF([.C8:.K8];&quot;x&quot;)" office:value-type="float" office:value="0">
            <text:p>0</text:p>
          </table:table-cell>
          <table:table-cell table:style-name="ce95" table:formula="oooc:=COUNTIF([.C8:.K8];&quot;51&quot;)+COUNTIF([.C8:.K8];&quot;51☻&quot;)+COUNTIF([.C8:.K8];&quot;2&quot;)+COUNTIF([.C8:.K8];&quot;52&quot;)+COUNTIF([.C8:.K8];&quot;52☻&quot;)" office:value-type="float" office:value="0">
            <text:p>0</text:p>
          </table:table-cell>
          <table:table-cell table:style-name="ce13"/>
          <table:table-cell table:style-name="ce3" table:formula="oooc:=[$februar.$W$8]" office:value-type="string" office:string-value="U">
            <text:p>U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6-08">
            <text:p>8. jun 08</text:p>
          </table:table-cell>
          <table:table-cell table:style-name="ce88" table:formula="oooc:=TEXT([.A9];&quot;Ddd&quot;)" office:value-type="string" office:string-value="ned">
            <text:p>ned</text:p>
          </table:table-cell>
          <table:table-cell table:style-name="ce90"/>
          <table:table-cell table:style-name="ce6" office:value-type="string">
            <text:p>☻</text:p>
          </table:table-cell>
          <table:table-cell table:style-name="ce19" office:value-type="string">
            <text:p>D</text:p>
          </table:table-cell>
          <table:table-cell table:style-name="ce20" office:value-type="string">
            <office:annotation draw:style-name="gr1" draw:text-style-name="P1" svg:width="2.872cm" svg:height="0.978cm" svg:x="8.942cm" svg:y="4.104cm" draw:caption-point-x="-8.942cm" draw:caption-point-y="-4.104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71" table:number-columns-repeated="2"/>
          <table:table-cell table:style-name="ce27" table:number-columns-repeated="3"/>
          <table:table-cell table:style-name="ce33" office:value-type="string">
            <text:p>KOS</text:p>
          </table:table-cell>
          <table:table-cell table:style-name="ce91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92" table:formula="oooc:=COUNTIF([.C9:.K9];&quot;51&quot;)+COUNTIF([.C9:.K9];&quot;51☻&quot;)" office:value-type="float" office:value="0">
            <text:p>0</text:p>
          </table:table-cell>
          <table:table-cell table:style-name="ce92" table:formula="oooc:=COUNTIF([.C9:.K9];&quot;52&quot;)+COUNTIF([.C9:.K9];&quot;52☻&quot;)" office:value-type="float" office:value="0">
            <text:p>0</text:p>
          </table:table-cell>
          <table:table-cell table:style-name="ce92" table:formula="oooc:=COUNTIF([.C9:.K9];&quot;11-19&quot;)+COUNTIF([.C9:.K9];&quot;2&quot;)" office:value-type="float" office:value="0">
            <text:p>0</text:p>
          </table:table-cell>
          <table:table-cell table:style-name="ce92" table:formula="oooc:=COUNTIF([.C9:.K9];&quot;U&quot;)+COUNTIF([.C9:.K9];&quot;U☻&quot;)" office:value-type="float" office:value="0">
            <text:p>0</text:p>
          </table:table-cell>
          <table:table-cell table:style-name="ce92" table:formula="oooc:=COUNTIF([.C9:.K9];&quot;KVIT&quot;)+COUNTIF([.C9:.K9];&quot;KVIT☻&quot;)" office:value-type="float" office:value="0">
            <text:p>0</text:p>
          </table:table-cell>
          <table:table-cell table:style-name="ce93" table:formula="oooc:=COUNTBLANK([.C9:.K9])" office:value-type="float" office:value="6">
            <text:p>6</text:p>
          </table:table-cell>
          <table:table-cell table:style-name="ce94" table:formula="oooc:=COUNTIF([.C9:.K9];&quot;x&quot;)" office:value-type="float" office:value="0">
            <text:p>0</text:p>
          </table:table-cell>
          <table:table-cell table:style-name="ce95" table:formula="oooc:=COUNTIF([.C9:.K9];&quot;51&quot;)+COUNTIF([.C9:.K9];&quot;51☻&quot;)+COUNTIF([.C9:.K9];&quot;2&quot;)+COUNTIF([.C9:.K9];&quot;52&quot;)+COUNTIF([.C9:.K9];&quot;52☻&quot;)" office:value-type="float" office:value="0">
            <text:p>0</text:p>
          </table:table-cell>
          <table:table-cell table:style-name="ce13"/>
          <table:table-cell table:style-name="ce2" table:formula="oooc:=[$februar.$W$9]" office:value-type="string" office:string-value="U☻">
            <text:p>U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09">
            <text:p>9. jun 08</text:p>
          </table:table-cell>
          <table:table-cell table:style-name="ce89" table:formula="oooc:=TEXT([.A10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2cm" svg:height="1.781cm" svg:x="7.645cm" svg:y="4.803cm" draw:caption-point-x="-7.645cm" draw:caption-point-y="-4.803cm">
              <dc:date>2008-12-24T00:00:00</dc:date>
              <text:p text:style-name="P1"><text:span text:style-name="T6"><text:s/></text:span><text:span text:style-name="T1">Zaradi EACTE imama studijski dopust od 9 do 15 junija.</text:span></text:p>
            </office:annotation>
            <text:p>SO</text:p>
          </table:table-cell>
          <table:table-cell table:style-name="ce3" office:value-type="string">
            <office:annotation draw:style-name="gr1" draw:text-style-name="P1" svg:width="2.872cm" svg:height="0.978cm" svg:x="8.942cm" svg:y="4.803cm" draw:caption-point-x="-8.942cm" draw:caption-point-y="-4.803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8" office:value-type="float" office:value="52">
            <text:p>52</text:p>
          </table:table-cell>
          <table:table-cell table:style-name="ce14"/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S</text:p>
          </table:table-cell>
          <table:table-cell table:style-name="ce91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92" table:formula="oooc:=COUNTIF([.C10:.K10];&quot;51&quot;)+COUNTIF([.C10:.K10];&quot;51☻&quot;)" office:value-type="float" office:value="1">
            <text:p>1</text:p>
          </table:table-cell>
          <table:table-cell table:style-name="ce92" table:formula="oooc:=COUNTIF([.C10:.K10];&quot;52&quot;)+COUNTIF([.C10:.K10];&quot;52☻&quot;)" office:value-type="float" office:value="1">
            <text:p>1</text:p>
          </table:table-cell>
          <table:table-cell table:style-name="ce92" table:formula="oooc:=COUNTIF([.C10:.K10];&quot;11-19&quot;)+COUNTIF([.C10:.K10];&quot;2&quot;)" office:value-type="float" office:value="1">
            <text:p>1</text:p>
          </table:table-cell>
          <table:table-cell table:style-name="ce92" table:formula="oooc:=COUNTIF([.C10:.K10];&quot;U&quot;)+COUNTIF([.C10:.K10];&quot;U☻&quot;)" office:value-type="float" office:value="1">
            <text:p>1</text:p>
          </table:table-cell>
          <table:table-cell table:style-name="ce92" table:formula="oooc:=COUNTIF([.C10:.K10];&quot;KVIT&quot;)+COUNTIF([.C10:.K10];&quot;KVIT☻&quot;)" office:value-type="float" office:value="1">
            <text:p>1</text:p>
          </table:table-cell>
          <table:table-cell table:style-name="ce93" table:formula="oooc:=COUNTBLANK([.C10:.K10])" office:value-type="float" office:value="1">
            <text:p>1</text:p>
          </table:table-cell>
          <table:table-cell table:style-name="ce94" table:formula="oooc:=COUNTIF([.C10:.K10];&quot;x&quot;)" office:value-type="float" office:value="1">
            <text:p>1</text:p>
          </table:table-cell>
          <table:table-cell table:style-name="ce95" table:formula="oooc:=COUNTIF([.C10:.K10];&quot;51&quot;)+COUNTIF([.C10:.K10];&quot;51☻&quot;)+COUNTIF([.C10:.K10];&quot;2&quot;)+COUNTIF([.C10:.K10];&quot;52&quot;)+COUNTIF([.C10:.K10];&quot;52☻&quot;)" office:value-type="float" office:value="2">
            <text:p>2</text:p>
          </table:table-cell>
          <table:table-cell table:style-name="ce13"/>
          <table:table-cell table:style-name="ce3" table:formula="oooc:=[$februar.$W$10]" office:value-type="string" office:string-value="11-19">
            <text:p>11-19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10">
            <text:p>10. jun 08</text:p>
          </table:table-cell>
          <table:table-cell table:style-name="ce89" table:formula="oooc:=TEXT([.A11];&quot;Ddd&quot;)" office:value-type="string" office:string-value="tor">
            <text:p>tor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2</text:p>
          </table:table-cell>
          <table:table-cell table:style-name="ce2" office:value-type="string">
            <text:p>SO</text:p>
          </table:table-cell>
          <table:table-cell table:style-name="ce3" office:value-type="string">
            <office:annotation draw:style-name="gr1" draw:text-style-name="P1" svg:width="2.872cm" svg:height="0.978cm" svg:x="8.942cm" svg:y="5.502cm" draw:caption-point-x="-8.942cm" draw:caption-point-y="-5.502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SO</text:p>
          </table:table-cell>
          <table:table-cell table:style-name="ce14"/>
          <table:table-cell table:style-name="ce2" office:value-type="string">
            <text:p>1☻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KOS</text:p>
          </table:table-cell>
          <table:table-cell table:style-name="ce91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92" table:formula="oooc:=COUNTIF([.C11:.K11];&quot;51&quot;)+COUNTIF([.C11:.K11];&quot;51☻&quot;)" office:value-type="float" office:value="0">
            <text:p>0</text:p>
          </table:table-cell>
          <table:table-cell table:style-name="ce92" table:formula="oooc:=COUNTIF([.C11:.K11];&quot;52&quot;)+COUNTIF([.C11:.K11];&quot;52☻&quot;)" office:value-type="float" office:value="0">
            <text:p>0</text:p>
          </table:table-cell>
          <table:table-cell table:style-name="ce92" table:formula="oooc:=COUNTIF([.C11:.K11];&quot;11-19&quot;)+COUNTIF([.C11:.K11];&quot;2&quot;)" office:value-type="float" office:value="1">
            <text:p>1</text:p>
          </table:table-cell>
          <table:table-cell table:style-name="ce92" table:formula="oooc:=COUNTIF([.C11:.K11];&quot;U&quot;)+COUNTIF([.C11:.K11];&quot;U☻&quot;)" office:value-type="float" office:value="1">
            <text:p>1</text:p>
          </table:table-cell>
          <table:table-cell table:style-name="ce92" table:formula="oooc:=COUNTIF([.C11:.K11];&quot;KVIT&quot;)+COUNTIF([.C11:.K11];&quot;KVIT☻&quot;)" office:value-type="float" office:value="1">
            <text:p>1</text:p>
          </table:table-cell>
          <table:table-cell table:style-name="ce93" table:formula="oooc:=COUNTBLANK([.C11:.K11])" office:value-type="float" office:value="1">
            <text:p>1</text:p>
          </table:table-cell>
          <table:table-cell table:style-name="ce94" table:formula="oooc:=COUNTIF([.C11:.K11];&quot;x&quot;)" office:value-type="float" office:value="1">
            <text:p>1</text:p>
          </table:table-cell>
          <table:table-cell table:style-name="ce95" table:formula="oooc:=COUNTIF([.C11:.K11];&quot;51&quot;)+COUNTIF([.C11:.K11];&quot;51☻&quot;)+COUNTIF([.C11:.K11];&quot;2&quot;)+COUNTIF([.C11:.K11];&quot;52&quot;)+COUNTIF([.C11:.K11];&quot;52☻&quot;)" office:value-type="float" office:value="1">
            <text:p>1</text:p>
          </table:table-cell>
          <table:table-cell table:style-name="ce13"/>
          <table:table-cell table:style-name="ce3" table:formula="oooc:=[$februar.$W$11]" office:value-type="string" office:string-value="X">
            <text:p>X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11">
            <text:p>11. jun 08</text:p>
          </table:table-cell>
          <table:table-cell table:style-name="ce89" table:formula="oooc:=TEXT([.A12];&quot;Ddd&quot;)" office:value-type="string" office:string-value="sre">
            <text:p>sre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1</text:p>
          </table:table-cell>
          <table:table-cell table:style-name="ce2" office:value-type="string">
            <text:p>SO</text:p>
          </table:table-cell>
          <table:table-cell table:style-name="ce3" office:value-type="string">
            <office:annotation draw:style-name="gr1" draw:text-style-name="P1" svg:width="2.872cm" svg:height="0.978cm" svg:x="8.942cm" svg:y="6.202cm" draw:caption-point-x="-8.942cm" draw:caption-point-y="-6.202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3" office:value-type="string">
            <text:p>2</text:p>
          </table:table-cell>
          <table:table-cell table:style-name="ce2" office:value-type="string">
            <text:p>SO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2" office:value-type="string">
            <text:p>U☻</text:p>
          </table:table-cell>
          <table:table-cell table:style-name="ce33" office:value-type="string">
            <text:p>KOS</text:p>
          </table:table-cell>
          <table:table-cell table:style-name="ce91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92" table:formula="oooc:=COUNTIF([.C12:.K12];&quot;51&quot;)+COUNTIF([.C12:.K12];&quot;51☻&quot;)" office:value-type="float" office:value="0">
            <text:p>0</text:p>
          </table:table-cell>
          <table:table-cell table:style-name="ce92" table:formula="oooc:=COUNTIF([.C12:.K12];&quot;52&quot;)+COUNTIF([.C12:.K12];&quot;52☻&quot;)" office:value-type="float" office:value="0">
            <text:p>0</text:p>
          </table:table-cell>
          <table:table-cell table:style-name="ce92" table:formula="oooc:=COUNTIF([.C12:.K12];&quot;11-19&quot;)+COUNTIF([.C12:.K12];&quot;2&quot;)" office:value-type="float" office:value="1">
            <text:p>1</text:p>
          </table:table-cell>
          <table:table-cell table:style-name="ce92" table:formula="oooc:=COUNTIF([.C12:.K12];&quot;U&quot;)+COUNTIF([.C12:.K12];&quot;U☻&quot;)" office:value-type="float" office:value="1">
            <text:p>1</text:p>
          </table:table-cell>
          <table:table-cell table:style-name="ce92" table:formula="oooc:=COUNTIF([.C12:.K12];&quot;KVIT&quot;)+COUNTIF([.C12:.K12];&quot;KVIT☻&quot;)" office:value-type="float" office:value="1">
            <text:p>1</text:p>
          </table:table-cell>
          <table:table-cell table:style-name="ce93" table:formula="oooc:=COUNTBLANK([.C12:.K12])" office:value-type="float" office:value="1">
            <text:p>1</text:p>
          </table:table-cell>
          <table:table-cell table:style-name="ce94" table:formula="oooc:=COUNTIF([.C12:.K12];&quot;x&quot;)" office:value-type="float" office:value="1">
            <text:p>1</text:p>
          </table:table-cell>
          <table:table-cell table:style-name="ce95" table:formula="oooc:=COUNTIF([.C12:.K12];&quot;51&quot;)+COUNTIF([.C12:.K12];&quot;51☻&quot;)+COUNTIF([.C12:.K12];&quot;2&quot;)+COUNTIF([.C12:.K12];&quot;52&quot;)+COUNTIF([.C12:.K12];&quot;52☻&quot;)" office:value-type="float" office:value="1">
            <text:p>1</text:p>
          </table:table-cell>
          <table:table-cell table:style-name="ce13"/>
          <table:table-cell table:style-name="ce3" table:formula="oooc:=[$februar.$W$12]" office:value-type="string" office:string-value="D">
            <text:p>D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12">
            <text:p>12. jun 08</text:p>
          </table:table-cell>
          <table:table-cell table:style-name="ce89" table:formula="oooc:=TEXT([.A13];&quot;Ddd&quot;)" office:value-type="string" office:string-value="čet">
            <text:p>čet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1</text:p>
          </table:table-cell>
          <table:table-cell table:style-name="ce2" office:value-type="string">
            <text:p>SO</text:p>
          </table:table-cell>
          <table:table-cell table:style-name="ce3" office:value-type="string">
            <office:annotation draw:style-name="gr1" draw:text-style-name="P1" svg:width="2.872cm" svg:height="0.978cm" svg:x="8.942cm" svg:y="6.901cm" draw:caption-point-x="-8.942cm" draw:caption-point-y="-6.901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2" office:value-type="string">
            <text:p>U☻</text:p>
          </table:table-cell>
          <table:table-cell table:style-name="ce2" office:value-type="string">
            <text:p>SO</text:p>
          </table:table-cell>
          <table:table-cell table:style-name="ce14"/>
          <table:table-cell table:style-name="ce3" office:value-type="string">
            <text:p>2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S</text:p>
          </table:table-cell>
          <table:table-cell table:style-name="ce91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92" table:formula="oooc:=COUNTIF([.C13:.K13];&quot;51&quot;)+COUNTIF([.C13:.K13];&quot;51☻&quot;)" office:value-type="float" office:value="0">
            <text:p>0</text:p>
          </table:table-cell>
          <table:table-cell table:style-name="ce92" table:formula="oooc:=COUNTIF([.C13:.K13];&quot;52&quot;)+COUNTIF([.C13:.K13];&quot;52☻&quot;)" office:value-type="float" office:value="0">
            <text:p>0</text:p>
          </table:table-cell>
          <table:table-cell table:style-name="ce92" table:formula="oooc:=COUNTIF([.C13:.K13];&quot;11-19&quot;)+COUNTIF([.C13:.K13];&quot;2&quot;)" office:value-type="float" office:value="1">
            <text:p>1</text:p>
          </table:table-cell>
          <table:table-cell table:style-name="ce92" table:formula="oooc:=COUNTIF([.C13:.K13];&quot;U&quot;)+COUNTIF([.C13:.K13];&quot;U☻&quot;)" office:value-type="float" office:value="1">
            <text:p>1</text:p>
          </table:table-cell>
          <table:table-cell table:style-name="ce92" table:formula="oooc:=COUNTIF([.C13:.K13];&quot;KVIT&quot;)+COUNTIF([.C13:.K13];&quot;KVIT☻&quot;)" office:value-type="float" office:value="1">
            <text:p>1</text:p>
          </table:table-cell>
          <table:table-cell table:style-name="ce93" table:formula="oooc:=COUNTBLANK([.C13:.K13])" office:value-type="float" office:value="1">
            <text:p>1</text:p>
          </table:table-cell>
          <table:table-cell table:style-name="ce94" table:formula="oooc:=COUNTIF([.C13:.K13];&quot;x&quot;)" office:value-type="float" office:value="1">
            <text:p>1</text:p>
          </table:table-cell>
          <table:table-cell table:style-name="ce95" table:formula="oooc:=COUNTIF([.C13:.K13];&quot;51&quot;)+COUNTIF([.C13:.K13];&quot;51☻&quot;)+COUNTIF([.C13:.K13];&quot;2&quot;)+COUNTIF([.C13:.K13];&quot;52&quot;)+COUNTIF([.C13:.K13];&quot;52☻&quot;)" office:value-type="float" office:value="1">
            <text:p>1</text:p>
          </table:table-cell>
          <table:table-cell table:style-name="ce13"/>
          <table:table-cell table:style-name="ce2" table:formula="oooc:=[$februar.$W$13]" office:value-type="string" office:string-value="BOL">
            <text:p>BOL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13">
            <text:p>13. jun 08</text:p>
          </table:table-cell>
          <table:table-cell table:style-name="ce89" table:formula="oooc:=TEXT([.A14];&quot;Ddd&quot;)" office:value-type="string" office:string-value="pet">
            <text:p>pet</text:p>
          </table:table-cell>
          <table:table-cell table:style-name="ce25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SO</text:p>
          </table:table-cell>
          <table:table-cell table:style-name="ce3" office:value-type="string">
            <office:annotation draw:style-name="gr1" draw:text-style-name="P1" svg:width="2.872cm" svg:height="0.978cm" svg:x="8.942cm" svg:y="7.601cm" draw:caption-point-x="-8.942cm" draw:caption-point-y="-7.601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SO</text:p>
          </table:table-cell>
          <table:table-cell table:style-name="ce14"/>
          <table:table-cell table:style-name="ce3" office:value-type="string">
            <text:p>2</text:p>
          </table:table-cell>
          <table:table-cell table:style-name="ce2" office:value-type="string">
            <text:p>1☻</text:p>
          </table:table-cell>
          <table:table-cell table:style-name="ce33" office:value-type="string">
            <text:p>DAN</text:p>
          </table:table-cell>
          <table:table-cell table:style-name="ce91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92" table:formula="oooc:=COUNTIF([.C14:.K14];&quot;51&quot;)+COUNTIF([.C14:.K14];&quot;51☻&quot;)" office:value-type="float" office:value="0">
            <text:p>0</text:p>
          </table:table-cell>
          <table:table-cell table:style-name="ce92" table:formula="oooc:=COUNTIF([.C14:.K14];&quot;52&quot;)+COUNTIF([.C14:.K14];&quot;52☻&quot;)" office:value-type="float" office:value="0">
            <text:p>0</text:p>
          </table:table-cell>
          <table:table-cell table:style-name="ce92" table:formula="oooc:=COUNTIF([.C14:.K14];&quot;11-19&quot;)+COUNTIF([.C14:.K14];&quot;2&quot;)" office:value-type="float" office:value="1">
            <text:p>1</text:p>
          </table:table-cell>
          <table:table-cell table:style-name="ce92" table:formula="oooc:=COUNTIF([.C14:.K14];&quot;U&quot;)+COUNTIF([.C14:.K14];&quot;U☻&quot;)" office:value-type="float" office:value="1">
            <text:p>1</text:p>
          </table:table-cell>
          <table:table-cell table:style-name="ce92" table:formula="oooc:=COUNTIF([.C14:.K14];&quot;KVIT&quot;)+COUNTIF([.C14:.K14];&quot;KVIT☻&quot;)" office:value-type="float" office:value="1">
            <text:p>1</text:p>
          </table:table-cell>
          <table:table-cell table:style-name="ce93" table:formula="oooc:=COUNTBLANK([.C14:.K14])" office:value-type="float" office:value="1">
            <text:p>1</text:p>
          </table:table-cell>
          <table:table-cell table:style-name="ce94" table:formula="oooc:=COUNTIF([.C14:.K14];&quot;x&quot;)" office:value-type="float" office:value="1">
            <text:p>1</text:p>
          </table:table-cell>
          <table:table-cell table:style-name="ce95" table:formula="oooc:=COUNTIF([.C14:.K14];&quot;51&quot;)+COUNTIF([.C14:.K14];&quot;51☻&quot;)+COUNTIF([.C14:.K14];&quot;2&quot;)+COUNTIF([.C14:.K14];&quot;52&quot;)+COUNTIF([.C14:.K14];&quot;52☻&quot;)" office:value-type="float" office:value="1">
            <text:p>1</text:p>
          </table:table-cell>
          <table:table-cell table:style-name="ce13"/>
          <table:table-cell table:style-name="ce6" table:formula="oooc:=[$februar.$W$14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6-14">
            <text:p>14. jun 08</text:p>
          </table:table-cell>
          <table:table-cell table:style-name="ce88" table:formula="oooc:=TEXT([.A15];&quot;Ddd&quot;)" office:value-type="string" office:string-value="sob">
            <text:p>sob</text:p>
          </table:table-cell>
          <table:table-cell table:style-name="ce6" office:value-type="string">
            <office:annotation draw:style-name="gr1" draw:text-style-name="P1" svg:width="2.872cm" svg:height="1.374cm" svg:x="5.051cm" svg:y="8.3cm" draw:caption-point-x="-5.051cm" draw:caption-point-y="-8.3cm">
              <dc:date>2008-12-24T00:00:00</dc:date>
              <text:p text:style-name="P1"><text:span text:style-name="T1">dežurni vikend, ki je 14. in 15. junij,</text:span></text:p>
            </office:annotation>
            <text:p>☻</text:p>
          </table:table-cell>
          <table:table-cell table:style-name="ce20"/>
          <table:table-cell table:style-name="ce19" office:value-type="string">
            <text:p>SO</text:p>
          </table:table-cell>
          <table:table-cell table:style-name="ce20" office:value-type="string">
            <office:annotation draw:style-name="gr1" draw:text-style-name="P1" svg:width="2.872cm" svg:height="0.978cm" svg:x="8.942cm" svg:y="8.3cm" draw:caption-point-x="-8.942cm" draw:caption-point-y="-8.3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71"/>
          <table:table-cell table:style-name="ce19" office:value-type="string">
            <text:p>SO</text:p>
          </table:table-cell>
          <table:table-cell table:style-name="ce27"/>
          <table:table-cell table:style-name="ce20"/>
          <table:table-cell table:style-name="ce27"/>
          <table:table-cell table:style-name="ce33" office:value-type="string">
            <text:p>DAN</text:p>
          </table:table-cell>
          <table:table-cell table:style-name="ce91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92" table:formula="oooc:=COUNTIF([.C15:.K15];&quot;51&quot;)+COUNTIF([.C15:.K15];&quot;51☻&quot;)" office:value-type="float" office:value="0">
            <text:p>0</text:p>
          </table:table-cell>
          <table:table-cell table:style-name="ce92" table:formula="oooc:=COUNTIF([.C15:.K15];&quot;52&quot;)+COUNTIF([.C15:.K15];&quot;52☻&quot;)" office:value-type="float" office:value="0">
            <text:p>0</text:p>
          </table:table-cell>
          <table:table-cell table:style-name="ce92" table:formula="oooc:=COUNTIF([.C15:.K15];&quot;11-19&quot;)+COUNTIF([.C15:.K15];&quot;2&quot;)" office:value-type="float" office:value="0">
            <text:p>0</text:p>
          </table:table-cell>
          <table:table-cell table:style-name="ce92" table:formula="oooc:=COUNTIF([.C15:.K15];&quot;U&quot;)+COUNTIF([.C15:.K15];&quot;U☻&quot;)" office:value-type="float" office:value="0">
            <text:p>0</text:p>
          </table:table-cell>
          <table:table-cell table:style-name="ce92" table:formula="oooc:=COUNTIF([.C15:.K15];&quot;KVIT&quot;)+COUNTIF([.C15:.K15];&quot;KVIT☻&quot;)" office:value-type="float" office:value="0">
            <text:p>0</text:p>
          </table:table-cell>
          <table:table-cell table:style-name="ce93" table:formula="oooc:=COUNTBLANK([.C15:.K15])" office:value-type="float" office:value="5">
            <text:p>5</text:p>
          </table:table-cell>
          <table:table-cell table:style-name="ce94" table:formula="oooc:=COUNTIF([.C15:.K15];&quot;x&quot;)" office:value-type="float" office:value="0">
            <text:p>0</text:p>
          </table:table-cell>
          <table:table-cell table:style-name="ce95" table:formula="oooc:=COUNTIF([.C15:.K15];&quot;51&quot;)+COUNTIF([.C15:.K15];&quot;51☻&quot;)+COUNTIF([.C15:.K15];&quot;2&quot;)+COUNTIF([.C15:.K15];&quot;52&quot;)+COUNTIF([.C15:.K15];&quot;52☻&quot;)" office:value-type="float" office:value="0">
            <text:p>0</text:p>
          </table:table-cell>
          <table:table-cell table:style-name="ce13"/>
          <table:table-cell table:style-name="ce3" table:formula="oooc:=[$februar.$W$15]" office:value-type="string" office:string-value="SO">
            <text:p>SO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6-15">
            <text:p>15. jun 08</text:p>
          </table:table-cell>
          <table:table-cell table:style-name="ce88" table:formula="oooc:=TEXT([.A16];&quot;Ddd&quot;)" office:value-type="string" office:string-value="ned">
            <text:p>ned</text:p>
          </table:table-cell>
          <table:table-cell table:style-name="ce6" office:value-type="string">
            <office:annotation draw:style-name="gr1" draw:text-style-name="P1" svg:width="2.872cm" svg:height="1.375cm" svg:x="5.051cm" svg:y="8.999cm" draw:caption-point-x="-5.051cm" draw:caption-point-y="-8.999cm">
              <dc:date>2008-12-24T00:00:00</dc:date>
              <text:p text:style-name="P1"><text:span text:style-name="T1">dežurni vikend, ki je 14. in 15. junij,</text:span></text:p>
            </office:annotation>
            <text:p>☻</text:p>
          </table:table-cell>
          <table:table-cell table:style-name="ce20"/>
          <table:table-cell table:style-name="ce19" office:value-type="string">
            <text:p>SO</text:p>
          </table:table-cell>
          <table:table-cell table:style-name="ce20" office:value-type="string">
            <office:annotation draw:style-name="gr1" draw:text-style-name="P1" svg:width="2.872cm" svg:height="0.978cm" svg:x="8.942cm" svg:y="8.999cm" draw:caption-point-x="-8.942cm" draw:caption-point-y="-8.999cm">
              <dc:date>2008-12-24T00:00:00</dc:date>
              <text:p text:style-name="P1"><text:span text:style-name="T1">dopustu bi bil: 1-15.6 </text:span></text:p>
            </office:annotation>
            <text:p>D</text:p>
          </table:table-cell>
          <table:table-cell table:style-name="ce71"/>
          <table:table-cell table:style-name="ce19" office:value-type="string">
            <text:p>SO</text:p>
          </table:table-cell>
          <table:table-cell table:style-name="ce27"/>
          <table:table-cell table:style-name="ce20"/>
          <table:table-cell table:style-name="ce27"/>
          <table:table-cell table:style-name="ce33" office:value-type="string">
            <text:p>DAN</text:p>
          </table:table-cell>
          <table:table-cell table:style-name="ce91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92" table:formula="oooc:=COUNTIF([.C16:.K16];&quot;51&quot;)+COUNTIF([.C16:.K16];&quot;51☻&quot;)" office:value-type="float" office:value="0">
            <text:p>0</text:p>
          </table:table-cell>
          <table:table-cell table:style-name="ce92" table:formula="oooc:=COUNTIF([.C16:.K16];&quot;52&quot;)+COUNTIF([.C16:.K16];&quot;52☻&quot;)" office:value-type="float" office:value="0">
            <text:p>0</text:p>
          </table:table-cell>
          <table:table-cell table:style-name="ce92" table:formula="oooc:=COUNTIF([.C16:.K16];&quot;11-19&quot;)+COUNTIF([.C16:.K16];&quot;2&quot;)" office:value-type="float" office:value="0">
            <text:p>0</text:p>
          </table:table-cell>
          <table:table-cell table:style-name="ce92" table:formula="oooc:=COUNTIF([.C16:.K16];&quot;U&quot;)+COUNTIF([.C16:.K16];&quot;U☻&quot;)" office:value-type="float" office:value="0">
            <text:p>0</text:p>
          </table:table-cell>
          <table:table-cell table:style-name="ce92" table:formula="oooc:=COUNTIF([.C16:.K16];&quot;KVIT&quot;)+COUNTIF([.C16:.K16];&quot;KVIT☻&quot;)" office:value-type="float" office:value="0">
            <text:p>0</text:p>
          </table:table-cell>
          <table:table-cell table:style-name="ce93" table:formula="oooc:=COUNTBLANK([.C16:.K16])" office:value-type="float" office:value="5">
            <text:p>5</text:p>
          </table:table-cell>
          <table:table-cell table:style-name="ce94" table:formula="oooc:=COUNTIF([.C16:.K16];&quot;x&quot;)" office:value-type="float" office:value="0">
            <text:p>0</text:p>
          </table:table-cell>
          <table:table-cell table:style-name="ce95" table:formula="oooc:=COUNTIF([.C16:.K16];&quot;51&quot;)+COUNTIF([.C16:.K16];&quot;51☻&quot;)+COUNTIF([.C16:.K16];&quot;2&quot;)+COUNTIF([.C16:.K16];&quot;52&quot;)+COUNTIF([.C16:.K16];&quot;52☻&quot;)" office:value-type="float" office:value="0">
            <text:p>0</text:p>
          </table:table-cell>
          <table:table-cell table:style-name="ce13"/>
          <table:table-cell table:style-name="ce7" table:formula="oooc:=[$februar.$W$16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6-16">
            <text:p>16. jun 08</text:p>
          </table:table-cell>
          <table:table-cell table:style-name="ce89" table:formula="oooc:=TEXT([.A17];&quot;Ddd&quot;)" office:value-type="string" office:string-value="pon">
            <text:p>pon</text:p>
          </table:table-cell>
          <table:table-cell table:style-name="ce2" office:value-type="string">
            <office:annotation draw:style-name="gr1" draw:text-style-name="P1" svg:width="2.872cm" svg:height="0.978cm" svg:x="5.051cm" svg:y="9.699cm" draw:caption-point-x="-5.051cm" draw:caption-point-y="-9.699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78cm" svg:x="6.348cm" svg:y="9.699cm" draw:caption-point-x="-6.348cm" draw:caption-point-y="-9.699cm">
              <dc:date>2008-12-24T00:00:00</dc:date>
              <text:p text:style-name="P1"><text:span text:style-name="T1">dopust od 16. do 20. junija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8" office:value-type="float" office:value="51">
            <text:p>51</text:p>
          </table:table-cell>
          <table:table-cell table:style-name="ce2" office:value-type="string">
            <office:annotation draw:style-name="gr1" draw:text-style-name="P1" svg:width="2.873cm" svg:height="1.374cm" svg:x="10.238cm" svg:y="9.699cm" draw:caption-point-x="-10.238cm" draw:caption-point-y="-9.699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1cm" svg:height="0.595cm" svg:x="15.427cm" svg:y="9.699cm" draw:caption-point-x="-15.427cm" draw:caption-point-y="-9.699cm">
              <dc:date>2008-12-24T00:00:00</dc:date>
              <text:p text:style-name="P1"><text:span text:style-name="T6"><text:s/></text:span><text:span text:style-name="T1">SO 16. in 17.6</text:span></text:p>
            </office:annotation>
            <text:p>SO</text:p>
          </table:table-cell>
          <table:table-cell table:style-name="ce33" office:value-type="string">
            <text:p>DAN</text:p>
          </table:table-cell>
          <table:table-cell table:style-name="ce91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92" table:formula="oooc:=COUNTIF([.C17:.K17];&quot;51&quot;)+COUNTIF([.C17:.K17];&quot;51☻&quot;)" office:value-type="float" office:value="1">
            <text:p>1</text:p>
          </table:table-cell>
          <table:table-cell table:style-name="ce92" table:formula="oooc:=COUNTIF([.C17:.K17];&quot;52&quot;)+COUNTIF([.C17:.K17];&quot;52☻&quot;)" office:value-type="float" office:value="1">
            <text:p>1</text:p>
          </table:table-cell>
          <table:table-cell table:style-name="ce92" table:formula="oooc:=COUNTIF([.C17:.K17];&quot;11-19&quot;)+COUNTIF([.C17:.K17];&quot;2&quot;)" office:value-type="float" office:value="1">
            <text:p>1</text:p>
          </table:table-cell>
          <table:table-cell table:style-name="ce92" table:formula="oooc:=COUNTIF([.C17:.K17];&quot;U&quot;)+COUNTIF([.C17:.K17];&quot;U☻&quot;)" office:value-type="float" office:value="0">
            <text:p>0</text:p>
          </table:table-cell>
          <table:table-cell table:style-name="ce92" table:formula="oooc:=COUNTIF([.C17:.K17];&quot;KVIT&quot;)+COUNTIF([.C17:.K17];&quot;KVIT☻&quot;)" office:value-type="float" office:value="1">
            <text:p>1</text:p>
          </table:table-cell>
          <table:table-cell table:style-name="ce93" table:formula="oooc:=COUNTBLANK([.C17:.K17])" office:value-type="float" office:value="1">
            <text:p>1</text:p>
          </table:table-cell>
          <table:table-cell table:style-name="ce94" table:formula="oooc:=COUNTIF([.C17:.K17];&quot;x&quot;)" office:value-type="float" office:value="0">
            <text:p>0</text:p>
          </table:table-cell>
          <table:table-cell table:style-name="ce95" table:formula="oooc:=COUNTIF([.C17:.K17];&quot;51&quot;)+COUNTIF([.C17:.K17];&quot;51☻&quot;)+COUNTIF([.C17:.K17];&quot;2&quot;)+COUNTIF([.C17:.K17];&quot;52&quot;)+COUNTIF([.C17:.K17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17">
            <text:p>17. jun 08</text:p>
          </table:table-cell>
          <table:table-cell table:style-name="ce89" table:formula="oooc:=TEXT([.A18];&quot;Ddd&quot;)" office:value-type="string" office:string-value="tor">
            <text:p>tor</text:p>
          </table:table-cell>
          <table:table-cell table:style-name="ce2" office:value-type="string">
            <office:annotation draw:style-name="gr1" draw:text-style-name="P1" svg:width="2.872cm" svg:height="0.978cm" svg:x="5.051cm" svg:y="10.398cm" draw:caption-point-x="-5.051cm" draw:caption-point-y="-10.398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78cm" svg:x="6.348cm" svg:y="10.398cm" draw:caption-point-x="-6.348cm" draw:caption-point-y="-10.398cm">
              <dc:date>2008-12-24T00:00:00</dc:date>
              <text:p text:style-name="P1"><text:span text:style-name="T1">dopust od 16. do 20. junija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1☻</text:p>
          </table:table-cell>
          <table:table-cell table:style-name="ce2" office:value-type="string">
            <office:annotation draw:style-name="gr1" draw:text-style-name="P1" svg:width="2.873cm" svg:height="1.374cm" svg:x="10.238cm" svg:y="10.398cm" draw:caption-point-x="-10.238cm" draw:caption-point-y="-10.398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8" office:value-type="string">
            <text:p>1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1cm" svg:height="0.596cm" svg:x="15.427cm" svg:y="10.398cm" draw:caption-point-x="-15.427cm" draw:caption-point-y="-10.398cm">
              <dc:date>2008-12-24T00:00:00</dc:date>
              <text:p text:style-name="P1"><text:span text:style-name="T6"><text:s/></text:span><text:span text:style-name="T1">SO 16. in 17.6</text:span></text:p>
            </office:annotation>
            <text:p>SO</text:p>
          </table:table-cell>
          <table:table-cell table:style-name="ce33" office:value-type="string">
            <text:p>DAN</text:p>
          </table:table-cell>
          <table:table-cell table:style-name="ce91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92" table:formula="oooc:=COUNTIF([.C18:.K18];&quot;51&quot;)+COUNTIF([.C18:.K18];&quot;51☻&quot;)" office:value-type="float" office:value="0">
            <text:p>0</text:p>
          </table:table-cell>
          <table:table-cell table:style-name="ce92" table:formula="oooc:=COUNTIF([.C18:.K18];&quot;52&quot;)+COUNTIF([.C18:.K18];&quot;52☻&quot;)" office:value-type="float" office:value="0">
            <text:p>0</text:p>
          </table:table-cell>
          <table:table-cell table:style-name="ce92" table:formula="oooc:=COUNTIF([.C18:.K18];&quot;11-19&quot;)+COUNTIF([.C18:.K18];&quot;2&quot;)" office:value-type="float" office:value="0">
            <text:p>0</text:p>
          </table:table-cell>
          <table:table-cell table:style-name="ce92" table:formula="oooc:=COUNTIF([.C18:.K18];&quot;U&quot;)+COUNTIF([.C18:.K18];&quot;U☻&quot;)" office:value-type="float" office:value="0">
            <text:p>0</text:p>
          </table:table-cell>
          <table:table-cell table:style-name="ce92" table:formula="oooc:=COUNTIF([.C18:.K18];&quot;KVIT&quot;)+COUNTIF([.C18:.K18];&quot;KVIT☻&quot;)" office:value-type="float" office:value="1">
            <text:p>1</text:p>
          </table:table-cell>
          <table:table-cell table:style-name="ce93" table:formula="oooc:=COUNTBLANK([.C18:.K18])" office:value-type="float" office:value="1">
            <text:p>1</text:p>
          </table:table-cell>
          <table:table-cell table:style-name="ce94" table:formula="oooc:=COUNTIF([.C18:.K18];&quot;x&quot;)" office:value-type="float" office:value="1">
            <text:p>1</text:p>
          </table:table-cell>
          <table:table-cell table:style-name="ce95" table:formula="oooc:=COUNTIF([.C18:.K18];&quot;51&quot;)+COUNTIF([.C18:.K18];&quot;51☻&quot;)+COUNTIF([.C18:.K18];&quot;2&quot;)+COUNTIF([.C18:.K18];&quot;52&quot;)+COUNTIF([.C18:.K18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18">
            <text:p>18. jun 08</text:p>
          </table:table-cell>
          <table:table-cell table:style-name="ce89" table:formula="oooc:=TEXT([.A19];&quot;Ddd&quot;)" office:value-type="string" office:string-value="sre">
            <text:p>sre</text:p>
          </table:table-cell>
          <table:table-cell table:style-name="ce2" office:value-type="string">
            <office:annotation draw:style-name="gr1" draw:text-style-name="P1" svg:width="2.872cm" svg:height="0.978cm" svg:x="5.051cm" svg:y="11.098cm" draw:caption-point-x="-5.051cm" draw:caption-point-y="-11.098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78cm" svg:x="6.348cm" svg:y="11.098cm" draw:caption-point-x="-6.348cm" draw:caption-point-y="-11.098cm">
              <dc:date>2008-12-24T00:00:00</dc:date>
              <text:p text:style-name="P1"><text:span text:style-name="T1">dopust od 16. do 20. junija</text:span></text:p>
            </office:annotation>
            <text:p>D</text:p>
          </table:table-cell>
          <table:table-cell table:style-name="ce8" office:value-type="string">
            <text:p>1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3cm" svg:height="1.374cm" svg:x="10.238cm" svg:y="11.098cm" draw:caption-point-x="-10.238cm" draw:caption-point-y="-11.098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2" office:value-type="string">
            <text:p>U☻</text:p>
          </table:table-cell>
          <table:table-cell table:style-name="ce14"/>
          <table:table-cell table:style-name="ce3" office:value-type="string">
            <text:p>2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DAN</text:p>
          </table:table-cell>
          <table:table-cell table:style-name="ce91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92" table:formula="oooc:=COUNTIF([.C19:.K19];&quot;51&quot;)+COUNTIF([.C19:.K19];&quot;51☻&quot;)" office:value-type="float" office:value="0">
            <text:p>0</text:p>
          </table:table-cell>
          <table:table-cell table:style-name="ce92" table:formula="oooc:=COUNTIF([.C19:.K19];&quot;52&quot;)+COUNTIF([.C19:.K19];&quot;52☻&quot;)" office:value-type="float" office:value="0">
            <text:p>0</text:p>
          </table:table-cell>
          <table:table-cell table:style-name="ce92" table:formula="oooc:=COUNTIF([.C19:.K19];&quot;11-19&quot;)+COUNTIF([.C19:.K19];&quot;2&quot;)" office:value-type="float" office:value="1">
            <text:p>1</text:p>
          </table:table-cell>
          <table:table-cell table:style-name="ce92" table:formula="oooc:=COUNTIF([.C19:.K19];&quot;U&quot;)+COUNTIF([.C19:.K19];&quot;U☻&quot;)" office:value-type="float" office:value="1">
            <text:p>1</text:p>
          </table:table-cell>
          <table:table-cell table:style-name="ce92" table:formula="oooc:=COUNTIF([.C19:.K19];&quot;KVIT&quot;)+COUNTIF([.C19:.K19];&quot;KVIT☻&quot;)" office:value-type="float" office:value="1">
            <text:p>1</text:p>
          </table:table-cell>
          <table:table-cell table:style-name="ce93" table:formula="oooc:=COUNTBLANK([.C19:.K19])" office:value-type="float" office:value="1">
            <text:p>1</text:p>
          </table:table-cell>
          <table:table-cell table:style-name="ce94" table:formula="oooc:=COUNTIF([.C19:.K19];&quot;x&quot;)" office:value-type="float" office:value="1">
            <text:p>1</text:p>
          </table:table-cell>
          <table:table-cell table:style-name="ce95" table:formula="oooc:=COUNTIF([.C19:.K19];&quot;51&quot;)+COUNTIF([.C19:.K19];&quot;51☻&quot;)+COUNTIF([.C19:.K19];&quot;2&quot;)+COUNTIF([.C19:.K19];&quot;52&quot;)+COUNTIF([.C19:.K19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19">
            <text:p>19. jun 08</text:p>
          </table:table-cell>
          <table:table-cell table:style-name="ce89" table:formula="oooc:=TEXT([.A20];&quot;Ddd&quot;)" office:value-type="string" office:string-value="čet">
            <text:p>čet</text:p>
          </table:table-cell>
          <table:table-cell table:style-name="ce2" office:value-type="string">
            <office:annotation draw:style-name="gr1" draw:text-style-name="P1" svg:width="2.872cm" svg:height="0.978cm" svg:x="5.051cm" svg:y="11.797cm" draw:caption-point-x="-5.051cm" draw:caption-point-y="-11.797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78cm" svg:x="6.348cm" svg:y="11.797cm" draw:caption-point-x="-6.348cm" draw:caption-point-y="-11.797cm">
              <dc:date>2008-12-24T00:00:00</dc:date>
              <text:p text:style-name="P1"><text:span text:style-name="T1">dopust od 16. do 20. junija</text:span></text:p>
            </office:annotation>
            <text:p>D</text:p>
          </table:table-cell>
          <table:table-cell table:style-name="ce2" office:value-type="string">
            <text:p>U☻</text:p>
          </table:table-cell>
          <table:table-cell table:style-name="ce3" office:value-type="string">
            <text:p>2</text:p>
          </table:table-cell>
          <table:table-cell table:style-name="ce2" office:value-type="string">
            <office:annotation draw:style-name="gr1" draw:text-style-name="P1" svg:width="2.873cm" svg:height="1.374cm" svg:x="10.238cm" svg:y="11.797cm" draw:caption-point-x="-10.238cm" draw:caption-point-y="-11.797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3cm" svg:height="0.596cm" svg:x="11.535cm" svg:y="11.797cm" draw:caption-point-x="-11.535cm" draw:caption-point-y="-11.797cm">
              <dc:date>2008-12-24T00:00:00</dc:date>
              <text:p text:style-name="P1"><text:span text:style-name="T1">Pučnik</text:span></text:p>
            </office:annotation>
            <text:p>X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8" office:value-type="string">
            <text:p>1</text:p>
          </table:table-cell>
          <table:table-cell table:style-name="ce33" office:value-type="string">
            <text:p>DAN</text:p>
          </table:table-cell>
          <table:table-cell table:style-name="ce91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92" table:formula="oooc:=COUNTIF([.C20:.K20];&quot;51&quot;)+COUNTIF([.C20:.K20];&quot;51☻&quot;)" office:value-type="float" office:value="0">
            <text:p>0</text:p>
          </table:table-cell>
          <table:table-cell table:style-name="ce92" table:formula="oooc:=COUNTIF([.C20:.K20];&quot;52&quot;)+COUNTIF([.C20:.K20];&quot;52☻&quot;)" office:value-type="float" office:value="0">
            <text:p>0</text:p>
          </table:table-cell>
          <table:table-cell table:style-name="ce92" table:formula="oooc:=COUNTIF([.C20:.K20];&quot;11-19&quot;)+COUNTIF([.C20:.K20];&quot;2&quot;)" office:value-type="float" office:value="1">
            <text:p>1</text:p>
          </table:table-cell>
          <table:table-cell table:style-name="ce92" table:formula="oooc:=COUNTIF([.C20:.K20];&quot;U&quot;)+COUNTIF([.C20:.K20];&quot;U☻&quot;)" office:value-type="float" office:value="1">
            <text:p>1</text:p>
          </table:table-cell>
          <table:table-cell table:style-name="ce92" table:formula="oooc:=COUNTIF([.C20:.K20];&quot;KVIT&quot;)+COUNTIF([.C20:.K20];&quot;KVIT☻&quot;)" office:value-type="float" office:value="1">
            <text:p>1</text:p>
          </table:table-cell>
          <table:table-cell table:style-name="ce93" table:formula="oooc:=COUNTBLANK([.C20:.K20])" office:value-type="float" office:value="1">
            <text:p>1</text:p>
          </table:table-cell>
          <table:table-cell table:style-name="ce94" table:formula="oooc:=COUNTIF([.C20:.K20];&quot;x&quot;)" office:value-type="float" office:value="1">
            <text:p>1</text:p>
          </table:table-cell>
          <table:table-cell table:style-name="ce95" table:formula="oooc:=COUNTIF([.C20:.K20];&quot;51&quot;)+COUNTIF([.C20:.K20];&quot;51☻&quot;)+COUNTIF([.C20:.K20];&quot;2&quot;)+COUNTIF([.C20:.K20];&quot;52&quot;)+COUNTIF([.C20:.K20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20">
            <text:p>20. jun 08</text:p>
          </table:table-cell>
          <table:table-cell table:style-name="ce89" table:formula="oooc:=TEXT([.A21];&quot;Ddd&quot;)" office:value-type="string" office:string-value="pet">
            <text:p>pet</text:p>
          </table:table-cell>
          <table:table-cell table:style-name="ce2" office:value-type="string">
            <office:annotation draw:style-name="gr1" draw:text-style-name="P1" svg:width="2.872cm" svg:height="0.978cm" svg:x="5.051cm" svg:y="12.496cm" draw:caption-point-x="-5.051cm" draw:caption-point-y="-12.496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78cm" svg:x="6.348cm" svg:y="12.496cm" draw:caption-point-x="-6.348cm" draw:caption-point-y="-12.496cm">
              <dc:date>2008-12-24T00:00:00</dc:date>
              <text:p text:style-name="P1"><text:span text:style-name="T1">dopust od 16. do 20. junija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U☻</text:p>
          </table:table-cell>
          <table:table-cell table:style-name="ce2" office:value-type="string">
            <office:annotation draw:style-name="gr1" draw:text-style-name="P1" svg:width="2.873cm" svg:height="1.375cm" svg:x="10.238cm" svg:y="12.496cm" draw:caption-point-x="-10.238cm" draw:caption-point-y="-12.496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text:p>2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8" office:value-type="string">
            <text:p>1</text:p>
          </table:table-cell>
          <table:table-cell table:style-name="ce33" office:value-type="string">
            <text:p>MŠŠ</text:p>
          </table:table-cell>
          <table:table-cell table:style-name="ce91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92" table:formula="oooc:=COUNTIF([.C21:.K21];&quot;51&quot;)+COUNTIF([.C21:.K21];&quot;51☻&quot;)" office:value-type="float" office:value="0">
            <text:p>0</text:p>
          </table:table-cell>
          <table:table-cell table:style-name="ce92" table:formula="oooc:=COUNTIF([.C21:.K21];&quot;52&quot;)+COUNTIF([.C21:.K21];&quot;52☻&quot;)" office:value-type="float" office:value="0">
            <text:p>0</text:p>
          </table:table-cell>
          <table:table-cell table:style-name="ce92" table:formula="oooc:=COUNTIF([.C21:.K21];&quot;11-19&quot;)+COUNTIF([.C21:.K21];&quot;2&quot;)" office:value-type="float" office:value="1">
            <text:p>1</text:p>
          </table:table-cell>
          <table:table-cell table:style-name="ce92" table:formula="oooc:=COUNTIF([.C21:.K21];&quot;U&quot;)+COUNTIF([.C21:.K21];&quot;U☻&quot;)" office:value-type="float" office:value="1">
            <text:p>1</text:p>
          </table:table-cell>
          <table:table-cell table:style-name="ce92" table:formula="oooc:=COUNTIF([.C21:.K21];&quot;KVIT&quot;)+COUNTIF([.C21:.K21];&quot;KVIT☻&quot;)" office:value-type="float" office:value="1">
            <text:p>1</text:p>
          </table:table-cell>
          <table:table-cell table:style-name="ce93" table:formula="oooc:=COUNTBLANK([.C21:.K21])" office:value-type="float" office:value="1">
            <text:p>1</text:p>
          </table:table-cell>
          <table:table-cell table:style-name="ce94" table:formula="oooc:=COUNTIF([.C21:.K21];&quot;x&quot;)" office:value-type="float" office:value="1">
            <text:p>1</text:p>
          </table:table-cell>
          <table:table-cell table:style-name="ce95" table:formula="oooc:=COUNTIF([.C21:.K21];&quot;51&quot;)+COUNTIF([.C21:.K21];&quot;51☻&quot;)+COUNTIF([.C21:.K21];&quot;2&quot;)+COUNTIF([.C21:.K21];&quot;52&quot;)+COUNTIF([.C21:.K21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6-21">
            <text:p>21. jun 08</text:p>
          </table:table-cell>
          <table:table-cell table:style-name="ce88" table:formula="oooc:=TEXT([.A22];&quot;Ddd&quot;)" office:value-type="string" office:string-value="sob">
            <text:p>sob</text:p>
          </table:table-cell>
          <table:table-cell table:style-name="ce19" office:value-type="string">
            <office:annotation draw:style-name="gr1" draw:text-style-name="P1" svg:width="2.872cm" svg:height="0.978cm" svg:x="5.051cm" svg:y="13.196cm" draw:caption-point-x="-5.051cm" draw:caption-point-y="-13.196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20"/>
          <table:table-cell table:style-name="ce19"/>
          <table:table-cell table:style-name="ce27"/>
          <table:table-cell table:style-name="ce19" office:value-type="string">
            <office:annotation draw:style-name="gr1" draw:text-style-name="P1" svg:width="2.873cm" svg:height="1.374cm" svg:x="10.238cm" svg:y="13.196cm" draw:caption-point-x="-10.238cm" draw:caption-point-y="-13.196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71"/>
          <table:table-cell table:style-name="ce27"/>
          <table:table-cell table:style-name="ce6" office:value-type="string">
            <text:p>☻</text:p>
          </table:table-cell>
          <table:table-cell table:style-name="ce27"/>
          <table:table-cell table:style-name="ce33" office:value-type="string">
            <text:p>MŠŠ</text:p>
          </table:table-cell>
          <table:table-cell table:style-name="ce91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92" table:formula="oooc:=COUNTIF([.C22:.K22];&quot;51&quot;)+COUNTIF([.C22:.K22];&quot;51☻&quot;)" office:value-type="float" office:value="0">
            <text:p>0</text:p>
          </table:table-cell>
          <table:table-cell table:style-name="ce92" table:formula="oooc:=COUNTIF([.C22:.K22];&quot;52&quot;)+COUNTIF([.C22:.K22];&quot;52☻&quot;)" office:value-type="float" office:value="0">
            <text:p>0</text:p>
          </table:table-cell>
          <table:table-cell table:style-name="ce92" table:formula="oooc:=COUNTIF([.C22:.K22];&quot;11-19&quot;)+COUNTIF([.C22:.K22];&quot;2&quot;)" office:value-type="float" office:value="0">
            <text:p>0</text:p>
          </table:table-cell>
          <table:table-cell table:style-name="ce92" table:formula="oooc:=COUNTIF([.C22:.K22];&quot;U&quot;)+COUNTIF([.C22:.K22];&quot;U☻&quot;)" office:value-type="float" office:value="0">
            <text:p>0</text:p>
          </table:table-cell>
          <table:table-cell table:style-name="ce92" table:formula="oooc:=COUNTIF([.C22:.K22];&quot;KVIT&quot;)+COUNTIF([.C22:.K22];&quot;KVIT☻&quot;)" office:value-type="float" office:value="0">
            <text:p>0</text:p>
          </table:table-cell>
          <table:table-cell table:style-name="ce93" table:formula="oooc:=COUNTBLANK([.C22:.K22])" office:value-type="float" office:value="6">
            <text:p>6</text:p>
          </table:table-cell>
          <table:table-cell table:style-name="ce94" table:formula="oooc:=COUNTIF([.C22:.K22];&quot;x&quot;)" office:value-type="float" office:value="0">
            <text:p>0</text:p>
          </table:table-cell>
          <table:table-cell table:style-name="ce95" table:formula="oooc:=COUNTIF([.C22:.K22];&quot;51&quot;)+COUNTIF([.C22:.K22];&quot;51☻&quot;)+COUNTIF([.C22:.K22];&quot;2&quot;)+COUNTIF([.C22:.K22];&quot;52&quot;)+COUNTIF([.C22:.K22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6-22">
            <text:p>22. jun 08</text:p>
          </table:table-cell>
          <table:table-cell table:style-name="ce88" table:formula="oooc:=TEXT([.A23];&quot;Ddd&quot;)" office:value-type="string" office:string-value="ned">
            <text:p>ned</text:p>
          </table:table-cell>
          <table:table-cell table:style-name="ce19" office:value-type="string">
            <office:annotation draw:style-name="gr1" draw:text-style-name="P1" svg:width="2.872cm" svg:height="0.978cm" svg:x="5.051cm" svg:y="13.895cm" draw:caption-point-x="-5.051cm" draw:caption-point-y="-13.895cm">
              <dc:date>2008-12-24T00:00:00</dc:date>
              <text:p text:style-name="P1"><text:span text:style-name="T1">dopust od 16. do 22. junija.</text:span></text:p>
            </office:annotation>
            <text:p>D</text:p>
          </table:table-cell>
          <table:table-cell table:style-name="ce20"/>
          <table:table-cell table:style-name="ce19"/>
          <table:table-cell table:style-name="ce27"/>
          <table:table-cell table:style-name="ce19" office:value-type="string">
            <office:annotation draw:style-name="gr1" draw:text-style-name="P1" svg:width="2.873cm" svg:height="1.374cm" svg:x="10.238cm" svg:y="13.895cm" draw:caption-point-x="-10.238cm" draw:caption-point-y="-13.895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71"/>
          <table:table-cell table:style-name="ce27"/>
          <table:table-cell table:style-name="ce6" office:value-type="string">
            <text:p>☻</text:p>
          </table:table-cell>
          <table:table-cell table:style-name="ce27"/>
          <table:table-cell table:style-name="ce33" office:value-type="string">
            <text:p>MŠŠ</text:p>
          </table:table-cell>
          <table:table-cell table:style-name="ce91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92" table:formula="oooc:=COUNTIF([.C23:.K23];&quot;51&quot;)+COUNTIF([.C23:.K23];&quot;51☻&quot;)" office:value-type="float" office:value="0">
            <text:p>0</text:p>
          </table:table-cell>
          <table:table-cell table:style-name="ce92" table:formula="oooc:=COUNTIF([.C23:.K23];&quot;52&quot;)+COUNTIF([.C23:.K23];&quot;52☻&quot;)" office:value-type="float" office:value="0">
            <text:p>0</text:p>
          </table:table-cell>
          <table:table-cell table:style-name="ce92" table:formula="oooc:=COUNTIF([.C23:.K23];&quot;11-19&quot;)+COUNTIF([.C23:.K23];&quot;2&quot;)" office:value-type="float" office:value="0">
            <text:p>0</text:p>
          </table:table-cell>
          <table:table-cell table:style-name="ce92" table:formula="oooc:=COUNTIF([.C23:.K23];&quot;U&quot;)+COUNTIF([.C23:.K23];&quot;U☻&quot;)" office:value-type="float" office:value="0">
            <text:p>0</text:p>
          </table:table-cell>
          <table:table-cell table:style-name="ce92" table:formula="oooc:=COUNTIF([.C23:.K23];&quot;KVIT&quot;)+COUNTIF([.C23:.K23];&quot;KVIT☻&quot;)" office:value-type="float" office:value="0">
            <text:p>0</text:p>
          </table:table-cell>
          <table:table-cell table:style-name="ce93" table:formula="oooc:=COUNTBLANK([.C23:.K23])" office:value-type="float" office:value="6">
            <text:p>6</text:p>
          </table:table-cell>
          <table:table-cell table:style-name="ce94" table:formula="oooc:=COUNTIF([.C23:.K23];&quot;x&quot;)" office:value-type="float" office:value="0">
            <text:p>0</text:p>
          </table:table-cell>
          <table:table-cell table:style-name="ce95" table:formula="oooc:=COUNTIF([.C23:.K23];&quot;51&quot;)+COUNTIF([.C23:.K23];&quot;51☻&quot;)+COUNTIF([.C23:.K23];&quot;2&quot;)+COUNTIF([.C23:.K23];&quot;52&quot;)+COUNTIF([.C23:.K23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23">
            <text:p>23. jun 08</text:p>
          </table:table-cell>
          <table:table-cell table:style-name="ce89" table:formula="oooc:=TEXT([.A24];&quot;Ddd&quot;)" office:value-type="string" office:string-value="pon">
            <text:p>pon</text:p>
          </table:table-cell>
          <table:table-cell table:style-name="ce2" office:value-type="string">
            <office:annotation draw:style-name="gr1" draw:text-style-name="P1" svg:width="2.872cm" svg:height="0.978cm" svg:x="5.051cm" svg:y="14.595cm" draw:caption-point-x="-5.051cm" draw:caption-point-y="-14.595cm">
              <dc:date>2008-12-24T00:00:00</dc:date>
              <text:p text:style-name="P1"><text:span text:style-name="T1">Pondeljki in srede</text:span></text:p>
            </office:annotation>
            <text:p>U</text:p>
          </table:table-cell>
          <table:table-cell table:style-name="ce2" office:value-type="string">
            <text:p>1☻</text:p>
          </table:table-cell>
          <table:table-cell table:style-name="ce3" office:value-type="string">
            <office:annotation draw:style-name="gr1" draw:text-style-name="P1" svg:width="2.872cm" svg:height="1.781cm" svg:x="7.645cm" svg:y="14.595cm" draw:caption-point-x="-7.645cm" draw:caption-point-y="-14.595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text:p>2</text:p>
          </table:table-cell>
          <table:table-cell table:style-name="ce2" office:value-type="string">
            <office:annotation draw:style-name="gr1" draw:text-style-name="P1" svg:width="2.873cm" svg:height="1.374cm" svg:x="10.238cm" svg:y="14.595cm" draw:caption-point-x="-10.238cm" draw:caption-point-y="-14.595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25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1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92" table:formula="oooc:=COUNTIF([.C24:.K24];&quot;51&quot;)+COUNTIF([.C24:.K24];&quot;51☻&quot;)" office:value-type="float" office:value="0">
            <text:p>0</text:p>
          </table:table-cell>
          <table:table-cell table:style-name="ce92" table:formula="oooc:=COUNTIF([.C24:.K24];&quot;52&quot;)+COUNTIF([.C24:.K24];&quot;52☻&quot;)" office:value-type="float" office:value="0">
            <text:p>0</text:p>
          </table:table-cell>
          <table:table-cell table:style-name="ce92" table:formula="oooc:=COUNTIF([.C24:.K24];&quot;11-19&quot;)+COUNTIF([.C24:.K24];&quot;2&quot;)" office:value-type="float" office:value="1">
            <text:p>1</text:p>
          </table:table-cell>
          <table:table-cell table:style-name="ce92" table:formula="oooc:=COUNTIF([.C24:.K24];&quot;U&quot;)+COUNTIF([.C24:.K24];&quot;U☻&quot;)" office:value-type="float" office:value="1">
            <text:p>1</text:p>
          </table:table-cell>
          <table:table-cell table:style-name="ce92" table:formula="oooc:=COUNTIF([.C24:.K24];&quot;KVIT&quot;)+COUNTIF([.C24:.K24];&quot;KVIT☻&quot;)" office:value-type="float" office:value="1">
            <text:p>1</text:p>
          </table:table-cell>
          <table:table-cell table:style-name="ce93" table:formula="oooc:=COUNTBLANK([.C24:.K24])" office:value-type="float" office:value="1">
            <text:p>1</text:p>
          </table:table-cell>
          <table:table-cell table:style-name="ce94" table:formula="oooc:=COUNTIF([.C24:.K24];&quot;x&quot;)" office:value-type="float" office:value="1">
            <text:p>1</text:p>
          </table:table-cell>
          <table:table-cell table:style-name="ce95" table:formula="oooc:=COUNTIF([.C24:.K24];&quot;51&quot;)+COUNTIF([.C24:.K24];&quot;51☻&quot;)+COUNTIF([.C24:.K24];&quot;2&quot;)+COUNTIF([.C24:.K24];&quot;52&quot;)+COUNTIF([.C24:.K24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24">
            <text:p>24. jun 08</text:p>
          </table:table-cell>
          <table:table-cell table:style-name="ce89" table:formula="oooc:=TEXT([.A25];&quot;Ddd&quot;)" office:value-type="string" office:string-value="tor">
            <text:p>tor</text:p>
          </table:table-cell>
          <table:table-cell table:style-name="ce2" office:value-type="string">
            <text:p>U☻</text:p>
          </table:table-cell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2cm" svg:height="1.781cm" svg:x="7.645cm" svg:y="15.294cm" draw:caption-point-x="-7.645cm" draw:caption-point-y="-15.294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8" office:value-type="string">
            <text:p>1</text:p>
          </table:table-cell>
          <table:table-cell table:style-name="ce2" office:value-type="string">
            <office:annotation draw:style-name="gr1" draw:text-style-name="P1" svg:width="2.873cm" svg:height="1.374cm" svg:x="10.238cm" svg:y="15.294cm" draw:caption-point-x="-10.238cm" draw:caption-point-y="-15.294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text:p>2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1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92" table:formula="oooc:=COUNTIF([.C25:.K25];&quot;51&quot;)+COUNTIF([.C25:.K25];&quot;51☻&quot;)" office:value-type="float" office:value="0">
            <text:p>0</text:p>
          </table:table-cell>
          <table:table-cell table:style-name="ce92" table:formula="oooc:=COUNTIF([.C25:.K25];&quot;52&quot;)+COUNTIF([.C25:.K25];&quot;52☻&quot;)" office:value-type="float" office:value="0">
            <text:p>0</text:p>
          </table:table-cell>
          <table:table-cell table:style-name="ce92" table:formula="oooc:=COUNTIF([.C25:.K25];&quot;11-19&quot;)+COUNTIF([.C25:.K25];&quot;2&quot;)" office:value-type="float" office:value="1">
            <text:p>1</text:p>
          </table:table-cell>
          <table:table-cell table:style-name="ce92" table:formula="oooc:=COUNTIF([.C25:.K25];&quot;U&quot;)+COUNTIF([.C25:.K25];&quot;U☻&quot;)" office:value-type="float" office:value="1">
            <text:p>1</text:p>
          </table:table-cell>
          <table:table-cell table:style-name="ce92" table:formula="oooc:=COUNTIF([.C25:.K25];&quot;KVIT&quot;)+COUNTIF([.C25:.K25];&quot;KVIT☻&quot;)" office:value-type="float" office:value="1">
            <text:p>1</text:p>
          </table:table-cell>
          <table:table-cell table:style-name="ce93" table:formula="oooc:=COUNTBLANK([.C25:.K25])" office:value-type="float" office:value="1">
            <text:p>1</text:p>
          </table:table-cell>
          <table:table-cell table:style-name="ce94" table:formula="oooc:=COUNTIF([.C25:.K25];&quot;x&quot;)" office:value-type="float" office:value="1">
            <text:p>1</text:p>
          </table:table-cell>
          <table:table-cell table:style-name="ce95" table:formula="oooc:=COUNTIF([.C25:.K25];&quot;51&quot;)+COUNTIF([.C25:.K25];&quot;51☻&quot;)+COUNTIF([.C25:.K25];&quot;2&quot;)+COUNTIF([.C25:.K25];&quot;52&quot;)+COUNTIF([.C25:.K25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6-25">
            <text:p>25. jun 08</text:p>
          </table:table-cell>
          <table:table-cell table:style-name="ce88" table:formula="oooc:=TEXT([.A26];&quot;Ddd&quot;)" office:value-type="string" office:string-value="sre">
            <text:p>sre</text:p>
          </table:table-cell>
          <table:table-cell table:style-name="ce27" table:number-columns-repeated="2"/>
          <table:table-cell table:style-name="ce20" office:value-type="string">
            <office:annotation draw:style-name="gr1" draw:text-style-name="P1" svg:width="2.872cm" svg:height="1.782cm" svg:x="7.645cm" svg:y="15.993cm" draw:caption-point-x="-7.645cm" draw:caption-point-y="-15.993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19" office:value-type="string">
            <office:annotation draw:style-name="gr1" draw:text-style-name="P1" svg:width="2.873cm" svg:height="1.375cm" svg:x="10.238cm" svg:y="15.993cm" draw:caption-point-x="-10.238cm" draw:caption-point-y="-15.993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27" table:number-columns-repeated="3"/>
          <table:table-cell table:style-name="ce33" office:value-type="string">
            <text:p>MŠŠ</text:p>
          </table:table-cell>
          <table:table-cell table:style-name="ce91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92" table:formula="oooc:=COUNTIF([.C26:.K26];&quot;51&quot;)+COUNTIF([.C26:.K26];&quot;51☻&quot;)" office:value-type="float" office:value="0">
            <text:p>0</text:p>
          </table:table-cell>
          <table:table-cell table:style-name="ce92" table:formula="oooc:=COUNTIF([.C26:.K26];&quot;52&quot;)+COUNTIF([.C26:.K26];&quot;52☻&quot;)" office:value-type="float" office:value="0">
            <text:p>0</text:p>
          </table:table-cell>
          <table:table-cell table:style-name="ce92" table:formula="oooc:=COUNTIF([.C26:.K26];&quot;11-19&quot;)+COUNTIF([.C26:.K26];&quot;2&quot;)" office:value-type="float" office:value="0">
            <text:p>0</text:p>
          </table:table-cell>
          <table:table-cell table:style-name="ce92" table:formula="oooc:=COUNTIF([.C26:.K26];&quot;U&quot;)+COUNTIF([.C26:.K26];&quot;U☻&quot;)" office:value-type="float" office:value="0">
            <text:p>0</text:p>
          </table:table-cell>
          <table:table-cell table:style-name="ce92" table:formula="oooc:=COUNTIF([.C26:.K26];&quot;KVIT&quot;)+COUNTIF([.C26:.K26];&quot;KVIT☻&quot;)" office:value-type="float" office:value="0">
            <text:p>0</text:p>
          </table:table-cell>
          <table:table-cell table:style-name="ce93" table:formula="oooc:=COUNTBLANK([.C26:.K26])" office:value-type="float" office:value="5">
            <text:p>5</text:p>
          </table:table-cell>
          <table:table-cell table:style-name="ce94" table:formula="oooc:=COUNTIF([.C26:.K26];&quot;x&quot;)" office:value-type="float" office:value="0">
            <text:p>0</text:p>
          </table:table-cell>
          <table:table-cell table:style-name="ce95" table:formula="oooc:=COUNTIF([.C26:.K26];&quot;51&quot;)+COUNTIF([.C26:.K26];&quot;51☻&quot;)+COUNTIF([.C26:.K26];&quot;2&quot;)+COUNTIF([.C26:.K26];&quot;52&quot;)+COUNTIF([.C26:.K26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26">
            <text:p>26. jun 08</text:p>
          </table:table-cell>
          <table:table-cell table:style-name="ce89" table:formula="oooc:=TEXT([.A27];&quot;Ddd&quot;)" office:value-type="string" office:string-value="čet">
            <text:p>čet</text:p>
          </table:table-cell>
          <table:table-cell table:style-name="ce3" office:value-type="string">
            <text:p>2</text:p>
          </table:table-cell>
          <table:table-cell table:style-name="ce8" office:value-type="string">
            <text:p>1</text:p>
          </table:table-cell>
          <table:table-cell table:style-name="ce3" office:value-type="string">
            <office:annotation draw:style-name="gr1" draw:text-style-name="P1" svg:width="2.872cm" svg:height="1.781cm" svg:x="7.645cm" svg:y="16.693cm" draw:caption-point-x="-7.645cm" draw:caption-point-y="-16.693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3cm" svg:height="1.374cm" svg:x="10.238cm" svg:y="16.693cm" draw:caption-point-x="-10.238cm" draw:caption-point-y="-16.693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2" office:value-type="string">
            <text:p>U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1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92" table:formula="oooc:=COUNTIF([.C27:.K27];&quot;51&quot;)+COUNTIF([.C27:.K27];&quot;51☻&quot;)" office:value-type="float" office:value="0">
            <text:p>0</text:p>
          </table:table-cell>
          <table:table-cell table:style-name="ce92" table:formula="oooc:=COUNTIF([.C27:.K27];&quot;52&quot;)+COUNTIF([.C27:.K27];&quot;52☻&quot;)" office:value-type="float" office:value="0">
            <text:p>0</text:p>
          </table:table-cell>
          <table:table-cell table:style-name="ce92" table:formula="oooc:=COUNTIF([.C27:.K27];&quot;11-19&quot;)+COUNTIF([.C27:.K27];&quot;2&quot;)" office:value-type="float" office:value="1">
            <text:p>1</text:p>
          </table:table-cell>
          <table:table-cell table:style-name="ce92" table:formula="oooc:=COUNTIF([.C27:.K27];&quot;U&quot;)+COUNTIF([.C27:.K27];&quot;U☻&quot;)" office:value-type="float" office:value="1">
            <text:p>1</text:p>
          </table:table-cell>
          <table:table-cell table:style-name="ce92" table:formula="oooc:=COUNTIF([.C27:.K27];&quot;KVIT&quot;)+COUNTIF([.C27:.K27];&quot;KVIT☻&quot;)" office:value-type="float" office:value="1">
            <text:p>1</text:p>
          </table:table-cell>
          <table:table-cell table:style-name="ce93" table:formula="oooc:=COUNTBLANK([.C27:.K27])" office:value-type="float" office:value="1">
            <text:p>1</text:p>
          </table:table-cell>
          <table:table-cell table:style-name="ce94" table:formula="oooc:=COUNTIF([.C27:.K27];&quot;x&quot;)" office:value-type="float" office:value="1">
            <text:p>1</text:p>
          </table:table-cell>
          <table:table-cell table:style-name="ce95" table:formula="oooc:=COUNTIF([.C27:.K27];&quot;51&quot;)+COUNTIF([.C27:.K27];&quot;51☻&quot;)+COUNTIF([.C27:.K27];&quot;2&quot;)+COUNTIF([.C27:.K27];&quot;52&quot;)+COUNTIF([.C27:.K27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27">
            <text:p>27. jun 08</text:p>
          </table:table-cell>
          <table:table-cell table:style-name="ce89" table:formula="oooc:=TEXT([.A28];&quot;Ddd&quot;)" office:value-type="string" office:string-value="pet">
            <text:p>pet</text:p>
          </table:table-cell>
          <table:table-cell table:style-name="ce8" office:value-type="string">
            <text:p>1</text:p>
          </table:table-cell>
          <table:table-cell table:style-name="ce2" office:value-type="string">
            <text:p>U☻</text:p>
          </table:table-cell>
          <table:table-cell table:style-name="ce3" office:value-type="string">
            <office:annotation draw:style-name="gr1" draw:text-style-name="P1" svg:width="2.872cm" svg:height="1.782cm" svg:x="7.645cm" svg:y="17.392cm" draw:caption-point-x="-7.645cm" draw:caption-point-y="-17.392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text:p>2</text:p>
          </table:table-cell>
          <table:table-cell table:style-name="ce2" office:value-type="string">
            <office:annotation draw:style-name="gr1" draw:text-style-name="P1" svg:width="2.873cm" svg:height="1.374cm" svg:x="10.238cm" svg:y="17.392cm" draw:caption-point-x="-10.238cm" draw:caption-point-y="-17.392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KON</text:p>
          </table:table-cell>
          <table:table-cell table:style-name="ce91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92" table:formula="oooc:=COUNTIF([.C28:.K28];&quot;51&quot;)+COUNTIF([.C28:.K28];&quot;51☻&quot;)" office:value-type="float" office:value="0">
            <text:p>0</text:p>
          </table:table-cell>
          <table:table-cell table:style-name="ce92" table:formula="oooc:=COUNTIF([.C28:.K28];&quot;52&quot;)+COUNTIF([.C28:.K28];&quot;52☻&quot;)" office:value-type="float" office:value="0">
            <text:p>0</text:p>
          </table:table-cell>
          <table:table-cell table:style-name="ce92" table:formula="oooc:=COUNTIF([.C28:.K28];&quot;11-19&quot;)+COUNTIF([.C28:.K28];&quot;2&quot;)" office:value-type="float" office:value="1">
            <text:p>1</text:p>
          </table:table-cell>
          <table:table-cell table:style-name="ce92" table:formula="oooc:=COUNTIF([.C28:.K28];&quot;U&quot;)+COUNTIF([.C28:.K28];&quot;U☻&quot;)" office:value-type="float" office:value="1">
            <text:p>1</text:p>
          </table:table-cell>
          <table:table-cell table:style-name="ce92" table:formula="oooc:=COUNTIF([.C28:.K28];&quot;KVIT&quot;)+COUNTIF([.C28:.K28];&quot;KVIT☻&quot;)" office:value-type="float" office:value="1">
            <text:p>1</text:p>
          </table:table-cell>
          <table:table-cell table:style-name="ce93" table:formula="oooc:=COUNTBLANK([.C28:.K28])" office:value-type="float" office:value="1">
            <text:p>1</text:p>
          </table:table-cell>
          <table:table-cell table:style-name="ce94" table:formula="oooc:=COUNTIF([.C28:.K28];&quot;x&quot;)" office:value-type="float" office:value="1">
            <text:p>1</text:p>
          </table:table-cell>
          <table:table-cell table:style-name="ce95" table:formula="oooc:=COUNTIF([.C28:.K28];&quot;51&quot;)+COUNTIF([.C28:.K28];&quot;51☻&quot;)+COUNTIF([.C28:.K28];&quot;2&quot;)+COUNTIF([.C28:.K28];&quot;52&quot;)+COUNTIF([.C28:.K28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6-28">
            <text:p>28. jun 08</text:p>
          </table:table-cell>
          <table:table-cell table:style-name="ce88" table:formula="oooc:=TEXT([.A29];&quot;Ddd&quot;)" office:value-type="string" office:string-value="sob">
            <text:p>sob</text:p>
          </table:table-cell>
          <table:table-cell table:style-name="ce90"/>
          <table:table-cell table:style-name="ce20"/>
          <table:table-cell table:style-name="ce20" office:value-type="string">
            <office:annotation draw:style-name="gr1" draw:text-style-name="P1" svg:width="2.872cm" svg:height="1.781cm" svg:x="7.645cm" svg:y="18.092cm" draw:caption-point-x="-7.645cm" draw:caption-point-y="-18.092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7"/>
          <table:table-cell table:style-name="ce19" office:value-type="string">
            <office:annotation draw:style-name="gr1" draw:text-style-name="P1" svg:width="2.873cm" svg:height="1.374cm" svg:x="10.238cm" svg:y="18.092cm" draw:caption-point-x="-10.238cm" draw:caption-point-y="-18.092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27"/>
          <table:table-cell table:style-name="ce20" office:value-type="string">
            <office:annotation draw:style-name="gr1" draw:text-style-name="P1" svg:width="2.873cm" svg:height="0.978cm" svg:x="14.129cm" svg:y="18.092cm" draw:caption-point-x="-14.129cm" draw:caption-point-y="-18.092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33" office:value-type="string">
            <text:p>KON</text:p>
          </table:table-cell>
          <table:table-cell table:style-name="ce91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92" table:formula="oooc:=COUNTIF([.C29:.K29];&quot;51&quot;)+COUNTIF([.C29:.K29];&quot;51☻&quot;)" office:value-type="float" office:value="0">
            <text:p>0</text:p>
          </table:table-cell>
          <table:table-cell table:style-name="ce92" table:formula="oooc:=COUNTIF([.C29:.K29];&quot;52&quot;)+COUNTIF([.C29:.K29];&quot;52☻&quot;)" office:value-type="float" office:value="0">
            <text:p>0</text:p>
          </table:table-cell>
          <table:table-cell table:style-name="ce92" table:formula="oooc:=COUNTIF([.C29:.K29];&quot;11-19&quot;)+COUNTIF([.C29:.K29];&quot;2&quot;)" office:value-type="float" office:value="0">
            <text:p>0</text:p>
          </table:table-cell>
          <table:table-cell table:style-name="ce92" table:formula="oooc:=COUNTIF([.C29:.K29];&quot;U&quot;)+COUNTIF([.C29:.K29];&quot;U☻&quot;)" office:value-type="float" office:value="0">
            <text:p>0</text:p>
          </table:table-cell>
          <table:table-cell table:style-name="ce92" table:formula="oooc:=COUNTIF([.C29:.K29];&quot;KVIT&quot;)+COUNTIF([.C29:.K29];&quot;KVIT☻&quot;)" office:value-type="float" office:value="0">
            <text:p>0</text:p>
          </table:table-cell>
          <table:table-cell table:style-name="ce93" table:formula="oooc:=COUNTBLANK([.C29:.K29])" office:value-type="float" office:value="4">
            <text:p>4</text:p>
          </table:table-cell>
          <table:table-cell table:style-name="ce94" table:formula="oooc:=COUNTIF([.C29:.K29];&quot;x&quot;)" office:value-type="float" office:value="0">
            <text:p>0</text:p>
          </table:table-cell>
          <table:table-cell table:style-name="ce95" table:formula="oooc:=COUNTIF([.C29:.K29];&quot;51&quot;)+COUNTIF([.C29:.K29];&quot;51☻&quot;)+COUNTIF([.C29:.K29];&quot;2&quot;)+COUNTIF([.C29:.K29];&quot;52&quot;)+COUNTIF([.C29:.K29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6-29">
            <text:p>29. jun 08</text:p>
          </table:table-cell>
          <table:table-cell table:style-name="ce88" table:formula="oooc:=TEXT([.A30];&quot;Ddd&quot;)" office:value-type="string" office:string-value="ned">
            <text:p>ned</text:p>
          </table:table-cell>
          <table:table-cell table:style-name="ce90"/>
          <table:table-cell table:style-name="ce20"/>
          <table:table-cell table:style-name="ce20" office:value-type="string">
            <office:annotation draw:style-name="gr1" draw:text-style-name="P1" svg:width="2.872cm" svg:height="1.781cm" svg:x="7.645cm" svg:y="18.791cm" draw:caption-point-x="-7.645cm" draw:caption-point-y="-18.791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7"/>
          <table:table-cell table:style-name="ce19" office:value-type="string">
            <office:annotation draw:style-name="gr1" draw:text-style-name="P1" svg:width="2.873cm" svg:height="1.374cm" svg:x="10.238cm" svg:y="18.791cm" draw:caption-point-x="-10.238cm" draw:caption-point-y="-18.791cm">
              <dc:date>2008-12-24T00:00:00</dc:date>
              <text:p text:style-name="P1"><text:span text:style-name="T1">dopust <text:s/>od 16.06. do 06.07.200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27"/>
          <table:table-cell table:style-name="ce20" office:value-type="string">
            <office:annotation draw:style-name="gr1" draw:text-style-name="P1" svg:width="2.873cm" svg:height="0.978cm" svg:x="14.129cm" svg:y="18.791cm" draw:caption-point-x="-14.129cm" draw:caption-point-y="-18.791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33" office:value-type="string">
            <text:p>KON</text:p>
          </table:table-cell>
          <table:table-cell table:style-name="ce91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92" table:formula="oooc:=COUNTIF([.C30:.K30];&quot;51&quot;)+COUNTIF([.C30:.K30];&quot;51☻&quot;)" office:value-type="float" office:value="0">
            <text:p>0</text:p>
          </table:table-cell>
          <table:table-cell table:style-name="ce92" table:formula="oooc:=COUNTIF([.C30:.K30];&quot;52&quot;)+COUNTIF([.C30:.K30];&quot;52☻&quot;)" office:value-type="float" office:value="0">
            <text:p>0</text:p>
          </table:table-cell>
          <table:table-cell table:style-name="ce92" table:formula="oooc:=COUNTIF([.C30:.K30];&quot;11-19&quot;)+COUNTIF([.C30:.K30];&quot;2&quot;)" office:value-type="float" office:value="0">
            <text:p>0</text:p>
          </table:table-cell>
          <table:table-cell table:style-name="ce92" table:formula="oooc:=COUNTIF([.C30:.K30];&quot;U&quot;)+COUNTIF([.C30:.K30];&quot;U☻&quot;)" office:value-type="float" office:value="0">
            <text:p>0</text:p>
          </table:table-cell>
          <table:table-cell table:style-name="ce92" table:formula="oooc:=COUNTIF([.C30:.K30];&quot;KVIT&quot;)+COUNTIF([.C30:.K30];&quot;KVIT☻&quot;)" office:value-type="float" office:value="0">
            <text:p>0</text:p>
          </table:table-cell>
          <table:table-cell table:style-name="ce93" table:formula="oooc:=COUNTBLANK([.C30:.K30])" office:value-type="float" office:value="4">
            <text:p>4</text:p>
          </table:table-cell>
          <table:table-cell table:style-name="ce94" table:formula="oooc:=COUNTIF([.C30:.K30];&quot;x&quot;)" office:value-type="float" office:value="0">
            <text:p>0</text:p>
          </table:table-cell>
          <table:table-cell table:style-name="ce95" table:formula="oooc:=COUNTIF([.C30:.K30];&quot;51&quot;)+COUNTIF([.C30:.K30];&quot;51☻&quot;)+COUNTIF([.C30:.K30];&quot;2&quot;)+COUNTIF([.C30:.K30];&quot;52&quot;)+COUNTIF([.C30:.K30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6-30">
            <text:p>30. jun 08</text:p>
          </table:table-cell>
          <table:table-cell table:style-name="ce89" table:formula="oooc:=TEXT([.A31];&quot;Ddd&quot;)" office:value-type="string" office:string-value="pon">
            <text:p>pon</text:p>
          </table:table-cell>
          <table:table-cell table:style-name="ce2" office:value-type="string">
            <text:p>1☻</text:p>
          </table:table-cell>
          <table:table-cell table:style-name="ce3" office:value-type="string">
            <office:annotation draw:style-name="gr1" draw:text-style-name="P1" svg:width="2.872cm" svg:height="1.375cm" svg:x="6.348cm" svg:y="19.49cm" draw:caption-point-x="-6.348cm" draw:caption-point-y="-19.49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782cm" svg:x="7.645cm" svg:y="19.49cm" draw:caption-point-x="-7.645cm" draw:caption-point-y="-19.49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2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79cm" svg:x="14.129cm" svg:y="19.49cm" draw:caption-point-x="-14.129cm" draw:caption-point-y="-19.49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N</text:p>
          </table:table-cell>
          <table:table-cell table:style-name="ce91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92" table:formula="oooc:=COUNTIF([.C31:.K31];&quot;51&quot;)+COUNTIF([.C31:.K31];&quot;51☻&quot;)" office:value-type="float" office:value="0">
            <text:p>0</text:p>
          </table:table-cell>
          <table:table-cell table:style-name="ce92" table:formula="oooc:=COUNTIF([.C31:.K31];&quot;52&quot;)+COUNTIF([.C31:.K31];&quot;52☻&quot;)" office:value-type="float" office:value="0">
            <text:p>0</text:p>
          </table:table-cell>
          <table:table-cell table:style-name="ce92" table:formula="oooc:=COUNTIF([.C31:.K31];&quot;11-19&quot;)+COUNTIF([.C31:.K31];&quot;2&quot;)" office:value-type="float" office:value="1">
            <text:p>1</text:p>
          </table:table-cell>
          <table:table-cell table:style-name="ce92" table:formula="oooc:=COUNTIF([.C31:.K31];&quot;U&quot;)+COUNTIF([.C31:.K31];&quot;U☻&quot;)" office:value-type="float" office:value="0">
            <text:p>0</text:p>
          </table:table-cell>
          <table:table-cell table:style-name="ce92" table:formula="oooc:=COUNTIF([.C31:.K31];&quot;KVIT&quot;)+COUNTIF([.C31:.K31];&quot;KVIT☻&quot;)" office:value-type="float" office:value="1">
            <text:p>1</text:p>
          </table:table-cell>
          <table:table-cell table:style-name="ce93" table:formula="oooc:=COUNTBLANK([.C31:.K31])" office:value-type="float" office:value="1">
            <text:p>1</text:p>
          </table:table-cell>
          <table:table-cell table:style-name="ce94" table:formula="oooc:=COUNTIF([.C31:.K31];&quot;x&quot;)" office:value-type="float" office:value="1">
            <text:p>1</text:p>
          </table:table-cell>
          <table:table-cell table:style-name="ce95" table:formula="oooc:=COUNTIF([.C31:.K31];&quot;51&quot;)+COUNTIF([.C31:.K31];&quot;51☻&quot;)+COUNTIF([.C31:.K31];&quot;2&quot;)+COUNTIF([.C31:.K31];&quot;52&quot;)+COUNTIF([.C31:.K31];&quot;52☻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1">
          <table:table-cell table:style-name="ce1"/>
          <table:table-cell table:number-columns-repeated="21"/>
          <table:table-cell table:style-name="ce13"/>
          <table:table-cell table:number-columns-repeated="233"/>
        </table:table-row>
        <table:table-row table:style-name="ro1">
          <table:table-cell table:style-name="ce1" table:number-columns-repeated="12"/>
          <table:table-cell table:style-name="ce35" table:number-columns-repeated="7"/>
          <table:table-cell table:style-name="ce13" table:number-columns-repeated="5"/>
          <table:table-cell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1">
            <text:p>1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23">
          <table:table-cell table:style-name="ce1" table:number-columns-repeated="12"/>
          <table:table-cell table:style-name="ce35" table:number-columns-repeated="7"/>
          <table:table-cell table:style-name="ce13" table:number-columns-repeated="5"/>
          <table:table-cell table:number-columns-repeated="232"/>
        </table:table-row>
        <table:table-row table:style-name="ro1" table:number-rows-repeated="2">
          <table:table-cell table:style-name="ce1"/>
          <table:table-cell table:number-columns-repeated="21"/>
          <table:table-cell table:style-name="ce13"/>
          <table:table-cell table:number-columns-repeated="233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lij" table:style-name="ta8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6" table:default-cell-style-name="ce37"/>
        <table:table-column table:style-name="co1" table:number-columns-repeated="3" table:default-cell-style-name="ce37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KNE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3"/>
          <table:table-cell table:style-name="ce1" table:number-columns-repeated="232"/>
        </table:table-row>
        <table:table-row table:style-name="ro6">
          <table:table-cell table:style-name="ce11" office:value-type="date" office:date-value="2008-07-01">
            <text:p>1. jul 08</text:p>
          </table:table-cell>
          <table:table-cell table:style-name="ce96" table:formula="oooc:=TEXT([.A2];&quot;Ddd&quot;)" office:value-type="string" office:string-value="tor">
            <text:p>tor</text:p>
          </table:table-cell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2cm" svg:height="1.385cm" svg:x="6.348cm" svg:y="0cm" draw:caption-point-x="-6.348cm" draw:caption-point-y="0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64cm" svg:x="7.645cm" svg:y="0cm" draw:caption-point-x="-7.645cm" draw:caption-point-y="0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89cm" svg:x="14.129cm" svg:y="0cm" draw:caption-point-x="-14.129cm" draw:caption-point-y="0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float" office:value="52">
            <text:p>52</text:p>
          </table:table-cell>
          <table:table-cell table:style-name="ce33" office:value-type="string">
            <text:p>KON</text:p>
          </table:table-cell>
          <table:table-cell table:style-name="ce98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99" table:formula="oooc:=COUNTIF([.C2:.K2];&quot;51&quot;)+COUNTIF([.C2:.K2];&quot;51☻&quot;)" office:value-type="float" office:value="1">
            <text:p>1</text:p>
          </table:table-cell>
          <table:table-cell table:style-name="ce99" table:formula="oooc:=COUNTIF([.C2:.K2];&quot;52&quot;)+COUNTIF([.C2:.K2];&quot;52☻&quot;)" office:value-type="float" office:value="1">
            <text:p>1</text:p>
          </table:table-cell>
          <table:table-cell table:style-name="ce99" table:formula="oooc:=COUNTIF([.C2:.K2];&quot;11-19&quot;)+COUNTIF([.C2:.K2];&quot;2&quot;)" office:value-type="float" office:value="0">
            <text:p>0</text:p>
          </table:table-cell>
          <table:table-cell table:style-name="ce99" table:formula="oooc:=COUNTIF([.C2:.K2];&quot;U&quot;)+COUNTIF([.C2:.K2];&quot;U☻&quot;)" office:value-type="float" office:value="0">
            <text:p>0</text:p>
          </table:table-cell>
          <table:table-cell table:style-name="ce99" table:formula="oooc:=COUNTIF([.C2:.K2];&quot;KVIT&quot;)+COUNTIF([.C2:.K2];&quot;KVIT☻&quot;)" office:value-type="float" office:value="1">
            <text:p>1</text:p>
          </table:table-cell>
          <table:table-cell table:style-name="ce100" table:formula="oooc:=COUNTBLANK([.C2:.K2])" office:value-type="float" office:value="1">
            <text:p>1</text:p>
          </table:table-cell>
          <table:table-cell table:style-name="ce101" table:formula="oooc:=COUNTIF([.C2:.K2];&quot;x&quot;)" office:value-type="float" office:value="1">
            <text:p>1</text:p>
          </table:table-cell>
          <table:table-cell table:style-name="ce102" table:formula="oooc:=COUNTIF([.C2:.K2];&quot;51&quot;)+COUNTIF([.C2:.K2];&quot;51☻&quot;)+COUNTIF([.C2:.K2];&quot;2&quot;)+COUNTIF([.C2:.K2];&quot;52&quot;)+COUNTIF([.C2:.K2];&quot;52☻&quot;)" office:value-type="float" office:value="2">
            <text:p>2</text:p>
          </table:table-cell>
          <table:table-cell table:style-name="ce13"/>
          <table:table-cell table:style-name="ce2" table:formula="oooc:=[$VzorciVnosov.$A$2]" office:value-type="string" office:string-value="51☻">
            <text:p>51☻</text:p>
          </table:table-cell>
          <table:table-cell table:style-name="ce13"/>
          <table:table-cell table:style-name="ce1" table:number-columns-repeated="232"/>
        </table:table-row>
        <table:table-row table:style-name="ro6">
          <table:table-cell table:style-name="ce11" office:value-type="date" office:date-value="2008-07-02">
            <text:p>2. jul 08</text:p>
          </table:table-cell>
          <table:table-cell table:style-name="ce96" table:formula="oooc:=TEXT([.A3];&quot;Ddd&quot;)" office:value-type="string" office:string-value="sre">
            <text:p>sre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2cm" svg:height="1.385cm" svg:x="6.348cm" svg:y="0cm" draw:caption-point-x="-6.348cm" draw:caption-point-y="0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64cm" svg:x="7.645cm" svg:y="0cm" draw:caption-point-x="-7.645cm" draw:caption-point-y="0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89cm" svg:x="14.129cm" svg:y="0cm" draw:caption-point-x="-14.129cm" draw:caption-point-y="0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N</text:p>
          </table:table-cell>
          <table:table-cell table:style-name="ce98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99" table:formula="oooc:=COUNTIF([.C3:.K3];&quot;51&quot;)+COUNTIF([.C3:.K3];&quot;51☻&quot;)" office:value-type="float" office:value="1">
            <text:p>1</text:p>
          </table:table-cell>
          <table:table-cell table:style-name="ce99" table:formula="oooc:=COUNTIF([.C3:.K3];&quot;52&quot;)+COUNTIF([.C3:.K3];&quot;52☻&quot;)" office:value-type="float" office:value="1">
            <text:p>1</text:p>
          </table:table-cell>
          <table:table-cell table:style-name="ce99" table:formula="oooc:=COUNTIF([.C3:.K3];&quot;11-19&quot;)+COUNTIF([.C3:.K3];&quot;2&quot;)" office:value-type="float" office:value="0">
            <text:p>0</text:p>
          </table:table-cell>
          <table:table-cell table:style-name="ce99" table:formula="oooc:=COUNTIF([.C3:.K3];&quot;U&quot;)+COUNTIF([.C3:.K3];&quot;U☻&quot;)" office:value-type="float" office:value="0">
            <text:p>0</text:p>
          </table:table-cell>
          <table:table-cell table:style-name="ce99" table:formula="oooc:=COUNTIF([.C3:.K3];&quot;KVIT&quot;)+COUNTIF([.C3:.K3];&quot;KVIT☻&quot;)" office:value-type="float" office:value="1">
            <text:p>1</text:p>
          </table:table-cell>
          <table:table-cell table:style-name="ce100" table:formula="oooc:=COUNTBLANK([.C3:.K3])" office:value-type="float" office:value="1">
            <text:p>1</text:p>
          </table:table-cell>
          <table:table-cell table:style-name="ce101" table:formula="oooc:=COUNTIF([.C3:.K3];&quot;x&quot;)" office:value-type="float" office:value="1">
            <text:p>1</text:p>
          </table:table-cell>
          <table:table-cell table:style-name="ce102" table:formula="oooc:=COUNTIF([.C3:.K3];&quot;51&quot;)+COUNTIF([.C3:.K3];&quot;51☻&quot;)+COUNTIF([.C3:.K3];&quot;2&quot;)+COUNTIF([.C3:.K3];&quot;52&quot;)+COUNTIF([.C3:.K3];&quot;52☻&quot;)" office:value-type="float" office:value="2">
            <text:p>2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03">
            <text:p>3. jul 08</text:p>
          </table:table-cell>
          <table:table-cell table:style-name="ce96" table:formula="oooc:=TEXT([.A4];&quot;Ddd&quot;)" office:value-type="string" office:string-value="čet">
            <text:p>čet</text:p>
          </table:table-cell>
          <table:table-cell table:style-name="ce2" office:value-type="string">
            <text:p>51☻</text:p>
          </table:table-cell>
          <table:table-cell table:style-name="ce3" office:value-type="string">
            <office:annotation draw:style-name="gr1" draw:text-style-name="P1" svg:width="2.872cm" svg:height="1.374cm" svg:x="6.348cm" svg:y="0.607cm" draw:caption-point-x="-6.348cm" draw:caption-point-y="-0.607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cm" svg:x="7.645cm" svg:y="0.607cm" draw:caption-point-x="-7.645cm" draw:caption-point-y="-0.607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D</text:p>
          </table:table-cell>
          <table:table-cell table:style-name="ce2"/>
          <table:table-cell table:style-name="ce3" office:value-type="string">
            <office:annotation draw:style-name="gr1" draw:text-style-name="P1" svg:width="2.873cm" svg:height="0.978cm" svg:x="14.129cm" svg:y="0.607cm" draw:caption-point-x="-14.129cm" draw:caption-point-y="-0.607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N</text:p>
          </table:table-cell>
          <table:table-cell table:style-name="ce98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99" table:formula="oooc:=COUNTIF([.C4:.K4];&quot;51&quot;)+COUNTIF([.C4:.K4];&quot;51☻&quot;)" office:value-type="float" office:value="1">
            <text:p>1</text:p>
          </table:table-cell>
          <table:table-cell table:style-name="ce99" table:formula="oooc:=COUNTIF([.C4:.K4];&quot;52&quot;)+COUNTIF([.C4:.K4];&quot;52☻&quot;)" office:value-type="float" office:value="1">
            <text:p>1</text:p>
          </table:table-cell>
          <table:table-cell table:style-name="ce99" table:formula="oooc:=COUNTIF([.C4:.K4];&quot;11-19&quot;)+COUNTIF([.C4:.K4];&quot;2&quot;)" office:value-type="float" office:value="0">
            <text:p>0</text:p>
          </table:table-cell>
          <table:table-cell table:style-name="ce99" table:formula="oooc:=COUNTIF([.C4:.K4];&quot;U&quot;)+COUNTIF([.C4:.K4];&quot;U☻&quot;)" office:value-type="float" office:value="0">
            <text:p>0</text:p>
          </table:table-cell>
          <table:table-cell table:style-name="ce99" table:formula="oooc:=COUNTIF([.C4:.K4];&quot;KVIT&quot;)+COUNTIF([.C4:.K4];&quot;KVIT☻&quot;)" office:value-type="float" office:value="1">
            <text:p>1</text:p>
          </table:table-cell>
          <table:table-cell table:style-name="ce100" table:formula="oooc:=COUNTBLANK([.C4:.K4])" office:value-type="float" office:value="1">
            <text:p>1</text:p>
          </table:table-cell>
          <table:table-cell table:style-name="ce101" table:formula="oooc:=COUNTIF([.C4:.K4];&quot;x&quot;)" office:value-type="float" office:value="1">
            <text:p>1</text:p>
          </table:table-cell>
          <table:table-cell table:style-name="ce102" table:formula="oooc:=COUNTIF([.C4:.K4];&quot;51&quot;)+COUNTIF([.C4:.K4];&quot;51☻&quot;)+COUNTIF([.C4:.K4];&quot;2&quot;)+COUNTIF([.C4:.K4];&quot;52&quot;)+COUNTIF([.C4:.K4];&quot;52☻&quot;)" office:value-type="float" office:value="2">
            <text:p>2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04">
            <text:p>4. jul 08</text:p>
          </table:table-cell>
          <table:table-cell table:style-name="ce96" table:formula="oooc:=TEXT([.A5];&quot;Ddd&quot;)" office:value-type="string" office:string-value="pet">
            <text:p>pet</text:p>
          </table:table-cell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2cm" svg:height="1.374cm" svg:x="6.348cm" svg:y="1.306cm" draw:caption-point-x="-6.348cm" draw:caption-point-y="-1.306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1cm" svg:x="7.645cm" svg:y="1.306cm" draw:caption-point-x="-7.645cm" draw:caption-point-y="-1.306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1☻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1.306cm" draw:caption-point-x="-14.129cm" draw:caption-point-y="-1.306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float" office:value="52">
            <text:p>52</text:p>
          </table:table-cell>
          <table:table-cell table:style-name="ce33" office:value-type="string">
            <text:p>KNE</text:p>
          </table:table-cell>
          <table:table-cell table:style-name="ce98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99" table:formula="oooc:=COUNTIF([.C5:.K5];&quot;51&quot;)+COUNTIF([.C5:.K5];&quot;51☻&quot;)" office:value-type="float" office:value="1">
            <text:p>1</text:p>
          </table:table-cell>
          <table:table-cell table:style-name="ce99" table:formula="oooc:=COUNTIF([.C5:.K5];&quot;52&quot;)+COUNTIF([.C5:.K5];&quot;52☻&quot;)" office:value-type="float" office:value="1">
            <text:p>1</text:p>
          </table:table-cell>
          <table:table-cell table:style-name="ce99" table:formula="oooc:=COUNTIF([.C5:.K5];&quot;11-19&quot;)+COUNTIF([.C5:.K5];&quot;2&quot;)" office:value-type="float" office:value="0">
            <text:p>0</text:p>
          </table:table-cell>
          <table:table-cell table:style-name="ce99" table:formula="oooc:=COUNTIF([.C5:.K5];&quot;U&quot;)+COUNTIF([.C5:.K5];&quot;U☻&quot;)" office:value-type="float" office:value="0">
            <text:p>0</text:p>
          </table:table-cell>
          <table:table-cell table:style-name="ce99" table:formula="oooc:=COUNTIF([.C5:.K5];&quot;KVIT&quot;)+COUNTIF([.C5:.K5];&quot;KVIT☻&quot;)" office:value-type="float" office:value="1">
            <text:p>1</text:p>
          </table:table-cell>
          <table:table-cell table:style-name="ce100" table:formula="oooc:=COUNTBLANK([.C5:.K5])" office:value-type="float" office:value="1">
            <text:p>1</text:p>
          </table:table-cell>
          <table:table-cell table:style-name="ce101" table:formula="oooc:=COUNTIF([.C5:.K5];&quot;x&quot;)" office:value-type="float" office:value="1">
            <text:p>1</text:p>
          </table:table-cell>
          <table:table-cell table:style-name="ce102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7-05">
            <text:p>5. jul 08</text:p>
          </table:table-cell>
          <table:table-cell table:style-name="ce96" table:formula="oooc:=TEXT([.A6];&quot;Ddd&quot;)" office:value-type="string" office:string-value="sob">
            <text:p>sob</text:p>
          </table:table-cell>
          <table:table-cell table:style-name="ce20"/>
          <table:table-cell table:style-name="ce20" office:value-type="string">
            <office:annotation draw:style-name="gr1" draw:text-style-name="P1" svg:width="2.872cm" svg:height="1.375cm" svg:x="6.348cm" svg:y="2.005cm" draw:caption-point-x="-6.348cm" draw:caption-point-y="-2.005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24cm" svg:x="7.645cm" svg:y="2.005cm" draw:caption-point-x="-7.645cm" draw:caption-point-y="-2.005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19"/>
          <table:table-cell table:style-name="ce20" office:value-type="string">
            <text:p>D</text:p>
          </table:table-cell>
          <table:table-cell table:style-name="ce20"/>
          <table:table-cell table:style-name="ce20" office:value-type="string">
            <office:annotation draw:style-name="gr1" draw:text-style-name="P1" svg:width="2.873cm" svg:height="0.978cm" svg:x="14.129cm" svg:y="2.005cm" draw:caption-point-x="-14.129cm" draw:caption-point-y="-2.005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20"/>
          <table:table-cell table:style-name="ce33" office:value-type="string">
            <text:p>KNE</text:p>
          </table:table-cell>
          <table:table-cell table:style-name="ce98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99" table:formula="oooc:=COUNTIF([.C6:.K6];&quot;51&quot;)+COUNTIF([.C6:.K6];&quot;51☻&quot;)" office:value-type="float" office:value="0">
            <text:p>0</text:p>
          </table:table-cell>
          <table:table-cell table:style-name="ce99" table:formula="oooc:=COUNTIF([.C6:.K6];&quot;52&quot;)+COUNTIF([.C6:.K6];&quot;52☻&quot;)" office:value-type="float" office:value="0">
            <text:p>0</text:p>
          </table:table-cell>
          <table:table-cell table:style-name="ce99" table:formula="oooc:=COUNTIF([.C6:.K6];&quot;11-19&quot;)+COUNTIF([.C6:.K6];&quot;2&quot;)" office:value-type="float" office:value="0">
            <text:p>0</text:p>
          </table:table-cell>
          <table:table-cell table:style-name="ce99" table:formula="oooc:=COUNTIF([.C6:.K6];&quot;U&quot;)+COUNTIF([.C6:.K6];&quot;U☻&quot;)" office:value-type="float" office:value="0">
            <text:p>0</text:p>
          </table:table-cell>
          <table:table-cell table:style-name="ce99" table:formula="oooc:=COUNTIF([.C6:.K6];&quot;KVIT&quot;)+COUNTIF([.C6:.K6];&quot;KVIT☻&quot;)" office:value-type="float" office:value="0">
            <text:p>0</text:p>
          </table:table-cell>
          <table:table-cell table:style-name="ce100" table:formula="oooc:=COUNTBLANK([.C6:.K6])" office:value-type="float" office:value="4">
            <text:p>4</text:p>
          </table:table-cell>
          <table:table-cell table:style-name="ce101" table:formula="oooc:=COUNTIF([.C6:.K6];&quot;x&quot;)" office:value-type="float" office:value="0">
            <text:p>0</text:p>
          </table:table-cell>
          <table:table-cell table:style-name="ce102" table:formula="oooc:=COUNTIF([.C6:.K6];&quot;51&quot;)+COUNTIF([.C6:.K6];&quot;51☻&quot;)+COUNTIF([.C6:.K6];&quot;2&quot;)+COUNTIF([.C6:.K6];&quot;52&quot;)+COUNTIF([.C6:.K6];&quot;52☻&quot;)" office:value-type="float" office:value="0">
            <text:p>0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7-06">
            <text:p>6. jul 08</text:p>
          </table:table-cell>
          <table:table-cell table:style-name="ce96" table:formula="oooc:=TEXT([.A7];&quot;Ddd&quot;)" office:value-type="string" office:string-value="ned">
            <text:p>ned</text:p>
          </table:table-cell>
          <table:table-cell table:style-name="ce20"/>
          <table:table-cell table:style-name="ce20" office:value-type="string">
            <office:annotation draw:style-name="gr1" draw:text-style-name="P1" svg:width="2.872cm" svg:height="1.374cm" svg:x="6.348cm" svg:y="2.705cm" draw:caption-point-x="-6.348cm" draw:caption-point-y="-2.705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5cm" svg:x="7.645cm" svg:y="2.705cm" draw:caption-point-x="-7.645cm" draw:caption-point-y="-2.705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19"/>
          <table:table-cell table:style-name="ce20" office:value-type="string">
            <text:p>D</text:p>
          </table:table-cell>
          <table:table-cell table:style-name="ce19"/>
          <table:table-cell table:style-name="ce20" office:value-type="string">
            <office:annotation draw:style-name="gr1" draw:text-style-name="P1" svg:width="2.873cm" svg:height="0.978cm" svg:x="14.129cm" svg:y="2.705cm" draw:caption-point-x="-14.129cm" draw:caption-point-y="-2.705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20"/>
          <table:table-cell table:style-name="ce33" office:value-type="string">
            <text:p>KNE</text:p>
          </table:table-cell>
          <table:table-cell table:style-name="ce98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99" table:formula="oooc:=COUNTIF([.C7:.K7];&quot;51&quot;)+COUNTIF([.C7:.K7];&quot;51☻&quot;)" office:value-type="float" office:value="0">
            <text:p>0</text:p>
          </table:table-cell>
          <table:table-cell table:style-name="ce99" table:formula="oooc:=COUNTIF([.C7:.K7];&quot;52&quot;)+COUNTIF([.C7:.K7];&quot;52☻&quot;)" office:value-type="float" office:value="0">
            <text:p>0</text:p>
          </table:table-cell>
          <table:table-cell table:style-name="ce99" table:formula="oooc:=COUNTIF([.C7:.K7];&quot;11-19&quot;)+COUNTIF([.C7:.K7];&quot;2&quot;)" office:value-type="float" office:value="0">
            <text:p>0</text:p>
          </table:table-cell>
          <table:table-cell table:style-name="ce99" table:formula="oooc:=COUNTIF([.C7:.K7];&quot;U&quot;)+COUNTIF([.C7:.K7];&quot;U☻&quot;)" office:value-type="float" office:value="0">
            <text:p>0</text:p>
          </table:table-cell>
          <table:table-cell table:style-name="ce99" table:formula="oooc:=COUNTIF([.C7:.K7];&quot;KVIT&quot;)+COUNTIF([.C7:.K7];&quot;KVIT☻&quot;)" office:value-type="float" office:value="0">
            <text:p>0</text:p>
          </table:table-cell>
          <table:table-cell table:style-name="ce100" table:formula="oooc:=COUNTBLANK([.C7:.K7])" office:value-type="float" office:value="4">
            <text:p>4</text:p>
          </table:table-cell>
          <table:table-cell table:style-name="ce101" table:formula="oooc:=COUNTIF([.C7:.K7];&quot;x&quot;)" office:value-type="float" office:value="0">
            <text:p>0</text:p>
          </table:table-cell>
          <table:table-cell table:style-name="ce102" table:formula="oooc:=COUNTIF([.C7:.K7];&quot;51&quot;)+COUNTIF([.C7:.K7];&quot;51☻&quot;)+COUNTIF([.C7:.K7];&quot;2&quot;)+COUNTIF([.C7:.K7];&quot;52&quot;)+COUNTIF([.C7:.K7];&quot;52☻&quot;)" office:value-type="float" office:value="0">
            <text:p>0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07">
            <text:p>7. jul 08</text:p>
          </table:table-cell>
          <table:table-cell table:style-name="ce96" table:formula="oooc:=TEXT([.A8];&quot;Ddd&quot;)" office:value-type="string" office:string-value="pon">
            <text:p>pon</text:p>
          </table:table-cell>
          <table:table-cell table:style-name="ce2" office:value-type="string">
            <office:annotation draw:style-name="gr1" draw:text-style-name="P1" svg:width="2.872cm" svg:height="1.781cm" svg:x="5.051cm" svg:y="3.404cm" draw:caption-point-x="-5.051cm" draw:caption-point-y="-3.404cm">
              <dc:date>2008-12-24T00:00:00</dc:date>
              <text:p text:style-name="P1"><text:span text:style-name="T1">Julij: 7-10: operacije odraslih - nad 14 let</text:span></text:p>
            </office:annotation>
            <text:p>51</text:p>
          </table:table-cell>
          <table:table-cell table:style-name="ce3" office:value-type="string">
            <office:annotation draw:style-name="gr1" draw:text-style-name="P1" svg:width="2.872cm" svg:height="1.374cm" svg:x="6.348cm" svg:y="3.404cm" draw:caption-point-x="-6.348cm" draw:caption-point-y="-3.404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4cm" svg:x="7.645cm" svg:y="3.404cm" draw:caption-point-x="-7.645cm" draw:caption-point-y="-3.404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78cm" svg:x="14.129cm" svg:y="3.404cm" draw:caption-point-x="-14.129cm" draw:caption-point-y="-3.404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KNE</text:p>
          </table:table-cell>
          <table:table-cell table:style-name="ce98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99" table:formula="oooc:=COUNTIF([.C8:.K8];&quot;51&quot;)+COUNTIF([.C8:.K8];&quot;51☻&quot;)" office:value-type="float" office:value="1">
            <text:p>1</text:p>
          </table:table-cell>
          <table:table-cell table:style-name="ce99" table:formula="oooc:=COUNTIF([.C8:.K8];&quot;52&quot;)+COUNTIF([.C8:.K8];&quot;52☻&quot;)" office:value-type="float" office:value="1">
            <text:p>1</text:p>
          </table:table-cell>
          <table:table-cell table:style-name="ce99" table:formula="oooc:=COUNTIF([.C8:.K8];&quot;11-19&quot;)+COUNTIF([.C8:.K8];&quot;2&quot;)" office:value-type="float" office:value="0">
            <text:p>0</text:p>
          </table:table-cell>
          <table:table-cell table:style-name="ce99" table:formula="oooc:=COUNTIF([.C8:.K8];&quot;U&quot;)+COUNTIF([.C8:.K8];&quot;U☻&quot;)" office:value-type="float" office:value="0">
            <text:p>0</text:p>
          </table:table-cell>
          <table:table-cell table:style-name="ce99" table:formula="oooc:=COUNTIF([.C8:.K8];&quot;KVIT&quot;)+COUNTIF([.C8:.K8];&quot;KVIT☻&quot;)" office:value-type="float" office:value="1">
            <text:p>1</text:p>
          </table:table-cell>
          <table:table-cell table:style-name="ce100" table:formula="oooc:=COUNTBLANK([.C8:.K8])" office:value-type="float" office:value="1">
            <text:p>1</text:p>
          </table:table-cell>
          <table:table-cell table:style-name="ce101" table:formula="oooc:=COUNTIF([.C8:.K8];&quot;x&quot;)" office:value-type="float" office:value="1">
            <text:p>1</text:p>
          </table:table-cell>
          <table:table-cell table:style-name="ce102" table:formula="oooc:=COUNTIF([.C8:.K8];&quot;51&quot;)+COUNTIF([.C8:.K8];&quot;51☻&quot;)+COUNTIF([.C8:.K8];&quot;2&quot;)+COUNTIF([.C8:.K8];&quot;52&quot;)+COUNTIF([.C8:.K8];&quot;52☻&quot;)" office:value-type="float" office:value="2">
            <text:p>2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08">
            <text:p>8. jul 08</text:p>
          </table:table-cell>
          <table:table-cell table:style-name="ce96" table:formula="oooc:=TEXT([.A9];&quot;Ddd&quot;)" office:value-type="string" office:string-value="tor">
            <text:p>tor</text:p>
          </table:table-cell>
          <table:table-cell table:style-name="ce2" office:value-type="string">
            <office:annotation draw:style-name="gr1" draw:text-style-name="P1" svg:width="2.872cm" svg:height="1.781cm" svg:x="5.051cm" svg:y="4.104cm" draw:caption-point-x="-5.051cm" draw:caption-point-y="-4.104cm">
              <dc:date>2008-12-24T00:00:00</dc:date>
              <text:p text:style-name="P1"><text:span text:style-name="T1">Julij: 7-10: operacije odraslih - nad 14 let</text:span></text:p>
            </office:annotation>
            <text:p>51☻</text:p>
          </table:table-cell>
          <table:table-cell table:style-name="ce3" office:value-type="string">
            <office:annotation draw:style-name="gr1" draw:text-style-name="P1" svg:width="2.872cm" svg:height="1.374cm" svg:x="6.348cm" svg:y="4.104cm" draw:caption-point-x="-6.348cm" draw:caption-point-y="-4.104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cm" svg:x="7.645cm" svg:y="4.104cm" draw:caption-point-x="-7.645cm" draw:caption-point-y="-4.104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float" office:value="52">
            <text:p>52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78cm" svg:x="14.129cm" svg:y="4.104cm" draw:caption-point-x="-14.129cm" draw:caption-point-y="-4.104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NE</text:p>
          </table:table-cell>
          <table:table-cell table:style-name="ce98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99" table:formula="oooc:=COUNTIF([.C9:.K9];&quot;51&quot;)+COUNTIF([.C9:.K9];&quot;51☻&quot;)" office:value-type="float" office:value="1">
            <text:p>1</text:p>
          </table:table-cell>
          <table:table-cell table:style-name="ce99" table:formula="oooc:=COUNTIF([.C9:.K9];&quot;52&quot;)+COUNTIF([.C9:.K9];&quot;52☻&quot;)" office:value-type="float" office:value="1">
            <text:p>1</text:p>
          </table:table-cell>
          <table:table-cell table:style-name="ce99" table:formula="oooc:=COUNTIF([.C9:.K9];&quot;11-19&quot;)+COUNTIF([.C9:.K9];&quot;2&quot;)" office:value-type="float" office:value="0">
            <text:p>0</text:p>
          </table:table-cell>
          <table:table-cell table:style-name="ce99" table:formula="oooc:=COUNTIF([.C9:.K9];&quot;U&quot;)+COUNTIF([.C9:.K9];&quot;U☻&quot;)" office:value-type="float" office:value="0">
            <text:p>0</text:p>
          </table:table-cell>
          <table:table-cell table:style-name="ce99" table:formula="oooc:=COUNTIF([.C9:.K9];&quot;KVIT&quot;)+COUNTIF([.C9:.K9];&quot;KVIT☻&quot;)" office:value-type="float" office:value="1">
            <text:p>1</text:p>
          </table:table-cell>
          <table:table-cell table:style-name="ce100" table:formula="oooc:=COUNTBLANK([.C9:.K9])" office:value-type="float" office:value="1">
            <text:p>1</text:p>
          </table:table-cell>
          <table:table-cell table:style-name="ce101" table:formula="oooc:=COUNTIF([.C9:.K9];&quot;x&quot;)" office:value-type="float" office:value="1">
            <text:p>1</text:p>
          </table:table-cell>
          <table:table-cell table:style-name="ce102" table:formula="oooc:=COUNTIF([.C9:.K9];&quot;51&quot;)+COUNTIF([.C9:.K9];&quot;51☻&quot;)+COUNTIF([.C9:.K9];&quot;2&quot;)+COUNTIF([.C9:.K9];&quot;52&quot;)+COUNTIF([.C9:.K9];&quot;52☻&quot;)" office:value-type="float" office:value="2">
            <text:p>2</text:p>
          </table:table-cell>
          <table:table-cell table:style-name="ce13"/>
          <table:table-cell table:style-name="ce2" table:formula="oooc:=[$VzorciVnosov.$A$9]" office:value-type="string" office:string-value="U☻">
            <text:p>U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09">
            <text:p>9. jul 08</text:p>
          </table:table-cell>
          <table:table-cell table:style-name="ce96" table:formula="oooc:=TEXT([.A10];&quot;Ddd&quot;)" office:value-type="string" office:string-value="sre">
            <text:p>sre</text:p>
          </table:table-cell>
          <table:table-cell table:style-name="ce2" office:value-type="string">
            <office:annotation draw:style-name="gr1" draw:text-style-name="P1" svg:width="2.872cm" svg:height="1.781cm" svg:x="5.051cm" svg:y="4.803cm" draw:caption-point-x="-5.051cm" draw:caption-point-y="-4.803cm">
              <dc:date>2008-12-24T00:00:00</dc:date>
              <text:p text:style-name="P1"><text:span text:style-name="T1">Julij: 7-10: operacije odraslih - nad 14 let</text:span></text:p>
            </office:annotation>
            <text:p>X</text:p>
          </table:table-cell>
          <table:table-cell table:style-name="ce3" office:value-type="string">
            <office:annotation draw:style-name="gr1" draw:text-style-name="P1" svg:width="2.872cm" svg:height="1.374cm" svg:x="6.348cm" svg:y="4.803cm" draw:caption-point-x="-6.348cm" draw:caption-point-y="-4.803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1cm" svg:x="7.645cm" svg:y="4.803cm" draw:caption-point-x="-7.645cm" draw:caption-point-y="-4.803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4.803cm" draw:caption-point-x="-14.129cm" draw:caption-point-y="-4.803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KNE</text:p>
          </table:table-cell>
          <table:table-cell table:style-name="ce98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99" table:formula="oooc:=COUNTIF([.C10:.K10];&quot;51&quot;)+COUNTIF([.C10:.K10];&quot;51☻&quot;)" office:value-type="float" office:value="1">
            <text:p>1</text:p>
          </table:table-cell>
          <table:table-cell table:style-name="ce99" table:formula="oooc:=COUNTIF([.C10:.K10];&quot;52&quot;)+COUNTIF([.C10:.K10];&quot;52☻&quot;)" office:value-type="float" office:value="1">
            <text:p>1</text:p>
          </table:table-cell>
          <table:table-cell table:style-name="ce99" table:formula="oooc:=COUNTIF([.C10:.K10];&quot;11-19&quot;)+COUNTIF([.C10:.K10];&quot;2&quot;)" office:value-type="float" office:value="0">
            <text:p>0</text:p>
          </table:table-cell>
          <table:table-cell table:style-name="ce99" table:formula="oooc:=COUNTIF([.C10:.K10];&quot;U&quot;)+COUNTIF([.C10:.K10];&quot;U☻&quot;)" office:value-type="float" office:value="0">
            <text:p>0</text:p>
          </table:table-cell>
          <table:table-cell table:style-name="ce99" table:formula="oooc:=COUNTIF([.C10:.K10];&quot;KVIT&quot;)+COUNTIF([.C10:.K10];&quot;KVIT☻&quot;)" office:value-type="float" office:value="1">
            <text:p>1</text:p>
          </table:table-cell>
          <table:table-cell table:style-name="ce100" table:formula="oooc:=COUNTBLANK([.C10:.K10])" office:value-type="float" office:value="1">
            <text:p>1</text:p>
          </table:table-cell>
          <table:table-cell table:style-name="ce101" table:formula="oooc:=COUNTIF([.C10:.K10];&quot;x&quot;)" office:value-type="float" office:value="1">
            <text:p>1</text:p>
          </table:table-cell>
          <table:table-cell table:style-name="ce102" table:formula="oooc:=COUNTIF([.C10:.K10];&quot;51&quot;)+COUNTIF([.C10:.K10];&quot;51☻&quot;)+COUNTIF([.C10:.K10];&quot;2&quot;)+COUNTIF([.C10:.K10];&quot;52&quot;)+COUNTIF([.C10:.K10];&quot;52☻&quot;)" office:value-type="float" office:value="2">
            <text:p>2</text:p>
          </table:table-cell>
          <table:table-cell table:style-name="ce13"/>
          <table:table-cell table:style-name="ce3" table:formula="oooc:=[$VzorciVnosov.$A$10]" office:value-type="string" office:string-value="11-19">
            <text:p>11-19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10">
            <text:p>10. jul 08</text:p>
          </table:table-cell>
          <table:table-cell table:style-name="ce96" table:formula="oooc:=TEXT([.A11];&quot;Ddd&quot;)" office:value-type="string" office:string-value="čet">
            <text:p>čet</text:p>
          </table:table-cell>
          <table:table-cell table:style-name="ce2" office:value-type="string">
            <office:annotation draw:style-name="gr1" draw:text-style-name="P1" svg:width="2.872cm" svg:height="1.782cm" svg:x="5.051cm" svg:y="5.502cm" draw:caption-point-x="-5.051cm" draw:caption-point-y="-5.502cm">
              <dc:date>2008-12-24T00:00:00</dc:date>
              <text:p text:style-name="P1"><text:span text:style-name="T1">Julij: 7-10: operacije odraslih - nad 14 let</text:span></text:p>
            </office:annotation>
            <text:p>51</text:p>
          </table:table-cell>
          <table:table-cell table:style-name="ce3" office:value-type="string">
            <office:annotation draw:style-name="gr1" draw:text-style-name="P1" svg:width="2.872cm" svg:height="1.375cm" svg:x="6.348cm" svg:y="5.502cm" draw:caption-point-x="-6.348cm" draw:caption-point-y="-5.502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4cm" svg:x="7.645cm" svg:y="5.502cm" draw:caption-point-x="-7.645cm" draw:caption-point-y="-5.502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5.502cm" draw:caption-point-x="-14.129cm" draw:caption-point-y="-5.502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KNE</text:p>
          </table:table-cell>
          <table:table-cell table:style-name="ce98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99" table:formula="oooc:=COUNTIF([.C11:.K11];&quot;51&quot;)+COUNTIF([.C11:.K11];&quot;51☻&quot;)" office:value-type="float" office:value="1">
            <text:p>1</text:p>
          </table:table-cell>
          <table:table-cell table:style-name="ce99" table:formula="oooc:=COUNTIF([.C11:.K11];&quot;52&quot;)+COUNTIF([.C11:.K11];&quot;52☻&quot;)" office:value-type="float" office:value="1">
            <text:p>1</text:p>
          </table:table-cell>
          <table:table-cell table:style-name="ce99" table:formula="oooc:=COUNTIF([.C11:.K11];&quot;11-19&quot;)+COUNTIF([.C11:.K11];&quot;2&quot;)" office:value-type="float" office:value="0">
            <text:p>0</text:p>
          </table:table-cell>
          <table:table-cell table:style-name="ce99" table:formula="oooc:=COUNTIF([.C11:.K11];&quot;U&quot;)+COUNTIF([.C11:.K11];&quot;U☻&quot;)" office:value-type="float" office:value="0">
            <text:p>0</text:p>
          </table:table-cell>
          <table:table-cell table:style-name="ce99" table:formula="oooc:=COUNTIF([.C11:.K11];&quot;KVIT&quot;)+COUNTIF([.C11:.K11];&quot;KVIT☻&quot;)" office:value-type="float" office:value="1">
            <text:p>1</text:p>
          </table:table-cell>
          <table:table-cell table:style-name="ce100" table:formula="oooc:=COUNTBLANK([.C11:.K11])" office:value-type="float" office:value="1">
            <text:p>1</text:p>
          </table:table-cell>
          <table:table-cell table:style-name="ce101" table:formula="oooc:=COUNTIF([.C11:.K11];&quot;x&quot;)" office:value-type="float" office:value="1">
            <text:p>1</text:p>
          </table:table-cell>
          <table:table-cell table:style-name="ce102" table:formula="oooc:=COUNTIF([.C11:.K11];&quot;51&quot;)+COUNTIF([.C11:.K11];&quot;51☻&quot;)+COUNTIF([.C11:.K11];&quot;2&quot;)+COUNTIF([.C11:.K11];&quot;52&quot;)+COUNTIF([.C11:.K11];&quot;52☻&quot;)" office:value-type="float" office:value="2">
            <text:p>2</text:p>
          </table:table-cell>
          <table:table-cell table:style-name="ce13"/>
          <table:table-cell table:style-name="ce5" table:formula="oooc:=[$VzorciVnosov.$A$11]" office:value-type="string" office:string-value="X">
            <text:p>X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11">
            <text:p>11. jul 08</text:p>
          </table:table-cell>
          <table:table-cell table:style-name="ce96" table:formula="oooc:=TEXT([.A12];&quot;Ddd&quot;)" office:value-type="string" office:string-value="pet">
            <text:p>pet</text:p>
          </table:table-cell>
          <table:table-cell table:style-name="ce2" office:value-type="string">
            <text:p>52☻</text:p>
          </table:table-cell>
          <table:table-cell table:style-name="ce3" office:value-type="string">
            <office:annotation draw:style-name="gr1" draw:text-style-name="P1" svg:width="2.872cm" svg:height="1.374cm" svg:x="6.348cm" svg:y="6.202cm" draw:caption-point-x="-6.348cm" draw:caption-point-y="-6.202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1cm" svg:x="7.645cm" svg:y="6.202cm" draw:caption-point-x="-7.645cm" draw:caption-point-y="-6.202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D</text:p>
          </table:table-cell>
          <table:table-cell table:style-name="ce2"/>
          <table:table-cell table:style-name="ce3" office:value-type="string">
            <office:annotation draw:style-name="gr1" draw:text-style-name="P1" svg:width="2.873cm" svg:height="0.978cm" svg:x="14.129cm" svg:y="6.202cm" draw:caption-point-x="-14.129cm" draw:caption-point-y="-6.202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S</text:p>
          </table:table-cell>
          <table:table-cell table:style-name="ce98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99" table:formula="oooc:=COUNTIF([.C12:.K12];&quot;51&quot;)+COUNTIF([.C12:.K12];&quot;51☻&quot;)" office:value-type="float" office:value="1">
            <text:p>1</text:p>
          </table:table-cell>
          <table:table-cell table:style-name="ce99" table:formula="oooc:=COUNTIF([.C12:.K12];&quot;52&quot;)+COUNTIF([.C12:.K12];&quot;52☻&quot;)" office:value-type="float" office:value="1">
            <text:p>1</text:p>
          </table:table-cell>
          <table:table-cell table:style-name="ce99" table:formula="oooc:=COUNTIF([.C12:.K12];&quot;11-19&quot;)+COUNTIF([.C12:.K12];&quot;2&quot;)" office:value-type="float" office:value="0">
            <text:p>0</text:p>
          </table:table-cell>
          <table:table-cell table:style-name="ce99" table:formula="oooc:=COUNTIF([.C12:.K12];&quot;U&quot;)+COUNTIF([.C12:.K12];&quot;U☻&quot;)" office:value-type="float" office:value="0">
            <text:p>0</text:p>
          </table:table-cell>
          <table:table-cell table:style-name="ce99" table:formula="oooc:=COUNTIF([.C12:.K12];&quot;KVIT&quot;)+COUNTIF([.C12:.K12];&quot;KVIT☻&quot;)" office:value-type="float" office:value="1">
            <text:p>1</text:p>
          </table:table-cell>
          <table:table-cell table:style-name="ce100" table:formula="oooc:=COUNTBLANK([.C12:.K12])" office:value-type="float" office:value="1">
            <text:p>1</text:p>
          </table:table-cell>
          <table:table-cell table:style-name="ce101" table:formula="oooc:=COUNTIF([.C12:.K12];&quot;x&quot;)" office:value-type="float" office:value="1">
            <text:p>1</text:p>
          </table:table-cell>
          <table:table-cell table:style-name="ce102" table:formula="oooc:=COUNTIF([.C12:.K12];&quot;51&quot;)+COUNTIF([.C12:.K12];&quot;51☻&quot;)+COUNTIF([.C12:.K12];&quot;2&quot;)+COUNTIF([.C12:.K12];&quot;52&quot;)+COUNTIF([.C12:.K12];&quot;52☻&quot;)" office:value-type="float" office:value="2">
            <text:p>2</text:p>
          </table:table-cell>
          <table:table-cell table:style-name="ce13"/>
          <table:table-cell table:style-name="ce3" table:formula="oooc:=[$VzorciVnosov.$A$12]" office:value-type="string" office:string-value="D">
            <text:p>D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7-12">
            <text:p>12. jul 08</text:p>
          </table:table-cell>
          <table:table-cell table:style-name="ce97" table:formula="oooc:=TEXT([.A13];&quot;Ddd&quot;)" office:value-type="string" office:string-value="sob">
            <text:p>sob</text:p>
          </table:table-cell>
          <table:table-cell table:style-name="ce73">
            <office:annotation draw:style-name="gr1" draw:text-style-name="P1" svg:width="2.872cm" svg:height="1.781cm" svg:x="5.051cm" svg:y="6.901cm" draw:caption-point-x="-5.051cm" draw:caption-point-y="-6.901cm">
              <dc:date>2008-12-24T00:00:00</dc:date>
              <text:p text:style-name="P1"><text:span text:style-name="T1">lahko dežuram 12., 13. ali 19., 20. s KVIT tednom.</text:span></text:p>
            </office:annotation>
          </table:table-cell>
          <table:table-cell table:style-name="ce20" office:value-type="string">
            <office:annotation draw:style-name="gr1" draw:text-style-name="P1" svg:width="2.872cm" svg:height="1.374cm" svg:x="6.348cm" svg:y="6.901cm" draw:caption-point-x="-6.348cm" draw:caption-point-y="-6.901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24cm" svg:x="7.645cm" svg:y="6.901cm" draw:caption-point-x="-7.645cm" draw:caption-point-y="-6.901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596cm" svg:x="8.942cm" svg:y="6.901cm" draw:caption-point-x="-8.942cm" draw:caption-point-y="-6.901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20" office:value-type="string">
            <text:p>D</text:p>
          </table:table-cell>
          <table:table-cell table:style-name="ce72"/>
          <table:table-cell table:style-name="ce20" office:value-type="string">
            <office:annotation draw:style-name="gr1" draw:text-style-name="P1" svg:width="2.873cm" svg:height="0.978cm" svg:x="14.129cm" svg:y="6.901cm" draw:caption-point-x="-14.129cm" draw:caption-point-y="-6.901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20"/>
          <table:table-cell table:style-name="ce33" office:value-type="string">
            <text:p>KOS</text:p>
          </table:table-cell>
          <table:table-cell table:style-name="ce98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99" table:formula="oooc:=COUNTIF([.C13:.K13];&quot;51&quot;)+COUNTIF([.C13:.K13];&quot;51☻&quot;)" office:value-type="float" office:value="0">
            <text:p>0</text:p>
          </table:table-cell>
          <table:table-cell table:style-name="ce99" table:formula="oooc:=COUNTIF([.C13:.K13];&quot;52&quot;)+COUNTIF([.C13:.K13];&quot;52☻&quot;)" office:value-type="float" office:value="0">
            <text:p>0</text:p>
          </table:table-cell>
          <table:table-cell table:style-name="ce99" table:formula="oooc:=COUNTIF([.C13:.K13];&quot;11-19&quot;)+COUNTIF([.C13:.K13];&quot;2&quot;)" office:value-type="float" office:value="0">
            <text:p>0</text:p>
          </table:table-cell>
          <table:table-cell table:style-name="ce99" table:formula="oooc:=COUNTIF([.C13:.K13];&quot;U&quot;)+COUNTIF([.C13:.K13];&quot;U☻&quot;)" office:value-type="float" office:value="0">
            <text:p>0</text:p>
          </table:table-cell>
          <table:table-cell table:style-name="ce99" table:formula="oooc:=COUNTIF([.C13:.K13];&quot;KVIT&quot;)+COUNTIF([.C13:.K13];&quot;KVIT☻&quot;)" office:value-type="float" office:value="0">
            <text:p>0</text:p>
          </table:table-cell>
          <table:table-cell table:style-name="ce100" table:formula="oooc:=COUNTBLANK([.C13:.K13])" office:value-type="float" office:value="3">
            <text:p>3</text:p>
          </table:table-cell>
          <table:table-cell table:style-name="ce101" table:formula="oooc:=COUNTIF([.C13:.K13];&quot;x&quot;)" office:value-type="float" office:value="0">
            <text:p>0</text:p>
          </table:table-cell>
          <table:table-cell table:style-name="ce102" table:formula="oooc:=COUNTIF([.C13:.K13];&quot;51&quot;)+COUNTIF([.C13:.K13];&quot;51☻&quot;)+COUNTIF([.C13:.K13];&quot;2&quot;)+COUNTIF([.C13:.K13];&quot;52&quot;)+COUNTIF([.C13:.K13];&quot;52☻&quot;)" office:value-type="float" office:value="0">
            <text:p>0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7-13">
            <text:p>13. jul 08</text:p>
          </table:table-cell>
          <table:table-cell table:style-name="ce97" table:formula="oooc:=TEXT([.A14];&quot;Ddd&quot;)" office:value-type="string" office:string-value="ned">
            <text:p>ned</text:p>
          </table:table-cell>
          <table:table-cell table:style-name="ce73"/>
          <table:table-cell table:style-name="ce20" office:value-type="string">
            <office:annotation draw:style-name="gr1" draw:text-style-name="P1" svg:width="2.872cm" svg:height="1.374cm" svg:x="6.348cm" svg:y="7.601cm" draw:caption-point-x="-6.348cm" draw:caption-point-y="-7.601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5cm" svg:x="7.645cm" svg:y="7.601cm" draw:caption-point-x="-7.645cm" draw:caption-point-y="-7.601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595cm" svg:x="8.942cm" svg:y="7.601cm" draw:caption-point-x="-8.942cm" draw:caption-point-y="-7.601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20" office:value-type="string">
            <text:p>D</text:p>
          </table:table-cell>
          <table:table-cell table:style-name="ce24"/>
          <table:table-cell table:style-name="ce20" office:value-type="string">
            <office:annotation draw:style-name="gr1" draw:text-style-name="P1" svg:width="2.873cm" svg:height="0.978cm" svg:x="14.129cm" svg:y="7.601cm" draw:caption-point-x="-14.129cm" draw:caption-point-y="-7.601cm">
              <dc:date>2008-12-24T00:00:00</dc:date>
              <text:p text:style-name="P1"><text:span text:style-name="T6"><text:s/></text:span><text:span text:style-name="T1">dopust od 28.6. do 13.7.2008 in </text:span></text:p>
            </office:annotation>
            <text:p>D</text:p>
          </table:table-cell>
          <table:table-cell table:style-name="ce71"/>
          <table:table-cell table:style-name="ce33" office:value-type="string">
            <text:p>KOS</text:p>
          </table:table-cell>
          <table:table-cell table:style-name="ce98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99" table:formula="oooc:=COUNTIF([.C14:.K14];&quot;51&quot;)+COUNTIF([.C14:.K14];&quot;51☻&quot;)" office:value-type="float" office:value="0">
            <text:p>0</text:p>
          </table:table-cell>
          <table:table-cell table:style-name="ce99" table:formula="oooc:=COUNTIF([.C14:.K14];&quot;52&quot;)+COUNTIF([.C14:.K14];&quot;52☻&quot;)" office:value-type="float" office:value="0">
            <text:p>0</text:p>
          </table:table-cell>
          <table:table-cell table:style-name="ce99" table:formula="oooc:=COUNTIF([.C14:.K14];&quot;11-19&quot;)+COUNTIF([.C14:.K14];&quot;2&quot;)" office:value-type="float" office:value="0">
            <text:p>0</text:p>
          </table:table-cell>
          <table:table-cell table:style-name="ce99" table:formula="oooc:=COUNTIF([.C14:.K14];&quot;U&quot;)+COUNTIF([.C14:.K14];&quot;U☻&quot;)" office:value-type="float" office:value="0">
            <text:p>0</text:p>
          </table:table-cell>
          <table:table-cell table:style-name="ce99" table:formula="oooc:=COUNTIF([.C14:.K14];&quot;KVIT&quot;)+COUNTIF([.C14:.K14];&quot;KVIT☻&quot;)" office:value-type="float" office:value="0">
            <text:p>0</text:p>
          </table:table-cell>
          <table:table-cell table:style-name="ce100" table:formula="oooc:=COUNTBLANK([.C14:.K14])" office:value-type="float" office:value="3">
            <text:p>3</text:p>
          </table:table-cell>
          <table:table-cell table:style-name="ce101" table:formula="oooc:=COUNTIF([.C14:.K14];&quot;x&quot;)" office:value-type="float" office:value="0">
            <text:p>0</text:p>
          </table:table-cell>
          <table:table-cell table:style-name="ce102" table:formula="oooc:=COUNTIF([.C14:.K14];&quot;51&quot;)+COUNTIF([.C14:.K14];&quot;51☻&quot;)+COUNTIF([.C14:.K14];&quot;2&quot;)+COUNTIF([.C14:.K14];&quot;52&quot;)+COUNTIF([.C14:.K14];&quot;52☻&quot;)" office:value-type="float" office:value="0">
            <text:p>0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14">
            <text:p>14. jul 08</text:p>
          </table:table-cell>
          <table:table-cell table:style-name="ce96" table:formula="oooc:=TEXT([.A15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1.374cm" svg:x="6.348cm" svg:y="8.3cm" draw:caption-point-x="-6.348cm" draw:caption-point-y="-8.3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1cm" svg:x="7.645cm" svg:y="8.3cm" draw:caption-point-x="-7.645cm" draw:caption-point-y="-8.3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6cm" svg:x="8.942cm" svg:y="8.3cm" draw:caption-point-x="-8.942cm" draw:caption-point-y="-8.3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0"/>
          <table:table-cell table:style-name="ce3" office:value-type="float" office:value="51">
            <text:p>51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KOS</text:p>
          </table:table-cell>
          <table:table-cell table:style-name="ce98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99" table:formula="oooc:=COUNTIF([.C15:.K15];&quot;51&quot;)+COUNTIF([.C15:.K15];&quot;51☻&quot;)" office:value-type="float" office:value="1">
            <text:p>1</text:p>
          </table:table-cell>
          <table:table-cell table:style-name="ce99" table:formula="oooc:=COUNTIF([.C15:.K15];&quot;52&quot;)+COUNTIF([.C15:.K15];&quot;52☻&quot;)" office:value-type="float" office:value="1">
            <text:p>1</text:p>
          </table:table-cell>
          <table:table-cell table:style-name="ce99" table:formula="oooc:=COUNTIF([.C15:.K15];&quot;11-19&quot;)+COUNTIF([.C15:.K15];&quot;2&quot;)" office:value-type="float" office:value="1">
            <text:p>1</text:p>
          </table:table-cell>
          <table:table-cell table:style-name="ce99" table:formula="oooc:=COUNTIF([.C15:.K15];&quot;U&quot;)+COUNTIF([.C15:.K15];&quot;U☻&quot;)" office:value-type="float" office:value="0">
            <text:p>0</text:p>
          </table:table-cell>
          <table:table-cell table:style-name="ce99" table:formula="oooc:=COUNTIF([.C15:.K15];&quot;KVIT&quot;)+COUNTIF([.C15:.K15];&quot;KVIT☻&quot;)" office:value-type="float" office:value="1">
            <text:p>1</text:p>
          </table:table-cell>
          <table:table-cell table:style-name="ce100" table:formula="oooc:=COUNTBLANK([.C15:.K15])" office:value-type="float" office:value="1">
            <text:p>1</text:p>
          </table:table-cell>
          <table:table-cell table:style-name="ce101" table:formula="oooc:=COUNTIF([.C15:.K15];&quot;x&quot;)" office:value-type="float" office:value="1">
            <text:p>1</text:p>
          </table:table-cell>
          <table:table-cell table:style-name="ce102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15">
            <text:p>15. jul 08</text:p>
          </table:table-cell>
          <table:table-cell table:style-name="ce96" table:formula="oooc:=TEXT([.A16];&quot;Ddd&quot;)" office:value-type="string" office:string-value="tor">
            <text:p>tor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1.375cm" svg:x="6.348cm" svg:y="8.999cm" draw:caption-point-x="-6.348cm" draw:caption-point-y="-8.999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4cm" svg:x="7.645cm" svg:y="8.999cm" draw:caption-point-x="-7.645cm" draw:caption-point-y="-8.999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6cm" svg:x="8.942cm" svg:y="8.999cm" draw:caption-point-x="-8.942cm" draw:caption-point-y="-8.999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X</text:p>
          </table:table-cell>
          <table:table-cell table:style-name="ce14"/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KOS</text:p>
          </table:table-cell>
          <table:table-cell table:style-name="ce98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99" table:formula="oooc:=COUNTIF([.C16:.K16];&quot;51&quot;)+COUNTIF([.C16:.K16];&quot;51☻&quot;)" office:value-type="float" office:value="1">
            <text:p>1</text:p>
          </table:table-cell>
          <table:table-cell table:style-name="ce99" table:formula="oooc:=COUNTIF([.C16:.K16];&quot;52&quot;)+COUNTIF([.C16:.K16];&quot;52☻&quot;)" office:value-type="float" office:value="1">
            <text:p>1</text:p>
          </table:table-cell>
          <table:table-cell table:style-name="ce99" table:formula="oooc:=COUNTIF([.C16:.K16];&quot;11-19&quot;)+COUNTIF([.C16:.K16];&quot;2&quot;)" office:value-type="float" office:value="1">
            <text:p>1</text:p>
          </table:table-cell>
          <table:table-cell table:style-name="ce99" table:formula="oooc:=COUNTIF([.C16:.K16];&quot;U&quot;)+COUNTIF([.C16:.K16];&quot;U☻&quot;)" office:value-type="float" office:value="0">
            <text:p>0</text:p>
          </table:table-cell>
          <table:table-cell table:style-name="ce99" table:formula="oooc:=COUNTIF([.C16:.K16];&quot;KVIT&quot;)+COUNTIF([.C16:.K16];&quot;KVIT☻&quot;)" office:value-type="float" office:value="1">
            <text:p>1</text:p>
          </table:table-cell>
          <table:table-cell table:style-name="ce100" table:formula="oooc:=COUNTBLANK([.C16:.K16])" office:value-type="float" office:value="1">
            <text:p>1</text:p>
          </table:table-cell>
          <table:table-cell table:style-name="ce101" table:formula="oooc:=COUNTIF([.C16:.K16];&quot;x&quot;)" office:value-type="float" office:value="1">
            <text:p>1</text:p>
          </table:table-cell>
          <table:table-cell table:style-name="ce102" table:formula="oooc:=COUNTIF([.C16:.K16];&quot;51&quot;)+COUNTIF([.C16:.K16];&quot;51☻&quot;)+COUNTIF([.C16:.K16];&quot;2&quot;)+COUNTIF([.C16:.K16];&quot;52&quot;)+COUNTIF([.C16:.K16];&quot;52☻&quot;)" office:value-type="float" office:value="2">
            <text:p>2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16">
            <text:p>16. jul 08</text:p>
          </table:table-cell>
          <table:table-cell table:style-name="ce96" table:formula="oooc:=TEXT([.A17];&quot;Ddd&quot;)" office:value-type="string" office:string-value="sre">
            <text:p>sre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1.374cm" svg:x="6.348cm" svg:y="9.699cm" draw:caption-point-x="-6.348cm" draw:caption-point-y="-9.699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1cm" svg:x="7.645cm" svg:y="9.699cm" draw:caption-point-x="-7.645cm" draw:caption-point-y="-9.699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5cm" svg:x="8.942cm" svg:y="9.699cm" draw:caption-point-x="-8.942cm" draw:caption-point-y="-9.699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KOS</text:p>
          </table:table-cell>
          <table:table-cell table:style-name="ce98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99" table:formula="oooc:=COUNTIF([.C17:.K17];&quot;51&quot;)+COUNTIF([.C17:.K17];&quot;51☻&quot;)" office:value-type="float" office:value="1">
            <text:p>1</text:p>
          </table:table-cell>
          <table:table-cell table:style-name="ce99" table:formula="oooc:=COUNTIF([.C17:.K17];&quot;52&quot;)+COUNTIF([.C17:.K17];&quot;52☻&quot;)" office:value-type="float" office:value="1">
            <text:p>1</text:p>
          </table:table-cell>
          <table:table-cell table:style-name="ce99" table:formula="oooc:=COUNTIF([.C17:.K17];&quot;11-19&quot;)+COUNTIF([.C17:.K17];&quot;2&quot;)" office:value-type="float" office:value="1">
            <text:p>1</text:p>
          </table:table-cell>
          <table:table-cell table:style-name="ce99" table:formula="oooc:=COUNTIF([.C17:.K17];&quot;U&quot;)+COUNTIF([.C17:.K17];&quot;U☻&quot;)" office:value-type="float" office:value="0">
            <text:p>0</text:p>
          </table:table-cell>
          <table:table-cell table:style-name="ce99" table:formula="oooc:=COUNTIF([.C17:.K17];&quot;KVIT&quot;)+COUNTIF([.C17:.K17];&quot;KVIT☻&quot;)" office:value-type="float" office:value="1">
            <text:p>1</text:p>
          </table:table-cell>
          <table:table-cell table:style-name="ce100" table:formula="oooc:=COUNTBLANK([.C17:.K17])" office:value-type="float" office:value="1">
            <text:p>1</text:p>
          </table:table-cell>
          <table:table-cell table:style-name="ce101" table:formula="oooc:=COUNTIF([.C17:.K17];&quot;x&quot;)" office:value-type="float" office:value="1">
            <text:p>1</text:p>
          </table:table-cell>
          <table:table-cell table:style-name="ce102" table:formula="oooc:=COUNTIF([.C17:.K17];&quot;51&quot;)+COUNTIF([.C17:.K17];&quot;51☻&quot;)+COUNTIF([.C17:.K17];&quot;2&quot;)+COUNTIF([.C17:.K17];&quot;52&quot;)+COUNTIF([.C17:.K17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17">
            <text:p>17. jul 08</text:p>
          </table:table-cell>
          <table:table-cell table:style-name="ce96" table:formula="oooc:=TEXT([.A18];&quot;Ddd&quot;)" office:value-type="string" office:string-value="čet">
            <text:p>čet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1.374cm" svg:x="6.348cm" svg:y="10.398cm" draw:caption-point-x="-6.348cm" draw:caption-point-y="-10.398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4cm" svg:x="7.645cm" svg:y="10.398cm" draw:caption-point-x="-7.645cm" draw:caption-point-y="-10.398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6cm" svg:x="8.942cm" svg:y="10.398cm" draw:caption-point-x="-8.942cm" draw:caption-point-y="-10.398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74"/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KOS</text:p>
          </table:table-cell>
          <table:table-cell table:style-name="ce98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99" table:formula="oooc:=COUNTIF([.C18:.K18];&quot;51&quot;)+COUNTIF([.C18:.K18];&quot;51☻&quot;)" office:value-type="float" office:value="1">
            <text:p>1</text:p>
          </table:table-cell>
          <table:table-cell table:style-name="ce99" table:formula="oooc:=COUNTIF([.C18:.K18];&quot;52&quot;)+COUNTIF([.C18:.K18];&quot;52☻&quot;)" office:value-type="float" office:value="1">
            <text:p>1</text:p>
          </table:table-cell>
          <table:table-cell table:style-name="ce99" table:formula="oooc:=COUNTIF([.C18:.K18];&quot;11-19&quot;)+COUNTIF([.C18:.K18];&quot;2&quot;)" office:value-type="float" office:value="1">
            <text:p>1</text:p>
          </table:table-cell>
          <table:table-cell table:style-name="ce99" table:formula="oooc:=COUNTIF([.C18:.K18];&quot;U&quot;)+COUNTIF([.C18:.K18];&quot;U☻&quot;)" office:value-type="float" office:value="0">
            <text:p>0</text:p>
          </table:table-cell>
          <table:table-cell table:style-name="ce99" table:formula="oooc:=COUNTIF([.C18:.K18];&quot;KVIT&quot;)+COUNTIF([.C18:.K18];&quot;KVIT☻&quot;)" office:value-type="float" office:value="1">
            <text:p>1</text:p>
          </table:table-cell>
          <table:table-cell table:style-name="ce100" table:formula="oooc:=COUNTBLANK([.C18:.K18])" office:value-type="float" office:value="1">
            <text:p>1</text:p>
          </table:table-cell>
          <table:table-cell table:style-name="ce101" table:formula="oooc:=COUNTIF([.C18:.K18];&quot;x&quot;)" office:value-type="float" office:value="1">
            <text:p>1</text:p>
          </table:table-cell>
          <table:table-cell table:style-name="ce102" table:formula="oooc:=COUNTIF([.C18:.K18];&quot;51&quot;)+COUNTIF([.C18:.K18];&quot;51☻&quot;)+COUNTIF([.C18:.K18];&quot;2&quot;)+COUNTIF([.C18:.K18];&quot;52&quot;)+COUNTIF([.C18:.K18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18">
            <text:p>18. jul 08</text:p>
          </table:table-cell>
          <table:table-cell table:style-name="ce96" table:formula="oooc:=TEXT([.A19];&quot;Ddd&quot;)" office:value-type="string" office:string-value="pet">
            <text:p>pet</text:p>
          </table:table-cell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2cm" svg:height="1.374cm" svg:x="6.348cm" svg:y="11.098cm" draw:caption-point-x="-6.348cm" draw:caption-point-y="-11.098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cm" svg:x="7.645cm" svg:y="11.098cm" draw:caption-point-x="-7.645cm" draw:caption-point-y="-11.098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5cm" svg:x="8.942cm" svg:y="11.098cm" draw:caption-point-x="-8.942cm" draw:caption-point-y="-11.098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2" office:value-type="string">
            <text:p>52☻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KOS</text:p>
          </table:table-cell>
          <table:table-cell table:style-name="ce98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99" table:formula="oooc:=COUNTIF([.C19:.K19];&quot;51&quot;)+COUNTIF([.C19:.K19];&quot;51☻&quot;)" office:value-type="float" office:value="1">
            <text:p>1</text:p>
          </table:table-cell>
          <table:table-cell table:style-name="ce99" table:formula="oooc:=COUNTIF([.C19:.K19];&quot;52&quot;)+COUNTIF([.C19:.K19];&quot;52☻&quot;)" office:value-type="float" office:value="1">
            <text:p>1</text:p>
          </table:table-cell>
          <table:table-cell table:style-name="ce99" table:formula="oooc:=COUNTIF([.C19:.K19];&quot;11-19&quot;)+COUNTIF([.C19:.K19];&quot;2&quot;)" office:value-type="float" office:value="1">
            <text:p>1</text:p>
          </table:table-cell>
          <table:table-cell table:style-name="ce99" table:formula="oooc:=COUNTIF([.C19:.K19];&quot;U&quot;)+COUNTIF([.C19:.K19];&quot;U☻&quot;)" office:value-type="float" office:value="0">
            <text:p>0</text:p>
          </table:table-cell>
          <table:table-cell table:style-name="ce99" table:formula="oooc:=COUNTIF([.C19:.K19];&quot;KVIT&quot;)+COUNTIF([.C19:.K19];&quot;KVIT☻&quot;)" office:value-type="float" office:value="1">
            <text:p>1</text:p>
          </table:table-cell>
          <table:table-cell table:style-name="ce100" table:formula="oooc:=COUNTBLANK([.C19:.K19])" office:value-type="float" office:value="1">
            <text:p>1</text:p>
          </table:table-cell>
          <table:table-cell table:style-name="ce101" table:formula="oooc:=COUNTIF([.C19:.K19];&quot;x&quot;)" office:value-type="float" office:value="1">
            <text:p>1</text:p>
          </table:table-cell>
          <table:table-cell table:style-name="ce102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7-19">
            <text:p>19. jul 08</text:p>
          </table:table-cell>
          <table:table-cell table:style-name="ce97" table:formula="oooc:=TEXT([.A20];&quot;Ddd&quot;)" office:value-type="string" office:string-value="sob">
            <text:p>sob</text:p>
          </table:table-cell>
          <table:table-cell table:style-name="ce6" office:value-type="string">
            <text:p>☻</text:p>
          </table:table-cell>
          <table:table-cell table:style-name="ce20" office:value-type="string">
            <office:annotation draw:style-name="gr1" draw:text-style-name="P1" svg:width="2.872cm" svg:height="1.374cm" svg:x="6.348cm" svg:y="11.797cm" draw:caption-point-x="-6.348cm" draw:caption-point-y="-11.797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23cm" svg:x="7.645cm" svg:y="11.797cm" draw:caption-point-x="-7.645cm" draw:caption-point-y="-11.797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596cm" svg:x="8.942cm" svg:y="11.797cm" draw:caption-point-x="-8.942cm" draw:caption-point-y="-11.797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19"/>
          <table:table-cell table:style-name="ce27"/>
          <table:table-cell table:style-name="ce20" table:number-columns-repeated="3"/>
          <table:table-cell table:style-name="ce33" office:value-type="string">
            <text:p>DAN</text:p>
          </table:table-cell>
          <table:table-cell table:style-name="ce98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99" table:formula="oooc:=COUNTIF([.C20:.K20];&quot;51&quot;)+COUNTIF([.C20:.K20];&quot;51☻&quot;)" office:value-type="float" office:value="0">
            <text:p>0</text:p>
          </table:table-cell>
          <table:table-cell table:style-name="ce99" table:formula="oooc:=COUNTIF([.C20:.K20];&quot;52&quot;)+COUNTIF([.C20:.K20];&quot;52☻&quot;)" office:value-type="float" office:value="0">
            <text:p>0</text:p>
          </table:table-cell>
          <table:table-cell table:style-name="ce99" table:formula="oooc:=COUNTIF([.C20:.K20];&quot;11-19&quot;)+COUNTIF([.C20:.K20];&quot;2&quot;)" office:value-type="float" office:value="0">
            <text:p>0</text:p>
          </table:table-cell>
          <table:table-cell table:style-name="ce99" table:formula="oooc:=COUNTIF([.C20:.K20];&quot;U&quot;)+COUNTIF([.C20:.K20];&quot;U☻&quot;)" office:value-type="float" office:value="0">
            <text:p>0</text:p>
          </table:table-cell>
          <table:table-cell table:style-name="ce99" table:formula="oooc:=COUNTIF([.C20:.K20];&quot;KVIT&quot;)+COUNTIF([.C20:.K20];&quot;KVIT☻&quot;)" office:value-type="float" office:value="0">
            <text:p>0</text:p>
          </table:table-cell>
          <table:table-cell table:style-name="ce100" table:formula="oooc:=COUNTBLANK([.C20:.K20])" office:value-type="float" office:value="5">
            <text:p>5</text:p>
          </table:table-cell>
          <table:table-cell table:style-name="ce101" table:formula="oooc:=COUNTIF([.C20:.K20];&quot;x&quot;)" office:value-type="float" office:value="0">
            <text:p>0</text:p>
          </table:table-cell>
          <table:table-cell table:style-name="ce102" table:formula="oooc:=COUNTIF([.C20:.K20];&quot;51&quot;)+COUNTIF([.C20:.K20];&quot;51☻&quot;)+COUNTIF([.C20:.K20];&quot;2&quot;)+COUNTIF([.C20:.K20];&quot;52&quot;)+COUNTIF([.C20:.K20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7-20">
            <text:p>20. jul 08</text:p>
          </table:table-cell>
          <table:table-cell table:style-name="ce97" table:formula="oooc:=TEXT([.A21];&quot;Ddd&quot;)" office:value-type="string" office:string-value="ned">
            <text:p>ned</text:p>
          </table:table-cell>
          <table:table-cell table:style-name="ce6" office:value-type="string">
            <text:p>☻</text:p>
          </table:table-cell>
          <table:table-cell table:style-name="ce20" office:value-type="string">
            <office:annotation draw:style-name="gr1" draw:text-style-name="P1" svg:width="2.872cm" svg:height="1.375cm" svg:x="6.348cm" svg:y="12.496cm" draw:caption-point-x="-6.348cm" draw:caption-point-y="-12.496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24cm" svg:x="7.645cm" svg:y="12.496cm" draw:caption-point-x="-7.645cm" draw:caption-point-y="-12.496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596cm" svg:x="8.942cm" svg:y="12.496cm" draw:caption-point-x="-8.942cm" draw:caption-point-y="-12.496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20"/>
          <table:table-cell table:style-name="ce27"/>
          <table:table-cell table:style-name="ce20" table:number-columns-repeated="3"/>
          <table:table-cell table:style-name="ce33" office:value-type="string">
            <text:p>DAN</text:p>
          </table:table-cell>
          <table:table-cell table:style-name="ce98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99" table:formula="oooc:=COUNTIF([.C21:.K21];&quot;51&quot;)+COUNTIF([.C21:.K21];&quot;51☻&quot;)" office:value-type="float" office:value="0">
            <text:p>0</text:p>
          </table:table-cell>
          <table:table-cell table:style-name="ce99" table:formula="oooc:=COUNTIF([.C21:.K21];&quot;52&quot;)+COUNTIF([.C21:.K21];&quot;52☻&quot;)" office:value-type="float" office:value="0">
            <text:p>0</text:p>
          </table:table-cell>
          <table:table-cell table:style-name="ce99" table:formula="oooc:=COUNTIF([.C21:.K21];&quot;11-19&quot;)+COUNTIF([.C21:.K21];&quot;2&quot;)" office:value-type="float" office:value="0">
            <text:p>0</text:p>
          </table:table-cell>
          <table:table-cell table:style-name="ce99" table:formula="oooc:=COUNTIF([.C21:.K21];&quot;U&quot;)+COUNTIF([.C21:.K21];&quot;U☻&quot;)" office:value-type="float" office:value="0">
            <text:p>0</text:p>
          </table:table-cell>
          <table:table-cell table:style-name="ce99" table:formula="oooc:=COUNTIF([.C21:.K21];&quot;KVIT&quot;)+COUNTIF([.C21:.K21];&quot;KVIT☻&quot;)" office:value-type="float" office:value="0">
            <text:p>0</text:p>
          </table:table-cell>
          <table:table-cell table:style-name="ce100" table:formula="oooc:=COUNTBLANK([.C21:.K21])" office:value-type="float" office:value="5">
            <text:p>5</text:p>
          </table:table-cell>
          <table:table-cell table:style-name="ce101" table:formula="oooc:=COUNTIF([.C21:.K21];&quot;x&quot;)" office:value-type="float" office:value="0">
            <text:p>0</text:p>
          </table:table-cell>
          <table:table-cell table:style-name="ce102" table:formula="oooc:=COUNTIF([.C21:.K21];&quot;51&quot;)+COUNTIF([.C21:.K21];&quot;51☻&quot;)+COUNTIF([.C21:.K21];&quot;2&quot;)+COUNTIF([.C21:.K21];&quot;52&quot;)+COUNTIF([.C21:.K21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1">
            <text:p>21. jul 08</text:p>
          </table:table-cell>
          <table:table-cell table:style-name="ce96" table:formula="oooc:=TEXT([.A22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1.347cm" svg:x="5.051cm" svg:y="13.196cm" draw:caption-point-x="-5.051cm" draw:caption-point-y="-13.196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74cm" svg:x="6.348cm" svg:y="13.196cm" draw:caption-point-x="-6.348cm" draw:caption-point-y="-13.196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1cm" svg:x="7.645cm" svg:y="13.196cm" draw:caption-point-x="-7.645cm" draw:caption-point-y="-13.196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5cm" svg:x="8.942cm" svg:y="13.196cm" draw:caption-point-x="-8.942cm" draw:caption-point-y="-13.196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text:p>52☻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DAN</text:p>
          </table:table-cell>
          <table:table-cell table:style-name="ce98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99" table:formula="oooc:=COUNTIF([.C22:.K22];&quot;51&quot;)+COUNTIF([.C22:.K22];&quot;51☻&quot;)" office:value-type="float" office:value="1">
            <text:p>1</text:p>
          </table:table-cell>
          <table:table-cell table:style-name="ce99" table:formula="oooc:=COUNTIF([.C22:.K22];&quot;52&quot;)+COUNTIF([.C22:.K22];&quot;52☻&quot;)" office:value-type="float" office:value="1">
            <text:p>1</text:p>
          </table:table-cell>
          <table:table-cell table:style-name="ce99" table:formula="oooc:=COUNTIF([.C22:.K22];&quot;11-19&quot;)+COUNTIF([.C22:.K22];&quot;2&quot;)" office:value-type="float" office:value="1">
            <text:p>1</text:p>
          </table:table-cell>
          <table:table-cell table:style-name="ce99" table:formula="oooc:=COUNTIF([.C22:.K22];&quot;U&quot;)+COUNTIF([.C22:.K22];&quot;U☻&quot;)" office:value-type="float" office:value="0">
            <text:p>0</text:p>
          </table:table-cell>
          <table:table-cell table:style-name="ce99" table:formula="oooc:=COUNTIF([.C22:.K22];&quot;KVIT&quot;)+COUNTIF([.C22:.K22];&quot;KVIT☻&quot;)" office:value-type="float" office:value="1">
            <text:p>1</text:p>
          </table:table-cell>
          <table:table-cell table:style-name="ce100" table:formula="oooc:=COUNTBLANK([.C22:.K22])" office:value-type="float" office:value="1">
            <text:p>1</text:p>
          </table:table-cell>
          <table:table-cell table:style-name="ce101" table:formula="oooc:=COUNTIF([.C22:.K22];&quot;x&quot;)" office:value-type="float" office:value="0">
            <text:p>0</text:p>
          </table:table-cell>
          <table:table-cell table:style-name="ce102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2">
            <text:p>22. jul 08</text:p>
          </table:table-cell>
          <table:table-cell table:style-name="ce96" table:formula="oooc:=TEXT([.A23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2cm" svg:height="1.347cm" svg:x="5.051cm" svg:y="13.895cm" draw:caption-point-x="-5.051cm" draw:caption-point-y="-13.895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74cm" svg:x="6.348cm" svg:y="13.895cm" draw:caption-point-x="-6.348cm" draw:caption-point-y="-13.895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4cm" svg:x="7.645cm" svg:y="13.895cm" draw:caption-point-x="-7.645cm" draw:caption-point-y="-13.895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6cm" svg:x="8.942cm" svg:y="13.895cm" draw:caption-point-x="-8.942cm" draw:caption-point-y="-13.895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DAN</text:p>
          </table:table-cell>
          <table:table-cell table:style-name="ce98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99" table:formula="oooc:=COUNTIF([.C23:.K23];&quot;51&quot;)+COUNTIF([.C23:.K23];&quot;51☻&quot;)" office:value-type="float" office:value="1">
            <text:p>1</text:p>
          </table:table-cell>
          <table:table-cell table:style-name="ce99" table:formula="oooc:=COUNTIF([.C23:.K23];&quot;52&quot;)+COUNTIF([.C23:.K23];&quot;52☻&quot;)" office:value-type="float" office:value="1">
            <text:p>1</text:p>
          </table:table-cell>
          <table:table-cell table:style-name="ce99" table:formula="oooc:=COUNTIF([.C23:.K23];&quot;11-19&quot;)+COUNTIF([.C23:.K23];&quot;2&quot;)" office:value-type="float" office:value="0">
            <text:p>0</text:p>
          </table:table-cell>
          <table:table-cell table:style-name="ce99" table:formula="oooc:=COUNTIF([.C23:.K23];&quot;U&quot;)+COUNTIF([.C23:.K23];&quot;U☻&quot;)" office:value-type="float" office:value="0">
            <text:p>0</text:p>
          </table:table-cell>
          <table:table-cell table:style-name="ce99" table:formula="oooc:=COUNTIF([.C23:.K23];&quot;KVIT&quot;)+COUNTIF([.C23:.K23];&quot;KVIT☻&quot;)" office:value-type="float" office:value="1">
            <text:p>1</text:p>
          </table:table-cell>
          <table:table-cell table:style-name="ce100" table:formula="oooc:=COUNTBLANK([.C23:.K23])" office:value-type="float" office:value="1">
            <text:p>1</text:p>
          </table:table-cell>
          <table:table-cell table:style-name="ce101" table:formula="oooc:=COUNTIF([.C23:.K23];&quot;x&quot;)" office:value-type="float" office:value="1">
            <text:p>1</text:p>
          </table:table-cell>
          <table:table-cell table:style-name="ce102" table:formula="oooc:=COUNTIF([.C23:.K23];&quot;51&quot;)+COUNTIF([.C23:.K23];&quot;51☻&quot;)+COUNTIF([.C23:.K23];&quot;2&quot;)+COUNTIF([.C23:.K23];&quot;52&quot;)+COUNTIF([.C23:.K23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3">
            <text:p>23. jul 08</text:p>
          </table:table-cell>
          <table:table-cell table:style-name="ce96" table:formula="oooc:=TEXT([.A24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872cm" svg:height="1.347cm" svg:x="5.051cm" svg:y="14.595cm" draw:caption-point-x="-5.051cm" draw:caption-point-y="-14.595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74cm" svg:x="6.348cm" svg:y="14.595cm" draw:caption-point-x="-6.348cm" draw:caption-point-y="-14.595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5cm" svg:x="7.645cm" svg:y="14.595cm" draw:caption-point-x="-7.645cm" draw:caption-point-y="-14.595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5cm" svg:x="8.942cm" svg:y="14.595cm" draw:caption-point-x="-8.942cm" draw:caption-point-y="-14.595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2"/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DAN</text:p>
          </table:table-cell>
          <table:table-cell table:style-name="ce98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99" table:formula="oooc:=COUNTIF([.C24:.K24];&quot;51&quot;)+COUNTIF([.C24:.K24];&quot;51☻&quot;)" office:value-type="float" office:value="1">
            <text:p>1</text:p>
          </table:table-cell>
          <table:table-cell table:style-name="ce99" table:formula="oooc:=COUNTIF([.C24:.K24];&quot;52&quot;)+COUNTIF([.C24:.K24];&quot;52☻&quot;)" office:value-type="float" office:value="1">
            <text:p>1</text:p>
          </table:table-cell>
          <table:table-cell table:style-name="ce99" table:formula="oooc:=COUNTIF([.C24:.K24];&quot;11-19&quot;)+COUNTIF([.C24:.K24];&quot;2&quot;)" office:value-type="float" office:value="0">
            <text:p>0</text:p>
          </table:table-cell>
          <table:table-cell table:style-name="ce99" table:formula="oooc:=COUNTIF([.C24:.K24];&quot;U&quot;)+COUNTIF([.C24:.K24];&quot;U☻&quot;)" office:value-type="float" office:value="0">
            <text:p>0</text:p>
          </table:table-cell>
          <table:table-cell table:style-name="ce99" table:formula="oooc:=COUNTIF([.C24:.K24];&quot;KVIT&quot;)+COUNTIF([.C24:.K24];&quot;KVIT☻&quot;)" office:value-type="float" office:value="1">
            <text:p>1</text:p>
          </table:table-cell>
          <table:table-cell table:style-name="ce100" table:formula="oooc:=COUNTBLANK([.C24:.K24])" office:value-type="float" office:value="1">
            <text:p>1</text:p>
          </table:table-cell>
          <table:table-cell table:style-name="ce101" table:formula="oooc:=COUNTIF([.C24:.K24];&quot;x&quot;)" office:value-type="float" office:value="1">
            <text:p>1</text:p>
          </table:table-cell>
          <table:table-cell table:style-name="ce102" table:formula="oooc:=COUNTIF([.C24:.K24];&quot;51&quot;)+COUNTIF([.C24:.K24];&quot;51☻&quot;)+COUNTIF([.C24:.K24];&quot;2&quot;)+COUNTIF([.C24:.K24];&quot;52&quot;)+COUNTIF([.C24:.K24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4">
            <text:p>24. jul 08</text:p>
          </table:table-cell>
          <table:table-cell table:style-name="ce96" table:formula="oooc:=TEXT([.A25];&quot;Ddd&quot;)" office:value-type="string" office:string-value="čet">
            <text:p>čet</text:p>
          </table:table-cell>
          <table:table-cell table:style-name="ce3" office:value-type="string">
            <office:annotation draw:style-name="gr1" draw:text-style-name="P1" svg:width="2.872cm" svg:height="1.347cm" svg:x="5.051cm" svg:y="15.294cm" draw:caption-point-x="-5.051cm" draw:caption-point-y="-15.294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74cm" svg:x="6.348cm" svg:y="15.294cm" draw:caption-point-x="-6.348cm" draw:caption-point-y="-15.294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3cm" svg:x="7.645cm" svg:y="15.294cm" draw:caption-point-x="-7.645cm" draw:caption-point-y="-15.294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6cm" svg:x="8.942cm" svg:y="15.294cm" draw:caption-point-x="-8.942cm" draw:caption-point-y="-15.294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"/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DAN</text:p>
          </table:table-cell>
          <table:table-cell table:style-name="ce98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99" table:formula="oooc:=COUNTIF([.C25:.K25];&quot;51&quot;)+COUNTIF([.C25:.K25];&quot;51☻&quot;)" office:value-type="float" office:value="1">
            <text:p>1</text:p>
          </table:table-cell>
          <table:table-cell table:style-name="ce99" table:formula="oooc:=COUNTIF([.C25:.K25];&quot;52&quot;)+COUNTIF([.C25:.K25];&quot;52☻&quot;)" office:value-type="float" office:value="1">
            <text:p>1</text:p>
          </table:table-cell>
          <table:table-cell table:style-name="ce99" table:formula="oooc:=COUNTIF([.C25:.K25];&quot;11-19&quot;)+COUNTIF([.C25:.K25];&quot;2&quot;)" office:value-type="float" office:value="0">
            <text:p>0</text:p>
          </table:table-cell>
          <table:table-cell table:style-name="ce99" table:formula="oooc:=COUNTIF([.C25:.K25];&quot;U&quot;)+COUNTIF([.C25:.K25];&quot;U☻&quot;)" office:value-type="float" office:value="0">
            <text:p>0</text:p>
          </table:table-cell>
          <table:table-cell table:style-name="ce99" table:formula="oooc:=COUNTIF([.C25:.K25];&quot;KVIT&quot;)+COUNTIF([.C25:.K25];&quot;KVIT☻&quot;)" office:value-type="float" office:value="1">
            <text:p>1</text:p>
          </table:table-cell>
          <table:table-cell table:style-name="ce100" table:formula="oooc:=COUNTBLANK([.C25:.K25])" office:value-type="float" office:value="1">
            <text:p>1</text:p>
          </table:table-cell>
          <table:table-cell table:style-name="ce101" table:formula="oooc:=COUNTIF([.C25:.K25];&quot;x&quot;)" office:value-type="float" office:value="1">
            <text:p>1</text:p>
          </table:table-cell>
          <table:table-cell table:style-name="ce102" table:formula="oooc:=COUNTIF([.C25:.K25];&quot;51&quot;)+COUNTIF([.C25:.K25];&quot;51☻&quot;)+COUNTIF([.C25:.K25];&quot;2&quot;)+COUNTIF([.C25:.K25];&quot;52&quot;)+COUNTIF([.C25:.K25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5">
            <text:p>25. jul 08</text:p>
          </table:table-cell>
          <table:table-cell table:style-name="ce96" table:formula="oooc:=TEXT([.A26];&quot;Ddd&quot;)" office:value-type="string" office:string-value="pet">
            <text:p>pet</text:p>
          </table:table-cell>
          <table:table-cell table:style-name="ce3" office:value-type="string">
            <office:annotation draw:style-name="gr1" draw:text-style-name="P1" svg:width="2.872cm" svg:height="1.347cm" svg:x="5.051cm" svg:y="15.993cm" draw:caption-point-x="-5.051cm" draw:caption-point-y="-15.993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1.375cm" svg:x="6.348cm" svg:y="15.993cm" draw:caption-point-x="-6.348cm" draw:caption-point-y="-15.993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924cm" svg:x="7.645cm" svg:y="15.993cm" draw:caption-point-x="-7.645cm" draw:caption-point-y="-15.993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2cm" svg:height="0.596cm" svg:x="8.942cm" svg:y="15.993cm" draw:caption-point-x="-8.942cm" draw:caption-point-y="-15.993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74"/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DAN</text:p>
          </table:table-cell>
          <table:table-cell table:style-name="ce98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99" table:formula="oooc:=COUNTIF([.C26:.K26];&quot;51&quot;)+COUNTIF([.C26:.K26];&quot;51☻&quot;)" office:value-type="float" office:value="1">
            <text:p>1</text:p>
          </table:table-cell>
          <table:table-cell table:style-name="ce99" table:formula="oooc:=COUNTIF([.C26:.K26];&quot;52&quot;)+COUNTIF([.C26:.K26];&quot;52☻&quot;)" office:value-type="float" office:value="1">
            <text:p>1</text:p>
          </table:table-cell>
          <table:table-cell table:style-name="ce99" table:formula="oooc:=COUNTIF([.C26:.K26];&quot;11-19&quot;)+COUNTIF([.C26:.K26];&quot;2&quot;)" office:value-type="float" office:value="0">
            <text:p>0</text:p>
          </table:table-cell>
          <table:table-cell table:style-name="ce99" table:formula="oooc:=COUNTIF([.C26:.K26];&quot;U&quot;)+COUNTIF([.C26:.K26];&quot;U☻&quot;)" office:value-type="float" office:value="0">
            <text:p>0</text:p>
          </table:table-cell>
          <table:table-cell table:style-name="ce99" table:formula="oooc:=COUNTIF([.C26:.K26];&quot;KVIT&quot;)+COUNTIF([.C26:.K26];&quot;KVIT☻&quot;)" office:value-type="float" office:value="1">
            <text:p>1</text:p>
          </table:table-cell>
          <table:table-cell table:style-name="ce100" table:formula="oooc:=COUNTBLANK([.C26:.K26])" office:value-type="float" office:value="1">
            <text:p>1</text:p>
          </table:table-cell>
          <table:table-cell table:style-name="ce101" table:formula="oooc:=COUNTIF([.C26:.K26];&quot;x&quot;)" office:value-type="float" office:value="1">
            <text:p>1</text:p>
          </table:table-cell>
          <table:table-cell table:style-name="ce102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7-26">
            <text:p>26. jul 08</text:p>
          </table:table-cell>
          <table:table-cell table:style-name="ce97" table:formula="oooc:=TEXT([.A27];&quot;Ddd&quot;)" office:value-type="string" office:string-value="sob">
            <text:p>sob</text:p>
          </table:table-cell>
          <table:table-cell table:style-name="ce20" office:value-type="string">
            <office:annotation draw:style-name="gr1" draw:text-style-name="P1" svg:width="2.872cm" svg:height="1.347cm" svg:x="5.051cm" svg:y="16.693cm" draw:caption-point-x="-5.051cm" draw:caption-point-y="-16.693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1.374cm" svg:x="6.348cm" svg:y="16.693cm" draw:caption-point-x="-6.348cm" draw:caption-point-y="-16.693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51cm" svg:x="7.645cm" svg:y="16.693cm" draw:caption-point-x="-7.645cm" draw:caption-point-y="-16.693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595cm" svg:x="8.942cm" svg:y="16.693cm" draw:caption-point-x="-8.942cm" draw:caption-point-y="-16.693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20"/>
          <table:table-cell table:style-name="ce27"/>
          <table:table-cell table:style-name="ce20"/>
          <table:table-cell table:style-name="ce6" office:value-type="string">
            <text:p>☻</text:p>
          </table:table-cell>
          <table:table-cell table:style-name="ce20"/>
          <table:table-cell table:style-name="ce33" office:value-type="string">
            <text:p>MŠŠ</text:p>
          </table:table-cell>
          <table:table-cell table:style-name="ce98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99" table:formula="oooc:=COUNTIF([.C27:.K27];&quot;51&quot;)+COUNTIF([.C27:.K27];&quot;51☻&quot;)" office:value-type="float" office:value="0">
            <text:p>0</text:p>
          </table:table-cell>
          <table:table-cell table:style-name="ce99" table:formula="oooc:=COUNTIF([.C27:.K27];&quot;52&quot;)+COUNTIF([.C27:.K27];&quot;52☻&quot;)" office:value-type="float" office:value="0">
            <text:p>0</text:p>
          </table:table-cell>
          <table:table-cell table:style-name="ce99" table:formula="oooc:=COUNTIF([.C27:.K27];&quot;11-19&quot;)+COUNTIF([.C27:.K27];&quot;2&quot;)" office:value-type="float" office:value="0">
            <text:p>0</text:p>
          </table:table-cell>
          <table:table-cell table:style-name="ce99" table:formula="oooc:=COUNTIF([.C27:.K27];&quot;U&quot;)+COUNTIF([.C27:.K27];&quot;U☻&quot;)" office:value-type="float" office:value="0">
            <text:p>0</text:p>
          </table:table-cell>
          <table:table-cell table:style-name="ce99" table:formula="oooc:=COUNTIF([.C27:.K27];&quot;KVIT&quot;)+COUNTIF([.C27:.K27];&quot;KVIT☻&quot;)" office:value-type="float" office:value="0">
            <text:p>0</text:p>
          </table:table-cell>
          <table:table-cell table:style-name="ce100" table:formula="oooc:=COUNTBLANK([.C27:.K27])" office:value-type="float" office:value="4">
            <text:p>4</text:p>
          </table:table-cell>
          <table:table-cell table:style-name="ce101" table:formula="oooc:=COUNTIF([.C27:.K27];&quot;x&quot;)" office:value-type="float" office:value="0">
            <text:p>0</text:p>
          </table:table-cell>
          <table:table-cell table:style-name="ce102" table:formula="oooc:=COUNTIF([.C27:.K27];&quot;51&quot;)+COUNTIF([.C27:.K27];&quot;51☻&quot;)+COUNTIF([.C27:.K27];&quot;2&quot;)+COUNTIF([.C27:.K27];&quot;52&quot;)+COUNTIF([.C27:.K27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7-27">
            <text:p>27. jul 08</text:p>
          </table:table-cell>
          <table:table-cell table:style-name="ce97" table:formula="oooc:=TEXT([.A28];&quot;Ddd&quot;)" office:value-type="string" office:string-value="ned">
            <text:p>ned</text:p>
          </table:table-cell>
          <table:table-cell table:style-name="ce20" office:value-type="string">
            <office:annotation draw:style-name="gr1" draw:text-style-name="P1" svg:width="2.872cm" svg:height="1.347cm" svg:x="5.051cm" svg:y="17.392cm" draw:caption-point-x="-5.051cm" draw:caption-point-y="-17.392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1.374cm" svg:x="6.348cm" svg:y="17.392cm" draw:caption-point-x="-6.348cm" draw:caption-point-y="-17.392cm">
              <dc:date>2008-12-24T00:00:00</dc:date>
              <text:p text:style-name="P1"><text:span text:style-name="T1">LD, ki bi ga imela od 30.6 do 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924cm" svg:x="7.645cm" svg:y="17.392cm" draw:caption-point-x="-7.645cm" draw:caption-point-y="-17.392cm">
              <dc:date>2008-12-24T00:00:00</dc:date>
              <text:p text:style-name="P1"><text:span text:style-name="T1">Letni dopust 23.6-27.7.</text:span></text:p>
            </office:annotation>
            <text:p>D</text:p>
          </table:table-cell>
          <table:table-cell table:style-name="ce20" office:value-type="string">
            <office:annotation draw:style-name="gr1" draw:text-style-name="P1" svg:width="2.872cm" svg:height="0.596cm" svg:x="8.942cm" svg:y="17.392cm" draw:caption-point-x="-8.942cm" draw:caption-point-y="-17.392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71"/>
          <table:table-cell table:style-name="ce20" table:number-columns-repeated="2"/>
          <table:table-cell table:style-name="ce6" office:value-type="string">
            <text:p>☻</text:p>
          </table:table-cell>
          <table:table-cell table:style-name="ce71"/>
          <table:table-cell table:style-name="ce33" office:value-type="string">
            <text:p>MŠŠ</text:p>
          </table:table-cell>
          <table:table-cell table:style-name="ce98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99" table:formula="oooc:=COUNTIF([.C28:.K28];&quot;51&quot;)+COUNTIF([.C28:.K28];&quot;51☻&quot;)" office:value-type="float" office:value="0">
            <text:p>0</text:p>
          </table:table-cell>
          <table:table-cell table:style-name="ce99" table:formula="oooc:=COUNTIF([.C28:.K28];&quot;52&quot;)+COUNTIF([.C28:.K28];&quot;52☻&quot;)" office:value-type="float" office:value="0">
            <text:p>0</text:p>
          </table:table-cell>
          <table:table-cell table:style-name="ce99" table:formula="oooc:=COUNTIF([.C28:.K28];&quot;11-19&quot;)+COUNTIF([.C28:.K28];&quot;2&quot;)" office:value-type="float" office:value="0">
            <text:p>0</text:p>
          </table:table-cell>
          <table:table-cell table:style-name="ce99" table:formula="oooc:=COUNTIF([.C28:.K28];&quot;U&quot;)+COUNTIF([.C28:.K28];&quot;U☻&quot;)" office:value-type="float" office:value="0">
            <text:p>0</text:p>
          </table:table-cell>
          <table:table-cell table:style-name="ce99" table:formula="oooc:=COUNTIF([.C28:.K28];&quot;KVIT&quot;)+COUNTIF([.C28:.K28];&quot;KVIT☻&quot;)" office:value-type="float" office:value="0">
            <text:p>0</text:p>
          </table:table-cell>
          <table:table-cell table:style-name="ce100" table:formula="oooc:=COUNTBLANK([.C28:.K28])" office:value-type="float" office:value="4">
            <text:p>4</text:p>
          </table:table-cell>
          <table:table-cell table:style-name="ce101" table:formula="oooc:=COUNTIF([.C28:.K28];&quot;x&quot;)" office:value-type="float" office:value="0">
            <text:p>0</text:p>
          </table:table-cell>
          <table:table-cell table:style-name="ce102" table:formula="oooc:=COUNTIF([.C28:.K28];&quot;51&quot;)+COUNTIF([.C28:.K28];&quot;51☻&quot;)+COUNTIF([.C28:.K28];&quot;2&quot;)+COUNTIF([.C28:.K28];&quot;52&quot;)+COUNTIF([.C28:.K28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8">
            <text:p>28. jul 08</text:p>
          </table:table-cell>
          <table:table-cell table:style-name="ce96" table:formula="oooc:=TEXT([.A29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1.347cm" svg:x="5.051cm" svg:y="18.092cm" draw:caption-point-x="-5.051cm" draw:caption-point-y="-18.092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office:annotation draw:style-name="gr1" draw:text-style-name="P1" svg:width="2.872cm" svg:height="0.595cm" svg:x="8.942cm" svg:y="18.092cm" draw:caption-point-x="-8.942cm" draw:caption-point-y="-18.092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text:p>52☻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8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99" table:formula="oooc:=COUNTIF([.C29:.K29];&quot;51&quot;)+COUNTIF([.C29:.K29];&quot;51☻&quot;)" office:value-type="float" office:value="1">
            <text:p>1</text:p>
          </table:table-cell>
          <table:table-cell table:style-name="ce99" table:formula="oooc:=COUNTIF([.C29:.K29];&quot;52&quot;)+COUNTIF([.C29:.K29];&quot;52☻&quot;)" office:value-type="float" office:value="1">
            <text:p>1</text:p>
          </table:table-cell>
          <table:table-cell table:style-name="ce99" table:formula="oooc:=COUNTIF([.C29:.K29];&quot;11-19&quot;)+COUNTIF([.C29:.K29];&quot;2&quot;)" office:value-type="float" office:value="1">
            <text:p>1</text:p>
          </table:table-cell>
          <table:table-cell table:style-name="ce99" table:formula="oooc:=COUNTIF([.C29:.K29];&quot;U&quot;)+COUNTIF([.C29:.K29];&quot;U☻&quot;)" office:value-type="float" office:value="0">
            <text:p>0</text:p>
          </table:table-cell>
          <table:table-cell table:style-name="ce99" table:formula="oooc:=COUNTIF([.C29:.K29];&quot;KVIT&quot;)+COUNTIF([.C29:.K29];&quot;KVIT☻&quot;)" office:value-type="float" office:value="2">
            <text:p>2</text:p>
          </table:table-cell>
          <table:table-cell table:style-name="ce100" table:formula="oooc:=COUNTBLANK([.C29:.K29])" office:value-type="float" office:value="1">
            <text:p>1</text:p>
          </table:table-cell>
          <table:table-cell table:style-name="ce101" table:formula="oooc:=COUNTIF([.C29:.K29];&quot;x&quot;)" office:value-type="float" office:value="1">
            <text:p>1</text:p>
          </table:table-cell>
          <table:table-cell table:style-name="ce102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29">
            <text:p>29. jul 08</text:p>
          </table:table-cell>
          <table:table-cell table:style-name="ce96" table:formula="oooc:=TEXT([.A30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2cm" svg:height="1.347cm" svg:x="5.051cm" svg:y="18.791cm" draw:caption-point-x="-5.051cm" draw:caption-point-y="-18.791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office:value-type="string">
            <office:annotation draw:style-name="gr1" draw:text-style-name="P1" svg:width="2.872cm" svg:height="0.596cm" svg:x="8.942cm" svg:y="18.791cm" draw:caption-point-x="-8.942cm" draw:caption-point-y="-18.791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14"/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8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99" table:formula="oooc:=COUNTIF([.C30:.K30];&quot;51&quot;)+COUNTIF([.C30:.K30];&quot;51☻&quot;)" office:value-type="float" office:value="1">
            <text:p>1</text:p>
          </table:table-cell>
          <table:table-cell table:style-name="ce99" table:formula="oooc:=COUNTIF([.C30:.K30];&quot;52&quot;)+COUNTIF([.C30:.K30];&quot;52☻&quot;)" office:value-type="float" office:value="1">
            <text:p>1</text:p>
          </table:table-cell>
          <table:table-cell table:style-name="ce99" table:formula="oooc:=COUNTIF([.C30:.K30];&quot;11-19&quot;)+COUNTIF([.C30:.K30];&quot;2&quot;)" office:value-type="float" office:value="1">
            <text:p>1</text:p>
          </table:table-cell>
          <table:table-cell table:style-name="ce99" table:formula="oooc:=COUNTIF([.C30:.K30];&quot;U&quot;)+COUNTIF([.C30:.K30];&quot;U☻&quot;)" office:value-type="float" office:value="0">
            <text:p>0</text:p>
          </table:table-cell>
          <table:table-cell table:style-name="ce99" table:formula="oooc:=COUNTIF([.C30:.K30];&quot;KVIT&quot;)+COUNTIF([.C30:.K30];&quot;KVIT☻&quot;)" office:value-type="float" office:value="2">
            <text:p>2</text:p>
          </table:table-cell>
          <table:table-cell table:style-name="ce100" table:formula="oooc:=COUNTBLANK([.C30:.K30])" office:value-type="float" office:value="1">
            <text:p>1</text:p>
          </table:table-cell>
          <table:table-cell table:style-name="ce101" table:formula="oooc:=COUNTIF([.C30:.K30];&quot;x&quot;)" office:value-type="float" office:value="1">
            <text:p>1</text:p>
          </table:table-cell>
          <table:table-cell table:style-name="ce102" table:formula="oooc:=COUNTIF([.C30:.K30];&quot;51&quot;)+COUNTIF([.C30:.K30];&quot;51☻&quot;)+COUNTIF([.C30:.K30];&quot;2&quot;)+COUNTIF([.C30:.K30];&quot;52&quot;)+COUNTIF([.C30:.K30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7-30">
            <text:p>30. jul 08</text:p>
          </table:table-cell>
          <table:table-cell table:style-name="ce96" table:formula="oooc:=TEXT([.A31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872cm" svg:height="1.347cm" svg:x="5.051cm" svg:y="19.49cm" draw:caption-point-x="-5.051cm" draw:caption-point-y="-19.49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2cm" svg:height="0.596cm" svg:x="8.942cm" svg:y="19.49cm" draw:caption-point-x="-8.942cm" draw:caption-point-y="-19.49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office:value-type="float" office:value="51">
            <text:p>51</text:p>
          </table:table-cell>
          <table:table-cell table:style-name="ce14"/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8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99" table:formula="oooc:=COUNTIF([.C31:.K31];&quot;51&quot;)+COUNTIF([.C31:.K31];&quot;51☻&quot;)" office:value-type="float" office:value="1">
            <text:p>1</text:p>
          </table:table-cell>
          <table:table-cell table:style-name="ce99" table:formula="oooc:=COUNTIF([.C31:.K31];&quot;52&quot;)+COUNTIF([.C31:.K31];&quot;52☻&quot;)" office:value-type="float" office:value="1">
            <text:p>1</text:p>
          </table:table-cell>
          <table:table-cell table:style-name="ce99" table:formula="oooc:=COUNTIF([.C31:.K31];&quot;11-19&quot;)+COUNTIF([.C31:.K31];&quot;2&quot;)" office:value-type="float" office:value="1">
            <text:p>1</text:p>
          </table:table-cell>
          <table:table-cell table:style-name="ce99" table:formula="oooc:=COUNTIF([.C31:.K31];&quot;U&quot;)+COUNTIF([.C31:.K31];&quot;U☻&quot;)" office:value-type="float" office:value="0">
            <text:p>0</text:p>
          </table:table-cell>
          <table:table-cell table:style-name="ce99" table:formula="oooc:=COUNTIF([.C31:.K31];&quot;KVIT&quot;)+COUNTIF([.C31:.K31];&quot;KVIT☻&quot;)" office:value-type="float" office:value="1">
            <text:p>1</text:p>
          </table:table-cell>
          <table:table-cell table:style-name="ce100" table:formula="oooc:=COUNTBLANK([.C31:.K31])" office:value-type="float" office:value="1">
            <text:p>1</text:p>
          </table:table-cell>
          <table:table-cell table:style-name="ce101" table:formula="oooc:=COUNTIF([.C31:.K31];&quot;x&quot;)" office:value-type="float" office:value="1">
            <text:p>1</text:p>
          </table:table-cell>
          <table:table-cell table:style-name="ce102" table:formula="oooc:=COUNTIF([.C31:.K31];&quot;51&quot;)+COUNTIF([.C31:.K31];&quot;51☻&quot;)+COUNTIF([.C31:.K31];&quot;2&quot;)+COUNTIF([.C31:.K31];&quot;52&quot;)+COUNTIF([.C31:.K31];&quot;52☻&quot;)" office:value-type="float" office:value="2">
            <text:p>2</text:p>
          </table:table-cell>
          <table:table-cell table:style-name="ce13"/>
          <table:table-cell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7-31">
            <text:p>31. jul 08</text:p>
          </table:table-cell>
          <table:table-cell table:style-name="ce96" table:formula="oooc:=TEXT([.A32];&quot;Ddd&quot;)" office:value-type="string" office:string-value="čet">
            <text:p>čet</text:p>
          </table:table-cell>
          <table:table-cell table:style-name="ce3" office:value-type="string">
            <office:annotation draw:style-name="gr1" draw:text-style-name="P1" svg:width="2.872cm" svg:height="1.347cm" svg:x="5.051cm" svg:y="20.19cm" draw:caption-point-x="-5.051cm" draw:caption-point-y="-20.19cm">
              <dc:date>2008-12-24T00:00:00</dc:date>
              <text:p text:style-name="P1"><text:span text:style-name="T1">dopust, od 21. julija do 17, avgusta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office:annotation draw:style-name="gr1" draw:text-style-name="P1" svg:width="2.872cm" svg:height="0.595cm" svg:x="8.942cm" svg:y="20.19cm" draw:caption-point-x="-8.942cm" draw:caption-point-y="-20.19cm">
              <dc:date>2008-12-24T00:00:00</dc:date>
              <text:p text:style-name="P1"><text:span text:style-name="T1">Dopust: 12-31.7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14"/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98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99" table:formula="oooc:=COUNTIF([.C32:.K32];&quot;51&quot;)+COUNTIF([.C32:.K32];&quot;51☻&quot;)" office:value-type="float" office:value="1">
            <text:p>1</text:p>
          </table:table-cell>
          <table:table-cell table:style-name="ce99" table:formula="oooc:=COUNTIF([.C32:.K32];&quot;52&quot;)+COUNTIF([.C32:.K32];&quot;52☻&quot;)" office:value-type="float" office:value="1">
            <text:p>1</text:p>
          </table:table-cell>
          <table:table-cell table:style-name="ce99" table:formula="oooc:=COUNTIF([.C32:.K32];&quot;11-19&quot;)+COUNTIF([.C32:.K32];&quot;2&quot;)" office:value-type="float" office:value="1">
            <text:p>1</text:p>
          </table:table-cell>
          <table:table-cell table:style-name="ce99" table:formula="oooc:=COUNTIF([.C32:.K32];&quot;U&quot;)+COUNTIF([.C32:.K32];&quot;U☻&quot;)" office:value-type="float" office:value="0">
            <text:p>0</text:p>
          </table:table-cell>
          <table:table-cell table:style-name="ce99" table:formula="oooc:=COUNTIF([.C32:.K32];&quot;KVIT&quot;)+COUNTIF([.C32:.K32];&quot;KVIT☻&quot;)" office:value-type="float" office:value="2">
            <text:p>2</text:p>
          </table:table-cell>
          <table:table-cell table:style-name="ce100" table:formula="oooc:=COUNTBLANK([.C32:.K32])" office:value-type="float" office:value="1">
            <text:p>1</text:p>
          </table:table-cell>
          <table:table-cell table:style-name="ce101" table:formula="oooc:=COUNTIF([.C32:.K32];&quot;x&quot;)" office:value-type="float" office:value="1">
            <text:p>1</text:p>
          </table:table-cell>
          <table:table-cell table:style-name="ce102" table:formula="oooc:=COUNTIF([.C32:.K32];&quot;51&quot;)+COUNTIF([.C32:.K32];&quot;51☻&quot;)+COUNTIF([.C32:.K32];&quot;2&quot;)+COUNTIF([.C32:.K32];&quot;52&quot;)+COUNTIF([.C32:.K32];&quot;52☻&quot;)" office:value-type="float" office:value="2">
            <text:p>2</text:p>
          </table:table-cell>
          <table:table-cell table:style-name="ce13"/>
          <table:table-cell/>
          <table:table-cell table:style-name="ce13"/>
          <table:table-cell table:number-columns-repeated="232"/>
        </table:table-row>
        <table:table-row table:style-name="ro1">
          <table:table-cell table:number-columns-repeated="22"/>
          <table:table-cell table:style-name="ce13"/>
          <table:table-cell table:number-columns-repeated="233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1">
            <text:p>1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1">
            <text:p>1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5">
            <text:p>5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5">
            <text:p>5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23">
          <table:table-cell table:style-name="ce1" table:number-columns-repeated="12"/>
          <table:table-cell table:style-name="ce35" table:number-columns-repeated="7"/>
          <table:table-cell table:style-name="ce13" table:number-columns-repeated="5"/>
          <table:table-cell table:number-columns-repeated="232"/>
        </table:table-row>
        <table:table-row table:style-name="ro1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/>
          <table:table-cell table:style-name="ce13"/>
          <table:table-cell table:number-columns-repeated="232"/>
        </table:table-row>
        <table:table-row table:style-name="ro3" table:number-rows-repeated="653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vgust" table:style-name="ta9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number-columns-repeated="2" table:default-cell-style-name="ce37"/>
        <table:table-column table:style-name="co1" table:number-columns-repeated="3" table:default-cell-style-name="ce37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KNE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3"/>
          <table:table-cell table:style-name="ce1" table:number-columns-repeated="232"/>
        </table:table-row>
        <table:table-row table:style-name="ro6">
          <table:table-cell table:style-name="ce11" office:value-type="date" office:date-value="2008-08-01">
            <text:p>1. avg 08</text:p>
          </table:table-cell>
          <table:table-cell table:style-name="ce103" table:formula="oooc:=TEXT([.A2];&quot;Ddd&quot;)" office:value-type="string" office:string-value="pet">
            <text:p>pet</text:p>
          </table:table-cell>
          <table:table-cell table:style-name="ce3" office:value-type="string">
            <office:annotation draw:style-name="gr1" draw:text-style-name="P1" svg:width="2.872cm" svg:height="1.451cm" svg:x="5.051cm" svg:y="0cm" draw:caption-point-x="-5.051cm" draw:caption-point-y="0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ŠOŠ</text:p>
          </table:table-cell>
          <table:table-cell table:style-name="ce106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07" table:formula="oooc:=COUNTIF([.C2:.K2];&quot;51&quot;)+COUNTIF([.C2:.K2];&quot;51☻&quot;)" office:value-type="float" office:value="1">
            <text:p>1</text:p>
          </table:table-cell>
          <table:table-cell table:style-name="ce107" table:formula="oooc:=COUNTIF([.C2:.K2];&quot;52&quot;)+COUNTIF([.C2:.K2];&quot;52☻&quot;)" office:value-type="float" office:value="1">
            <text:p>1</text:p>
          </table:table-cell>
          <table:table-cell table:style-name="ce107" table:formula="oooc:=COUNTIF([.C2:.K2];&quot;11-19&quot;)+COUNTIF([.C2:.K2];&quot;2&quot;)" office:value-type="float" office:value="1">
            <text:p>1</text:p>
          </table:table-cell>
          <table:table-cell table:style-name="ce107" table:formula="oooc:=COUNTIF([.C2:.K2];&quot;U&quot;)+COUNTIF([.C2:.K2];&quot;U☻&quot;)" office:value-type="float" office:value="0">
            <text:p>0</text:p>
          </table:table-cell>
          <table:table-cell table:style-name="ce107" table:formula="oooc:=COUNTIF([.C2:.K2];&quot;KVIT&quot;)+COUNTIF([.C2:.K2];&quot;KVIT☻&quot;)" office:value-type="float" office:value="1">
            <text:p>1</text:p>
          </table:table-cell>
          <table:table-cell table:style-name="ce108" table:formula="oooc:=COUNTBLANK([.C2:.K2])" office:value-type="float" office:value="1">
            <text:p>1</text:p>
          </table:table-cell>
          <table:table-cell table:style-name="ce109" table:formula="oooc:=COUNTIF([.C2:.K2];&quot;x&quot;)" office:value-type="float" office:value="1">
            <text:p>1</text:p>
          </table:table-cell>
          <table:table-cell table:style-name="ce110" table:formula="oooc:=COUNTIF([.C2:.K2];&quot;51&quot;)+COUNTIF([.C2:.K2];&quot;51☻&quot;)+COUNTIF([.C2:.K2];&quot;2&quot;)+COUNTIF([.C2:.K2];&quot;52&quot;)+COUNTIF([.C2:.K2];&quot;52☻&quot;)" office:value-type="float" office:value="2">
            <text:p>2</text:p>
          </table:table-cell>
          <table:table-cell table:style-name="ce13"/>
          <table:table-cell table:style-name="ce2" table:formula="oooc:=[$VzorciVnosov.$A$2]" office:value-type="string" office:string-value="51☻">
            <text:p>51☻</text:p>
          </table:table-cell>
          <table:table-cell table:style-name="ce13"/>
          <table:table-cell table:style-name="ce1" table:number-columns-repeated="232"/>
        </table:table-row>
        <table:table-row table:style-name="ro6">
          <table:table-cell table:style-name="ce10" office:value-type="date" office:date-value="2008-08-02">
            <text:p>2. avg 08</text:p>
          </table:table-cell>
          <table:table-cell table:style-name="ce104" table:formula="oooc:=TEXT([.A3];&quot;Ddd&quot;)" office:value-type="string" office:string-value="sob">
            <text:p>sob</text:p>
          </table:table-cell>
          <table:table-cell table:style-name="ce20" office:value-type="string">
            <office:annotation draw:style-name="gr1" draw:text-style-name="P1" svg:width="2.872cm" svg:height="1.451cm" svg:x="5.051cm" svg:y="0cm" draw:caption-point-x="-5.051cm" draw:caption-point-y="0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0"/>
          <table:table-cell table:style-name="ce19"/>
          <table:table-cell table:style-name="ce27"/>
          <table:table-cell table:style-name="ce71"/>
          <table:table-cell table:style-name="ce20" office:value-type="string">
            <text:p>D</text:p>
          </table:table-cell>
          <table:table-cell table:style-name="ce27"/>
          <table:table-cell table:style-name="ce20" office:value-type="string">
            <office:annotation draw:style-name="gr1" draw:text-style-name="P1" svg:width="2.873cm" svg:height="0.989cm" svg:x="14.129cm" svg:y="0cm" draw:caption-point-x="-14.129cm" draw:caption-point-y="0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33" office:value-type="string">
            <text:p>ŠOŠ</text:p>
          </table:table-cell>
          <table:table-cell table:style-name="ce106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07" table:formula="oooc:=COUNTIF([.C3:.K3];&quot;51&quot;)+COUNTIF([.C3:.K3];&quot;51☻&quot;)" office:value-type="float" office:value="0">
            <text:p>0</text:p>
          </table:table-cell>
          <table:table-cell table:style-name="ce107" table:formula="oooc:=COUNTIF([.C3:.K3];&quot;52&quot;)+COUNTIF([.C3:.K3];&quot;52☻&quot;)" office:value-type="float" office:value="0">
            <text:p>0</text:p>
          </table:table-cell>
          <table:table-cell table:style-name="ce107" table:formula="oooc:=COUNTIF([.C3:.K3];&quot;11-19&quot;)+COUNTIF([.C3:.K3];&quot;2&quot;)" office:value-type="float" office:value="0">
            <text:p>0</text:p>
          </table:table-cell>
          <table:table-cell table:style-name="ce107" table:formula="oooc:=COUNTIF([.C3:.K3];&quot;U&quot;)+COUNTIF([.C3:.K3];&quot;U☻&quot;)" office:value-type="float" office:value="0">
            <text:p>0</text:p>
          </table:table-cell>
          <table:table-cell table:style-name="ce107" table:formula="oooc:=COUNTIF([.C3:.K3];&quot;KVIT&quot;)+COUNTIF([.C3:.K3];&quot;KVIT☻&quot;)" office:value-type="float" office:value="0">
            <text:p>0</text:p>
          </table:table-cell>
          <table:table-cell table:style-name="ce108" table:formula="oooc:=COUNTBLANK([.C3:.K3])" office:value-type="float" office:value="5">
            <text:p>5</text:p>
          </table:table-cell>
          <table:table-cell table:style-name="ce109" table:formula="oooc:=COUNTIF([.C3:.K3];&quot;x&quot;)" office:value-type="float" office:value="0">
            <text:p>0</text:p>
          </table:table-cell>
          <table:table-cell table:style-name="ce110" table:formula="oooc:=COUNTIF([.C3:.K3];&quot;51&quot;)+COUNTIF([.C3:.K3];&quot;51☻&quot;)+COUNTIF([.C3:.K3];&quot;2&quot;)+COUNTIF([.C3:.K3];&quot;52&quot;)+COUNTIF([.C3:.K3];&quot;52☻&quot;)" office:value-type="float" office:value="0">
            <text:p>0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8-03">
            <text:p>3. avg 08</text:p>
          </table:table-cell>
          <table:table-cell table:style-name="ce104" table:formula="oooc:=TEXT([.A4];&quot;Ddd&quot;)" office:value-type="string" office:string-value="ned">
            <text:p>ned</text:p>
          </table:table-cell>
          <table:table-cell table:style-name="ce20" office:value-type="string">
            <office:annotation draw:style-name="gr1" draw:text-style-name="P1" svg:width="2.872cm" svg:height="1.453cm" svg:x="5.051cm" svg:y="0.607cm" draw:caption-point-x="-5.051cm" draw:caption-point-y="-0.607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0" table:number-columns-repeated="2"/>
          <table:table-cell table:style-name="ce71"/>
          <table:table-cell table:style-name="ce20"/>
          <table:table-cell table:style-name="ce20" office:value-type="string">
            <text:p>D</text:p>
          </table:table-cell>
          <table:table-cell table:style-name="ce19"/>
          <table:table-cell table:style-name="ce20" office:value-type="string">
            <office:annotation draw:style-name="gr1" draw:text-style-name="P1" svg:width="2.873cm" svg:height="0.978cm" svg:x="14.129cm" svg:y="0.607cm" draw:caption-point-x="-14.129cm" draw:caption-point-y="-0.607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33" office:value-type="string">
            <text:p>ŠOŠ</text:p>
          </table:table-cell>
          <table:table-cell table:style-name="ce106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07" table:formula="oooc:=COUNTIF([.C4:.K4];&quot;51&quot;)+COUNTIF([.C4:.K4];&quot;51☻&quot;)" office:value-type="float" office:value="0">
            <text:p>0</text:p>
          </table:table-cell>
          <table:table-cell table:style-name="ce107" table:formula="oooc:=COUNTIF([.C4:.K4];&quot;52&quot;)+COUNTIF([.C4:.K4];&quot;52☻&quot;)" office:value-type="float" office:value="0">
            <text:p>0</text:p>
          </table:table-cell>
          <table:table-cell table:style-name="ce107" table:formula="oooc:=COUNTIF([.C4:.K4];&quot;11-19&quot;)+COUNTIF([.C4:.K4];&quot;2&quot;)" office:value-type="float" office:value="0">
            <text:p>0</text:p>
          </table:table-cell>
          <table:table-cell table:style-name="ce107" table:formula="oooc:=COUNTIF([.C4:.K4];&quot;U&quot;)+COUNTIF([.C4:.K4];&quot;U☻&quot;)" office:value-type="float" office:value="0">
            <text:p>0</text:p>
          </table:table-cell>
          <table:table-cell table:style-name="ce107" table:formula="oooc:=COUNTIF([.C4:.K4];&quot;KVIT&quot;)+COUNTIF([.C4:.K4];&quot;KVIT☻&quot;)" office:value-type="float" office:value="0">
            <text:p>0</text:p>
          </table:table-cell>
          <table:table-cell table:style-name="ce108" table:formula="oooc:=COUNTBLANK([.C4:.K4])" office:value-type="float" office:value="5">
            <text:p>5</text:p>
          </table:table-cell>
          <table:table-cell table:style-name="ce109" table:formula="oooc:=COUNTIF([.C4:.K4];&quot;x&quot;)" office:value-type="float" office:value="0">
            <text:p>0</text:p>
          </table:table-cell>
          <table:table-cell table:style-name="ce110" table:formula="oooc:=COUNTIF([.C4:.K4];&quot;51&quot;)+COUNTIF([.C4:.K4];&quot;51☻&quot;)+COUNTIF([.C4:.K4];&quot;2&quot;)+COUNTIF([.C4:.K4];&quot;52&quot;)+COUNTIF([.C4:.K4];&quot;52☻&quot;)" office:value-type="float" office:value="0">
            <text:p>0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04">
            <text:p>4. avg 08</text:p>
          </table:table-cell>
          <table:table-cell table:style-name="ce103" table:formula="oooc:=TEXT([.A5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1.453cm" svg:x="5.051cm" svg:y="1.306cm" draw:caption-point-x="-5.051cm" draw:caption-point-y="-1.306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1.306cm" draw:caption-point-x="-14.129cm" draw:caption-point-y="-1.306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106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07" table:formula="oooc:=COUNTIF([.C5:.K5];&quot;51&quot;)+COUNTIF([.C5:.K5];&quot;51☻&quot;)" office:value-type="float" office:value="1">
            <text:p>1</text:p>
          </table:table-cell>
          <table:table-cell table:style-name="ce107" table:formula="oooc:=COUNTIF([.C5:.K5];&quot;52&quot;)+COUNTIF([.C5:.K5];&quot;52☻&quot;)" office:value-type="float" office:value="1">
            <text:p>1</text:p>
          </table:table-cell>
          <table:table-cell table:style-name="ce107" table:formula="oooc:=COUNTIF([.C5:.K5];&quot;11-19&quot;)+COUNTIF([.C5:.K5];&quot;2&quot;)" office:value-type="float" office:value="1">
            <text:p>1</text:p>
          </table:table-cell>
          <table:table-cell table:style-name="ce107" table:formula="oooc:=COUNTIF([.C5:.K5];&quot;U&quot;)+COUNTIF([.C5:.K5];&quot;U☻&quot;)" office:value-type="float" office:value="0">
            <text:p>0</text:p>
          </table:table-cell>
          <table:table-cell table:style-name="ce107" table:formula="oooc:=COUNTIF([.C5:.K5];&quot;KVIT&quot;)+COUNTIF([.C5:.K5];&quot;KVIT☻&quot;)" office:value-type="float" office:value="1">
            <text:p>1</text:p>
          </table:table-cell>
          <table:table-cell table:style-name="ce108" table:formula="oooc:=COUNTBLANK([.C5:.K5])" office:value-type="float" office:value="1">
            <text:p>1</text:p>
          </table:table-cell>
          <table:table-cell table:style-name="ce109" table:formula="oooc:=COUNTIF([.C5:.K5];&quot;x&quot;)" office:value-type="float" office:value="1">
            <text:p>1</text:p>
          </table:table-cell>
          <table:table-cell table:style-name="ce110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05">
            <text:p>5. avg 08</text:p>
          </table:table-cell>
          <table:table-cell table:style-name="ce103" table:formula="oooc:=TEXT([.A6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2cm" svg:height="1.454cm" svg:x="5.051cm" svg:y="2.005cm" draw:caption-point-x="-5.051cm" draw:caption-point-y="-2.005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2.005cm" draw:caption-point-x="-14.129cm" draw:caption-point-y="-2.005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ŠOŠ</text:p>
          </table:table-cell>
          <table:table-cell table:style-name="ce106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07" table:formula="oooc:=COUNTIF([.C6:.K6];&quot;51&quot;)+COUNTIF([.C6:.K6];&quot;51☻&quot;)" office:value-type="float" office:value="1">
            <text:p>1</text:p>
          </table:table-cell>
          <table:table-cell table:style-name="ce107" table:formula="oooc:=COUNTIF([.C6:.K6];&quot;52&quot;)+COUNTIF([.C6:.K6];&quot;52☻&quot;)" office:value-type="float" office:value="1">
            <text:p>1</text:p>
          </table:table-cell>
          <table:table-cell table:style-name="ce107" table:formula="oooc:=COUNTIF([.C6:.K6];&quot;11-19&quot;)+COUNTIF([.C6:.K6];&quot;2&quot;)" office:value-type="float" office:value="1">
            <text:p>1</text:p>
          </table:table-cell>
          <table:table-cell table:style-name="ce107" table:formula="oooc:=COUNTIF([.C6:.K6];&quot;U&quot;)+COUNTIF([.C6:.K6];&quot;U☻&quot;)" office:value-type="float" office:value="0">
            <text:p>0</text:p>
          </table:table-cell>
          <table:table-cell table:style-name="ce107" table:formula="oooc:=COUNTIF([.C6:.K6];&quot;KVIT&quot;)+COUNTIF([.C6:.K6];&quot;KVIT☻&quot;)" office:value-type="float" office:value="1">
            <text:p>1</text:p>
          </table:table-cell>
          <table:table-cell table:style-name="ce108" table:formula="oooc:=COUNTBLANK([.C6:.K6])" office:value-type="float" office:value="1">
            <text:p>1</text:p>
          </table:table-cell>
          <table:table-cell table:style-name="ce109" table:formula="oooc:=COUNTIF([.C6:.K6];&quot;x&quot;)" office:value-type="float" office:value="1">
            <text:p>1</text:p>
          </table:table-cell>
          <table:table-cell table:style-name="ce110" table:formula="oooc:=COUNTIF([.C6:.K6];&quot;51&quot;)+COUNTIF([.C6:.K6];&quot;51☻&quot;)+COUNTIF([.C6:.K6];&quot;2&quot;)+COUNTIF([.C6:.K6];&quot;52&quot;)+COUNTIF([.C6:.K6];&quot;52☻&quot;)" office:value-type="float" office:value="2">
            <text:p>2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06">
            <text:p>6. avg 08</text:p>
          </table:table-cell>
          <table:table-cell table:style-name="ce103" table:formula="oooc:=TEXT([.A7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872cm" svg:height="1.453cm" svg:x="5.051cm" svg:y="2.705cm" draw:caption-point-x="-5.051cm" draw:caption-point-y="-2.705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2"/>
          <table:table-cell table:style-name="ce3" office:value-type="string">
            <office:annotation draw:style-name="gr1" draw:text-style-name="P1" svg:width="2.873cm" svg:height="0.978cm" svg:x="14.129cm" svg:y="2.705cm" draw:caption-point-x="-14.129cm" draw:caption-point-y="-2.705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ŠOŠ</text:p>
          </table:table-cell>
          <table:table-cell table:style-name="ce106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07" table:formula="oooc:=COUNTIF([.C7:.K7];&quot;51&quot;)+COUNTIF([.C7:.K7];&quot;51☻&quot;)" office:value-type="float" office:value="1">
            <text:p>1</text:p>
          </table:table-cell>
          <table:table-cell table:style-name="ce107" table:formula="oooc:=COUNTIF([.C7:.K7];&quot;52&quot;)+COUNTIF([.C7:.K7];&quot;52☻&quot;)" office:value-type="float" office:value="1">
            <text:p>1</text:p>
          </table:table-cell>
          <table:table-cell table:style-name="ce107" table:formula="oooc:=COUNTIF([.C7:.K7];&quot;11-19&quot;)+COUNTIF([.C7:.K7];&quot;2&quot;)" office:value-type="float" office:value="1">
            <text:p>1</text:p>
          </table:table-cell>
          <table:table-cell table:style-name="ce107" table:formula="oooc:=COUNTIF([.C7:.K7];&quot;U&quot;)+COUNTIF([.C7:.K7];&quot;U☻&quot;)" office:value-type="float" office:value="0">
            <text:p>0</text:p>
          </table:table-cell>
          <table:table-cell table:style-name="ce107" table:formula="oooc:=COUNTIF([.C7:.K7];&quot;KVIT&quot;)+COUNTIF([.C7:.K7];&quot;KVIT☻&quot;)" office:value-type="float" office:value="1">
            <text:p>1</text:p>
          </table:table-cell>
          <table:table-cell table:style-name="ce108" table:formula="oooc:=COUNTBLANK([.C7:.K7])" office:value-type="float" office:value="1">
            <text:p>1</text:p>
          </table:table-cell>
          <table:table-cell table:style-name="ce109" table:formula="oooc:=COUNTIF([.C7:.K7];&quot;x&quot;)" office:value-type="float" office:value="1">
            <text:p>1</text:p>
          </table:table-cell>
          <table:table-cell table:style-name="ce110" table:formula="oooc:=COUNTIF([.C7:.K7];&quot;51&quot;)+COUNTIF([.C7:.K7];&quot;51☻&quot;)+COUNTIF([.C7:.K7];&quot;2&quot;)+COUNTIF([.C7:.K7];&quot;52&quot;)+COUNTIF([.C7:.K7];&quot;52☻&quot;)" office:value-type="float" office:value="2">
            <text:p>2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07">
            <text:p>7. avg 08</text:p>
          </table:table-cell>
          <table:table-cell table:style-name="ce103" table:formula="oooc:=TEXT([.A8];&quot;Ddd&quot;)" office:value-type="string" office:string-value="čet">
            <text:p>čet</text:p>
          </table:table-cell>
          <table:table-cell table:style-name="ce3" office:value-type="string">
            <office:annotation draw:style-name="gr1" draw:text-style-name="P1" svg:width="2.872cm" svg:height="1.454cm" svg:x="5.051cm" svg:y="3.404cm" draw:caption-point-x="-5.051cm" draw:caption-point-y="-3.404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78cm" svg:x="14.129cm" svg:y="3.404cm" draw:caption-point-x="-14.129cm" draw:caption-point-y="-3.404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ŠOŠ</text:p>
          </table:table-cell>
          <table:table-cell table:style-name="ce106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07" table:formula="oooc:=COUNTIF([.C8:.K8];&quot;51&quot;)+COUNTIF([.C8:.K8];&quot;51☻&quot;)" office:value-type="float" office:value="1">
            <text:p>1</text:p>
          </table:table-cell>
          <table:table-cell table:style-name="ce107" table:formula="oooc:=COUNTIF([.C8:.K8];&quot;52&quot;)+COUNTIF([.C8:.K8];&quot;52☻&quot;)" office:value-type="float" office:value="1">
            <text:p>1</text:p>
          </table:table-cell>
          <table:table-cell table:style-name="ce107" table:formula="oooc:=COUNTIF([.C8:.K8];&quot;11-19&quot;)+COUNTIF([.C8:.K8];&quot;2&quot;)" office:value-type="float" office:value="1">
            <text:p>1</text:p>
          </table:table-cell>
          <table:table-cell table:style-name="ce107" table:formula="oooc:=COUNTIF([.C8:.K8];&quot;U&quot;)+COUNTIF([.C8:.K8];&quot;U☻&quot;)" office:value-type="float" office:value="0">
            <text:p>0</text:p>
          </table:table-cell>
          <table:table-cell table:style-name="ce107" table:formula="oooc:=COUNTIF([.C8:.K8];&quot;KVIT&quot;)+COUNTIF([.C8:.K8];&quot;KVIT☻&quot;)" office:value-type="float" office:value="1">
            <text:p>1</text:p>
          </table:table-cell>
          <table:table-cell table:style-name="ce108" table:formula="oooc:=COUNTBLANK([.C8:.K8])" office:value-type="float" office:value="1">
            <text:p>1</text:p>
          </table:table-cell>
          <table:table-cell table:style-name="ce109" table:formula="oooc:=COUNTIF([.C8:.K8];&quot;x&quot;)" office:value-type="float" office:value="1">
            <text:p>1</text:p>
          </table:table-cell>
          <table:table-cell table:style-name="ce110" table:formula="oooc:=COUNTIF([.C8:.K8];&quot;51&quot;)+COUNTIF([.C8:.K8];&quot;51☻&quot;)+COUNTIF([.C8:.K8];&quot;2&quot;)+COUNTIF([.C8:.K8];&quot;52&quot;)+COUNTIF([.C8:.K8];&quot;52☻&quot;)" office:value-type="float" office:value="2">
            <text:p>2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08">
            <text:p>8. avg 08</text:p>
          </table:table-cell>
          <table:table-cell table:style-name="ce103" table:formula="oooc:=TEXT([.A9];&quot;Ddd&quot;)" office:value-type="string" office:string-value="pet">
            <text:p>pet</text:p>
          </table:table-cell>
          <table:table-cell table:style-name="ce3" office:value-type="string">
            <office:annotation draw:style-name="gr1" draw:text-style-name="P1" svg:width="2.872cm" svg:height="1.453cm" svg:x="5.051cm" svg:y="4.104cm" draw:caption-point-x="-5.051cm" draw:caption-point-y="-4.104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office:value-type="string">
            <office:annotation draw:style-name="gr1" draw:text-style-name="P1" svg:width="2.873cm" svg:height="0.978cm" svg:x="14.129cm" svg:y="4.104cm" draw:caption-point-x="-14.129cm" draw:caption-point-y="-4.104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33" office:value-type="string">
            <text:p>PIN</text:p>
          </table:table-cell>
          <table:table-cell table:style-name="ce106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07" table:formula="oooc:=COUNTIF([.C9:.K9];&quot;51&quot;)+COUNTIF([.C9:.K9];&quot;51☻&quot;)" office:value-type="float" office:value="1">
            <text:p>1</text:p>
          </table:table-cell>
          <table:table-cell table:style-name="ce107" table:formula="oooc:=COUNTIF([.C9:.K9];&quot;52&quot;)+COUNTIF([.C9:.K9];&quot;52☻&quot;)" office:value-type="float" office:value="1">
            <text:p>1</text:p>
          </table:table-cell>
          <table:table-cell table:style-name="ce107" table:formula="oooc:=COUNTIF([.C9:.K9];&quot;11-19&quot;)+COUNTIF([.C9:.K9];&quot;2&quot;)" office:value-type="float" office:value="1">
            <text:p>1</text:p>
          </table:table-cell>
          <table:table-cell table:style-name="ce107" table:formula="oooc:=COUNTIF([.C9:.K9];&quot;U&quot;)+COUNTIF([.C9:.K9];&quot;U☻&quot;)" office:value-type="float" office:value="0">
            <text:p>0</text:p>
          </table:table-cell>
          <table:table-cell table:style-name="ce107" table:formula="oooc:=COUNTIF([.C9:.K9];&quot;KVIT&quot;)+COUNTIF([.C9:.K9];&quot;KVIT☻&quot;)" office:value-type="float" office:value="1">
            <text:p>1</text:p>
          </table:table-cell>
          <table:table-cell table:style-name="ce108" table:formula="oooc:=COUNTBLANK([.C9:.K9])" office:value-type="float" office:value="1">
            <text:p>1</text:p>
          </table:table-cell>
          <table:table-cell table:style-name="ce109" table:formula="oooc:=COUNTIF([.C9:.K9];&quot;x&quot;)" office:value-type="float" office:value="1">
            <text:p>1</text:p>
          </table:table-cell>
          <table:table-cell table:style-name="ce110" table:formula="oooc:=COUNTIF([.C9:.K9];&quot;51&quot;)+COUNTIF([.C9:.K9];&quot;51☻&quot;)+COUNTIF([.C9:.K9];&quot;2&quot;)+COUNTIF([.C9:.K9];&quot;52&quot;)+COUNTIF([.C9:.K9];&quot;52☻&quot;)" office:value-type="float" office:value="2">
            <text:p>2</text:p>
          </table:table-cell>
          <table:table-cell table:style-name="ce13"/>
          <table:table-cell table:style-name="ce2" table:formula="oooc:=[$VzorciVnosov.$A$9]" office:value-type="string" office:string-value="U☻">
            <text:p>U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8-09">
            <text:p>9. avg 08</text:p>
          </table:table-cell>
          <table:table-cell table:style-name="ce104" table:formula="oooc:=TEXT([.A10];&quot;Ddd&quot;)" office:value-type="string" office:string-value="sob">
            <text:p>sob</text:p>
          </table:table-cell>
          <table:table-cell table:style-name="ce20" office:value-type="string">
            <office:annotation draw:style-name="gr1" draw:text-style-name="P1" svg:width="2.872cm" svg:height="1.453cm" svg:x="5.051cm" svg:y="4.803cm" draw:caption-point-x="-5.051cm" draw:caption-point-y="-4.803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20" table:number-columns-repeated="2"/>
          <table:table-cell table:style-name="ce71"/>
          <table:table-cell table:style-name="ce20" office:value-type="string">
            <text:p>D</text:p>
          </table:table-cell>
          <table:table-cell table:style-name="ce20"/>
          <table:table-cell table:style-name="ce20" office:value-type="string">
            <office:annotation draw:style-name="gr1" draw:text-style-name="P1" svg:width="2.873cm" svg:height="0.978cm" svg:x="14.129cm" svg:y="4.803cm" draw:caption-point-x="-14.129cm" draw:caption-point-y="-4.803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20"/>
          <table:table-cell table:style-name="ce33" office:value-type="string">
            <text:p>PIN</text:p>
          </table:table-cell>
          <table:table-cell table:style-name="ce106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07" table:formula="oooc:=COUNTIF([.C10:.K10];&quot;51&quot;)+COUNTIF([.C10:.K10];&quot;51☻&quot;)" office:value-type="float" office:value="0">
            <text:p>0</text:p>
          </table:table-cell>
          <table:table-cell table:style-name="ce107" table:formula="oooc:=COUNTIF([.C10:.K10];&quot;52&quot;)+COUNTIF([.C10:.K10];&quot;52☻&quot;)" office:value-type="float" office:value="0">
            <text:p>0</text:p>
          </table:table-cell>
          <table:table-cell table:style-name="ce107" table:formula="oooc:=COUNTIF([.C10:.K10];&quot;11-19&quot;)+COUNTIF([.C10:.K10];&quot;2&quot;)" office:value-type="float" office:value="0">
            <text:p>0</text:p>
          </table:table-cell>
          <table:table-cell table:style-name="ce107" table:formula="oooc:=COUNTIF([.C10:.K10];&quot;U&quot;)+COUNTIF([.C10:.K10];&quot;U☻&quot;)" office:value-type="float" office:value="0">
            <text:p>0</text:p>
          </table:table-cell>
          <table:table-cell table:style-name="ce107" table:formula="oooc:=COUNTIF([.C10:.K10];&quot;KVIT&quot;)+COUNTIF([.C10:.K10];&quot;KVIT☻&quot;)" office:value-type="float" office:value="0">
            <text:p>0</text:p>
          </table:table-cell>
          <table:table-cell table:style-name="ce108" table:formula="oooc:=COUNTBLANK([.C10:.K10])" office:value-type="float" office:value="5">
            <text:p>5</text:p>
          </table:table-cell>
          <table:table-cell table:style-name="ce109" table:formula="oooc:=COUNTIF([.C10:.K10];&quot;x&quot;)" office:value-type="float" office:value="0">
            <text:p>0</text:p>
          </table:table-cell>
          <table:table-cell table:style-name="ce110" table:formula="oooc:=COUNTIF([.C10:.K10];&quot;51&quot;)+COUNTIF([.C10:.K10];&quot;51☻&quot;)+COUNTIF([.C10:.K10];&quot;2&quot;)+COUNTIF([.C10:.K10];&quot;52&quot;)+COUNTIF([.C10:.K10];&quot;52☻&quot;)" office:value-type="float" office:value="0">
            <text:p>0</text:p>
          </table:table-cell>
          <table:table-cell table:style-name="ce13"/>
          <table:table-cell table:style-name="ce3" table:formula="oooc:=[$VzorciVnosov.$A$10]" office:value-type="string" office:string-value="11-19">
            <text:p>11-19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8-10">
            <text:p>10. avg 08</text:p>
          </table:table-cell>
          <table:table-cell table:style-name="ce104" table:formula="oooc:=TEXT([.A11];&quot;Ddd&quot;)" office:value-type="string" office:string-value="ned">
            <text:p>ned</text:p>
          </table:table-cell>
          <table:table-cell table:style-name="ce20" office:value-type="string">
            <office:annotation draw:style-name="gr1" draw:text-style-name="P1" svg:width="2.872cm" svg:height="1.454cm" svg:x="5.051cm" svg:y="5.502cm" draw:caption-point-x="-5.051cm" draw:caption-point-y="-5.502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6" office:value-type="string">
            <text:p>☻</text:p>
          </table:table-cell>
          <table:table-cell table:style-name="ce19" table:number-columns-repeated="2"/>
          <table:table-cell table:style-name="ce20"/>
          <table:table-cell table:style-name="ce20" office:value-type="string">
            <text:p>D</text:p>
          </table:table-cell>
          <table:table-cell table:style-name="ce20"/>
          <table:table-cell table:style-name="ce20" office:value-type="string">
            <office:annotation draw:style-name="gr1" draw:text-style-name="P1" svg:width="2.873cm" svg:height="0.978cm" svg:x="14.129cm" svg:y="5.502cm" draw:caption-point-x="-14.129cm" draw:caption-point-y="-5.502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20"/>
          <table:table-cell table:style-name="ce33" office:value-type="string">
            <text:p>PIN</text:p>
          </table:table-cell>
          <table:table-cell table:style-name="ce106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07" table:formula="oooc:=COUNTIF([.C11:.K11];&quot;51&quot;)+COUNTIF([.C11:.K11];&quot;51☻&quot;)" office:value-type="float" office:value="0">
            <text:p>0</text:p>
          </table:table-cell>
          <table:table-cell table:style-name="ce107" table:formula="oooc:=COUNTIF([.C11:.K11];&quot;52&quot;)+COUNTIF([.C11:.K11];&quot;52☻&quot;)" office:value-type="float" office:value="0">
            <text:p>0</text:p>
          </table:table-cell>
          <table:table-cell table:style-name="ce107" table:formula="oooc:=COUNTIF([.C11:.K11];&quot;11-19&quot;)+COUNTIF([.C11:.K11];&quot;2&quot;)" office:value-type="float" office:value="0">
            <text:p>0</text:p>
          </table:table-cell>
          <table:table-cell table:style-name="ce107" table:formula="oooc:=COUNTIF([.C11:.K11];&quot;U&quot;)+COUNTIF([.C11:.K11];&quot;U☻&quot;)" office:value-type="float" office:value="0">
            <text:p>0</text:p>
          </table:table-cell>
          <table:table-cell table:style-name="ce107" table:formula="oooc:=COUNTIF([.C11:.K11];&quot;KVIT&quot;)+COUNTIF([.C11:.K11];&quot;KVIT☻&quot;)" office:value-type="float" office:value="0">
            <text:p>0</text:p>
          </table:table-cell>
          <table:table-cell table:style-name="ce108" table:formula="oooc:=COUNTBLANK([.C11:.K11])" office:value-type="float" office:value="5">
            <text:p>5</text:p>
          </table:table-cell>
          <table:table-cell table:style-name="ce109" table:formula="oooc:=COUNTIF([.C11:.K11];&quot;x&quot;)" office:value-type="float" office:value="0">
            <text:p>0</text:p>
          </table:table-cell>
          <table:table-cell table:style-name="ce110" table:formula="oooc:=COUNTIF([.C11:.K11];&quot;51&quot;)+COUNTIF([.C11:.K11];&quot;51☻&quot;)+COUNTIF([.C11:.K11];&quot;2&quot;)+COUNTIF([.C11:.K11];&quot;52&quot;)+COUNTIF([.C11:.K11];&quot;52☻&quot;)" office:value-type="float" office:value="0">
            <text:p>0</text:p>
          </table:table-cell>
          <table:table-cell table:style-name="ce13"/>
          <table:table-cell table:style-name="ce5" table:formula="oooc:=[$VzorciVnosov.$A$11]" office:value-type="string" office:string-value="X">
            <text:p>X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11">
            <text:p>11. avg 08</text:p>
          </table:table-cell>
          <table:table-cell table:style-name="ce103" table:formula="oooc:=TEXT([.A12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1.453cm" svg:x="5.051cm" svg:y="6.202cm" draw:caption-point-x="-5.051cm" draw:caption-point-y="-6.202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2"/>
          <table:table-cell table:style-name="ce3" office:value-type="string">
            <office:annotation draw:style-name="gr1" draw:text-style-name="P1" svg:width="2.873cm" svg:height="0.978cm" svg:x="14.129cm" svg:y="6.202cm" draw:caption-point-x="-14.129cm" draw:caption-point-y="-6.202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PIN</text:p>
          </table:table-cell>
          <table:table-cell table:style-name="ce106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07" table:formula="oooc:=COUNTIF([.C12:.K12];&quot;51&quot;)+COUNTIF([.C12:.K12];&quot;51☻&quot;)" office:value-type="float" office:value="1">
            <text:p>1</text:p>
          </table:table-cell>
          <table:table-cell table:style-name="ce107" table:formula="oooc:=COUNTIF([.C12:.K12];&quot;52&quot;)+COUNTIF([.C12:.K12];&quot;52☻&quot;)" office:value-type="float" office:value="1">
            <text:p>1</text:p>
          </table:table-cell>
          <table:table-cell table:style-name="ce107" table:formula="oooc:=COUNTIF([.C12:.K12];&quot;11-19&quot;)+COUNTIF([.C12:.K12];&quot;2&quot;)" office:value-type="float" office:value="1">
            <text:p>1</text:p>
          </table:table-cell>
          <table:table-cell table:style-name="ce107" table:formula="oooc:=COUNTIF([.C12:.K12];&quot;U&quot;)+COUNTIF([.C12:.K12];&quot;U☻&quot;)" office:value-type="float" office:value="0">
            <text:p>0</text:p>
          </table:table-cell>
          <table:table-cell table:style-name="ce107" table:formula="oooc:=COUNTIF([.C12:.K12];&quot;KVIT&quot;)+COUNTIF([.C12:.K12];&quot;KVIT☻&quot;)" office:value-type="float" office:value="1">
            <text:p>1</text:p>
          </table:table-cell>
          <table:table-cell table:style-name="ce108" table:formula="oooc:=COUNTBLANK([.C12:.K12])" office:value-type="float" office:value="1">
            <text:p>1</text:p>
          </table:table-cell>
          <table:table-cell table:style-name="ce109" table:formula="oooc:=COUNTIF([.C12:.K12];&quot;x&quot;)" office:value-type="float" office:value="1">
            <text:p>1</text:p>
          </table:table-cell>
          <table:table-cell table:style-name="ce110" table:formula="oooc:=COUNTIF([.C12:.K12];&quot;51&quot;)+COUNTIF([.C12:.K12];&quot;51☻&quot;)+COUNTIF([.C12:.K12];&quot;2&quot;)+COUNTIF([.C12:.K12];&quot;52&quot;)+COUNTIF([.C12:.K12];&quot;52☻&quot;)" office:value-type="float" office:value="2">
            <text:p>2</text:p>
          </table:table-cell>
          <table:table-cell table:style-name="ce13"/>
          <table:table-cell table:style-name="ce3" table:formula="oooc:=[$VzorciVnosov.$A$12]" office:value-type="string" office:string-value="D">
            <text:p>D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12">
            <text:p>12. avg 08</text:p>
          </table:table-cell>
          <table:table-cell table:style-name="ce103" table:formula="oooc:=TEXT([.A13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2cm" svg:height="1.454cm" svg:x="5.051cm" svg:y="6.901cm" draw:caption-point-x="-5.051cm" draw:caption-point-y="-6.901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74"/>
          <table:table-cell table:style-name="ce3" office:value-type="string">
            <office:annotation draw:style-name="gr1" draw:text-style-name="P1" svg:width="2.873cm" svg:height="0.978cm" svg:x="14.129cm" svg:y="6.901cm" draw:caption-point-x="-14.129cm" draw:caption-point-y="-6.901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PIN</text:p>
          </table:table-cell>
          <table:table-cell table:style-name="ce106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07" table:formula="oooc:=COUNTIF([.C13:.K13];&quot;51&quot;)+COUNTIF([.C13:.K13];&quot;51☻&quot;)" office:value-type="float" office:value="1">
            <text:p>1</text:p>
          </table:table-cell>
          <table:table-cell table:style-name="ce107" table:formula="oooc:=COUNTIF([.C13:.K13];&quot;52&quot;)+COUNTIF([.C13:.K13];&quot;52☻&quot;)" office:value-type="float" office:value="1">
            <text:p>1</text:p>
          </table:table-cell>
          <table:table-cell table:style-name="ce107" table:formula="oooc:=COUNTIF([.C13:.K13];&quot;11-19&quot;)+COUNTIF([.C13:.K13];&quot;2&quot;)" office:value-type="float" office:value="1">
            <text:p>1</text:p>
          </table:table-cell>
          <table:table-cell table:style-name="ce107" table:formula="oooc:=COUNTIF([.C13:.K13];&quot;U&quot;)+COUNTIF([.C13:.K13];&quot;U☻&quot;)" office:value-type="float" office:value="0">
            <text:p>0</text:p>
          </table:table-cell>
          <table:table-cell table:style-name="ce107" table:formula="oooc:=COUNTIF([.C13:.K13];&quot;KVIT&quot;)+COUNTIF([.C13:.K13];&quot;KVIT☻&quot;)" office:value-type="float" office:value="1">
            <text:p>1</text:p>
          </table:table-cell>
          <table:table-cell table:style-name="ce108" table:formula="oooc:=COUNTBLANK([.C13:.K13])" office:value-type="float" office:value="1">
            <text:p>1</text:p>
          </table:table-cell>
          <table:table-cell table:style-name="ce109" table:formula="oooc:=COUNTIF([.C13:.K13];&quot;x&quot;)" office:value-type="float" office:value="1">
            <text:p>1</text:p>
          </table:table-cell>
          <table:table-cell table:style-name="ce110" table:formula="oooc:=COUNTIF([.C13:.K13];&quot;51&quot;)+COUNTIF([.C13:.K13];&quot;51☻&quot;)+COUNTIF([.C13:.K13];&quot;2&quot;)+COUNTIF([.C13:.K13];&quot;52&quot;)+COUNTIF([.C13:.K13];&quot;52☻&quot;)" office:value-type="float" office:value="2">
            <text:p>2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13">
            <text:p>13. avg 08</text:p>
          </table:table-cell>
          <table:table-cell table:style-name="ce103" table:formula="oooc:=TEXT([.A14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872cm" svg:height="1.453cm" svg:x="5.051cm" svg:y="7.601cm" draw:caption-point-x="-5.051cm" draw:caption-point-y="-7.601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51"/>
          <table:table-cell table:style-name="ce3" office:value-type="string">
            <office:annotation draw:style-name="gr1" draw:text-style-name="P1" svg:width="2.873cm" svg:height="0.978cm" svg:x="14.129cm" svg:y="7.601cm" draw:caption-point-x="-14.129cm" draw:caption-point-y="-7.601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PIN</text:p>
          </table:table-cell>
          <table:table-cell table:style-name="ce106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07" table:formula="oooc:=COUNTIF([.C14:.K14];&quot;51&quot;)+COUNTIF([.C14:.K14];&quot;51☻&quot;)" office:value-type="float" office:value="1">
            <text:p>1</text:p>
          </table:table-cell>
          <table:table-cell table:style-name="ce107" table:formula="oooc:=COUNTIF([.C14:.K14];&quot;52&quot;)+COUNTIF([.C14:.K14];&quot;52☻&quot;)" office:value-type="float" office:value="1">
            <text:p>1</text:p>
          </table:table-cell>
          <table:table-cell table:style-name="ce107" table:formula="oooc:=COUNTIF([.C14:.K14];&quot;11-19&quot;)+COUNTIF([.C14:.K14];&quot;2&quot;)" office:value-type="float" office:value="1">
            <text:p>1</text:p>
          </table:table-cell>
          <table:table-cell table:style-name="ce107" table:formula="oooc:=COUNTIF([.C14:.K14];&quot;U&quot;)+COUNTIF([.C14:.K14];&quot;U☻&quot;)" office:value-type="float" office:value="0">
            <text:p>0</text:p>
          </table:table-cell>
          <table:table-cell table:style-name="ce107" table:formula="oooc:=COUNTIF([.C14:.K14];&quot;KVIT&quot;)+COUNTIF([.C14:.K14];&quot;KVIT☻&quot;)" office:value-type="float" office:value="1">
            <text:p>1</text:p>
          </table:table-cell>
          <table:table-cell table:style-name="ce108" table:formula="oooc:=COUNTBLANK([.C14:.K14])" office:value-type="float" office:value="1">
            <text:p>1</text:p>
          </table:table-cell>
          <table:table-cell table:style-name="ce109" table:formula="oooc:=COUNTIF([.C14:.K14];&quot;x&quot;)" office:value-type="float" office:value="1">
            <text:p>1</text:p>
          </table:table-cell>
          <table:table-cell table:style-name="ce110" table:formula="oooc:=COUNTIF([.C14:.K14];&quot;51&quot;)+COUNTIF([.C14:.K14];&quot;51☻&quot;)+COUNTIF([.C14:.K14];&quot;2&quot;)+COUNTIF([.C14:.K14];&quot;52&quot;)+COUNTIF([.C14:.K14];&quot;52☻&quot;)" office:value-type="float" office:value="2">
            <text:p>2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08-14">
            <text:p>14. avg 08</text:p>
          </table:table-cell>
          <table:table-cell table:style-name="ce103" table:formula="oooc:=TEXT([.A15];&quot;Ddd&quot;)" office:value-type="string" office:string-value="čet">
            <text:p>čet</text:p>
          </table:table-cell>
          <table:table-cell table:style-name="ce3" office:value-type="string">
            <office:annotation draw:style-name="gr1" draw:text-style-name="P1" svg:width="2.872cm" svg:height="1.453cm" svg:x="5.051cm" svg:y="8.3cm" draw:caption-point-x="-5.051cm" draw:caption-point-y="-8.3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30"/>
          <table:table-cell table:style-name="ce3" office:value-type="string">
            <office:annotation draw:style-name="gr1" draw:text-style-name="P1" svg:width="2.873cm" svg:height="0.978cm" svg:x="14.129cm" svg:y="8.3cm" draw:caption-point-x="-14.129cm" draw:caption-point-y="-8.3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PIN</text:p>
          </table:table-cell>
          <table:table-cell table:style-name="ce106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07" table:formula="oooc:=COUNTIF([.C15:.K15];&quot;51&quot;)+COUNTIF([.C15:.K15];&quot;51☻&quot;)" office:value-type="float" office:value="1">
            <text:p>1</text:p>
          </table:table-cell>
          <table:table-cell table:style-name="ce107" table:formula="oooc:=COUNTIF([.C15:.K15];&quot;52&quot;)+COUNTIF([.C15:.K15];&quot;52☻&quot;)" office:value-type="float" office:value="1">
            <text:p>1</text:p>
          </table:table-cell>
          <table:table-cell table:style-name="ce107" table:formula="oooc:=COUNTIF([.C15:.K15];&quot;11-19&quot;)+COUNTIF([.C15:.K15];&quot;2&quot;)" office:value-type="float" office:value="1">
            <text:p>1</text:p>
          </table:table-cell>
          <table:table-cell table:style-name="ce107" table:formula="oooc:=COUNTIF([.C15:.K15];&quot;U&quot;)+COUNTIF([.C15:.K15];&quot;U☻&quot;)" office:value-type="float" office:value="0">
            <text:p>0</text:p>
          </table:table-cell>
          <table:table-cell table:style-name="ce107" table:formula="oooc:=COUNTIF([.C15:.K15];&quot;KVIT&quot;)+COUNTIF([.C15:.K15];&quot;KVIT☻&quot;)" office:value-type="float" office:value="1">
            <text:p>1</text:p>
          </table:table-cell>
          <table:table-cell table:style-name="ce108" table:formula="oooc:=COUNTBLANK([.C15:.K15])" office:value-type="float" office:value="1">
            <text:p>1</text:p>
          </table:table-cell>
          <table:table-cell table:style-name="ce109" table:formula="oooc:=COUNTIF([.C15:.K15];&quot;x&quot;)" office:value-type="float" office:value="1">
            <text:p>1</text:p>
          </table:table-cell>
          <table:table-cell table:style-name="ce110" table:formula="oooc:=COUNTIF([.C15:.K15];&quot;51&quot;)+COUNTIF([.C15:.K15];&quot;51☻&quot;)+COUNTIF([.C15:.K15];&quot;2&quot;)+COUNTIF([.C15:.K15];&quot;52&quot;)+COUNTIF([.C15:.K15];&quot;52☻&quot;)" office:value-type="float" office:value="2">
            <text:p>2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8-15">
            <text:p>15. avg 08</text:p>
          </table:table-cell>
          <table:table-cell table:style-name="ce104" table:formula="oooc:=TEXT([.A16];&quot;Ddd&quot;)" office:value-type="string" office:string-value="pet">
            <text:p>pet</text:p>
          </table:table-cell>
          <table:table-cell table:style-name="ce20" office:value-type="string">
            <office:annotation draw:style-name="gr1" draw:text-style-name="P1" svg:width="2.872cm" svg:height="1.454cm" svg:x="5.051cm" svg:y="8.999cm" draw:caption-point-x="-5.051cm" draw:caption-point-y="-8.999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7" table:number-columns-repeated="2"/>
          <table:table-cell table:style-name="ce19" office:value-type="string">
            <office:annotation draw:style-name="gr1" draw:text-style-name="P1" svg:width="2.872cm" svg:height="0.596cm" svg:x="8.942cm" svg:y="8.999cm" draw:caption-point-x="-8.942cm" draw:caption-point-y="-8.999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number-columns-repeated="2" table:style-name="ce20" office:value-type="string">
            <text:p>D</text:p>
          </table:table-cell>
          <table:table-cell table:style-name="ce27"/>
          <table:table-cell table:style-name="ce20" office:value-type="string">
            <office:annotation draw:style-name="gr1" draw:text-style-name="P1" svg:width="2.873cm" svg:height="0.978cm" svg:x="14.129cm" svg:y="8.999cm" draw:caption-point-x="-14.129cm" draw:caption-point-y="-8.999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19" office:value-type="string">
            <text:p>☻</text:p>
          </table:table-cell>
          <table:table-cell table:style-name="ce33" office:value-type="string">
            <text:p>PIN</text:p>
          </table:table-cell>
          <table:table-cell table:style-name="ce106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07" table:formula="oooc:=COUNTIF([.C16:.K16];&quot;51&quot;)+COUNTIF([.C16:.K16];&quot;51☻&quot;)" office:value-type="float" office:value="0">
            <text:p>0</text:p>
          </table:table-cell>
          <table:table-cell table:style-name="ce107" table:formula="oooc:=COUNTIF([.C16:.K16];&quot;52&quot;)+COUNTIF([.C16:.K16];&quot;52☻&quot;)" office:value-type="float" office:value="0">
            <text:p>0</text:p>
          </table:table-cell>
          <table:table-cell table:style-name="ce107" table:formula="oooc:=COUNTIF([.C16:.K16];&quot;11-19&quot;)+COUNTIF([.C16:.K16];&quot;2&quot;)" office:value-type="float" office:value="0">
            <text:p>0</text:p>
          </table:table-cell>
          <table:table-cell table:style-name="ce107" table:formula="oooc:=COUNTIF([.C16:.K16];&quot;U&quot;)+COUNTIF([.C16:.K16];&quot;U☻&quot;)" office:value-type="float" office:value="0">
            <text:p>0</text:p>
          </table:table-cell>
          <table:table-cell table:style-name="ce107" table:formula="oooc:=COUNTIF([.C16:.K16];&quot;KVIT&quot;)+COUNTIF([.C16:.K16];&quot;KVIT☻&quot;)" office:value-type="float" office:value="0">
            <text:p>0</text:p>
          </table:table-cell>
          <table:table-cell table:style-name="ce108" table:formula="oooc:=COUNTBLANK([.C16:.K16])" office:value-type="float" office:value="3">
            <text:p>3</text:p>
          </table:table-cell>
          <table:table-cell table:style-name="ce109" table:formula="oooc:=COUNTIF([.C16:.K16];&quot;x&quot;)" office:value-type="float" office:value="0">
            <text:p>0</text:p>
          </table:table-cell>
          <table:table-cell table:style-name="ce110" table:formula="oooc:=COUNTIF([.C16:.K16];&quot;51&quot;)+COUNTIF([.C16:.K16];&quot;51☻&quot;)+COUNTIF([.C16:.K16];&quot;2&quot;)+COUNTIF([.C16:.K16];&quot;52&quot;)+COUNTIF([.C16:.K16];&quot;52☻&quot;)" office:value-type="float" office:value="0">
            <text:p>0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8-16">
            <text:p>16. avg 08</text:p>
          </table:table-cell>
          <table:table-cell table:style-name="ce104" table:formula="oooc:=TEXT([.A17];&quot;Ddd&quot;)" office:value-type="string" office:string-value="sob">
            <text:p>sob</text:p>
          </table:table-cell>
          <table:table-cell table:style-name="ce20" office:value-type="string">
            <office:annotation draw:style-name="gr1" draw:text-style-name="P1" svg:width="2.872cm" svg:height="1.453cm" svg:x="5.051cm" svg:y="9.699cm" draw:caption-point-x="-5.051cm" draw:caption-point-y="-9.699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19" office:value-type="string">
            <office:annotation draw:style-name="gr1" draw:text-style-name="P1" svg:width="2.872cm" svg:height="0.595cm" svg:x="8.942cm" svg:y="9.699cm" draw:caption-point-x="-8.942cm" draw:caption-point-y="-9.699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number-columns-repeated="2" table:style-name="ce20" office:value-type="string">
            <text:p>D</text:p>
          </table:table-cell>
          <table:table-cell table:style-name="ce20"/>
          <table:table-cell table:style-name="ce20" office:value-type="string">
            <office:annotation draw:style-name="gr1" draw:text-style-name="P1" svg:width="2.873cm" svg:height="0.978cm" svg:x="14.129cm" svg:y="9.699cm" draw:caption-point-x="-14.129cm" draw:caption-point-y="-9.699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20"/>
          <table:table-cell table:style-name="ce33" office:value-type="string">
            <text:p>MŠŠ</text:p>
          </table:table-cell>
          <table:table-cell table:style-name="ce106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07" table:formula="oooc:=COUNTIF([.C17:.K17];&quot;51&quot;)+COUNTIF([.C17:.K17];&quot;51☻&quot;)" office:value-type="float" office:value="0">
            <text:p>0</text:p>
          </table:table-cell>
          <table:table-cell table:style-name="ce107" table:formula="oooc:=COUNTIF([.C17:.K17];&quot;52&quot;)+COUNTIF([.C17:.K17];&quot;52☻&quot;)" office:value-type="float" office:value="0">
            <text:p>0</text:p>
          </table:table-cell>
          <table:table-cell table:style-name="ce107" table:formula="oooc:=COUNTIF([.C17:.K17];&quot;11-19&quot;)+COUNTIF([.C17:.K17];&quot;2&quot;)" office:value-type="float" office:value="0">
            <text:p>0</text:p>
          </table:table-cell>
          <table:table-cell table:style-name="ce107" table:formula="oooc:=COUNTIF([.C17:.K17];&quot;U&quot;)+COUNTIF([.C17:.K17];&quot;U☻&quot;)" office:value-type="float" office:value="0">
            <text:p>0</text:p>
          </table:table-cell>
          <table:table-cell table:style-name="ce107" table:formula="oooc:=COUNTIF([.C17:.K17];&quot;KVIT&quot;)+COUNTIF([.C17:.K17];&quot;KVIT☻&quot;)" office:value-type="float" office:value="0">
            <text:p>0</text:p>
          </table:table-cell>
          <table:table-cell table:style-name="ce108" table:formula="oooc:=COUNTBLANK([.C17:.K17])" office:value-type="float" office:value="3">
            <text:p>3</text:p>
          </table:table-cell>
          <table:table-cell table:style-name="ce109" table:formula="oooc:=COUNTIF([.C17:.K17];&quot;x&quot;)" office:value-type="float" office:value="0">
            <text:p>0</text:p>
          </table:table-cell>
          <table:table-cell table:style-name="ce110" table:formula="oooc:=COUNTIF([.C17:.K17];&quot;51&quot;)+COUNTIF([.C17:.K17];&quot;51☻&quot;)+COUNTIF([.C17:.K17];&quot;2&quot;)+COUNTIF([.C17:.K17];&quot;52&quot;)+COUNTIF([.C17:.K17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8-17">
            <text:p>17. avg 08</text:p>
          </table:table-cell>
          <table:table-cell table:style-name="ce104" table:formula="oooc:=TEXT([.A18];&quot;Ddd&quot;)" office:value-type="string" office:string-value="ned">
            <text:p>ned</text:p>
          </table:table-cell>
          <table:table-cell table:style-name="ce20" office:value-type="string">
            <office:annotation draw:style-name="gr1" draw:text-style-name="P1" svg:width="2.872cm" svg:height="1.454cm" svg:x="5.051cm" svg:y="10.398cm" draw:caption-point-x="-5.051cm" draw:caption-point-y="-10.398cm">
              <dc:date>2008-12-24T00:00:00</dc:date>
              <text:p text:style-name="P1"><text:span text:style-name="T3">dopust, od 21. julija do 17, avgusta </text:span></text:p>
            </office:annotation>
            <text:p>D</text:p>
          </table:table-cell>
          <table:table-cell table:style-name="ce71"/>
          <table:table-cell table:style-name="ce6" office:value-type="string">
            <text:p>☻</text:p>
          </table:table-cell>
          <table:table-cell table:style-name="ce19" office:value-type="string">
            <office:annotation draw:style-name="gr1" draw:text-style-name="P1" svg:width="2.872cm" svg:height="0.596cm" svg:x="8.942cm" svg:y="10.398cm" draw:caption-point-x="-8.942cm" draw:caption-point-y="-10.398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number-columns-repeated="2" table:style-name="ce20" office:value-type="string">
            <text:p>D</text:p>
          </table:table-cell>
          <table:table-cell table:style-name="ce72"/>
          <table:table-cell table:style-name="ce20" office:value-type="string">
            <office:annotation draw:style-name="gr1" draw:text-style-name="P1" svg:width="2.873cm" svg:height="0.978cm" svg:x="14.129cm" svg:y="10.398cm" draw:caption-point-x="-14.129cm" draw:caption-point-y="-10.398cm">
              <dc:date>2008-12-24T00:00:00</dc:date>
              <text:p text:style-name="P1"><text:span text:style-name="T1">od 2.8. do 17.8.2008</text:span></text:p>
            </office:annotation>
            <text:p>D</text:p>
          </table:table-cell>
          <table:table-cell table:style-name="ce20"/>
          <table:table-cell table:style-name="ce33" office:value-type="string">
            <text:p>MŠŠ</text:p>
          </table:table-cell>
          <table:table-cell table:style-name="ce106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07" table:formula="oooc:=COUNTIF([.C18:.K18];&quot;51&quot;)+COUNTIF([.C18:.K18];&quot;51☻&quot;)" office:value-type="float" office:value="0">
            <text:p>0</text:p>
          </table:table-cell>
          <table:table-cell table:style-name="ce107" table:formula="oooc:=COUNTIF([.C18:.K18];&quot;52&quot;)+COUNTIF([.C18:.K18];&quot;52☻&quot;)" office:value-type="float" office:value="0">
            <text:p>0</text:p>
          </table:table-cell>
          <table:table-cell table:style-name="ce107" table:formula="oooc:=COUNTIF([.C18:.K18];&quot;11-19&quot;)+COUNTIF([.C18:.K18];&quot;2&quot;)" office:value-type="float" office:value="0">
            <text:p>0</text:p>
          </table:table-cell>
          <table:table-cell table:style-name="ce107" table:formula="oooc:=COUNTIF([.C18:.K18];&quot;U&quot;)+COUNTIF([.C18:.K18];&quot;U☻&quot;)" office:value-type="float" office:value="0">
            <text:p>0</text:p>
          </table:table-cell>
          <table:table-cell table:style-name="ce107" table:formula="oooc:=COUNTIF([.C18:.K18];&quot;KVIT&quot;)+COUNTIF([.C18:.K18];&quot;KVIT☻&quot;)" office:value-type="float" office:value="0">
            <text:p>0</text:p>
          </table:table-cell>
          <table:table-cell table:style-name="ce108" table:formula="oooc:=COUNTBLANK([.C18:.K18])" office:value-type="float" office:value="3">
            <text:p>3</text:p>
          </table:table-cell>
          <table:table-cell table:style-name="ce109" table:formula="oooc:=COUNTIF([.C18:.K18];&quot;x&quot;)" office:value-type="float" office:value="0">
            <text:p>0</text:p>
          </table:table-cell>
          <table:table-cell table:style-name="ce110" table:formula="oooc:=COUNTIF([.C18:.K18];&quot;51&quot;)+COUNTIF([.C18:.K18];&quot;51☻&quot;)+COUNTIF([.C18:.K18];&quot;2&quot;)+COUNTIF([.C18:.K18];&quot;52&quot;)+COUNTIF([.C18:.K18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18">
            <text:p>18. avg 08</text:p>
          </table:table-cell>
          <table:table-cell table:style-name="ce103" table:formula="oooc:=TEXT([.A19];&quot;Ddd&quot;)" office:value-type="string" office:string-value="pon">
            <text:p>pon</text:p>
          </table:table-cell>
          <table:table-cell table:style-name="ce3" office:value-type="string">
            <office:annotation draw:style-name="gr1" draw:text-style-name="P1" svg:width="2.872cm" svg:height="0.978cm" svg:x="5.051cm" svg:y="11.098cm" draw:caption-point-x="-5.051cm" draw:caption-point-y="-11.098cm">
              <dc:date>2008-12-24T00:00:00</dc:date>
              <text:p text:style-name="P1"><text:span text:style-name="T1">Avgust: 18-21: operacije otrok</text:span></text:p>
            </office:annotation>
            <text:p>51</text:p>
          </table:table-cell>
          <table:table-cell table:style-name="ce2" table:formula="oooc:=[$februar.$W$3]" office:value-type="string" office:string-value="52☻">
            <text:p>52☻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2cm" svg:height="0.595cm" svg:x="8.942cm" svg:y="11.098cm" draw:caption-point-x="-8.942cm" draw:caption-point-y="-11.098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11.098cm" draw:caption-point-x="-14.129cm" draw:caption-point-y="-11.098cm">
              <dc:date>2008-12-24T00:00:00</dc:date>
              <text:p text:style-name="P1"><text:span text:style-name="T1">Avgust: 18-21: operacije otrok</text:span></text:p>
            </office:annotation>
            <text:p>11-19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3" office:value-type="string">
            <text:p>HOL</text:p>
          </table:table-cell>
          <table:table-cell table:style-name="ce106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07" table:formula="oooc:=COUNTIF([.C19:.K19];&quot;51&quot;)+COUNTIF([.C19:.K19];&quot;51☻&quot;)" office:value-type="float" office:value="1">
            <text:p>1</text:p>
          </table:table-cell>
          <table:table-cell table:style-name="ce107" table:formula="oooc:=COUNTIF([.C19:.K19];&quot;52&quot;)+COUNTIF([.C19:.K19];&quot;52☻&quot;)" office:value-type="float" office:value="1">
            <text:p>1</text:p>
          </table:table-cell>
          <table:table-cell table:style-name="ce107" table:formula="oooc:=COUNTIF([.C19:.K19];&quot;11-19&quot;)+COUNTIF([.C19:.K19];&quot;2&quot;)" office:value-type="float" office:value="1">
            <text:p>1</text:p>
          </table:table-cell>
          <table:table-cell table:style-name="ce107" table:formula="oooc:=COUNTIF([.C19:.K19];&quot;U&quot;)+COUNTIF([.C19:.K19];&quot;U☻&quot;)" office:value-type="float" office:value="0">
            <text:p>0</text:p>
          </table:table-cell>
          <table:table-cell table:style-name="ce107" table:formula="oooc:=COUNTIF([.C19:.K19];&quot;KVIT&quot;)+COUNTIF([.C19:.K19];&quot;KVIT☻&quot;)" office:value-type="float" office:value="1">
            <text:p>1</text:p>
          </table:table-cell>
          <table:table-cell table:style-name="ce108" table:formula="oooc:=COUNTBLANK([.C19:.K19])" office:value-type="float" office:value="1">
            <text:p>1</text:p>
          </table:table-cell>
          <table:table-cell table:style-name="ce109" table:formula="oooc:=COUNTIF([.C19:.K19];&quot;x&quot;)" office:value-type="float" office:value="1">
            <text:p>1</text:p>
          </table:table-cell>
          <table:table-cell table:style-name="ce110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19">
            <text:p>19. avg 08</text:p>
          </table:table-cell>
          <table:table-cell table:style-name="ce103" table:formula="oooc:=TEXT([.A20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872cm" svg:height="0.978cm" svg:x="5.051cm" svg:y="11.797cm" draw:caption-point-x="-5.051cm" draw:caption-point-y="-11.797cm">
              <dc:date>2008-12-24T00:00:00</dc:date>
              <text:p text:style-name="P1"><text:span text:style-name="T1">Avgust: 18-21: operacije otrok</text:span></text:p>
            </office:annotation>
            <text:p>11-19</text:p>
          </table:table-cell>
          <table:table-cell table:style-name="ce3" office:value-type="string">
            <office:annotation draw:style-name="gr1" draw:text-style-name="P1" svg:width="2.872cm" svg:height="0.978cm" svg:x="6.348cm" svg:y="11.797cm" draw:caption-point-x="-6.348cm" draw:caption-point-y="-11.797cm">
              <dc:date>2008-12-24T00:00:00</dc:date>
              <text:p text:style-name="P1"><text:span text:style-name="T1">Avgust: 18-21: operacije otrok</text:span></text:p>
            </office:annotation>
            <text:p>X</text:p>
          </table:table-cell>
          <table:table-cell table:style-name="ce2" office:value-type="string">
            <text:p>52☻</text:p>
          </table:table-cell>
          <table:table-cell table:style-name="ce2" office:value-type="string">
            <office:annotation draw:style-name="gr1" draw:text-style-name="P1" svg:width="2.872cm" svg:height="0.596cm" svg:x="8.942cm" svg:y="11.797cm" draw:caption-point-x="-8.942cm" draw:caption-point-y="-11.797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11.797cm" draw:caption-point-x="-14.129cm" draw:caption-point-y="-11.797cm">
              <dc:date>2008-12-24T00:00:00</dc:date>
              <text:p text:style-name="P1"><text:span text:style-name="T1">Avgust: 18-21: operacije otrok</text:span></text:p>
            </office:annotation>
            <text:p>51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3" office:value-type="string">
            <text:p>HOL</text:p>
          </table:table-cell>
          <table:table-cell table:style-name="ce106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07" table:formula="oooc:=COUNTIF([.C20:.K20];&quot;51&quot;)+COUNTIF([.C20:.K20];&quot;51☻&quot;)" office:value-type="float" office:value="1">
            <text:p>1</text:p>
          </table:table-cell>
          <table:table-cell table:style-name="ce107" table:formula="oooc:=COUNTIF([.C20:.K20];&quot;52&quot;)+COUNTIF([.C20:.K20];&quot;52☻&quot;)" office:value-type="float" office:value="1">
            <text:p>1</text:p>
          </table:table-cell>
          <table:table-cell table:style-name="ce107" table:formula="oooc:=COUNTIF([.C20:.K20];&quot;11-19&quot;)+COUNTIF([.C20:.K20];&quot;2&quot;)" office:value-type="float" office:value="1">
            <text:p>1</text:p>
          </table:table-cell>
          <table:table-cell table:style-name="ce107" table:formula="oooc:=COUNTIF([.C20:.K20];&quot;U&quot;)+COUNTIF([.C20:.K20];&quot;U☻&quot;)" office:value-type="float" office:value="0">
            <text:p>0</text:p>
          </table:table-cell>
          <table:table-cell table:style-name="ce107" table:formula="oooc:=COUNTIF([.C20:.K20];&quot;KVIT&quot;)+COUNTIF([.C20:.K20];&quot;KVIT☻&quot;)" office:value-type="float" office:value="1">
            <text:p>1</text:p>
          </table:table-cell>
          <table:table-cell table:style-name="ce108" table:formula="oooc:=COUNTBLANK([.C20:.K20])" office:value-type="float" office:value="1">
            <text:p>1</text:p>
          </table:table-cell>
          <table:table-cell table:style-name="ce109" table:formula="oooc:=COUNTIF([.C20:.K20];&quot;x&quot;)" office:value-type="float" office:value="1">
            <text:p>1</text:p>
          </table:table-cell>
          <table:table-cell table:style-name="ce110" table:formula="oooc:=COUNTIF([.C20:.K20];&quot;51&quot;)+COUNTIF([.C20:.K20];&quot;51☻&quot;)+COUNTIF([.C20:.K20];&quot;2&quot;)+COUNTIF([.C20:.K20];&quot;52&quot;)+COUNTIF([.C20:.K20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0">
            <text:p>20. avg 08</text:p>
          </table:table-cell>
          <table:table-cell table:style-name="ce103" table:formula="oooc:=TEXT([.A21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872cm" svg:height="0.978cm" svg:x="5.051cm" svg:y="12.496cm" draw:caption-point-x="-5.051cm" draw:caption-point-y="-12.496cm">
              <dc:date>2008-12-24T00:00:00</dc:date>
              <text:p text:style-name="P1"><text:span text:style-name="T1">Avgust: 18-21: operacije otrok</text:span></text:p>
            </office:annotation>
            <text:p>51</text:p>
          </table:table-cell>
          <table:table-cell table:style-name="ce105" office:value-type="string">
            <office:annotation draw:style-name="gr1" draw:text-style-name="P1" svg:width="2.872cm" svg:height="0.978cm" svg:x="6.348cm" svg:y="12.496cm" draw:caption-point-x="-6.348cm" draw:caption-point-y="-12.496cm">
              <dc:date>2008-12-24T00:00:00</dc:date>
              <text:p text:style-name="P1"><text:span text:style-name="T1">Avgust: 18-21: operacije otrok</text:span></text:p>
            </office:annotation>
            <text:p>KVIT☻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2cm" svg:height="0.596cm" svg:x="8.942cm" svg:y="12.496cm" draw:caption-point-x="-8.942cm" draw:caption-point-y="-12.496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"/>
          <table:table-cell table:style-name="ce3" office:value-type="string">
            <office:annotation draw:style-name="gr1" draw:text-style-name="P1" svg:width="2.873cm" svg:height="0.978cm" svg:x="14.129cm" svg:y="12.496cm" draw:caption-point-x="-14.129cm" draw:caption-point-y="-12.496cm">
              <dc:date>2008-12-24T00:00:00</dc:date>
              <text:p text:style-name="P1"><text:span text:style-name="T1">Avgust: 18-21: operacije otrok</text:span></text:p>
            </office:annotation>
            <text:p>2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3" office:value-type="string">
            <text:p>KOS</text:p>
          </table:table-cell>
          <table:table-cell table:style-name="ce106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07" table:formula="oooc:=COUNTIF([.C21:.K21];&quot;51&quot;)+COUNTIF([.C21:.K21];&quot;51☻&quot;)" office:value-type="float" office:value="1">
            <text:p>1</text:p>
          </table:table-cell>
          <table:table-cell table:style-name="ce107" table:formula="oooc:=COUNTIF([.C21:.K21];&quot;52&quot;)+COUNTIF([.C21:.K21];&quot;52☻&quot;)" office:value-type="float" office:value="0">
            <text:p>0</text:p>
          </table:table-cell>
          <table:table-cell table:style-name="ce107" table:formula="oooc:=COUNTIF([.C21:.K21];&quot;11-19&quot;)+COUNTIF([.C21:.K21];&quot;2&quot;)" office:value-type="float" office:value="1">
            <text:p>1</text:p>
          </table:table-cell>
          <table:table-cell table:style-name="ce107" table:formula="oooc:=COUNTIF([.C21:.K21];&quot;U&quot;)+COUNTIF([.C21:.K21];&quot;U☻&quot;)" office:value-type="float" office:value="0">
            <text:p>0</text:p>
          </table:table-cell>
          <table:table-cell table:style-name="ce107" table:formula="oooc:=COUNTIF([.C21:.K21];&quot;KVIT&quot;)+COUNTIF([.C21:.K21];&quot;KVIT☻&quot;)" office:value-type="float" office:value="1">
            <text:p>1</text:p>
          </table:table-cell>
          <table:table-cell table:style-name="ce108" table:formula="oooc:=COUNTBLANK([.C21:.K21])" office:value-type="float" office:value="1">
            <text:p>1</text:p>
          </table:table-cell>
          <table:table-cell table:style-name="ce109" table:formula="oooc:=COUNTIF([.C21:.K21];&quot;x&quot;)" office:value-type="float" office:value="1">
            <text:p>1</text:p>
          </table:table-cell>
          <table:table-cell table:style-name="ce110" table:formula="oooc:=COUNTIF([.C21:.K21];&quot;51&quot;)+COUNTIF([.C21:.K21];&quot;51☻&quot;)+COUNTIF([.C21:.K21];&quot;2&quot;)+COUNTIF([.C21:.K21];&quot;52&quot;)+COUNTIF([.C21:.K21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1">
            <text:p>21. avg 08</text:p>
          </table:table-cell>
          <table:table-cell table:style-name="ce103" table:formula="oooc:=TEXT([.A22];&quot;Ddd&quot;)" office:value-type="string" office:string-value="čet">
            <text:p>čet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872cm" svg:height="2.942cm" svg:x="6.348cm" svg:y="13.196cm" draw:caption-point-x="-6.348cm" draw:caption-point-y="-13.196cm">
              <dc:date>2008-12-24T00:00:00</dc:date>
              <text:p text:style-name="P1"><text:span text:style-name="T1">dežurna v četrtek 21 avgusta. Še raje pa bi imela 22 avgusta dopust Avgust: 18-21: operacije otrok</text:span></text:p>
            </office:annotation>
            <text:p>X</text:p>
          </table:table-cell>
          <table:table-cell table:style-name="ce3" table:formula="oooc:=[$februar.$W$5]" office:value-type="string" office:string-value="52">
            <text:p>52</text:p>
          </table:table-cell>
          <table:table-cell table:style-name="ce2" office:value-type="string">
            <office:annotation draw:style-name="gr1" draw:text-style-name="P1" svg:width="2.872cm" svg:height="0.595cm" svg:x="8.942cm" svg:y="13.196cm" draw:caption-point-x="-8.942cm" draw:caption-point-y="-13.196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14"/>
          <table:table-cell table:style-name="ce2" office:value-type="string">
            <office:annotation draw:style-name="gr1" draw:text-style-name="P1" svg:width="2.873cm" svg:height="0.978cm" svg:x="14.129cm" svg:y="13.196cm" draw:caption-point-x="-14.129cm" draw:caption-point-y="-13.196cm">
              <dc:date>2008-12-24T00:00:00</dc:date>
              <text:p text:style-name="P1"><text:span text:style-name="T1">Avgust: 18-21: operacije otrok</text:span></text:p>
            </office:annotation>
            <text:p>51☻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3" office:value-type="string">
            <text:p>HOL</text:p>
          </table:table-cell>
          <table:table-cell table:style-name="ce106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07" table:formula="oooc:=COUNTIF([.C22:.K22];&quot;51&quot;)+COUNTIF([.C22:.K22];&quot;51☻&quot;)" office:value-type="float" office:value="1">
            <text:p>1</text:p>
          </table:table-cell>
          <table:table-cell table:style-name="ce107" table:formula="oooc:=COUNTIF([.C22:.K22];&quot;52&quot;)+COUNTIF([.C22:.K22];&quot;52☻&quot;)" office:value-type="float" office:value="1">
            <text:p>1</text:p>
          </table:table-cell>
          <table:table-cell table:style-name="ce107" table:formula="oooc:=COUNTIF([.C22:.K22];&quot;11-19&quot;)+COUNTIF([.C22:.K22];&quot;2&quot;)" office:value-type="float" office:value="0">
            <text:p>0</text:p>
          </table:table-cell>
          <table:table-cell table:style-name="ce107" table:formula="oooc:=COUNTIF([.C22:.K22];&quot;U&quot;)+COUNTIF([.C22:.K22];&quot;U☻&quot;)" office:value-type="float" office:value="0">
            <text:p>0</text:p>
          </table:table-cell>
          <table:table-cell table:style-name="ce107" table:formula="oooc:=COUNTIF([.C22:.K22];&quot;KVIT&quot;)+COUNTIF([.C22:.K22];&quot;KVIT☻&quot;)" office:value-type="float" office:value="1">
            <text:p>1</text:p>
          </table:table-cell>
          <table:table-cell table:style-name="ce108" table:formula="oooc:=COUNTBLANK([.C22:.K22])" office:value-type="float" office:value="1">
            <text:p>1</text:p>
          </table:table-cell>
          <table:table-cell table:style-name="ce109" table:formula="oooc:=COUNTIF([.C22:.K22];&quot;x&quot;)" office:value-type="float" office:value="1">
            <text:p>1</text:p>
          </table:table-cell>
          <table:table-cell table:style-name="ce110" table:formula="oooc:=COUNTIF([.C22:.K22];&quot;51&quot;)+COUNTIF([.C22:.K22];&quot;51☻&quot;)+COUNTIF([.C22:.K22];&quot;2&quot;)+COUNTIF([.C22:.K22];&quot;52&quot;)+COUNTIF([.C22:.K22];&quot;52☻&quot;)" office:value-type="float" office:value="2">
            <text:p>2</text:p>
          </table:table-cell>
          <table:table-cell/>
          <table:table-cell table:style-name="ce13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08-22">
            <text:p>22. avg 08</text:p>
          </table:table-cell>
          <table:table-cell table:style-name="ce103" table:formula="oooc:=TEXT([.A23];&quot;Ddd&quot;)" office:value-type="string" office:string-value="pet">
            <text:p>pet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3" table:formula="oooc:=[$februar.$W$4]" office:value-type="string" office:string-value="51">
            <text:p>51</text:p>
          </table:table-cell>
          <table:table-cell table:style-name="ce2" office:value-type="string">
            <office:annotation draw:style-name="gr1" draw:text-style-name="P1" svg:width="2.872cm" svg:height="0.596cm" svg:x="8.942cm" svg:y="13.895cm" draw:caption-point-x="-8.942cm" draw:caption-point-y="-13.895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2" office:value-type="string">
            <text:p>KVIT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3" office:value-type="string">
            <text:p>HOL</text:p>
          </table:table-cell>
          <table:table-cell table:style-name="ce106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07" table:formula="oooc:=COUNTIF([.C23:.K23];&quot;51&quot;)+COUNTIF([.C23:.K23];&quot;51☻&quot;)" office:value-type="float" office:value="1">
            <text:p>1</text:p>
          </table:table-cell>
          <table:table-cell table:style-name="ce107" table:formula="oooc:=COUNTIF([.C23:.K23];&quot;52&quot;)+COUNTIF([.C23:.K23];&quot;52☻&quot;)" office:value-type="float" office:value="1">
            <text:p>1</text:p>
          </table:table-cell>
          <table:table-cell table:style-name="ce107" table:formula="oooc:=COUNTIF([.C23:.K23];&quot;11-19&quot;)+COUNTIF([.C23:.K23];&quot;2&quot;)" office:value-type="float" office:value="0">
            <text:p>0</text:p>
          </table:table-cell>
          <table:table-cell table:style-name="ce107" table:formula="oooc:=COUNTIF([.C23:.K23];&quot;U&quot;)+COUNTIF([.C23:.K23];&quot;U☻&quot;)" office:value-type="float" office:value="0">
            <text:p>0</text:p>
          </table:table-cell>
          <table:table-cell table:style-name="ce107" table:formula="oooc:=COUNTIF([.C23:.K23];&quot;KVIT&quot;)+COUNTIF([.C23:.K23];&quot;KVIT☻&quot;)" office:value-type="float" office:value="1">
            <text:p>1</text:p>
          </table:table-cell>
          <table:table-cell table:style-name="ce108" table:formula="oooc:=COUNTBLANK([.C23:.K23])" office:value-type="float" office:value="1">
            <text:p>1</text:p>
          </table:table-cell>
          <table:table-cell table:style-name="ce109" table:formula="oooc:=COUNTIF([.C23:.K23];&quot;x&quot;)" office:value-type="float" office:value="1">
            <text:p>1</text:p>
          </table:table-cell>
          <table:table-cell table:style-name="ce110" table:formula="oooc:=COUNTIF([.C23:.K23];&quot;51&quot;)+COUNTIF([.C23:.K23];&quot;51☻&quot;)+COUNTIF([.C23:.K23];&quot;2&quot;)+COUNTIF([.C23:.K23];&quot;52&quot;)+COUNTIF([.C23:.K23];&quot;52☻&quot;)" office:value-type="float" office:value="2">
            <text:p>2</text:p>
          </table:table-cell>
          <table:table-cell/>
          <table:table-cell table:style-name="ce13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08-23">
            <text:p>23. avg 08</text:p>
          </table:table-cell>
          <table:table-cell table:style-name="ce104" table:formula="oooc:=TEXT([.A24];&quot;Ddd&quot;)" office:value-type="string" office:string-value="sob">
            <text:p>sob</text:p>
          </table:table-cell>
          <table:table-cell table:style-name="ce21">
            <office:annotation draw:style-name="gr1" draw:text-style-name="P1" svg:width="2.872cm" svg:height="0.978cm" svg:x="5.051cm" svg:y="14.595cm" draw:caption-point-x="-5.051cm" draw:caption-point-y="-14.595cm">
              <dc:date>2008-12-24T00:00:00</dc:date>
              <text:p text:style-name="P1"><text:span text:style-name="T1">23. in 24. ali 30. in 31 s KVIT</text:span></text:p>
            </office:annotation>
          </table:table-cell>
          <table:table-cell table:style-name="ce71">
            <office:annotation draw:style-name="gr1" draw:text-style-name="P1" svg:width="2.872cm" svg:height="0.978cm" svg:x="6.348cm" svg:y="14.595cm" draw:caption-point-x="-6.348cm" draw:caption-point-y="-14.595cm">
              <dc:date>2008-12-24T00:00:00</dc:date>
              <text:p text:style-name="P1"><text:span text:style-name="T6"><text:s/></text:span><text:span text:style-name="T1">vikend 23,24 prosta </text:span></text:p>
            </office:annotation>
          </table:table-cell>
          <table:table-cell table:style-name="ce20"/>
          <table:table-cell table:style-name="ce19" office:value-type="string">
            <office:annotation draw:style-name="gr1" draw:text-style-name="P1" svg:width="2.872cm" svg:height="0.595cm" svg:x="8.942cm" svg:y="14.595cm" draw:caption-point-x="-8.942cm" draw:caption-point-y="-14.595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6" office:value-type="string">
            <text:p>☻</text:p>
          </table:table-cell>
          <table:table-cell table:style-name="ce19" table:number-columns-repeated="3"/>
          <table:table-cell table:style-name="ce33" office:value-type="string">
            <text:p>KOS</text:p>
          </table:table-cell>
          <table:table-cell table:style-name="ce106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07" table:formula="oooc:=COUNTIF([.C24:.K24];&quot;51&quot;)+COUNTIF([.C24:.K24];&quot;51☻&quot;)" office:value-type="float" office:value="0">
            <text:p>0</text:p>
          </table:table-cell>
          <table:table-cell table:style-name="ce107" table:formula="oooc:=COUNTIF([.C24:.K24];&quot;52&quot;)+COUNTIF([.C24:.K24];&quot;52☻&quot;)" office:value-type="float" office:value="0">
            <text:p>0</text:p>
          </table:table-cell>
          <table:table-cell table:style-name="ce107" table:formula="oooc:=COUNTIF([.C24:.K24];&quot;11-19&quot;)+COUNTIF([.C24:.K24];&quot;2&quot;)" office:value-type="float" office:value="0">
            <text:p>0</text:p>
          </table:table-cell>
          <table:table-cell table:style-name="ce107" table:formula="oooc:=COUNTIF([.C24:.K24];&quot;U&quot;)+COUNTIF([.C24:.K24];&quot;U☻&quot;)" office:value-type="float" office:value="0">
            <text:p>0</text:p>
          </table:table-cell>
          <table:table-cell table:style-name="ce107" table:formula="oooc:=COUNTIF([.C24:.K24];&quot;KVIT&quot;)+COUNTIF([.C24:.K24];&quot;KVIT☻&quot;)" office:value-type="float" office:value="0">
            <text:p>0</text:p>
          </table:table-cell>
          <table:table-cell table:style-name="ce108" table:formula="oooc:=COUNTBLANK([.C24:.K24])" office:value-type="float" office:value="6">
            <text:p>6</text:p>
          </table:table-cell>
          <table:table-cell table:style-name="ce109" table:formula="oooc:=COUNTIF([.C24:.K24];&quot;x&quot;)" office:value-type="float" office:value="0">
            <text:p>0</text:p>
          </table:table-cell>
          <table:table-cell table:style-name="ce110" table:formula="oooc:=COUNTIF([.C24:.K24];&quot;51&quot;)+COUNTIF([.C24:.K24];&quot;51☻&quot;)+COUNTIF([.C24:.K24];&quot;2&quot;)+COUNTIF([.C24:.K24];&quot;52&quot;)+COUNTIF([.C24:.K24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8-24">
            <text:p>24. avg 08</text:p>
          </table:table-cell>
          <table:table-cell table:style-name="ce104" table:formula="oooc:=TEXT([.A25];&quot;Ddd&quot;)" office:value-type="string" office:string-value="ned">
            <text:p>ned</text:p>
          </table:table-cell>
          <table:table-cell table:style-name="ce21"/>
          <table:table-cell table:style-name="ce20" table:number-columns-repeated="2"/>
          <table:table-cell table:style-name="ce19" office:value-type="string">
            <office:annotation draw:style-name="gr1" draw:text-style-name="P1" svg:width="2.872cm" svg:height="0.596cm" svg:x="8.942cm" svg:y="15.294cm" draw:caption-point-x="-8.942cm" draw:caption-point-y="-15.294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6" office:value-type="string">
            <text:p>☻</text:p>
          </table:table-cell>
          <table:table-cell table:style-name="ce20"/>
          <table:table-cell table:style-name="ce19"/>
          <table:table-cell table:style-name="ce20"/>
          <table:table-cell table:style-name="ce33" office:value-type="string">
            <text:p>KOS</text:p>
          </table:table-cell>
          <table:table-cell table:style-name="ce106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07" table:formula="oooc:=COUNTIF([.C25:.K25];&quot;51&quot;)+COUNTIF([.C25:.K25];&quot;51☻&quot;)" office:value-type="float" office:value="0">
            <text:p>0</text:p>
          </table:table-cell>
          <table:table-cell table:style-name="ce107" table:formula="oooc:=COUNTIF([.C25:.K25];&quot;52&quot;)+COUNTIF([.C25:.K25];&quot;52☻&quot;)" office:value-type="float" office:value="0">
            <text:p>0</text:p>
          </table:table-cell>
          <table:table-cell table:style-name="ce107" table:formula="oooc:=COUNTIF([.C25:.K25];&quot;11-19&quot;)+COUNTIF([.C25:.K25];&quot;2&quot;)" office:value-type="float" office:value="0">
            <text:p>0</text:p>
          </table:table-cell>
          <table:table-cell table:style-name="ce107" table:formula="oooc:=COUNTIF([.C25:.K25];&quot;U&quot;)+COUNTIF([.C25:.K25];&quot;U☻&quot;)" office:value-type="float" office:value="0">
            <text:p>0</text:p>
          </table:table-cell>
          <table:table-cell table:style-name="ce107" table:formula="oooc:=COUNTIF([.C25:.K25];&quot;KVIT&quot;)+COUNTIF([.C25:.K25];&quot;KVIT☻&quot;)" office:value-type="float" office:value="0">
            <text:p>0</text:p>
          </table:table-cell>
          <table:table-cell table:style-name="ce108" table:formula="oooc:=COUNTBLANK([.C25:.K25])" office:value-type="float" office:value="6">
            <text:p>6</text:p>
          </table:table-cell>
          <table:table-cell table:style-name="ce109" table:formula="oooc:=COUNTIF([.C25:.K25];&quot;x&quot;)" office:value-type="float" office:value="0">
            <text:p>0</text:p>
          </table:table-cell>
          <table:table-cell table:style-name="ce110" table:formula="oooc:=COUNTIF([.C25:.K25];&quot;51&quot;)+COUNTIF([.C25:.K25];&quot;51☻&quot;)+COUNTIF([.C25:.K25];&quot;2&quot;)+COUNTIF([.C25:.K25];&quot;52&quot;)+COUNTIF([.C25:.K25];&quot;52☻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5">
            <text:p>25. avg 08</text:p>
          </table:table-cell>
          <table:table-cell table:style-name="ce103" table:formula="oooc:=TEXT([.A26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office:annotation draw:style-name="gr1" draw:text-style-name="P1" svg:width="2.872cm" svg:height="0.596cm" svg:x="8.942cm" svg:y="15.993cm" draw:caption-point-x="-8.942cm" draw:caption-point-y="-15.993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office:value-type="string">
            <text:p>X</text:p>
          </table:table-cell>
          <table:table-cell table:style-name="ce74"/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KOS</text:p>
          </table:table-cell>
          <table:table-cell table:style-name="ce106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07" table:formula="oooc:=COUNTIF([.C26:.K26];&quot;51&quot;)+COUNTIF([.C26:.K26];&quot;51☻&quot;)" office:value-type="float" office:value="1">
            <text:p>1</text:p>
          </table:table-cell>
          <table:table-cell table:style-name="ce107" table:formula="oooc:=COUNTIF([.C26:.K26];&quot;52&quot;)+COUNTIF([.C26:.K26];&quot;52☻&quot;)" office:value-type="float" office:value="1">
            <text:p>1</text:p>
          </table:table-cell>
          <table:table-cell table:style-name="ce107" table:formula="oooc:=COUNTIF([.C26:.K26];&quot;11-19&quot;)+COUNTIF([.C26:.K26];&quot;2&quot;)" office:value-type="float" office:value="1">
            <text:p>1</text:p>
          </table:table-cell>
          <table:table-cell table:style-name="ce107" table:formula="oooc:=COUNTIF([.C26:.K26];&quot;U&quot;)+COUNTIF([.C26:.K26];&quot;U☻&quot;)" office:value-type="float" office:value="0">
            <text:p>0</text:p>
          </table:table-cell>
          <table:table-cell table:style-name="ce107" table:formula="oooc:=COUNTIF([.C26:.K26];&quot;KVIT&quot;)+COUNTIF([.C26:.K26];&quot;KVIT☻&quot;)" office:value-type="float" office:value="2">
            <text:p>2</text:p>
          </table:table-cell>
          <table:table-cell table:style-name="ce108" table:formula="oooc:=COUNTBLANK([.C26:.K26])" office:value-type="float" office:value="1">
            <text:p>1</text:p>
          </table:table-cell>
          <table:table-cell table:style-name="ce109" table:formula="oooc:=COUNTIF([.C26:.K26];&quot;x&quot;)" office:value-type="float" office:value="1">
            <text:p>1</text:p>
          </table:table-cell>
          <table:table-cell table:style-name="ce110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6">
            <text:p>26. avg 08</text:p>
          </table:table-cell>
          <table:table-cell table:style-name="ce103" table:formula="oooc:=TEXT([.A27];&quot;Ddd&quot;)" office:value-type="string" office:string-value="tor">
            <text:p>tor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2" office:value-type="string">
            <office:annotation draw:style-name="gr1" draw:text-style-name="P1" svg:width="2.872cm" svg:height="0.595cm" svg:x="8.942cm" svg:y="16.693cm" draw:caption-point-x="-8.942cm" draw:caption-point-y="-16.693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/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KOS</text:p>
          </table:table-cell>
          <table:table-cell table:style-name="ce106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07" table:formula="oooc:=COUNTIF([.C27:.K27];&quot;51&quot;)+COUNTIF([.C27:.K27];&quot;51☻&quot;)" office:value-type="float" office:value="1">
            <text:p>1</text:p>
          </table:table-cell>
          <table:table-cell table:style-name="ce107" table:formula="oooc:=COUNTIF([.C27:.K27];&quot;52&quot;)+COUNTIF([.C27:.K27];&quot;52☻&quot;)" office:value-type="float" office:value="1">
            <text:p>1</text:p>
          </table:table-cell>
          <table:table-cell table:style-name="ce107" table:formula="oooc:=COUNTIF([.C27:.K27];&quot;11-19&quot;)+COUNTIF([.C27:.K27];&quot;2&quot;)" office:value-type="float" office:value="1">
            <text:p>1</text:p>
          </table:table-cell>
          <table:table-cell table:style-name="ce107" table:formula="oooc:=COUNTIF([.C27:.K27];&quot;U&quot;)+COUNTIF([.C27:.K27];&quot;U☻&quot;)" office:value-type="float" office:value="0">
            <text:p>0</text:p>
          </table:table-cell>
          <table:table-cell table:style-name="ce107" table:formula="oooc:=COUNTIF([.C27:.K27];&quot;KVIT&quot;)+COUNTIF([.C27:.K27];&quot;KVIT☻&quot;)" office:value-type="float" office:value="2">
            <text:p>2</text:p>
          </table:table-cell>
          <table:table-cell table:style-name="ce108" table:formula="oooc:=COUNTBLANK([.C27:.K27])" office:value-type="float" office:value="1">
            <text:p>1</text:p>
          </table:table-cell>
          <table:table-cell table:style-name="ce109" table:formula="oooc:=COUNTIF([.C27:.K27];&quot;x&quot;)" office:value-type="float" office:value="1">
            <text:p>1</text:p>
          </table:table-cell>
          <table:table-cell table:style-name="ce110" table:formula="oooc:=COUNTIF([.C27:.K27];&quot;51&quot;)+COUNTIF([.C27:.K27];&quot;51☻&quot;)+COUNTIF([.C27:.K27];&quot;2&quot;)+COUNTIF([.C27:.K27];&quot;52&quot;)+COUNTIF([.C27:.K27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7">
            <text:p>27. avg 08</text:p>
          </table:table-cell>
          <table:table-cell table:style-name="ce103" table:formula="oooc:=TEXT([.A28];&quot;Ddd&quot;)" office:value-type="string" office:string-value="sre">
            <text:p>sre</text:p>
          </table:table-cell>
          <table:table-cell table:number-columns-repeated="2"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2" office:value-type="string">
            <office:annotation draw:style-name="gr1" draw:text-style-name="P1" svg:width="2.872cm" svg:height="0.596cm" svg:x="8.942cm" svg:y="17.392cm" draw:caption-point-x="-8.942cm" draw:caption-point-y="-17.392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office:value-type="float" office:value="51">
            <text:p>5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KOS</text:p>
          </table:table-cell>
          <table:table-cell table:style-name="ce106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07" table:formula="oooc:=COUNTIF([.C28:.K28];&quot;51&quot;)+COUNTIF([.C28:.K28];&quot;51☻&quot;)" office:value-type="float" office:value="1">
            <text:p>1</text:p>
          </table:table-cell>
          <table:table-cell table:style-name="ce107" table:formula="oooc:=COUNTIF([.C28:.K28];&quot;52&quot;)+COUNTIF([.C28:.K28];&quot;52☻&quot;)" office:value-type="float" office:value="1">
            <text:p>1</text:p>
          </table:table-cell>
          <table:table-cell table:style-name="ce107" table:formula="oooc:=COUNTIF([.C28:.K28];&quot;11-19&quot;)+COUNTIF([.C28:.K28];&quot;2&quot;)" office:value-type="float" office:value="1">
            <text:p>1</text:p>
          </table:table-cell>
          <table:table-cell table:style-name="ce107" table:formula="oooc:=COUNTIF([.C28:.K28];&quot;U&quot;)+COUNTIF([.C28:.K28];&quot;U☻&quot;)" office:value-type="float" office:value="0">
            <text:p>0</text:p>
          </table:table-cell>
          <table:table-cell table:style-name="ce107" table:formula="oooc:=COUNTIF([.C28:.K28];&quot;KVIT&quot;)+COUNTIF([.C28:.K28];&quot;KVIT☻&quot;)" office:value-type="float" office:value="2">
            <text:p>2</text:p>
          </table:table-cell>
          <table:table-cell table:style-name="ce108" table:formula="oooc:=COUNTBLANK([.C28:.K28])" office:value-type="float" office:value="1">
            <text:p>1</text:p>
          </table:table-cell>
          <table:table-cell table:style-name="ce109" table:formula="oooc:=COUNTIF([.C28:.K28];&quot;x&quot;)" office:value-type="float" office:value="1">
            <text:p>1</text:p>
          </table:table-cell>
          <table:table-cell table:style-name="ce110" table:formula="oooc:=COUNTIF([.C28:.K28];&quot;51&quot;)+COUNTIF([.C28:.K28];&quot;51☻&quot;)+COUNTIF([.C28:.K28];&quot;2&quot;)+COUNTIF([.C28:.K28];&quot;52&quot;)+COUNTIF([.C28:.K28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8">
            <text:p>28. avg 08</text:p>
          </table:table-cell>
          <table:table-cell table:style-name="ce103" table:formula="oooc:=TEXT([.A29];&quot;Ddd&quot;)" office:value-type="string" office:string-value="čet">
            <text:p>čet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2" office:value-type="string">
            <office:annotation draw:style-name="gr1" draw:text-style-name="P1" svg:width="2.872cm" svg:height="0.595cm" svg:x="8.942cm" svg:y="18.092cm" draw:caption-point-x="-8.942cm" draw:caption-point-y="-18.092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2" office:value-type="string">
            <text:p>52☻</text:p>
          </table:table-cell>
          <table:table-cell table:style-name="ce14"/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KOS</text:p>
          </table:table-cell>
          <table:table-cell table:style-name="ce106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07" table:formula="oooc:=COUNTIF([.C29:.K29];&quot;51&quot;)+COUNTIF([.C29:.K29];&quot;51☻&quot;)" office:value-type="float" office:value="1">
            <text:p>1</text:p>
          </table:table-cell>
          <table:table-cell table:style-name="ce107" table:formula="oooc:=COUNTIF([.C29:.K29];&quot;52&quot;)+COUNTIF([.C29:.K29];&quot;52☻&quot;)" office:value-type="float" office:value="1">
            <text:p>1</text:p>
          </table:table-cell>
          <table:table-cell table:style-name="ce107" table:formula="oooc:=COUNTIF([.C29:.K29];&quot;11-19&quot;)+COUNTIF([.C29:.K29];&quot;2&quot;)" office:value-type="float" office:value="1">
            <text:p>1</text:p>
          </table:table-cell>
          <table:table-cell table:style-name="ce107" table:formula="oooc:=COUNTIF([.C29:.K29];&quot;U&quot;)+COUNTIF([.C29:.K29];&quot;U☻&quot;)" office:value-type="float" office:value="0">
            <text:p>0</text:p>
          </table:table-cell>
          <table:table-cell table:style-name="ce107" table:formula="oooc:=COUNTIF([.C29:.K29];&quot;KVIT&quot;)+COUNTIF([.C29:.K29];&quot;KVIT☻&quot;)" office:value-type="float" office:value="2">
            <text:p>2</text:p>
          </table:table-cell>
          <table:table-cell table:style-name="ce108" table:formula="oooc:=COUNTBLANK([.C29:.K29])" office:value-type="float" office:value="1">
            <text:p>1</text:p>
          </table:table-cell>
          <table:table-cell table:style-name="ce109" table:formula="oooc:=COUNTIF([.C29:.K29];&quot;x&quot;)" office:value-type="float" office:value="1">
            <text:p>1</text:p>
          </table:table-cell>
          <table:table-cell table:style-name="ce110" table:formula="oooc:=COUNTIF([.C29:.K29];&quot;51&quot;)+COUNTIF([.C29:.K29];&quot;51☻&quot;)+COUNTIF([.C29:.K29];&quot;2&quot;)+COUNTIF([.C29:.K29];&quot;52&quot;)+COUNTIF([.C29:.K29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08-29">
            <text:p>29. avg 08</text:p>
          </table:table-cell>
          <table:table-cell table:style-name="ce103" table:formula="oooc:=TEXT([.A30];&quot;Ddd&quot;)" office:value-type="string" office:string-value="pet">
            <text:p>pet</text:p>
          </table:table-cell>
          <table:table-cell table:number-columns-repeated="2" table:style-name="ce2" office:value-type="string">
            <text:p>KVIT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 office:value-type="string">
            <office:annotation draw:style-name="gr1" draw:text-style-name="P1" svg:width="2.872cm" svg:height="0.596cm" svg:x="8.942cm" svg:y="18.791cm" draw:caption-point-x="-8.942cm" draw:caption-point-y="-18.791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office:value-type="string">
            <text:p>X</text:p>
          </table:table-cell>
          <table:table-cell table:style-name="ce14"/>
          <table:table-cell table:style-name="ce2" office:value-type="string">
            <text:p>52☻</text:p>
          </table:table-cell>
          <table:table-cell table:style-name="ce3" office:value-type="float" office:value="51">
            <text:p>51</text:p>
          </table:table-cell>
          <table:table-cell table:style-name="ce33" office:value-type="string">
            <text:p>KOS</text:p>
          </table:table-cell>
          <table:table-cell table:style-name="ce106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07" table:formula="oooc:=COUNTIF([.C30:.K30];&quot;51&quot;)+COUNTIF([.C30:.K30];&quot;51☻&quot;)" office:value-type="float" office:value="1">
            <text:p>1</text:p>
          </table:table-cell>
          <table:table-cell table:style-name="ce107" table:formula="oooc:=COUNTIF([.C30:.K30];&quot;52&quot;)+COUNTIF([.C30:.K30];&quot;52☻&quot;)" office:value-type="float" office:value="1">
            <text:p>1</text:p>
          </table:table-cell>
          <table:table-cell table:style-name="ce107" table:formula="oooc:=COUNTIF([.C30:.K30];&quot;11-19&quot;)+COUNTIF([.C30:.K30];&quot;2&quot;)" office:value-type="float" office:value="1">
            <text:p>1</text:p>
          </table:table-cell>
          <table:table-cell table:style-name="ce107" table:formula="oooc:=COUNTIF([.C30:.K30];&quot;U&quot;)+COUNTIF([.C30:.K30];&quot;U☻&quot;)" office:value-type="float" office:value="0">
            <text:p>0</text:p>
          </table:table-cell>
          <table:table-cell table:style-name="ce107" table:formula="oooc:=COUNTIF([.C30:.K30];&quot;KVIT&quot;)+COUNTIF([.C30:.K30];&quot;KVIT☻&quot;)" office:value-type="float" office:value="2">
            <text:p>2</text:p>
          </table:table-cell>
          <table:table-cell table:style-name="ce108" table:formula="oooc:=COUNTBLANK([.C30:.K30])" office:value-type="float" office:value="1">
            <text:p>1</text:p>
          </table:table-cell>
          <table:table-cell table:style-name="ce109" table:formula="oooc:=COUNTIF([.C30:.K30];&quot;x&quot;)" office:value-type="float" office:value="1">
            <text:p>1</text:p>
          </table:table-cell>
          <table:table-cell table:style-name="ce110" table:formula="oooc:=COUNTIF([.C30:.K30];&quot;51&quot;)+COUNTIF([.C30:.K30];&quot;51☻&quot;)+COUNTIF([.C30:.K30];&quot;2&quot;)+COUNTIF([.C30:.K30];&quot;52&quot;)+COUNTIF([.C30:.K30];&quot;52☻&quot;)" office:value-type="float" office:value="2">
            <text:p>2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08-30">
            <text:p>30. avg 08</text:p>
          </table:table-cell>
          <table:table-cell table:style-name="ce104" table:formula="oooc:=TEXT([.A31];&quot;Ddd&quot;)" office:value-type="string" office:string-value="sob">
            <text:p>sob</text:p>
          </table:table-cell>
          <table:table-cell table:style-name="ce6" office:value-type="string">
            <text:p>☻</text:p>
          </table:table-cell>
          <table:table-cell table:style-name="ce71"/>
          <table:table-cell table:style-name="ce20"/>
          <table:table-cell table:style-name="ce19" office:value-type="string">
            <office:annotation draw:style-name="gr1" draw:text-style-name="P1" svg:width="2.872cm" svg:height="0.596cm" svg:x="8.942cm" svg:y="19.49cm" draw:caption-point-x="-8.942cm" draw:caption-point-y="-19.49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27" table:number-columns-repeated="2"/>
          <table:table-cell table:style-name="ce19" table:number-columns-repeated="2"/>
          <table:table-cell table:style-name="ce33" office:value-type="string">
            <text:p>DAN</text:p>
          </table:table-cell>
          <table:table-cell table:style-name="ce106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07" table:formula="oooc:=COUNTIF([.C31:.K31];&quot;51&quot;)+COUNTIF([.C31:.K31];&quot;51☻&quot;)" office:value-type="float" office:value="0">
            <text:p>0</text:p>
          </table:table-cell>
          <table:table-cell table:style-name="ce107" table:formula="oooc:=COUNTIF([.C31:.K31];&quot;52&quot;)+COUNTIF([.C31:.K31];&quot;52☻&quot;)" office:value-type="float" office:value="0">
            <text:p>0</text:p>
          </table:table-cell>
          <table:table-cell table:style-name="ce107" table:formula="oooc:=COUNTIF([.C31:.K31];&quot;11-19&quot;)+COUNTIF([.C31:.K31];&quot;2&quot;)" office:value-type="float" office:value="0">
            <text:p>0</text:p>
          </table:table-cell>
          <table:table-cell table:style-name="ce107" table:formula="oooc:=COUNTIF([.C31:.K31];&quot;U&quot;)+COUNTIF([.C31:.K31];&quot;U☻&quot;)" office:value-type="float" office:value="0">
            <text:p>0</text:p>
          </table:table-cell>
          <table:table-cell table:style-name="ce107" table:formula="oooc:=COUNTIF([.C31:.K31];&quot;KVIT&quot;)+COUNTIF([.C31:.K31];&quot;KVIT☻&quot;)" office:value-type="float" office:value="0">
            <text:p>0</text:p>
          </table:table-cell>
          <table:table-cell table:style-name="ce108" table:formula="oooc:=COUNTBLANK([.C31:.K31])" office:value-type="float" office:value="6">
            <text:p>6</text:p>
          </table:table-cell>
          <table:table-cell table:style-name="ce109" table:formula="oooc:=COUNTIF([.C31:.K31];&quot;x&quot;)" office:value-type="float" office:value="0">
            <text:p>0</text:p>
          </table:table-cell>
          <table:table-cell table:style-name="ce110" table:formula="oooc:=COUNTIF([.C31:.K31];&quot;51&quot;)+COUNTIF([.C31:.K31];&quot;51☻&quot;)+COUNTIF([.C31:.K31];&quot;2&quot;)+COUNTIF([.C31:.K31];&quot;52&quot;)+COUNTIF([.C31:.K31];&quot;52☻&quot;)" office:value-type="float" office:value="0">
            <text:p>0</text:p>
          </table:table-cell>
          <table:table-cell table:style-name="ce13"/>
          <table:table-cell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08-31">
            <text:p>31. avg 08</text:p>
          </table:table-cell>
          <table:table-cell table:style-name="ce104" table:formula="oooc:=TEXT([.A32];&quot;Ddd&quot;)" office:value-type="string" office:string-value="ned">
            <text:p>ned</text:p>
          </table:table-cell>
          <table:table-cell table:style-name="ce6" office:value-type="string">
            <text:p>☻</text:p>
          </table:table-cell>
          <table:table-cell table:style-name="ce71"/>
          <table:table-cell table:style-name="ce20"/>
          <table:table-cell table:style-name="ce19" office:value-type="string">
            <office:annotation draw:style-name="gr1" draw:text-style-name="P1" svg:width="2.872cm" svg:height="0.595cm" svg:x="8.942cm" svg:y="20.19cm" draw:caption-point-x="-8.942cm" draw:caption-point-y="-20.19cm">
              <dc:date>2008-12-24T00:00:00</dc:date>
              <text:p text:style-name="P1"><text:span text:style-name="T1">Dopust: 15-31.8 </text:span></text:p>
            </office:annotation>
            <text:p>D</text:p>
          </table:table-cell>
          <table:table-cell table:style-name="ce20" office:value-type="string">
            <text:p>D</text:p>
          </table:table-cell>
          <table:table-cell table:style-name="ce27" table:number-columns-repeated="2"/>
          <table:table-cell table:style-name="ce19" table:number-columns-repeated="2"/>
          <table:table-cell table:style-name="ce33" office:value-type="string">
            <text:p>DAN</text:p>
          </table:table-cell>
          <table:table-cell table:style-name="ce106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07" table:formula="oooc:=COUNTIF([.C32:.K32];&quot;51&quot;)+COUNTIF([.C32:.K32];&quot;51☻&quot;)" office:value-type="float" office:value="0">
            <text:p>0</text:p>
          </table:table-cell>
          <table:table-cell table:style-name="ce107" table:formula="oooc:=COUNTIF([.C32:.K32];&quot;52&quot;)+COUNTIF([.C32:.K32];&quot;52☻&quot;)" office:value-type="float" office:value="0">
            <text:p>0</text:p>
          </table:table-cell>
          <table:table-cell table:style-name="ce107" table:formula="oooc:=COUNTIF([.C32:.K32];&quot;11-19&quot;)+COUNTIF([.C32:.K32];&quot;2&quot;)" office:value-type="float" office:value="0">
            <text:p>0</text:p>
          </table:table-cell>
          <table:table-cell table:style-name="ce107" table:formula="oooc:=COUNTIF([.C32:.K32];&quot;U&quot;)+COUNTIF([.C32:.K32];&quot;U☻&quot;)" office:value-type="float" office:value="0">
            <text:p>0</text:p>
          </table:table-cell>
          <table:table-cell table:style-name="ce107" table:formula="oooc:=COUNTIF([.C32:.K32];&quot;KVIT&quot;)+COUNTIF([.C32:.K32];&quot;KVIT☻&quot;)" office:value-type="float" office:value="0">
            <text:p>0</text:p>
          </table:table-cell>
          <table:table-cell table:style-name="ce108" table:formula="oooc:=COUNTBLANK([.C32:.K32])" office:value-type="float" office:value="6">
            <text:p>6</text:p>
          </table:table-cell>
          <table:table-cell table:style-name="ce109" table:formula="oooc:=COUNTIF([.C32:.K32];&quot;x&quot;)" office:value-type="float" office:value="0">
            <text:p>0</text:p>
          </table:table-cell>
          <table:table-cell table:style-name="ce110" table:formula="oooc:=COUNTIF([.C32:.K32];&quot;51&quot;)+COUNTIF([.C32:.K32];&quot;51☻&quot;)+COUNTIF([.C32:.K32];&quot;2&quot;)+COUNTIF([.C32:.K32];&quot;52&quot;)+COUNTIF([.C32:.K32];&quot;52☻&quot;)" office:value-type="float" office:value="0">
            <text:p>0</text:p>
          </table:table-cell>
          <table:table-cell table:style-name="ce13"/>
          <table:table-cell/>
          <table:table-cell table:style-name="ce13"/>
          <table:table-cell table:number-columns-repeated="232"/>
        </table:table-row>
        <table:table-row table:style-name="ro1">
          <table:table-cell table:style-name="ce1"/>
          <table:table-cell table:style-name="ce17"/>
          <table:table-cell table:style-name="ce1" table:number-columns-repeated="10"/>
          <table:table-cell table:style-name="ce35" table:number-columns-repeated="8"/>
          <table:table-cell table:style-name="ce13" table:number-columns-repeated="4"/>
          <table:table-cell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35" table:number-columns-repeated="9"/>
          <table:table-cell table:style-name="ce13" table:number-columns-repeated="236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3"/>
          <table:table-cell table:style-name="ce35" table:number-columns-repeated="8"/>
          <table:table-cell table:style-name="ce13" table:number-columns-repeated="236"/>
        </table:table-row>
        <table:table-row table:style-name="ro1" table:number-rows-repeated="124">
          <table:table-cell table:style-name="ce1" table:number-columns-repeated="12"/>
          <table:table-cell table:style-name="ce35" table:number-columns-repeated="8"/>
          <table:table-cell table:style-name="ce13" table:number-columns-repeated="4"/>
          <table:table-cell table:number-columns-repeated="232"/>
        </table:table-row>
        <table:table-row table:style-name="ro1" table:number-rows-repeated="2">
          <table:table-cell table:style-name="ce1" table:number-columns-repeated="12"/>
          <table:table-cell table:style-name="ce35" table:number-columns-repeated="8"/>
          <table:table-cell table:style-name="ce13" table:number-columns-repeated="2"/>
          <table:table-cell/>
          <table:table-cell table:style-name="ce13"/>
          <table:table-cell table:number-columns-repeated="232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ptember" table:style-name="ta10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number-columns-repeated="2" table:default-cell-style-name="ce37"/>
        <table:table-column table:style-name="co1" table:number-columns-repeated="2" table:default-cell-style-name="ce37"/>
        <table:table-column table:style-name="co1" table:default-cell-style-name="Default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18" office:value-type="string">
            <text:p>KOS</text:p>
          </table:table-cell>
          <table:table-cell table:style-name="ce18" office:value-type="string">
            <text:p>ŠOŠ</text:p>
          </table:table-cell>
          <table:table-cell table:style-name="ce18" office:value-type="string">
            <text:p>PIN</text:p>
          </table:table-cell>
          <table:table-cell table:style-name="ce18" office:value-type="string">
            <text:p>KON</text:p>
          </table:table-cell>
          <table:table-cell table:style-name="ce18" office:value-type="string">
            <text:p>KNE</text:p>
          </table:table-cell>
          <table:table-cell table:style-name="ce18" office:value-type="string">
            <text:p>HOL</text:p>
          </table:table-cell>
          <table:table-cell table:style-name="ce5" office:value-type="string">
            <text:p>?</text:p>
          </table:table-cell>
          <table:table-cell table:style-name="ce18" office:value-type="string">
            <text:p>DAN</text:p>
          </table:table-cell>
          <table:table-cell table:style-name="ce18" office:value-type="string">
            <text:p>MŠŠ</text:p>
          </table:table-cell>
          <table:table-cell table:style-name="ce3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 table:number-columns-repeated="2"/>
          <table:table-cell table:style-name="ce1" table:number-columns-repeated="233"/>
        </table:table-row>
        <table:table-row table:style-name="ro6">
          <table:table-cell table:style-name="ce11" office:value-type="date" office:date-value="2008-09-01">
            <text:p>1. sep 08</text:p>
          </table:table-cell>
          <table:table-cell table:style-name="ce111" table:formula="oooc:=TEXT([.A2];&quot;Ddd&quot;)" office:value-type="string" office:string-value="pon">
            <text:p>po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1">
            <text:p>51</text:p>
          </table:table-cell>
          <table:table-cell table:style-name="ce14"/>
          <table:table-cell table:style-name="ce3" table:formula="oooc:=[$VzorciVnosov.$A$12]" office:value-type="string" office:string-value="D">
            <text:p>D</text:p>
          </table:table-cell>
          <table:table-cell table:style-name="ce3" office:value-type="string">
            <office:annotation draw:style-name="gr1" draw:text-style-name="P1" svg:width="2.871cm" svg:height="0.989cm" svg:x="15.427cm" svg:y="0cm" draw:caption-point-x="-15.427cm" draw:caption-point-y="0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16" table:formula="oooc:=COUNTIF([.C2:.K2];&quot;51&quot;)+COUNTIF([.C2:.K2];&quot;51☻&quot;)" office:value-type="float" office:value="1">
            <text:p>1</text:p>
          </table:table-cell>
          <table:table-cell table:style-name="ce116" table:formula="oooc:=COUNTIF([.C2:.K2];&quot;52&quot;)+COUNTIF([.C2:.K2];&quot;52☻&quot;)" office:value-type="float" office:value="1">
            <text:p>1</text:p>
          </table:table-cell>
          <table:table-cell table:style-name="ce116" table:formula="oooc:=COUNTIF([.C2:.K2];&quot;11-19&quot;)+COUNTIF([.C2:.K2];&quot;2&quot;)" office:value-type="float" office:value="1">
            <text:p>1</text:p>
          </table:table-cell>
          <table:table-cell table:style-name="ce116" table:formula="oooc:=COUNTIF([.C2:.K2];&quot;U&quot;)+COUNTIF([.C2:.K2];&quot;U☻&quot;)" office:value-type="float" office:value="1">
            <text:p>1</text:p>
          </table:table-cell>
          <table:table-cell table:style-name="ce116" table:formula="oooc:=COUNTIF([.C2:.K2];&quot;KVIT&quot;)+COUNTIF([.C2:.K2];&quot;KVIT☻&quot;)" office:value-type="float" office:value="1">
            <text:p>1</text:p>
          </table:table-cell>
          <table:table-cell table:style-name="ce117" table:formula="oooc:=COUNTBLANK([.C2:.K2])" office:value-type="float" office:value="1">
            <text:p>1</text:p>
          </table:table-cell>
          <table:table-cell table:style-name="ce118" table:formula="oooc:=COUNTIF([.C2:.K2];&quot;x&quot;)" office:value-type="float" office:value="1">
            <text:p>1</text:p>
          </table:table-cell>
          <table:table-cell table:style-name="ce119" table:formula="oooc:=COUNTIF([.C2:.K2];&quot;51&quot;)+COUNTIF([.C2:.K2];&quot;51☻&quot;)+COUNTIF([.C2:.K2];&quot;2&quot;)+COUNTIF([.C2:.K2];&quot;52&quot;)+COUNTIF([.C2:.K2];&quot;52☻&quot;)" office:value-type="float" office:value="2">
            <text:p>2</text:p>
          </table:table-cell>
          <table:table-cell table:style-name="ce13"/>
          <table:table-cell table:style-name="ce2" table:formula="oooc:=[$VzorciVnosov.$A$2]" office:value-type="string" office:string-value="51☻">
            <text:p>51☻</text:p>
          </table:table-cell>
          <table:table-cell table:style-name="ce1" table:number-columns-repeated="233"/>
        </table:table-row>
        <table:table-row table:style-name="ro6">
          <table:table-cell table:style-name="ce11" office:value-type="date" office:date-value="2008-09-02">
            <text:p>2. sep 08</text:p>
          </table:table-cell>
          <table:table-cell table:style-name="ce111" table:formula="oooc:=TEXT([.A3];&quot;Ddd&quot;)" office:value-type="string" office:string-value="tor">
            <text:p>tor</text:p>
          </table:table-cell>
          <table:table-cell table:style-name="ce3" office:value-type="string">
            <text:p>11-1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U</text:p>
          </table:table-cell>
          <table:table-cell table:style-name="ce3" office:value-type="float" office:value="51">
            <text:p>51</text:p>
          </table:table-cell>
          <table:table-cell table:style-name="ce14"/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1cm" svg:height="0.989cm" svg:x="15.427cm" svg:y="0cm" draw:caption-point-x="-15.427cm" draw:caption-point-y="0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16" table:formula="oooc:=COUNTIF([.C3:.K3];&quot;51&quot;)+COUNTIF([.C3:.K3];&quot;51☻&quot;)" office:value-type="float" office:value="1">
            <text:p>1</text:p>
          </table:table-cell>
          <table:table-cell table:style-name="ce116" table:formula="oooc:=COUNTIF([.C3:.K3];&quot;52&quot;)+COUNTIF([.C3:.K3];&quot;52☻&quot;)" office:value-type="float" office:value="1">
            <text:p>1</text:p>
          </table:table-cell>
          <table:table-cell table:style-name="ce116" table:formula="oooc:=COUNTIF([.C3:.K3];&quot;11-19&quot;)+COUNTIF([.C3:.K3];&quot;2&quot;)" office:value-type="float" office:value="1">
            <text:p>1</text:p>
          </table:table-cell>
          <table:table-cell table:style-name="ce116" table:formula="oooc:=COUNTIF([.C3:.K3];&quot;U&quot;)+COUNTIF([.C3:.K3];&quot;U☻&quot;)" office:value-type="float" office:value="1">
            <text:p>1</text:p>
          </table:table-cell>
          <table:table-cell table:style-name="ce116" table:formula="oooc:=COUNTIF([.C3:.K3];&quot;KVIT&quot;)+COUNTIF([.C3:.K3];&quot;KVIT☻&quot;)" office:value-type="float" office:value="2">
            <text:p>2</text:p>
          </table:table-cell>
          <table:table-cell table:style-name="ce117" table:formula="oooc:=COUNTBLANK([.C3:.K3])" office:value-type="float" office:value="1">
            <text:p>1</text:p>
          </table:table-cell>
          <table:table-cell table:style-name="ce118" table:formula="oooc:=COUNTIF([.C3:.K3];&quot;x&quot;)" office:value-type="float" office:value="1">
            <text:p>1</text:p>
          </table:table-cell>
          <table:table-cell table:style-name="ce119" table:formula="oooc:=COUNTIF([.C3:.K3];&quot;51&quot;)+COUNTIF([.C3:.K3];&quot;51☻&quot;)+COUNTIF([.C3:.K3];&quot;2&quot;)+COUNTIF([.C3:.K3];&quot;52&quot;)+COUNTIF([.C3:.K3];&quot;52☻&quot;)" office:value-type="float" office:value="2">
            <text:p>2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03">
            <text:p>3. sep 08</text:p>
          </table:table-cell>
          <table:table-cell table:style-name="ce111" table:formula="oooc:=TEXT([.A4];&quot;Ddd&quot;)" office:value-type="string" office:string-value="sre">
            <text:p>sre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X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2">
            <office:annotation draw:style-name="gr1" draw:text-style-name="P1" svg:width="2.873cm" svg:height="0.595cm" svg:x="11.535cm" svg:y="0.607cm" draw:caption-point-x="-11.535cm" draw:caption-point-y="-0.607cm">
              <dc:date>2008-12-24T00:00:00</dc:date>
              <text:p text:style-name="P1"><text:span text:style-name="T1">kazališče</text:span></text:p>
            </office:annotation>
            <text:p>52</text:p>
          </table:table-cell>
          <table:table-cell table:style-name="ce2"/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1cm" svg:height="0.978cm" svg:x="15.427cm" svg:y="0.607cm" draw:caption-point-x="-15.427cm" draw:caption-point-y="-0.607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16" table:formula="oooc:=COUNTIF([.C4:.K4];&quot;51&quot;)+COUNTIF([.C4:.K4];&quot;51☻&quot;)" office:value-type="float" office:value="1">
            <text:p>1</text:p>
          </table:table-cell>
          <table:table-cell table:style-name="ce116" table:formula="oooc:=COUNTIF([.C4:.K4];&quot;52&quot;)+COUNTIF([.C4:.K4];&quot;52☻&quot;)" office:value-type="float" office:value="1">
            <text:p>1</text:p>
          </table:table-cell>
          <table:table-cell table:style-name="ce116" table:formula="oooc:=COUNTIF([.C4:.K4];&quot;11-19&quot;)+COUNTIF([.C4:.K4];&quot;2&quot;)" office:value-type="float" office:value="1">
            <text:p>1</text:p>
          </table:table-cell>
          <table:table-cell table:style-name="ce116" table:formula="oooc:=COUNTIF([.C4:.K4];&quot;U&quot;)+COUNTIF([.C4:.K4];&quot;U☻&quot;)" office:value-type="float" office:value="0">
            <text:p>0</text:p>
          </table:table-cell>
          <table:table-cell table:style-name="ce116" table:formula="oooc:=COUNTIF([.C4:.K4];&quot;KVIT&quot;)+COUNTIF([.C4:.K4];&quot;KVIT☻&quot;)" office:value-type="float" office:value="2">
            <text:p>2</text:p>
          </table:table-cell>
          <table:table-cell table:style-name="ce117" table:formula="oooc:=COUNTBLANK([.C4:.K4])" office:value-type="float" office:value="1">
            <text:p>1</text:p>
          </table:table-cell>
          <table:table-cell table:style-name="ce118" table:formula="oooc:=COUNTIF([.C4:.K4];&quot;x&quot;)" office:value-type="float" office:value="1">
            <text:p>1</text:p>
          </table:table-cell>
          <table:table-cell table:style-name="ce119" table:formula="oooc:=COUNTIF([.C4:.K4];&quot;51&quot;)+COUNTIF([.C4:.K4];&quot;51☻&quot;)+COUNTIF([.C4:.K4];&quot;2&quot;)+COUNTIF([.C4:.K4];&quot;52&quot;)+COUNTIF([.C4:.K4];&quot;52☻&quot;)" office:value-type="float" office:value="2">
            <text:p>2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04">
            <text:p>4. sep 08</text:p>
          </table:table-cell>
          <table:table-cell table:style-name="ce111" table:formula="oooc:=TEXT([.A5];&quot;Ddd&quot;)" office:value-type="string" office:string-value="čet">
            <text:p>če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U</text:p>
          </table:table-cell>
          <table:table-cell table:style-name="ce3" table:formula="oooc:=[$VzorciVnosov.$A$5]" office:value-type="string" office:string-value="52">
            <text:p>52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11-19</text:p>
          </table:table-cell>
          <table:table-cell table:style-name="ce3"/>
          <table:table-cell table:style-name="ce2" office:value-type="string">
            <text:p>KVIT</text:p>
          </table:table-cell>
          <table:table-cell table:style-name="ce3" office:value-type="string">
            <office:annotation draw:style-name="gr1" draw:text-style-name="P1" svg:width="2.871cm" svg:height="0.978cm" svg:x="15.427cm" svg:y="1.306cm" draw:caption-point-x="-15.427cm" draw:caption-point-y="-1.306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16" table:formula="oooc:=COUNTIF([.C5:.K5];&quot;51&quot;)+COUNTIF([.C5:.K5];&quot;51☻&quot;)" office:value-type="float" office:value="1">
            <text:p>1</text:p>
          </table:table-cell>
          <table:table-cell table:style-name="ce116" table:formula="oooc:=COUNTIF([.C5:.K5];&quot;52&quot;)+COUNTIF([.C5:.K5];&quot;52☻&quot;)" office:value-type="float" office:value="1">
            <text:p>1</text:p>
          </table:table-cell>
          <table:table-cell table:style-name="ce116" table:formula="oooc:=COUNTIF([.C5:.K5];&quot;11-19&quot;)+COUNTIF([.C5:.K5];&quot;2&quot;)" office:value-type="float" office:value="1">
            <text:p>1</text:p>
          </table:table-cell>
          <table:table-cell table:style-name="ce116" table:formula="oooc:=COUNTIF([.C5:.K5];&quot;U&quot;)+COUNTIF([.C5:.K5];&quot;U☻&quot;)" office:value-type="float" office:value="1">
            <text:p>1</text:p>
          </table:table-cell>
          <table:table-cell table:style-name="ce116" table:formula="oooc:=COUNTIF([.C5:.K5];&quot;KVIT&quot;)+COUNTIF([.C5:.K5];&quot;KVIT☻&quot;)" office:value-type="float" office:value="2">
            <text:p>2</text:p>
          </table:table-cell>
          <table:table-cell table:style-name="ce117" table:formula="oooc:=COUNTBLANK([.C5:.K5])" office:value-type="float" office:value="1">
            <text:p>1</text:p>
          </table:table-cell>
          <table:table-cell table:style-name="ce118" table:formula="oooc:=COUNTIF([.C5:.K5];&quot;x&quot;)" office:value-type="float" office:value="1">
            <text:p>1</text:p>
          </table:table-cell>
          <table:table-cell table:style-name="ce119" table:formula="oooc:=COUNTIF([.C5:.K5];&quot;51&quot;)+COUNTIF([.C5:.K5];&quot;51☻&quot;)+COUNTIF([.C5:.K5];&quot;2&quot;)+COUNTIF([.C5:.K5];&quot;52&quot;)+COUNTIF([.C5:.K5];&quot;52☻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05">
            <text:p>5. sep 08</text:p>
          </table:table-cell>
          <table:table-cell table:style-name="ce111" table:formula="oooc:=TEXT([.A6];&quot;Ddd&quot;)" office:value-type="string" office:string-value="pet">
            <text:p>pet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" office:value-type="float" office: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X</text:p>
          </table:table-cell>
          <table:table-cell table:style-name="ce2" table:formula="oooc:=[$VzorciVnosov.$A$3]" office:value-type="string" office:string-value="52☻">
            <text:p>52☻</text:p>
          </table:table-cell>
          <table:table-cell table:style-name="ce3"/>
          <table:table-cell table:style-name="ce3" table:formula="oooc:=[$VzorciVnosov.$A$10]" office:value-type="string" office:string-value="11-19">
            <text:p>11-19</text:p>
          </table:table-cell>
          <table:table-cell table:style-name="ce3" office:value-type="string">
            <office:annotation draw:style-name="gr1" draw:text-style-name="P1" svg:width="2.871cm" svg:height="0.978cm" svg:x="15.427cm" svg:y="2.005cm" draw:caption-point-x="-15.427cm" draw:caption-point-y="-2.005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16" table:formula="oooc:=COUNTIF([.C6:.K6];&quot;51&quot;)+COUNTIF([.C6:.K6];&quot;51☻&quot;)" office:value-type="float" office:value="1">
            <text:p>1</text:p>
          </table:table-cell>
          <table:table-cell table:style-name="ce116" table:formula="oooc:=COUNTIF([.C6:.K6];&quot;52&quot;)+COUNTIF([.C6:.K6];&quot;52☻&quot;)" office:value-type="float" office:value="1">
            <text:p>1</text:p>
          </table:table-cell>
          <table:table-cell table:style-name="ce116" table:formula="oooc:=COUNTIF([.C6:.K6];&quot;11-19&quot;)+COUNTIF([.C6:.K6];&quot;2&quot;)" office:value-type="float" office:value="1">
            <text:p>1</text:p>
          </table:table-cell>
          <table:table-cell table:style-name="ce116" table:formula="oooc:=COUNTIF([.C6:.K6];&quot;U&quot;)+COUNTIF([.C6:.K6];&quot;U☻&quot;)" office:value-type="float" office:value="0">
            <text:p>0</text:p>
          </table:table-cell>
          <table:table-cell table:style-name="ce116" table:formula="oooc:=COUNTIF([.C6:.K6];&quot;KVIT&quot;)+COUNTIF([.C6:.K6];&quot;KVIT☻&quot;)" office:value-type="float" office:value="1">
            <text:p>1</text:p>
          </table:table-cell>
          <table:table-cell table:style-name="ce117" table:formula="oooc:=COUNTBLANK([.C6:.K6])" office:value-type="float" office:value="1">
            <text:p>1</text:p>
          </table:table-cell>
          <table:table-cell table:style-name="ce118" table:formula="oooc:=COUNTIF([.C6:.K6];&quot;x&quot;)" office:value-type="float" office:value="1">
            <text:p>1</text:p>
          </table:table-cell>
          <table:table-cell table:style-name="ce119" table:formula="oooc:=COUNTIF([.C6:.K6];&quot;51&quot;)+COUNTIF([.C6:.K6];&quot;51☻&quot;)+COUNTIF([.C6:.K6];&quot;2&quot;)+COUNTIF([.C6:.K6];&quot;52&quot;)+COUNTIF([.C6:.K6];&quot;52☻&quot;)" office:value-type="float" office:value="2">
            <text:p>2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06">
            <text:p>6. sep 08</text:p>
          </table:table-cell>
          <table:table-cell table:style-name="ce112" table:formula="oooc:=TEXT([.A7];&quot;Ddd&quot;)" office:value-type="string" office:string-value="sob">
            <text:p>sob</text:p>
          </table:table-cell>
          <table:table-cell table:style-name="ce20" table:number-columns-repeated="2"/>
          <table:table-cell table:style-name="ce73"/>
          <table:table-cell table:style-name="ce27"/>
          <table:table-cell table:style-name="ce20"/>
          <table:table-cell table:style-name="ce27"/>
          <table:table-cell table:style-name="ce19"/>
          <table:table-cell table:style-name="ce6" office:value-type="string">
            <text:p>☻</text:p>
          </table:table-cell>
          <table:table-cell table:style-name="ce20" office:value-type="string">
            <office:annotation draw:style-name="gr1" draw:text-style-name="P1" svg:width="2.871cm" svg:height="0.978cm" svg:x="15.427cm" svg:y="2.705cm" draw:caption-point-x="-15.427cm" draw:caption-point-y="-2.705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16" table:formula="oooc:=COUNTIF([.C7:.K7];&quot;51&quot;)+COUNTIF([.C7:.K7];&quot;51☻&quot;)" office:value-type="float" office:value="0">
            <text:p>0</text:p>
          </table:table-cell>
          <table:table-cell table:style-name="ce116" table:formula="oooc:=COUNTIF([.C7:.K7];&quot;52&quot;)+COUNTIF([.C7:.K7];&quot;52☻&quot;)" office:value-type="float" office:value="0">
            <text:p>0</text:p>
          </table:table-cell>
          <table:table-cell table:style-name="ce116" table:formula="oooc:=COUNTIF([.C7:.K7];&quot;11-19&quot;)+COUNTIF([.C7:.K7];&quot;2&quot;)" office:value-type="float" office:value="0">
            <text:p>0</text:p>
          </table:table-cell>
          <table:table-cell table:style-name="ce116" table:formula="oooc:=COUNTIF([.C7:.K7];&quot;U&quot;)+COUNTIF([.C7:.K7];&quot;U☻&quot;)" office:value-type="float" office:value="0">
            <text:p>0</text:p>
          </table:table-cell>
          <table:table-cell table:style-name="ce116" table:formula="oooc:=COUNTIF([.C7:.K7];&quot;KVIT&quot;)+COUNTIF([.C7:.K7];&quot;KVIT☻&quot;)" office:value-type="float" office:value="0">
            <text:p>0</text:p>
          </table:table-cell>
          <table:table-cell table:style-name="ce117" table:formula="oooc:=COUNTBLANK([.C7:.K7])" office:value-type="float" office:value="7">
            <text:p>7</text:p>
          </table:table-cell>
          <table:table-cell table:style-name="ce118" table:formula="oooc:=COUNTIF([.C7:.K7];&quot;x&quot;)" office:value-type="float" office:value="0">
            <text:p>0</text:p>
          </table:table-cell>
          <table:table-cell table:style-name="ce119" table:formula="oooc:=COUNTIF([.C7:.K7];&quot;51&quot;)+COUNTIF([.C7:.K7];&quot;51☻&quot;)+COUNTIF([.C7:.K7];&quot;2&quot;)+COUNTIF([.C7:.K7];&quot;52&quot;)+COUNTIF([.C7:.K7];&quot;52☻&quot;)" office:value-type="float" office:value="0">
            <text:p>0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07">
            <text:p>7. sep 08</text:p>
          </table:table-cell>
          <table:table-cell table:style-name="ce112" table:formula="oooc:=TEXT([.A8];&quot;Ddd&quot;)" office:value-type="string" office:string-value="ned">
            <text:p>ned</text:p>
          </table:table-cell>
          <table:table-cell table:style-name="ce19" table:number-columns-repeated="3"/>
          <table:table-cell table:style-name="ce27"/>
          <table:table-cell table:style-name="ce20"/>
          <table:table-cell table:style-name="ce27" table:number-columns-repeated="2"/>
          <table:table-cell table:style-name="ce6" office:value-type="string">
            <text:p>☻</text:p>
          </table:table-cell>
          <table:table-cell table:style-name="ce20" office:value-type="string">
            <office:annotation draw:style-name="gr1" draw:text-style-name="P1" svg:width="2.871cm" svg:height="0.978cm" svg:x="15.427cm" svg:y="3.404cm" draw:caption-point-x="-15.427cm" draw:caption-point-y="-3.404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16" table:formula="oooc:=COUNTIF([.C8:.K8];&quot;51&quot;)+COUNTIF([.C8:.K8];&quot;51☻&quot;)" office:value-type="float" office:value="0">
            <text:p>0</text:p>
          </table:table-cell>
          <table:table-cell table:style-name="ce116" table:formula="oooc:=COUNTIF([.C8:.K8];&quot;52&quot;)+COUNTIF([.C8:.K8];&quot;52☻&quot;)" office:value-type="float" office:value="0">
            <text:p>0</text:p>
          </table:table-cell>
          <table:table-cell table:style-name="ce116" table:formula="oooc:=COUNTIF([.C8:.K8];&quot;11-19&quot;)+COUNTIF([.C8:.K8];&quot;2&quot;)" office:value-type="float" office:value="0">
            <text:p>0</text:p>
          </table:table-cell>
          <table:table-cell table:style-name="ce116" table:formula="oooc:=COUNTIF([.C8:.K8];&quot;U&quot;)+COUNTIF([.C8:.K8];&quot;U☻&quot;)" office:value-type="float" office:value="0">
            <text:p>0</text:p>
          </table:table-cell>
          <table:table-cell table:style-name="ce116" table:formula="oooc:=COUNTIF([.C8:.K8];&quot;KVIT&quot;)+COUNTIF([.C8:.K8];&quot;KVIT☻&quot;)" office:value-type="float" office:value="0">
            <text:p>0</text:p>
          </table:table-cell>
          <table:table-cell table:style-name="ce117" table:formula="oooc:=COUNTBLANK([.C8:.K8])" office:value-type="float" office:value="7">
            <text:p>7</text:p>
          </table:table-cell>
          <table:table-cell table:style-name="ce118" table:formula="oooc:=COUNTIF([.C8:.K8];&quot;x&quot;)" office:value-type="float" office:value="0">
            <text:p>0</text:p>
          </table:table-cell>
          <table:table-cell table:style-name="ce119" table:formula="oooc:=COUNTIF([.C8:.K8];&quot;51&quot;)+COUNTIF([.C8:.K8];&quot;51☻&quot;)+COUNTIF([.C8:.K8];&quot;2&quot;)+COUNTIF([.C8:.K8];&quot;52&quot;)+COUNTIF([.C8:.K8];&quot;52☻&quot;)" office:value-type="float" office:value="0">
            <text:p>0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08">
            <text:p>8. sep 08</text:p>
          </table:table-cell>
          <table:table-cell table:style-name="ce111" table:formula="oooc:=TEXT([.A9];&quot;Ddd&quot;)" office:value-type="string" office:string-value="pon">
            <text:p>pon</text:p>
          </table:table-cell>
          <table:table-cell table:style-name="ce26" office:value-type="string">
            <text:p>KVIT☻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1cm" svg:height="0.978cm" svg:x="15.427cm" svg:y="4.104cm" draw:caption-point-x="-15.427cm" draw:caption-point-y="-4.104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16" table:formula="oooc:=COUNTIF([.C9:.K9];&quot;51&quot;)+COUNTIF([.C9:.K9];&quot;51☻&quot;)" office:value-type="float" office:value="1">
            <text:p>1</text:p>
          </table:table-cell>
          <table:table-cell table:style-name="ce116" table:formula="oooc:=COUNTIF([.C9:.K9];&quot;52&quot;)+COUNTIF([.C9:.K9];&quot;52☻&quot;)" office:value-type="float" office:value="1">
            <text:p>1</text:p>
          </table:table-cell>
          <table:table-cell table:style-name="ce116" table:formula="oooc:=COUNTIF([.C9:.K9];&quot;11-19&quot;)+COUNTIF([.C9:.K9];&quot;2&quot;)" office:value-type="float" office:value="1">
            <text:p>1</text:p>
          </table:table-cell>
          <table:table-cell table:style-name="ce116" table:formula="oooc:=COUNTIF([.C9:.K9];&quot;U&quot;)+COUNTIF([.C9:.K9];&quot;U☻&quot;)" office:value-type="float" office:value="1">
            <text:p>1</text:p>
          </table:table-cell>
          <table:table-cell table:style-name="ce116" table:formula="oooc:=COUNTIF([.C9:.K9];&quot;KVIT&quot;)+COUNTIF([.C9:.K9];&quot;KVIT☻&quot;)" office:value-type="float" office:value="2">
            <text:p>2</text:p>
          </table:table-cell>
          <table:table-cell table:style-name="ce117" table:formula="oooc:=COUNTBLANK([.C9:.K9])" office:value-type="float" office:value="1">
            <text:p>1</text:p>
          </table:table-cell>
          <table:table-cell table:style-name="ce118" table:formula="oooc:=COUNTIF([.C9:.K9];&quot;x&quot;)" office:value-type="float" office:value="1">
            <text:p>1</text:p>
          </table:table-cell>
          <table:table-cell table:style-name="ce119" table:formula="oooc:=COUNTIF([.C9:.K9];&quot;51&quot;)+COUNTIF([.C9:.K9];&quot;51☻&quot;)+COUNTIF([.C9:.K9];&quot;2&quot;)+COUNTIF([.C9:.K9];&quot;52&quot;)+COUNTIF([.C9:.K9];&quot;52☻&quot;)" office:value-type="float" office:value="2">
            <text:p>2</text:p>
          </table:table-cell>
          <table:table-cell/>
          <table:table-cell table:style-name="ce2" table:formula="oooc:=[$VzorciVnosov.$A$9]" office:value-type="string" office:string-value="U☻">
            <text:p>U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09">
            <text:p>9. sep 08</text:p>
          </table:table-cell>
          <table:table-cell table:style-name="ce111" table:formula="oooc:=TEXT([.A10];&quot;Ddd&quot;)" office:value-type="string" office:string-value="tor">
            <text:p>tor</text:p>
          </table:table-cell>
          <table:table-cell table:style-name="ce3" office:value-type="string">
            <text:p>X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26" office:value-type="string">
            <text:p>KVIT☻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office:value-type="string">
            <text:p>U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78cm" svg:x="15.427cm" svg:y="4.803cm" draw:caption-point-x="-15.427cm" draw:caption-point-y="-4.803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115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16" table:formula="oooc:=COUNTIF([.C10:.K10];&quot;51&quot;)+COUNTIF([.C10:.K10];&quot;51☻&quot;)" office:value-type="float" office:value="1">
            <text:p>1</text:p>
          </table:table-cell>
          <table:table-cell table:style-name="ce116" table:formula="oooc:=COUNTIF([.C10:.K10];&quot;52&quot;)+COUNTIF([.C10:.K10];&quot;52☻&quot;)" office:value-type="float" office:value="1">
            <text:p>1</text:p>
          </table:table-cell>
          <table:table-cell table:style-name="ce116" table:formula="oooc:=COUNTIF([.C10:.K10];&quot;11-19&quot;)+COUNTIF([.C10:.K10];&quot;2&quot;)" office:value-type="float" office:value="1">
            <text:p>1</text:p>
          </table:table-cell>
          <table:table-cell table:style-name="ce116" table:formula="oooc:=COUNTIF([.C10:.K10];&quot;U&quot;)+COUNTIF([.C10:.K10];&quot;U☻&quot;)" office:value-type="float" office:value="1">
            <text:p>1</text:p>
          </table:table-cell>
          <table:table-cell table:style-name="ce116" table:formula="oooc:=COUNTIF([.C10:.K10];&quot;KVIT&quot;)+COUNTIF([.C10:.K10];&quot;KVIT☻&quot;)" office:value-type="float" office:value="1">
            <text:p>1</text:p>
          </table:table-cell>
          <table:table-cell table:style-name="ce117" table:formula="oooc:=COUNTBLANK([.C10:.K10])" office:value-type="float" office:value="1">
            <text:p>1</text:p>
          </table:table-cell>
          <table:table-cell table:style-name="ce118" table:formula="oooc:=COUNTIF([.C10:.K10];&quot;x&quot;)" office:value-type="float" office:value="1">
            <text:p>1</text:p>
          </table:table-cell>
          <table:table-cell table:style-name="ce119" table:formula="oooc:=COUNTIF([.C10:.K10];&quot;51&quot;)+COUNTIF([.C10:.K10];&quot;51☻&quot;)+COUNTIF([.C10:.K10];&quot;2&quot;)+COUNTIF([.C10:.K10];&quot;52&quot;)+COUNTIF([.C10:.K10];&quot;52☻&quot;)" office:value-type="float" office:value="2">
            <text:p>2</text:p>
          </table:table-cell>
          <table:table-cell/>
          <table:table-cell table:style-name="ce3" table:formula="oooc:=[$VzorciVnosov.$A$10]" office:value-type="string" office:string-value="11-19">
            <text:p>11-19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0">
            <text:p>10. sep 08</text:p>
          </table:table-cell>
          <table:table-cell table:style-name="ce111" table:formula="oooc:=TEXT([.A11];&quot;Ddd&quot;)" office:value-type="string" office:string-value="sre">
            <text:p>sre</text:p>
          </table:table-cell>
          <table:table-cell table:style-name="ce3" office:value-type="string">
            <text:p>11-19</text:p>
          </table:table-cell>
          <table:table-cell table:style-name="ce3" office:value-type="float" office:value="51">
            <text:p>51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X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office:annotation draw:style-name="gr1" draw:text-style-name="P1" svg:width="2.871cm" svg:height="0.978cm" svg:x="15.427cm" svg:y="5.502cm" draw:caption-point-x="-15.427cm" draw:caption-point-y="-5.502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16" table:formula="oooc:=COUNTIF([.C11:.K11];&quot;51&quot;)+COUNTIF([.C11:.K11];&quot;51☻&quot;)" office:value-type="float" office:value="1">
            <text:p>1</text:p>
          </table:table-cell>
          <table:table-cell table:style-name="ce116" table:formula="oooc:=COUNTIF([.C11:.K11];&quot;52&quot;)+COUNTIF([.C11:.K11];&quot;52☻&quot;)" office:value-type="float" office:value="1">
            <text:p>1</text:p>
          </table:table-cell>
          <table:table-cell table:style-name="ce116" table:formula="oooc:=COUNTIF([.C11:.K11];&quot;11-19&quot;)+COUNTIF([.C11:.K11];&quot;2&quot;)" office:value-type="float" office:value="1">
            <text:p>1</text:p>
          </table:table-cell>
          <table:table-cell table:style-name="ce116" table:formula="oooc:=COUNTIF([.C11:.K11];&quot;U&quot;)+COUNTIF([.C11:.K11];&quot;U☻&quot;)" office:value-type="float" office:value="1">
            <text:p>1</text:p>
          </table:table-cell>
          <table:table-cell table:style-name="ce116" table:formula="oooc:=COUNTIF([.C11:.K11];&quot;KVIT&quot;)+COUNTIF([.C11:.K11];&quot;KVIT☻&quot;)" office:value-type="float" office:value="1">
            <text:p>1</text:p>
          </table:table-cell>
          <table:table-cell table:style-name="ce117" table:formula="oooc:=COUNTBLANK([.C11:.K11])" office:value-type="float" office:value="1">
            <text:p>1</text:p>
          </table:table-cell>
          <table:table-cell table:style-name="ce118" table:formula="oooc:=COUNTIF([.C11:.K11];&quot;x&quot;)" office:value-type="float" office:value="1">
            <text:p>1</text:p>
          </table:table-cell>
          <table:table-cell table:style-name="ce119" table:formula="oooc:=COUNTIF([.C11:.K11];&quot;51&quot;)+COUNTIF([.C11:.K11];&quot;51☻&quot;)+COUNTIF([.C11:.K11];&quot;2&quot;)+COUNTIF([.C11:.K11];&quot;52&quot;)+COUNTIF([.C11:.K11];&quot;52☻&quot;)" office:value-type="float" office:value="2">
            <text:p>2</text:p>
          </table:table-cell>
          <table:table-cell table:style-name="ce13"/>
          <table:table-cell table:style-name="ce5" table:formula="oooc:=[$VzorciVnosov.$A$11]" office:value-type="string" office:string-value="X">
            <text:p>X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1">
            <text:p>11. sep 08</text:p>
          </table:table-cell>
          <table:table-cell table:style-name="ce111" table:formula="oooc:=TEXT([.A12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table:formula="oooc:=[$VzorciVnosov.$A$12]" office:value-type="string" office:string-value="D">
            <office:annotation draw:style-name="gr1" draw:text-style-name="P1" svg:width="2.873cm" svg:height="0.595cm" svg:x="11.535cm" svg:y="6.202cm" draw:caption-point-x="-11.535cm" draw:caption-point-y="-6.202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2"/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1cm" svg:height="0.978cm" svg:x="15.427cm" svg:y="6.202cm" draw:caption-point-x="-15.427cm" draw:caption-point-y="-6.202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16" table:formula="oooc:=COUNTIF([.C12:.K12];&quot;51&quot;)+COUNTIF([.C12:.K12];&quot;51☻&quot;)" office:value-type="float" office:value="1">
            <text:p>1</text:p>
          </table:table-cell>
          <table:table-cell table:style-name="ce116" table:formula="oooc:=COUNTIF([.C12:.K12];&quot;52&quot;)+COUNTIF([.C12:.K12];&quot;52☻&quot;)" office:value-type="float" office:value="1">
            <text:p>1</text:p>
          </table:table-cell>
          <table:table-cell table:style-name="ce116" table:formula="oooc:=COUNTIF([.C12:.K12];&quot;11-19&quot;)+COUNTIF([.C12:.K12];&quot;2&quot;)" office:value-type="float" office:value="1">
            <text:p>1</text:p>
          </table:table-cell>
          <table:table-cell table:style-name="ce116" table:formula="oooc:=COUNTIF([.C12:.K12];&quot;U&quot;)+COUNTIF([.C12:.K12];&quot;U☻&quot;)" office:value-type="float" office:value="0">
            <text:p>0</text:p>
          </table:table-cell>
          <table:table-cell table:style-name="ce116" table:formula="oooc:=COUNTIF([.C12:.K12];&quot;KVIT&quot;)+COUNTIF([.C12:.K12];&quot;KVIT☻&quot;)" office:value-type="float" office:value="1">
            <text:p>1</text:p>
          </table:table-cell>
          <table:table-cell table:style-name="ce117" table:formula="oooc:=COUNTBLANK([.C12:.K12])" office:value-type="float" office:value="1">
            <text:p>1</text:p>
          </table:table-cell>
          <table:table-cell table:style-name="ce118" table:formula="oooc:=COUNTIF([.C12:.K12];&quot;x&quot;)" office:value-type="float" office:value="1">
            <text:p>1</text:p>
          </table:table-cell>
          <table:table-cell table:style-name="ce119" table:formula="oooc:=COUNTIF([.C12:.K12];&quot;51&quot;)+COUNTIF([.C12:.K12];&quot;51☻&quot;)+COUNTIF([.C12:.K12];&quot;2&quot;)+COUNTIF([.C12:.K12];&quot;52&quot;)+COUNTIF([.C12:.K12];&quot;52☻&quot;)" office:value-type="float" office:value="2">
            <text:p>2</text:p>
          </table:table-cell>
          <table:table-cell table:style-name="ce13"/>
          <table:table-cell table:style-name="ce3" table:formula="oooc:=[$VzorciVnosov.$A$12]" office:value-type="string" office:string-value="D">
            <text:p>D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2">
            <text:p>12. sep 08</text:p>
          </table:table-cell>
          <table:table-cell table:style-name="ce111" table:formula="oooc:=TEXT([.A13];&quot;Ddd&quot;)" office:value-type="string" office:string-value="pet">
            <text:p>pet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74"/>
          <table:table-cell table:style-name="ce2" table:formula="oooc:=[$VzorciVnosov.$A$9]" office:value-type="string" office:string-value="U☻">
            <text:p>U☻</text:p>
          </table:table-cell>
          <table:table-cell table:style-name="ce3" office:value-type="string">
            <office:annotation draw:style-name="gr1" draw:text-style-name="P1" svg:width="2.871cm" svg:height="0.978cm" svg:x="15.427cm" svg:y="6.901cm" draw:caption-point-x="-15.427cm" draw:caption-point-y="-6.901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16" table:formula="oooc:=COUNTIF([.C13:.K13];&quot;51&quot;)+COUNTIF([.C13:.K13];&quot;51☻&quot;)" office:value-type="float" office:value="1">
            <text:p>1</text:p>
          </table:table-cell>
          <table:table-cell table:style-name="ce116" table:formula="oooc:=COUNTIF([.C13:.K13];&quot;52&quot;)+COUNTIF([.C13:.K13];&quot;52☻&quot;)" office:value-type="float" office:value="1">
            <text:p>1</text:p>
          </table:table-cell>
          <table:table-cell table:style-name="ce116" table:formula="oooc:=COUNTIF([.C13:.K13];&quot;11-19&quot;)+COUNTIF([.C13:.K13];&quot;2&quot;)" office:value-type="float" office:value="1">
            <text:p>1</text:p>
          </table:table-cell>
          <table:table-cell table:style-name="ce116" table:formula="oooc:=COUNTIF([.C13:.K13];&quot;U&quot;)+COUNTIF([.C13:.K13];&quot;U☻&quot;)" office:value-type="float" office:value="1">
            <text:p>1</text:p>
          </table:table-cell>
          <table:table-cell table:style-name="ce116" table:formula="oooc:=COUNTIF([.C13:.K13];&quot;KVIT&quot;)+COUNTIF([.C13:.K13];&quot;KVIT☻&quot;)" office:value-type="float" office:value="1">
            <text:p>1</text:p>
          </table:table-cell>
          <table:table-cell table:style-name="ce117" table:formula="oooc:=COUNTBLANK([.C13:.K13])" office:value-type="float" office:value="1">
            <text:p>1</text:p>
          </table:table-cell>
          <table:table-cell table:style-name="ce118" table:formula="oooc:=COUNTIF([.C13:.K13];&quot;x&quot;)" office:value-type="float" office:value="1">
            <text:p>1</text:p>
          </table:table-cell>
          <table:table-cell table:style-name="ce119" table:formula="oooc:=COUNTIF([.C13:.K13];&quot;51&quot;)+COUNTIF([.C13:.K13];&quot;51☻&quot;)+COUNTIF([.C13:.K13];&quot;2&quot;)+COUNTIF([.C13:.K13];&quot;52&quot;)+COUNTIF([.C13:.K13];&quot;52☻&quot;)" office:value-type="float" office:value="2">
            <text:p>2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13">
            <text:p>13. sep 08</text:p>
          </table:table-cell>
          <table:table-cell table:style-name="ce112" table:formula="oooc:=TEXT([.A14];&quot;Ddd&quot;)" office:value-type="string" office:string-value="sob">
            <text:p>sob</text:p>
          </table:table-cell>
          <table:table-cell table:style-name="ce73"/>
          <table:table-cell table:style-name="ce24" table:number-columns-repeated="2"/>
          <table:table-cell table:style-name="ce6" office:value-type="string">
            <text:p>☻</text:p>
          </table:table-cell>
          <table:table-cell table:style-name="ce24"/>
          <table:table-cell table:style-name="ce27"/>
          <table:table-cell table:style-name="ce24"/>
          <table:table-cell table:style-name="ce31"/>
          <table:table-cell table:style-name="ce20" office:value-type="string">
            <office:annotation draw:style-name="gr1" draw:text-style-name="P1" svg:width="2.871cm" svg:height="0.978cm" svg:x="15.427cm" svg:y="7.601cm" draw:caption-point-x="-15.427cm" draw:caption-point-y="-7.601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16" table:formula="oooc:=COUNTIF([.C14:.K14];&quot;51&quot;)+COUNTIF([.C14:.K14];&quot;51☻&quot;)" office:value-type="float" office:value="0">
            <text:p>0</text:p>
          </table:table-cell>
          <table:table-cell table:style-name="ce116" table:formula="oooc:=COUNTIF([.C14:.K14];&quot;52&quot;)+COUNTIF([.C14:.K14];&quot;52☻&quot;)" office:value-type="float" office:value="0">
            <text:p>0</text:p>
          </table:table-cell>
          <table:table-cell table:style-name="ce116" table:formula="oooc:=COUNTIF([.C14:.K14];&quot;11-19&quot;)+COUNTIF([.C14:.K14];&quot;2&quot;)" office:value-type="float" office:value="0">
            <text:p>0</text:p>
          </table:table-cell>
          <table:table-cell table:style-name="ce116" table:formula="oooc:=COUNTIF([.C14:.K14];&quot;U&quot;)+COUNTIF([.C14:.K14];&quot;U☻&quot;)" office:value-type="float" office:value="0">
            <text:p>0</text:p>
          </table:table-cell>
          <table:table-cell table:style-name="ce116" table:formula="oooc:=COUNTIF([.C14:.K14];&quot;KVIT&quot;)+COUNTIF([.C14:.K14];&quot;KVIT☻&quot;)" office:value-type="float" office:value="0">
            <text:p>0</text:p>
          </table:table-cell>
          <table:table-cell table:style-name="ce117" table:formula="oooc:=COUNTBLANK([.C14:.K14])" office:value-type="float" office:value="7">
            <text:p>7</text:p>
          </table:table-cell>
          <table:table-cell table:style-name="ce118" table:formula="oooc:=COUNTIF([.C14:.K14];&quot;x&quot;)" office:value-type="float" office:value="0">
            <text:p>0</text:p>
          </table:table-cell>
          <table:table-cell table:style-name="ce119" table:formula="oooc:=COUNTIF([.C14:.K14];&quot;51&quot;)+COUNTIF([.C14:.K14];&quot;51☻&quot;)+COUNTIF([.C14:.K14];&quot;2&quot;)+COUNTIF([.C14:.K14];&quot;52&quot;)+COUNTIF([.C14:.K14];&quot;52☻&quot;)" office:value-type="float" office:value="0">
            <text:p>0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14">
            <text:p>14. sep 08</text:p>
          </table:table-cell>
          <table:table-cell table:style-name="ce112" table:formula="oooc:=TEXT([.A15];&quot;Ddd&quot;)" office:value-type="string" office:string-value="ned">
            <text:p>ned</text:p>
          </table:table-cell>
          <table:table-cell table:style-name="ce19"/>
          <table:table-cell table:style-name="ce31"/>
          <table:table-cell table:style-name="ce71"/>
          <table:table-cell table:style-name="ce6" office:value-type="string">
            <text:p>☻</text:p>
          </table:table-cell>
          <table:table-cell table:style-name="ce24"/>
          <table:table-cell table:style-name="ce20"/>
          <table:table-cell table:style-name="ce28"/>
          <table:table-cell table:style-name="ce114"/>
          <table:table-cell table:style-name="ce20" office:value-type="string">
            <office:annotation draw:style-name="gr1" draw:text-style-name="P1" svg:width="2.871cm" svg:height="0.978cm" svg:x="15.427cm" svg:y="8.3cm" draw:caption-point-x="-15.427cm" draw:caption-point-y="-8.3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16" table:formula="oooc:=COUNTIF([.C15:.K15];&quot;51&quot;)+COUNTIF([.C15:.K15];&quot;51☻&quot;)" office:value-type="float" office:value="0">
            <text:p>0</text:p>
          </table:table-cell>
          <table:table-cell table:style-name="ce116" table:formula="oooc:=COUNTIF([.C15:.K15];&quot;52&quot;)+COUNTIF([.C15:.K15];&quot;52☻&quot;)" office:value-type="float" office:value="0">
            <text:p>0</text:p>
          </table:table-cell>
          <table:table-cell table:style-name="ce116" table:formula="oooc:=COUNTIF([.C15:.K15];&quot;11-19&quot;)+COUNTIF([.C15:.K15];&quot;2&quot;)" office:value-type="float" office:value="0">
            <text:p>0</text:p>
          </table:table-cell>
          <table:table-cell table:style-name="ce116" table:formula="oooc:=COUNTIF([.C15:.K15];&quot;U&quot;)+COUNTIF([.C15:.K15];&quot;U☻&quot;)" office:value-type="float" office:value="0">
            <text:p>0</text:p>
          </table:table-cell>
          <table:table-cell table:style-name="ce116" table:formula="oooc:=COUNTIF([.C15:.K15];&quot;KVIT&quot;)+COUNTIF([.C15:.K15];&quot;KVIT☻&quot;)" office:value-type="float" office:value="0">
            <text:p>0</text:p>
          </table:table-cell>
          <table:table-cell table:style-name="ce117" table:formula="oooc:=COUNTBLANK([.C15:.K15])" office:value-type="float" office:value="7">
            <text:p>7</text:p>
          </table:table-cell>
          <table:table-cell table:style-name="ce118" table:formula="oooc:=COUNTIF([.C15:.K15];&quot;x&quot;)" office:value-type="float" office:value="0">
            <text:p>0</text:p>
          </table:table-cell>
          <table:table-cell table:style-name="ce119" table:formula="oooc:=COUNTIF([.C15:.K15];&quot;51&quot;)+COUNTIF([.C15:.K15];&quot;51☻&quot;)+COUNTIF([.C15:.K15];&quot;2&quot;)+COUNTIF([.C15:.K15];&quot;52&quot;)+COUNTIF([.C15:.K15];&quot;52☻&quot;)" office:value-type="float" office:value="0">
            <text:p>0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5">
            <text:p>15. sep 08</text:p>
          </table:table-cell>
          <table:table-cell table:style-name="ce111" table:formula="oooc:=TEXT([.A16];&quot;Ddd&quot;)" office:value-type="string" office:string-value="pon">
            <text:p>pon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14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78cm" svg:x="15.427cm" svg:y="8.999cm" draw:caption-point-x="-15.427cm" draw:caption-point-y="-8.999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PIN</text:p>
          </table:table-cell>
          <table:table-cell table:style-name="ce115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16" table:formula="oooc:=COUNTIF([.C16:.K16];&quot;51&quot;)+COUNTIF([.C16:.K16];&quot;51☻&quot;)" office:value-type="float" office:value="1">
            <text:p>1</text:p>
          </table:table-cell>
          <table:table-cell table:style-name="ce116" table:formula="oooc:=COUNTIF([.C16:.K16];&quot;52&quot;)+COUNTIF([.C16:.K16];&quot;52☻&quot;)" office:value-type="float" office:value="1">
            <text:p>1</text:p>
          </table:table-cell>
          <table:table-cell table:style-name="ce116" table:formula="oooc:=COUNTIF([.C16:.K16];&quot;11-19&quot;)+COUNTIF([.C16:.K16];&quot;2&quot;)" office:value-type="float" office:value="1">
            <text:p>1</text:p>
          </table:table-cell>
          <table:table-cell table:style-name="ce116" table:formula="oooc:=COUNTIF([.C16:.K16];&quot;U&quot;)+COUNTIF([.C16:.K16];&quot;U☻&quot;)" office:value-type="float" office:value="0">
            <text:p>0</text:p>
          </table:table-cell>
          <table:table-cell table:style-name="ce116" table:formula="oooc:=COUNTIF([.C16:.K16];&quot;KVIT&quot;)+COUNTIF([.C16:.K16];&quot;KVIT☻&quot;)" office:value-type="float" office:value="0">
            <text:p>0</text:p>
          </table:table-cell>
          <table:table-cell table:style-name="ce117" table:formula="oooc:=COUNTBLANK([.C16:.K16])" office:value-type="float" office:value="1">
            <text:p>1</text:p>
          </table:table-cell>
          <table:table-cell table:style-name="ce118" table:formula="oooc:=COUNTIF([.C16:.K16];&quot;x&quot;)" office:value-type="float" office:value="1">
            <text:p>1</text:p>
          </table:table-cell>
          <table:table-cell table:style-name="ce119" table:formula="oooc:=COUNTIF([.C16:.K16];&quot;51&quot;)+COUNTIF([.C16:.K16];&quot;51☻&quot;)+COUNTIF([.C16:.K16];&quot;2&quot;)+COUNTIF([.C16:.K16];&quot;52&quot;)+COUNTIF([.C16:.K16];&quot;52☻&quot;)" office:value-type="float" office:value="2">
            <text:p>2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6">
            <text:p>16. sep 08</text:p>
          </table:table-cell>
          <table:table-cell table:style-name="ce111" table:formula="oooc:=TEXT([.A17];&quot;Ddd&quot;)" office:value-type="string" office:string-value="tor">
            <text:p>tor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2" office:value-type="string">
            <text:p>51☻</text:p>
          </table:table-cell>
          <table:table-cell table:style-name="ce3" office:value-type="float" office:value="52">
            <text:p>52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/>
          <table:table-cell table:style-name="ce3" table:formula="oooc:=[$VzorciVnosov.$A$12]" office:value-type="string" office:string-value="D">
            <office:annotation draw:style-name="gr1" draw:text-style-name="P1" svg:width="2.873cm" svg:height="0.595cm" svg:x="14.129cm" svg:y="9.699cm" draw:caption-point-x="-14.129cm" draw:caption-point-y="-9.699cm">
              <dc:date>2008-12-24T00:00:00</dc:date>
              <text:p text:style-name="P1"><text:span text:style-name="T1">Sodišče</text:span></text:p>
            </office:annotation>
            <text:p>D</text:p>
          </table:table-cell>
          <table:table-cell table:style-name="ce3" office:value-type="string">
            <office:annotation draw:style-name="gr1" draw:text-style-name="P1" svg:width="2.871cm" svg:height="0.978cm" svg:x="15.427cm" svg:y="9.699cm" draw:caption-point-x="-15.427cm" draw:caption-point-y="-9.699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15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16" table:formula="oooc:=COUNTIF([.C17:.K17];&quot;51&quot;)+COUNTIF([.C17:.K17];&quot;51☻&quot;)" office:value-type="float" office:value="1">
            <text:p>1</text:p>
          </table:table-cell>
          <table:table-cell table:style-name="ce116" table:formula="oooc:=COUNTIF([.C17:.K17];&quot;52&quot;)+COUNTIF([.C17:.K17];&quot;52☻&quot;)" office:value-type="float" office:value="1">
            <text:p>1</text:p>
          </table:table-cell>
          <table:table-cell table:style-name="ce116" table:formula="oooc:=COUNTIF([.C17:.K17];&quot;11-19&quot;)+COUNTIF([.C17:.K17];&quot;2&quot;)" office:value-type="float" office:value="0">
            <text:p>0</text:p>
          </table:table-cell>
          <table:table-cell table:style-name="ce116" table:formula="oooc:=COUNTIF([.C17:.K17];&quot;U&quot;)+COUNTIF([.C17:.K17];&quot;U☻&quot;)" office:value-type="float" office:value="0">
            <text:p>0</text:p>
          </table:table-cell>
          <table:table-cell table:style-name="ce116" table:formula="oooc:=COUNTIF([.C17:.K17];&quot;KVIT&quot;)+COUNTIF([.C17:.K17];&quot;KVIT☻&quot;)" office:value-type="float" office:value="1">
            <text:p>1</text:p>
          </table:table-cell>
          <table:table-cell table:style-name="ce117" table:formula="oooc:=COUNTBLANK([.C17:.K17])" office:value-type="float" office:value="1">
            <text:p>1</text:p>
          </table:table-cell>
          <table:table-cell table:style-name="ce118" table:formula="oooc:=COUNTIF([.C17:.K17];&quot;x&quot;)" office:value-type="float" office:value="0">
            <text:p>0</text:p>
          </table:table-cell>
          <table:table-cell table:style-name="ce119" table:formula="oooc:=COUNTIF([.C17:.K17];&quot;51&quot;)+COUNTIF([.C17:.K17];&quot;51☻&quot;)+COUNTIF([.C17:.K17];&quot;2&quot;)+COUNTIF([.C17:.K17];&quot;52&quot;)+COUNTIF([.C17:.K17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7">
            <text:p>17. sep 08</text:p>
          </table:table-cell>
          <table:table-cell table:style-name="ce111" table:formula="oooc:=TEXT([.A18];&quot;Ddd&quot;)" office:value-type="string" office:string-value="sre">
            <text:p>sre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office:value-type="string">
            <text:p>11-19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" office:value-type="string">
            <text:p>U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2" table:formula="oooc:=[$VzorciVnosov.$A$3]" office:value-type="string" office:string-value="52☻">
            <text:p>52☻</text:p>
          </table:table-cell>
          <table:table-cell table:style-name="ce74"/>
          <table:table-cell table:style-name="ce3" office:value-type="float" office:value="51">
            <text:p>51</text:p>
          </table:table-cell>
          <table:table-cell table:style-name="ce3" office:value-type="string">
            <office:annotation draw:style-name="gr1" draw:text-style-name="P1" svg:width="2.871cm" svg:height="0.978cm" svg:x="15.427cm" svg:y="10.398cm" draw:caption-point-x="-15.427cm" draw:caption-point-y="-10.398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16" table:formula="oooc:=COUNTIF([.C18:.K18];&quot;51&quot;)+COUNTIF([.C18:.K18];&quot;51☻&quot;)" office:value-type="float" office:value="1">
            <text:p>1</text:p>
          </table:table-cell>
          <table:table-cell table:style-name="ce116" table:formula="oooc:=COUNTIF([.C18:.K18];&quot;52&quot;)+COUNTIF([.C18:.K18];&quot;52☻&quot;)" office:value-type="float" office:value="1">
            <text:p>1</text:p>
          </table:table-cell>
          <table:table-cell table:style-name="ce116" table:formula="oooc:=COUNTIF([.C18:.K18];&quot;11-19&quot;)+COUNTIF([.C18:.K18];&quot;2&quot;)" office:value-type="float" office:value="1">
            <text:p>1</text:p>
          </table:table-cell>
          <table:table-cell table:style-name="ce116" table:formula="oooc:=COUNTIF([.C18:.K18];&quot;U&quot;)+COUNTIF([.C18:.K18];&quot;U☻&quot;)" office:value-type="float" office:value="1">
            <text:p>1</text:p>
          </table:table-cell>
          <table:table-cell table:style-name="ce116" table:formula="oooc:=COUNTIF([.C18:.K18];&quot;KVIT&quot;)+COUNTIF([.C18:.K18];&quot;KVIT☻&quot;)" office:value-type="float" office:value="0">
            <text:p>0</text:p>
          </table:table-cell>
          <table:table-cell table:style-name="ce117" table:formula="oooc:=COUNTBLANK([.C18:.K18])" office:value-type="float" office:value="1">
            <text:p>1</text:p>
          </table:table-cell>
          <table:table-cell table:style-name="ce118" table:formula="oooc:=COUNTIF([.C18:.K18];&quot;x&quot;)" office:value-type="float" office:value="1">
            <text:p>1</text:p>
          </table:table-cell>
          <table:table-cell table:style-name="ce119" table:formula="oooc:=COUNTIF([.C18:.K18];&quot;51&quot;)+COUNTIF([.C18:.K18];&quot;51☻&quot;)+COUNTIF([.C18:.K18];&quot;2&quot;)+COUNTIF([.C18:.K18];&quot;52&quot;)+COUNTIF([.C18:.K18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8">
            <text:p>18. sep 08</text:p>
          </table:table-cell>
          <table:table-cell table:style-name="ce111" table:formula="oooc:=TEXT([.A19];&quot;Ddd&quot;)" office:value-type="string" office:string-value="čet">
            <text:p>čet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" office:value-type="float" office:value="52">
            <text:p>52</text:p>
          </table:table-cell>
          <table:table-cell table:style-name="ce2" table:formula="oooc:=[$VzorciVnosov.$A$2]" office:value-type="string" office:string-value="51☻">
            <office:annotation draw:style-name="gr1" draw:text-style-name="P1" svg:width="2.872cm" svg:height="2.56cm" svg:x="8.942cm" svg:y="11.098cm" draw:caption-point-x="-8.942cm" draw:caption-point-y="-11.098cm">
              <dc:date>2008-12-24T00:00:00</dc:date>
              <text:p text:style-name="P1"><text:span text:style-name="T1">v četrtkih ne razpisuješ za dežurstvo, popoldan ali dodaten program</text:span></text:p>
            </office:annotation>
            <text:p>51☻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78cm" svg:x="15.427cm" svg:y="11.098cm" draw:caption-point-x="-15.427cm" draw:caption-point-y="-11.098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PIN</text:p>
          </table:table-cell>
          <table:table-cell table:style-name="ce115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16" table:formula="oooc:=COUNTIF([.C19:.K19];&quot;51&quot;)+COUNTIF([.C19:.K19];&quot;51☻&quot;)" office:value-type="float" office:value="1">
            <text:p>1</text:p>
          </table:table-cell>
          <table:table-cell table:style-name="ce116" table:formula="oooc:=COUNTIF([.C19:.K19];&quot;52&quot;)+COUNTIF([.C19:.K19];&quot;52☻&quot;)" office:value-type="float" office:value="1">
            <text:p>1</text:p>
          </table:table-cell>
          <table:table-cell table:style-name="ce116" table:formula="oooc:=COUNTIF([.C19:.K19];&quot;11-19&quot;)+COUNTIF([.C19:.K19];&quot;2&quot;)" office:value-type="float" office:value="1">
            <text:p>1</text:p>
          </table:table-cell>
          <table:table-cell table:style-name="ce116" table:formula="oooc:=COUNTIF([.C19:.K19];&quot;U&quot;)+COUNTIF([.C19:.K19];&quot;U☻&quot;)" office:value-type="float" office:value="0">
            <text:p>0</text:p>
          </table:table-cell>
          <table:table-cell table:style-name="ce116" table:formula="oooc:=COUNTIF([.C19:.K19];&quot;KVIT&quot;)+COUNTIF([.C19:.K19];&quot;KVIT☻&quot;)" office:value-type="float" office:value="0">
            <text:p>0</text:p>
          </table:table-cell>
          <table:table-cell table:style-name="ce117" table:formula="oooc:=COUNTBLANK([.C19:.K19])" office:value-type="float" office:value="1">
            <text:p>1</text:p>
          </table:table-cell>
          <table:table-cell table:style-name="ce118" table:formula="oooc:=COUNTIF([.C19:.K19];&quot;x&quot;)" office:value-type="float" office:value="1">
            <text:p>1</text:p>
          </table:table-cell>
          <table:table-cell table:style-name="ce119" table:formula="oooc:=COUNTIF([.C19:.K19];&quot;51&quot;)+COUNTIF([.C19:.K19];&quot;51☻&quot;)+COUNTIF([.C19:.K19];&quot;2&quot;)+COUNTIF([.C19:.K19];&quot;52&quot;)+COUNTIF([.C19:.K19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19">
            <text:p>19. sep 08</text:p>
          </table:table-cell>
          <table:table-cell table:style-name="ce111" table:formula="oooc:=TEXT([.A20];&quot;Ddd&quot;)" office:value-type="string" office:string-value="pet">
            <text:p>pet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/>
          <table:table-cell table:style-name="ce2" table:formula="oooc:=[$VzorciVnosov.$A$2]" office:value-type="string" office:string-value="51☻">
            <text:p>51☻</text:p>
          </table:table-cell>
          <table:table-cell table:style-name="ce3" office:value-type="string">
            <office:annotation draw:style-name="gr1" draw:text-style-name="P1" svg:width="2.871cm" svg:height="0.978cm" svg:x="15.427cm" svg:y="11.797cm" draw:caption-point-x="-15.427cm" draw:caption-point-y="-11.797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15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16" table:formula="oooc:=COUNTIF([.C20:.K20];&quot;51&quot;)+COUNTIF([.C20:.K20];&quot;51☻&quot;)" office:value-type="float" office:value="1">
            <text:p>1</text:p>
          </table:table-cell>
          <table:table-cell table:style-name="ce116" table:formula="oooc:=COUNTIF([.C20:.K20];&quot;52&quot;)+COUNTIF([.C20:.K20];&quot;52☻&quot;)" office:value-type="float" office:value="1">
            <text:p>1</text:p>
          </table:table-cell>
          <table:table-cell table:style-name="ce116" table:formula="oooc:=COUNTIF([.C20:.K20];&quot;11-19&quot;)+COUNTIF([.C20:.K20];&quot;2&quot;)" office:value-type="float" office:value="1">
            <text:p>1</text:p>
          </table:table-cell>
          <table:table-cell table:style-name="ce116" table:formula="oooc:=COUNTIF([.C20:.K20];&quot;U&quot;)+COUNTIF([.C20:.K20];&quot;U☻&quot;)" office:value-type="float" office:value="1">
            <text:p>1</text:p>
          </table:table-cell>
          <table:table-cell table:style-name="ce116" table:formula="oooc:=COUNTIF([.C20:.K20];&quot;KVIT&quot;)+COUNTIF([.C20:.K20];&quot;KVIT☻&quot;)" office:value-type="float" office:value="1">
            <text:p>1</text:p>
          </table:table-cell>
          <table:table-cell table:style-name="ce117" table:formula="oooc:=COUNTBLANK([.C20:.K20])" office:value-type="float" office:value="1">
            <text:p>1</text:p>
          </table:table-cell>
          <table:table-cell table:style-name="ce118" table:formula="oooc:=COUNTIF([.C20:.K20];&quot;x&quot;)" office:value-type="float" office:value="1">
            <text:p>1</text:p>
          </table:table-cell>
          <table:table-cell table:style-name="ce119" table:formula="oooc:=COUNTIF([.C20:.K20];&quot;51&quot;)+COUNTIF([.C20:.K20];&quot;51☻&quot;)+COUNTIF([.C20:.K20];&quot;2&quot;)+COUNTIF([.C20:.K20];&quot;52&quot;)+COUNTIF([.C20:.K20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20">
            <text:p>20. sep 08</text:p>
          </table:table-cell>
          <table:table-cell table:style-name="ce112" table:formula="oooc:=TEXT([.A21];&quot;Ddd&quot;)" office:value-type="string" office:string-value="sob">
            <text:p>sob</text:p>
          </table:table-cell>
          <table:table-cell table:style-name="ce19"/>
          <table:table-cell table:style-name="ce72"/>
          <table:table-cell table:style-name="ce20"/>
          <table:table-cell table:style-name="ce73" table:number-columns-repeated="2"/>
          <table:table-cell table:style-name="ce6" office:value-type="string">
            <text:p>☻</text:p>
          </table:table-cell>
          <table:table-cell table:style-name="ce20" table:number-columns-repeated="2"/>
          <table:table-cell table:style-name="ce20" office:value-type="string">
            <office:annotation draw:style-name="gr1" draw:text-style-name="P1" svg:width="2.871cm" svg:height="0.978cm" svg:x="15.427cm" svg:y="12.496cm" draw:caption-point-x="-15.427cm" draw:caption-point-y="-12.496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16" table:formula="oooc:=COUNTIF([.C21:.K21];&quot;51&quot;)+COUNTIF([.C21:.K21];&quot;51☻&quot;)" office:value-type="float" office:value="0">
            <text:p>0</text:p>
          </table:table-cell>
          <table:table-cell table:style-name="ce116" table:formula="oooc:=COUNTIF([.C21:.K21];&quot;52&quot;)+COUNTIF([.C21:.K21];&quot;52☻&quot;)" office:value-type="float" office:value="0">
            <text:p>0</text:p>
          </table:table-cell>
          <table:table-cell table:style-name="ce116" table:formula="oooc:=COUNTIF([.C21:.K21];&quot;11-19&quot;)+COUNTIF([.C21:.K21];&quot;2&quot;)" office:value-type="float" office:value="0">
            <text:p>0</text:p>
          </table:table-cell>
          <table:table-cell table:style-name="ce116" table:formula="oooc:=COUNTIF([.C21:.K21];&quot;U&quot;)+COUNTIF([.C21:.K21];&quot;U☻&quot;)" office:value-type="float" office:value="0">
            <text:p>0</text:p>
          </table:table-cell>
          <table:table-cell table:style-name="ce116" table:formula="oooc:=COUNTIF([.C21:.K21];&quot;KVIT&quot;)+COUNTIF([.C21:.K21];&quot;KVIT☻&quot;)" office:value-type="float" office:value="0">
            <text:p>0</text:p>
          </table:table-cell>
          <table:table-cell table:style-name="ce117" table:formula="oooc:=COUNTBLANK([.C21:.K21])" office:value-type="float" office:value="7">
            <text:p>7</text:p>
          </table:table-cell>
          <table:table-cell table:style-name="ce118" table:formula="oooc:=COUNTIF([.C21:.K21];&quot;x&quot;)" office:value-type="float" office:value="0">
            <text:p>0</text:p>
          </table:table-cell>
          <table:table-cell table:style-name="ce119" table:formula="oooc:=COUNTIF([.C21:.K21];&quot;51&quot;)+COUNTIF([.C21:.K21];&quot;51☻&quot;)+COUNTIF([.C21:.K21];&quot;2&quot;)+COUNTIF([.C21:.K21];&quot;52&quot;)+COUNTIF([.C21:.K21];&quot;52☻&quot;)" office:value-type="float" office:value="0">
            <text:p>0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21">
            <text:p>21. sep 08</text:p>
          </table:table-cell>
          <table:table-cell table:style-name="ce112" table:formula="oooc:=TEXT([.A22];&quot;Ddd&quot;)" office:value-type="string" office:string-value="ned">
            <text:p>ned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6" office:value-type="string">
            <text:p>☻</text:p>
          </table:table-cell>
          <table:table-cell table:style-name="ce20">
            <office:annotation draw:style-name="gr1" draw:text-style-name="P1" svg:width="2.873cm" svg:height="0.595cm" svg:x="11.535cm" svg:y="13.196cm" draw:caption-point-x="-11.535cm" draw:caption-point-y="-13.196cm">
              <dc:date>2008-12-24T00:00:00</dc:date>
              <text:p text:style-name="P1"><text:span text:style-name="T1">Pučnik</text:span></text:p>
            </office:annotation>
          </table:table-cell>
          <table:table-cell table:style-name="ce27"/>
          <table:table-cell table:style-name="ce19"/>
          <table:table-cell table:style-name="ce20" office:value-type="string">
            <office:annotation draw:style-name="gr1" draw:text-style-name="P1" svg:width="2.871cm" svg:height="0.978cm" svg:x="15.427cm" svg:y="13.196cm" draw:caption-point-x="-15.427cm" draw:caption-point-y="-13.196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16" table:formula="oooc:=COUNTIF([.C22:.K22];&quot;51&quot;)+COUNTIF([.C22:.K22];&quot;51☻&quot;)" office:value-type="float" office:value="0">
            <text:p>0</text:p>
          </table:table-cell>
          <table:table-cell table:style-name="ce116" table:formula="oooc:=COUNTIF([.C22:.K22];&quot;52&quot;)+COUNTIF([.C22:.K22];&quot;52☻&quot;)" office:value-type="float" office:value="0">
            <text:p>0</text:p>
          </table:table-cell>
          <table:table-cell table:style-name="ce116" table:formula="oooc:=COUNTIF([.C22:.K22];&quot;11-19&quot;)+COUNTIF([.C22:.K22];&quot;2&quot;)" office:value-type="float" office:value="0">
            <text:p>0</text:p>
          </table:table-cell>
          <table:table-cell table:style-name="ce116" table:formula="oooc:=COUNTIF([.C22:.K22];&quot;U&quot;)+COUNTIF([.C22:.K22];&quot;U☻&quot;)" office:value-type="float" office:value="0">
            <text:p>0</text:p>
          </table:table-cell>
          <table:table-cell table:style-name="ce116" table:formula="oooc:=COUNTIF([.C22:.K22];&quot;KVIT&quot;)+COUNTIF([.C22:.K22];&quot;KVIT☻&quot;)" office:value-type="float" office:value="0">
            <text:p>0</text:p>
          </table:table-cell>
          <table:table-cell table:style-name="ce117" table:formula="oooc:=COUNTBLANK([.C22:.K22])" office:value-type="float" office:value="7">
            <text:p>7</text:p>
          </table:table-cell>
          <table:table-cell table:style-name="ce118" table:formula="oooc:=COUNTIF([.C22:.K22];&quot;x&quot;)" office:value-type="float" office:value="0">
            <text:p>0</text:p>
          </table:table-cell>
          <table:table-cell table:style-name="ce119" table:formula="oooc:=COUNTIF([.C22:.K22];&quot;51&quot;)+COUNTIF([.C22:.K22];&quot;51☻&quot;)+COUNTIF([.C22:.K22];&quot;2&quot;)+COUNTIF([.C22:.K22];&quot;52&quot;)+COUNTIF([.C22:.K22];&quot;52☻&quot;)" office:value-type="float" office:value="0">
            <text:p>0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22">
            <text:p>22. sep 08</text:p>
          </table:table-cell>
          <table:table-cell table:style-name="ce111" table:formula="oooc:=TEXT([.A23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14"/>
          <table:table-cell table:style-name="ce26" office:value-type="string">
            <text:p>KVIT☻</text:p>
          </table:table-cell>
          <table:table-cell table:style-name="ce3" office:value-type="string">
            <office:annotation draw:style-name="gr1" draw:text-style-name="P1" svg:width="2.871cm" svg:height="0.978cm" svg:x="15.427cm" svg:y="13.895cm" draw:caption-point-x="-15.427cm" draw:caption-point-y="-13.895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16" table:formula="oooc:=COUNTIF([.C23:.K23];&quot;51&quot;)+COUNTIF([.C23:.K23];&quot;51☻&quot;)" office:value-type="float" office:value="0">
            <text:p>0</text:p>
          </table:table-cell>
          <table:table-cell table:style-name="ce116" table:formula="oooc:=COUNTIF([.C23:.K23];&quot;52&quot;)+COUNTIF([.C23:.K23];&quot;52☻&quot;)" office:value-type="float" office:value="0">
            <text:p>0</text:p>
          </table:table-cell>
          <table:table-cell table:style-name="ce116" table:formula="oooc:=COUNTIF([.C23:.K23];&quot;11-19&quot;)+COUNTIF([.C23:.K23];&quot;2&quot;)" office:value-type="float" office:value="1">
            <text:p>1</text:p>
          </table:table-cell>
          <table:table-cell table:style-name="ce116" table:formula="oooc:=COUNTIF([.C23:.K23];&quot;U&quot;)+COUNTIF([.C23:.K23];&quot;U☻&quot;)" office:value-type="float" office:value="1">
            <text:p>1</text:p>
          </table:table-cell>
          <table:table-cell table:style-name="ce116" table:formula="oooc:=COUNTIF([.C23:.K23];&quot;KVIT&quot;)+COUNTIF([.C23:.K23];&quot;KVIT☻&quot;)" office:value-type="float" office:value="2">
            <text:p>2</text:p>
          </table:table-cell>
          <table:table-cell table:style-name="ce117" table:formula="oooc:=COUNTBLANK([.C23:.K23])" office:value-type="float" office:value="1">
            <text:p>1</text:p>
          </table:table-cell>
          <table:table-cell table:style-name="ce118" table:formula="oooc:=COUNTIF([.C23:.K23];&quot;x&quot;)" office:value-type="float" office:value="1">
            <text:p>1</text:p>
          </table:table-cell>
          <table:table-cell table:style-name="ce119" table:formula="oooc:=COUNTIF([.C23:.K23];&quot;51&quot;)+COUNTIF([.C23:.K23];&quot;51☻&quot;)+COUNTIF([.C23:.K23];&quot;2&quot;)+COUNTIF([.C23:.K23];&quot;52&quot;)+COUNTIF([.C23:.K23];&quot;52☻&quot;)" office:value-type="float" office:value="0">
            <text:p>0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23">
            <text:p>23. sep 08</text:p>
          </table:table-cell>
          <table:table-cell table:style-name="ce111" table:formula="oooc:=TEXT([.A24];&quot;Ddd&quot;)" office:value-type="string" office:string-value="tor">
            <text:p>tor</text:p>
          </table:table-cell>
          <table:table-cell table:style-name="ce2" office:value-type="string">
            <text:p>KVIT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11-19</text:p>
          </table:table-cell>
          <table:table-cell table:style-name="ce26" office:value-type="string">
            <text:p>KVIT☻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3" office:value-type="string">
            <office:annotation draw:style-name="gr1" draw:text-style-name="P1" svg:width="2.871cm" svg:height="0.978cm" svg:x="15.427cm" svg:y="14.595cm" draw:caption-point-x="-15.427cm" draw:caption-point-y="-14.595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16" table:formula="oooc:=COUNTIF([.C24:.K24];&quot;51&quot;)+COUNTIF([.C24:.K24];&quot;51☻&quot;)" office:value-type="float" office:value="1">
            <text:p>1</text:p>
          </table:table-cell>
          <table:table-cell table:style-name="ce116" table:formula="oooc:=COUNTIF([.C24:.K24];&quot;52&quot;)+COUNTIF([.C24:.K24];&quot;52☻&quot;)" office:value-type="float" office:value="1">
            <text:p>1</text:p>
          </table:table-cell>
          <table:table-cell table:style-name="ce116" table:formula="oooc:=COUNTIF([.C24:.K24];&quot;11-19&quot;)+COUNTIF([.C24:.K24];&quot;2&quot;)" office:value-type="float" office:value="1">
            <text:p>1</text:p>
          </table:table-cell>
          <table:table-cell table:style-name="ce116" table:formula="oooc:=COUNTIF([.C24:.K24];&quot;U&quot;)+COUNTIF([.C24:.K24];&quot;U☻&quot;)" office:value-type="float" office:value="1">
            <text:p>1</text:p>
          </table:table-cell>
          <table:table-cell table:style-name="ce116" table:formula="oooc:=COUNTIF([.C24:.K24];&quot;KVIT&quot;)+COUNTIF([.C24:.K24];&quot;KVIT☻&quot;)" office:value-type="float" office:value="2">
            <text:p>2</text:p>
          </table:table-cell>
          <table:table-cell table:style-name="ce117" table:formula="oooc:=COUNTBLANK([.C24:.K24])" office:value-type="float" office:value="1">
            <text:p>1</text:p>
          </table:table-cell>
          <table:table-cell table:style-name="ce118" table:formula="oooc:=COUNTIF([.C24:.K24];&quot;x&quot;)" office:value-type="float" office:value="1">
            <text:p>1</text:p>
          </table:table-cell>
          <table:table-cell table:style-name="ce119" table:formula="oooc:=COUNTIF([.C24:.K24];&quot;51&quot;)+COUNTIF([.C24:.K24];&quot;51☻&quot;)+COUNTIF([.C24:.K24];&quot;2&quot;)+COUNTIF([.C24:.K24];&quot;52&quot;)+COUNTIF([.C24:.K24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24">
            <text:p>24. sep 08</text:p>
          </table:table-cell>
          <table:table-cell table:style-name="ce111" table:formula="oooc:=TEXT([.A25];&quot;Ddd&quot;)" office:value-type="string" office:string-value="sre">
            <text:p>sre</text:p>
          </table:table-cell>
          <table:table-cell table:style-name="ce2" office:value-type="string">
            <text:p>KVIT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1">
            <text:p>51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11-19</text:p>
          </table:table-cell>
          <table:table-cell table:style-name="ce3" office:value-type="string">
            <office:annotation draw:style-name="gr1" draw:text-style-name="P1" svg:width="2.871cm" svg:height="0.978cm" svg:x="15.427cm" svg:y="15.294cm" draw:caption-point-x="-15.427cm" draw:caption-point-y="-15.294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16" table:formula="oooc:=COUNTIF([.C25:.K25];&quot;51&quot;)+COUNTIF([.C25:.K25];&quot;51☻&quot;)" office:value-type="float" office:value="1">
            <text:p>1</text:p>
          </table:table-cell>
          <table:table-cell table:style-name="ce116" table:formula="oooc:=COUNTIF([.C25:.K25];&quot;52&quot;)+COUNTIF([.C25:.K25];&quot;52☻&quot;)" office:value-type="float" office:value="1">
            <text:p>1</text:p>
          </table:table-cell>
          <table:table-cell table:style-name="ce116" table:formula="oooc:=COUNTIF([.C25:.K25];&quot;11-19&quot;)+COUNTIF([.C25:.K25];&quot;2&quot;)" office:value-type="float" office:value="1">
            <text:p>1</text:p>
          </table:table-cell>
          <table:table-cell table:style-name="ce116" table:formula="oooc:=COUNTIF([.C25:.K25];&quot;U&quot;)+COUNTIF([.C25:.K25];&quot;U☻&quot;)" office:value-type="float" office:value="1">
            <text:p>1</text:p>
          </table:table-cell>
          <table:table-cell table:style-name="ce116" table:formula="oooc:=COUNTIF([.C25:.K25];&quot;KVIT&quot;)+COUNTIF([.C25:.K25];&quot;KVIT☻&quot;)" office:value-type="float" office:value="2">
            <text:p>2</text:p>
          </table:table-cell>
          <table:table-cell table:style-name="ce117" table:formula="oooc:=COUNTBLANK([.C25:.K25])" office:value-type="float" office:value="1">
            <text:p>1</text:p>
          </table:table-cell>
          <table:table-cell table:style-name="ce118" table:formula="oooc:=COUNTIF([.C25:.K25];&quot;x&quot;)" office:value-type="float" office:value="1">
            <text:p>1</text:p>
          </table:table-cell>
          <table:table-cell table:style-name="ce119" table:formula="oooc:=COUNTIF([.C25:.K25];&quot;51&quot;)+COUNTIF([.C25:.K25];&quot;51☻&quot;)+COUNTIF([.C25:.K25];&quot;2&quot;)+COUNTIF([.C25:.K25];&quot;52&quot;)+COUNTIF([.C25:.K25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25">
            <text:p>25. sep 08</text:p>
          </table:table-cell>
          <table:table-cell table:style-name="ce111" table:formula="oooc:=TEXT([.A26];&quot;Ddd&quot;)" office:value-type="string" office:string-value="čet">
            <text:p>čet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6" office:value-type="string">
            <text:p>KVIT☻</text:p>
          </table:table-cell>
          <table:table-cell table:style-name="ce3" office:value-type="string">
            <office:annotation draw:style-name="gr1" draw:text-style-name="P1" svg:width="2.872cm" svg:height="2.56cm" svg:x="8.942cm" svg:y="15.993cm" draw:caption-point-x="-8.942cm" draw:caption-point-y="-15.993cm">
              <dc:date>2008-12-24T00:00:00</dc:date>
              <text:p text:style-name="P1"><text:span text:style-name="T1">v četrtkih ne razpisuješ za dežurstvo, popoldan ali dodaten program</text:span></text:p>
            </office:annotation>
            <text:p>X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11-19</text:p>
          </table:table-cell>
          <table:table-cell table:style-name="ce74"/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1cm" svg:height="0.978cm" svg:x="15.427cm" svg:y="15.993cm" draw:caption-point-x="-15.427cm" draw:caption-point-y="-15.993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15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16" table:formula="oooc:=COUNTIF([.C26:.K26];&quot;51&quot;)+COUNTIF([.C26:.K26];&quot;51☻&quot;)" office:value-type="float" office:value="1">
            <text:p>1</text:p>
          </table:table-cell>
          <table:table-cell table:style-name="ce116" table:formula="oooc:=COUNTIF([.C26:.K26];&quot;52&quot;)+COUNTIF([.C26:.K26];&quot;52☻&quot;)" office:value-type="float" office:value="1">
            <text:p>1</text:p>
          </table:table-cell>
          <table:table-cell table:style-name="ce116" table:formula="oooc:=COUNTIF([.C26:.K26];&quot;11-19&quot;)+COUNTIF([.C26:.K26];&quot;2&quot;)" office:value-type="float" office:value="1">
            <text:p>1</text:p>
          </table:table-cell>
          <table:table-cell table:style-name="ce116" table:formula="oooc:=COUNTIF([.C26:.K26];&quot;U&quot;)+COUNTIF([.C26:.K26];&quot;U☻&quot;)" office:value-type="float" office:value="1">
            <text:p>1</text:p>
          </table:table-cell>
          <table:table-cell table:style-name="ce116" table:formula="oooc:=COUNTIF([.C26:.K26];&quot;KVIT&quot;)+COUNTIF([.C26:.K26];&quot;KVIT☻&quot;)" office:value-type="float" office:value="2">
            <text:p>2</text:p>
          </table:table-cell>
          <table:table-cell table:style-name="ce117" table:formula="oooc:=COUNTBLANK([.C26:.K26])" office:value-type="float" office:value="1">
            <text:p>1</text:p>
          </table:table-cell>
          <table:table-cell table:style-name="ce118" table:formula="oooc:=COUNTIF([.C26:.K26];&quot;x&quot;)" office:value-type="float" office:value="1">
            <text:p>1</text:p>
          </table:table-cell>
          <table:table-cell table:style-name="ce119" table:formula="oooc:=COUNTIF([.C26:.K26];&quot;51&quot;)+COUNTIF([.C26:.K26];&quot;51☻&quot;)+COUNTIF([.C26:.K26];&quot;2&quot;)+COUNTIF([.C26:.K26];&quot;52&quot;)+COUNTIF([.C26:.K26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26">
            <text:p>26. sep 08</text:p>
          </table:table-cell>
          <table:table-cell table:style-name="ce111" table:formula="oooc:=TEXT([.A27];&quot;Ddd&quot;)" office:value-type="string" office:string-value="pet">
            <text:p>pet</text:p>
          </table:table-cell>
          <table:table-cell table:style-name="ce2" office:value-type="string">
            <text:p>KVIT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U</text:p>
          </table:table-cell>
          <table:table-cell table:style-name="ce3"/>
          <table:table-cell table:style-name="ce3" office:value-type="float" office:value="51">
            <text:p>51</text:p>
          </table:table-cell>
          <table:table-cell table:style-name="ce3" office:value-type="string">
            <office:annotation draw:style-name="gr1" draw:text-style-name="P1" svg:width="2.871cm" svg:height="0.978cm" svg:x="15.427cm" svg:y="16.693cm" draw:caption-point-x="-15.427cm" draw:caption-point-y="-16.693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115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16" table:formula="oooc:=COUNTIF([.C27:.K27];&quot;51&quot;)+COUNTIF([.C27:.K27];&quot;51☻&quot;)" office:value-type="float" office:value="1">
            <text:p>1</text:p>
          </table:table-cell>
          <table:table-cell table:style-name="ce116" table:formula="oooc:=COUNTIF([.C27:.K27];&quot;52&quot;)+COUNTIF([.C27:.K27];&quot;52☻&quot;)" office:value-type="float" office:value="1">
            <text:p>1</text:p>
          </table:table-cell>
          <table:table-cell table:style-name="ce116" table:formula="oooc:=COUNTIF([.C27:.K27];&quot;11-19&quot;)+COUNTIF([.C27:.K27];&quot;2&quot;)" office:value-type="float" office:value="1">
            <text:p>1</text:p>
          </table:table-cell>
          <table:table-cell table:style-name="ce116" table:formula="oooc:=COUNTIF([.C27:.K27];&quot;U&quot;)+COUNTIF([.C27:.K27];&quot;U☻&quot;)" office:value-type="float" office:value="1">
            <text:p>1</text:p>
          </table:table-cell>
          <table:table-cell table:style-name="ce116" table:formula="oooc:=COUNTIF([.C27:.K27];&quot;KVIT&quot;)+COUNTIF([.C27:.K27];&quot;KVIT☻&quot;)" office:value-type="float" office:value="2">
            <text:p>2</text:p>
          </table:table-cell>
          <table:table-cell table:style-name="ce117" table:formula="oooc:=COUNTBLANK([.C27:.K27])" office:value-type="float" office:value="1">
            <text:p>1</text:p>
          </table:table-cell>
          <table:table-cell table:style-name="ce118" table:formula="oooc:=COUNTIF([.C27:.K27];&quot;x&quot;)" office:value-type="float" office:value="1">
            <text:p>1</text:p>
          </table:table-cell>
          <table:table-cell table:style-name="ce119" table:formula="oooc:=COUNTIF([.C27:.K27];&quot;51&quot;)+COUNTIF([.C27:.K27];&quot;51☻&quot;)+COUNTIF([.C27:.K27];&quot;2&quot;)+COUNTIF([.C27:.K27];&quot;52&quot;)+COUNTIF([.C27:.K27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27">
            <text:p>27. sep 08</text:p>
          </table:table-cell>
          <table:table-cell table:style-name="ce112" table:formula="oooc:=TEXT([.A28];&quot;Ddd&quot;)" office:value-type="string" office:string-value="sob">
            <text:p>sob</text:p>
          </table:table-cell>
          <table:table-cell table:style-name="ce6" office:value-type="string">
            <text:p>☻</text:p>
          </table:table-cell>
          <table:table-cell table:style-name="ce20" table:number-columns-repeated="2"/>
          <table:table-cell table:style-name="ce113"/>
          <table:table-cell table:style-name="ce71"/>
          <table:table-cell table:style-name="ce20" table:number-columns-repeated="2"/>
          <table:table-cell table:style-name="ce73"/>
          <table:table-cell table:style-name="ce20" office:value-type="string">
            <office:annotation draw:style-name="gr1" draw:text-style-name="P1" svg:width="2.871cm" svg:height="0.978cm" svg:x="15.427cm" svg:y="17.392cm" draw:caption-point-x="-15.427cm" draw:caption-point-y="-17.392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115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16" table:formula="oooc:=COUNTIF([.C28:.K28];&quot;51&quot;)+COUNTIF([.C28:.K28];&quot;51☻&quot;)" office:value-type="float" office:value="0">
            <text:p>0</text:p>
          </table:table-cell>
          <table:table-cell table:style-name="ce116" table:formula="oooc:=COUNTIF([.C28:.K28];&quot;52&quot;)+COUNTIF([.C28:.K28];&quot;52☻&quot;)" office:value-type="float" office:value="0">
            <text:p>0</text:p>
          </table:table-cell>
          <table:table-cell table:style-name="ce116" table:formula="oooc:=COUNTIF([.C28:.K28];&quot;11-19&quot;)+COUNTIF([.C28:.K28];&quot;2&quot;)" office:value-type="float" office:value="0">
            <text:p>0</text:p>
          </table:table-cell>
          <table:table-cell table:style-name="ce116" table:formula="oooc:=COUNTIF([.C28:.K28];&quot;U&quot;)+COUNTIF([.C28:.K28];&quot;U☻&quot;)" office:value-type="float" office:value="0">
            <text:p>0</text:p>
          </table:table-cell>
          <table:table-cell table:style-name="ce116" table:formula="oooc:=COUNTIF([.C28:.K28];&quot;KVIT&quot;)+COUNTIF([.C28:.K28];&quot;KVIT☻&quot;)" office:value-type="float" office:value="0">
            <text:p>0</text:p>
          </table:table-cell>
          <table:table-cell table:style-name="ce117" table:formula="oooc:=COUNTBLANK([.C28:.K28])" office:value-type="float" office:value="7">
            <text:p>7</text:p>
          </table:table-cell>
          <table:table-cell table:style-name="ce118" table:formula="oooc:=COUNTIF([.C28:.K28];&quot;x&quot;)" office:value-type="float" office:value="0">
            <text:p>0</text:p>
          </table:table-cell>
          <table:table-cell table:style-name="ce119" table:formula="oooc:=COUNTIF([.C28:.K28];&quot;51&quot;)+COUNTIF([.C28:.K28];&quot;51☻&quot;)+COUNTIF([.C28:.K28];&quot;2&quot;)+COUNTIF([.C28:.K28];&quot;52&quot;)+COUNTIF([.C28:.K28];&quot;52☻&quot;)" office:value-type="float" office:value="0">
            <text:p>0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09-28">
            <text:p>28. sep 08</text:p>
          </table:table-cell>
          <table:table-cell table:style-name="ce112" table:formula="oooc:=TEXT([.A29];&quot;Ddd&quot;)" office:value-type="string" office:string-value="ned">
            <text:p>ned</text:p>
          </table:table-cell>
          <table:table-cell table:style-name="ce6" office:value-type="string">
            <text:p>☻</text:p>
          </table:table-cell>
          <table:table-cell table:style-name="ce19"/>
          <table:table-cell table:style-name="ce20"/>
          <table:table-cell table:style-name="ce71" table:number-columns-repeated="2"/>
          <table:table-cell table:style-name="ce20"/>
          <table:table-cell table:style-name="ce27"/>
          <table:table-cell table:style-name="ce19"/>
          <table:table-cell table:style-name="ce20" office:value-type="string">
            <office:annotation draw:style-name="gr1" draw:text-style-name="P1" svg:width="2.871cm" svg:height="0.978cm" svg:x="15.427cm" svg:y="18.092cm" draw:caption-point-x="-15.427cm" draw:caption-point-y="-18.092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115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16" table:formula="oooc:=COUNTIF([.C29:.K29];&quot;51&quot;)+COUNTIF([.C29:.K29];&quot;51☻&quot;)" office:value-type="float" office:value="0">
            <text:p>0</text:p>
          </table:table-cell>
          <table:table-cell table:style-name="ce116" table:formula="oooc:=COUNTIF([.C29:.K29];&quot;52&quot;)+COUNTIF([.C29:.K29];&quot;52☻&quot;)" office:value-type="float" office:value="0">
            <text:p>0</text:p>
          </table:table-cell>
          <table:table-cell table:style-name="ce116" table:formula="oooc:=COUNTIF([.C29:.K29];&quot;11-19&quot;)+COUNTIF([.C29:.K29];&quot;2&quot;)" office:value-type="float" office:value="0">
            <text:p>0</text:p>
          </table:table-cell>
          <table:table-cell table:style-name="ce116" table:formula="oooc:=COUNTIF([.C29:.K29];&quot;U&quot;)+COUNTIF([.C29:.K29];&quot;U☻&quot;)" office:value-type="float" office:value="0">
            <text:p>0</text:p>
          </table:table-cell>
          <table:table-cell table:style-name="ce116" table:formula="oooc:=COUNTIF([.C29:.K29];&quot;KVIT&quot;)+COUNTIF([.C29:.K29];&quot;KVIT☻&quot;)" office:value-type="float" office:value="0">
            <text:p>0</text:p>
          </table:table-cell>
          <table:table-cell table:style-name="ce117" table:formula="oooc:=COUNTBLANK([.C29:.K29])" office:value-type="float" office:value="7">
            <text:p>7</text:p>
          </table:table-cell>
          <table:table-cell table:style-name="ce118" table:formula="oooc:=COUNTIF([.C29:.K29];&quot;x&quot;)" office:value-type="float" office:value="0">
            <text:p>0</text:p>
          </table:table-cell>
          <table:table-cell table:style-name="ce119" table:formula="oooc:=COUNTIF([.C29:.K29];&quot;51&quot;)+COUNTIF([.C29:.K29];&quot;51☻&quot;)+COUNTIF([.C29:.K29];&quot;2&quot;)+COUNTIF([.C29:.K29];&quot;52&quot;)+COUNTIF([.C29:.K29];&quot;52☻&quot;)" office:value-type="float" office:value="0">
            <text:p>0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29">
            <text:p>29. sep 08</text:p>
          </table:table-cell>
          <table:table-cell table:style-name="ce111" table:formula="oooc:=TEXT([.A30];&quot;Ddd&quot;)" office:value-type="string" office:string-value="pon">
            <text:p>pon</text:p>
          </table:table-cell>
          <table:table-cell table:style-name="ce3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3" office:value-type="float" office:value="52">
            <text:p>52</text:p>
          </table:table-cell>
          <table:table-cell table:style-name="ce26" office:value-type="string">
            <text:p>KVIT☻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office:value-type="float" office:value="51">
            <text:p>51</text:p>
          </table:table-cell>
          <table:table-cell table:style-name="ce3" office:value-type="string">
            <office:annotation draw:style-name="gr1" draw:text-style-name="P1" svg:width="2.871cm" svg:height="0.978cm" svg:x="15.427cm" svg:y="18.791cm" draw:caption-point-x="-15.427cm" draw:caption-point-y="-18.791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115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16" table:formula="oooc:=COUNTIF([.C30:.K30];&quot;51&quot;)+COUNTIF([.C30:.K30];&quot;51☻&quot;)" office:value-type="float" office:value="1">
            <text:p>1</text:p>
          </table:table-cell>
          <table:table-cell table:style-name="ce116" table:formula="oooc:=COUNTIF([.C30:.K30];&quot;52&quot;)+COUNTIF([.C30:.K30];&quot;52☻&quot;)" office:value-type="float" office:value="1">
            <text:p>1</text:p>
          </table:table-cell>
          <table:table-cell table:style-name="ce116" table:formula="oooc:=COUNTIF([.C30:.K30];&quot;11-19&quot;)+COUNTIF([.C30:.K30];&quot;2&quot;)" office:value-type="float" office:value="1">
            <text:p>1</text:p>
          </table:table-cell>
          <table:table-cell table:style-name="ce116" table:formula="oooc:=COUNTIF([.C30:.K30];&quot;U&quot;)+COUNTIF([.C30:.K30];&quot;U☻&quot;)" office:value-type="float" office:value="1">
            <text:p>1</text:p>
          </table:table-cell>
          <table:table-cell table:style-name="ce116" table:formula="oooc:=COUNTIF([.C30:.K30];&quot;KVIT&quot;)+COUNTIF([.C30:.K30];&quot;KVIT☻&quot;)" office:value-type="float" office:value="2">
            <text:p>2</text:p>
          </table:table-cell>
          <table:table-cell table:style-name="ce117" table:formula="oooc:=COUNTBLANK([.C30:.K30])" office:value-type="float" office:value="1">
            <text:p>1</text:p>
          </table:table-cell>
          <table:table-cell table:style-name="ce118" table:formula="oooc:=COUNTIF([.C30:.K30];&quot;x&quot;)" office:value-type="float" office:value="1">
            <text:p>1</text:p>
          </table:table-cell>
          <table:table-cell table:style-name="ce119" table:formula="oooc:=COUNTIF([.C30:.K30];&quot;51&quot;)+COUNTIF([.C30:.K30];&quot;51☻&quot;)+COUNTIF([.C30:.K30];&quot;2&quot;)+COUNTIF([.C30:.K30];&quot;52&quot;)+COUNTIF([.C30:.K30];&quot;52☻&quot;)" office:value-type="float" office:value="2">
            <text:p>2</text:p>
          </table:table-cell>
          <table:table-cell table:style-name="ce13" table:number-columns-repeated="2"/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09-30">
            <text:p>30. sep 08</text:p>
          </table:table-cell>
          <table:table-cell table:style-name="ce111" table:formula="oooc:=TEXT([.A31];&quot;Ddd&quot;)" office:value-type="string" office:string-value="tor">
            <text:p>tor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3" office:value-type="string">
            <text:p>X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14"/>
          <table:table-cell table:style-name="ce3" office:value-type="float" office:value="52">
            <text:p>52</text:p>
          </table:table-cell>
          <table:table-cell table:style-name="ce3" office:value-type="string">
            <office:annotation draw:style-name="gr1" draw:text-style-name="P1" svg:width="2.871cm" svg:height="0.979cm" svg:x="15.427cm" svg:y="19.49cm" draw:caption-point-x="-15.427cm" draw:caption-point-y="-19.49cm">
              <dc:date>2008-12-24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33" office:value-type="string">
            <text:p>ŠOŠ</text:p>
          </table:table-cell>
          <table:table-cell table:style-name="ce115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16" table:formula="oooc:=COUNTIF([.C31:.K31];&quot;51&quot;)+COUNTIF([.C31:.K31];&quot;51☻&quot;)" office:value-type="float" office:value="1">
            <text:p>1</text:p>
          </table:table-cell>
          <table:table-cell table:style-name="ce116" table:formula="oooc:=COUNTIF([.C31:.K31];&quot;52&quot;)+COUNTIF([.C31:.K31];&quot;52☻&quot;)" office:value-type="float" office:value="1">
            <text:p>1</text:p>
          </table:table-cell>
          <table:table-cell table:style-name="ce116" table:formula="oooc:=COUNTIF([.C31:.K31];&quot;11-19&quot;)+COUNTIF([.C31:.K31];&quot;2&quot;)" office:value-type="float" office:value="1">
            <text:p>1</text:p>
          </table:table-cell>
          <table:table-cell table:style-name="ce116" table:formula="oooc:=COUNTIF([.C31:.K31];&quot;U&quot;)+COUNTIF([.C31:.K31];&quot;U☻&quot;)" office:value-type="float" office:value="1">
            <text:p>1</text:p>
          </table:table-cell>
          <table:table-cell table:style-name="ce116" table:formula="oooc:=COUNTIF([.C31:.K31];&quot;KVIT&quot;)+COUNTIF([.C31:.K31];&quot;KVIT☻&quot;)" office:value-type="float" office:value="1">
            <text:p>1</text:p>
          </table:table-cell>
          <table:table-cell table:style-name="ce117" table:formula="oooc:=COUNTBLANK([.C31:.K31])" office:value-type="float" office:value="1">
            <text:p>1</text:p>
          </table:table-cell>
          <table:table-cell table:style-name="ce118" table:formula="oooc:=COUNTIF([.C31:.K31];&quot;x&quot;)" office:value-type="float" office:value="1">
            <text:p>1</text:p>
          </table:table-cell>
          <table:table-cell table:style-name="ce119" table:formula="oooc:=COUNTIF([.C31:.K31];&quot;51&quot;)+COUNTIF([.C31:.K31];&quot;51☻&quot;)+COUNTIF([.C31:.K31];&quot;2&quot;)+COUNTIF([.C31:.K31];&quot;52&quot;)+COUNTIF([.C31:.K31];&quot;52☻&quot;)" office:value-type="float" office:value="2">
            <text:p>2</text:p>
          </table:table-cell>
          <table:table-cell table:style-name="ce13"/>
          <table:table-cell/>
          <table:table-cell table:style-name="ce1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2"/>
          <table:table-cell table:style-name="ce13"/>
          <table:table-cell table:number-columns-repeated="233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6">
            <text:p>6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5">
            <text:p>5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0">
            <text:p>0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1">
          <table:table-cell table:style-name="ce13" table:number-columns-repeated="12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23">
          <table:table-cell table:style-name="ce1" table:number-columns-repeated="12"/>
          <table:table-cell table:style-name="ce35" table:number-columns-repeated="7"/>
          <table:table-cell table:style-name="ce13" table:number-columns-repeated="4"/>
          <table:table-cell table:style-name="ce1"/>
          <table:table-cell table:number-columns-repeated="232"/>
        </table:table-row>
        <table:table-row table:style-name="ro3" table:number-rows-repeated="6537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oktober" table:style-name="ta11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13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23" table:default-cell-style-name="ce37"/>
        <table:table-column table:style-name="co1" table:number-columns-repeated="3" table:default-cell-style-name="Default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KNE</text:p>
          </table:table-cell>
          <table:table-cell table:style-name="ce33" office:value-type="string">
            <text:p>HOL</text:p>
          </table:table-cell>
          <table:table-cell table:style-name="ce34" office:value-type="string">
            <text:p>?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12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" table:number-columns-repeated="235"/>
        </table:table-row>
        <table:table-row table:style-name="ro6">
          <table:table-cell table:style-name="ce11" office:value-type="date" office:date-value="2008-10-01">
            <text:p>1. okt 08</text:p>
          </table:table-cell>
          <table:table-cell table:style-name="ce120" table:formula="oooc:=TEXT([.A2];&quot;Ddd&quot;)" office:value-type="string" office:string-value="sre">
            <text:p>sre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office:value-type="string">
            <text:p>KVIT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14"/>
          <table:table-cell table:style-name="ce3" table:formula="oooc:=[$VzorciVnosov.$A$12]" office:value-type="string" office:string-value="D">
            <text:p>D</text:p>
          </table:table-cell>
          <table:table-cell table:style-name="ce8" office:value-type="string">
            <text:p>52$</text:p>
          </table:table-cell>
          <table:table-cell table:style-name="ce33" office:value-type="string">
            <text:p>ŠOŠ</text:p>
          </table:table-cell>
          <table:table-cell table:style-name="ce124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25" table:formula="oooc:=COUNTIF([.C2:.K2];&quot;51&quot;)+COUNTIF([.C2:.K2];&quot;51$&quot;)+COUNTIF([.C2:.K2];&quot;51☻&quot;)" office:value-type="float" office:value="1">
            <text:p>1</text:p>
          </table:table-cell>
          <table:table-cell table:style-name="ce125" table:formula="oooc:=COUNTIF([.C2:.K2];&quot;52&quot;)+COUNTIF([.C2:.K2];&quot;52$&quot;)+COUNTIF([.C2:.K2];&quot;52☻&quot;)" office:value-type="float" office:value="1">
            <text:p>1</text:p>
          </table:table-cell>
          <table:table-cell table:style-name="ce125" table:formula="oooc:=COUNTIF([.C2:.K2];&quot;11-19&quot;)+COUNTIF([.C2:.K2];&quot;2&quot;)" office:value-type="float" office:value="1">
            <text:p>1</text:p>
          </table:table-cell>
          <table:table-cell table:style-name="ce125" table:formula="oooc:=COUNTIF([.C2:.K2];&quot;U&quot;)+COUNTIF([.C2:.K2];&quot;U☻&quot;)" office:value-type="float" office:value="1">
            <text:p>1</text:p>
          </table:table-cell>
          <table:table-cell table:style-name="ce125" table:formula="oooc:=COUNTIF([.C2:.K2];&quot;KVIT&quot;)+COUNTIF([.C2:.K2];&quot;KVIT☻&quot;)" office:value-type="float" office:value="2">
            <text:p>2</text:p>
          </table:table-cell>
          <table:table-cell table:style-name="ce127" table:formula="oooc:=COUNTBLANK([.C2:.K2])" office:value-type="float" office:value="1">
            <text:p>1</text:p>
          </table:table-cell>
          <table:table-cell table:style-name="ce128" table:formula="oooc:=COUNTIF([.C2:.K2];&quot;x&quot;)" office:value-type="float" office:value="0">
            <text:p>0</text:p>
          </table:table-cell>
          <table:table-cell table:style-name="ce129" table:formula="oooc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1"/>
          <table:table-cell table:style-name="ce2" office:value-type="string">
            <text:p>51☻</text:p>
          </table:table-cell>
          <table:table-cell table:style-name="ce1" table:number-columns-repeated="233"/>
        </table:table-row>
        <table:table-row table:style-name="ro6">
          <table:table-cell table:style-name="ce11" office:value-type="date" office:date-value="2008-10-02">
            <text:p>2. okt 08</text:p>
          </table:table-cell>
          <table:table-cell table:style-name="ce120" table:formula="oooc:=TEXT([.A3];&quot;Ddd&quot;)" office:value-type="string" office:string-value="čet">
            <text:p>čet</text:p>
          </table:table-cell>
          <table:table-cell table:style-name="ce8" office:value-type="string">
            <text:p>52$</text:p>
          </table:table-cell>
          <table:table-cell table:style-name="ce2" office:value-type="string">
            <text:p>KVIT</text:p>
          </table:table-cell>
          <table:table-cell table:style-name="ce105" office:value-type="string">
            <text:p>SO<text:span text:style-name="T3">☻</text:span></text:p>
          </table:table-cell>
          <table:table-cell table:style-name="ce3" office:value-type="string">
            <office:annotation draw:style-name="gr1" draw:text-style-name="P1" svg:width="2.872cm" svg:height="2.574cm" svg:x="8.942cm" svg:y="0cm" draw:caption-point-x="-8.942cm" draw:caption-point-y="0cm">
              <dc:date>2008-12-24T00:00:00</dc:date>
              <text:p text:style-name="P1"><text:span text:style-name="T1">v četrtkih ne razpisuješ za dežurstvo, popoldan ali dodaten program</text:span></text:p>
            </office:annotation>
            <text:p>X</text:p>
          </table:table-cell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14"/>
          <table:table-cell table:style-name="ce3" table:formula="oooc:=[$februar.$W$4]" office:value-type="string" office:string-value="51">
            <text:p>51</text:p>
          </table:table-cell>
          <table:table-cell table:style-name="ce3" table:formula="oooc:=[$februar.$W$15]" office:value-type="string" office:string-value="SO">
            <text:p>SO</text:p>
          </table:table-cell>
          <table:table-cell table:style-name="ce33" office:value-type="string">
            <text:p>ŠOŠ</text:p>
          </table:table-cell>
          <table:table-cell table:style-name="ce124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0">
            <text:p>0</text:p>
          </table:table-cell>
          <table:table-cell table:style-name="ce126" table:formula="oooc:=COUNTIF([.C3:.K3];&quot;51&quot;)+COUNTIF([.C3:.K3];&quot;51$&quot;)+COUNTIF([.C3:.K3];&quot;51☻&quot;)" office:value-type="float" office:value="1">
            <text:p>1</text:p>
          </table:table-cell>
          <table:table-cell table:style-name="ce125" table:formula="oooc:=COUNTIF([.C3:.K3];&quot;52&quot;)+COUNTIF([.C3:.K3];&quot;52$&quot;)+COUNTIF([.C3:.K3];&quot;52☻&quot;)" office:value-type="float" office:value="1">
            <text:p>1</text:p>
          </table:table-cell>
          <table:table-cell table:style-name="ce125" table:formula="oooc:=COUNTIF([.C3:.K3];&quot;11-19&quot;)+COUNTIF([.C3:.K3];&quot;2&quot;)" office:value-type="float" office:value="1">
            <text:p>1</text:p>
          </table:table-cell>
          <table:table-cell table:style-name="ce125" table:formula="oooc:=COUNTIF([.C3:.K3];&quot;U&quot;)+COUNTIF([.C3:.K3];&quot;U☻&quot;)" office:value-type="float" office:value="1">
            <text:p>1</text:p>
          </table:table-cell>
          <table:table-cell table:style-name="ce125" table:formula="oooc:=COUNTIF([.C3:.K3];&quot;KVIT&quot;)+COUNTIF([.C3:.K3];&quot;KVIT☻&quot;)" office:value-type="float" office:value="1">
            <text:p>1</text:p>
          </table:table-cell>
          <table:table-cell table:style-name="ce127" table:formula="oooc:=COUNTBLANK([.C3:.K3])" office:value-type="float" office:value="1">
            <text:p>1</text:p>
          </table:table-cell>
          <table:table-cell table:style-name="ce128" table:formula="oooc:=COUNTIF([.C3:.K3];&quot;x&quot;)" office:value-type="float" office:value="1">
            <text:p>1</text:p>
          </table:table-cell>
          <table:table-cell table:style-name="ce129" table:formula="oooc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1"/>
          <table:table-cell table:style-name="ce2" office:value-type="string">
            <text:p>52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03">
            <text:p>3. okt 08</text:p>
          </table:table-cell>
          <table:table-cell table:style-name="ce120" table:formula="oooc:=TEXT([.A4];&quot;Ddd&quot;)" office:value-type="string" office:string-value="pet">
            <text:p>pet</text:p>
          </table:table-cell>
          <table:table-cell table:style-name="ce3" table:formula="oooc:=[$februar.$W$4]" office:value-type="string" office:string-value="51">
            <text:p>51</text:p>
          </table:table-cell>
          <table:table-cell table:style-name="ce3" table:formula="oooc:=[$februar.$W$15]" office:value-type="string" office:string-value="SO">
            <office:annotation draw:style-name="gr1" draw:text-style-name="P1" svg:width="2.07cm" svg:height="0.978cm" svg:x="6.348cm" svg:y="0.607cm" draw:caption-point-x="-6.348cm" draw:caption-point-y="-0.607cm">
              <dc:date>2008-12-24T00:00:00</dc:date>
              <text:p text:style-name="P1"><text:span text:style-name="T1">Torakalna drenaža</text:span></text:p>
            </office:annotation>
            <text:p>SO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8" office:value-type="string">
            <text:p>52$</text:p>
          </table:table-cell>
          <table:table-cell table:style-name="ce5" office:value-type="string">
            <text:p>X</text:p>
          </table:table-cell>
          <table:table-cell table:style-name="ce2"/>
          <table:table-cell table:style-name="ce3" office:value-type="string">
            <text:p>D</text:p>
          </table:table-cell>
          <table:table-cell table:style-name="ce26" table:formula="oooc:=[$februar.$W$7]" office:value-type="string" office:string-value="KVIT☻">
            <text:p>KVIT☻</text:p>
          </table:table-cell>
          <table:table-cell table:style-name="ce33" office:value-type="string">
            <text:p>KOS</text:p>
          </table:table-cell>
          <table:table-cell table:style-name="ce124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26" table:formula="oooc:=COUNTIF([.C4:.K4];&quot;51&quot;)+COUNTIF([.C4:.K4];&quot;51$&quot;)+COUNTIF([.C4:.K4];&quot;51☻&quot;)" office:value-type="float" office:value="1">
            <text:p>1</text:p>
          </table:table-cell>
          <table:table-cell table:style-name="ce125" table:formula="oooc:=COUNTIF([.C4:.K4];&quot;52&quot;)+COUNTIF([.C4:.K4];&quot;52$&quot;)+COUNTIF([.C4:.K4];&quot;52☻&quot;)" office:value-type="float" office:value="1">
            <text:p>1</text:p>
          </table:table-cell>
          <table:table-cell table:style-name="ce125" table:formula="oooc:=COUNTIF([.C4:.K4];&quot;11-19&quot;)+COUNTIF([.C4:.K4];&quot;2&quot;)" office:value-type="float" office:value="1">
            <text:p>1</text:p>
          </table:table-cell>
          <table:table-cell table:style-name="ce125" table:formula="oooc:=COUNTIF([.C4:.K4];&quot;U&quot;)+COUNTIF([.C4:.K4];&quot;U☻&quot;)" office:value-type="float" office:value="0">
            <text:p>0</text:p>
          </table:table-cell>
          <table:table-cell table:style-name="ce125" table:formula="oooc:=COUNTIF([.C4:.K4];&quot;KVIT&quot;)+COUNTIF([.C4:.K4];&quot;KVIT☻&quot;)" office:value-type="float" office:value="1">
            <text:p>1</text:p>
          </table:table-cell>
          <table:table-cell table:style-name="ce127" table:formula="oooc:=COUNTBLANK([.C4:.K4])" office:value-type="float" office:value="1">
            <text:p>1</text:p>
          </table:table-cell>
          <table:table-cell table:style-name="ce128" table:formula="oooc:=COUNTIF([.C4:.K4];&quot;x&quot;)" office:value-type="float" office:value="2">
            <text:p>2</text:p>
          </table:table-cell>
          <table:table-cell table:style-name="ce129" table:formula="oooc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1"/>
          <table:table-cell table:style-name="ce3" office:value-type="string">
            <text:p>51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0-04">
            <text:p>4. okt 08</text:p>
          </table:table-cell>
          <table:table-cell table:style-name="ce121" table:formula="oooc:=TEXT([.A5];&quot;Ddd&quot;)" office:value-type="string" office:string-value="sob">
            <text:p>sob</text:p>
          </table:table-cell>
          <table:table-cell table:style-name="ce19"/>
          <table:table-cell table:style-name="ce6" office:value-type="string">
            <text:p>☻</text:p>
          </table:table-cell>
          <table:table-cell table:style-name="ce20" table:number-columns-repeated="2"/>
          <table:table-cell table:style-name="ce71"/>
          <table:table-cell table:style-name="ce20" table:number-columns-repeated="4"/>
          <table:table-cell table:style-name="ce33" office:value-type="string">
            <text:p>KOS</text:p>
          </table:table-cell>
          <table:table-cell table:style-name="ce125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25" table:formula="oooc:=COUNTIF([.C5:.K5];&quot;51&quot;)+COUNTIF([.C5:.K5];&quot;51$&quot;)+COUNTIF([.C5:.K5];&quot;51☻&quot;)" office:value-type="float" office:value="0">
            <text:p>0</text:p>
          </table:table-cell>
          <table:table-cell table:style-name="ce125" table:formula="oooc:=COUNTIF([.C5:.K5];&quot;52&quot;)+COUNTIF([.C5:.K5];&quot;52$&quot;)+COUNTIF([.C5:.K5];&quot;52☻&quot;)" office:value-type="float" office:value="0">
            <text:p>0</text:p>
          </table:table-cell>
          <table:table-cell table:style-name="ce125" table:formula="oooc:=COUNTIF([.C5:.K5];&quot;11-19&quot;)+COUNTIF([.C5:.K5];&quot;2&quot;)" office:value-type="float" office:value="0">
            <text:p>0</text:p>
          </table:table-cell>
          <table:table-cell table:style-name="ce125" table:formula="oooc:=COUNTIF([.C5:.K5];&quot;U&quot;)+COUNTIF([.C5:.K5];&quot;U☻&quot;)" office:value-type="float" office:value="0">
            <text:p>0</text:p>
          </table:table-cell>
          <table:table-cell table:style-name="ce125" table:formula="oooc:=COUNTIF([.C5:.K5];&quot;KVIT&quot;)+COUNTIF([.C5:.K5];&quot;KVIT☻&quot;)" office:value-type="float" office:value="0">
            <text:p>0</text:p>
          </table:table-cell>
          <table:table-cell table:style-name="ce127" table:formula="oooc:=COUNTBLANK([.C5:.K5])" office:value-type="float" office:value="8">
            <text:p>8</text:p>
          </table:table-cell>
          <table:table-cell table:style-name="ce128" table:formula="oooc:=COUNTIF([.C5:.K5];&quot;x&quot;)" office:value-type="float" office:value="0">
            <text:p>0</text:p>
          </table:table-cell>
          <table:table-cell table:style-name="ce129" table:formula="oooc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1"/>
          <table:table-cell table:style-name="ce3" office:value-type="string">
            <text:p>52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0-05">
            <text:p>5. okt 08</text:p>
          </table:table-cell>
          <table:table-cell table:style-name="ce121" table:formula="oooc:=TEXT([.A6];&quot;Ddd&quot;)" office:value-type="string" office:string-value="ned">
            <text:p>ned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73"/>
          <table:table-cell table:style-name="ce71"/>
          <table:table-cell table:style-name="ce20"/>
          <table:table-cell table:style-name="ce19"/>
          <table:table-cell table:style-name="ce20" table:number-columns-repeated="3"/>
          <table:table-cell table:style-name="ce33" office:value-type="string">
            <text:p>KOS</text:p>
          </table:table-cell>
          <table:table-cell table:style-name="ce125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25" table:formula="oooc:=COUNTIF([.C6:.K6];&quot;51&quot;)+COUNTIF([.C6:.K6];&quot;51$&quot;)+COUNTIF([.C6:.K6];&quot;51☻&quot;)" office:value-type="float" office:value="0">
            <text:p>0</text:p>
          </table:table-cell>
          <table:table-cell table:style-name="ce125" table:formula="oooc:=COUNTIF([.C6:.K6];&quot;52&quot;)+COUNTIF([.C6:.K6];&quot;52$&quot;)+COUNTIF([.C6:.K6];&quot;52☻&quot;)" office:value-type="float" office:value="0">
            <text:p>0</text:p>
          </table:table-cell>
          <table:table-cell table:style-name="ce125" table:formula="oooc:=COUNTIF([.C6:.K6];&quot;11-19&quot;)+COUNTIF([.C6:.K6];&quot;2&quot;)" office:value-type="float" office:value="0">
            <text:p>0</text:p>
          </table:table-cell>
          <table:table-cell table:style-name="ce125" table:formula="oooc:=COUNTIF([.C6:.K6];&quot;U&quot;)+COUNTIF([.C6:.K6];&quot;U☻&quot;)" office:value-type="float" office:value="0">
            <text:p>0</text:p>
          </table:table-cell>
          <table:table-cell table:style-name="ce125" table:formula="oooc:=COUNTIF([.C6:.K6];&quot;KVIT&quot;)+COUNTIF([.C6:.K6];&quot;KVIT☻&quot;)" office:value-type="float" office:value="0">
            <text:p>0</text:p>
          </table:table-cell>
          <table:table-cell table:style-name="ce127" table:formula="oooc:=COUNTBLANK([.C6:.K6])" office:value-type="float" office:value="8">
            <text:p>8</text:p>
          </table:table-cell>
          <table:table-cell table:style-name="ce128" table:formula="oooc:=COUNTIF([.C6:.K6];&quot;x&quot;)" office:value-type="float" office:value="0">
            <text:p>0</text:p>
          </table:table-cell>
          <table:table-cell table:style-name="ce129" table:formula="oooc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>
            <text:p>0</text:p>
          </table:table-cell>
          <table:table-cell table:style-name="ce1"/>
          <table:table-cell table:style-name="ce2" office:value-type="string">
            <text:p>KVIT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06">
            <text:p>6. okt 08</text:p>
          </table:table-cell>
          <table:table-cell table:style-name="ce120" table:formula="oooc:=TEXT([.A7];&quot;Ddd&quot;)" office:value-type="string" office:string-value="pon">
            <text:p>pon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8" office:value-type="string">
            <text:p>51$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" office:value-type="string">
            <text:p>52</text:p>
          </table:table-cell>
          <table:table-cell table:style-name="ce2"/>
          <table:table-cell table:style-name="ce26" table:formula="oooc:=[$februar.$W$7]" office:value-type="string" office:string-value="KVIT☻">
            <text:p>KVIT☻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KOS</text:p>
          </table:table-cell>
          <table:table-cell table:style-name="ce125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25" table:formula="oooc:=COUNTIF([.C7:.K7];&quot;51&quot;)+COUNTIF([.C7:.K7];&quot;51$&quot;)+COUNTIF([.C7:.K7];&quot;51☻&quot;)" office:value-type="float" office:value="1">
            <text:p>1</text:p>
          </table:table-cell>
          <table:table-cell table:style-name="ce125" table:formula="oooc:=COUNTIF([.C7:.K7];&quot;52&quot;)+COUNTIF([.C7:.K7];&quot;52$&quot;)+COUNTIF([.C7:.K7];&quot;52☻&quot;)" office:value-type="float" office:value="1">
            <text:p>1</text:p>
          </table:table-cell>
          <table:table-cell table:style-name="ce125" table:formula="oooc:=COUNTIF([.C7:.K7];&quot;11-19&quot;)+COUNTIF([.C7:.K7];&quot;2&quot;)" office:value-type="float" office:value="1">
            <text:p>1</text:p>
          </table:table-cell>
          <table:table-cell table:style-name="ce125" table:formula="oooc:=COUNTIF([.C7:.K7];&quot;U&quot;)+COUNTIF([.C7:.K7];&quot;U☻&quot;)" office:value-type="float" office:value="1">
            <text:p>1</text:p>
          </table:table-cell>
          <table:table-cell table:style-name="ce125" table:formula="oooc:=COUNTIF([.C7:.K7];&quot;KVIT&quot;)+COUNTIF([.C7:.K7];&quot;KVIT☻&quot;)" office:value-type="float" office:value="2">
            <text:p>2</text:p>
          </table:table-cell>
          <table:table-cell table:style-name="ce127" table:formula="oooc:=COUNTBLANK([.C7:.K7])" office:value-type="float" office:value="1">
            <text:p>1</text:p>
          </table:table-cell>
          <table:table-cell table:style-name="ce128" table:formula="oooc:=COUNTIF([.C7:.K7];&quot;x&quot;)" office:value-type="float" office:value="1">
            <text:p>1</text:p>
          </table:table-cell>
          <table:table-cell table:style-name="ce129" table:formula="oooc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1"/>
          <table:table-cell table:style-name="ce4" office:value-type="string">
            <text:p>KVIT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07">
            <text:p>7. okt 08</text:p>
          </table:table-cell>
          <table:table-cell table:style-name="ce120" table:formula="oooc:=TEXT([.A8];&quot;Ddd&quot;)" office:value-type="string" office:string-value="tor">
            <text:p>tor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D</text:p>
          </table:table-cell>
          <table:table-cell table:style-name="ce5" office:value-type="string">
            <text:p>X</text:p>
          </table:table-cell>
          <table:table-cell table:style-name="ce3" office:value-type="string">
            <text:p>U</text:p>
          </table:table-cell>
          <table:table-cell table:style-name="ce8" office:value-type="string">
            <text:p>52$</text:p>
          </table:table-cell>
          <table:table-cell table:style-name="ce14"/>
          <table:table-cell table:style-name="ce5" office:value-type="string">
            <text:p>X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S</text:p>
          </table:table-cell>
          <table:table-cell table:style-name="ce125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25" table:formula="oooc:=COUNTIF([.C8:.K8];&quot;51&quot;)+COUNTIF([.C8:.K8];&quot;51$&quot;)+COUNTIF([.C8:.K8];&quot;51☻&quot;)" office:value-type="float" office:value="1">
            <text:p>1</text:p>
          </table:table-cell>
          <table:table-cell table:style-name="ce125" table:formula="oooc:=COUNTIF([.C8:.K8];&quot;52&quot;)+COUNTIF([.C8:.K8];&quot;52$&quot;)+COUNTIF([.C8:.K8];&quot;52☻&quot;)" office:value-type="float" office:value="1">
            <text:p>1</text:p>
          </table:table-cell>
          <table:table-cell table:style-name="ce125" table:formula="oooc:=COUNTIF([.C8:.K8];&quot;11-19&quot;)+COUNTIF([.C8:.K8];&quot;2&quot;)" office:value-type="float" office:value="1">
            <text:p>1</text:p>
          </table:table-cell>
          <table:table-cell table:style-name="ce125" table:formula="oooc:=COUNTIF([.C8:.K8];&quot;U&quot;)+COUNTIF([.C8:.K8];&quot;U☻&quot;)" office:value-type="float" office:value="1">
            <text:p>1</text:p>
          </table:table-cell>
          <table:table-cell table:style-name="ce125" table:formula="oooc:=COUNTIF([.C8:.K8];&quot;KVIT&quot;)+COUNTIF([.C8:.K8];&quot;KVIT☻&quot;)" office:value-type="float" office:value="1">
            <text:p>1</text:p>
          </table:table-cell>
          <table:table-cell table:style-name="ce127" table:formula="oooc:=COUNTBLANK([.C8:.K8])" office:value-type="float" office:value="1">
            <text:p>1</text:p>
          </table:table-cell>
          <table:table-cell table:style-name="ce128" table:formula="oooc:=COUNTIF([.C8:.K8];&quot;x&quot;)" office:value-type="float" office:value="2">
            <text:p>2</text:p>
          </table:table-cell>
          <table:table-cell table:style-name="ce129" table:formula="oooc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1"/>
          <table:table-cell table:style-name="ce3" office:value-type="string">
            <text:p>U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08">
            <text:p>8. okt 08</text:p>
          </table:table-cell>
          <table:table-cell table:style-name="ce120" table:formula="oooc:=TEXT([.A9];&quot;Ddd&quot;)" office:value-type="string" office:string-value="sre">
            <text:p>sre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" office:value-type="string">
            <office:annotation draw:style-name="gr1" draw:text-style-name="P1" svg:width="2.9cm" svg:height="1.374cm" svg:x="7.645cm" svg:y="4.104cm" draw:caption-point-x="-7.645cm" draw:caption-point-y="-4.104cm">
              <dc:date>2008-12-24T00:00:00</dc:date>
              <text:p text:style-name="P1"><text:span text:style-name="T1">prosto še v cetrtek 8. okt Izola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8" office:value-type="string">
            <text:p>52$</text:p>
          </table:table-cell>
          <table:table-cell table:style-name="ce2" office:value-type="string">
            <text:p>51☻</text:p>
          </table:table-cell>
          <table:table-cell table:style-name="ce14"/>
          <table:table-cell table:style-name="ce3" table:formula="oooc:=[$februar.$W$10]" office:value-type="string" office:string-value="11-19">
            <text:p>11-19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3" office:value-type="string">
            <text:p>KOS</text:p>
          </table:table-cell>
          <table:table-cell table:style-name="ce125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25" table:formula="oooc:=COUNTIF([.C9:.K9];&quot;51&quot;)+COUNTIF([.C9:.K9];&quot;51$&quot;)+COUNTIF([.C9:.K9];&quot;51☻&quot;)" office:value-type="float" office:value="1">
            <text:p>1</text:p>
          </table:table-cell>
          <table:table-cell table:style-name="ce125" table:formula="oooc:=COUNTIF([.C9:.K9];&quot;52&quot;)+COUNTIF([.C9:.K9];&quot;52$&quot;)+COUNTIF([.C9:.K9];&quot;52☻&quot;)" office:value-type="float" office:value="1">
            <text:p>1</text:p>
          </table:table-cell>
          <table:table-cell table:style-name="ce125" table:formula="oooc:=COUNTIF([.C9:.K9];&quot;11-19&quot;)+COUNTIF([.C9:.K9];&quot;2&quot;)" office:value-type="float" office:value="1">
            <text:p>1</text:p>
          </table:table-cell>
          <table:table-cell table:style-name="ce125" table:formula="oooc:=COUNTIF([.C9:.K9];&quot;U&quot;)+COUNTIF([.C9:.K9];&quot;U☻&quot;)" office:value-type="float" office:value="1">
            <text:p>1</text:p>
          </table:table-cell>
          <table:table-cell table:style-name="ce125" table:formula="oooc:=COUNTIF([.C9:.K9];&quot;KVIT&quot;)+COUNTIF([.C9:.K9];&quot;KVIT☻&quot;)" office:value-type="float" office:value="1">
            <text:p>1</text:p>
          </table:table-cell>
          <table:table-cell table:style-name="ce127" table:formula="oooc:=COUNTBLANK([.C9:.K9])" office:value-type="float" office:value="1">
            <text:p>1</text:p>
          </table:table-cell>
          <table:table-cell table:style-name="ce128" table:formula="oooc:=COUNTIF([.C9:.K9];&quot;x&quot;)" office:value-type="float" office:value="1">
            <text:p>1</text:p>
          </table:table-cell>
          <table:table-cell table:style-name="ce129" table:formula="oooc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/>
          <table:table-cell table:style-name="ce2" office:value-type="string">
            <text:p>U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09">
            <text:p>9. okt 08</text:p>
          </table:table-cell>
          <table:table-cell table:style-name="ce120" table:formula="oooc:=TEXT([.A10];&quot;Ddd&quot;)" office:value-type="string" office:string-value="čet">
            <text:p>čet</text:p>
          </table:table-cell>
          <table:table-cell table:style-name="ce3" office:value-type="string">
            <text:p>D</text:p>
          </table:table-cell>
          <table:table-cell table:style-name="ce8" office:value-type="string">
            <text:p>51$</text:p>
          </table:table-cell>
          <table:table-cell table:style-name="ce3" office:value-type="string">
            <text:p>52</text:p>
          </table:table-cell>
          <table:table-cell table:style-name="ce3" office:value-type="string">
            <text:p>D</text:p>
          </table:table-cell>
          <table:table-cell table:style-name="ce26" table:formula="oooc:=[$februar.$W$7]" office:value-type="string" office:string-value="KVIT☻">
            <text:p>KVIT☻</text:p>
          </table:table-cell>
          <table:table-cell table:style-name="ce3" table:formula="oooc:=[$februar.$W$11]" office:value-type="string" office:string-value="X">
            <office:annotation draw:style-name="gr1" draw:text-style-name="P1" svg:width="2.873cm" svg:height="0.596cm" svg:x="11.535cm" svg:y="4.803cm" draw:caption-point-x="-11.535cm" draw:caption-point-y="-4.803cm">
              <dc:date>2008-12-24T00:00:00</dc:date>
              <text:p text:style-name="P1"><text:span text:style-name="T1">Pučnik</text:span></text:p>
            </office:annotation>
            <text:p>X</text:p>
          </table:table-cell>
          <table:table-cell table:style-name="ce3"/>
          <table:table-cell table:style-name="ce3" table:formula="oooc:=[$februar.$W$8]" office:value-type="string" office:string-value="U">
            <text:p>U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KOS</text:p>
          </table:table-cell>
          <table:table-cell table:style-name="ce125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25" table:formula="oooc:=COUNTIF([.C10:.K10];&quot;51&quot;)+COUNTIF([.C10:.K10];&quot;51$&quot;)+COUNTIF([.C10:.K10];&quot;51☻&quot;)" office:value-type="float" office:value="1">
            <text:p>1</text:p>
          </table:table-cell>
          <table:table-cell table:style-name="ce125" table:formula="oooc:=COUNTIF([.C10:.K10];&quot;52&quot;)+COUNTIF([.C10:.K10];&quot;52$&quot;)+COUNTIF([.C10:.K10];&quot;52☻&quot;)" office:value-type="float" office:value="1">
            <text:p>1</text:p>
          </table:table-cell>
          <table:table-cell table:style-name="ce125" table:formula="oooc:=COUNTIF([.C10:.K10];&quot;11-19&quot;)+COUNTIF([.C10:.K10];&quot;2&quot;)" office:value-type="float" office:value="1">
            <text:p>1</text:p>
          </table:table-cell>
          <table:table-cell table:style-name="ce125" table:formula="oooc:=COUNTIF([.C10:.K10];&quot;U&quot;)+COUNTIF([.C10:.K10];&quot;U☻&quot;)" office:value-type="float" office:value="1">
            <text:p>1</text:p>
          </table:table-cell>
          <table:table-cell table:style-name="ce125" table:formula="oooc:=COUNTIF([.C10:.K10];&quot;KVIT&quot;)+COUNTIF([.C10:.K10];&quot;KVIT☻&quot;)" office:value-type="float" office:value="1">
            <text:p>1</text:p>
          </table:table-cell>
          <table:table-cell table:style-name="ce127" table:formula="oooc:=COUNTBLANK([.C10:.K10])" office:value-type="float" office:value="1">
            <text:p>1</text:p>
          </table:table-cell>
          <table:table-cell table:style-name="ce128" table:formula="oooc:=COUNTIF([.C10:.K10];&quot;x&quot;)" office:value-type="float" office:value="1">
            <text:p>1</text:p>
          </table:table-cell>
          <table:table-cell table:style-name="ce129" table:formula="oooc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1"/>
          <table:table-cell table:style-name="ce3" office:value-type="string">
            <text:p>11-19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10">
            <text:p>10. okt 08</text:p>
          </table:table-cell>
          <table:table-cell table:style-name="ce120" table:formula="oooc:=TEXT([.A11];&quot;Ddd&quot;)" office:value-type="string" office:string-value="pet">
            <text:p>pet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office:annotation draw:style-name="gr1" draw:text-style-name="P1" svg:width="2.9cm" svg:height="1.375cm" svg:x="7.645cm" svg:y="5.502cm" draw:caption-point-x="-7.645cm" draw:caption-point-y="-5.502cm">
              <dc:date>2008-12-24T00:00:00</dc:date>
              <text:p text:style-name="P1"><text:span text:style-name="T1">10.okt . sem se prijavila za Cankarjev dom</text:span></text:p>
            </office:annotation>
            <text:p>D</text:p>
          </table:table-cell>
          <table:table-cell table:style-name="ce3" office:value-type="string">
            <text:p>D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2" office:value-type="string">
            <text:p>KVIT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26" table:formula="oooc:=[$februar.$W$7]" office:value-type="string" office:string-value="KVIT☻">
            <text:p>KVIT☻</text:p>
          </table:table-cell>
          <table:table-cell table:style-name="ce33" office:value-type="string">
            <text:p>KON</text:p>
          </table:table-cell>
          <table:table-cell table:style-name="ce125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25" table:formula="oooc:=COUNTIF([.C11:.K11];&quot;51&quot;)+COUNTIF([.C11:.K11];&quot;51$&quot;)+COUNTIF([.C11:.K11];&quot;51☻&quot;)" office:value-type="float" office:value="0">
            <text:p>0</text:p>
          </table:table-cell>
          <table:table-cell table:style-name="ce125" table:formula="oooc:=COUNTIF([.C11:.K11];&quot;52&quot;)+COUNTIF([.C11:.K11];&quot;52$&quot;)+COUNTIF([.C11:.K11];&quot;52☻&quot;)" office:value-type="float" office:value="0">
            <text:p>0</text:p>
          </table:table-cell>
          <table:table-cell table:style-name="ce125" table:formula="oooc:=COUNTIF([.C11:.K11];&quot;11-19&quot;)+COUNTIF([.C11:.K11];&quot;2&quot;)" office:value-type="float" office:value="0">
            <text:p>0</text:p>
          </table:table-cell>
          <table:table-cell table:style-name="ce125" table:formula="oooc:=COUNTIF([.C11:.K11];&quot;U&quot;)+COUNTIF([.C11:.K11];&quot;U☻&quot;)" office:value-type="float" office:value="0">
            <text:p>0</text:p>
          </table:table-cell>
          <table:table-cell table:style-name="ce125" table:formula="oooc:=COUNTIF([.C11:.K11];&quot;KVIT&quot;)+COUNTIF([.C11:.K11];&quot;KVIT☻&quot;)" office:value-type="float" office:value="2">
            <text:p>2</text:p>
          </table:table-cell>
          <table:table-cell table:style-name="ce127" table:formula="oooc:=COUNTBLANK([.C11:.K11])" office:value-type="float" office:value="1">
            <text:p>1</text:p>
          </table:table-cell>
          <table:table-cell table:style-name="ce128" table:formula="oooc:=COUNTIF([.C11:.K11];&quot;x&quot;)" office:value-type="float" office:value="1">
            <text:p>1</text:p>
          </table:table-cell>
          <table:table-cell table:style-name="ce129" table:formula="oooc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>
            <text:p>0</text:p>
          </table:table-cell>
          <table:table-cell/>
          <table:table-cell table:style-name="ce5" office:value-type="string">
            <text:p>X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0-11">
            <text:p>11. okt 08</text:p>
          </table:table-cell>
          <table:table-cell table:style-name="ce121" table:formula="oooc:=TEXT([.A12];&quot;Ddd&quot;)" office:value-type="string" office:string-value="sob">
            <text:p>sob</text:p>
          </table:table-cell>
          <table:table-cell table:style-name="ce6" office:value-type="string">
            <text:p>☻</text:p>
          </table:table-cell>
          <table:table-cell table:style-name="ce20"/>
          <table:table-cell table:style-name="ce71" table:number-columns-repeated="2"/>
          <table:table-cell table:style-name="ce20" table:number-columns-repeated="2"/>
          <table:table-cell table:style-name="ce19"/>
          <table:table-cell table:style-name="ce71"/>
          <table:table-cell table:style-name="ce20"/>
          <table:table-cell table:style-name="ce33" office:value-type="string">
            <text:p>KON</text:p>
          </table:table-cell>
          <table:table-cell table:style-name="ce125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25" table:formula="oooc:=COUNTIF([.C12:.K12];&quot;51&quot;)+COUNTIF([.C12:.K12];&quot;51$&quot;)+COUNTIF([.C12:.K12];&quot;51☻&quot;)" office:value-type="float" office:value="0">
            <text:p>0</text:p>
          </table:table-cell>
          <table:table-cell table:style-name="ce125" table:formula="oooc:=COUNTIF([.C12:.K12];&quot;52&quot;)+COUNTIF([.C12:.K12];&quot;52$&quot;)+COUNTIF([.C12:.K12];&quot;52☻&quot;)" office:value-type="float" office:value="0">
            <text:p>0</text:p>
          </table:table-cell>
          <table:table-cell table:style-name="ce125" table:formula="oooc:=COUNTIF([.C12:.K12];&quot;11-19&quot;)+COUNTIF([.C12:.K12];&quot;2&quot;)" office:value-type="float" office:value="0">
            <text:p>0</text:p>
          </table:table-cell>
          <table:table-cell table:style-name="ce125" table:formula="oooc:=COUNTIF([.C12:.K12];&quot;U&quot;)+COUNTIF([.C12:.K12];&quot;U☻&quot;)" office:value-type="float" office:value="0">
            <text:p>0</text:p>
          </table:table-cell>
          <table:table-cell table:style-name="ce125" table:formula="oooc:=COUNTIF([.C12:.K12];&quot;KVIT&quot;)+COUNTIF([.C12:.K12];&quot;KVIT☻&quot;)" office:value-type="float" office:value="0">
            <text:p>0</text:p>
          </table:table-cell>
          <table:table-cell table:style-name="ce127" table:formula="oooc:=COUNTBLANK([.C12:.K12])" office:value-type="float" office:value="8">
            <text:p>8</text:p>
          </table:table-cell>
          <table:table-cell table:style-name="ce128" table:formula="oooc:=COUNTIF([.C12:.K12];&quot;x&quot;)" office:value-type="float" office:value="0">
            <text:p>0</text:p>
          </table:table-cell>
          <table:table-cell table:style-name="ce129" table:formula="oooc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>
            <text:p>0</text:p>
          </table:table-cell>
          <table:table-cell table:style-name="ce1"/>
          <table:table-cell table:style-name="ce3" office:value-type="string">
            <text:p>D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0-12">
            <text:p>12. okt 08</text:p>
          </table:table-cell>
          <table:table-cell table:style-name="ce121" table:formula="oooc:=TEXT([.A13];&quot;Ddd&quot;)" office:value-type="string" office:string-value="ned">
            <text:p>ned</text:p>
          </table:table-cell>
          <table:table-cell table:style-name="ce6" office:value-type="string">
            <text:p>☻</text:p>
          </table:table-cell>
          <table:table-cell table:style-name="ce20"/>
          <table:table-cell table:style-name="ce71"/>
          <table:table-cell table:style-name="ce20"/>
          <table:table-cell table:style-name="ce19"/>
          <table:table-cell table:style-name="ce20">
            <office:annotation draw:style-name="gr1" draw:text-style-name="P1" svg:width="2.873cm" svg:height="0.596cm" svg:x="11.535cm" svg:y="6.901cm" draw:caption-point-x="-11.535cm" draw:caption-point-y="-6.901cm">
              <dc:date>2008-12-24T00:00:00</dc:date>
              <text:p text:style-name="P1"><text:span text:style-name="T1">Pučnik</text:span></text:p>
            </office:annotation>
          </table:table-cell>
          <table:table-cell table:style-name="ce72"/>
          <table:table-cell table:style-name="ce71"/>
          <table:table-cell table:style-name="ce20"/>
          <table:table-cell table:style-name="ce33" office:value-type="string">
            <text:p>KON</text:p>
          </table:table-cell>
          <table:table-cell table:style-name="ce125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25" table:formula="oooc:=COUNTIF([.C13:.K13];&quot;51&quot;)+COUNTIF([.C13:.K13];&quot;51$&quot;)+COUNTIF([.C13:.K13];&quot;51☻&quot;)" office:value-type="float" office:value="0">
            <text:p>0</text:p>
          </table:table-cell>
          <table:table-cell table:style-name="ce125" table:formula="oooc:=COUNTIF([.C13:.K13];&quot;52&quot;)+COUNTIF([.C13:.K13];&quot;52$&quot;)+COUNTIF([.C13:.K13];&quot;52☻&quot;)" office:value-type="float" office:value="0">
            <text:p>0</text:p>
          </table:table-cell>
          <table:table-cell table:style-name="ce125" table:formula="oooc:=COUNTIF([.C13:.K13];&quot;11-19&quot;)+COUNTIF([.C13:.K13];&quot;2&quot;)" office:value-type="float" office:value="0">
            <text:p>0</text:p>
          </table:table-cell>
          <table:table-cell table:style-name="ce125" table:formula="oooc:=COUNTIF([.C13:.K13];&quot;U&quot;)+COUNTIF([.C13:.K13];&quot;U☻&quot;)" office:value-type="float" office:value="0">
            <text:p>0</text:p>
          </table:table-cell>
          <table:table-cell table:style-name="ce125" table:formula="oooc:=COUNTIF([.C13:.K13];&quot;KVIT&quot;)+COUNTIF([.C13:.K13];&quot;KVIT☻&quot;)" office:value-type="float" office:value="0">
            <text:p>0</text:p>
          </table:table-cell>
          <table:table-cell table:style-name="ce127" table:formula="oooc:=COUNTBLANK([.C13:.K13])" office:value-type="float" office:value="8">
            <text:p>8</text:p>
          </table:table-cell>
          <table:table-cell table:style-name="ce128" table:formula="oooc:=COUNTIF([.C13:.K13];&quot;x&quot;)" office:value-type="float" office:value="0">
            <text:p>0</text:p>
          </table:table-cell>
          <table:table-cell table:style-name="ce129" table:formula="oooc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>
            <text:p>0</text:p>
          </table:table-cell>
          <table:table-cell table:style-name="ce1"/>
          <table:table-cell table:style-name="ce2" office:value-type="string">
            <text:p>BOL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13">
            <text:p>13. okt 08</text:p>
          </table:table-cell>
          <table:table-cell table:style-name="ce120" table:formula="oooc:=TEXT([.A14];&quot;Ddd&quot;)" office:value-type="string" office:string-value="pon">
            <text:p>po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8" office:value-type="string">
            <text:p>52$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D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51"/>
          <table:table-cell table:style-name="ce3" table:formula="oooc:=[$februar.$W$8]" office:value-type="string" office:string-value="U">
            <text:p>U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KON</text:p>
          </table:table-cell>
          <table:table-cell table:style-name="ce125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25" table:formula="oooc:=COUNTIF([.C14:.K14];&quot;51&quot;)+COUNTIF([.C14:.K14];&quot;51$&quot;)+COUNTIF([.C14:.K14];&quot;51☻&quot;)" office:value-type="float" office:value="1">
            <text:p>1</text:p>
          </table:table-cell>
          <table:table-cell table:style-name="ce125" table:formula="oooc:=COUNTIF([.C14:.K14];&quot;52&quot;)+COUNTIF([.C14:.K14];&quot;52$&quot;)+COUNTIF([.C14:.K14];&quot;52☻&quot;)" office:value-type="float" office:value="1">
            <text:p>1</text:p>
          </table:table-cell>
          <table:table-cell table:style-name="ce125" table:formula="oooc:=COUNTIF([.C14:.K14];&quot;11-19&quot;)+COUNTIF([.C14:.K14];&quot;2&quot;)" office:value-type="float" office:value="1">
            <text:p>1</text:p>
          </table:table-cell>
          <table:table-cell table:style-name="ce125" table:formula="oooc:=COUNTIF([.C14:.K14];&quot;U&quot;)+COUNTIF([.C14:.K14];&quot;U☻&quot;)" office:value-type="float" office:value="1">
            <text:p>1</text:p>
          </table:table-cell>
          <table:table-cell table:style-name="ce125" table:formula="oooc:=COUNTIF([.C14:.K14];&quot;KVIT&quot;)+COUNTIF([.C14:.K14];&quot;KVIT☻&quot;)" office:value-type="float" office:value="1">
            <text:p>1</text:p>
          </table:table-cell>
          <table:table-cell table:style-name="ce127" table:formula="oooc:=COUNTBLANK([.C14:.K14])" office:value-type="float" office:value="1">
            <text:p>1</text:p>
          </table:table-cell>
          <table:table-cell table:style-name="ce128" table:formula="oooc:=COUNTIF([.C14:.K14];&quot;x&quot;)" office:value-type="float" office:value="1">
            <text:p>1</text:p>
          </table:table-cell>
          <table:table-cell table:style-name="ce129" table:formula="oooc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/>
          <table:table-cell table:style-name="ce6" office:value-type="string">
            <text:p>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14">
            <text:p>14. okt 08</text:p>
          </table:table-cell>
          <table:table-cell table:style-name="ce120" table:formula="oooc:=TEXT([.A15];&quot;Ddd&quot;)" office:value-type="string" office:string-value="tor">
            <text:p>tor</text:p>
          </table:table-cell>
          <table:table-cell table:style-name="ce8" office:value-type="string">
            <text:p>52$</text:p>
          </table:table-cell>
          <table:table-cell table:style-name="ce2" office:value-type="string">
            <text:p>51☻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D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0"/>
          <table:table-cell table:style-name="ce3" office:value-type="string">
            <office:annotation draw:style-name="gr1" draw:text-style-name="P1" svg:width="2.873cm" svg:height="1.374cm" svg:x="14.129cm" svg:y="8.3cm" draw:caption-point-x="-14.129cm" draw:caption-point-y="-8.3cm">
              <dc:date>2008-12-24T00:00:00</dc:date>
              <text:p text:style-name="P1"><text:span text:style-name="T1">dopust 14.10. zaradi sodne obravnave</text:span></text:p>
            </office:annotation>
            <text:p>D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3" office:value-type="string">
            <text:p>KON</text:p>
          </table:table-cell>
          <table:table-cell table:style-name="ce125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25" table:formula="oooc:=COUNTIF([.C15:.K15];&quot;51&quot;)+COUNTIF([.C15:.K15];&quot;51$&quot;)+COUNTIF([.C15:.K15];&quot;51☻&quot;)" office:value-type="float" office:value="1">
            <text:p>1</text:p>
          </table:table-cell>
          <table:table-cell table:style-name="ce125" table:formula="oooc:=COUNTIF([.C15:.K15];&quot;52&quot;)+COUNTIF([.C15:.K15];&quot;52$&quot;)+COUNTIF([.C15:.K15];&quot;52☻&quot;)" office:value-type="float" office:value="1">
            <text:p>1</text:p>
          </table:table-cell>
          <table:table-cell table:style-name="ce125" table:formula="oooc:=COUNTIF([.C15:.K15];&quot;11-19&quot;)+COUNTIF([.C15:.K15];&quot;2&quot;)" office:value-type="float" office:value="1">
            <text:p>1</text:p>
          </table:table-cell>
          <table:table-cell table:style-name="ce125" table:formula="oooc:=COUNTIF([.C15:.K15];&quot;U&quot;)+COUNTIF([.C15:.K15];&quot;U☻&quot;)" office:value-type="float" office:value="1">
            <text:p>1</text:p>
          </table:table-cell>
          <table:table-cell table:style-name="ce125" table:formula="oooc:=COUNTIF([.C15:.K15];&quot;KVIT&quot;)+COUNTIF([.C15:.K15];&quot;KVIT☻&quot;)" office:value-type="float" office:value="1">
            <text:p>1</text:p>
          </table:table-cell>
          <table:table-cell table:style-name="ce127" table:formula="oooc:=COUNTBLANK([.C15:.K15])" office:value-type="float" office:value="1">
            <text:p>1</text:p>
          </table:table-cell>
          <table:table-cell table:style-name="ce128" table:formula="oooc:=COUNTIF([.C15:.K15];&quot;x&quot;)" office:value-type="float" office:value="1">
            <text:p>1</text:p>
          </table:table-cell>
          <table:table-cell table:style-name="ce129" table:formula="oooc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/>
          <table:table-cell table:style-name="ce3" office:value-type="string">
            <text:p>SO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15">
            <text:p>15. okt 08</text:p>
          </table:table-cell>
          <table:table-cell table:style-name="ce120" table:formula="oooc:=TEXT([.A16];&quot;Ddd&quot;)" office:value-type="string" office:string-value="sre">
            <text:p>sre</text:p>
          </table:table-cell>
          <table:table-cell table:style-name="ce3" office:value-type="string">
            <text:p>D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8" office:value-type="string">
            <text:p>52$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14"/>
          <table:table-cell table:style-name="ce2" office:value-type="string">
            <text:p>51☻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N</text:p>
          </table:table-cell>
          <table:table-cell table:style-name="ce125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25" table:formula="oooc:=COUNTIF([.C16:.K16];&quot;51&quot;)+COUNTIF([.C16:.K16];&quot;51$&quot;)+COUNTIF([.C16:.K16];&quot;51☻&quot;)" office:value-type="float" office:value="1">
            <text:p>1</text:p>
          </table:table-cell>
          <table:table-cell table:style-name="ce125" table:formula="oooc:=COUNTIF([.C16:.K16];&quot;52&quot;)+COUNTIF([.C16:.K16];&quot;52$&quot;)+COUNTIF([.C16:.K16];&quot;52☻&quot;)" office:value-type="float" office:value="1">
            <text:p>1</text:p>
          </table:table-cell>
          <table:table-cell table:style-name="ce125" table:formula="oooc:=COUNTIF([.C16:.K16];&quot;11-19&quot;)+COUNTIF([.C16:.K16];&quot;2&quot;)" office:value-type="float" office:value="1">
            <text:p>1</text:p>
          </table:table-cell>
          <table:table-cell table:style-name="ce125" table:formula="oooc:=COUNTIF([.C16:.K16];&quot;U&quot;)+COUNTIF([.C16:.K16];&quot;U☻&quot;)" office:value-type="float" office:value="1">
            <text:p>1</text:p>
          </table:table-cell>
          <table:table-cell table:style-name="ce125" table:formula="oooc:=COUNTIF([.C16:.K16];&quot;KVIT&quot;)+COUNTIF([.C16:.K16];&quot;KVIT☻&quot;)" office:value-type="float" office:value="1">
            <text:p>1</text:p>
          </table:table-cell>
          <table:table-cell table:style-name="ce127" table:formula="oooc:=COUNTBLANK([.C16:.K16])" office:value-type="float" office:value="1">
            <text:p>1</text:p>
          </table:table-cell>
          <table:table-cell table:style-name="ce128" table:formula="oooc:=COUNTIF([.C16:.K16];&quot;x&quot;)" office:value-type="float" office:value="1">
            <text:p>1</text:p>
          </table:table-cell>
          <table:table-cell table:style-name="ce129" table:formula="oooc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/>
          <table:table-cell table:style-name="ce7" office:value-type="string">
            <text:p>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16">
            <text:p>16. okt 08</text:p>
          </table:table-cell>
          <table:table-cell table:style-name="ce120" table:formula="oooc:=TEXT([.A17];&quot;Ddd&quot;)" office:value-type="string" office:string-value="čet">
            <text:p>čet</text:p>
          </table:table-cell>
          <table:table-cell table:style-name="ce26" office:value-type="string">
            <text:p>SO☻</text:p>
          </table:table-cell>
          <table:table-cell table:style-name="ce8" office:value-type="string">
            <text:p>52$</text:p>
          </table:table-cell>
          <table:table-cell table:style-name="ce3" table:formula="oooc:=[$februar.$W$4]" office:value-type="string" office:string-value="51">
            <text:p>51</text:p>
          </table:table-cell>
          <table:table-cell table:style-name="ce3" office:value-type="string">
            <office:annotation draw:style-name="gr1" draw:text-style-name="P1" svg:width="2.872cm" svg:height="2.56cm" svg:x="8.942cm" svg:y="9.699cm" draw:caption-point-x="-8.942cm" draw:caption-point-y="-9.699cm">
              <dc:date>2008-12-24T00:00:00</dc:date>
              <text:p text:style-name="P1"><text:span text:style-name="T1">v četrtkih ne razpisuješ za dežurstvo, popoldan ali dodaten program</text:span></text:p>
            </office:annotation>
            <text:p>KVI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O</text:p>
          </table:table-cell>
          <table:table-cell table:style-name="ce3"/>
          <table:table-cell table:style-name="ce3" table:formula="oooc:=[$februar.$W$11]" office:value-type="string" office:string-value="X">
            <text:p>X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KON</text:p>
          </table:table-cell>
          <table:table-cell table:style-name="ce125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0">
            <text:p>0</text:p>
          </table:table-cell>
          <table:table-cell table:style-name="ce125" table:formula="oooc:=COUNTIF([.C17:.K17];&quot;51&quot;)+COUNTIF([.C17:.K17];&quot;51$&quot;)+COUNTIF([.C17:.K17];&quot;51☻&quot;)" office:value-type="float" office:value="1">
            <text:p>1</text:p>
          </table:table-cell>
          <table:table-cell table:style-name="ce125" table:formula="oooc:=COUNTIF([.C17:.K17];&quot;52&quot;)+COUNTIF([.C17:.K17];&quot;52$&quot;)+COUNTIF([.C17:.K17];&quot;52☻&quot;)" office:value-type="float" office:value="1">
            <text:p>1</text:p>
          </table:table-cell>
          <table:table-cell table:style-name="ce125" table:formula="oooc:=COUNTIF([.C17:.K17];&quot;11-19&quot;)+COUNTIF([.C17:.K17];&quot;2&quot;)" office:value-type="float" office:value="1">
            <text:p>1</text:p>
          </table:table-cell>
          <table:table-cell table:style-name="ce125" table:formula="oooc:=COUNTIF([.C17:.K17];&quot;U&quot;)+COUNTIF([.C17:.K17];&quot;U☻&quot;)" office:value-type="float" office:value="0">
            <text:p>0</text:p>
          </table:table-cell>
          <table:table-cell table:style-name="ce125" table:formula="oooc:=COUNTIF([.C17:.K17];&quot;KVIT&quot;)+COUNTIF([.C17:.K17];&quot;KVIT☻&quot;)" office:value-type="float" office:value="1">
            <text:p>1</text:p>
          </table:table-cell>
          <table:table-cell table:style-name="ce127" table:formula="oooc:=COUNTBLANK([.C17:.K17])" office:value-type="float" office:value="1">
            <text:p>1</text:p>
          </table:table-cell>
          <table:table-cell table:style-name="ce128" table:formula="oooc:=COUNTIF([.C17:.K17];&quot;x&quot;)" office:value-type="float" office:value="1">
            <text:p>1</text:p>
          </table:table-cell>
          <table:table-cell table:style-name="ce129" table:formula="oooc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1"/>
          <table:table-cell table:style-name="ce8" office:value-type="string">
            <text:p>51$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0-17">
            <text:p>17. okt 08</text:p>
          </table:table-cell>
          <table:table-cell table:style-name="ce120" table:formula="oooc:=TEXT([.A18];&quot;Ddd&quot;)" office:value-type="string" office:string-value="pet">
            <text:p>pet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" office:value-type="string">
            <text:p>D</text:p>
          </table:table-cell>
          <table:table-cell table:style-name="ce26" table:formula="oooc:=[$februar.$W$7]" office:value-type="string" office:string-value="KVIT☻">
            <text:p>KVIT☻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D</text:p>
          </table:table-cell>
          <table:table-cell table:style-name="ce8" office:value-type="string">
            <text:p>51$</text:p>
          </table:table-cell>
          <table:table-cell table:style-name="ce74"/>
          <table:table-cell table:style-name="ce3" table:formula="oooc:=[$februar.$W$10]" office:value-type="string" office:string-value="11-19">
            <text:p>11-19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3" office:value-type="string">
            <office:annotation draw:style-name="gr1" draw:text-style-name="P1" svg:width="2.898cm" svg:height="1.781cm" svg:x="16.505cm" svg:y="10.398cm" draw:caption-point-x="-16.505cm" draw:caption-point-y="-10.398cm">
              <dc:date>2008-12-24T00:00:00</dc:date>
              <text:p text:style-name="P1"><text:span text:style-name="T1">da nekdo vzame pripravljenost vikend 17., 18. in 19. oktober</text:span></text:p>
            </office:annotation>
            <text:p>KOS</text:p>
          </table:table-cell>
          <table:table-cell table:style-name="ce125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25" table:formula="oooc:=COUNTIF([.C18:.K18];&quot;51&quot;)+COUNTIF([.C18:.K18];&quot;51$&quot;)+COUNTIF([.C18:.K18];&quot;51☻&quot;)" office:value-type="float" office:value="1">
            <text:p>1</text:p>
          </table:table-cell>
          <table:table-cell table:style-name="ce125" table:formula="oooc:=COUNTIF([.C18:.K18];&quot;52&quot;)+COUNTIF([.C18:.K18];&quot;52$&quot;)+COUNTIF([.C18:.K18];&quot;52☻&quot;)" office:value-type="float" office:value="0">
            <text:p>0</text:p>
          </table:table-cell>
          <table:table-cell table:style-name="ce125" table:formula="oooc:=COUNTIF([.C18:.K18];&quot;11-19&quot;)+COUNTIF([.C18:.K18];&quot;2&quot;)" office:value-type="float" office:value="1">
            <text:p>1</text:p>
          </table:table-cell>
          <table:table-cell table:style-name="ce125" table:formula="oooc:=COUNTIF([.C18:.K18];&quot;U&quot;)+COUNTIF([.C18:.K18];&quot;U☻&quot;)" office:value-type="float" office:value="1">
            <text:p>1</text:p>
          </table:table-cell>
          <table:table-cell table:style-name="ce125" table:formula="oooc:=COUNTIF([.C18:.K18];&quot;KVIT&quot;)+COUNTIF([.C18:.K18];&quot;KVIT☻&quot;)" office:value-type="float" office:value="2">
            <text:p>2</text:p>
          </table:table-cell>
          <table:table-cell table:style-name="ce127" table:formula="oooc:=COUNTBLANK([.C18:.K18])" office:value-type="float" office:value="1">
            <text:p>1</text:p>
          </table:table-cell>
          <table:table-cell table:style-name="ce128" table:formula="oooc:=COUNTIF([.C18:.K18];&quot;x&quot;)" office:value-type="float" office:value="1">
            <text:p>1</text:p>
          </table:table-cell>
          <table:table-cell table:style-name="ce129" table:formula="oooc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1">
            <text:p>1</text:p>
          </table:table-cell>
          <table:table-cell table:style-name="ce1"/>
          <table:table-cell table:style-name="ce8" office:value-type="string">
            <text:p>52$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0-18">
            <text:p>18. okt 08</text:p>
          </table:table-cell>
          <table:table-cell table:style-name="ce121" table:formula="oooc:=TEXT([.A19];&quot;Ddd&quot;)" office:value-type="string" office:string-value="sob">
            <text:p>sob</text:p>
          </table:table-cell>
          <table:table-cell table:style-name="ce71"/>
          <table:table-cell table:style-name="ce20"/>
          <table:table-cell table:style-name="ce19"/>
          <table:table-cell table:style-name="ce6" office:value-type="string">
            <text:p>☻</text:p>
          </table:table-cell>
          <table:table-cell table:style-name="ce20" table:number-columns-repeated="5"/>
          <table:table-cell table:style-name="ce33" office:value-type="string">
            <office:annotation draw:style-name="gr1" draw:text-style-name="P1" svg:width="2.898cm" svg:height="1.781cm" svg:x="16.505cm" svg:y="10.398cm" draw:caption-point-x="-16.505cm" draw:caption-point-y="-10.398cm">
              <dc:date>2008-12-24T00:00:00</dc:date>
              <text:p text:style-name="P1"><text:span text:style-name="T1">da nekdo vzame pripravljenost vikend 17., 18. in 19. oktober</text:span></text:p>
            </office:annotation>
            <text:p>KOS</text:p>
          </table:table-cell>
          <table:table-cell table:style-name="ce125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25" table:formula="oooc:=COUNTIF([.C19:.K19];&quot;51&quot;)+COUNTIF([.C19:.K19];&quot;51$&quot;)+COUNTIF([.C19:.K19];&quot;51☻&quot;)" office:value-type="float" office:value="0">
            <text:p>0</text:p>
          </table:table-cell>
          <table:table-cell table:style-name="ce125" table:formula="oooc:=COUNTIF([.C19:.K19];&quot;52&quot;)+COUNTIF([.C19:.K19];&quot;52$&quot;)+COUNTIF([.C19:.K19];&quot;52☻&quot;)" office:value-type="float" office:value="0">
            <text:p>0</text:p>
          </table:table-cell>
          <table:table-cell table:style-name="ce125" table:formula="oooc:=COUNTIF([.C19:.K19];&quot;11-19&quot;)+COUNTIF([.C19:.K19];&quot;2&quot;)" office:value-type="float" office:value="0">
            <text:p>0</text:p>
          </table:table-cell>
          <table:table-cell table:style-name="ce125" table:formula="oooc:=COUNTIF([.C19:.K19];&quot;U&quot;)+COUNTIF([.C19:.K19];&quot;U☻&quot;)" office:value-type="float" office:value="0">
            <text:p>0</text:p>
          </table:table-cell>
          <table:table-cell table:style-name="ce125" table:formula="oooc:=COUNTIF([.C19:.K19];&quot;KVIT&quot;)+COUNTIF([.C19:.K19];&quot;KVIT☻&quot;)" office:value-type="float" office:value="0">
            <text:p>0</text:p>
          </table:table-cell>
          <table:table-cell table:style-name="ce127" table:formula="oooc:=COUNTBLANK([.C19:.K19])" office:value-type="float" office:value="8">
            <text:p>8</text:p>
          </table:table-cell>
          <table:table-cell table:style-name="ce128" table:formula="oooc:=COUNTIF([.C19:.K19];&quot;x&quot;)" office:value-type="float" office:value="0">
            <text:p>0</text:p>
          </table:table-cell>
          <table:table-cell table:style-name="ce129" table:formula="oooc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>
            <text:p>0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10-19">
            <text:p>19. okt 08</text:p>
          </table:table-cell>
          <table:table-cell table:style-name="ce121" table:formula="oooc:=TEXT([.A20];&quot;Ddd&quot;)" office:value-type="string" office:string-value="ned">
            <text:p>ned</text:p>
          </table:table-cell>
          <table:table-cell table:style-name="ce71"/>
          <table:table-cell table:style-name="ce20" table:number-columns-repeated="2"/>
          <table:table-cell table:style-name="ce6" office:value-type="string">
            <text:p>☻</text:p>
          </table:table-cell>
          <table:table-cell table:style-name="ce19"/>
          <table:table-cell table:style-name="ce27"/>
          <table:table-cell table:style-name="ce20" table:number-columns-repeated="3"/>
          <table:table-cell table:style-name="ce33" office:value-type="string">
            <office:annotation draw:style-name="gr1" draw:text-style-name="P1" svg:width="2.898cm" svg:height="1.781cm" svg:x="16.505cm" svg:y="10.398cm" draw:caption-point-x="-16.505cm" draw:caption-point-y="-10.398cm">
              <dc:date>2008-12-24T00:00:00</dc:date>
              <text:p text:style-name="P1"><text:span text:style-name="T1">da nekdo vzame pripravljenost vikend 17., 18. in 19. oktober</text:span></text:p>
            </office:annotation>
            <text:p>KOS</text:p>
          </table:table-cell>
          <table:table-cell table:style-name="ce125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25" table:formula="oooc:=COUNTIF([.C20:.K20];&quot;51&quot;)+COUNTIF([.C20:.K20];&quot;51$&quot;)+COUNTIF([.C20:.K20];&quot;51☻&quot;)" office:value-type="float" office:value="0">
            <text:p>0</text:p>
          </table:table-cell>
          <table:table-cell table:style-name="ce125" table:formula="oooc:=COUNTIF([.C20:.K20];&quot;52&quot;)+COUNTIF([.C20:.K20];&quot;52$&quot;)+COUNTIF([.C20:.K20];&quot;52☻&quot;)" office:value-type="float" office:value="0">
            <text:p>0</text:p>
          </table:table-cell>
          <table:table-cell table:style-name="ce125" table:formula="oooc:=COUNTIF([.C20:.K20];&quot;11-19&quot;)+COUNTIF([.C20:.K20];&quot;2&quot;)" office:value-type="float" office:value="0">
            <text:p>0</text:p>
          </table:table-cell>
          <table:table-cell table:style-name="ce125" table:formula="oooc:=COUNTIF([.C20:.K20];&quot;U&quot;)+COUNTIF([.C20:.K20];&quot;U☻&quot;)" office:value-type="float" office:value="0">
            <text:p>0</text:p>
          </table:table-cell>
          <table:table-cell table:style-name="ce125" table:formula="oooc:=COUNTIF([.C20:.K20];&quot;KVIT&quot;)+COUNTIF([.C20:.K20];&quot;KVIT☻&quot;)" office:value-type="float" office:value="0">
            <text:p>0</text:p>
          </table:table-cell>
          <table:table-cell table:style-name="ce127" table:formula="oooc:=COUNTBLANK([.C20:.K20])" office:value-type="float" office:value="8">
            <text:p>8</text:p>
          </table:table-cell>
          <table:table-cell table:style-name="ce128" table:formula="oooc:=COUNTIF([.C20:.K20];&quot;x&quot;)" office:value-type="float" office:value="0">
            <text:p>0</text:p>
          </table:table-cell>
          <table:table-cell table:style-name="ce129" table:formula="oooc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>
            <text:p>0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0">
            <text:p>20. okt 08</text:p>
          </table:table-cell>
          <table:table-cell table:style-name="ce120" table:formula="oooc:=TEXT([.A21];&quot;Ddd&quot;)" office:value-type="string" office:string-value="pon">
            <text:p>pon</text:p>
          </table:table-cell>
          <table:table-cell table:style-name="ce3" table:formula="oooc:=[$februar.$W$5]" office:value-type="string" office:string-value="52">
            <office:annotation draw:style-name="gr1" draw:text-style-name="P1" svg:width="2.9cm" svg:height="1.375cm" svg:x="5.051cm" svg:y="12.496cm" draw:caption-point-x="-5.051cm" draw:caption-point-y="-12.496cm">
              <dc:date>2008-12-24T00:00:00</dc:date>
              <text:p text:style-name="P1"><text:span text:style-name="T1">kakšen prost dan v tednu 20. do 24.</text:span></text:p>
            </office:annotation>
            <text:p>52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" office:value-type="string">
            <text:p>X</text:p>
          </table:table-cell>
          <table:table-cell table:style-name="ce26" table:formula="oooc:=[$februar.$W$7]" office:value-type="string" office:string-value="KVIT☻">
            <text:p>KVIT☻</text:p>
          </table:table-cell>
          <table:table-cell table:style-name="ce3" table:formula="oooc:=[$februar.$W$12]" office:value-type="string" office:string-value="D">
            <text:p>D</text:p>
          </table:table-cell>
          <table:table-cell table:style-name="ce3"/>
          <table:table-cell table:style-name="ce8" office:value-type="string">
            <text:p>51$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S</text:p>
          </table:table-cell>
          <table:table-cell table:style-name="ce125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25" table:formula="oooc:=COUNTIF([.C21:.K21];&quot;51&quot;)+COUNTIF([.C21:.K21];&quot;51$&quot;)+COUNTIF([.C21:.K21];&quot;51☻&quot;)" office:value-type="float" office:value="1">
            <text:p>1</text:p>
          </table:table-cell>
          <table:table-cell table:style-name="ce125" table:formula="oooc:=COUNTIF([.C21:.K21];&quot;52&quot;)+COUNTIF([.C21:.K21];&quot;52$&quot;)+COUNTIF([.C21:.K21];&quot;52☻&quot;)" office:value-type="float" office:value="1">
            <text:p>1</text:p>
          </table:table-cell>
          <table:table-cell table:style-name="ce125" table:formula="oooc:=COUNTIF([.C21:.K21];&quot;11-19&quot;)+COUNTIF([.C21:.K21];&quot;2&quot;)" office:value-type="float" office:value="1">
            <text:p>1</text:p>
          </table:table-cell>
          <table:table-cell table:style-name="ce125" table:formula="oooc:=COUNTIF([.C21:.K21];&quot;U&quot;)+COUNTIF([.C21:.K21];&quot;U☻&quot;)" office:value-type="float" office:value="1">
            <text:p>1</text:p>
          </table:table-cell>
          <table:table-cell table:style-name="ce125" table:formula="oooc:=COUNTIF([.C21:.K21];&quot;KVIT&quot;)+COUNTIF([.C21:.K21];&quot;KVIT☻&quot;)" office:value-type="float" office:value="1">
            <text:p>1</text:p>
          </table:table-cell>
          <table:table-cell table:style-name="ce127" table:formula="oooc:=COUNTBLANK([.C21:.K21])" office:value-type="float" office:value="1">
            <text:p>1</text:p>
          </table:table-cell>
          <table:table-cell table:style-name="ce128" table:formula="oooc:=COUNTIF([.C21:.K21];&quot;x&quot;)" office:value-type="float" office:value="1">
            <text:p>1</text:p>
          </table:table-cell>
          <table:table-cell table:style-name="ce129" table:formula="oooc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1">
            <text:p>21. okt 08</text:p>
          </table:table-cell>
          <table:table-cell table:style-name="ce120" table:formula="oooc:=TEXT([.A22];&quot;Ddd&quot;)" office:value-type="string" office:string-value="tor">
            <text:p>tor</text:p>
          </table:table-cell>
          <table:table-cell table:style-name="ce3" office:value-type="string">
            <text:p>D</text:p>
          </table:table-cell>
          <table:table-cell table:style-name="ce3" table:formula="oooc:=[$februar.$W$5]" office:value-type="string" office:string-value="52">
            <text:p>52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11-19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26" table:formula="oooc:=[$februar.$W$7]" office:value-type="string" office:string-value="KVIT☻">
            <text:p>KVIT☻</text:p>
          </table:table-cell>
          <table:table-cell table:style-name="ce14"/>
          <table:table-cell table:style-name="ce3" office:value-type="string">
            <text:p>U</text:p>
          </table:table-cell>
          <table:table-cell table:style-name="ce8" office:value-type="string">
            <text:p>51$</text:p>
          </table:table-cell>
          <table:table-cell table:style-name="ce33" office:value-type="string">
            <text:p>PIN</text:p>
          </table:table-cell>
          <table:table-cell table:style-name="ce125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25" table:formula="oooc:=COUNTIF([.C22:.K22];&quot;51&quot;)+COUNTIF([.C22:.K22];&quot;51$&quot;)+COUNTIF([.C22:.K22];&quot;51☻&quot;)" office:value-type="float" office:value="1">
            <text:p>1</text:p>
          </table:table-cell>
          <table:table-cell table:style-name="ce125" table:formula="oooc:=COUNTIF([.C22:.K22];&quot;52&quot;)+COUNTIF([.C22:.K22];&quot;52$&quot;)+COUNTIF([.C22:.K22];&quot;52☻&quot;)" office:value-type="float" office:value="1">
            <text:p>1</text:p>
          </table:table-cell>
          <table:table-cell table:style-name="ce125" table:formula="oooc:=COUNTIF([.C22:.K22];&quot;11-19&quot;)+COUNTIF([.C22:.K22];&quot;2&quot;)" office:value-type="float" office:value="1">
            <text:p>1</text:p>
          </table:table-cell>
          <table:table-cell table:style-name="ce125" table:formula="oooc:=COUNTIF([.C22:.K22];&quot;U&quot;)+COUNTIF([.C22:.K22];&quot;U☻&quot;)" office:value-type="float" office:value="1">
            <text:p>1</text:p>
          </table:table-cell>
          <table:table-cell table:style-name="ce125" table:formula="oooc:=COUNTIF([.C22:.K22];&quot;KVIT&quot;)+COUNTIF([.C22:.K22];&quot;KVIT☻&quot;)" office:value-type="float" office:value="2">
            <text:p>2</text:p>
          </table:table-cell>
          <table:table-cell table:style-name="ce127" table:formula="oooc:=COUNTBLANK([.C22:.K22])" office:value-type="float" office:value="1">
            <text:p>1</text:p>
          </table:table-cell>
          <table:table-cell table:style-name="ce128" table:formula="oooc:=COUNTIF([.C22:.K22];&quot;x&quot;)" office:value-type="float" office:value="1">
            <text:p>1</text:p>
          </table:table-cell>
          <table:table-cell table:style-name="ce129" table:formula="oooc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2">
            <text:p>22. okt 08</text:p>
          </table:table-cell>
          <table:table-cell table:style-name="ce120" table:formula="oooc:=TEXT([.A23];&quot;Ddd&quot;)" office:value-type="string" office:string-value="sre">
            <text:p>sre</text:p>
          </table:table-cell>
          <table:table-cell table:style-name="ce3" office:value-type="string">
            <text:p>D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8" office:value-type="string">
            <text:p>52$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14"/>
          <table:table-cell table:style-name="ce3" table:formula="oooc:=[$februar.$W$8]" office:value-type="string" office:string-value="U">
            <text:p>U</text:p>
          </table:table-cell>
          <table:table-cell table:style-name="ce2" office:value-type="string">
            <text:p>51☻</text:p>
          </table:table-cell>
          <table:table-cell table:style-name="ce33" office:value-type="string">
            <text:p>PIN</text:p>
          </table:table-cell>
          <table:table-cell table:style-name="ce125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25" table:formula="oooc:=COUNTIF([.C23:.K23];&quot;51&quot;)+COUNTIF([.C23:.K23];&quot;51$&quot;)+COUNTIF([.C23:.K23];&quot;51☻&quot;)" office:value-type="float" office:value="1">
            <text:p>1</text:p>
          </table:table-cell>
          <table:table-cell table:style-name="ce125" table:formula="oooc:=COUNTIF([.C23:.K23];&quot;52&quot;)+COUNTIF([.C23:.K23];&quot;52$&quot;)+COUNTIF([.C23:.K23];&quot;52☻&quot;)" office:value-type="float" office:value="1">
            <text:p>1</text:p>
          </table:table-cell>
          <table:table-cell table:style-name="ce125" table:formula="oooc:=COUNTIF([.C23:.K23];&quot;11-19&quot;)+COUNTIF([.C23:.K23];&quot;2&quot;)" office:value-type="float" office:value="1">
            <text:p>1</text:p>
          </table:table-cell>
          <table:table-cell table:style-name="ce125" table:formula="oooc:=COUNTIF([.C23:.K23];&quot;U&quot;)+COUNTIF([.C23:.K23];&quot;U☻&quot;)" office:value-type="float" office:value="1">
            <text:p>1</text:p>
          </table:table-cell>
          <table:table-cell table:style-name="ce125" table:formula="oooc:=COUNTIF([.C23:.K23];&quot;KVIT&quot;)+COUNTIF([.C23:.K23];&quot;KVIT☻&quot;)" office:value-type="float" office:value="2">
            <text:p>2</text:p>
          </table:table-cell>
          <table:table-cell table:style-name="ce127" table:formula="oooc:=COUNTBLANK([.C23:.K23])" office:value-type="float" office:value="1">
            <text:p>1</text:p>
          </table:table-cell>
          <table:table-cell table:style-name="ce128" table:formula="oooc:=COUNTIF([.C23:.K23];&quot;x&quot;)" office:value-type="float" office:value="1">
            <text:p>1</text:p>
          </table:table-cell>
          <table:table-cell table:style-name="ce129" table:formula="oooc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3">
            <text:p>23. okt 08</text:p>
          </table:table-cell>
          <table:table-cell table:style-name="ce120" table:formula="oooc:=TEXT([.A24];&quot;Ddd&quot;)" office:value-type="string" office:string-value="čet">
            <text:p>čet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8" office:value-type="string">
            <text:p>52$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office:annotation draw:style-name="gr1" draw:text-style-name="P1" svg:width="2.872cm" svg:height="2.56cm" svg:x="8.942cm" svg:y="14.595cm" draw:caption-point-x="-8.942cm" draw:caption-point-y="-14.595cm">
              <dc:date>2008-12-24T00:00:00</dc:date>
              <text:p text:style-name="P1"><text:span text:style-name="T1">v četrtkih ne razpisuješ za dežurstvo, popoldan ali dodaten program</text:span></text:p>
            </office:annotation>
            <text:p>51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2"/>
          <table:table-cell table:style-name="ce26" table:formula="oooc:=[$februar.$W$7]" office:value-type="string" office:string-value="KVIT☻">
            <text:p>KVIT☻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3" office:value-type="string">
            <text:p>PIN</text:p>
          </table:table-cell>
          <table:table-cell table:style-name="ce125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25" table:formula="oooc:=COUNTIF([.C24:.K24];&quot;51&quot;)+COUNTIF([.C24:.K24];&quot;51$&quot;)+COUNTIF([.C24:.K24];&quot;51☻&quot;)" office:value-type="float" office:value="1">
            <text:p>1</text:p>
          </table:table-cell>
          <table:table-cell table:style-name="ce125" table:formula="oooc:=COUNTIF([.C24:.K24];&quot;52&quot;)+COUNTIF([.C24:.K24];&quot;52$&quot;)+COUNTIF([.C24:.K24];&quot;52☻&quot;)" office:value-type="float" office:value="1">
            <text:p>1</text:p>
          </table:table-cell>
          <table:table-cell table:style-name="ce125" table:formula="oooc:=COUNTIF([.C24:.K24];&quot;11-19&quot;)+COUNTIF([.C24:.K24];&quot;2&quot;)" office:value-type="float" office:value="1">
            <text:p>1</text:p>
          </table:table-cell>
          <table:table-cell table:style-name="ce125" table:formula="oooc:=COUNTIF([.C24:.K24];&quot;U&quot;)+COUNTIF([.C24:.K24];&quot;U☻&quot;)" office:value-type="float" office:value="1">
            <text:p>1</text:p>
          </table:table-cell>
          <table:table-cell table:style-name="ce125" table:formula="oooc:=COUNTIF([.C24:.K24];&quot;KVIT&quot;)+COUNTIF([.C24:.K24];&quot;KVIT☻&quot;)" office:value-type="float" office:value="3">
            <text:p>3</text:p>
          </table:table-cell>
          <table:table-cell table:style-name="ce127" table:formula="oooc:=COUNTBLANK([.C24:.K24])" office:value-type="float" office:value="1">
            <text:p>1</text:p>
          </table:table-cell>
          <table:table-cell table:style-name="ce128" table:formula="oooc:=COUNTIF([.C24:.K24];&quot;x&quot;)" office:value-type="float" office:value="1">
            <text:p>1</text:p>
          </table:table-cell>
          <table:table-cell table:style-name="ce129" table:formula="oooc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4">
            <text:p>24. okt 08</text:p>
          </table:table-cell>
          <table:table-cell table:style-name="ce120" table:formula="oooc:=TEXT([.A25];&quot;Ddd&quot;)" office:value-type="string" office:string-value="pet">
            <text:p>pet</text:p>
          </table:table-cell>
          <table:table-cell table:style-name="ce8" office:value-type="string">
            <text:p>52$</text:p>
          </table:table-cell>
          <table:table-cell table:style-name="ce2" office:value-type="string">
            <text:p>51☻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D</text:p>
          </table:table-cell>
          <table:table-cell table:style-name="ce3" table:formula="oooc:=[$februar.$W$8]" office:value-type="string" office:string-value="U">
            <text:p>U</text:p>
          </table:table-cell>
          <table:table-cell table:style-name="ce3"/>
          <table:table-cell table:style-name="ce3" table:formula="oooc:=[$februar.$W$11]" office:value-type="string" office:string-value="X">
            <text:p>X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3" office:value-type="string">
            <text:p>MŠŠ</text:p>
          </table:table-cell>
          <table:table-cell table:style-name="ce125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25" table:formula="oooc:=COUNTIF([.C25:.K25];&quot;51&quot;)+COUNTIF([.C25:.K25];&quot;51$&quot;)+COUNTIF([.C25:.K25];&quot;51☻&quot;)" office:value-type="float" office:value="1">
            <text:p>1</text:p>
          </table:table-cell>
          <table:table-cell table:style-name="ce125" table:formula="oooc:=COUNTIF([.C25:.K25];&quot;52&quot;)+COUNTIF([.C25:.K25];&quot;52$&quot;)+COUNTIF([.C25:.K25];&quot;52☻&quot;)" office:value-type="float" office:value="1">
            <text:p>1</text:p>
          </table:table-cell>
          <table:table-cell table:style-name="ce125" table:formula="oooc:=COUNTIF([.C25:.K25];&quot;11-19&quot;)+COUNTIF([.C25:.K25];&quot;2&quot;)" office:value-type="float" office:value="1">
            <text:p>1</text:p>
          </table:table-cell>
          <table:table-cell table:style-name="ce125" table:formula="oooc:=COUNTIF([.C25:.K25];&quot;U&quot;)+COUNTIF([.C25:.K25];&quot;U☻&quot;)" office:value-type="float" office:value="1">
            <text:p>1</text:p>
          </table:table-cell>
          <table:table-cell table:style-name="ce125" table:formula="oooc:=COUNTIF([.C25:.K25];&quot;KVIT&quot;)+COUNTIF([.C25:.K25];&quot;KVIT☻&quot;)" office:value-type="float" office:value="2">
            <text:p>2</text:p>
          </table:table-cell>
          <table:table-cell table:style-name="ce127" table:formula="oooc:=COUNTBLANK([.C25:.K25])" office:value-type="float" office:value="1">
            <text:p>1</text:p>
          </table:table-cell>
          <table:table-cell table:style-name="ce128" table:formula="oooc:=COUNTIF([.C25:.K25];&quot;x&quot;)" office:value-type="float" office:value="1">
            <text:p>1</text:p>
          </table:table-cell>
          <table:table-cell table:style-name="ce129" table:formula="oooc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10-25">
            <text:p>25. okt 08</text:p>
          </table:table-cell>
          <table:table-cell table:style-name="ce121" table:formula="oooc:=TEXT([.A26];&quot;Ddd&quot;)" office:value-type="string" office:string-value="sob">
            <text:p>sob</text:p>
          </table:table-cell>
          <table:table-cell table:style-name="ce20" table:number-columns-repeated="2"/>
          <table:table-cell table:style-name="ce6" office:value-type="string">
            <text:p>☻</text:p>
          </table:table-cell>
          <table:table-cell table:style-name="ce20" table:number-columns-repeated="3"/>
          <table:table-cell table:style-name="ce72"/>
          <table:table-cell table:style-name="ce19"/>
          <table:table-cell table:style-name="ce20"/>
          <table:table-cell table:style-name="ce33" office:value-type="string">
            <text:p>MŠŠ</text:p>
          </table:table-cell>
          <table:table-cell table:style-name="ce125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25" table:formula="oooc:=COUNTIF([.C26:.K26];&quot;51&quot;)+COUNTIF([.C26:.K26];&quot;51$&quot;)+COUNTIF([.C26:.K26];&quot;51☻&quot;)" office:value-type="float" office:value="0">
            <text:p>0</text:p>
          </table:table-cell>
          <table:table-cell table:style-name="ce125" table:formula="oooc:=COUNTIF([.C26:.K26];&quot;52&quot;)+COUNTIF([.C26:.K26];&quot;52$&quot;)+COUNTIF([.C26:.K26];&quot;52☻&quot;)" office:value-type="float" office:value="0">
            <text:p>0</text:p>
          </table:table-cell>
          <table:table-cell table:style-name="ce125" table:formula="oooc:=COUNTIF([.C26:.K26];&quot;11-19&quot;)+COUNTIF([.C26:.K26];&quot;2&quot;)" office:value-type="float" office:value="0">
            <text:p>0</text:p>
          </table:table-cell>
          <table:table-cell table:style-name="ce125" table:formula="oooc:=COUNTIF([.C26:.K26];&quot;U&quot;)+COUNTIF([.C26:.K26];&quot;U☻&quot;)" office:value-type="float" office:value="0">
            <text:p>0</text:p>
          </table:table-cell>
          <table:table-cell table:style-name="ce125" table:formula="oooc:=COUNTIF([.C26:.K26];&quot;KVIT&quot;)+COUNTIF([.C26:.K26];&quot;KVIT☻&quot;)" office:value-type="float" office:value="0">
            <text:p>0</text:p>
          </table:table-cell>
          <table:table-cell table:style-name="ce127" table:formula="oooc:=COUNTBLANK([.C26:.K26])" office:value-type="float" office:value="8">
            <text:p>8</text:p>
          </table:table-cell>
          <table:table-cell table:style-name="ce128" table:formula="oooc:=COUNTIF([.C26:.K26];&quot;x&quot;)" office:value-type="float" office:value="0">
            <text:p>0</text:p>
          </table:table-cell>
          <table:table-cell table:style-name="ce129" table:formula="oooc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0" office:value-type="date" office:date-value="2008-10-26">
            <text:p>26. okt 08</text:p>
          </table:table-cell>
          <table:table-cell table:style-name="ce121" table:formula="oooc:=TEXT([.A27];&quot;Ddd&quot;)" office:value-type="string" office:string-value="ned">
            <text:p>ned</text:p>
          </table:table-cell>
          <table:table-cell table:style-name="ce20"/>
          <table:table-cell table:style-name="ce71"/>
          <table:table-cell table:style-name="ce6" office:value-type="string">
            <text:p>☻</text:p>
          </table:table-cell>
          <table:table-cell table:style-name="ce20" table:number-columns-repeated="2"/>
          <table:table-cell table:style-name="ce27"/>
          <table:table-cell table:style-name="ce20"/>
          <table:table-cell table:style-name="ce73"/>
          <table:table-cell table:style-name="ce20"/>
          <table:table-cell table:style-name="ce33" office:value-type="string">
            <text:p>MŠŠ</text:p>
          </table:table-cell>
          <table:table-cell table:style-name="ce125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25" table:formula="oooc:=COUNTIF([.C27:.K27];&quot;51&quot;)+COUNTIF([.C27:.K27];&quot;51$&quot;)+COUNTIF([.C27:.K27];&quot;51☻&quot;)" office:value-type="float" office:value="0">
            <text:p>0</text:p>
          </table:table-cell>
          <table:table-cell table:style-name="ce125" table:formula="oooc:=COUNTIF([.C27:.K27];&quot;52&quot;)+COUNTIF([.C27:.K27];&quot;52$&quot;)+COUNTIF([.C27:.K27];&quot;52☻&quot;)" office:value-type="float" office:value="0">
            <text:p>0</text:p>
          </table:table-cell>
          <table:table-cell table:style-name="ce125" table:formula="oooc:=COUNTIF([.C27:.K27];&quot;11-19&quot;)+COUNTIF([.C27:.K27];&quot;2&quot;)" office:value-type="float" office:value="0">
            <text:p>0</text:p>
          </table:table-cell>
          <table:table-cell table:style-name="ce125" table:formula="oooc:=COUNTIF([.C27:.K27];&quot;U&quot;)+COUNTIF([.C27:.K27];&quot;U☻&quot;)" office:value-type="float" office:value="0">
            <text:p>0</text:p>
          </table:table-cell>
          <table:table-cell table:style-name="ce125" table:formula="oooc:=COUNTIF([.C27:.K27];&quot;KVIT&quot;)+COUNTIF([.C27:.K27];&quot;KVIT☻&quot;)" office:value-type="float" office:value="0">
            <text:p>0</text:p>
          </table:table-cell>
          <table:table-cell table:style-name="ce127" table:formula="oooc:=COUNTBLANK([.C27:.K27])" office:value-type="float" office:value="8">
            <text:p>8</text:p>
          </table:table-cell>
          <table:table-cell table:style-name="ce128" table:formula="oooc:=COUNTIF([.C27:.K27];&quot;x&quot;)" office:value-type="float" office:value="0">
            <text:p>0</text:p>
          </table:table-cell>
          <table:table-cell table:style-name="ce129" table:formula="oooc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>
            <text:p>0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7">
            <text:p>27. okt 08</text:p>
          </table:table-cell>
          <table:table-cell table:style-name="ce120" table:formula="oooc:=TEXT([.A28];&quot;Ddd&quot;)" office:value-type="string" office:string-value="pon">
            <text:p>pon</text:p>
          </table:table-cell>
          <table:table-cell table:style-name="ce3" table:formula="oooc:=[$februar.$W$4]" office:value-type="string" office:string-value="51">
            <text:p>51</text:p>
          </table:table-cell>
          <table:table-cell table:style-name="ce3"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table:formula="oooc:=[$februar.$W$10]" office:value-type="string" office:string-value="11-19">
            <text:p>11-19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3" office:value-type="string">
            <text:p>MŠŠ</text:p>
          </table:table-cell>
          <table:table-cell table:style-name="ce125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25" table:formula="oooc:=COUNTIF([.C28:.K28];&quot;51&quot;)+COUNTIF([.C28:.K28];&quot;51$&quot;)+COUNTIF([.C28:.K28];&quot;51☻&quot;)" office:value-type="float" office:value="1">
            <text:p>1</text:p>
          </table:table-cell>
          <table:table-cell table:style-name="ce125" table:formula="oooc:=COUNTIF([.C28:.K28];&quot;52&quot;)+COUNTIF([.C28:.K28];&quot;52$&quot;)+COUNTIF([.C28:.K28];&quot;52☻&quot;)" office:value-type="float" office:value="1">
            <text:p>1</text:p>
          </table:table-cell>
          <table:table-cell table:style-name="ce125" table:formula="oooc:=COUNTIF([.C28:.K28];&quot;11-19&quot;)+COUNTIF([.C28:.K28];&quot;2&quot;)" office:value-type="float" office:value="1">
            <text:p>1</text:p>
          </table:table-cell>
          <table:table-cell table:style-name="ce125" table:formula="oooc:=COUNTIF([.C28:.K28];&quot;U&quot;)+COUNTIF([.C28:.K28];&quot;U☻&quot;)" office:value-type="float" office:value="0">
            <text:p>0</text:p>
          </table:table-cell>
          <table:table-cell table:style-name="ce125" table:formula="oooc:=COUNTIF([.C28:.K28];&quot;KVIT&quot;)+COUNTIF([.C28:.K28];&quot;KVIT☻&quot;)" office:value-type="float" office:value="1">
            <text:p>1</text:p>
          </table:table-cell>
          <table:table-cell table:style-name="ce127" table:formula="oooc:=COUNTBLANK([.C28:.K28])" office:value-type="float" office:value="1">
            <text:p>1</text:p>
          </table:table-cell>
          <table:table-cell table:style-name="ce128" table:formula="oooc:=COUNTIF([.C28:.K28];&quot;x&quot;)" office:value-type="float" office:value="1">
            <text:p>1</text:p>
          </table:table-cell>
          <table:table-cell table:style-name="ce129" table:formula="oooc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8">
            <text:p>28. okt 08</text:p>
          </table:table-cell>
          <table:table-cell table:style-name="ce120" table:formula="oooc:=TEXT([.A29];&quot;Ddd&quot;)" office:value-type="string" office:string-value="tor">
            <text:p>tor</text:p>
          </table:table-cell>
          <table:table-cell table:style-name="ce3" table:formula="oooc:=[$februar.$W$10]" office:value-type="string" office:string-value="11-19">
            <text:p>11-19</text:p>
          </table:table-cell>
          <table:table-cell table:style-name="ce3" office:value-type="string">
            <text:p>52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D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2" office:value-type="string">
            <text:p>51☻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3" office:value-type="string">
            <text:p>MŠŠ</text:p>
          </table:table-cell>
          <table:table-cell table:style-name="ce125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25" table:formula="oooc:=COUNTIF([.C29:.K29];&quot;51&quot;)+COUNTIF([.C29:.K29];&quot;51$&quot;)+COUNTIF([.C29:.K29];&quot;51☻&quot;)" office:value-type="float" office:value="1">
            <text:p>1</text:p>
          </table:table-cell>
          <table:table-cell table:style-name="ce125" table:formula="oooc:=COUNTIF([.C29:.K29];&quot;52&quot;)+COUNTIF([.C29:.K29];&quot;52$&quot;)+COUNTIF([.C29:.K29];&quot;52☻&quot;)" office:value-type="float" office:value="1">
            <text:p>1</text:p>
          </table:table-cell>
          <table:table-cell table:style-name="ce125" table:formula="oooc:=COUNTIF([.C29:.K29];&quot;11-19&quot;)+COUNTIF([.C29:.K29];&quot;2&quot;)" office:value-type="float" office:value="1">
            <text:p>1</text:p>
          </table:table-cell>
          <table:table-cell table:style-name="ce125" table:formula="oooc:=COUNTIF([.C29:.K29];&quot;U&quot;)+COUNTIF([.C29:.K29];&quot;U☻&quot;)" office:value-type="float" office:value="0">
            <text:p>0</text:p>
          </table:table-cell>
          <table:table-cell table:style-name="ce125" table:formula="oooc:=COUNTIF([.C29:.K29];&quot;KVIT&quot;)+COUNTIF([.C29:.K29];&quot;KVIT☻&quot;)" office:value-type="float" office:value="1">
            <text:p>1</text:p>
          </table:table-cell>
          <table:table-cell table:style-name="ce127" table:formula="oooc:=COUNTBLANK([.C29:.K29])" office:value-type="float" office:value="1">
            <text:p>1</text:p>
          </table:table-cell>
          <table:table-cell table:style-name="ce128" table:formula="oooc:=COUNTIF([.C29:.K29];&quot;x&quot;)" office:value-type="float" office:value="1">
            <text:p>1</text:p>
          </table:table-cell>
          <table:table-cell table:style-name="ce129" table:formula="oooc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29">
            <text:p>29. okt 08</text:p>
          </table:table-cell>
          <table:table-cell table:style-name="ce120" table:formula="oooc:=TEXT([.A30];&quot;Ddd&quot;)" office:value-type="string" office:string-value="sre">
            <text:p>sre</text:p>
          </table:table-cell>
          <table:table-cell table:style-name="ce8" office:value-type="string">
            <text:p>51$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SO</text:p>
          </table:table-cell>
          <table:table-cell table:style-name="ce3" table:formula="oooc:=[$februar.$W$12]" office:value-type="string" office:string-value="D">
            <office:annotation draw:style-name="gr1" draw:text-style-name="P1" svg:width="2.872cm" svg:height="0.596cm" svg:x="8.942cm" svg:y="18.791cm" draw:caption-point-x="-8.942cm" draw:caption-point-y="-18.791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table:formula="oooc:=[$februar.$W$11]" office:value-type="string" office:string-value="X">
            <text:p>X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3" office:value-type="string">
            <text:p>MŠŠ</text:p>
          </table:table-cell>
          <table:table-cell table:style-name="ce125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25" table:formula="oooc:=COUNTIF([.C30:.K30];&quot;51&quot;)+COUNTIF([.C30:.K30];&quot;51$&quot;)+COUNTIF([.C30:.K30];&quot;51☻&quot;)" office:value-type="float" office:value="1">
            <text:p>1</text:p>
          </table:table-cell>
          <table:table-cell table:style-name="ce125" table:formula="oooc:=COUNTIF([.C30:.K30];&quot;52&quot;)+COUNTIF([.C30:.K30];&quot;52$&quot;)+COUNTIF([.C30:.K30];&quot;52☻&quot;)" office:value-type="float" office:value="1">
            <text:p>1</text:p>
          </table:table-cell>
          <table:table-cell table:style-name="ce125" table:formula="oooc:=COUNTIF([.C30:.K30];&quot;11-19&quot;)+COUNTIF([.C30:.K30];&quot;2&quot;)" office:value-type="float" office:value="0">
            <text:p>0</text:p>
          </table:table-cell>
          <table:table-cell table:style-name="ce125" table:formula="oooc:=COUNTIF([.C30:.K30];&quot;U&quot;)+COUNTIF([.C30:.K30];&quot;U☻&quot;)" office:value-type="float" office:value="0">
            <text:p>0</text:p>
          </table:table-cell>
          <table:table-cell table:style-name="ce125" table:formula="oooc:=COUNTIF([.C30:.K30];&quot;KVIT&quot;)+COUNTIF([.C30:.K30];&quot;KVIT☻&quot;)" office:value-type="float" office:value="2">
            <text:p>2</text:p>
          </table:table-cell>
          <table:table-cell table:style-name="ce127" table:formula="oooc:=COUNTBLANK([.C30:.K30])" office:value-type="float" office:value="1">
            <text:p>1</text:p>
          </table:table-cell>
          <table:table-cell table:style-name="ce128" table:formula="oooc:=COUNTIF([.C30:.K30];&quot;x&quot;)" office:value-type="float" office:value="1">
            <text:p>1</text:p>
          </table:table-cell>
          <table:table-cell table:style-name="ce129" table:formula="oooc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0-30">
            <text:p>30. okt 08</text:p>
          </table:table-cell>
          <table:table-cell table:style-name="ce120" table:formula="oooc:=TEXT([.A31];&quot;Ddd&quot;)" office:value-type="string" office:string-value="čet">
            <text:p>čet</text:p>
          </table:table-cell>
          <table:table-cell table:style-name="ce2" office:value-type="string">
            <text:p>51☻</text:p>
          </table:table-cell>
          <table:table-cell table:style-name="ce3" table:formula="oooc:=[$februar.$W$11]" office:value-type="string" office:string-value="X">
            <text:p>X</text:p>
          </table:table-cell>
          <table:table-cell table:style-name="ce3" office:value-type="string">
            <text:p>SO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8" office:value-type="string">
            <text:p>52$</text:p>
          </table:table-cell>
          <table:table-cell table:style-name="ce3" office:value-type="string">
            <text:p>D</text:p>
          </table:table-cell>
          <table:table-cell table:style-name="ce14"/>
          <table:table-cell table:style-name="ce3" table:formula="oooc:=[$februar.$W$10]" office:value-type="string" office:string-value="11-19">
            <text:p>11-19</text:p>
          </table:table-cell>
          <table:table-cell table:style-name="ce2" table:formula="oooc:=[$februar.$W$6]" office:value-type="string" office:string-value="KVIT">
            <text:p>KVIT</text:p>
          </table:table-cell>
          <table:table-cell table:style-name="ce33" office:value-type="string">
            <text:p>MŠŠ</text:p>
          </table:table-cell>
          <table:table-cell table:style-name="ce125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25" table:formula="oooc:=COUNTIF([.C31:.K31];&quot;51&quot;)+COUNTIF([.C31:.K31];&quot;51$&quot;)+COUNTIF([.C31:.K31];&quot;51☻&quot;)" office:value-type="float" office:value="1">
            <text:p>1</text:p>
          </table:table-cell>
          <table:table-cell table:style-name="ce125" table:formula="oooc:=COUNTIF([.C31:.K31];&quot;52&quot;)+COUNTIF([.C31:.K31];&quot;52$&quot;)+COUNTIF([.C31:.K31];&quot;52☻&quot;)" office:value-type="float" office:value="1">
            <text:p>1</text:p>
          </table:table-cell>
          <table:table-cell table:style-name="ce125" table:formula="oooc:=COUNTIF([.C31:.K31];&quot;11-19&quot;)+COUNTIF([.C31:.K31];&quot;2&quot;)" office:value-type="float" office:value="1">
            <text:p>1</text:p>
          </table:table-cell>
          <table:table-cell table:style-name="ce125" table:formula="oooc:=COUNTIF([.C31:.K31];&quot;U&quot;)+COUNTIF([.C31:.K31];&quot;U☻&quot;)" office:value-type="float" office:value="0">
            <text:p>0</text:p>
          </table:table-cell>
          <table:table-cell table:style-name="ce125" table:formula="oooc:=COUNTIF([.C31:.K31];&quot;KVIT&quot;)+COUNTIF([.C31:.K31];&quot;KVIT☻&quot;)" office:value-type="float" office:value="2">
            <text:p>2</text:p>
          </table:table-cell>
          <table:table-cell table:style-name="ce127" table:formula="oooc:=COUNTBLANK([.C31:.K31])" office:value-type="float" office:value="1">
            <text:p>1</text:p>
          </table:table-cell>
          <table:table-cell table:style-name="ce128" table:formula="oooc:=COUNTIF([.C31:.K31];&quot;x&quot;)" office:value-type="float" office:value="1">
            <text:p>1</text:p>
          </table:table-cell>
          <table:table-cell table:style-name="ce129" table:formula="oooc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style-name="ce1"/>
          <table:table-cell/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0-31">
            <text:p>31. okt 08</text:p>
          </table:table-cell>
          <table:table-cell table:style-name="ce121" table:formula="oooc:=TEXT([.A32];&quot;Ddd&quot;)" office:value-type="string" office:string-value="pet">
            <text:p>pet</text:p>
          </table:table-cell>
          <table:table-cell table:style-name="ce20"/>
          <table:table-cell table:style-name="ce71"/>
          <table:table-cell table:style-name="ce20" table:number-columns-repeated="2"/>
          <table:table-cell table:style-name="ce6" office:value-type="string">
            <text:p>☻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33" office:value-type="string">
            <text:p>MŠŠ</text:p>
          </table:table-cell>
          <table:table-cell table:style-name="ce125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25" table:formula="oooc:=COUNTIF([.C32:.K32];&quot;51&quot;)+COUNTIF([.C32:.K32];&quot;51$&quot;)+COUNTIF([.C32:.K32];&quot;51☻&quot;)" office:value-type="float" office:value="0">
            <text:p>0</text:p>
          </table:table-cell>
          <table:table-cell table:style-name="ce125" table:formula="oooc:=COUNTIF([.C32:.K32];&quot;52&quot;)+COUNTIF([.C32:.K32];&quot;52$&quot;)+COUNTIF([.C32:.K32];&quot;52☻&quot;)" office:value-type="float" office:value="0">
            <text:p>0</text:p>
          </table:table-cell>
          <table:table-cell table:style-name="ce125" table:formula="oooc:=COUNTIF([.C32:.K32];&quot;11-19&quot;)+COUNTIF([.C32:.K32];&quot;2&quot;)" office:value-type="float" office:value="0">
            <text:p>0</text:p>
          </table:table-cell>
          <table:table-cell table:style-name="ce125" table:formula="oooc:=COUNTIF([.C32:.K32];&quot;U&quot;)+COUNTIF([.C32:.K32];&quot;U☻&quot;)" office:value-type="float" office:value="0">
            <text:p>0</text:p>
          </table:table-cell>
          <table:table-cell table:style-name="ce125" table:formula="oooc:=COUNTIF([.C32:.K32];&quot;KVIT&quot;)+COUNTIF([.C32:.K32];&quot;KVIT☻&quot;)" office:value-type="float" office:value="0">
            <text:p>0</text:p>
          </table:table-cell>
          <table:table-cell table:style-name="ce127" table:formula="oooc:=COUNTBLANK([.C32:.K32])" office:value-type="float" office:value="8">
            <text:p>8</text:p>
          </table:table-cell>
          <table:table-cell table:style-name="ce128" table:formula="oooc:=COUNTIF([.C32:.K32];&quot;x&quot;)" office:value-type="float" office:value="0">
            <text:p>0</text:p>
          </table:table-cell>
          <table:table-cell table:style-name="ce129" table:formula="oooc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232"/>
        </table:table-row>
        <table:table-row table:style-name="ro1">
          <table:table-cell table:style-name="ce1"/>
          <table:table-cell table:style-name="ce17"/>
          <table:table-cell table:style-name="ce1" table:number-columns-repeated="10"/>
          <table:table-cell table:style-name="ce35" table:number-columns-repeated="7"/>
          <table:table-cell table:style-name="ce13" table:number-columns-repeated="2"/>
          <table:table-cell table:style-name="ce1" table:number-columns-repeated="3"/>
          <table:table-cell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35" table:number-columns-repeated="8"/>
          <table:table-cell table:style-name="ce13" table:number-columns-repeated="237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style-name="ce13"/>
          <table:table-cell table:style-name="ce35" table:number-columns-repeated="7"/>
          <table:table-cell table:style-name="ce13" table:number-columns-repeated="237"/>
        </table:table-row>
        <table:table-row table:style-name="ro8">
          <table:table-cell table:style-name="ce13"/>
          <table:table-cell table:style-name="ce122" office:value-type="string">
            <text:p>$</text:p>
          </table:table-cell>
          <table:table-cell table:style-name="ce13" table:formula="oooc:=COUNTIF([.C2:.C32];&quot;51$&quot;)+COUNTIF([.C2:.C32];&quot;52$&quot;)" office:value-type="float" office:value="4">
            <text:p>4</text:p>
          </table:table-cell>
          <table:table-cell table:style-name="ce13" table:formula="oooc:=COUNTIF([.D2:.D32];&quot;51$&quot;)+COUNTIF([.D2:.D32];&quot;52$&quot;)" office:value-type="float" office:value="3">
            <text:p>3</text:p>
          </table:table-cell>
          <table:table-cell table:style-name="ce13" table:formula="oooc:=COUNTIF([.E2:.E32];&quot;51$&quot;)+COUNTIF([.E2:.E32];&quot;52$&quot;)" office:value-type="float" office:value="2">
            <text:p>2</text:p>
          </table:table-cell>
          <table:table-cell table:style-name="ce13" table:formula="oooc:=COUNTIF([.F2:.F32];&quot;51$&quot;)+COUNTIF([.F2:.F32];&quot;52$&quot;)" office:value-type="float" office:value="2">
            <text:p>2</text:p>
          </table:table-cell>
          <table:table-cell table:style-name="ce13" table:formula="oooc:=COUNTIF([.G2:.G32];&quot;51$&quot;)+COUNTIF([.G2:.G32];&quot;52$&quot;)" office:value-type="float" office:value="3">
            <text:p>3</text:p>
          </table:table-cell>
          <table:table-cell table:style-name="ce13" table:formula="oooc:=COUNTIF([.H2:.H32];&quot;51$&quot;)+COUNTIF([.H2:.H32];&quot;52$&quot;)" office:value-type="float" office:value="2">
            <text:p>2</text:p>
          </table:table-cell>
          <table:table-cell table:style-name="ce13" table:formula="oooc:=COUNTIF([.I2:.I32];&quot;51$&quot;)+COUNTIF([.I2:.I32];&quot;52$&quot;)" office:value-type="float" office:value="0">
            <text:p>0</text:p>
          </table:table-cell>
          <table:table-cell table:style-name="ce13" table:formula="oooc:=COUNTIF([.J2:.J32];&quot;51$&quot;)+COUNTIF([.J2:.J32];&quot;52$&quot;)" office:value-type="float" office:value="1">
            <text:p>1</text:p>
          </table:table-cell>
          <table:table-cell table:style-name="ce13" table:formula="oooc:=COUNTIF([.K2:.K32];&quot;51$&quot;)+COUNTIF([.K2:.K32];&quot;52$&quot;)" office:value-type="float" office:value="2">
            <text:p>2</text:p>
          </table:table-cell>
          <table:table-cell table:style-name="ce13"/>
          <table:table-cell table:style-name="ce35" table:number-columns-repeated="7"/>
          <table:table-cell table:style-name="ce13" table:number-columns-repeated="5"/>
          <table:table-cell table:style-name="ce37" table:number-columns-repeated="232"/>
        </table:table-row>
        <table:table-row table:style-name="ro1" table:number-rows-repeated="123">
          <table:table-cell table:style-name="ce1" table:number-columns-repeated="12"/>
          <table:table-cell table:style-name="ce35" table:number-columns-repeated="7"/>
          <table:table-cell table:style-name="ce13" table:number-columns-repeated="2"/>
          <table:table-cell table:style-name="ce1" table:number-columns-repeated="3"/>
          <table:table-cell table:number-columns-repeated="232"/>
        </table:table-row>
        <table:table-row table:style-name="ro1" table:number-rows-repeated="2">
          <table:table-cell table:style-name="ce1" table:number-columns-repeated="12"/>
          <table:table-cell table:style-name="ce35" table:number-columns-repeated="7"/>
          <table:table-cell table:style-name="ce13" table:number-columns-repeated="2"/>
          <table:table-cell table:style-name="ce1"/>
          <table:table-cell/>
          <table:table-cell table:style-name="ce1"/>
          <table:table-cell table:number-columns-repeated="232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ovember" table:style-name="ta12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13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23" table:default-cell-style-name="ce37"/>
        <table:table-column table:style-name="co1" table:default-cell-style-name="ce37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number-columns-repeated="11" table:default-cell-style-name="Default"/>
        <table:table-column table:style-name="co2" table:number-columns-repeated="220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KNE</text:p>
          </table:table-cell>
          <table:table-cell table:style-name="ce33" office:value-type="string">
            <text:p>HOL</text:p>
          </table:table-cell>
          <table:table-cell table:style-name="ce33" office:value-type="string">
            <text:p>STO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12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/>
          <table:table-cell table:style-name="ce1" table:number-columns-repeated="2"/>
          <table:table-cell table:number-columns-repeated="12"/>
          <table:table-cell table:style-name="ce1" table:number-columns-repeated="220"/>
        </table:table-row>
        <table:table-row table:style-name="ro6">
          <table:table-cell table:style-name="ce10" office:value-type="date" office:date-value="2008-11-01">
            <text:p>1. nov 08</text:p>
          </table:table-cell>
          <table:table-cell table:style-name="ce130" table:formula="oooc:=TEXT([.A2];&quot;Ddd&quot;)" office:value-type="string" office:string-value="sob">
            <text:p>sob</text:p>
          </table:table-cell>
          <table:table-cell table:style-name="ce90"/>
          <table:table-cell table:style-name="ce20"/>
          <table:table-cell table:style-name="ce19"/>
          <table:table-cell table:style-name="ce27"/>
          <table:table-cell table:style-name="ce71" table:number-columns-repeated="2"/>
          <table:table-cell table:style-name="ce27"/>
          <table:table-cell table:style-name="ce20"/>
          <table:table-cell table:style-name="ce6" table:formula="oooc:=[$februar.$W$14]" office:value-type="string" office:string-value="☻">
            <office:annotation draw:style-name="gr1" draw:text-style-name="P1" svg:width="2.872cm" svg:height="0.989cm" svg:x="15.427cm" svg:y="0cm" draw:caption-point-x="-15.427cm" draw:caption-point-y="0cm">
              <dc:date>2008-12-24T00:00:00</dc:date>
              <text:p text:style-name="P1"><text:span text:style-name="T1">dežurno 1. in 2. november</text:span></text:p>
            </office:annotation>
            <text:p>☻</text:p>
          </table:table-cell>
          <table:table-cell table:style-name="ce33" office:value-type="string">
            <text:p>KON</text:p>
          </table:table-cell>
          <table:table-cell table:style-name="ce132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33" table:formula="oooc:=COUNTIF([.C2:.K2];&quot;51&quot;)+COUNTIF([.C2:.K2];&quot;51$&quot;)+COUNTIF([.C2:.K2];&quot;51☻&quot;)" office:value-type="float" office:value="0">
            <text:p>0</text:p>
          </table:table-cell>
          <table:table-cell table:style-name="ce133" table:formula="oooc:=COUNTIF([.C2:.K2];&quot;52&quot;)+COUNTIF([.C2:.K2];&quot;52$&quot;)+COUNTIF([.C2:.K2];&quot;52☻&quot;)" office:value-type="float" office:value="0">
            <text:p>0</text:p>
          </table:table-cell>
          <table:table-cell table:style-name="ce133" table:formula="oooc:=COUNTIF([.C2:.K2];&quot;11-19&quot;)+COUNTIF([.C2:.K2];&quot;2&quot;)" office:value-type="float" office:value="0">
            <text:p>0</text:p>
          </table:table-cell>
          <table:table-cell table:style-name="ce133" table:formula="oooc:=COUNTIF([.C2:.K2];&quot;U&quot;)+COUNTIF([.C2:.K2];&quot;U☻&quot;)" office:value-type="float" office:value="0">
            <text:p>0</text:p>
          </table:table-cell>
          <table:table-cell table:style-name="ce133" table:formula="oooc:=COUNTIF([.C2:.K2];&quot;KVIT&quot;)+COUNTIF([.C2:.K2];&quot;KVIT☻&quot;)" office:value-type="float" office:value="0">
            <text:p>0</text:p>
          </table:table-cell>
          <table:table-cell table:style-name="ce134" table:formula="oooc:=COUNTBLANK([.C2:.K2])" office:value-type="float" office:value="8">
            <text:p>8</text:p>
          </table:table-cell>
          <table:table-cell table:style-name="ce135" table:formula="oooc:=COUNTIF([.C2:.K2];&quot;x&quot;)" office:value-type="float" office:value="0">
            <text:p>0</text:p>
          </table:table-cell>
          <table:table-cell table:style-name="ce136" table:formula="oooc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13"/>
          <table:table-cell table:style-name="ce2" table:formula="oooc:=[$VzorciVnosov.$A$2]" office:value-type="string" office:string-value="51☻">
            <text:p>51☻</text:p>
          </table:table-cell>
          <table:table-cell table:style-name="ce1"/>
          <table:table-cell table:number-columns-repeated="12"/>
          <table:table-cell table:style-name="ce1" table:number-columns-repeated="220"/>
        </table:table-row>
        <table:table-row table:style-name="ro6">
          <table:table-cell table:style-name="ce10" office:value-type="date" office:date-value="2008-11-02">
            <text:p>2. nov 08</text:p>
          </table:table-cell>
          <table:table-cell table:style-name="ce130" table:formula="oooc:=TEXT([.A3];&quot;Ddd&quot;)" office:value-type="string" office:string-value="ned">
            <text:p>ned</text:p>
          </table:table-cell>
          <table:table-cell table:style-name="ce90"/>
          <table:table-cell table:style-name="ce20"/>
          <table:table-cell table:style-name="ce19"/>
          <table:table-cell table:style-name="ce27"/>
          <table:table-cell table:style-name="ce71" table:number-columns-repeated="2"/>
          <table:table-cell table:style-name="ce27"/>
          <table:table-cell table:style-name="ce20"/>
          <table:table-cell table:style-name="ce6" table:formula="oooc:=[$februar.$W$14]" office:value-type="string" office:string-value="☻">
            <office:annotation draw:style-name="gr1" draw:text-style-name="P1" svg:width="2.872cm" svg:height="0.989cm" svg:x="15.427cm" svg:y="0cm" draw:caption-point-x="-15.427cm" draw:caption-point-y="0cm">
              <dc:date>2008-12-24T00:00:00</dc:date>
              <text:p text:style-name="P1"><text:span text:style-name="T1">dežurno 1. in 2. november</text:span></text:p>
            </office:annotation>
            <text:p>☻</text:p>
          </table:table-cell>
          <table:table-cell table:style-name="ce33" office:value-type="string">
            <text:p>KON</text:p>
          </table:table-cell>
          <table:table-cell table:style-name="ce132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33" table:formula="oooc:=COUNTIF([.C3:.K3];&quot;51&quot;)+COUNTIF([.C3:.K3];&quot;51$&quot;)+COUNTIF([.C3:.K3];&quot;51☻&quot;)" office:value-type="float" office:value="0">
            <text:p>0</text:p>
          </table:table-cell>
          <table:table-cell table:style-name="ce133" table:formula="oooc:=COUNTIF([.C3:.K3];&quot;52&quot;)+COUNTIF([.C3:.K3];&quot;52$&quot;)+COUNTIF([.C3:.K3];&quot;52☻&quot;)" office:value-type="float" office:value="0">
            <text:p>0</text:p>
          </table:table-cell>
          <table:table-cell table:style-name="ce133" table:formula="oooc:=COUNTIF([.C3:.K3];&quot;11-19&quot;)+COUNTIF([.C3:.K3];&quot;2&quot;)" office:value-type="float" office:value="0">
            <text:p>0</text:p>
          </table:table-cell>
          <table:table-cell table:style-name="ce133" table:formula="oooc:=COUNTIF([.C3:.K3];&quot;U&quot;)+COUNTIF([.C3:.K3];&quot;U☻&quot;)" office:value-type="float" office:value="0">
            <text:p>0</text:p>
          </table:table-cell>
          <table:table-cell table:style-name="ce133" table:formula="oooc:=COUNTIF([.C3:.K3];&quot;KVIT&quot;)+COUNTIF([.C3:.K3];&quot;KVIT☻&quot;)" office:value-type="float" office:value="0">
            <text:p>0</text:p>
          </table:table-cell>
          <table:table-cell table:style-name="ce134" table:formula="oooc:=COUNTBLANK([.C3:.K3])" office:value-type="float" office:value="8">
            <text:p>8</text:p>
          </table:table-cell>
          <table:table-cell table:style-name="ce135" table:formula="oooc:=COUNTIF([.C3:.K3];&quot;x&quot;)" office:value-type="float" office:value="0">
            <text:p>0</text:p>
          </table:table-cell>
          <table:table-cell table:style-name="ce136" table:formula="oooc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>
            <text:p>0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03">
            <text:p>3. nov 08</text:p>
          </table:table-cell>
          <table:table-cell table:style-name="ce131" table:formula="oooc:=TEXT([.A4];&quot;Ddd&quot;)" office:value-type="string" office:string-value="pon">
            <text:p>pon</text:p>
          </table:table-cell>
          <table:table-cell table:number-columns-repeated="2"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8" office:value-type="string">
            <text:p>51$</text:p>
          </table:table-cell>
          <table:table-cell table:style-name="ce3" office:value-type="string">
            <text:p>U</text:p>
          </table:table-cell>
          <table:table-cell table:style-name="ce3" office:value-type="string">
            <text:p>D</text:p>
          </table:table-cell>
          <table:table-cell table:style-name="ce2"/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ŠOŠ</text:p>
          </table:table-cell>
          <table:table-cell table:style-name="ce132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33" table:formula="oooc:=COUNTIF([.C4:.K4];&quot;51&quot;)+COUNTIF([.C4:.K4];&quot;51$&quot;)+COUNTIF([.C4:.K4];&quot;51☻&quot;)" office:value-type="float" office:value="1">
            <text:p>1</text:p>
          </table:table-cell>
          <table:table-cell table:style-name="ce133" table:formula="oooc:=COUNTIF([.C4:.K4];&quot;52&quot;)+COUNTIF([.C4:.K4];&quot;52$&quot;)+COUNTIF([.C4:.K4];&quot;52☻&quot;)" office:value-type="float" office:value="1">
            <text:p>1</text:p>
          </table:table-cell>
          <table:table-cell table:style-name="ce133" table:formula="oooc:=COUNTIF([.C4:.K4];&quot;11-19&quot;)+COUNTIF([.C4:.K4];&quot;2&quot;)" office:value-type="float" office:value="1">
            <text:p>1</text:p>
          </table:table-cell>
          <table:table-cell table:style-name="ce133" table:formula="oooc:=COUNTIF([.C4:.K4];&quot;U&quot;)+COUNTIF([.C4:.K4];&quot;U☻&quot;)" office:value-type="float" office:value="1">
            <text:p>1</text:p>
          </table:table-cell>
          <table:table-cell table:style-name="ce133" table:formula="oooc:=COUNTIF([.C4:.K4];&quot;KVIT&quot;)+COUNTIF([.C4:.K4];&quot;KVIT☻&quot;)" office:value-type="float" office:value="3">
            <text:p>3</text:p>
          </table:table-cell>
          <table:table-cell table:style-name="ce134" table:formula="oooc:=COUNTBLANK([.C4:.K4])" office:value-type="float" office:value="1">
            <text:p>1</text:p>
          </table:table-cell>
          <table:table-cell table:style-name="ce135" table:formula="oooc:=COUNTIF([.C4:.K4];&quot;x&quot;)" office:value-type="float" office:value="0">
            <text:p>0</text:p>
          </table:table-cell>
          <table:table-cell table:style-name="ce136" table:formula="oooc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04">
            <text:p>4. nov 08</text:p>
          </table:table-cell>
          <table:table-cell table:style-name="ce131" table:formula="oooc:=TEXT([.A5];&quot;Ddd&quot;)" office:value-type="string" office:string-value="tor">
            <text:p>tor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3" office:value-type="string">
            <text:p>U</text:p>
          </table:table-cell>
          <table:table-cell table:style-name="ce3"/>
          <table:table-cell table:style-name="ce2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33" office:value-type="string">
            <text:p>ŠOŠ</text:p>
          </table:table-cell>
          <table:table-cell table:style-name="ce133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33" table:formula="oooc:=COUNTIF([.C5:.K5];&quot;51&quot;)+COUNTIF([.C5:.K5];&quot;51$&quot;)+COUNTIF([.C5:.K5];&quot;51☻&quot;)" office:value-type="float" office:value="1">
            <text:p>1</text:p>
          </table:table-cell>
          <table:table-cell table:style-name="ce133" table:formula="oooc:=COUNTIF([.C5:.K5];&quot;52&quot;)+COUNTIF([.C5:.K5];&quot;52$&quot;)+COUNTIF([.C5:.K5];&quot;52☻&quot;)" office:value-type="float" office:value="1">
            <text:p>1</text:p>
          </table:table-cell>
          <table:table-cell table:style-name="ce133" table:formula="oooc:=COUNTIF([.C5:.K5];&quot;11-19&quot;)+COUNTIF([.C5:.K5];&quot;2&quot;)" office:value-type="float" office:value="1">
            <text:p>1</text:p>
          </table:table-cell>
          <table:table-cell table:style-name="ce133" table:formula="oooc:=COUNTIF([.C5:.K5];&quot;U&quot;)+COUNTIF([.C5:.K5];&quot;U☻&quot;)" office:value-type="float" office:value="1">
            <text:p>1</text:p>
          </table:table-cell>
          <table:table-cell table:style-name="ce133" table:formula="oooc:=COUNTIF([.C5:.K5];&quot;KVIT&quot;)+COUNTIF([.C5:.K5];&quot;KVIT☻&quot;)" office:value-type="float" office:value="3">
            <text:p>3</text:p>
          </table:table-cell>
          <table:table-cell table:style-name="ce134" table:formula="oooc:=COUNTBLANK([.C5:.K5])" office:value-type="float" office:value="1">
            <text:p>1</text:p>
          </table:table-cell>
          <table:table-cell table:style-name="ce135" table:formula="oooc:=COUNTIF([.C5:.K5];&quot;x&quot;)" office:value-type="float" office:value="1">
            <text:p>1</text:p>
          </table:table-cell>
          <table:table-cell table:style-name="ce136" table:formula="oooc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05">
            <text:p>5. nov 08</text:p>
          </table:table-cell>
          <table:table-cell table:style-name="ce131" table:formula="oooc:=TEXT([.A6];&quot;Ddd&quot;)" office:value-type="string" office:string-value="sre">
            <text:p>sre</text:p>
          </table:table-cell>
          <table:table-cell table:number-columns-repeated="2"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3"/>
          <table:table-cell table:style-name="ce5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ŠOŠ</text:p>
          </table:table-cell>
          <table:table-cell table:style-name="ce133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33" table:formula="oooc:=COUNTIF([.C6:.K6];&quot;51&quot;)+COUNTIF([.C6:.K6];&quot;51$&quot;)+COUNTIF([.C6:.K6];&quot;51☻&quot;)" office:value-type="float" office:value="1">
            <text:p>1</text:p>
          </table:table-cell>
          <table:table-cell table:style-name="ce133" table:formula="oooc:=COUNTIF([.C6:.K6];&quot;52&quot;)+COUNTIF([.C6:.K6];&quot;52$&quot;)+COUNTIF([.C6:.K6];&quot;52☻&quot;)" office:value-type="float" office:value="1">
            <text:p>1</text:p>
          </table:table-cell>
          <table:table-cell table:style-name="ce133" table:formula="oooc:=COUNTIF([.C6:.K6];&quot;11-19&quot;)+COUNTIF([.C6:.K6];&quot;2&quot;)" office:value-type="float" office:value="1">
            <text:p>1</text:p>
          </table:table-cell>
          <table:table-cell table:style-name="ce133" table:formula="oooc:=COUNTIF([.C6:.K6];&quot;U&quot;)+COUNTIF([.C6:.K6];&quot;U☻&quot;)" office:value-type="float" office:value="1">
            <text:p>1</text:p>
          </table:table-cell>
          <table:table-cell table:style-name="ce133" table:formula="oooc:=COUNTIF([.C6:.K6];&quot;KVIT&quot;)+COUNTIF([.C6:.K6];&quot;KVIT☻&quot;)" office:value-type="float" office:value="3">
            <text:p>3</text:p>
          </table:table-cell>
          <table:table-cell table:style-name="ce134" table:formula="oooc:=COUNTBLANK([.C6:.K6])" office:value-type="float" office:value="1">
            <text:p>1</text:p>
          </table:table-cell>
          <table:table-cell table:style-name="ce135" table:formula="oooc:=COUNTIF([.C6:.K6];&quot;x&quot;)" office:value-type="float" office:value="1">
            <text:p>1</text:p>
          </table:table-cell>
          <table:table-cell table:style-name="ce136" table:formula="oooc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06">
            <text:p>6. nov 08</text:p>
          </table:table-cell>
          <table:table-cell table:style-name="ce131" table:formula="oooc:=TEXT([.A7];&quot;Ddd&quot;)" office:value-type="string" office:string-value="čet">
            <text:p>čet</text:p>
          </table:table-cell>
          <table:table-cell table:style-name="ce5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2" office:value-type="string">
            <text:p>52☻</text:p>
          </table:table-cell>
          <table:table-cell table:style-name="ce2"/>
          <table:table-cell table:style-name="ce3" office:value-type="string">
            <text:p>11-19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3" office:value-type="string">
            <text:p>ŠOŠ</text:p>
          </table:table-cell>
          <table:table-cell table:style-name="ce133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33" table:formula="oooc:=COUNTIF([.C7:.K7];&quot;51&quot;)+COUNTIF([.C7:.K7];&quot;51$&quot;)+COUNTIF([.C7:.K7];&quot;51☻&quot;)" office:value-type="float" office:value="1">
            <text:p>1</text:p>
          </table:table-cell>
          <table:table-cell table:style-name="ce133" table:formula="oooc:=COUNTIF([.C7:.K7];&quot;52&quot;)+COUNTIF([.C7:.K7];&quot;52$&quot;)+COUNTIF([.C7:.K7];&quot;52☻&quot;)" office:value-type="float" office:value="1">
            <text:p>1</text:p>
          </table:table-cell>
          <table:table-cell table:style-name="ce133" table:formula="oooc:=COUNTIF([.C7:.K7];&quot;11-19&quot;)+COUNTIF([.C7:.K7];&quot;2&quot;)" office:value-type="float" office:value="1">
            <text:p>1</text:p>
          </table:table-cell>
          <table:table-cell table:style-name="ce133" table:formula="oooc:=COUNTIF([.C7:.K7];&quot;U&quot;)+COUNTIF([.C7:.K7];&quot;U☻&quot;)" office:value-type="float" office:value="1">
            <text:p>1</text:p>
          </table:table-cell>
          <table:table-cell table:style-name="ce133" table:formula="oooc:=COUNTIF([.C7:.K7];&quot;KVIT&quot;)+COUNTIF([.C7:.K7];&quot;KVIT☻&quot;)" office:value-type="float" office:value="2">
            <text:p>2</text:p>
          </table:table-cell>
          <table:table-cell table:style-name="ce134" table:formula="oooc:=COUNTBLANK([.C7:.K7])" office:value-type="float" office:value="1">
            <text:p>1</text:p>
          </table:table-cell>
          <table:table-cell table:style-name="ce135" table:formula="oooc:=COUNTIF([.C7:.K7];&quot;x&quot;)" office:value-type="float" office:value="1">
            <text:p>1</text:p>
          </table:table-cell>
          <table:table-cell table:style-name="ce136" table:formula="oooc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07">
            <text:p>7. nov 08</text:p>
          </table:table-cell>
          <table:table-cell table:style-name="ce131" table:formula="oooc:=TEXT([.A8];&quot;Ddd&quot;)" office:value-type="string" office:string-value="pet">
            <text:p>pet</text:p>
          </table:table-cell>
          <table:table-cell table:style-name="ce2" office:value-type="string">
            <office:annotation draw:style-name="gr1" draw:text-style-name="P1" svg:width="2.9cm" svg:height="2.56cm" svg:x="5.051cm" svg:y="3.404cm" draw:caption-point-x="-5.051cm" draw:caption-point-y="-3.404cm">
              <dc:date>2008-12-24T00:00:00</dc:date>
              <text:p text:style-name="P1"><text:span text:style-name="T1">ne razpišeš v dežurstvo, pripravljenost ali popoldne v petek, 7. novembra. 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5" office:value-type="string">
            <text:p>X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14"/>
          <table:table-cell table:style-name="ce3" office:value-type="string">
            <text:p>U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KON</text:p>
          </table:table-cell>
          <table:table-cell table:style-name="ce133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33" table:formula="oooc:=COUNTIF([.C8:.K8];&quot;51&quot;)+COUNTIF([.C8:.K8];&quot;51$&quot;)+COUNTIF([.C8:.K8];&quot;51☻&quot;)" office:value-type="float" office:value="1">
            <text:p>1</text:p>
          </table:table-cell>
          <table:table-cell table:style-name="ce133" table:formula="oooc:=COUNTIF([.C8:.K8];&quot;52&quot;)+COUNTIF([.C8:.K8];&quot;52$&quot;)+COUNTIF([.C8:.K8];&quot;52☻&quot;)" office:value-type="float" office:value="1">
            <text:p>1</text:p>
          </table:table-cell>
          <table:table-cell table:style-name="ce133" table:formula="oooc:=COUNTIF([.C8:.K8];&quot;11-19&quot;)+COUNTIF([.C8:.K8];&quot;2&quot;)" office:value-type="float" office:value="1">
            <text:p>1</text:p>
          </table:table-cell>
          <table:table-cell table:style-name="ce133" table:formula="oooc:=COUNTIF([.C8:.K8];&quot;U&quot;)+COUNTIF([.C8:.K8];&quot;U☻&quot;)" office:value-type="float" office:value="1">
            <text:p>1</text:p>
          </table:table-cell>
          <table:table-cell table:style-name="ce133" table:formula="oooc:=COUNTIF([.C8:.K8];&quot;KVIT&quot;)+COUNTIF([.C8:.K8];&quot;KVIT☻&quot;)" office:value-type="float" office:value="2">
            <text:p>2</text:p>
          </table:table-cell>
          <table:table-cell table:style-name="ce134" table:formula="oooc:=COUNTBLANK([.C8:.K8])" office:value-type="float" office:value="1">
            <text:p>1</text:p>
          </table:table-cell>
          <table:table-cell table:style-name="ce135" table:formula="oooc:=COUNTIF([.C8:.K8];&quot;x&quot;)" office:value-type="float" office:value="1">
            <text:p>1</text:p>
          </table:table-cell>
          <table:table-cell table:style-name="ce136" table:formula="oooc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1-08">
            <text:p>8. nov 08</text:p>
          </table:table-cell>
          <table:table-cell table:style-name="ce130" table:formula="oooc:=TEXT([.A9];&quot;Ddd&quot;)" office:value-type="string" office:string-value="sob">
            <text:p>sob</text:p>
          </table:table-cell>
          <table:table-cell table:style-name="ce19"/>
          <table:table-cell table:style-name="ce20" table:number-columns-repeated="4"/>
          <table:table-cell table:style-name="ce71"/>
          <table:table-cell table:style-name="ce27"/>
          <table:table-cell table:style-name="ce20"/>
          <table:table-cell table:style-name="ce6" office:value-type="string">
            <text:p>☻</text:p>
          </table:table-cell>
          <table:table-cell table:style-name="ce33" office:value-type="string">
            <text:p>KON</text:p>
          </table:table-cell>
          <table:table-cell table:style-name="ce133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33" table:formula="oooc:=COUNTIF([.C9:.K9];&quot;51&quot;)+COUNTIF([.C9:.K9];&quot;51$&quot;)+COUNTIF([.C9:.K9];&quot;51☻&quot;)" office:value-type="float" office:value="0">
            <text:p>0</text:p>
          </table:table-cell>
          <table:table-cell table:style-name="ce133" table:formula="oooc:=COUNTIF([.C9:.K9];&quot;52&quot;)+COUNTIF([.C9:.K9];&quot;52$&quot;)+COUNTIF([.C9:.K9];&quot;52☻&quot;)" office:value-type="float" office:value="0">
            <text:p>0</text:p>
          </table:table-cell>
          <table:table-cell table:style-name="ce133" table:formula="oooc:=COUNTIF([.C9:.K9];&quot;11-19&quot;)+COUNTIF([.C9:.K9];&quot;2&quot;)" office:value-type="float" office:value="0">
            <text:p>0</text:p>
          </table:table-cell>
          <table:table-cell table:style-name="ce133" table:formula="oooc:=COUNTIF([.C9:.K9];&quot;U&quot;)+COUNTIF([.C9:.K9];&quot;U☻&quot;)" office:value-type="float" office:value="0">
            <text:p>0</text:p>
          </table:table-cell>
          <table:table-cell table:style-name="ce133" table:formula="oooc:=COUNTIF([.C9:.K9];&quot;KVIT&quot;)+COUNTIF([.C9:.K9];&quot;KVIT☻&quot;)" office:value-type="float" office:value="0">
            <text:p>0</text:p>
          </table:table-cell>
          <table:table-cell table:style-name="ce134" table:formula="oooc:=COUNTBLANK([.C9:.K9])" office:value-type="float" office:value="8">
            <text:p>8</text:p>
          </table:table-cell>
          <table:table-cell table:style-name="ce135" table:formula="oooc:=COUNTIF([.C9:.K9];&quot;x&quot;)" office:value-type="float" office:value="0">
            <text:p>0</text:p>
          </table:table-cell>
          <table:table-cell table:style-name="ce136" table:formula="oooc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>
            <text:p>0</text:p>
          </table:table-cell>
          <table:table-cell table:style-name="ce13"/>
          <table:table-cell table:style-name="ce2" table:formula="oooc:=[$VzorciVnosov.$A$9]" office:value-type="string" office:string-value="U☻">
            <text:p>U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1-09">
            <text:p>9. nov 08</text:p>
          </table:table-cell>
          <table:table-cell table:style-name="ce130" table:formula="oooc:=TEXT([.A10];&quot;Ddd&quot;)" office:value-type="string" office:string-value="ned">
            <text:p>ned</text:p>
          </table:table-cell>
          <table:table-cell table:style-name="ce19"/>
          <table:table-cell table:style-name="ce6" office:value-type="string">
            <text:p>☻</text:p>
          </table:table-cell>
          <table:table-cell table:style-name="ce20" table:number-columns-repeated="3"/>
          <table:table-cell table:style-name="ce71"/>
          <table:table-cell table:style-name="ce20" table:number-columns-repeated="3"/>
          <table:table-cell table:style-name="ce33" office:value-type="string">
            <text:p>KON</text:p>
          </table:table-cell>
          <table:table-cell table:style-name="ce133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33" table:formula="oooc:=COUNTIF([.C10:.K10];&quot;51&quot;)+COUNTIF([.C10:.K10];&quot;51$&quot;)+COUNTIF([.C10:.K10];&quot;51☻&quot;)" office:value-type="float" office:value="0">
            <text:p>0</text:p>
          </table:table-cell>
          <table:table-cell table:style-name="ce133" table:formula="oooc:=COUNTIF([.C10:.K10];&quot;52&quot;)+COUNTIF([.C10:.K10];&quot;52$&quot;)+COUNTIF([.C10:.K10];&quot;52☻&quot;)" office:value-type="float" office:value="0">
            <text:p>0</text:p>
          </table:table-cell>
          <table:table-cell table:style-name="ce133" table:formula="oooc:=COUNTIF([.C10:.K10];&quot;11-19&quot;)+COUNTIF([.C10:.K10];&quot;2&quot;)" office:value-type="float" office:value="0">
            <text:p>0</text:p>
          </table:table-cell>
          <table:table-cell table:style-name="ce133" table:formula="oooc:=COUNTIF([.C10:.K10];&quot;U&quot;)+COUNTIF([.C10:.K10];&quot;U☻&quot;)" office:value-type="float" office:value="0">
            <text:p>0</text:p>
          </table:table-cell>
          <table:table-cell table:style-name="ce133" table:formula="oooc:=COUNTIF([.C10:.K10];&quot;KVIT&quot;)+COUNTIF([.C10:.K10];&quot;KVIT☻&quot;)" office:value-type="float" office:value="0">
            <text:p>0</text:p>
          </table:table-cell>
          <table:table-cell table:style-name="ce134" table:formula="oooc:=COUNTBLANK([.C10:.K10])" office:value-type="float" office:value="8">
            <text:p>8</text:p>
          </table:table-cell>
          <table:table-cell table:style-name="ce135" table:formula="oooc:=COUNTIF([.C10:.K10];&quot;x&quot;)" office:value-type="float" office:value="0">
            <text:p>0</text:p>
          </table:table-cell>
          <table:table-cell table:style-name="ce136" table:formula="oooc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>
            <text:p>0</text:p>
          </table:table-cell>
          <table:table-cell table:style-name="ce13"/>
          <table:table-cell table:style-name="ce3" table:formula="oooc:=[$VzorciVnosov.$A$10]" office:value-type="string" office:string-value="11-19">
            <text:p>11-19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0">
            <text:p>10. nov 08</text:p>
          </table:table-cell>
          <table:table-cell table:style-name="ce131" table:formula="oooc:=TEXT([.A11];&quot;Ddd&quot;)" office:value-type="string" office:string-value="pon">
            <text:p>pon</text:p>
          </table:table-cell>
          <table:table-cell table:style-name="ce3" office:value-type="string">
            <text:p>U</text:p>
          </table:table-cell>
          <table:table-cell table:style-name="ce5" office:value-type="string">
            <text:p>X</text:p>
          </table:table-cell>
          <table:table-cell table:style-name="ce8" office:value-type="string">
            <text:p>51$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5" office:value-type="string">
            <text:p>X</text:p>
          </table:table-cell>
          <table:table-cell table:style-name="ce3"/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KON</text:p>
          </table:table-cell>
          <table:table-cell table:style-name="ce133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33" table:formula="oooc:=COUNTIF([.C11:.K11];&quot;51&quot;)+COUNTIF([.C11:.K11];&quot;51$&quot;)+COUNTIF([.C11:.K11];&quot;51☻&quot;)" office:value-type="float" office:value="1">
            <text:p>1</text:p>
          </table:table-cell>
          <table:table-cell table:style-name="ce133" table:formula="oooc:=COUNTIF([.C11:.K11];&quot;52&quot;)+COUNTIF([.C11:.K11];&quot;52$&quot;)+COUNTIF([.C11:.K11];&quot;52☻&quot;)" office:value-type="float" office:value="1">
            <text:p>1</text:p>
          </table:table-cell>
          <table:table-cell table:style-name="ce133" table:formula="oooc:=COUNTIF([.C11:.K11];&quot;11-19&quot;)+COUNTIF([.C11:.K11];&quot;2&quot;)" office:value-type="float" office:value="1">
            <text:p>1</text:p>
          </table:table-cell>
          <table:table-cell table:style-name="ce133" table:formula="oooc:=COUNTIF([.C11:.K11];&quot;U&quot;)+COUNTIF([.C11:.K11];&quot;U☻&quot;)" office:value-type="float" office:value="1">
            <text:p>1</text:p>
          </table:table-cell>
          <table:table-cell table:style-name="ce133" table:formula="oooc:=COUNTIF([.C11:.K11];&quot;KVIT&quot;)+COUNTIF([.C11:.K11];&quot;KVIT☻&quot;)" office:value-type="float" office:value="2">
            <text:p>2</text:p>
          </table:table-cell>
          <table:table-cell table:style-name="ce134" table:formula="oooc:=COUNTBLANK([.C11:.K11])" office:value-type="float" office:value="1">
            <text:p>1</text:p>
          </table:table-cell>
          <table:table-cell table:style-name="ce135" table:formula="oooc:=COUNTIF([.C11:.K11];&quot;x&quot;)" office:value-type="float" office:value="2">
            <text:p>2</text:p>
          </table:table-cell>
          <table:table-cell table:style-name="ce136" table:formula="oooc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13"/>
          <table:table-cell table:style-name="ce5" table:formula="oooc:=[$VzorciVnosov.$A$11]" office:value-type="string" office:string-value="X">
            <text:p>X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1">
            <text:p>11. nov 08</text:p>
          </table:table-cell>
          <table:table-cell table:style-name="ce131" table:formula="oooc:=TEXT([.A12];&quot;Ddd&quot;)" office:value-type="string" office:string-value="tor">
            <text:p>tor</text:p>
          </table:table-cell>
          <table:table-cell table:style-name="ce8" office:value-type="string">
            <text:p>51$</text:p>
          </table:table-cell>
          <table:table-cell table:number-columns-repeated="3"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3" office:value-type="string">
            <text:p>11-19</text:p>
          </table:table-cell>
          <table:table-cell/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KON</text:p>
          </table:table-cell>
          <table:table-cell table:style-name="ce133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33" table:formula="oooc:=COUNTIF([.C12:.K12];&quot;51&quot;)+COUNTIF([.C12:.K12];&quot;51$&quot;)+COUNTIF([.C12:.K12];&quot;51☻&quot;)" office:value-type="float" office:value="1">
            <text:p>1</text:p>
          </table:table-cell>
          <table:table-cell table:style-name="ce133" table:formula="oooc:=COUNTIF([.C12:.K12];&quot;52&quot;)+COUNTIF([.C12:.K12];&quot;52$&quot;)+COUNTIF([.C12:.K12];&quot;52☻&quot;)" office:value-type="float" office:value="1">
            <text:p>1</text:p>
          </table:table-cell>
          <table:table-cell table:style-name="ce133" table:formula="oooc:=COUNTIF([.C12:.K12];&quot;11-19&quot;)+COUNTIF([.C12:.K12];&quot;2&quot;)" office:value-type="float" office:value="1">
            <text:p>1</text:p>
          </table:table-cell>
          <table:table-cell table:style-name="ce133" table:formula="oooc:=COUNTIF([.C12:.K12];&quot;U&quot;)+COUNTIF([.C12:.K12];&quot;U☻&quot;)" office:value-type="float" office:value="1">
            <text:p>1</text:p>
          </table:table-cell>
          <table:table-cell table:style-name="ce133" table:formula="oooc:=COUNTIF([.C12:.K12];&quot;KVIT&quot;)+COUNTIF([.C12:.K12];&quot;KVIT☻&quot;)" office:value-type="float" office:value="4">
            <text:p>4</text:p>
          </table:table-cell>
          <table:table-cell table:style-name="ce134" table:formula="oooc:=COUNTBLANK([.C12:.K12])" office:value-type="float" office:value="1">
            <text:p>1</text:p>
          </table:table-cell>
          <table:table-cell table:style-name="ce135" table:formula="oooc:=COUNTIF([.C12:.K12];&quot;x&quot;)" office:value-type="float" office:value="0">
            <text:p>0</text:p>
          </table:table-cell>
          <table:table-cell table:style-name="ce136" table:formula="oooc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13"/>
          <table:table-cell table:style-name="ce3" table:formula="oooc:=[$VzorciVnosov.$A$12]" office:value-type="string" office:string-value="D">
            <text:p>D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2">
            <text:p>12. nov 08</text:p>
          </table:table-cell>
          <table:table-cell table:style-name="ce131" table:formula="oooc:=TEXT([.A13];&quot;Ddd&quot;)" office:value-type="string" office:string-value="sre">
            <text:p>sre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52☻</text:p>
          </table:table-cell>
          <table:table-cell table:number-columns-repeated="2"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74"/>
          <table:table-cell table:style-name="ce5" office:value-type="string">
            <text:p>X</text:p>
          </table:table-cell>
          <table:table-cell table:style-name="ce3" table:formula="oooc:=[$VzorciVnosov.$A$15]" office:value-type="string" office:string-value="SO">
            <office:annotation draw:style-name="gr1" draw:text-style-name="P1" svg:width="5.799cm" svg:height="1.781cm" svg:x="15.427cm" svg:y="6.901cm" draw:caption-point-x="-15.427cm" draw:caption-point-y="-6.901cm">
              <dc:date>2008-12-24T00:00:00</dc:date>
              <text:p text:style-name="P1"><text:span text:style-name="T1">od 12. do 15.11. prosim za službeno odsotnost, ker nas Erženova pošilja v</text:span></text:p>
              <text:p text:style-name="P1"><text:span text:style-name="T1">Mainz za simulacijski center</text:span></text:p>
            </office:annotation>
            <text:p>SO</text:p>
          </table:table-cell>
          <table:table-cell table:style-name="ce33" office:value-type="string">
            <text:p>KON</text:p>
          </table:table-cell>
          <table:table-cell table:style-name="ce133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33" table:formula="oooc:=COUNTIF([.C13:.K13];&quot;51&quot;)+COUNTIF([.C13:.K13];&quot;51$&quot;)+COUNTIF([.C13:.K13];&quot;51☻&quot;)" office:value-type="float" office:value="1">
            <text:p>1</text:p>
          </table:table-cell>
          <table:table-cell table:style-name="ce133" table:formula="oooc:=COUNTIF([.C13:.K13];&quot;52&quot;)+COUNTIF([.C13:.K13];&quot;52$&quot;)+COUNTIF([.C13:.K13];&quot;52☻&quot;)" office:value-type="float" office:value="1">
            <text:p>1</text:p>
          </table:table-cell>
          <table:table-cell table:style-name="ce133" table:formula="oooc:=COUNTIF([.C13:.K13];&quot;11-19&quot;)+COUNTIF([.C13:.K13];&quot;2&quot;)" office:value-type="float" office:value="1">
            <text:p>1</text:p>
          </table:table-cell>
          <table:table-cell table:style-name="ce133" table:formula="oooc:=COUNTIF([.C13:.K13];&quot;U&quot;)+COUNTIF([.C13:.K13];&quot;U☻&quot;)" office:value-type="float" office:value="1">
            <text:p>1</text:p>
          </table:table-cell>
          <table:table-cell table:style-name="ce133" table:formula="oooc:=COUNTIF([.C13:.K13];&quot;KVIT&quot;)+COUNTIF([.C13:.K13];&quot;KVIT☻&quot;)" office:value-type="float" office:value="2">
            <text:p>2</text:p>
          </table:table-cell>
          <table:table-cell table:style-name="ce134" table:formula="oooc:=COUNTBLANK([.C13:.K13])" office:value-type="float" office:value="1">
            <text:p>1</text:p>
          </table:table-cell>
          <table:table-cell table:style-name="ce135" table:formula="oooc:=COUNTIF([.C13:.K13];&quot;x&quot;)" office:value-type="float" office:value="1">
            <text:p>1</text:p>
          </table:table-cell>
          <table:table-cell table:style-name="ce136" table:formula="oooc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3">
            <text:p>13. nov 08</text:p>
          </table:table-cell>
          <table:table-cell table:style-name="ce131" table:formula="oooc:=TEXT([.A14];&quot;Ddd&quot;)" office:value-type="string" office:string-value="čet">
            <text:p>čet</text:p>
          </table:table-cell>
          <table:table-cell table:style-name="ce2" office:value-type="string">
            <text:p>52☻</text:p>
          </table:table-cell>
          <table:table-cell table:style-name="ce8" office:value-type="string">
            <text:p>51$</text:p>
          </table:table-cell>
          <table:table-cell table:number-columns-repeated="2" table:style-name="ce2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51"/>
          <table:table-cell table:style-name="ce3" office:value-type="string">
            <text:p>11-19</text:p>
          </table:table-cell>
          <table:table-cell table:style-name="ce3" table:formula="oooc:=[$VzorciVnosov.$A$15]" office:value-type="string" office:string-value="SO">
            <office:annotation draw:style-name="gr1" draw:text-style-name="P1" svg:width="2.901cm" svg:height="3.748cm" svg:x="15.427cm" svg:y="7.601cm" draw:caption-point-x="-15.427cm" draw:caption-point-y="-7.601cm">
              <dc:date>2008-12-24T00:00:00</dc:date>
              <text:p text:style-name="P1"><text:span text:style-name="T1">od 12. do 15.11. prosim za službeno odsotnost, ker nas Erženova pošilja v</text:span></text:p>
              <text:p text:style-name="P1"><text:span text:style-name="T1">Mainz za simulacijski center</text:span></text:p>
            </office:annotation>
            <text:p>SO</text:p>
          </table:table-cell>
          <table:table-cell table:style-name="ce33" office:value-type="string">
            <text:p>KON</text:p>
          </table:table-cell>
          <table:table-cell table:style-name="ce133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33" table:formula="oooc:=COUNTIF([.C14:.K14];&quot;51&quot;)+COUNTIF([.C14:.K14];&quot;51$&quot;)+COUNTIF([.C14:.K14];&quot;51☻&quot;)" office:value-type="float" office:value="1">
            <text:p>1</text:p>
          </table:table-cell>
          <table:table-cell table:style-name="ce133" table:formula="oooc:=COUNTIF([.C14:.K14];&quot;52&quot;)+COUNTIF([.C14:.K14];&quot;52$&quot;)+COUNTIF([.C14:.K14];&quot;52☻&quot;)" office:value-type="float" office:value="1">
            <text:p>1</text:p>
          </table:table-cell>
          <table:table-cell table:style-name="ce133" table:formula="oooc:=COUNTIF([.C14:.K14];&quot;11-19&quot;)+COUNTIF([.C14:.K14];&quot;2&quot;)" office:value-type="float" office:value="1">
            <text:p>1</text:p>
          </table:table-cell>
          <table:table-cell table:style-name="ce133" table:formula="oooc:=COUNTIF([.C14:.K14];&quot;U&quot;)+COUNTIF([.C14:.K14];&quot;U☻&quot;)" office:value-type="float" office:value="1">
            <text:p>1</text:p>
          </table:table-cell>
          <table:table-cell table:style-name="ce133" table:formula="oooc:=COUNTIF([.C14:.K14];&quot;KVIT&quot;)+COUNTIF([.C14:.K14];&quot;KVIT☻&quot;)" office:value-type="float" office:value="2">
            <text:p>2</text:p>
          </table:table-cell>
          <table:table-cell table:style-name="ce134" table:formula="oooc:=COUNTBLANK([.C14:.K14])" office:value-type="float" office:value="1">
            <text:p>1</text:p>
          </table:table-cell>
          <table:table-cell table:style-name="ce135" table:formula="oooc:=COUNTIF([.C14:.K14];&quot;x&quot;)" office:value-type="float" office:value="1">
            <text:p>1</text:p>
          </table:table-cell>
          <table:table-cell table:style-name="ce136" table:formula="oooc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4">
            <text:p>14. nov 08</text:p>
          </table:table-cell>
          <table:table-cell table:style-name="ce131" table:formula="oooc:=TEXT([.A15];&quot;Ddd&quot;)" office:value-type="string" office:string-value="pet">
            <text:p>pet</text:p>
          </table:table-cell>
          <table:table-cell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5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52☻</text:p>
          </table:table-cell>
          <table:table-cell table:style-name="ce3" table:formula="oooc:=[$VzorciVnosov.$A$5]" office:value-type="string" office:string-value="52">
            <text:p>52</text:p>
          </table:table-cell>
          <table:table-cell table:style-name="ce3" office:value-type="string">
            <text:p>U</text:p>
          </table:table-cell>
          <table:table-cell table:style-name="ce3" table:formula="oooc:=[$VzorciVnosov.$A$15]" office:value-type="string" office:string-value="SO">
            <office:annotation draw:style-name="gr1" draw:text-style-name="P1" svg:width="5.799cm" svg:height="1.781cm" svg:x="15.427cm" svg:y="8.3cm" draw:caption-point-x="-15.427cm" draw:caption-point-y="-8.3cm">
              <dc:date>2008-12-24T00:00:00</dc:date>
              <text:p text:style-name="P1"><text:span text:style-name="T1">od 12. do 15.11. prosim za službeno odsotnost, ker nas Erženova pošilja v</text:span></text:p>
              <text:p text:style-name="P1"><text:span text:style-name="T1">Mainz za simulacijski center</text:span></text:p>
            </office:annotation>
            <text:p>SO</text:p>
          </table:table-cell>
          <table:table-cell table:style-name="ce33" office:value-type="string">
            <text:p>PIN</text:p>
          </table:table-cell>
          <table:table-cell table:style-name="ce133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33" table:formula="oooc:=COUNTIF([.C15:.K15];&quot;51&quot;)+COUNTIF([.C15:.K15];&quot;51$&quot;)+COUNTIF([.C15:.K15];&quot;51☻&quot;)" office:value-type="float" office:value="1">
            <text:p>1</text:p>
          </table:table-cell>
          <table:table-cell table:style-name="ce133" table:formula="oooc:=COUNTIF([.C15:.K15];&quot;52&quot;)+COUNTIF([.C15:.K15];&quot;52$&quot;)+COUNTIF([.C15:.K15];&quot;52☻&quot;)" office:value-type="float" office:value="2">
            <text:p>2</text:p>
          </table:table-cell>
          <table:table-cell table:style-name="ce133" table:formula="oooc:=COUNTIF([.C15:.K15];&quot;11-19&quot;)+COUNTIF([.C15:.K15];&quot;2&quot;)" office:value-type="float" office:value="1">
            <text:p>1</text:p>
          </table:table-cell>
          <table:table-cell table:style-name="ce133" table:formula="oooc:=COUNTIF([.C15:.K15];&quot;U&quot;)+COUNTIF([.C15:.K15];&quot;U☻&quot;)" office:value-type="float" office:value="1">
            <text:p>1</text:p>
          </table:table-cell>
          <table:table-cell table:style-name="ce133" table:formula="oooc:=COUNTIF([.C15:.K15];&quot;KVIT&quot;)+COUNTIF([.C15:.K15];&quot;KVIT☻&quot;)" office:value-type="float" office:value="2">
            <text:p>2</text:p>
          </table:table-cell>
          <table:table-cell table:style-name="ce134" table:formula="oooc:=COUNTBLANK([.C15:.K15])" office:value-type="float" office:value="0">
            <text:p>0</text:p>
          </table:table-cell>
          <table:table-cell table:style-name="ce135" table:formula="oooc:=COUNTIF([.C15:.K15];&quot;x&quot;)" office:value-type="float" office:value="1">
            <text:p>1</text:p>
          </table:table-cell>
          <table:table-cell table:style-name="ce136" table:formula="oooc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3">
            <text:p>3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1-15">
            <text:p>15. nov 08</text:p>
          </table:table-cell>
          <table:table-cell table:style-name="ce130" table:formula="oooc:=TEXT([.A16];&quot;Ddd&quot;)" office:value-type="string" office:string-value="sob">
            <text:p>sob</text:p>
          </table:table-cell>
          <table:table-cell table:style-name="ce20" table:number-columns-repeated="3"/>
          <table:table-cell table:style-name="ce6" office:value-type="string">
            <text:p>☻</text:p>
          </table:table-cell>
          <table:table-cell table:style-name="ce19"/>
          <table:table-cell table:style-name="ce20"/>
          <table:table-cell table:style-name="ce27"/>
          <table:table-cell table:style-name="ce71" table:number-columns-repeated="2"/>
          <table:table-cell table:style-name="ce33" office:value-type="string">
            <text:p>PIN</text:p>
          </table:table-cell>
          <table:table-cell table:style-name="ce133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33" table:formula="oooc:=COUNTIF([.C16:.K16];&quot;51&quot;)+COUNTIF([.C16:.K16];&quot;51$&quot;)+COUNTIF([.C16:.K16];&quot;51☻&quot;)" office:value-type="float" office:value="0">
            <text:p>0</text:p>
          </table:table-cell>
          <table:table-cell table:style-name="ce133" table:formula="oooc:=COUNTIF([.C16:.K16];&quot;52&quot;)+COUNTIF([.C16:.K16];&quot;52$&quot;)+COUNTIF([.C16:.K16];&quot;52☻&quot;)" office:value-type="float" office:value="0">
            <text:p>0</text:p>
          </table:table-cell>
          <table:table-cell table:style-name="ce133" table:formula="oooc:=COUNTIF([.C16:.K16];&quot;11-19&quot;)+COUNTIF([.C16:.K16];&quot;2&quot;)" office:value-type="float" office:value="0">
            <text:p>0</text:p>
          </table:table-cell>
          <table:table-cell table:style-name="ce133" table:formula="oooc:=COUNTIF([.C16:.K16];&quot;U&quot;)+COUNTIF([.C16:.K16];&quot;U☻&quot;)" office:value-type="float" office:value="0">
            <text:p>0</text:p>
          </table:table-cell>
          <table:table-cell table:style-name="ce133" table:formula="oooc:=COUNTIF([.C16:.K16];&quot;KVIT&quot;)+COUNTIF([.C16:.K16];&quot;KVIT☻&quot;)" office:value-type="float" office:value="0">
            <text:p>0</text:p>
          </table:table-cell>
          <table:table-cell table:style-name="ce134" table:formula="oooc:=COUNTBLANK([.C16:.K16])" office:value-type="float" office:value="8">
            <text:p>8</text:p>
          </table:table-cell>
          <table:table-cell table:style-name="ce135" table:formula="oooc:=COUNTIF([.C16:.K16];&quot;x&quot;)" office:value-type="float" office:value="0">
            <text:p>0</text:p>
          </table:table-cell>
          <table:table-cell table:style-name="ce136" table:formula="oooc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>
            <text:p>0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0" office:value-type="date" office:date-value="2008-11-16">
            <text:p>16. nov 08</text:p>
          </table:table-cell>
          <table:table-cell table:style-name="ce130" table:formula="oooc:=TEXT([.A17];&quot;Ddd&quot;)" office:value-type="string" office:string-value="ned">
            <text:p>ned</text:p>
          </table:table-cell>
          <table:table-cell table:style-name="ce19"/>
          <table:table-cell table:style-name="ce20" table:number-columns-repeated="2"/>
          <table:table-cell table:style-name="ce6" office:value-type="string">
            <text:p>☻</text:p>
          </table:table-cell>
          <table:table-cell table:style-name="ce71"/>
          <table:table-cell table:style-name="ce20" table:number-columns-repeated="4"/>
          <table:table-cell table:style-name="ce33" office:value-type="string">
            <text:p>PIN</text:p>
          </table:table-cell>
          <table:table-cell table:style-name="ce133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33" table:formula="oooc:=COUNTIF([.C17:.K17];&quot;51&quot;)+COUNTIF([.C17:.K17];&quot;51$&quot;)+COUNTIF([.C17:.K17];&quot;51☻&quot;)" office:value-type="float" office:value="0">
            <text:p>0</text:p>
          </table:table-cell>
          <table:table-cell table:style-name="ce133" table:formula="oooc:=COUNTIF([.C17:.K17];&quot;52&quot;)+COUNTIF([.C17:.K17];&quot;52$&quot;)+COUNTIF([.C17:.K17];&quot;52☻&quot;)" office:value-type="float" office:value="0">
            <text:p>0</text:p>
          </table:table-cell>
          <table:table-cell table:style-name="ce133" table:formula="oooc:=COUNTIF([.C17:.K17];&quot;11-19&quot;)+COUNTIF([.C17:.K17];&quot;2&quot;)" office:value-type="float" office:value="0">
            <text:p>0</text:p>
          </table:table-cell>
          <table:table-cell table:style-name="ce133" table:formula="oooc:=COUNTIF([.C17:.K17];&quot;U&quot;)+COUNTIF([.C17:.K17];&quot;U☻&quot;)" office:value-type="float" office:value="0">
            <text:p>0</text:p>
          </table:table-cell>
          <table:table-cell table:style-name="ce133" table:formula="oooc:=COUNTIF([.C17:.K17];&quot;KVIT&quot;)+COUNTIF([.C17:.K17];&quot;KVIT☻&quot;)" office:value-type="float" office:value="0">
            <text:p>0</text:p>
          </table:table-cell>
          <table:table-cell table:style-name="ce134" table:formula="oooc:=COUNTBLANK([.C17:.K17])" office:value-type="float" office:value="8">
            <text:p>8</text:p>
          </table:table-cell>
          <table:table-cell table:style-name="ce135" table:formula="oooc:=COUNTIF([.C17:.K17];&quot;x&quot;)" office:value-type="float" office:value="0">
            <text:p>0</text:p>
          </table:table-cell>
          <table:table-cell table:style-name="ce136" table:formula="oooc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>
            <text:p>0</text:p>
          </table:table-cell>
          <table:table-cell table:style-name="ce13"/>
          <table:table-cell table:style-name="ce8" table:formula="oooc:=[$VzorciVnosov.$A$17]" office:value-type="string" office:string-value="51$">
            <text:p>51$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7">
            <text:p>17. nov 08</text:p>
          </table:table-cell>
          <table:table-cell table:style-name="ce131" table:formula="oooc:=TEXT([.A18];&quot;Ddd&quot;)" office:value-type="string" office:string-value="pon">
            <text:p>pon</text:p>
          </table:table-cell>
          <table:table-cell table:style-name="ce5" office:value-type="string">
            <text:p>X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number-columns-repeated="2" table:style-name="ce2" office:value-type="string">
            <text:p>KVIT</text:p>
          </table:table-cell>
          <table:table-cell table:style-name="ce8" office:value-type="string">
            <text:p>51$</text:p>
          </table:table-cell>
          <table:table-cell table:style-name="ce3" office:value-type="string">
            <text:p>11-19</text:p>
          </table:table-cell>
          <table:table-cell table:style-name="ce3" table:formula="oooc:=[$VzorciVnosov.$A$5]" office:value-type="string" office:string-value="52">
            <text:p>52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PIN</text:p>
          </table:table-cell>
          <table:table-cell table:style-name="ce133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33" table:formula="oooc:=COUNTIF([.C18:.K18];&quot;51&quot;)+COUNTIF([.C18:.K18];&quot;51$&quot;)+COUNTIF([.C18:.K18];&quot;51☻&quot;)" office:value-type="float" office:value="1">
            <text:p>1</text:p>
          </table:table-cell>
          <table:table-cell table:style-name="ce133" table:formula="oooc:=COUNTIF([.C18:.K18];&quot;52&quot;)+COUNTIF([.C18:.K18];&quot;52$&quot;)+COUNTIF([.C18:.K18];&quot;52☻&quot;)" office:value-type="float" office:value="2">
            <text:p>2</text:p>
          </table:table-cell>
          <table:table-cell table:style-name="ce133" table:formula="oooc:=COUNTIF([.C18:.K18];&quot;11-19&quot;)+COUNTIF([.C18:.K18];&quot;2&quot;)" office:value-type="float" office:value="1">
            <text:p>1</text:p>
          </table:table-cell>
          <table:table-cell table:style-name="ce133" table:formula="oooc:=COUNTIF([.C18:.K18];&quot;U&quot;)+COUNTIF([.C18:.K18];&quot;U☻&quot;)" office:value-type="float" office:value="1">
            <text:p>1</text:p>
          </table:table-cell>
          <table:table-cell table:style-name="ce133" table:formula="oooc:=COUNTIF([.C18:.K18];&quot;KVIT&quot;)+COUNTIF([.C18:.K18];&quot;KVIT☻&quot;)" office:value-type="float" office:value="2">
            <text:p>2</text:p>
          </table:table-cell>
          <table:table-cell table:style-name="ce134" table:formula="oooc:=COUNTBLANK([.C18:.K18])" office:value-type="float" office:value="0">
            <text:p>0</text:p>
          </table:table-cell>
          <table:table-cell table:style-name="ce135" table:formula="oooc:=COUNTIF([.C18:.K18];&quot;x&quot;)" office:value-type="float" office:value="1">
            <text:p>1</text:p>
          </table:table-cell>
          <table:table-cell table:style-name="ce136" table:formula="oooc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3">
            <text:p>3</text:p>
          </table:table-cell>
          <table:table-cell table:style-name="ce13"/>
          <table:table-cell table:style-name="ce8" table:formula="oooc:=[$VzorciVnosov.$A$18]" office:value-type="string" office:string-value="52$">
            <text:p>52$</text:p>
          </table:table-cell>
          <table:table-cell table:style-name="ce1"/>
          <table:table-cell table:number-columns-repeated="232"/>
        </table:table-row>
        <table:table-row table:style-name="ro6">
          <table:table-cell table:style-name="ce11" office:value-type="date" office:date-value="2008-11-18">
            <text:p>18. nov 08</text:p>
          </table:table-cell>
          <table:table-cell table:style-name="ce131" table:formula="oooc:=TEXT([.A19];&quot;Ddd&quot;)" office:value-type="string" office:string-value="tor">
            <text:p>tor</text:p>
          </table:table-cell>
          <table:table-cell table:style-name="ce2" office:value-type="string">
            <text:p>52☻</text:p>
          </table:table-cell>
          <table:table-cell table:style-name="ce2" table:formula="oooc:=[$VzorciVnosov.$A$13]" office:value-type="string" office:string-value="BOL">
            <text:p>BOL</text:p>
          </table:table-cell>
          <table:table-cell table:style-name="ce2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8" office:value-type="string">
            <text:p>51$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2" office:value-type="string">
            <office:annotation draw:style-name="gr3" draw:text-style-name="P1" svg:width="2.9cm" svg:height="0.978cm" svg:x="14.102cm" svg:y="11.098cm" draw:caption-point-x="-14.102cm" draw:caption-point-y="-11.098cm">
              <dc:date>2008-12-24T00:00:00</dc:date>
              <text:p text:style-name="P1"><text:span text:style-name="T1">dopust 18.11.2008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PIN</text:p>
          </table:table-cell>
          <table:table-cell table:style-name="ce133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33" table:formula="oooc:=COUNTIF([.C19:.K19];&quot;51&quot;)+COUNTIF([.C19:.K19];&quot;51$&quot;)+COUNTIF([.C19:.K19];&quot;51☻&quot;)" office:value-type="float" office:value="1">
            <text:p>1</text:p>
          </table:table-cell>
          <table:table-cell table:style-name="ce133" table:formula="oooc:=COUNTIF([.C19:.K19];&quot;52&quot;)+COUNTIF([.C19:.K19];&quot;52$&quot;)+COUNTIF([.C19:.K19];&quot;52☻&quot;)" office:value-type="float" office:value="1">
            <text:p>1</text:p>
          </table:table-cell>
          <table:table-cell table:style-name="ce133" table:formula="oooc:=COUNTIF([.C19:.K19];&quot;11-19&quot;)+COUNTIF([.C19:.K19];&quot;2&quot;)" office:value-type="float" office:value="1">
            <text:p>1</text:p>
          </table:table-cell>
          <table:table-cell table:style-name="ce133" table:formula="oooc:=COUNTIF([.C19:.K19];&quot;U&quot;)+COUNTIF([.C19:.K19];&quot;U☻&quot;)" office:value-type="float" office:value="1">
            <text:p>1</text:p>
          </table:table-cell>
          <table:table-cell table:style-name="ce133" table:formula="oooc:=COUNTIF([.C19:.K19];&quot;KVIT&quot;)+COUNTIF([.C19:.K19];&quot;KVIT☻&quot;)" office:value-type="float" office:value="2">
            <text:p>2</text:p>
          </table:table-cell>
          <table:table-cell table:style-name="ce134" table:formula="oooc:=COUNTBLANK([.C19:.K19])" office:value-type="float" office:value="0">
            <text:p>0</text:p>
          </table:table-cell>
          <table:table-cell table:style-name="ce135" table:formula="oooc:=COUNTIF([.C19:.K19];&quot;x&quot;)" office:value-type="float" office:value="1">
            <text:p>1</text:p>
          </table:table-cell>
          <table:table-cell table:style-name="ce136" table:formula="oooc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19">
            <text:p>19. nov 08</text:p>
          </table:table-cell>
          <table:table-cell table:style-name="ce131" table:formula="oooc:=TEXT([.A20];&quot;Ddd&quot;)" office:value-type="string" office:string-value="sre">
            <text:p>sre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2" office:value-type="string">
            <text:p>KVIT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3" office:value-type="string">
            <text:p>U</text:p>
          </table:table-cell>
          <table:table-cell table:style-name="ce5" office:value-type="string">
            <text:p>X</text:p>
          </table:table-cell>
          <table:table-cell table:style-name="ce33" office:value-type="string">
            <text:p>PIN</text:p>
          </table:table-cell>
          <table:table-cell table:style-name="ce133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33" table:formula="oooc:=COUNTIF([.C20:.K20];&quot;51&quot;)+COUNTIF([.C20:.K20];&quot;51$&quot;)+COUNTIF([.C20:.K20];&quot;51☻&quot;)" office:value-type="float" office:value="2">
            <text:p>2</text:p>
          </table:table-cell>
          <table:table-cell table:style-name="ce133" table:formula="oooc:=COUNTIF([.C20:.K20];&quot;52&quot;)+COUNTIF([.C20:.K20];&quot;52$&quot;)+COUNTIF([.C20:.K20];&quot;52☻&quot;)" office:value-type="float" office:value="1">
            <text:p>1</text:p>
          </table:table-cell>
          <table:table-cell table:style-name="ce133" table:formula="oooc:=COUNTIF([.C20:.K20];&quot;11-19&quot;)+COUNTIF([.C20:.K20];&quot;2&quot;)" office:value-type="float" office:value="1">
            <text:p>1</text:p>
          </table:table-cell>
          <table:table-cell table:style-name="ce133" table:formula="oooc:=COUNTIF([.C20:.K20];&quot;U&quot;)+COUNTIF([.C20:.K20];&quot;U☻&quot;)" office:value-type="float" office:value="1">
            <text:p>1</text:p>
          </table:table-cell>
          <table:table-cell table:style-name="ce133" table:formula="oooc:=COUNTIF([.C20:.K20];&quot;KVIT&quot;)+COUNTIF([.C20:.K20];&quot;KVIT☻&quot;)" office:value-type="float" office:value="3">
            <text:p>3</text:p>
          </table:table-cell>
          <table:table-cell table:style-name="ce134" table:formula="oooc:=COUNTBLANK([.C20:.K20])" office:value-type="float" office:value="0">
            <text:p>0</text:p>
          </table:table-cell>
          <table:table-cell table:style-name="ce135" table:formula="oooc:=COUNTIF([.C20:.K20];&quot;x&quot;)" office:value-type="float" office:value="1">
            <text:p>1</text:p>
          </table:table-cell>
          <table:table-cell table:style-name="ce136" table:formula="oooc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0">
            <text:p>20. nov 08</text:p>
          </table:table-cell>
          <table:table-cell table:style-name="ce131" table:formula="oooc:=TEXT([.A21];&quot;Ddd&quot;)" office:value-type="string" office:string-value="čet">
            <text:p>čet</text:p>
          </table:table-cell>
          <table:table-cell table:style-name="ce5" office:value-type="string">
            <text:p>X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2" office:value-type="string">
            <text:p>KVIT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2" office:value-type="string">
            <text:p>52☻</text:p>
          </table:table-cell>
          <table:table-cell table:style-name="ce8" office:value-type="string">
            <text:p>51$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office:value-type="string">
            <text:p>11-19</text:p>
          </table:table-cell>
          <table:table-cell table:style-name="ce33" office:value-type="string">
            <text:p>PIN</text:p>
          </table:table-cell>
          <table:table-cell table:style-name="ce133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33" table:formula="oooc:=COUNTIF([.C21:.K21];&quot;51&quot;)+COUNTIF([.C21:.K21];&quot;51$&quot;)+COUNTIF([.C21:.K21];&quot;51☻&quot;)" office:value-type="float" office:value="2">
            <text:p>2</text:p>
          </table:table-cell>
          <table:table-cell table:style-name="ce133" table:formula="oooc:=COUNTIF([.C21:.K21];&quot;52&quot;)+COUNTIF([.C21:.K21];&quot;52$&quot;)+COUNTIF([.C21:.K21];&quot;52☻&quot;)" office:value-type="float" office:value="1">
            <text:p>1</text:p>
          </table:table-cell>
          <table:table-cell table:style-name="ce133" table:formula="oooc:=COUNTIF([.C21:.K21];&quot;11-19&quot;)+COUNTIF([.C21:.K21];&quot;2&quot;)" office:value-type="float" office:value="1">
            <text:p>1</text:p>
          </table:table-cell>
          <table:table-cell table:style-name="ce133" table:formula="oooc:=COUNTIF([.C21:.K21];&quot;U&quot;)+COUNTIF([.C21:.K21];&quot;U☻&quot;)" office:value-type="float" office:value="0">
            <text:p>0</text:p>
          </table:table-cell>
          <table:table-cell table:style-name="ce133" table:formula="oooc:=COUNTIF([.C21:.K21];&quot;KVIT&quot;)+COUNTIF([.C21:.K21];&quot;KVIT☻&quot;)" office:value-type="float" office:value="1">
            <text:p>1</text:p>
          </table:table-cell>
          <table:table-cell table:style-name="ce134" table:formula="oooc:=COUNTBLANK([.C21:.K21])" office:value-type="float" office:value="0">
            <text:p>0</text:p>
          </table:table-cell>
          <table:table-cell table:style-name="ce135" table:formula="oooc:=COUNTIF([.C21:.K21];&quot;x&quot;)" office:value-type="float" office:value="1">
            <text:p>1</text:p>
          </table:table-cell>
          <table:table-cell table:style-name="ce136" table:formula="oooc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1">
            <text:p>21. nov 08</text:p>
          </table:table-cell>
          <table:table-cell table:style-name="ce131" table:formula="oooc:=TEXT([.A22];&quot;Ddd&quot;)" office:value-type="string" office:string-value="pet">
            <text:p>pet</text:p>
          </table:table-cell>
          <table:table-cell table:style-name="ce8" office:value-type="string">
            <text:p>51$</text:p>
          </table:table-cell>
          <table:table-cell table:style-name="ce5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33" office:value-type="string">
            <text:p>DAN</text:p>
          </table:table-cell>
          <table:table-cell table:style-name="ce133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33" table:formula="oooc:=COUNTIF([.C22:.K22];&quot;51&quot;)+COUNTIF([.C22:.K22];&quot;51$&quot;)+COUNTIF([.C22:.K22];&quot;51☻&quot;)" office:value-type="float" office:value="2">
            <text:p>2</text:p>
          </table:table-cell>
          <table:table-cell table:style-name="ce133" table:formula="oooc:=COUNTIF([.C22:.K22];&quot;52&quot;)+COUNTIF([.C22:.K22];&quot;52$&quot;)+COUNTIF([.C22:.K22];&quot;52☻&quot;)" office:value-type="float" office:value="1">
            <text:p>1</text:p>
          </table:table-cell>
          <table:table-cell table:style-name="ce133" table:formula="oooc:=COUNTIF([.C22:.K22];&quot;11-19&quot;)+COUNTIF([.C22:.K22];&quot;2&quot;)" office:value-type="float" office:value="1">
            <text:p>1</text:p>
          </table:table-cell>
          <table:table-cell table:style-name="ce133" table:formula="oooc:=COUNTIF([.C22:.K22];&quot;U&quot;)+COUNTIF([.C22:.K22];&quot;U☻&quot;)" office:value-type="float" office:value="1">
            <text:p>1</text:p>
          </table:table-cell>
          <table:table-cell table:style-name="ce133" table:formula="oooc:=COUNTIF([.C22:.K22];&quot;KVIT&quot;)+COUNTIF([.C22:.K22];&quot;KVIT☻&quot;)" office:value-type="float" office:value="3">
            <text:p>3</text:p>
          </table:table-cell>
          <table:table-cell table:style-name="ce134" table:formula="oooc:=COUNTBLANK([.C22:.K22])" office:value-type="float" office:value="0">
            <text:p>0</text:p>
          </table:table-cell>
          <table:table-cell table:style-name="ce135" table:formula="oooc:=COUNTIF([.C22:.K22];&quot;x&quot;)" office:value-type="float" office:value="1">
            <text:p>1</text:p>
          </table:table-cell>
          <table:table-cell table:style-name="ce136" table:formula="oooc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11-22">
            <text:p>22. nov 08</text:p>
          </table:table-cell>
          <table:table-cell table:style-name="ce130" table:formula="oooc:=TEXT([.A23];&quot;Ddd&quot;)" office:value-type="string" office:string-value="sob">
            <text:p>sob</text:p>
          </table:table-cell>
          <table:table-cell table:style-name="ce71"/>
          <table:table-cell table:style-name="ce19"/>
          <table:table-cell table:style-name="ce6" office:value-type="string">
            <text:p>☻</text:p>
          </table:table-cell>
          <table:table-cell table:style-name="ce20" table:number-columns-repeated="3"/>
          <table:table-cell table:style-name="ce27"/>
          <table:table-cell table:style-name="ce19"/>
          <table:table-cell table:style-name="ce71"/>
          <table:table-cell table:style-name="ce33" office:value-type="string">
            <text:p>DAN</text:p>
          </table:table-cell>
          <table:table-cell table:style-name="ce133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33" table:formula="oooc:=COUNTIF([.C23:.K23];&quot;51&quot;)+COUNTIF([.C23:.K23];&quot;51$&quot;)+COUNTIF([.C23:.K23];&quot;51☻&quot;)" office:value-type="float" office:value="0">
            <text:p>0</text:p>
          </table:table-cell>
          <table:table-cell table:style-name="ce133" table:formula="oooc:=COUNTIF([.C23:.K23];&quot;52&quot;)+COUNTIF([.C23:.K23];&quot;52$&quot;)+COUNTIF([.C23:.K23];&quot;52☻&quot;)" office:value-type="float" office:value="0">
            <text:p>0</text:p>
          </table:table-cell>
          <table:table-cell table:style-name="ce133" table:formula="oooc:=COUNTIF([.C23:.K23];&quot;11-19&quot;)+COUNTIF([.C23:.K23];&quot;2&quot;)" office:value-type="float" office:value="0">
            <text:p>0</text:p>
          </table:table-cell>
          <table:table-cell table:style-name="ce133" table:formula="oooc:=COUNTIF([.C23:.K23];&quot;U&quot;)+COUNTIF([.C23:.K23];&quot;U☻&quot;)" office:value-type="float" office:value="0">
            <text:p>0</text:p>
          </table:table-cell>
          <table:table-cell table:style-name="ce133" table:formula="oooc:=COUNTIF([.C23:.K23];&quot;KVIT&quot;)+COUNTIF([.C23:.K23];&quot;KVIT☻&quot;)" office:value-type="float" office:value="0">
            <text:p>0</text:p>
          </table:table-cell>
          <table:table-cell table:style-name="ce134" table:formula="oooc:=COUNTBLANK([.C23:.K23])" office:value-type="float" office:value="8">
            <text:p>8</text:p>
          </table:table-cell>
          <table:table-cell table:style-name="ce135" table:formula="oooc:=COUNTIF([.C23:.K23];&quot;x&quot;)" office:value-type="float" office:value="0">
            <text:p>0</text:p>
          </table:table-cell>
          <table:table-cell table:style-name="ce136" table:formula="oooc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11-23">
            <text:p>23. nov 08</text:p>
          </table:table-cell>
          <table:table-cell table:style-name="ce130" table:formula="oooc:=TEXT([.A24];&quot;Ddd&quot;)" office:value-type="string" office:string-value="ned">
            <text:p>ned</text:p>
          </table:table-cell>
          <table:table-cell table:style-name="ce20"/>
          <table:table-cell table:style-name="ce71"/>
          <table:table-cell table:style-name="ce6" office:value-type="string">
            <text:p>☻</text:p>
          </table:table-cell>
          <table:table-cell table:style-name="ce20" table:number-columns-repeated="3"/>
          <table:table-cell table:style-name="ce19" table:number-columns-repeated="2"/>
          <table:table-cell table:style-name="ce20"/>
          <table:table-cell table:style-name="ce33" office:value-type="string">
            <text:p>DAN</text:p>
          </table:table-cell>
          <table:table-cell table:style-name="ce133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33" table:formula="oooc:=COUNTIF([.C24:.K24];&quot;51&quot;)+COUNTIF([.C24:.K24];&quot;51$&quot;)+COUNTIF([.C24:.K24];&quot;51☻&quot;)" office:value-type="float" office:value="0">
            <text:p>0</text:p>
          </table:table-cell>
          <table:table-cell table:style-name="ce133" table:formula="oooc:=COUNTIF([.C24:.K24];&quot;52&quot;)+COUNTIF([.C24:.K24];&quot;52$&quot;)+COUNTIF([.C24:.K24];&quot;52☻&quot;)" office:value-type="float" office:value="0">
            <text:p>0</text:p>
          </table:table-cell>
          <table:table-cell table:style-name="ce133" table:formula="oooc:=COUNTIF([.C24:.K24];&quot;11-19&quot;)+COUNTIF([.C24:.K24];&quot;2&quot;)" office:value-type="float" office:value="0">
            <text:p>0</text:p>
          </table:table-cell>
          <table:table-cell table:style-name="ce133" table:formula="oooc:=COUNTIF([.C24:.K24];&quot;U&quot;)+COUNTIF([.C24:.K24];&quot;U☻&quot;)" office:value-type="float" office:value="0">
            <text:p>0</text:p>
          </table:table-cell>
          <table:table-cell table:style-name="ce133" table:formula="oooc:=COUNTIF([.C24:.K24];&quot;KVIT&quot;)+COUNTIF([.C24:.K24];&quot;KVIT☻&quot;)" office:value-type="float" office:value="0">
            <text:p>0</text:p>
          </table:table-cell>
          <table:table-cell table:style-name="ce134" table:formula="oooc:=COUNTBLANK([.C24:.K24])" office:value-type="float" office:value="8">
            <text:p>8</text:p>
          </table:table-cell>
          <table:table-cell table:style-name="ce135" table:formula="oooc:=COUNTIF([.C24:.K24];&quot;x&quot;)" office:value-type="float" office:value="0">
            <text:p>0</text:p>
          </table:table-cell>
          <table:table-cell table:style-name="ce136" table:formula="oooc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4">
            <text:p>24. nov 08</text:p>
          </table:table-cell>
          <table:table-cell table:style-name="ce131" table:formula="oooc:=TEXT([.A25];&quot;Ddd&quot;)" office:value-type="string" office:string-value="pon">
            <text:p>pon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5" office:value-type="string">
            <text:p>X</text:p>
          </table:table-cell>
          <table:table-cell table:style-name="ce3" office:value-type="string">
            <text:p>11-19</text:p>
          </table:table-cell>
          <table:table-cell table:style-name="ce5" office:value-type="string">
            <text:p>X</text:p>
          </table:table-cell>
          <table:table-cell table:style-name="ce8" office:value-type="string">
            <text:p>51$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number-columns-repeated="2" table:style-name="ce2" office:value-type="string">
            <text:p>KVIT</text:p>
          </table:table-cell>
          <table:table-cell table:style-name="ce33" office:value-type="string">
            <text:p>DAN</text:p>
          </table:table-cell>
          <table:table-cell table:style-name="ce133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33" table:formula="oooc:=COUNTIF([.C25:.K25];&quot;51&quot;)+COUNTIF([.C25:.K25];&quot;51$&quot;)+COUNTIF([.C25:.K25];&quot;51☻&quot;)" office:value-type="float" office:value="2">
            <text:p>2</text:p>
          </table:table-cell>
          <table:table-cell table:style-name="ce133" table:formula="oooc:=COUNTIF([.C25:.K25];&quot;52&quot;)+COUNTIF([.C25:.K25];&quot;52$&quot;)+COUNTIF([.C25:.K25];&quot;52☻&quot;)" office:value-type="float" office:value="1">
            <text:p>1</text:p>
          </table:table-cell>
          <table:table-cell table:style-name="ce133" table:formula="oooc:=COUNTIF([.C25:.K25];&quot;11-19&quot;)+COUNTIF([.C25:.K25];&quot;2&quot;)" office:value-type="float" office:value="1">
            <text:p>1</text:p>
          </table:table-cell>
          <table:table-cell table:style-name="ce133" table:formula="oooc:=COUNTIF([.C25:.K25];&quot;U&quot;)+COUNTIF([.C25:.K25];&quot;U☻&quot;)" office:value-type="float" office:value="1">
            <text:p>1</text:p>
          </table:table-cell>
          <table:table-cell table:style-name="ce133" table:formula="oooc:=COUNTIF([.C25:.K25];&quot;KVIT&quot;)+COUNTIF([.C25:.K25];&quot;KVIT☻&quot;)" office:value-type="float" office:value="2">
            <text:p>2</text:p>
          </table:table-cell>
          <table:table-cell table:style-name="ce134" table:formula="oooc:=COUNTBLANK([.C25:.K25])" office:value-type="float" office:value="0">
            <text:p>0</text:p>
          </table:table-cell>
          <table:table-cell table:style-name="ce135" table:formula="oooc:=COUNTIF([.C25:.K25];&quot;x&quot;)" office:value-type="float" office:value="2">
            <text:p>2</text:p>
          </table:table-cell>
          <table:table-cell table:style-name="ce136" table:formula="oooc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5">
            <text:p>25. nov 08</text:p>
          </table:table-cell>
          <table:table-cell table:style-name="ce131" table:formula="oooc:=TEXT([.A26];&quot;Ddd&quot;)" office:value-type="string" office:string-value="tor">
            <text:p>tor</text:p>
          </table:table-cell>
          <table:table-cell table:style-name="ce8" office:value-type="string">
            <text:p>51$</text:p>
          </table:table-cell>
          <table:table-cell table:style-name="ce2" office:value-type="string">
            <text:p>KVIT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11-19</text:p>
          </table:table-cell>
          <table:table-cell table:style-name="ce3" office:value-type="string">
            <text:p>U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2" office:value-type="string">
            <office:annotation draw:style-name="gr1" draw:text-style-name="P1" svg:width="2.9cm" svg:height="1.375cm" svg:x="14.129cm" svg:y="15.993cm" draw:caption-point-x="-14.129cm" draw:caption-point-y="-15.993cm">
              <dc:date>2008-12-24T00:00:00</dc:date>
              <text:p text:style-name="P1"><text:span text:style-name="T1">dopust 25.11.2008.Lep pozdrav, Nenad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3" office:value-type="string">
            <text:p>MŠŠ</text:p>
          </table:table-cell>
          <table:table-cell table:style-name="ce133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33" table:formula="oooc:=COUNTIF([.C26:.K26];&quot;51&quot;)+COUNTIF([.C26:.K26];&quot;51$&quot;)+COUNTIF([.C26:.K26];&quot;51☻&quot;)" office:value-type="float" office:value="2">
            <text:p>2</text:p>
          </table:table-cell>
          <table:table-cell table:style-name="ce133" table:formula="oooc:=COUNTIF([.C26:.K26];&quot;52&quot;)+COUNTIF([.C26:.K26];&quot;52$&quot;)+COUNTIF([.C26:.K26];&quot;52☻&quot;)" office:value-type="float" office:value="1">
            <text:p>1</text:p>
          </table:table-cell>
          <table:table-cell table:style-name="ce133" table:formula="oooc:=COUNTIF([.C26:.K26];&quot;11-19&quot;)+COUNTIF([.C26:.K26];&quot;2&quot;)" office:value-type="float" office:value="1">
            <text:p>1</text:p>
          </table:table-cell>
          <table:table-cell table:style-name="ce133" table:formula="oooc:=COUNTIF([.C26:.K26];&quot;U&quot;)+COUNTIF([.C26:.K26];&quot;U☻&quot;)" office:value-type="float" office:value="1">
            <text:p>1</text:p>
          </table:table-cell>
          <table:table-cell table:style-name="ce133" table:formula="oooc:=COUNTIF([.C26:.K26];&quot;KVIT&quot;)+COUNTIF([.C26:.K26];&quot;KVIT☻&quot;)" office:value-type="float" office:value="3">
            <text:p>3</text:p>
          </table:table-cell>
          <table:table-cell table:style-name="ce134" table:formula="oooc:=COUNTBLANK([.C26:.K26])" office:value-type="float" office:value="0">
            <text:p>0</text:p>
          </table:table-cell>
          <table:table-cell table:style-name="ce135" table:formula="oooc:=COUNTIF([.C26:.K26];&quot;x&quot;)" office:value-type="float" office:value="0">
            <text:p>0</text:p>
          </table:table-cell>
          <table:table-cell table:style-name="ce136" table:formula="oooc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6">
            <text:p>26. nov 08</text:p>
          </table:table-cell>
          <table:table-cell table:style-name="ce131" table:formula="oooc:=TEXT([.A27];&quot;Ddd&quot;)" office:value-type="string" office:string-value="sre">
            <text:p>sre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5" office:value-type="string">
            <text:p>X</text:p>
          </table:table-cell>
          <table:table-cell table:style-name="ce2" office:value-type="string">
            <text:p>KVIT</text:p>
          </table:table-cell>
          <table:table-cell table:style-name="ce3" office:value-type="string">
            <text:p>U</text:p>
          </table:table-cell>
          <table:table-cell table:style-name="ce2" office:value-type="string">
            <text:p>52☻</text:p>
          </table:table-cell>
          <table:table-cell table:style-name="ce2" office:value-type="string">
            <text:p>KVIT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8" office:value-type="string">
            <text:p>51$</text:p>
          </table:table-cell>
          <table:table-cell table:style-name="ce33" office:value-type="string">
            <text:p>DAN</text:p>
          </table:table-cell>
          <table:table-cell table:style-name="ce133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33" table:formula="oooc:=COUNTIF([.C27:.K27];&quot;51&quot;)+COUNTIF([.C27:.K27];&quot;51$&quot;)+COUNTIF([.C27:.K27];&quot;51☻&quot;)" office:value-type="float" office:value="3">
            <text:p>3</text:p>
          </table:table-cell>
          <table:table-cell table:style-name="ce133" table:formula="oooc:=COUNTIF([.C27:.K27];&quot;52&quot;)+COUNTIF([.C27:.K27];&quot;52$&quot;)+COUNTIF([.C27:.K27];&quot;52☻&quot;)" office:value-type="float" office:value="1">
            <text:p>1</text:p>
          </table:table-cell>
          <table:table-cell table:style-name="ce133" table:formula="oooc:=COUNTIF([.C27:.K27];&quot;11-19&quot;)+COUNTIF([.C27:.K27];&quot;2&quot;)" office:value-type="float" office:value="1">
            <text:p>1</text:p>
          </table:table-cell>
          <table:table-cell table:style-name="ce133" table:formula="oooc:=COUNTIF([.C27:.K27];&quot;U&quot;)+COUNTIF([.C27:.K27];&quot;U☻&quot;)" office:value-type="float" office:value="1">
            <text:p>1</text:p>
          </table:table-cell>
          <table:table-cell table:style-name="ce133" table:formula="oooc:=COUNTIF([.C27:.K27];&quot;KVIT&quot;)+COUNTIF([.C27:.K27];&quot;KVIT☻&quot;)" office:value-type="float" office:value="2">
            <text:p>2</text:p>
          </table:table-cell>
          <table:table-cell table:style-name="ce134" table:formula="oooc:=COUNTBLANK([.C27:.K27])" office:value-type="float" office:value="0">
            <text:p>0</text:p>
          </table:table-cell>
          <table:table-cell table:style-name="ce135" table:formula="oooc:=COUNTIF([.C27:.K27];&quot;x&quot;)" office:value-type="float" office:value="1">
            <text:p>1</text:p>
          </table:table-cell>
          <table:table-cell table:style-name="ce136" table:formula="oooc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4">
            <text:p>4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7">
            <text:p>27. nov 08</text:p>
          </table:table-cell>
          <table:table-cell table:style-name="ce131" table:formula="oooc:=TEXT([.A28];&quot;Ddd&quot;)" office:value-type="string" office:string-value="čet">
            <text:p>čet</text:p>
          </table:table-cell>
          <table:table-cell table:style-name="ce3" office:value-type="string">
            <text:p>11-19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2" office:value-type="string">
            <text:p>KVIT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office:value-type="string">
            <text:p>11-19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2" office:value-type="string">
            <text:p>52☻</text:p>
          </table:table-cell>
          <table:table-cell table:style-name="ce33" office:value-type="string">
            <text:p>DAN</text:p>
          </table:table-cell>
          <table:table-cell table:style-name="ce133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33" table:formula="oooc:=COUNTIF([.C28:.K28];&quot;51&quot;)+COUNTIF([.C28:.K28];&quot;51$&quot;)+COUNTIF([.C28:.K28];&quot;51☻&quot;)" office:value-type="float" office:value="2">
            <text:p>2</text:p>
          </table:table-cell>
          <table:table-cell table:style-name="ce133" table:formula="oooc:=COUNTIF([.C28:.K28];&quot;52&quot;)+COUNTIF([.C28:.K28];&quot;52$&quot;)+COUNTIF([.C28:.K28];&quot;52☻&quot;)" office:value-type="float" office:value="1">
            <text:p>1</text:p>
          </table:table-cell>
          <table:table-cell table:style-name="ce133" table:formula="oooc:=COUNTIF([.C28:.K28];&quot;11-19&quot;)+COUNTIF([.C28:.K28];&quot;2&quot;)" office:value-type="float" office:value="2">
            <text:p>2</text:p>
          </table:table-cell>
          <table:table-cell table:style-name="ce133" table:formula="oooc:=COUNTIF([.C28:.K28];&quot;U&quot;)+COUNTIF([.C28:.K28];&quot;U☻&quot;)" office:value-type="float" office:value="0">
            <text:p>0</text:p>
          </table:table-cell>
          <table:table-cell table:style-name="ce133" table:formula="oooc:=COUNTIF([.C28:.K28];&quot;KVIT&quot;)+COUNTIF([.C28:.K28];&quot;KVIT☻&quot;)" office:value-type="float" office:value="1">
            <text:p>1</text:p>
          </table:table-cell>
          <table:table-cell table:style-name="ce134" table:formula="oooc:=COUNTBLANK([.C28:.K28])" office:value-type="float" office:value="0">
            <text:p>0</text:p>
          </table:table-cell>
          <table:table-cell table:style-name="ce135" table:formula="oooc:=COUNTIF([.C28:.K28];&quot;x&quot;)" office:value-type="float" office:value="0">
            <text:p>0</text:p>
          </table:table-cell>
          <table:table-cell table:style-name="ce136" table:formula="oooc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1" office:value-type="date" office:date-value="2008-11-28">
            <text:p>28. nov 08</text:p>
          </table:table-cell>
          <table:table-cell table:style-name="ce131" table:formula="oooc:=TEXT([.A29];&quot;Ddd&quot;)" office:value-type="string" office:string-value="pet">
            <text:p>pet</text:p>
          </table:table-cell>
          <table:table-cell table:style-name="ce2" office:value-type="string">
            <text:p>52☻</text:p>
          </table:table-cell>
          <table:table-cell table:style-name="ce8" office:value-type="string">
            <text:p>51$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5" office:value-type="string">
            <text:p>X</text:p>
          </table:table-cell>
          <table:table-cell table:style-name="ce3" office:value-type="string">
            <text:p>U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number-columns-repeated="2" table:style-name="ce2" office:value-type="string">
            <text:p>KVIT</text:p>
          </table:table-cell>
          <table:table-cell table:style-name="ce33" office:value-type="string">
            <text:p>KOS</text:p>
          </table:table-cell>
          <table:table-cell table:style-name="ce133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33" table:formula="oooc:=COUNTIF([.C29:.K29];&quot;51&quot;)+COUNTIF([.C29:.K29];&quot;51$&quot;)+COUNTIF([.C29:.K29];&quot;51☻&quot;)" office:value-type="float" office:value="2">
            <text:p>2</text:p>
          </table:table-cell>
          <table:table-cell table:style-name="ce133" table:formula="oooc:=COUNTIF([.C29:.K29];&quot;52&quot;)+COUNTIF([.C29:.K29];&quot;52$&quot;)+COUNTIF([.C29:.K29];&quot;52☻&quot;)" office:value-type="float" office:value="1">
            <text:p>1</text:p>
          </table:table-cell>
          <table:table-cell table:style-name="ce133" table:formula="oooc:=COUNTIF([.C29:.K29];&quot;11-19&quot;)+COUNTIF([.C29:.K29];&quot;2&quot;)" office:value-type="float" office:value="1">
            <text:p>1</text:p>
          </table:table-cell>
          <table:table-cell table:style-name="ce133" table:formula="oooc:=COUNTIF([.C29:.K29];&quot;U&quot;)+COUNTIF([.C29:.K29];&quot;U☻&quot;)" office:value-type="float" office:value="1">
            <text:p>1</text:p>
          </table:table-cell>
          <table:table-cell table:style-name="ce133" table:formula="oooc:=COUNTIF([.C29:.K29];&quot;KVIT&quot;)+COUNTIF([.C29:.K29];&quot;KVIT☻&quot;)" office:value-type="float" office:value="2">
            <text:p>2</text:p>
          </table:table-cell>
          <table:table-cell table:style-name="ce134" table:formula="oooc:=COUNTBLANK([.C29:.K29])" office:value-type="float" office:value="0">
            <text:p>0</text:p>
          </table:table-cell>
          <table:table-cell table:style-name="ce135" table:formula="oooc:=COUNTIF([.C29:.K29];&quot;x&quot;)" office:value-type="float" office:value="1">
            <text:p>1</text:p>
          </table:table-cell>
          <table:table-cell table:style-name="ce136" table:formula="oooc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3">
            <text:p>3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11-29">
            <text:p>29. nov 08</text:p>
          </table:table-cell>
          <table:table-cell table:style-name="ce130" table:formula="oooc:=TEXT([.A30];&quot;Ddd&quot;)" office:value-type="string" office:string-value="sob">
            <text:p>sob</text:p>
          </table:table-cell>
          <table:table-cell table:style-name="ce20"/>
          <table:table-cell table:style-name="ce71"/>
          <table:table-cell table:style-name="ce20" table:number-columns-repeated="4"/>
          <table:table-cell table:style-name="ce27"/>
          <table:table-cell table:style-name="ce6" office:value-type="string">
            <text:p>☻</text:p>
          </table:table-cell>
          <table:table-cell table:style-name="ce19"/>
          <table:table-cell table:style-name="ce33" office:value-type="string">
            <text:p>KOS</text:p>
          </table:table-cell>
          <table:table-cell table:style-name="ce133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33" table:formula="oooc:=COUNTIF([.C30:.K30];&quot;51&quot;)+COUNTIF([.C30:.K30];&quot;51$&quot;)+COUNTIF([.C30:.K30];&quot;51☻&quot;)" office:value-type="float" office:value="0">
            <text:p>0</text:p>
          </table:table-cell>
          <table:table-cell table:style-name="ce133" table:formula="oooc:=COUNTIF([.C30:.K30];&quot;52&quot;)+COUNTIF([.C30:.K30];&quot;52$&quot;)+COUNTIF([.C30:.K30];&quot;52☻&quot;)" office:value-type="float" office:value="0">
            <text:p>0</text:p>
          </table:table-cell>
          <table:table-cell table:style-name="ce133" table:formula="oooc:=COUNTIF([.C30:.K30];&quot;11-19&quot;)+COUNTIF([.C30:.K30];&quot;2&quot;)" office:value-type="float" office:value="0">
            <text:p>0</text:p>
          </table:table-cell>
          <table:table-cell table:style-name="ce133" table:formula="oooc:=COUNTIF([.C30:.K30];&quot;U&quot;)+COUNTIF([.C30:.K30];&quot;U☻&quot;)" office:value-type="float" office:value="0">
            <text:p>0</text:p>
          </table:table-cell>
          <table:table-cell table:style-name="ce133" table:formula="oooc:=COUNTIF([.C30:.K30];&quot;KVIT&quot;)+COUNTIF([.C30:.K30];&quot;KVIT☻&quot;)" office:value-type="float" office:value="0">
            <text:p>0</text:p>
          </table:table-cell>
          <table:table-cell table:style-name="ce134" table:formula="oooc:=COUNTBLANK([.C30:.K30])" office:value-type="float" office:value="8">
            <text:p>8</text:p>
          </table:table-cell>
          <table:table-cell table:style-name="ce135" table:formula="oooc:=COUNTIF([.C30:.K30];&quot;x&quot;)" office:value-type="float" office:value="0">
            <text:p>0</text:p>
          </table:table-cell>
          <table:table-cell table:style-name="ce136" table:formula="oooc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>
            <text:p>0</text:p>
          </table:table-cell>
          <table:table-cell table:style-name="ce1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0" office:value-type="date" office:date-value="2008-11-30">
            <text:p>30. nov 08</text:p>
          </table:table-cell>
          <table:table-cell table:style-name="ce130" table:formula="oooc:=TEXT([.A31];&quot;Ddd&quot;)" office:value-type="string" office:string-value="ned">
            <text:p>ned</text:p>
          </table:table-cell>
          <table:table-cell table:style-name="ce20"/>
          <table:table-cell table:style-name="ce71"/>
          <table:table-cell table:style-name="ce20" table:number-columns-repeated="4"/>
          <table:table-cell table:style-name="ce27"/>
          <table:table-cell table:style-name="ce6" office:value-type="string">
            <text:p>☻</text:p>
          </table:table-cell>
          <table:table-cell table:style-name="ce19"/>
          <table:table-cell table:style-name="ce33" office:value-type="string">
            <text:p>KOS</text:p>
          </table:table-cell>
          <table:table-cell table:style-name="ce133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33" table:formula="oooc:=COUNTIF([.C31:.K31];&quot;51&quot;)+COUNTIF([.C31:.K31];&quot;51$&quot;)+COUNTIF([.C31:.K31];&quot;51☻&quot;)" office:value-type="float" office:value="0">
            <text:p>0</text:p>
          </table:table-cell>
          <table:table-cell table:style-name="ce133" table:formula="oooc:=COUNTIF([.C31:.K31];&quot;52&quot;)+COUNTIF([.C31:.K31];&quot;52$&quot;)+COUNTIF([.C31:.K31];&quot;52☻&quot;)" office:value-type="float" office:value="0">
            <text:p>0</text:p>
          </table:table-cell>
          <table:table-cell table:style-name="ce133" table:formula="oooc:=COUNTIF([.C31:.K31];&quot;11-19&quot;)+COUNTIF([.C31:.K31];&quot;2&quot;)" office:value-type="float" office:value="0">
            <text:p>0</text:p>
          </table:table-cell>
          <table:table-cell table:style-name="ce133" table:formula="oooc:=COUNTIF([.C31:.K31];&quot;U&quot;)+COUNTIF([.C31:.K31];&quot;U☻&quot;)" office:value-type="float" office:value="0">
            <text:p>0</text:p>
          </table:table-cell>
          <table:table-cell table:style-name="ce133" table:formula="oooc:=COUNTIF([.C31:.K31];&quot;KVIT&quot;)+COUNTIF([.C31:.K31];&quot;KVIT☻&quot;)" office:value-type="float" office:value="0">
            <text:p>0</text:p>
          </table:table-cell>
          <table:table-cell table:style-name="ce134" table:formula="oooc:=COUNTBLANK([.C31:.K31])" office:value-type="float" office:value="8">
            <text:p>8</text:p>
          </table:table-cell>
          <table:table-cell table:style-name="ce135" table:formula="oooc:=COUNTIF([.C31:.K31];&quot;x&quot;)" office:value-type="float" office:value="0">
            <text:p>0</text:p>
          </table:table-cell>
          <table:table-cell table:style-name="ce136" table:formula="oooc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>
            <text:p>0</text:p>
          </table:table-cell>
          <table:table-cell table:style-name="ce13"/>
          <table:table-cell/>
          <table:table-cell table:style-name="ce1"/>
          <table:table-cell table:number-columns-repeated="232"/>
        </table:table-row>
        <table:table-row table:style-name="ro1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/>
          <table:table-cell table:style-name="ce1"/>
          <table:table-cell table:number-columns-repeated="232"/>
        </table:table-row>
        <table:table-row table:style-name="ro1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 table:style-name="ce1" table:number-columns-repeated="2"/>
          <table:table-cell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35" table:number-columns-repeated="8"/>
          <table:table-cell table:style-name="ce13" table:number-columns-repeated="3"/>
          <table:table-cell table:style-name="ce1"/>
          <table:table-cell table:style-name="ce13" table:number-columns-repeated="233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10">
            <text:p>10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4">
            <text:p>4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3"/>
          <table:table-cell table:style-name="ce35" table:number-columns-repeated="7"/>
          <table:table-cell table:style-name="ce13" table:number-columns-repeated="3"/>
          <table:table-cell table:style-name="ce1"/>
          <table:table-cell table:style-name="ce13" table:number-columns-repeated="233"/>
        </table:table-row>
        <table:table-row table:style-name="ro8">
          <table:table-cell table:style-name="ce13"/>
          <table:table-cell table:style-name="ce122" office:value-type="string">
            <text:p>$</text:p>
          </table:table-cell>
          <table:table-cell table:style-name="ce13" table:formula="oooc:=COUNTIF([.C2:.C32];&quot;51$&quot;)+COUNTIF([.C2:.C32];&quot;52$&quot;)" office:value-type="float" office:value="3">
            <text:p>3</text:p>
          </table:table-cell>
          <table:table-cell table:style-name="ce13" table:formula="oooc:=COUNTIF([.D2:.D32];&quot;51$&quot;)+COUNTIF([.D2:.D32];&quot;52$&quot;)" office:value-type="float" office:value="3">
            <text:p>3</text:p>
          </table:table-cell>
          <table:table-cell table:style-name="ce13" table:formula="oooc:=COUNTIF([.E2:.E32];&quot;51$&quot;)+COUNTIF([.E2:.E32];&quot;52$&quot;)" office:value-type="float" office:value="2">
            <text:p>2</text:p>
          </table:table-cell>
          <table:table-cell table:style-name="ce13" table:formula="oooc:=COUNTIF([.F2:.F32];&quot;51$&quot;)+COUNTIF([.F2:.F32];&quot;52$&quot;)" office:value-type="float" office:value="1">
            <text:p>1</text:p>
          </table:table-cell>
          <table:table-cell table:style-name="ce13" table:formula="oooc:=COUNTIF([.G2:.G32];&quot;51$&quot;)+COUNTIF([.G2:.G32];&quot;52$&quot;)" office:value-type="float" office:value="4">
            <text:p>4</text:p>
          </table:table-cell>
          <table:table-cell table:style-name="ce13" table:formula="oooc:=COUNTIF([.H2:.H32];&quot;51$&quot;)+COUNTIF([.H2:.H32];&quot;52$&quot;)" office:value-type="float" office:value="4">
            <text:p>4</text:p>
          </table:table-cell>
          <table:table-cell table:style-name="ce13" table:formula="oooc:=COUNTIF([.I2:.I32];&quot;51$&quot;)+COUNTIF([.I2:.I32];&quot;52$&quot;)" office:value-type="float" office:value="0">
            <text:p>0</text:p>
          </table:table-cell>
          <table:table-cell table:style-name="ce13" table:formula="oooc:=COUNTIF([.J2:.J32];&quot;51$&quot;)+COUNTIF([.J2:.J32];&quot;52$&quot;)" office:value-type="float" office:value="0">
            <text:p>0</text:p>
          </table:table-cell>
          <table:table-cell table:style-name="ce13" table:formula="oooc:=COUNTIF([.K2:.K32];&quot;51$&quot;)+COUNTIF([.K2:.K32];&quot;52$&quot;)" office:value-type="float" office:value="1">
            <text:p>1</text:p>
          </table:table-cell>
          <table:table-cell table:style-name="ce13"/>
          <table:table-cell table:style-name="ce35" table:number-columns-repeated="7"/>
          <table:table-cell table:style-name="ce13" table:number-columns-repeated="3"/>
          <table:table-cell table:style-name="ce1"/>
          <table:table-cell table:style-name="ce13"/>
          <table:table-cell table:style-name="ce37" table:number-columns-repeated="232"/>
        </table:table-row>
        <table:table-row table:style-name="ro1" table:number-rows-repeated="123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 table:style-name="ce1" table:number-columns-repeated="2"/>
          <table:table-cell table:number-columns-repeated="232"/>
        </table:table-row>
        <table:table-row table:style-name="ro1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/>
          <table:table-cell table:style-name="ce1"/>
          <table:table-cell table:number-columns-repeated="232"/>
        </table:table-row>
        <table:table-row table:style-name="ro1">
          <table:table-cell table:number-columns-repeated="12"/>
          <table:table-cell table:style-name="ce35" table:number-columns-repeated="7"/>
          <table:table-cell table:style-name="ce13" table:number-columns-repeated="2"/>
          <table:table-cell table:number-columns-repeated="235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cember" table:style-name="ta13" table:print="false">
        <table:table-column table:style-name="co1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21" table:default-cell-style-name="Default"/>
        <table:table-column table:style-name="co6" table:default-cell-style-name="ce37"/>
        <table:table-column table:style-name="co13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default-cell-style-name="ce37"/>
        <table:table-column table:style-name="co23" table:default-cell-style-name="ce37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2" table:number-columns-repeated="232" table:default-cell-style-name="Default"/>
        <table:table-row table:style-name="ro6">
          <table:table-cell table:style-name="ce9" office:value-type="string">
            <text:p>Datum</text:p>
          </table:table-cell>
          <table:table-cell table:style-name="ce14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KNE</text:p>
          </table:table-cell>
          <table:table-cell table:style-name="ce33" office:value-type="string">
            <text:p>HOL</text:p>
          </table:table-cell>
          <table:table-cell table:style-name="ce34" office:value-type="string">
            <text:p>STO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123" office:value-type="string">
            <text:p>TX</text:p>
          </table:table-cell>
          <table:table-cell table:style-name="ce7" table:formula="oooc:=[$VzorciVnosov.$A$16]" office:value-type="string" office:string-value="☻">
            <text:p>☻</text:p>
          </table:table-cell>
          <table:table-cell table:style-name="ce38" table:formula="oooc:=[$VzorciVnosov.$A$4]" office:value-type="string" office:string-value="51">
            <text:p>51</text:p>
          </table:table-cell>
          <table:table-cell table:style-name="ce38" table:formula="oooc:=[$VzorciVnosov.$A$5]" office:value-type="string" office:string-value="52">
            <text:p>52</text:p>
          </table:table-cell>
          <table:table-cell table:style-name="ce38" table:formula="oooc:=[$VzorciVnosov.$A$10]" office:value-type="string" office:string-value="11-19">
            <text:p>11-19</text:p>
          </table:table-cell>
          <table:table-cell table:style-name="ce40" table:formula="oooc:=[$VzorciVnosov.$A$8]" office:value-type="string" office:string-value="U">
            <text:p>U</text:p>
          </table:table-cell>
          <table:table-cell table:style-name="ce38" table:formula="oooc:=[$VzorciVnosov.$A$6]" office:value-type="string" office:string-value="KVIT">
            <text:p>KVIT</text:p>
          </table:table-cell>
          <table:table-cell table:style-name="ce41" office:value-type="string">
            <text:p>Brez</text:p>
          </table:table-cell>
          <table:table-cell table:style-name="ce35" office:value-type="string">
            <text:p>X</text:p>
          </table:table-cell>
          <table:table-cell table:style-name="ce13" office:value-type="string">
            <text:p>Op</text:p>
          </table:table-cell>
          <table:table-cell table:style-name="ce13"/>
          <table:table-cell table:style-name="ce1"/>
          <table:table-cell table:style-name="ce13"/>
          <table:table-cell table:style-name="ce1" table:number-columns-repeated="232"/>
        </table:table-row>
        <table:table-row table:style-name="ro6">
          <table:table-cell table:style-name="ce11" office:value-type="date" office:date-value="2008-12-01">
            <text:p>1. dec 08</text:p>
          </table:table-cell>
          <table:table-cell table:style-name="ce137" table:formula="oooc:=TEXT([.A2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2" office:value-type="string">
            <office:annotation draw:style-name="gr3" draw:text-style-name="P1" svg:width="2.899cm" svg:height="0.989cm" svg:x="7.618cm" svg:y="0cm" draw:caption-point-x="-7.618cm" draw:caption-point-y="0cm">
              <dc:date>2008-12-24T00:00:00</dc:date>
              <text:p text:style-name="P1"><text:span text:style-name="T1">dopust 1. dec. v ponedeljek</text:span></text:p>
            </office:annotation>
            <text:p>D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139"/>
          <table:table-cell table:style-name="ce5" table:formula="oooc:=[$VzorciVnosov.$A$11]" office:value-type="string" office:string-value="X">
            <text:p>X</text:p>
          </table:table-cell>
          <table:table-cell table:style-name="ce5" office:value-type="string">
            <text:p>X</text:p>
          </table:table-cell>
          <table:table-cell table:style-name="ce33" office:value-type="string">
            <text:p>KOS</text:p>
          </table:table-cell>
          <table:table-cell table:style-name="ce141" table:formula="oooc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42" table:formula="oooc:=COUNTIF([.C2:.K2];&quot;51&quot;)+COUNTIF([.C2:.K2];&quot;51$&quot;)+COUNTIF([.C2:.K2];&quot;51☻&quot;)" office:value-type="float" office:value="1">
            <text:p>1</text:p>
          </table:table-cell>
          <table:table-cell table:style-name="ce142" table:formula="oooc:=COUNTIF([.C2:.K2];&quot;52&quot;)+COUNTIF([.C2:.K2];&quot;52$&quot;)+COUNTIF([.C2:.K2];&quot;52☻&quot;)" office:value-type="float" office:value="1">
            <text:p>1</text:p>
          </table:table-cell>
          <table:table-cell table:style-name="ce142" table:formula="oooc:=COUNTIF([.C2:.K2];&quot;11-19&quot;)+COUNTIF([.C2:.K2];&quot;2&quot;)" office:value-type="float" office:value="1">
            <text:p>1</text:p>
          </table:table-cell>
          <table:table-cell table:style-name="ce142" table:formula="oooc:=COUNTIF([.C2:.K2];&quot;U&quot;)+COUNTIF([.C2:.K2];&quot;U☻&quot;)" office:value-type="float" office:value="1">
            <text:p>1</text:p>
          </table:table-cell>
          <table:table-cell table:style-name="ce142" table:formula="oooc:=COUNTIF([.C2:.K2];&quot;KVIT&quot;)+COUNTIF([.C2:.K2];&quot;KVIT☻&quot;)" office:value-type="float" office:value="1">
            <text:p>1</text:p>
          </table:table-cell>
          <table:table-cell table:style-name="ce143" table:formula="oooc:=COUNTBLANK([.C2:.K2])" office:value-type="float" office:value="1">
            <text:p>1</text:p>
          </table:table-cell>
          <table:table-cell table:style-name="ce144" table:formula="oooc:=COUNTIF([.C2:.K2];&quot;x&quot;)" office:value-type="float" office:value="2">
            <text:p>2</text:p>
          </table:table-cell>
          <table:table-cell table:style-name="ce145" table:formula="oooc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/>
          <table:table-cell table:style-name="ce2" table:formula="oooc:=[$VzorciVnosov.$A$2]" office:value-type="string" office:string-value="51☻">
            <text:p>51☻</text:p>
          </table:table-cell>
          <table:table-cell table:style-name="ce13"/>
          <table:table-cell table:style-name="ce1" table:number-columns-repeated="232"/>
        </table:table-row>
        <table:table-row table:style-name="ro6">
          <table:table-cell table:style-name="ce11" office:value-type="date" office:date-value="2008-12-02">
            <text:p>2. dec 08</text:p>
          </table:table-cell>
          <table:table-cell table:style-name="ce137" table:formula="oooc:=TEXT([.A3];&quot;Ddd&quot;)" office:value-type="string" office:string-value="tor">
            <text:p>tor</text:p>
          </table:table-cell>
          <table:table-cell table:style-name="ce2" office:value-type="string">
            <text:p>KVIT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139"/>
          <table:table-cell table:style-name="ce3" table:formula="oooc:=[$VzorciVnosov.$A$8]" office:value-type="string" office:string-value="U">
            <text:p>U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33" office:value-type="string">
            <text:p>KOS</text:p>
          </table:table-cell>
          <table:table-cell table:style-name="ce141" table:formula="oooc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42" table:formula="oooc:=COUNTIF([.C3:.K3];&quot;51&quot;)+COUNTIF([.C3:.K3];&quot;51$&quot;)+COUNTIF([.C3:.K3];&quot;51☻&quot;)" office:value-type="float" office:value="1">
            <text:p>1</text:p>
          </table:table-cell>
          <table:table-cell table:style-name="ce142" table:formula="oooc:=COUNTIF([.C3:.K3];&quot;52&quot;)+COUNTIF([.C3:.K3];&quot;52$&quot;)+COUNTIF([.C3:.K3];&quot;52☻&quot;)" office:value-type="float" office:value="1">
            <text:p>1</text:p>
          </table:table-cell>
          <table:table-cell table:style-name="ce142" table:formula="oooc:=COUNTIF([.C3:.K3];&quot;11-19&quot;)+COUNTIF([.C3:.K3];&quot;2&quot;)" office:value-type="float" office:value="1">
            <text:p>1</text:p>
          </table:table-cell>
          <table:table-cell table:style-name="ce142" table:formula="oooc:=COUNTIF([.C3:.K3];&quot;U&quot;)+COUNTIF([.C3:.K3];&quot;U☻&quot;)" office:value-type="float" office:value="1">
            <text:p>1</text:p>
          </table:table-cell>
          <table:table-cell table:style-name="ce142" table:formula="oooc:=COUNTIF([.C3:.K3];&quot;KVIT&quot;)+COUNTIF([.C3:.K3];&quot;KVIT☻&quot;)" office:value-type="float" office:value="3">
            <text:p>3</text:p>
          </table:table-cell>
          <table:table-cell table:style-name="ce143" table:formula="oooc:=COUNTBLANK([.C3:.K3])" office:value-type="float" office:value="1">
            <text:p>1</text:p>
          </table:table-cell>
          <table:table-cell table:style-name="ce144" table:formula="oooc:=COUNTIF([.C3:.K3];&quot;x&quot;)" office:value-type="float" office:value="0">
            <text:p>0</text:p>
          </table:table-cell>
          <table:table-cell table:style-name="ce145" table:formula="oooc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13"/>
          <table:table-cell table:style-name="ce2" table:formula="oooc:=[$VzorciVnosov.$A$3]" office:value-type="string" office:string-value="52☻">
            <text:p>52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03">
            <text:p>3. dec 08</text:p>
          </table:table-cell>
          <table:table-cell table:style-name="ce137" table:formula="oooc:=TEXT([.A4];&quot;Ddd&quot;)" office:value-type="string" office:string-value="sre">
            <text:p>sre</text:p>
          </table:table-cell>
          <table:table-cell table:style-name="ce3" table:formula="oooc:=[$VzorciVnosov.$A$12]" office:value-type="string" office:string-value="D">
            <office:annotation draw:style-name="gr3" draw:text-style-name="P1" svg:width="2.9cm" svg:height="0.595cm" svg:x="5.051cm" svg:y="0.607cm" draw:caption-point-x="-5.051cm" draw:caption-point-y="-0.607cm">
              <dc:date>2008-12-24T00:00:00</dc:date>
              <text:p text:style-name="P1"><text:span text:style-name="T1">Izola</text:span></text:p>
            </office:annotation>
            <text:p>D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139"/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3" office:value-type="string">
            <text:p>KOS</text:p>
          </table:table-cell>
          <table:table-cell table:style-name="ce141" table:formula="oooc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42" table:formula="oooc:=COUNTIF([.C4:.K4];&quot;51&quot;)+COUNTIF([.C4:.K4];&quot;51$&quot;)+COUNTIF([.C4:.K4];&quot;51☻&quot;)" office:value-type="float" office:value="1">
            <text:p>1</text:p>
          </table:table-cell>
          <table:table-cell table:style-name="ce142" table:formula="oooc:=COUNTIF([.C4:.K4];&quot;52&quot;)+COUNTIF([.C4:.K4];&quot;52$&quot;)+COUNTIF([.C4:.K4];&quot;52☻&quot;)" office:value-type="float" office:value="1">
            <text:p>1</text:p>
          </table:table-cell>
          <table:table-cell table:style-name="ce142" table:formula="oooc:=COUNTIF([.C4:.K4];&quot;11-19&quot;)+COUNTIF([.C4:.K4];&quot;2&quot;)" office:value-type="float" office:value="1">
            <text:p>1</text:p>
          </table:table-cell>
          <table:table-cell table:style-name="ce142" table:formula="oooc:=COUNTIF([.C4:.K4];&quot;U&quot;)+COUNTIF([.C4:.K4];&quot;U☻&quot;)" office:value-type="float" office:value="1">
            <text:p>1</text:p>
          </table:table-cell>
          <table:table-cell table:style-name="ce142" table:formula="oooc:=COUNTIF([.C4:.K4];&quot;KVIT&quot;)+COUNTIF([.C4:.K4];&quot;KVIT☻&quot;)" office:value-type="float" office:value="2">
            <text:p>2</text:p>
          </table:table-cell>
          <table:table-cell table:style-name="ce143" table:formula="oooc:=COUNTBLANK([.C4:.K4])" office:value-type="float" office:value="1">
            <text:p>1</text:p>
          </table:table-cell>
          <table:table-cell table:style-name="ce144" table:formula="oooc:=COUNTIF([.C4:.K4];&quot;x&quot;)" office:value-type="float" office:value="1">
            <text:p>1</text:p>
          </table:table-cell>
          <table:table-cell table:style-name="ce145" table:formula="oooc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13"/>
          <table:table-cell table:style-name="ce3" table:formula="oooc:=[$VzorciVnosov.$A$4]" office:value-type="string" office:string-value="51">
            <text:p>51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04">
            <text:p>4. dec 08</text:p>
          </table:table-cell>
          <table:table-cell table:style-name="ce137" table:formula="oooc:=TEXT([.A5];&quot;Ddd&quot;)" office:value-type="string" office:string-value="čet">
            <text:p>čet</text:p>
          </table:table-cell>
          <table:table-cell table:style-name="ce2" office:value-type="string">
            <text:p>KVIT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/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3" office:value-type="string">
            <text:p>KOS</text:p>
          </table:table-cell>
          <table:table-cell table:style-name="ce142" table:formula="oooc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42" table:formula="oooc:=COUNTIF([.C5:.K5];&quot;51&quot;)+COUNTIF([.C5:.K5];&quot;51$&quot;)+COUNTIF([.C5:.K5];&quot;51☻&quot;)" office:value-type="float" office:value="1">
            <text:p>1</text:p>
          </table:table-cell>
          <table:table-cell table:style-name="ce142" table:formula="oooc:=COUNTIF([.C5:.K5];&quot;52&quot;)+COUNTIF([.C5:.K5];&quot;52$&quot;)+COUNTIF([.C5:.K5];&quot;52☻&quot;)" office:value-type="float" office:value="1">
            <text:p>1</text:p>
          </table:table-cell>
          <table:table-cell table:style-name="ce142" table:formula="oooc:=COUNTIF([.C5:.K5];&quot;11-19&quot;)+COUNTIF([.C5:.K5];&quot;2&quot;)" office:value-type="float" office:value="1">
            <text:p>1</text:p>
          </table:table-cell>
          <table:table-cell table:style-name="ce142" table:formula="oooc:=COUNTIF([.C5:.K5];&quot;U&quot;)+COUNTIF([.C5:.K5];&quot;U☻&quot;)" office:value-type="float" office:value="1">
            <text:p>1</text:p>
          </table:table-cell>
          <table:table-cell table:style-name="ce142" table:formula="oooc:=COUNTIF([.C5:.K5];&quot;KVIT&quot;)+COUNTIF([.C5:.K5];&quot;KVIT☻&quot;)" office:value-type="float" office:value="2">
            <text:p>2</text:p>
          </table:table-cell>
          <table:table-cell table:style-name="ce143" table:formula="oooc:=COUNTBLANK([.C5:.K5])" office:value-type="float" office:value="1">
            <text:p>1</text:p>
          </table:table-cell>
          <table:table-cell table:style-name="ce144" table:formula="oooc:=COUNTIF([.C5:.K5];&quot;x&quot;)" office:value-type="float" office:value="1">
            <text:p>1</text:p>
          </table:table-cell>
          <table:table-cell table:style-name="ce145" table:formula="oooc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13"/>
          <table:table-cell table:style-name="ce3" table:formula="oooc:=[$VzorciVnosov.$A$5]" office:value-type="string" office:string-value="52">
            <text:p>52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05">
            <text:p>5. dec 08</text:p>
          </table:table-cell>
          <table:table-cell table:style-name="ce137" table:formula="oooc:=TEXT([.A6];&quot;Ddd&quot;)" office:value-type="string" office:string-value="pet">
            <text:p>pet</text:p>
          </table:table-cell>
          <table:table-cell table:style-name="ce2" office:value-type="string">
            <text:p>KVIT</text:p>
          </table:table-cell>
          <table:table-cell table:style-name="ce3" table:formula="oooc:=[$VzorciVnosov.$A$15]" office:value-type="string" office:string-value="SO">
            <text:p>SO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/>
          <table:table-cell table:style-name="ce2" table:formula="oooc:=[$VzorciVnosov.$A$2]" office:value-type="string" office:string-value="51☻">
            <text:p>51☻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3" office:value-type="string">
            <text:p>MŠŠ</text:p>
          </table:table-cell>
          <table:table-cell table:style-name="ce142" table:formula="oooc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42" table:formula="oooc:=COUNTIF([.C6:.K6];&quot;51&quot;)+COUNTIF([.C6:.K6];&quot;51$&quot;)+COUNTIF([.C6:.K6];&quot;51☻&quot;)" office:value-type="float" office:value="1">
            <text:p>1</text:p>
          </table:table-cell>
          <table:table-cell table:style-name="ce142" table:formula="oooc:=COUNTIF([.C6:.K6];&quot;52&quot;)+COUNTIF([.C6:.K6];&quot;52$&quot;)+COUNTIF([.C6:.K6];&quot;52☻&quot;)" office:value-type="float" office:value="1">
            <text:p>1</text:p>
          </table:table-cell>
          <table:table-cell table:style-name="ce142" table:formula="oooc:=COUNTIF([.C6:.K6];&quot;11-19&quot;)+COUNTIF([.C6:.K6];&quot;2&quot;)" office:value-type="float" office:value="1">
            <text:p>1</text:p>
          </table:table-cell>
          <table:table-cell table:style-name="ce142" table:formula="oooc:=COUNTIF([.C6:.K6];&quot;U&quot;)+COUNTIF([.C6:.K6];&quot;U☻&quot;)" office:value-type="float" office:value="1">
            <text:p>1</text:p>
          </table:table-cell>
          <table:table-cell table:style-name="ce142" table:formula="oooc:=COUNTIF([.C6:.K6];&quot;KVIT&quot;)+COUNTIF([.C6:.K6];&quot;KVIT☻&quot;)" office:value-type="float" office:value="2">
            <text:p>2</text:p>
          </table:table-cell>
          <table:table-cell table:style-name="ce143" table:formula="oooc:=COUNTBLANK([.C6:.K6])" office:value-type="float" office:value="1">
            <text:p>1</text:p>
          </table:table-cell>
          <table:table-cell table:style-name="ce144" table:formula="oooc:=COUNTIF([.C6:.K6];&quot;x&quot;)" office:value-type="float" office:value="1">
            <text:p>1</text:p>
          </table:table-cell>
          <table:table-cell table:style-name="ce145" table:formula="oooc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13"/>
          <table:table-cell table:style-name="ce2" table:formula="oooc:=[$VzorciVnosov.$A$6]" office:value-type="string" office:string-value="KVIT">
            <text:p>KVIT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06">
            <text:p>6. dec 08</text:p>
          </table:table-cell>
          <table:table-cell table:style-name="ce138" table:formula="oooc:=TEXT([.A7];&quot;Ddd&quot;)" office:value-type="string" office:string-value="sob">
            <text:p>sob</text:p>
          </table:table-cell>
          <table:table-cell table:style-name="ce6" office:value-type="string">
            <text:p>☻</text:p>
          </table:table-cell>
          <table:table-cell table:style-name="ce20"/>
          <table:table-cell table:style-name="ce73"/>
          <table:table-cell table:style-name="ce20" table:formula="oooc:=[$VzorciVnosov.$A$12]" office:value-type="string" office:string-value="D">
            <office:annotation draw:style-name="gr3" draw:text-style-name="P1" svg:width="2.899cm" svg:height="0.978cm" svg:x="8.915cm" svg:y="2.705cm" draw:caption-point-x="-8.915cm" draw:caption-point-y="-2.705cm">
              <dc:date>2008-12-24T00:00:00</dc:date>
              <text:p text:style-name="P1"><text:span text:style-name="T1">Med 5. in 8.12 bi želel biti prost</text:span></text:p>
            </office:annotation>
            <text:p>D</text:p>
          </table:table-cell>
          <table:table-cell table:style-name="ce20"/>
          <table:table-cell table:style-name="ce19">
            <office:annotation draw:style-name="gr3" draw:text-style-name="P1" svg:width="2.901cm" svg:height="0.595cm" svg:x="11.535cm" svg:y="2.705cm" draw:caption-point-x="-11.535cm" draw:caption-point-y="-2.705cm">
              <dc:date>2008-12-24T00:00:00</dc:date>
              <text:p text:style-name="P1"><text:span text:style-name="T1">Pučnik</text:span></text:p>
            </office:annotation>
          </table:table-cell>
          <table:table-cell table:style-name="ce19"/>
          <table:table-cell table:style-name="ce20" table:number-columns-repeated="2"/>
          <table:table-cell table:style-name="ce33" office:value-type="string">
            <text:p>MŠŠ</text:p>
          </table:table-cell>
          <table:table-cell table:style-name="ce142" table:formula="oooc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42" table:formula="oooc:=COUNTIF([.C7:.K7];&quot;51&quot;)+COUNTIF([.C7:.K7];&quot;51$&quot;)+COUNTIF([.C7:.K7];&quot;51☻&quot;)" office:value-type="float" office:value="0">
            <text:p>0</text:p>
          </table:table-cell>
          <table:table-cell table:style-name="ce142" table:formula="oooc:=COUNTIF([.C7:.K7];&quot;52&quot;)+COUNTIF([.C7:.K7];&quot;52$&quot;)+COUNTIF([.C7:.K7];&quot;52☻&quot;)" office:value-type="float" office:value="0">
            <text:p>0</text:p>
          </table:table-cell>
          <table:table-cell table:style-name="ce142" table:formula="oooc:=COUNTIF([.C7:.K7];&quot;11-19&quot;)+COUNTIF([.C7:.K7];&quot;2&quot;)" office:value-type="float" office:value="0">
            <text:p>0</text:p>
          </table:table-cell>
          <table:table-cell table:style-name="ce142" table:formula="oooc:=COUNTIF([.C7:.K7];&quot;U&quot;)+COUNTIF([.C7:.K7];&quot;U☻&quot;)" office:value-type="float" office:value="0">
            <text:p>0</text:p>
          </table:table-cell>
          <table:table-cell table:style-name="ce142" table:formula="oooc:=COUNTIF([.C7:.K7];&quot;KVIT&quot;)+COUNTIF([.C7:.K7];&quot;KVIT☻&quot;)" office:value-type="float" office:value="0">
            <text:p>0</text:p>
          </table:table-cell>
          <table:table-cell table:style-name="ce143" table:formula="oooc:=COUNTBLANK([.C7:.K7])" office:value-type="float" office:value="7">
            <text:p>7</text:p>
          </table:table-cell>
          <table:table-cell table:style-name="ce144" table:formula="oooc:=COUNTIF([.C7:.K7];&quot;x&quot;)" office:value-type="float" office:value="0">
            <text:p>0</text:p>
          </table:table-cell>
          <table:table-cell table:style-name="ce145" table:formula="oooc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>
            <text:p>0</text:p>
          </table:table-cell>
          <table:table-cell table:style-name="ce13"/>
          <table:table-cell table:style-name="ce4" table:formula="oooc:=[$VzorciVnosov.$A$7]" office:value-type="string" office:string-value="KVIT☻">
            <text:p>KVIT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07">
            <text:p>7. dec 08</text:p>
          </table:table-cell>
          <table:table-cell table:style-name="ce138" table:formula="oooc:=TEXT([.A8];&quot;Ddd&quot;)" office:value-type="string" office:string-value="ned">
            <text:p>ned</text:p>
          </table:table-cell>
          <table:table-cell table:style-name="ce6" office:value-type="string">
            <text:p>☻</text:p>
          </table:table-cell>
          <table:table-cell table:style-name="ce19" table:number-columns-repeated="2"/>
          <table:table-cell table:style-name="ce20" table:formula="oooc:=[$VzorciVnosov.$A$12]" office:value-type="string" office:string-value="D">
            <office:annotation draw:style-name="gr3" draw:text-style-name="P1" svg:width="2.899cm" svg:height="0.978cm" svg:x="8.915cm" svg:y="3.404cm" draw:caption-point-x="-8.915cm" draw:caption-point-y="-3.404cm">
              <dc:date>2008-12-24T00:00:00</dc:date>
              <text:p text:style-name="P1"><text:span text:style-name="T1">Med 5. in 8.12 bi želel biti prost</text:span></text:p>
            </office:annotation>
            <text:p>D</text:p>
          </table:table-cell>
          <table:table-cell table:style-name="ce20"/>
          <table:table-cell table:style-name="ce27" table:number-columns-repeated="2"/>
          <table:table-cell table:style-name="ce20" table:number-columns-repeated="2"/>
          <table:table-cell table:style-name="ce33" office:value-type="string">
            <text:p>MŠŠ</text:p>
          </table:table-cell>
          <table:table-cell table:style-name="ce142" table:formula="oooc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42" table:formula="oooc:=COUNTIF([.C8:.K8];&quot;51&quot;)+COUNTIF([.C8:.K8];&quot;51$&quot;)+COUNTIF([.C8:.K8];&quot;51☻&quot;)" office:value-type="float" office:value="0">
            <text:p>0</text:p>
          </table:table-cell>
          <table:table-cell table:style-name="ce142" table:formula="oooc:=COUNTIF([.C8:.K8];&quot;52&quot;)+COUNTIF([.C8:.K8];&quot;52$&quot;)+COUNTIF([.C8:.K8];&quot;52☻&quot;)" office:value-type="float" office:value="0">
            <text:p>0</text:p>
          </table:table-cell>
          <table:table-cell table:style-name="ce142" table:formula="oooc:=COUNTIF([.C8:.K8];&quot;11-19&quot;)+COUNTIF([.C8:.K8];&quot;2&quot;)" office:value-type="float" office:value="0">
            <text:p>0</text:p>
          </table:table-cell>
          <table:table-cell table:style-name="ce142" table:formula="oooc:=COUNTIF([.C8:.K8];&quot;U&quot;)+COUNTIF([.C8:.K8];&quot;U☻&quot;)" office:value-type="float" office:value="0">
            <text:p>0</text:p>
          </table:table-cell>
          <table:table-cell table:style-name="ce142" table:formula="oooc:=COUNTIF([.C8:.K8];&quot;KVIT&quot;)+COUNTIF([.C8:.K8];&quot;KVIT☻&quot;)" office:value-type="float" office:value="0">
            <text:p>0</text:p>
          </table:table-cell>
          <table:table-cell table:style-name="ce143" table:formula="oooc:=COUNTBLANK([.C8:.K8])" office:value-type="float" office:value="7">
            <text:p>7</text:p>
          </table:table-cell>
          <table:table-cell table:style-name="ce144" table:formula="oooc:=COUNTIF([.C8:.K8];&quot;x&quot;)" office:value-type="float" office:value="0">
            <text:p>0</text:p>
          </table:table-cell>
          <table:table-cell table:style-name="ce145" table:formula="oooc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13"/>
          <table:table-cell table:style-name="ce3" table:formula="oooc:=[$VzorciVnosov.$A$8]" office:value-type="string" office:string-value="U">
            <text:p>U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08">
            <text:p>8. dec 08</text:p>
          </table:table-cell>
          <table:table-cell table:style-name="ce137" table:formula="oooc:=TEXT([.A9];&quot;Ddd&quot;)" office:value-type="string" office:string-value="pon">
            <text:p>pon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0.595cm" svg:x="8.915cm" svg:y="4.104cm" draw:caption-point-x="-8.915cm" draw:caption-point-y="-4.104cm">
              <dc:date>2008-12-24T00:00:00</dc:date>
              <text:p text:style-name="P1"><text:span text:style-name="T1">Pučnik</text:span></text:p>
            </office:annotation>
            <text:p>D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139"/>
          <table:table-cell table:style-name="ce140" office:value-type="string">
            <office:annotation draw:style-name="gr3" draw:text-style-name="P1" svg:width="2.9cm" svg:height="1.756cm" svg:x="14.102cm" svg:y="4.104cm" draw:caption-point-x="-14.102cm" draw:caption-point-y="-4.104cm">
              <dc:date>2008-12-24T00:00:00</dc:date>
              <text:p text:style-name="P1"><text:span text:style-name="T1">dežuren 8.in 15.12. tako da bi bil prost 10 .in 17.12.</text:span></text:p>
            </office:annotation>
            <text:p>KVIT☻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3" office:value-type="string">
            <text:p>MŠŠ</text:p>
          </table:table-cell>
          <table:table-cell table:style-name="ce142" table:formula="oooc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42" table:formula="oooc:=COUNTIF([.C9:.K9];&quot;51&quot;)+COUNTIF([.C9:.K9];&quot;51$&quot;)+COUNTIF([.C9:.K9];&quot;51☻&quot;)" office:value-type="float" office:value="1">
            <text:p>1</text:p>
          </table:table-cell>
          <table:table-cell table:style-name="ce142" table:formula="oooc:=COUNTIF([.C9:.K9];&quot;52&quot;)+COUNTIF([.C9:.K9];&quot;52$&quot;)+COUNTIF([.C9:.K9];&quot;52☻&quot;)" office:value-type="float" office:value="1">
            <text:p>1</text:p>
          </table:table-cell>
          <table:table-cell table:style-name="ce142" table:formula="oooc:=COUNTIF([.C9:.K9];&quot;11-19&quot;)+COUNTIF([.C9:.K9];&quot;2&quot;)" office:value-type="float" office:value="1">
            <text:p>1</text:p>
          </table:table-cell>
          <table:table-cell table:style-name="ce142" table:formula="oooc:=COUNTIF([.C9:.K9];&quot;U&quot;)+COUNTIF([.C9:.K9];&quot;U☻&quot;)" office:value-type="float" office:value="1">
            <text:p>1</text:p>
          </table:table-cell>
          <table:table-cell table:style-name="ce142" table:formula="oooc:=COUNTIF([.C9:.K9];&quot;KVIT&quot;)+COUNTIF([.C9:.K9];&quot;KVIT☻&quot;)" office:value-type="float" office:value="2">
            <text:p>2</text:p>
          </table:table-cell>
          <table:table-cell table:style-name="ce143" table:formula="oooc:=COUNTBLANK([.C9:.K9])" office:value-type="float" office:value="1">
            <text:p>1</text:p>
          </table:table-cell>
          <table:table-cell table:style-name="ce144" table:formula="oooc:=COUNTIF([.C9:.K9];&quot;x&quot;)" office:value-type="float" office:value="1">
            <text:p>1</text:p>
          </table:table-cell>
          <table:table-cell table:style-name="ce145" table:formula="oooc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Default"/>
          <table:table-cell table:style-name="ce2" table:formula="oooc:=[$VzorciVnosov.$A$9]" office:value-type="string" office:string-value="U☻">
            <text:p>U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09">
            <text:p>9. dec 08</text:p>
          </table:table-cell>
          <table:table-cell table:style-name="ce137" table:formula="oooc:=TEXT([.A10];&quot;Ddd&quot;)" office:value-type="string" office:string-value="tor">
            <text:p>tor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2" office:value-type="string">
            <text:p>KVIT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139"/>
          <table:table-cell table:style-name="ce2" table:formula="oooc:=[$VzorciVnosov.$A$6]" office:value-type="string" office:string-value="KVIT">
            <text:p>KVIT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33" office:value-type="string">
            <text:p>KON</text:p>
          </table:table-cell>
          <table:table-cell table:style-name="ce142" table:formula="oooc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42" table:formula="oooc:=COUNTIF([.C10:.K10];&quot;51&quot;)+COUNTIF([.C10:.K10];&quot;51$&quot;)+COUNTIF([.C10:.K10];&quot;51☻&quot;)" office:value-type="float" office:value="1">
            <text:p>1</text:p>
          </table:table-cell>
          <table:table-cell table:style-name="ce142" table:formula="oooc:=COUNTIF([.C10:.K10];&quot;52&quot;)+COUNTIF([.C10:.K10];&quot;52$&quot;)+COUNTIF([.C10:.K10];&quot;52☻&quot;)" office:value-type="float" office:value="1">
            <text:p>1</text:p>
          </table:table-cell>
          <table:table-cell table:style-name="ce142" table:formula="oooc:=COUNTIF([.C10:.K10];&quot;11-19&quot;)+COUNTIF([.C10:.K10];&quot;2&quot;)" office:value-type="float" office:value="1">
            <text:p>1</text:p>
          </table:table-cell>
          <table:table-cell table:style-name="ce142" table:formula="oooc:=COUNTIF([.C10:.K10];&quot;U&quot;)+COUNTIF([.C10:.K10];&quot;U☻&quot;)" office:value-type="float" office:value="1">
            <text:p>1</text:p>
          </table:table-cell>
          <table:table-cell table:style-name="ce142" table:formula="oooc:=COUNTIF([.C10:.K10];&quot;KVIT&quot;)+COUNTIF([.C10:.K10];&quot;KVIT☻&quot;)" office:value-type="float" office:value="2">
            <text:p>2</text:p>
          </table:table-cell>
          <table:table-cell table:style-name="ce143" table:formula="oooc:=COUNTBLANK([.C10:.K10])" office:value-type="float" office:value="1">
            <text:p>1</text:p>
          </table:table-cell>
          <table:table-cell table:style-name="ce144" table:formula="oooc:=COUNTIF([.C10:.K10];&quot;x&quot;)" office:value-type="float" office:value="1">
            <text:p>1</text:p>
          </table:table-cell>
          <table:table-cell table:style-name="ce145" table:formula="oooc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Default"/>
          <table:table-cell table:style-name="ce3" table:formula="oooc:=[$VzorciVnosov.$A$10]" office:value-type="string" office:string-value="11-19">
            <text:p>11-19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0">
            <text:p>10. dec 08</text:p>
          </table:table-cell>
          <table:table-cell table:style-name="ce137" table:formula="oooc:=TEXT([.A11];&quot;Ddd&quot;)" office:value-type="string" office:string-value="sre">
            <text:p>sre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2" office:value-type="string">
            <text:p>KVIT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139"/>
          <table:table-cell table:style-name="ce5" table:formula="oooc:=[$VzorciVnosov.$A$11]" office:value-type="string" office:string-value="X">
            <text:p>X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3" office:value-type="string">
            <text:p>KON</text:p>
          </table:table-cell>
          <table:table-cell table:style-name="ce142" table:formula="oooc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42" table:formula="oooc:=COUNTIF([.C11:.K11];&quot;51&quot;)+COUNTIF([.C11:.K11];&quot;51$&quot;)+COUNTIF([.C11:.K11];&quot;51☻&quot;)" office:value-type="float" office:value="1">
            <text:p>1</text:p>
          </table:table-cell>
          <table:table-cell table:style-name="ce142" table:formula="oooc:=COUNTIF([.C11:.K11];&quot;52&quot;)+COUNTIF([.C11:.K11];&quot;52$&quot;)+COUNTIF([.C11:.K11];&quot;52☻&quot;)" office:value-type="float" office:value="1">
            <text:p>1</text:p>
          </table:table-cell>
          <table:table-cell table:style-name="ce142" table:formula="oooc:=COUNTIF([.C11:.K11];&quot;11-19&quot;)+COUNTIF([.C11:.K11];&quot;2&quot;)" office:value-type="float" office:value="1">
            <text:p>1</text:p>
          </table:table-cell>
          <table:table-cell table:style-name="ce142" table:formula="oooc:=COUNTIF([.C11:.K11];&quot;U&quot;)+COUNTIF([.C11:.K11];&quot;U☻&quot;)" office:value-type="float" office:value="1">
            <text:p>1</text:p>
          </table:table-cell>
          <table:table-cell table:style-name="ce142" table:formula="oooc:=COUNTIF([.C11:.K11];&quot;KVIT&quot;)+COUNTIF([.C11:.K11];&quot;KVIT☻&quot;)" office:value-type="float" office:value="2">
            <text:p>2</text:p>
          </table:table-cell>
          <table:table-cell table:style-name="ce143" table:formula="oooc:=COUNTBLANK([.C11:.K11])" office:value-type="float" office:value="1">
            <text:p>1</text:p>
          </table:table-cell>
          <table:table-cell table:style-name="ce144" table:formula="oooc:=COUNTIF([.C11:.K11];&quot;x&quot;)" office:value-type="float" office:value="1">
            <text:p>1</text:p>
          </table:table-cell>
          <table:table-cell table:style-name="ce145" table:formula="oooc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Default"/>
          <table:table-cell table:style-name="ce5" table:formula="oooc:=[$VzorciVnosov.$A$11]" office:value-type="string" office:string-value="X">
            <text:p>X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1">
            <text:p>11. dec 08</text:p>
          </table:table-cell>
          <table:table-cell table:style-name="ce137" table:formula="oooc:=TEXT([.A12];&quot;Ddd&quot;)" office:value-type="string" office:string-value="čet">
            <text:p>čet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2" office:value-type="string">
            <text:p>KVIT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2"/>
          <table:table-cell table:style-name="ce3" table:formula="oooc:=[$VzorciVnosov.$A$10]" office:value-type="string" office:string-value="11-19">
            <text:p>11-19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33" office:value-type="string">
            <text:p>KON</text:p>
          </table:table-cell>
          <table:table-cell table:style-name="ce142" table:formula="oooc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42" table:formula="oooc:=COUNTIF([.C12:.K12];&quot;51&quot;)+COUNTIF([.C12:.K12];&quot;51$&quot;)+COUNTIF([.C12:.K12];&quot;51☻&quot;)" office:value-type="float" office:value="1">
            <text:p>1</text:p>
          </table:table-cell>
          <table:table-cell table:style-name="ce142" table:formula="oooc:=COUNTIF([.C12:.K12];&quot;52&quot;)+COUNTIF([.C12:.K12];&quot;52$&quot;)+COUNTIF([.C12:.K12];&quot;52☻&quot;)" office:value-type="float" office:value="1">
            <text:p>1</text:p>
          </table:table-cell>
          <table:table-cell table:style-name="ce142" table:formula="oooc:=COUNTIF([.C12:.K12];&quot;11-19&quot;)+COUNTIF([.C12:.K12];&quot;2&quot;)" office:value-type="float" office:value="1">
            <text:p>1</text:p>
          </table:table-cell>
          <table:table-cell table:style-name="ce142" table:formula="oooc:=COUNTIF([.C12:.K12];&quot;U&quot;)+COUNTIF([.C12:.K12];&quot;U☻&quot;)" office:value-type="float" office:value="1">
            <text:p>1</text:p>
          </table:table-cell>
          <table:table-cell table:style-name="ce142" table:formula="oooc:=COUNTIF([.C12:.K12];&quot;KVIT&quot;)+COUNTIF([.C12:.K12];&quot;KVIT☻&quot;)" office:value-type="float" office:value="3">
            <text:p>3</text:p>
          </table:table-cell>
          <table:table-cell table:style-name="ce143" table:formula="oooc:=COUNTBLANK([.C12:.K12])" office:value-type="float" office:value="1">
            <text:p>1</text:p>
          </table:table-cell>
          <table:table-cell table:style-name="ce144" table:formula="oooc:=COUNTIF([.C12:.K12];&quot;x&quot;)" office:value-type="float" office:value="1">
            <text:p>1</text:p>
          </table:table-cell>
          <table:table-cell table:style-name="ce145" table:formula="oooc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Default"/>
          <table:table-cell table:style-name="ce3" table:formula="oooc:=[$VzorciVnosov.$A$12]" office:value-type="string" office:string-value="D">
            <text:p>D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2">
            <text:p>12. dec 08</text:p>
          </table:table-cell>
          <table:table-cell table:style-name="ce137" table:formula="oooc:=TEXT([.A13];&quot;Ddd&quot;)" office:value-type="string" office:string-value="pet">
            <text:p>pet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2" office:value-type="string">
            <text:p>KVIT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139"/>
          <table:table-cell table:style-name="ce3" table:formula="oooc:=[$VzorciVnosov.$A$8]" office:value-type="string" office:string-value="U">
            <text:p>U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33" office:value-type="string">
            <text:p>PIN</text:p>
          </table:table-cell>
          <table:table-cell table:style-name="ce142" table:formula="oooc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42" table:formula="oooc:=COUNTIF([.C13:.K13];&quot;51&quot;)+COUNTIF([.C13:.K13];&quot;51$&quot;)+COUNTIF([.C13:.K13];&quot;51☻&quot;)" office:value-type="float" office:value="1">
            <text:p>1</text:p>
          </table:table-cell>
          <table:table-cell table:style-name="ce142" table:formula="oooc:=COUNTIF([.C13:.K13];&quot;52&quot;)+COUNTIF([.C13:.K13];&quot;52$&quot;)+COUNTIF([.C13:.K13];&quot;52☻&quot;)" office:value-type="float" office:value="1">
            <text:p>1</text:p>
          </table:table-cell>
          <table:table-cell table:style-name="ce142" table:formula="oooc:=COUNTIF([.C13:.K13];&quot;11-19&quot;)+COUNTIF([.C13:.K13];&quot;2&quot;)" office:value-type="float" office:value="1">
            <text:p>1</text:p>
          </table:table-cell>
          <table:table-cell table:style-name="ce142" table:formula="oooc:=COUNTIF([.C13:.K13];&quot;U&quot;)+COUNTIF([.C13:.K13];&quot;U☻&quot;)" office:value-type="float" office:value="1">
            <text:p>1</text:p>
          </table:table-cell>
          <table:table-cell table:style-name="ce142" table:formula="oooc:=COUNTIF([.C13:.K13];&quot;KVIT&quot;)+COUNTIF([.C13:.K13];&quot;KVIT☻&quot;)" office:value-type="float" office:value="2">
            <text:p>2</text:p>
          </table:table-cell>
          <table:table-cell table:style-name="ce143" table:formula="oooc:=COUNTBLANK([.C13:.K13])" office:value-type="float" office:value="1">
            <text:p>1</text:p>
          </table:table-cell>
          <table:table-cell table:style-name="ce144" table:formula="oooc:=COUNTIF([.C13:.K13];&quot;x&quot;)" office:value-type="float" office:value="1">
            <text:p>1</text:p>
          </table:table-cell>
          <table:table-cell table:style-name="ce145" table:formula="oooc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13"/>
          <table:table-cell table:style-name="ce2" table:formula="oooc:=[$VzorciVnosov.$A$13]" office:value-type="string" office:string-value="BOL">
            <text:p>BOL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13">
            <text:p>13. dec 08</text:p>
          </table:table-cell>
          <table:table-cell table:style-name="ce138" table:formula="oooc:=TEXT([.A14];&quot;Ddd&quot;)" office:value-type="string" office:string-value="sob">
            <text:p>sob</text:p>
          </table:table-cell>
          <table:table-cell table:style-name="ce24"/>
          <table:table-cell table:style-name="ce73"/>
          <table:table-cell table:style-name="ce24"/>
          <table:table-cell table:style-name="ce21" office:value-type="string">
            <office:annotation draw:style-name="gr3" draw:text-style-name="P1" svg:width="2.899cm" svg:height="1.374cm" svg:x="8.915cm" svg:y="7.601cm" draw:caption-point-x="-8.915cm" draw:caption-point-y="-7.601cm">
              <dc:date>2008-12-24T00:00:00</dc:date>
              <text:p text:style-name="P1"><text:span text:style-name="T1">Lahko dežuram 13 in 14. ter 25/26</text:span></text:p>
            </office:annotation>
            <text:p>☻</text:p>
          </table:table-cell>
          <table:table-cell table:style-name="ce24" table:number-columns-repeated="3"/>
          <table:table-cell table:style-name="ce31"/>
          <table:table-cell table:style-name="ce71"/>
          <table:table-cell table:style-name="ce33" office:value-type="string">
            <text:p>PIN</text:p>
          </table:table-cell>
          <table:table-cell table:style-name="ce142" table:formula="oooc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42" table:formula="oooc:=COUNTIF([.C14:.K14];&quot;51&quot;)+COUNTIF([.C14:.K14];&quot;51$&quot;)+COUNTIF([.C14:.K14];&quot;51☻&quot;)" office:value-type="float" office:value="0">
            <text:p>0</text:p>
          </table:table-cell>
          <table:table-cell table:style-name="ce142" table:formula="oooc:=COUNTIF([.C14:.K14];&quot;52&quot;)+COUNTIF([.C14:.K14];&quot;52$&quot;)+COUNTIF([.C14:.K14];&quot;52☻&quot;)" office:value-type="float" office:value="0">
            <text:p>0</text:p>
          </table:table-cell>
          <table:table-cell table:style-name="ce142" table:formula="oooc:=COUNTIF([.C14:.K14];&quot;11-19&quot;)+COUNTIF([.C14:.K14];&quot;2&quot;)" office:value-type="float" office:value="0">
            <text:p>0</text:p>
          </table:table-cell>
          <table:table-cell table:style-name="ce142" table:formula="oooc:=COUNTIF([.C14:.K14];&quot;U&quot;)+COUNTIF([.C14:.K14];&quot;U☻&quot;)" office:value-type="float" office:value="0">
            <text:p>0</text:p>
          </table:table-cell>
          <table:table-cell table:style-name="ce142" table:formula="oooc:=COUNTIF([.C14:.K14];&quot;KVIT&quot;)+COUNTIF([.C14:.K14];&quot;KVIT☻&quot;)" office:value-type="float" office:value="0">
            <text:p>0</text:p>
          </table:table-cell>
          <table:table-cell table:style-name="ce143" table:formula="oooc:=COUNTBLANK([.C14:.K14])" office:value-type="float" office:value="8">
            <text:p>8</text:p>
          </table:table-cell>
          <table:table-cell table:style-name="ce144" table:formula="oooc:=COUNTIF([.C14:.K14];&quot;x&quot;)" office:value-type="float" office:value="0">
            <text:p>0</text:p>
          </table:table-cell>
          <table:table-cell table:style-name="ce145" table:formula="oooc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13"/>
          <table:table-cell table:style-name="ce6" table:formula="oooc:=[$VzorciVnosov.$A$14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14">
            <text:p>14. dec 08</text:p>
          </table:table-cell>
          <table:table-cell table:style-name="ce138" table:formula="oooc:=TEXT([.A15];&quot;Ddd&quot;)" office:value-type="string" office:string-value="ned">
            <text:p>ned</text:p>
          </table:table-cell>
          <table:table-cell table:style-name="ce28"/>
          <table:table-cell table:style-name="ce19"/>
          <table:table-cell table:style-name="ce71"/>
          <table:table-cell table:style-name="ce21" office:value-type="string">
            <office:annotation draw:style-name="gr3" draw:text-style-name="P1" svg:width="2.899cm" svg:height="1.374cm" svg:x="8.915cm" svg:y="8.3cm" draw:caption-point-x="-8.915cm" draw:caption-point-y="-8.3cm">
              <dc:date>2008-12-24T00:00:00</dc:date>
              <text:p text:style-name="P1"><text:span text:style-name="T1">Lahko dežuram 13 in 14. ter 25/26</text:span></text:p>
            </office:annotation>
            <text:p>☻</text:p>
          </table:table-cell>
          <table:table-cell table:style-name="ce24"/>
          <table:table-cell table:style-name="ce20"/>
          <table:table-cell table:style-name="ce28"/>
          <table:table-cell table:style-name="ce114"/>
          <table:table-cell table:style-name="ce71"/>
          <table:table-cell table:style-name="ce33" office:value-type="string">
            <text:p>PIN</text:p>
          </table:table-cell>
          <table:table-cell table:style-name="ce142" table:formula="oooc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42" table:formula="oooc:=COUNTIF([.C15:.K15];&quot;51&quot;)+COUNTIF([.C15:.K15];&quot;51$&quot;)+COUNTIF([.C15:.K15];&quot;51☻&quot;)" office:value-type="float" office:value="0">
            <text:p>0</text:p>
          </table:table-cell>
          <table:table-cell table:style-name="ce142" table:formula="oooc:=COUNTIF([.C15:.K15];&quot;52&quot;)+COUNTIF([.C15:.K15];&quot;52$&quot;)+COUNTIF([.C15:.K15];&quot;52☻&quot;)" office:value-type="float" office:value="0">
            <text:p>0</text:p>
          </table:table-cell>
          <table:table-cell table:style-name="ce142" table:formula="oooc:=COUNTIF([.C15:.K15];&quot;11-19&quot;)+COUNTIF([.C15:.K15];&quot;2&quot;)" office:value-type="float" office:value="0">
            <text:p>0</text:p>
          </table:table-cell>
          <table:table-cell table:style-name="ce142" table:formula="oooc:=COUNTIF([.C15:.K15];&quot;U&quot;)+COUNTIF([.C15:.K15];&quot;U☻&quot;)" office:value-type="float" office:value="0">
            <text:p>0</text:p>
          </table:table-cell>
          <table:table-cell table:style-name="ce142" table:formula="oooc:=COUNTIF([.C15:.K15];&quot;KVIT&quot;)+COUNTIF([.C15:.K15];&quot;KVIT☻&quot;)" office:value-type="float" office:value="0">
            <text:p>0</text:p>
          </table:table-cell>
          <table:table-cell table:style-name="ce143" table:formula="oooc:=COUNTBLANK([.C15:.K15])" office:value-type="float" office:value="8">
            <text:p>8</text:p>
          </table:table-cell>
          <table:table-cell table:style-name="ce144" table:formula="oooc:=COUNTIF([.C15:.K15];&quot;x&quot;)" office:value-type="float" office:value="0">
            <text:p>0</text:p>
          </table:table-cell>
          <table:table-cell table:style-name="ce145" table:formula="oooc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13"/>
          <table:table-cell table:style-name="ce3" table:formula="oooc:=[$VzorciVnosov.$A$15]" office:value-type="string" office:string-value="SO">
            <text:p>SO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5">
            <text:p>15. dec 08</text:p>
          </table:table-cell>
          <table:table-cell table:style-name="ce137" table:formula="oooc:=TEXT([.A16];&quot;Ddd&quot;)" office:value-type="string" office:string-value="pon">
            <text:p>pon</text:p>
          </table:table-cell>
          <table:table-cell table:style-name="ce3" office:value-type="string">
            <office:annotation draw:style-name="gr3" draw:text-style-name="P1" svg:width="2.899cm" svg:height="0.978cm" svg:x="5.024cm" svg:y="8.999cm" draw:caption-point-x="-5.024cm" draw:caption-point-y="-8.999cm">
              <dc:date>2008-12-24T00:00:00</dc:date>
              <text:p text:style-name="P1"><text:span text:style-name="T1">dopust 15. decebra</text:span></text:p>
            </office:annotation>
            <text:p>D</text:p>
          </table:table-cell>
          <table:table-cell table:style-name="ce2" office:value-type="string">
            <text:p>KVIT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5" office:value-type="string">
            <office:annotation draw:style-name="gr3" draw:text-style-name="P1" svg:width="2.901cm" svg:height="0.596cm" svg:x="11.535cm" svg:y="8.999cm" draw:caption-point-x="-11.535cm" draw:caption-point-y="-8.999cm">
              <dc:date>2008-12-24T00:00:00</dc:date>
              <text:p text:style-name="P1"><text:span text:style-name="T1">Pučnik</text:span></text:p>
            </office:annotation>
            <text:p>X</text:p>
          </table:table-cell>
          <table:table-cell table:style-name="ce14"/>
          <table:table-cell table:style-name="ce3" office:value-type="string">
            <office:annotation draw:style-name="gr3" draw:text-style-name="P1" svg:width="2.9cm" svg:height="1.757cm" svg:x="14.102cm" svg:y="8.999cm" draw:caption-point-x="-14.102cm" draw:caption-point-y="-8.999cm">
              <dc:date>2008-12-24T00:00:00</dc:date>
              <text:p text:style-name="P1"><text:span text:style-name="T1">dežuren 8.in 15.12. tako da bi bil prost 10 .in 17.12.</text:span></text:p>
            </office:annotation>
            <text:p>51☻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3" office:value-type="string">
            <text:p>PIN</text:p>
          </table:table-cell>
          <table:table-cell table:style-name="ce142" table:formula="oooc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42" table:formula="oooc:=COUNTIF([.C16:.K16];&quot;51&quot;)+COUNTIF([.C16:.K16];&quot;51$&quot;)+COUNTIF([.C16:.K16];&quot;51☻&quot;)" office:value-type="float" office:value="1">
            <text:p>1</text:p>
          </table:table-cell>
          <table:table-cell table:style-name="ce142" table:formula="oooc:=COUNTIF([.C16:.K16];&quot;52&quot;)+COUNTIF([.C16:.K16];&quot;52$&quot;)+COUNTIF([.C16:.K16];&quot;52☻&quot;)" office:value-type="float" office:value="1">
            <text:p>1</text:p>
          </table:table-cell>
          <table:table-cell table:style-name="ce142" table:formula="oooc:=COUNTIF([.C16:.K16];&quot;11-19&quot;)+COUNTIF([.C16:.K16];&quot;2&quot;)" office:value-type="float" office:value="1">
            <text:p>1</text:p>
          </table:table-cell>
          <table:table-cell table:style-name="ce142" table:formula="oooc:=COUNTIF([.C16:.K16];&quot;U&quot;)+COUNTIF([.C16:.K16];&quot;U☻&quot;)" office:value-type="float" office:value="1">
            <text:p>1</text:p>
          </table:table-cell>
          <table:table-cell table:style-name="ce142" table:formula="oooc:=COUNTIF([.C16:.K16];&quot;KVIT&quot;)+COUNTIF([.C16:.K16];&quot;KVIT☻&quot;)" office:value-type="float" office:value="1">
            <text:p>1</text:p>
          </table:table-cell>
          <table:table-cell table:style-name="ce143" table:formula="oooc:=COUNTBLANK([.C16:.K16])" office:value-type="float" office:value="1">
            <text:p>1</text:p>
          </table:table-cell>
          <table:table-cell table:style-name="ce144" table:formula="oooc:=COUNTIF([.C16:.K16];&quot;x&quot;)" office:value-type="float" office:value="2">
            <text:p>2</text:p>
          </table:table-cell>
          <table:table-cell table:style-name="ce145" table:formula="oooc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13"/>
          <table:table-cell table:style-name="ce7" table:formula="oooc:=[$VzorciVnosov.$A$16]" office:value-type="string" office:string-value="☻">
            <text:p>☻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6">
            <text:p>16. dec 08</text:p>
          </table:table-cell>
          <table:table-cell table:style-name="ce137" table:formula="oooc:=TEXT([.A17];&quot;Ddd&quot;)" office:value-type="string" office:string-value="tor">
            <text:p>tor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2" office:value-type="string">
            <text:p>KVIT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"/>
          <table:table-cell table:style-name="ce3" table:formula="oooc:=[$VzorciVnosov.$A$4]" office:value-type="string" office:string-value="51">
            <text:p>51</text:p>
          </table:table-cell>
          <table:table-cell table:style-name="ce2" table:formula="oooc:=[$VzorciVnosov.$A$3]" office:value-type="string" office:string-value="52☻">
            <text:p>52☻</text:p>
          </table:table-cell>
          <table:table-cell table:style-name="ce33" office:value-type="string">
            <text:p>PIN</text:p>
          </table:table-cell>
          <table:table-cell table:style-name="ce142" table:formula="oooc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42" table:formula="oooc:=COUNTIF([.C17:.K17];&quot;51&quot;)+COUNTIF([.C17:.K17];&quot;51$&quot;)+COUNTIF([.C17:.K17];&quot;51☻&quot;)" office:value-type="float" office:value="1">
            <text:p>1</text:p>
          </table:table-cell>
          <table:table-cell table:style-name="ce142" table:formula="oooc:=COUNTIF([.C17:.K17];&quot;52&quot;)+COUNTIF([.C17:.K17];&quot;52$&quot;)+COUNTIF([.C17:.K17];&quot;52☻&quot;)" office:value-type="float" office:value="1">
            <text:p>1</text:p>
          </table:table-cell>
          <table:table-cell table:style-name="ce142" table:formula="oooc:=COUNTIF([.C17:.K17];&quot;11-19&quot;)+COUNTIF([.C17:.K17];&quot;2&quot;)" office:value-type="float" office:value="1">
            <text:p>1</text:p>
          </table:table-cell>
          <table:table-cell table:style-name="ce142" table:formula="oooc:=COUNTIF([.C17:.K17];&quot;U&quot;)+COUNTIF([.C17:.K17];&quot;U☻&quot;)" office:value-type="float" office:value="1">
            <text:p>1</text:p>
          </table:table-cell>
          <table:table-cell table:style-name="ce142" table:formula="oooc:=COUNTIF([.C17:.K17];&quot;KVIT&quot;)+COUNTIF([.C17:.K17];&quot;KVIT☻&quot;)" office:value-type="float" office:value="1">
            <text:p>1</text:p>
          </table:table-cell>
          <table:table-cell table:style-name="ce143" table:formula="oooc:=COUNTBLANK([.C17:.K17])" office:value-type="float" office:value="1">
            <text:p>1</text:p>
          </table:table-cell>
          <table:table-cell table:style-name="ce144" table:formula="oooc:=COUNTIF([.C17:.K17];&quot;x&quot;)" office:value-type="float" office:value="1">
            <text:p>1</text:p>
          </table:table-cell>
          <table:table-cell table:style-name="ce145" table:formula="oooc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13"/>
          <table:table-cell table:style-name="ce8" table:formula="oooc:=[$VzorciVnosov.$A$17]" office:value-type="string" office:string-value="51$">
            <text:p>51$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7">
            <text:p>17. dec 08</text:p>
          </table:table-cell>
          <table:table-cell table:style-name="ce137" table:formula="oooc:=TEXT([.A18];&quot;Ddd&quot;)" office:value-type="string" office:string-value="sre">
            <text:p>sre</text:p>
          </table:table-cell>
          <table:table-cell table:style-name="ce3" table:formula="oooc:=[$VzorciVnosov.$A$4]" office:value-type="string" office:string-value="51">
            <text:p>51</text:p>
          </table:table-cell>
          <table:table-cell table:style-name="ce2" office:value-type="string">
            <text:p>KVIT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5" office:value-type="string">
            <office:annotation draw:style-name="gr3" draw:text-style-name="P1" svg:width="2.901cm" svg:height="0.596cm" svg:x="10.238cm" svg:y="10.398cm" draw:caption-point-x="-10.238cm" draw:caption-point-y="-10.398cm">
              <dc:date>2008-12-24T00:00:00</dc:date>
              <text:p text:style-name="P1"><text:span text:style-name="T1">Trbovlje</text:span></text:p>
            </office:annotation>
            <text:p>X</text:p>
          </table:table-cell>
          <table:table-cell table:style-name="ce2" table:formula="oooc:=[$VzorciVnosov.$A$9]" office:value-type="string" office:string-value="U☻">
            <text:p>U☻</text:p>
          </table:table-cell>
          <table:table-cell table:style-name="ce74"/>
          <table:table-cell table:style-name="ce5" table:formula="oooc:=[$VzorciVnosov.$A$11]" office:value-type="string" office:string-value="X">
            <office:annotation draw:style-name="gr3" draw:text-style-name="P1" svg:width="2.9cm" svg:height="0.596cm" svg:x="14.129cm" svg:y="10.398cm" draw:caption-point-x="-14.129cm" draw:caption-point-y="-10.398cm">
              <dc:date>2008-12-24T00:00:00</dc:date>
              <text:p text:style-name="P1"><text:span text:style-name="T1">tRBOVLJE</text:span></text:p>
            </office:annotation>
            <text:p>X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3" office:value-type="string">
            <text:p>PIN</text:p>
          </table:table-cell>
          <table:table-cell table:style-name="ce142" table:formula="oooc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42" table:formula="oooc:=COUNTIF([.C18:.K18];&quot;51&quot;)+COUNTIF([.C18:.K18];&quot;51$&quot;)+COUNTIF([.C18:.K18];&quot;51☻&quot;)" office:value-type="float" office:value="1">
            <text:p>1</text:p>
          </table:table-cell>
          <table:table-cell table:style-name="ce142" table:formula="oooc:=COUNTIF([.C18:.K18];&quot;52&quot;)+COUNTIF([.C18:.K18];&quot;52$&quot;)+COUNTIF([.C18:.K18];&quot;52☻&quot;)" office:value-type="float" office:value="1">
            <text:p>1</text:p>
          </table:table-cell>
          <table:table-cell table:style-name="ce142" table:formula="oooc:=COUNTIF([.C18:.K18];&quot;11-19&quot;)+COUNTIF([.C18:.K18];&quot;2&quot;)" office:value-type="float" office:value="1">
            <text:p>1</text:p>
          </table:table-cell>
          <table:table-cell table:style-name="ce142" table:formula="oooc:=COUNTIF([.C18:.K18];&quot;U&quot;)+COUNTIF([.C18:.K18];&quot;U☻&quot;)" office:value-type="float" office:value="1">
            <text:p>1</text:p>
          </table:table-cell>
          <table:table-cell table:style-name="ce142" table:formula="oooc:=COUNTIF([.C18:.K18];&quot;KVIT&quot;)+COUNTIF([.C18:.K18];&quot;KVIT☻&quot;)" office:value-type="float" office:value="1">
            <text:p>1</text:p>
          </table:table-cell>
          <table:table-cell table:style-name="ce143" table:formula="oooc:=COUNTBLANK([.C18:.K18])" office:value-type="float" office:value="1">
            <text:p>1</text:p>
          </table:table-cell>
          <table:table-cell table:style-name="ce144" table:formula="oooc:=COUNTIF([.C18:.K18];&quot;x&quot;)" office:value-type="float" office:value="3">
            <text:p>3</text:p>
          </table:table-cell>
          <table:table-cell table:style-name="ce145" table:formula="oooc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13"/>
          <table:table-cell table:style-name="ce8" table:formula="oooc:=[$VzorciVnosov.$A$18]" office:value-type="string" office:string-value="52$">
            <text:p>52$</text:p>
          </table:table-cell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8">
            <text:p>18. dec 08</text:p>
          </table:table-cell>
          <table:table-cell table:style-name="ce137" table:formula="oooc:=TEXT([.A19];&quot;Ddd&quot;)" office:value-type="string" office:string-value="čet">
            <text:p>čet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3" table:formula="oooc:=[$VzorciVnosov.$A$12]" office:value-type="string" office:string-value="D">
            <office:annotation draw:style-name="gr3" draw:text-style-name="P1" svg:width="2.9cm" svg:height="1.781cm" svg:x="7.645cm" svg:y="11.098cm" draw:caption-point-x="-7.645cm" draw:caption-point-y="-11.098cm">
              <dc:date>2008-12-24T00:00:00</dc:date>
              <text:p text:style-name="P1"><text:span text:style-name="T1">Trbovlje</text:span></text:p>
            </office:annotation>
            <text:p>D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/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3" office:value-type="string">
            <text:p>PIN</text:p>
          </table:table-cell>
          <table:table-cell table:style-name="ce142" table:formula="oooc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42" table:formula="oooc:=COUNTIF([.C19:.K19];&quot;51&quot;)+COUNTIF([.C19:.K19];&quot;51$&quot;)+COUNTIF([.C19:.K19];&quot;51☻&quot;)" office:value-type="float" office:value="1">
            <text:p>1</text:p>
          </table:table-cell>
          <table:table-cell table:style-name="ce142" table:formula="oooc:=COUNTIF([.C19:.K19];&quot;52&quot;)+COUNTIF([.C19:.K19];&quot;52$&quot;)+COUNTIF([.C19:.K19];&quot;52☻&quot;)" office:value-type="float" office:value="1">
            <text:p>1</text:p>
          </table:table-cell>
          <table:table-cell table:style-name="ce142" table:formula="oooc:=COUNTIF([.C19:.K19];&quot;11-19&quot;)+COUNTIF([.C19:.K19];&quot;2&quot;)" office:value-type="float" office:value="1">
            <text:p>1</text:p>
          </table:table-cell>
          <table:table-cell table:style-name="ce142" table:formula="oooc:=COUNTIF([.C19:.K19];&quot;U&quot;)+COUNTIF([.C19:.K19];&quot;U☻&quot;)" office:value-type="float" office:value="1">
            <text:p>1</text:p>
          </table:table-cell>
          <table:table-cell table:style-name="ce142" table:formula="oooc:=COUNTIF([.C19:.K19];&quot;KVIT&quot;)+COUNTIF([.C19:.K19];&quot;KVIT☻&quot;)" office:value-type="float" office:value="2">
            <text:p>2</text:p>
          </table:table-cell>
          <table:table-cell table:style-name="ce143" table:formula="oooc:=COUNTBLANK([.C19:.K19])" office:value-type="float" office:value="1">
            <text:p>1</text:p>
          </table:table-cell>
          <table:table-cell table:style-name="ce144" table:formula="oooc:=COUNTIF([.C19:.K19];&quot;x&quot;)" office:value-type="float" office:value="0">
            <text:p>0</text:p>
          </table:table-cell>
          <table:table-cell table:style-name="ce145" table:formula="oooc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19">
            <text:p>19. dec 08</text:p>
          </table:table-cell>
          <table:table-cell table:style-name="ce137" table:formula="oooc:=TEXT([.A20];&quot;Ddd&quot;)" office:value-type="string" office:string-value="pet">
            <text:p>pet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2" office:value-type="string">
            <text:p>KVIT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"/>
          <table:table-cell table:style-name="ce2" table:formula="oooc:=[$VzorciVnosov.$A$2]" office:value-type="string" office:string-value="51☻">
            <text:p>51☻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3" office:value-type="string">
            <text:p>KOS</text:p>
          </table:table-cell>
          <table:table-cell table:style-name="ce142" table:formula="oooc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42" table:formula="oooc:=COUNTIF([.C20:.K20];&quot;51&quot;)+COUNTIF([.C20:.K20];&quot;51$&quot;)+COUNTIF([.C20:.K20];&quot;51☻&quot;)" office:value-type="float" office:value="1">
            <text:p>1</text:p>
          </table:table-cell>
          <table:table-cell table:style-name="ce142" table:formula="oooc:=COUNTIF([.C20:.K20];&quot;52&quot;)+COUNTIF([.C20:.K20];&quot;52$&quot;)+COUNTIF([.C20:.K20];&quot;52☻&quot;)" office:value-type="float" office:value="1">
            <text:p>1</text:p>
          </table:table-cell>
          <table:table-cell table:style-name="ce142" table:formula="oooc:=COUNTIF([.C20:.K20];&quot;11-19&quot;)+COUNTIF([.C20:.K20];&quot;2&quot;)" office:value-type="float" office:value="1">
            <text:p>1</text:p>
          </table:table-cell>
          <table:table-cell table:style-name="ce142" table:formula="oooc:=COUNTIF([.C20:.K20];&quot;U&quot;)+COUNTIF([.C20:.K20];&quot;U☻&quot;)" office:value-type="float" office:value="1">
            <text:p>1</text:p>
          </table:table-cell>
          <table:table-cell table:style-name="ce142" table:formula="oooc:=COUNTIF([.C20:.K20];&quot;KVIT&quot;)+COUNTIF([.C20:.K20];&quot;KVIT☻&quot;)" office:value-type="float" office:value="2">
            <text:p>2</text:p>
          </table:table-cell>
          <table:table-cell table:style-name="ce143" table:formula="oooc:=COUNTBLANK([.C20:.K20])" office:value-type="float" office:value="1">
            <text:p>1</text:p>
          </table:table-cell>
          <table:table-cell table:style-name="ce144" table:formula="oooc:=COUNTIF([.C20:.K20];&quot;x&quot;)" office:value-type="float" office:value="1">
            <text:p>1</text:p>
          </table:table-cell>
          <table:table-cell table:style-name="ce145" table:formula="oooc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20">
            <text:p>20. dec 08</text:p>
          </table:table-cell>
          <table:table-cell table:style-name="ce138" table:formula="oooc:=TEXT([.A21];&quot;Ddd&quot;)" office:value-type="string" office:string-value="sob">
            <text:p>sob</text:p>
          </table:table-cell>
          <table:table-cell table:style-name="ce19"/>
          <table:table-cell table:style-name="ce6" office:value-type="string">
            <text:p>☻</text:p>
          </table:table-cell>
          <table:table-cell table:style-name="ce20" table:number-columns-repeated="3"/>
          <table:table-cell table:style-name="ce27"/>
          <table:table-cell table:style-name="ce20" table:number-columns-repeated="2"/>
          <table:table-cell table:style-name="ce20" table:formula="oooc:=[$VzorciVnosov.$A$12]" office:value-type="string" office:string-value="D">
            <office:annotation draw:style-name="gr3" draw:text-style-name="P1" svg:width="2.872cm" svg:height="0.978cm" svg:x="15.427cm" svg:y="12.496cm" draw:caption-point-x="-15.427cm" draw:caption-point-y="-12.496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42" table:formula="oooc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42" table:formula="oooc:=COUNTIF([.C21:.K21];&quot;51&quot;)+COUNTIF([.C21:.K21];&quot;51$&quot;)+COUNTIF([.C21:.K21];&quot;51☻&quot;)" office:value-type="float" office:value="0">
            <text:p>0</text:p>
          </table:table-cell>
          <table:table-cell table:style-name="ce142" table:formula="oooc:=COUNTIF([.C21:.K21];&quot;52&quot;)+COUNTIF([.C21:.K21];&quot;52$&quot;)+COUNTIF([.C21:.K21];&quot;52☻&quot;)" office:value-type="float" office:value="0">
            <text:p>0</text:p>
          </table:table-cell>
          <table:table-cell table:style-name="ce142" table:formula="oooc:=COUNTIF([.C21:.K21];&quot;11-19&quot;)+COUNTIF([.C21:.K21];&quot;2&quot;)" office:value-type="float" office:value="0">
            <text:p>0</text:p>
          </table:table-cell>
          <table:table-cell table:style-name="ce142" table:formula="oooc:=COUNTIF([.C21:.K21];&quot;U&quot;)+COUNTIF([.C21:.K21];&quot;U☻&quot;)" office:value-type="float" office:value="0">
            <text:p>0</text:p>
          </table:table-cell>
          <table:table-cell table:style-name="ce142" table:formula="oooc:=COUNTIF([.C21:.K21];&quot;KVIT&quot;)+COUNTIF([.C21:.K21];&quot;KVIT☻&quot;)" office:value-type="float" office:value="0">
            <text:p>0</text:p>
          </table:table-cell>
          <table:table-cell table:style-name="ce143" table:formula="oooc:=COUNTBLANK([.C21:.K21])" office:value-type="float" office:value="7">
            <text:p>7</text:p>
          </table:table-cell>
          <table:table-cell table:style-name="ce144" table:formula="oooc:=COUNTIF([.C21:.K21];&quot;x&quot;)" office:value-type="float" office:value="0">
            <text:p>0</text:p>
          </table:table-cell>
          <table:table-cell table:style-name="ce145" table:formula="oooc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>
            <text:p>0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21">
            <text:p>21. dec 08</text:p>
          </table:table-cell>
          <table:table-cell table:style-name="ce138" table:formula="oooc:=TEXT([.A22];&quot;Ddd&quot;)" office:value-type="string" office:string-value="ned">
            <text:p>ned</text:p>
          </table:table-cell>
          <table:table-cell table:style-name="ce20"/>
          <table:table-cell table:style-name="ce6" office:value-type="string">
            <text:p>☻</text:p>
          </table:table-cell>
          <table:table-cell table:style-name="ce27"/>
          <table:table-cell table:style-name="ce71" table:number-columns-repeated="2"/>
          <table:table-cell table:style-name="ce20"/>
          <table:table-cell table:style-name="ce27"/>
          <table:table-cell table:style-name="ce19"/>
          <table:table-cell table:style-name="ce20" table:formula="oooc:=[$VzorciVnosov.$A$12]" office:value-type="string" office:string-value="D">
            <office:annotation draw:style-name="gr3" draw:text-style-name="P1" svg:width="2.872cm" svg:height="0.978cm" svg:x="15.427cm" svg:y="13.196cm" draw:caption-point-x="-15.427cm" draw:caption-point-y="-13.196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42" table:formula="oooc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42" table:formula="oooc:=COUNTIF([.C22:.K22];&quot;51&quot;)+COUNTIF([.C22:.K22];&quot;51$&quot;)+COUNTIF([.C22:.K22];&quot;51☻&quot;)" office:value-type="float" office:value="0">
            <text:p>0</text:p>
          </table:table-cell>
          <table:table-cell table:style-name="ce142" table:formula="oooc:=COUNTIF([.C22:.K22];&quot;52&quot;)+COUNTIF([.C22:.K22];&quot;52$&quot;)+COUNTIF([.C22:.K22];&quot;52☻&quot;)" office:value-type="float" office:value="0">
            <text:p>0</text:p>
          </table:table-cell>
          <table:table-cell table:style-name="ce142" table:formula="oooc:=COUNTIF([.C22:.K22];&quot;11-19&quot;)+COUNTIF([.C22:.K22];&quot;2&quot;)" office:value-type="float" office:value="0">
            <text:p>0</text:p>
          </table:table-cell>
          <table:table-cell table:style-name="ce142" table:formula="oooc:=COUNTIF([.C22:.K22];&quot;U&quot;)+COUNTIF([.C22:.K22];&quot;U☻&quot;)" office:value-type="float" office:value="0">
            <text:p>0</text:p>
          </table:table-cell>
          <table:table-cell table:style-name="ce142" table:formula="oooc:=COUNTIF([.C22:.K22];&quot;KVIT&quot;)+COUNTIF([.C22:.K22];&quot;KVIT☻&quot;)" office:value-type="float" office:value="0">
            <text:p>0</text:p>
          </table:table-cell>
          <table:table-cell table:style-name="ce143" table:formula="oooc:=COUNTBLANK([.C22:.K22])" office:value-type="float" office:value="7">
            <text:p>7</text:p>
          </table:table-cell>
          <table:table-cell table:style-name="ce144" table:formula="oooc:=COUNTIF([.C22:.K22];&quot;x&quot;)" office:value-type="float" office:value="0">
            <text:p>0</text:p>
          </table:table-cell>
          <table:table-cell table:style-name="ce145" table:formula="oooc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22">
            <text:p>22. dec 08</text:p>
          </table:table-cell>
          <table:table-cell table:style-name="ce137" table:formula="oooc:=TEXT([.A23];&quot;Ddd&quot;)" office:value-type="string" office:string-value="pon">
            <text:p>pon</text:p>
          </table:table-cell>
          <table:table-cell table:style-name="ce2" office:value-type="string">
            <text:p>KVIT</text:p>
          </table:table-cell>
          <table:table-cell table:style-name="ce5" office:value-type="string">
            <text:p>X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 table:formula="oooc:=[$VzorciVnosov.$A$8]" office:value-type="string" office:string-value="U">
            <text:p>U</text:p>
          </table:table-cell>
          <table:table-cell table:style-name="ce3" table:formula="oooc:=[$VzorciVnosov.$A$12]" office:value-type="string" office:string-value="D">
            <text:p>D</text:p>
          </table:table-cell>
          <table:table-cell table:style-name="ce14"/>
          <table:table-cell table:style-name="ce3" table:formula="oooc:=[$VzorciVnosov.$A$10]" office:value-type="string" office:string-value="11-19">
            <text:p>11-19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72cm" svg:height="0.978cm" svg:x="15.427cm" svg:y="13.895cm" draw:caption-point-x="-15.427cm" draw:caption-point-y="-13.895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42" table:formula="oooc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42" table:formula="oooc:=COUNTIF([.C23:.K23];&quot;51&quot;)+COUNTIF([.C23:.K23];&quot;51$&quot;)+COUNTIF([.C23:.K23];&quot;51☻&quot;)" office:value-type="float" office:value="1">
            <text:p>1</text:p>
          </table:table-cell>
          <table:table-cell table:style-name="ce142" table:formula="oooc:=COUNTIF([.C23:.K23];&quot;52&quot;)+COUNTIF([.C23:.K23];&quot;52$&quot;)+COUNTIF([.C23:.K23];&quot;52☻&quot;)" office:value-type="float" office:value="1">
            <text:p>1</text:p>
          </table:table-cell>
          <table:table-cell table:style-name="ce142" table:formula="oooc:=COUNTIF([.C23:.K23];&quot;11-19&quot;)+COUNTIF([.C23:.K23];&quot;2&quot;)" office:value-type="float" office:value="1">
            <text:p>1</text:p>
          </table:table-cell>
          <table:table-cell table:style-name="ce142" table:formula="oooc:=COUNTIF([.C23:.K23];&quot;U&quot;)+COUNTIF([.C23:.K23];&quot;U☻&quot;)" office:value-type="float" office:value="1">
            <text:p>1</text:p>
          </table:table-cell>
          <table:table-cell table:style-name="ce142" table:formula="oooc:=COUNTIF([.C23:.K23];&quot;KVIT&quot;)+COUNTIF([.C23:.K23];&quot;KVIT☻&quot;)" office:value-type="float" office:value="1">
            <text:p>1</text:p>
          </table:table-cell>
          <table:table-cell table:style-name="ce143" table:formula="oooc:=COUNTBLANK([.C23:.K23])" office:value-type="float" office:value="1">
            <text:p>1</text:p>
          </table:table-cell>
          <table:table-cell table:style-name="ce144" table:formula="oooc:=COUNTIF([.C23:.K23];&quot;x&quot;)" office:value-type="float" office:value="1">
            <text:p>1</text:p>
          </table:table-cell>
          <table:table-cell table:style-name="ce145" table:formula="oooc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23">
            <text:p>23. dec 08</text:p>
          </table:table-cell>
          <table:table-cell table:style-name="ce137" table:formula="oooc:=TEXT([.A24];&quot;Ddd&quot;)" office:value-type="string" office:string-value="tor">
            <text:p>tor</text:p>
          </table:table-cell>
          <table:table-cell table:style-name="ce2" office:value-type="string">
            <text:p>KVIT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0.978cm" svg:x="6.321cm" svg:y="14.595cm" draw:caption-point-x="-6.321cm" draw:caption-point-y="-14.595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2"/>
          <table:table-cell table:style-name="ce2" office:value-type="string">
            <office:annotation draw:style-name="gr3" draw:text-style-name="P1" svg:width="2.9cm" svg:height="2.152cm" svg:x="14.102cm" svg:y="14.595cm" draw:caption-point-x="-14.102cm" draw:caption-point-y="-14.595cm">
              <dc:date>2008-12-24T00:00:00</dc:date>
              <text:p text:style-name="P1"><text:span text:style-name="T1">dopust 23.12. </text:span></text:p>
            </office:annotation>
            <text:p>D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72cm" svg:height="0.978cm" svg:x="15.427cm" svg:y="14.595cm" draw:caption-point-x="-15.427cm" draw:caption-point-y="-14.595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42" table:formula="oooc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42" table:formula="oooc:=COUNTIF([.C24:.K24];&quot;51&quot;)+COUNTIF([.C24:.K24];&quot;51$&quot;)+COUNTIF([.C24:.K24];&quot;51☻&quot;)" office:value-type="float" office:value="1">
            <text:p>1</text:p>
          </table:table-cell>
          <table:table-cell table:style-name="ce142" table:formula="oooc:=COUNTIF([.C24:.K24];&quot;52&quot;)+COUNTIF([.C24:.K24];&quot;52$&quot;)+COUNTIF([.C24:.K24];&quot;52☻&quot;)" office:value-type="float" office:value="1">
            <text:p>1</text:p>
          </table:table-cell>
          <table:table-cell table:style-name="ce142" table:formula="oooc:=COUNTIF([.C24:.K24];&quot;11-19&quot;)+COUNTIF([.C24:.K24];&quot;2&quot;)" office:value-type="float" office:value="1">
            <text:p>1</text:p>
          </table:table-cell>
          <table:table-cell table:style-name="ce142" table:formula="oooc:=COUNTIF([.C24:.K24];&quot;U&quot;)+COUNTIF([.C24:.K24];&quot;U☻&quot;)" office:value-type="float" office:value="0">
            <text:p>0</text:p>
          </table:table-cell>
          <table:table-cell table:style-name="ce142" table:formula="oooc:=COUNTIF([.C24:.K24];&quot;KVIT&quot;)+COUNTIF([.C24:.K24];&quot;KVIT☻&quot;)" office:value-type="float" office:value="2">
            <text:p>2</text:p>
          </table:table-cell>
          <table:table-cell table:style-name="ce143" table:formula="oooc:=COUNTBLANK([.C24:.K24])" office:value-type="float" office:value="1">
            <text:p>1</text:p>
          </table:table-cell>
          <table:table-cell table:style-name="ce144" table:formula="oooc:=COUNTIF([.C24:.K24];&quot;x&quot;)" office:value-type="float" office:value="0">
            <text:p>0</text:p>
          </table:table-cell>
          <table:table-cell table:style-name="ce145" table:formula="oooc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24">
            <text:p>24. dec 08</text:p>
          </table:table-cell>
          <table:table-cell table:style-name="ce137" table:formula="oooc:=TEXT([.A25];&quot;Ddd&quot;)" office:value-type="string" office:string-value="sre">
            <text:p>sre</text:p>
          </table:table-cell>
          <table:table-cell table:style-name="ce3" office:value-type="string">
            <office:annotation draw:style-name="gr1" draw:text-style-name="P1" svg:width="2.9cm" svg:height="1.374cm" svg:x="5.051cm" svg:y="15.294cm" draw:caption-point-x="-5.051cm" draw:caption-point-y="-15.294cm">
              <dc:date>2008-12-24T00:00:00</dc:date>
              <text:p text:style-name="P1"><text:span text:style-name="T1">ne bi dežurala 24. in 25. decemra</text:span></text:p>
            </office:annotation>
            <text:p>KVIT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0.978cm" svg:x="6.321cm" svg:y="15.294cm" draw:caption-point-x="-6.321cm" draw:caption-point-y="-15.294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8" table:formula="oooc:=[$VzorciVnosov.$A$18]" office:value-type="string" office:string-value="52$">
            <text:p>52$</text:p>
          </table:table-cell>
          <table:table-cell table:style-name="ce5" table:formula="oooc:=[$VzorciVnosov.$A$11]" office:value-type="string" office:string-value="X">
            <text:p>X</text:p>
          </table:table-cell>
          <table:table-cell table:style-name="ce3" table:formula="oooc:=[$VzorciVnosov.$A$10]" office:value-type="string" office:string-value="11-19">
            <text:p>11-19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/>
          <table:table-cell table:style-name="ce2" table:formula="oooc:=[$VzorciVnosov.$A$2]" office:value-type="string" office:string-value="51☻">
            <text:p>51☻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72cm" svg:height="0.978cm" svg:x="15.427cm" svg:y="15.294cm" draw:caption-point-x="-15.427cm" draw:caption-point-y="-15.294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N</text:p>
          </table:table-cell>
          <table:table-cell table:style-name="ce142" table:formula="oooc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42" table:formula="oooc:=COUNTIF([.C25:.K25];&quot;51&quot;)+COUNTIF([.C25:.K25];&quot;51$&quot;)+COUNTIF([.C25:.K25];&quot;51☻&quot;)" office:value-type="float" office:value="1">
            <text:p>1</text:p>
          </table:table-cell>
          <table:table-cell table:style-name="ce142" table:formula="oooc:=COUNTIF([.C25:.K25];&quot;52&quot;)+COUNTIF([.C25:.K25];&quot;52$&quot;)+COUNTIF([.C25:.K25];&quot;52☻&quot;)" office:value-type="float" office:value="1">
            <text:p>1</text:p>
          </table:table-cell>
          <table:table-cell table:style-name="ce142" table:formula="oooc:=COUNTIF([.C25:.K25];&quot;11-19&quot;)+COUNTIF([.C25:.K25];&quot;2&quot;)" office:value-type="float" office:value="1">
            <text:p>1</text:p>
          </table:table-cell>
          <table:table-cell table:style-name="ce142" table:formula="oooc:=COUNTIF([.C25:.K25];&quot;U&quot;)+COUNTIF([.C25:.K25];&quot;U☻&quot;)" office:value-type="float" office:value="0">
            <text:p>0</text:p>
          </table:table-cell>
          <table:table-cell table:style-name="ce142" table:formula="oooc:=COUNTIF([.C25:.K25];&quot;KVIT&quot;)+COUNTIF([.C25:.K25];&quot;KVIT☻&quot;)" office:value-type="float" office:value="2">
            <text:p>2</text:p>
          </table:table-cell>
          <table:table-cell table:style-name="ce143" table:formula="oooc:=COUNTBLANK([.C25:.K25])" office:value-type="float" office:value="1">
            <text:p>1</text:p>
          </table:table-cell>
          <table:table-cell table:style-name="ce144" table:formula="oooc:=COUNTIF([.C25:.K25];&quot;x&quot;)" office:value-type="float" office:value="1">
            <text:p>1</text:p>
          </table:table-cell>
          <table:table-cell table:style-name="ce145" table:formula="oooc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25">
            <text:p>25. dec 08</text:p>
          </table:table-cell>
          <table:table-cell table:style-name="ce138" table:formula="oooc:=TEXT([.A26];&quot;Ddd&quot;)" office:value-type="string" office:string-value="čet">
            <text:p>čet</text:p>
          </table:table-cell>
          <table:table-cell table:style-name="ce20">
            <office:annotation draw:style-name="gr1" draw:text-style-name="P1" svg:width="2.9cm" svg:height="1.375cm" svg:x="5.051cm" svg:y="15.993cm" draw:caption-point-x="-5.051cm" draw:caption-point-y="-15.993cm">
              <dc:date>2008-12-24T00:00:00</dc:date>
              <text:p text:style-name="P1"><text:span text:style-name="T1">ne bi dežurala 24. in 25. decemra</text:span></text:p>
            </office:annotation>
          </table:table-cell>
          <table:table-cell table:style-name="ce19" table:formula="oooc:=[$VzorciVnosov.$A$12]" office:value-type="string" office:string-value="D">
            <office:annotation draw:style-name="gr3" draw:text-style-name="P1" svg:width="2.899cm" svg:height="0.978cm" svg:x="6.321cm" svg:y="15.993cm" draw:caption-point-x="-6.321cm" draw:caption-point-y="-15.993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71"/>
          <table:table-cell table:style-name="ce20">
            <office:annotation draw:style-name="gr3" draw:text-style-name="P1" svg:width="2.899cm" svg:height="1.375cm" svg:x="8.915cm" svg:y="15.993cm" draw:caption-point-x="-8.915cm" draw:caption-point-y="-15.993cm">
              <dc:date>2008-12-24T00:00:00</dc:date>
              <text:p text:style-name="P1"><text:span text:style-name="T1">Lahko dežuram 13 in 14. ter 25/26</text:span></text:p>
            </office:annotation>
          </table:table-cell>
          <table:table-cell table:style-name="ce21" office:value-type="string">
            <office:annotation draw:style-name="gr3" draw:text-style-name="P1" svg:width="2.899cm" svg:height="1.375cm" svg:x="10.212cm" svg:y="15.993cm" draw:caption-point-x="-10.212cm" draw:caption-point-y="-15.993cm">
              <dc:date>2008-12-24T00:00:00</dc:date>
              <text:p text:style-name="P1"><text:span text:style-name="T1">Lahko sem pa dežurna 25. in 26.12.08</text:span></text:p>
            </office:annotation>
            <text:p>☻</text:p>
          </table:table-cell>
          <table:table-cell table:style-name="ce20"/>
          <table:table-cell table:style-name="ce72"/>
          <table:table-cell table:style-name="ce19"/>
          <table:table-cell table:style-name="ce20" table:formula="oooc:=[$VzorciVnosov.$A$12]" office:value-type="string" office:string-value="D">
            <office:annotation draw:style-name="gr3" draw:text-style-name="P1" svg:width="2.872cm" svg:height="0.978cm" svg:x="15.427cm" svg:y="15.993cm" draw:caption-point-x="-15.427cm" draw:caption-point-y="-15.993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42" table:formula="oooc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42" table:formula="oooc:=COUNTIF([.C26:.K26];&quot;51&quot;)+COUNTIF([.C26:.K26];&quot;51$&quot;)+COUNTIF([.C26:.K26];&quot;51☻&quot;)" office:value-type="float" office:value="0">
            <text:p>0</text:p>
          </table:table-cell>
          <table:table-cell table:style-name="ce142" table:formula="oooc:=COUNTIF([.C26:.K26];&quot;52&quot;)+COUNTIF([.C26:.K26];&quot;52$&quot;)+COUNTIF([.C26:.K26];&quot;52☻&quot;)" office:value-type="float" office:value="0">
            <text:p>0</text:p>
          </table:table-cell>
          <table:table-cell table:style-name="ce142" table:formula="oooc:=COUNTIF([.C26:.K26];&quot;11-19&quot;)+COUNTIF([.C26:.K26];&quot;2&quot;)" office:value-type="float" office:value="0">
            <text:p>0</text:p>
          </table:table-cell>
          <table:table-cell table:style-name="ce142" table:formula="oooc:=COUNTIF([.C26:.K26];&quot;U&quot;)+COUNTIF([.C26:.K26];&quot;U☻&quot;)" office:value-type="float" office:value="0">
            <text:p>0</text:p>
          </table:table-cell>
          <table:table-cell table:style-name="ce142" table:formula="oooc:=COUNTIF([.C26:.K26];&quot;KVIT&quot;)+COUNTIF([.C26:.K26];&quot;KVIT☻&quot;)" office:value-type="float" office:value="0">
            <text:p>0</text:p>
          </table:table-cell>
          <table:table-cell table:style-name="ce143" table:formula="oooc:=COUNTBLANK([.C26:.K26])" office:value-type="float" office:value="6">
            <text:p>6</text:p>
          </table:table-cell>
          <table:table-cell table:style-name="ce144" table:formula="oooc:=COUNTIF([.C26:.K26];&quot;x&quot;)" office:value-type="float" office:value="0">
            <text:p>0</text:p>
          </table:table-cell>
          <table:table-cell table:style-name="ce145" table:formula="oooc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26">
            <text:p>26. dec 08</text:p>
          </table:table-cell>
          <table:table-cell table:style-name="ce138" table:formula="oooc:=TEXT([.A27];&quot;Ddd&quot;)" office:value-type="string" office:string-value="pet">
            <text:p>pet</text:p>
          </table:table-cell>
          <table:table-cell table:style-name="ce19"/>
          <table:table-cell table:style-name="ce19" table:formula="oooc:=[$VzorciVnosov.$A$12]" office:value-type="string" office:string-value="D">
            <office:annotation draw:style-name="gr3" draw:text-style-name="P1" svg:width="2.899cm" svg:height="0.978cm" svg:x="6.321cm" svg:y="16.693cm" draw:caption-point-x="-6.321cm" draw:caption-point-y="-16.693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20" table:number-columns-repeated="2"/>
          <table:table-cell table:style-name="ce21" office:value-type="string">
            <office:annotation draw:style-name="gr3" draw:text-style-name="P1" svg:width="2.899cm" svg:height="1.375cm" svg:x="10.212cm" svg:y="15.993cm" draw:caption-point-x="-10.212cm" draw:caption-point-y="-15.993cm">
              <dc:date>2008-12-24T00:00:00</dc:date>
              <text:p text:style-name="P1"><text:span text:style-name="T1">Lahko sem pa dežurna 25. in 26.12.08</text:span></text:p>
            </office:annotation>
            <text:p>☻</text:p>
          </table:table-cell>
          <table:table-cell table:style-name="ce27"/>
          <table:table-cell table:style-name="ce20"/>
          <table:table-cell table:style-name="ce73"/>
          <table:table-cell table:style-name="ce20" table:formula="oooc:=[$VzorciVnosov.$A$12]" office:value-type="string" office:string-value="D">
            <office:annotation draw:style-name="gr3" draw:text-style-name="P1" svg:width="2.872cm" svg:height="0.978cm" svg:x="15.427cm" svg:y="16.693cm" draw:caption-point-x="-15.427cm" draw:caption-point-y="-16.693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KOS</text:p>
          </table:table-cell>
          <table:table-cell table:style-name="ce142" table:formula="oooc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42" table:formula="oooc:=COUNTIF([.C27:.K27];&quot;51&quot;)+COUNTIF([.C27:.K27];&quot;51$&quot;)+COUNTIF([.C27:.K27];&quot;51☻&quot;)" office:value-type="float" office:value="0">
            <text:p>0</text:p>
          </table:table-cell>
          <table:table-cell table:style-name="ce142" table:formula="oooc:=COUNTIF([.C27:.K27];&quot;52&quot;)+COUNTIF([.C27:.K27];&quot;52$&quot;)+COUNTIF([.C27:.K27];&quot;52☻&quot;)" office:value-type="float" office:value="0">
            <text:p>0</text:p>
          </table:table-cell>
          <table:table-cell table:style-name="ce142" table:formula="oooc:=COUNTIF([.C27:.K27];&quot;11-19&quot;)+COUNTIF([.C27:.K27];&quot;2&quot;)" office:value-type="float" office:value="0">
            <text:p>0</text:p>
          </table:table-cell>
          <table:table-cell table:style-name="ce142" table:formula="oooc:=COUNTIF([.C27:.K27];&quot;U&quot;)+COUNTIF([.C27:.K27];&quot;U☻&quot;)" office:value-type="float" office:value="0">
            <text:p>0</text:p>
          </table:table-cell>
          <table:table-cell table:style-name="ce142" table:formula="oooc:=COUNTIF([.C27:.K27];&quot;KVIT&quot;)+COUNTIF([.C27:.K27];&quot;KVIT☻&quot;)" office:value-type="float" office:value="0">
            <text:p>0</text:p>
          </table:table-cell>
          <table:table-cell table:style-name="ce143" table:formula="oooc:=COUNTBLANK([.C27:.K27])" office:value-type="float" office:value="6">
            <text:p>6</text:p>
          </table:table-cell>
          <table:table-cell table:style-name="ce144" table:formula="oooc:=COUNTIF([.C27:.K27];&quot;x&quot;)" office:value-type="float" office:value="0">
            <text:p>0</text:p>
          </table:table-cell>
          <table:table-cell table:style-name="ce145" table:formula="oooc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>
            <text:p>0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27">
            <text:p>27. dec 08</text:p>
          </table:table-cell>
          <table:table-cell table:style-name="ce137" table:formula="oooc:=TEXT([.A28];&quot;Ddd&quot;)" office:value-type="string" office:string-value="sob">
            <text:p>sob</text:p>
          </table:table-cell>
          <table:table-cell table:style-name="ce21" office:value-type="string">
            <office:annotation draw:style-name="gr1" draw:text-style-name="P1" svg:width="2.9cm" svg:height="1.374cm" svg:x="5.051cm" svg:y="17.392cm" draw:caption-point-x="-5.051cm" draw:caption-point-y="-17.392cm">
              <dc:date>2008-12-24T00:00:00</dc:date>
              <text:p text:style-name="P1"><text:span text:style-name="T1">lahko 27. in 28. decembra, vikend</text:span></text:p>
            </office:annotation>
            <text:p>☻</text:p>
          </table:table-cell>
          <table:table-cell table:style-name="ce19" table:formula="oooc:=[$VzorciVnosov.$A$12]" office:value-type="string" office:string-value="D">
            <office:annotation draw:style-name="gr3" draw:text-style-name="P1" svg:width="2.899cm" svg:height="0.978cm" svg:x="6.321cm" svg:y="17.392cm" draw:caption-point-x="-6.321cm" draw:caption-point-y="-17.392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20"/>
          <table:table-cell table:style-name="ce113"/>
          <table:table-cell table:style-name="ce71"/>
          <table:table-cell table:style-name="ce20" table:number-columns-repeated="2"/>
          <table:table-cell table:style-name="ce73"/>
          <table:table-cell table:style-name="ce20" table:formula="oooc:=[$VzorciVnosov.$A$12]" office:value-type="string" office:string-value="D">
            <office:annotation draw:style-name="gr3" draw:text-style-name="P1" svg:width="2.872cm" svg:height="0.978cm" svg:x="15.427cm" svg:y="17.392cm" draw:caption-point-x="-15.427cm" draw:caption-point-y="-17.392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42" table:formula="oooc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42" table:formula="oooc:=COUNTIF([.C28:.K28];&quot;51&quot;)+COUNTIF([.C28:.K28];&quot;51$&quot;)+COUNTIF([.C28:.K28];&quot;51☻&quot;)" office:value-type="float" office:value="0">
            <text:p>0</text:p>
          </table:table-cell>
          <table:table-cell table:style-name="ce142" table:formula="oooc:=COUNTIF([.C28:.K28];&quot;52&quot;)+COUNTIF([.C28:.K28];&quot;52$&quot;)+COUNTIF([.C28:.K28];&quot;52☻&quot;)" office:value-type="float" office:value="0">
            <text:p>0</text:p>
          </table:table-cell>
          <table:table-cell table:style-name="ce142" table:formula="oooc:=COUNTIF([.C28:.K28];&quot;11-19&quot;)+COUNTIF([.C28:.K28];&quot;2&quot;)" office:value-type="float" office:value="0">
            <text:p>0</text:p>
          </table:table-cell>
          <table:table-cell table:style-name="ce142" table:formula="oooc:=COUNTIF([.C28:.K28];&quot;U&quot;)+COUNTIF([.C28:.K28];&quot;U☻&quot;)" office:value-type="float" office:value="0">
            <text:p>0</text:p>
          </table:table-cell>
          <table:table-cell table:style-name="ce142" table:formula="oooc:=COUNTIF([.C28:.K28];&quot;KVIT&quot;)+COUNTIF([.C28:.K28];&quot;KVIT☻&quot;)" office:value-type="float" office:value="0">
            <text:p>0</text:p>
          </table:table-cell>
          <table:table-cell table:style-name="ce143" table:formula="oooc:=COUNTBLANK([.C28:.K28])" office:value-type="float" office:value="6">
            <text:p>6</text:p>
          </table:table-cell>
          <table:table-cell table:style-name="ce144" table:formula="oooc:=COUNTIF([.C28:.K28];&quot;x&quot;)" office:value-type="float" office:value="0">
            <text:p>0</text:p>
          </table:table-cell>
          <table:table-cell table:style-name="ce145" table:formula="oooc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0" office:value-type="date" office:date-value="2008-12-28">
            <text:p>28. dec 08</text:p>
          </table:table-cell>
          <table:table-cell table:style-name="ce137" table:formula="oooc:=TEXT([.A29];&quot;Ddd&quot;)" office:value-type="string" office:string-value="ned">
            <text:p>ned</text:p>
          </table:table-cell>
          <table:table-cell table:style-name="ce21" office:value-type="string">
            <office:annotation draw:style-name="gr1" draw:text-style-name="P1" svg:width="2.9cm" svg:height="1.374cm" svg:x="5.051cm" svg:y="18.092cm" draw:caption-point-x="-5.051cm" draw:caption-point-y="-18.092cm">
              <dc:date>2008-12-24T00:00:00</dc:date>
              <text:p text:style-name="P1"><text:span text:style-name="T1">lahko 27. in 28. decembra, vikend</text:span></text:p>
            </office:annotation>
            <text:p>☻</text:p>
          </table:table-cell>
          <table:table-cell table:style-name="ce19" table:formula="oooc:=[$VzorciVnosov.$A$12]" office:value-type="string" office:string-value="D">
            <office:annotation draw:style-name="gr3" draw:text-style-name="P1" svg:width="2.899cm" svg:height="0.978cm" svg:x="6.321cm" svg:y="18.092cm" draw:caption-point-x="-6.321cm" draw:caption-point-y="-18.092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20"/>
          <table:table-cell table:style-name="ce71" table:number-columns-repeated="2"/>
          <table:table-cell table:style-name="ce20"/>
          <table:table-cell table:style-name="ce27"/>
          <table:table-cell table:style-name="ce19"/>
          <table:table-cell table:style-name="ce19" table:formula="oooc:=[$VzorciVnosov.$A$12]" office:value-type="string" office:string-value="D">
            <office:annotation draw:style-name="gr3" draw:text-style-name="P1" svg:width="2.872cm" svg:height="0.978cm" svg:x="15.427cm" svg:y="18.092cm" draw:caption-point-x="-15.427cm" draw:caption-point-y="-18.092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DAN</text:p>
          </table:table-cell>
          <table:table-cell table:style-name="ce142" table:formula="oooc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42" table:formula="oooc:=COUNTIF([.C29:.K29];&quot;51&quot;)+COUNTIF([.C29:.K29];&quot;51$&quot;)+COUNTIF([.C29:.K29];&quot;51☻&quot;)" office:value-type="float" office:value="0">
            <text:p>0</text:p>
          </table:table-cell>
          <table:table-cell table:style-name="ce142" table:formula="oooc:=COUNTIF([.C29:.K29];&quot;52&quot;)+COUNTIF([.C29:.K29];&quot;52$&quot;)+COUNTIF([.C29:.K29];&quot;52☻&quot;)" office:value-type="float" office:value="0">
            <text:p>0</text:p>
          </table:table-cell>
          <table:table-cell table:style-name="ce142" table:formula="oooc:=COUNTIF([.C29:.K29];&quot;11-19&quot;)+COUNTIF([.C29:.K29];&quot;2&quot;)" office:value-type="float" office:value="0">
            <text:p>0</text:p>
          </table:table-cell>
          <table:table-cell table:style-name="ce142" table:formula="oooc:=COUNTIF([.C29:.K29];&quot;U&quot;)+COUNTIF([.C29:.K29];&quot;U☻&quot;)" office:value-type="float" office:value="0">
            <text:p>0</text:p>
          </table:table-cell>
          <table:table-cell table:style-name="ce142" table:formula="oooc:=COUNTIF([.C29:.K29];&quot;KVIT&quot;)+COUNTIF([.C29:.K29];&quot;KVIT☻&quot;)" office:value-type="float" office:value="0">
            <text:p>0</text:p>
          </table:table-cell>
          <table:table-cell table:style-name="ce143" table:formula="oooc:=COUNTBLANK([.C29:.K29])" office:value-type="float" office:value="6">
            <text:p>6</text:p>
          </table:table-cell>
          <table:table-cell table:style-name="ce144" table:formula="oooc:=COUNTIF([.C29:.K29];&quot;x&quot;)" office:value-type="float" office:value="0">
            <text:p>0</text:p>
          </table:table-cell>
          <table:table-cell table:style-name="ce145" table:formula="oooc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style-name="ce1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1" office:value-type="date" office:date-value="2008-12-29">
            <text:p>29. dec 08</text:p>
          </table:table-cell>
          <table:table-cell table:style-name="ce137" table:formula="oooc:=TEXT([.A30];&quot;Ddd&quot;)" office:value-type="string" office:string-value="pon">
            <text:p>pon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1.374cm" svg:x="5.024cm" svg:y="18.791cm" draw:caption-point-x="-5.024cm" draw:caption-point-y="-18.791cm">
              <dc:date>2008-12-24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0.978cm" svg:x="6.321cm" svg:y="18.791cm" draw:caption-point-x="-6.321cm" draw:caption-point-y="-18.791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 office:value-type="string">
            <office:annotation draw:style-name="gr3" draw:text-style-name="P1" svg:width="2.899cm" svg:height="1.347cm" svg:x="8.915cm" svg:y="18.791cm" draw:caption-point-x="-8.915cm" draw:caption-point-y="-18.791cm">
              <dc:date>2008-12-24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3" office:value-type="string">
            <office:annotation draw:style-name="gr3" draw:text-style-name="P1" svg:width="2.899cm" svg:height="1.374cm" svg:x="10.212cm" svg:y="18.791cm" draw:caption-point-x="-10.212cm" draw:caption-point-y="-18.791cm">
              <dc:date>2008-12-24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5" office:value-type="string">
            <text:p>X</text:p>
          </table:table-cell>
          <table:table-cell table:style-name="ce14"/>
          <table:table-cell table:style-name="ce2" table:formula="oooc:=[$VzorciVnosov.$A$2]" office:value-type="string" office:string-value="51☻">
            <text:p>51☻</text:p>
          </table:table-cell>
          <table:table-cell table:style-name="ce2" table:formula="oooc:=[$VzorciVnosov.$A$12]" office:value-type="string" office:string-value="D">
            <office:annotation draw:style-name="gr3" draw:text-style-name="P1" svg:width="2.872cm" svg:height="0.978cm" svg:x="15.427cm" svg:y="18.791cm" draw:caption-point-x="-15.427cm" draw:caption-point-y="-18.791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PIN</text:p>
          </table:table-cell>
          <table:table-cell table:style-name="ce142" table:formula="oooc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42" table:formula="oooc:=COUNTIF([.C30:.K30];&quot;51&quot;)+COUNTIF([.C30:.K30];&quot;51$&quot;)+COUNTIF([.C30:.K30];&quot;51☻&quot;)" office:value-type="float" office:value="1">
            <text:p>1</text:p>
          </table:table-cell>
          <table:table-cell table:style-name="ce142" table:formula="oooc:=COUNTIF([.C30:.K30];&quot;52&quot;)+COUNTIF([.C30:.K30];&quot;52$&quot;)+COUNTIF([.C30:.K30];&quot;52☻&quot;)" office:value-type="float" office:value="0">
            <text:p>0</text:p>
          </table:table-cell>
          <table:table-cell table:style-name="ce142" table:formula="oooc:=COUNTIF([.C30:.K30];&quot;11-19&quot;)+COUNTIF([.C30:.K30];&quot;2&quot;)" office:value-type="float" office:value="0">
            <text:p>0</text:p>
          </table:table-cell>
          <table:table-cell table:style-name="ce142" table:formula="oooc:=COUNTIF([.C30:.K30];&quot;U&quot;)+COUNTIF([.C30:.K30];&quot;U☻&quot;)" office:value-type="float" office:value="0">
            <text:p>0</text:p>
          </table:table-cell>
          <table:table-cell table:style-name="ce142" table:formula="oooc:=COUNTIF([.C30:.K30];&quot;KVIT&quot;)+COUNTIF([.C30:.K30];&quot;KVIT☻&quot;)" office:value-type="float" office:value="1">
            <text:p>1</text:p>
          </table:table-cell>
          <table:table-cell table:style-name="ce143" table:formula="oooc:=COUNTBLANK([.C30:.K30])" office:value-type="float" office:value="1">
            <text:p>1</text:p>
          </table:table-cell>
          <table:table-cell table:style-name="ce144" table:formula="oooc:=COUNTIF([.C30:.K30];&quot;x&quot;)" office:value-type="float" office:value="1">
            <text:p>1</text:p>
          </table:table-cell>
          <table:table-cell table:style-name="ce145" table:formula="oooc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2-30">
            <text:p>30. dec 08</text:p>
          </table:table-cell>
          <table:table-cell table:style-name="ce137" table:formula="oooc:=TEXT([.A31];&quot;Ddd&quot;)" office:value-type="string" office:string-value="tor">
            <text:p>tor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1.374cm" svg:x="5.024cm" svg:y="18.791cm" draw:caption-point-x="-5.024cm" draw:caption-point-y="-18.791cm">
              <dc:date>2008-12-24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0.979cm" svg:x="6.321cm" svg:y="19.49cm" draw:caption-point-x="-6.321cm" draw:caption-point-y="-19.49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2" table:formula="oooc:=[$VzorciVnosov.$A$2]" office:value-type="string" office:string-value="51☻">
            <text:p>51☻</text:p>
          </table:table-cell>
          <table:table-cell table:style-name="ce3" office:value-type="string">
            <office:annotation draw:style-name="gr3" draw:text-style-name="P1" svg:width="2.899cm" svg:height="1.375cm" svg:x="8.915cm" svg:y="19.49cm" draw:caption-point-x="-8.915cm" draw:caption-point-y="-19.49cm">
              <dc:date>2008-12-24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3" office:value-type="string">
            <office:annotation draw:style-name="gr3" draw:text-style-name="P1" svg:width="2.899cm" svg:height="1.375cm" svg:x="10.212cm" svg:y="19.49cm" draw:caption-point-x="-10.212cm" draw:caption-point-y="-19.49cm">
              <dc:date>2008-12-24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14"/>
          <table:table-cell table:style-name="ce2" table:formula="oooc:=[$VzorciVnosov.$A$6]" office:value-type="string" office:string-value="KVIT">
            <text:p>KVIT</text:p>
          </table:table-cell>
          <table:table-cell table:style-name="ce2" table:formula="oooc:=[$VzorciVnosov.$A$12]" office:value-type="string" office:string-value="D">
            <office:annotation draw:style-name="gr3" draw:text-style-name="P1" svg:width="2.872cm" svg:height="0.979cm" svg:x="15.427cm" svg:y="19.49cm" draw:caption-point-x="-15.427cm" draw:caption-point-y="-19.49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HOL</text:p>
          </table:table-cell>
          <table:table-cell table:style-name="ce142" table:formula="oooc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42" table:formula="oooc:=COUNTIF([.C31:.K31];&quot;51&quot;)+COUNTIF([.C31:.K31];&quot;51$&quot;)+COUNTIF([.C31:.K31];&quot;51☻&quot;)" office:value-type="float" office:value="1">
            <text:p>1</text:p>
          </table:table-cell>
          <table:table-cell table:style-name="ce142" table:formula="oooc:=COUNTIF([.C31:.K31];&quot;52&quot;)+COUNTIF([.C31:.K31];&quot;52$&quot;)+COUNTIF([.C31:.K31];&quot;52☻&quot;)" office:value-type="float" office:value="0">
            <text:p>0</text:p>
          </table:table-cell>
          <table:table-cell table:style-name="ce142" table:formula="oooc:=COUNTIF([.C31:.K31];&quot;11-19&quot;)+COUNTIF([.C31:.K31];&quot;2&quot;)" office:value-type="float" office:value="0">
            <text:p>0</text:p>
          </table:table-cell>
          <table:table-cell table:style-name="ce142" table:formula="oooc:=COUNTIF([.C31:.K31];&quot;U&quot;)+COUNTIF([.C31:.K31];&quot;U☻&quot;)" office:value-type="float" office:value="0">
            <text:p>0</text:p>
          </table:table-cell>
          <table:table-cell table:style-name="ce142" table:formula="oooc:=COUNTIF([.C31:.K31];&quot;KVIT&quot;)+COUNTIF([.C31:.K31];&quot;KVIT☻&quot;)" office:value-type="float" office:value="2">
            <text:p>2</text:p>
          </table:table-cell>
          <table:table-cell table:style-name="ce143" table:formula="oooc:=COUNTBLANK([.C31:.K31])" office:value-type="float" office:value="1">
            <text:p>1</text:p>
          </table:table-cell>
          <table:table-cell table:style-name="ce144" table:formula="oooc:=COUNTIF([.C31:.K31];&quot;x&quot;)" office:value-type="float" office:value="0">
            <text:p>0</text:p>
          </table:table-cell>
          <table:table-cell table:style-name="ce145" table:formula="oooc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6">
          <table:table-cell table:style-name="ce11" office:value-type="date" office:date-value="2008-12-31">
            <text:p>31. dec 08</text:p>
          </table:table-cell>
          <table:table-cell table:style-name="ce137" table:formula="oooc:=TEXT([.A32];&quot;Ddd&quot;)" office:value-type="string" office:string-value="sre">
            <text:p>sre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1.374cm" svg:x="5.024cm" svg:y="18.791cm" draw:caption-point-x="-5.024cm" draw:caption-point-y="-18.791cm">
              <dc:date>2008-12-24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" table:formula="oooc:=[$VzorciVnosov.$A$12]" office:value-type="string" office:string-value="D">
            <office:annotation draw:style-name="gr3" draw:text-style-name="P1" svg:width="2.899cm" svg:height="0.978cm" svg:x="6.321cm" svg:y="20.19cm" draw:caption-point-x="-6.321cm" draw:caption-point-y="-20.19cm">
              <dc:date>2008-12-24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2" table:formula="oooc:=[$VzorciVnosov.$A$6]" office:value-type="string" office:string-value="KVIT">
            <text:p>KVIT</text:p>
          </table:table-cell>
          <table:table-cell table:style-name="ce3" office:value-type="string">
            <office:annotation draw:style-name="gr3" draw:text-style-name="P1" svg:width="2.899cm" svg:height="1.374cm" svg:x="8.915cm" svg:y="20.19cm" draw:caption-point-x="-8.915cm" draw:caption-point-y="-20.19cm">
              <dc:date>2008-12-24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3" office:value-type="string">
            <office:annotation draw:style-name="gr3" draw:text-style-name="P1" svg:width="2.899cm" svg:height="1.374cm" svg:x="10.212cm" svg:y="20.19cm" draw:caption-point-x="-10.212cm" draw:caption-point-y="-20.19cm">
              <dc:date>2008-12-24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4" table:formula="oooc:=[$VzorciVnosov.$A$7]" office:value-type="string" office:string-value="KVIT☻">
            <text:p>KVIT☻</text:p>
          </table:table-cell>
          <table:table-cell table:style-name="ce14"/>
          <table:table-cell table:style-name="ce5" table:formula="oooc:=[$VzorciVnosov.$A$11]" office:value-type="string" office:string-value="X">
            <text:p>X</text:p>
          </table:table-cell>
          <table:table-cell table:style-name="ce2" table:formula="oooc:=[$VzorciVnosov.$A$12]" office:value-type="string" office:string-value="D">
            <office:annotation draw:style-name="gr3" draw:text-style-name="P1" svg:width="2.872cm" svg:height="0.978cm" svg:x="15.427cm" svg:y="20.19cm" draw:caption-point-x="-15.427cm" draw:caption-point-y="-20.19cm">
              <dc:date>2008-12-24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33" office:value-type="string">
            <text:p>PIN</text:p>
          </table:table-cell>
          <table:table-cell table:style-name="ce142" table:formula="oooc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42" table:formula="oooc:=COUNTIF([.C32:.K32];&quot;51&quot;)+COUNTIF([.C32:.K32];&quot;51$&quot;)+COUNTIF([.C32:.K32];&quot;51☻&quot;)" office:value-type="float" office:value="0">
            <text:p>0</text:p>
          </table:table-cell>
          <table:table-cell table:style-name="ce142" table:formula="oooc:=COUNTIF([.C32:.K32];&quot;52&quot;)+COUNTIF([.C32:.K32];&quot;52$&quot;)+COUNTIF([.C32:.K32];&quot;52☻&quot;)" office:value-type="float" office:value="0">
            <text:p>0</text:p>
          </table:table-cell>
          <table:table-cell table:style-name="ce142" table:formula="oooc:=COUNTIF([.C32:.K32];&quot;11-19&quot;)+COUNTIF([.C32:.K32];&quot;2&quot;)" office:value-type="float" office:value="0">
            <text:p>0</text:p>
          </table:table-cell>
          <table:table-cell table:style-name="ce142" table:formula="oooc:=COUNTIF([.C32:.K32];&quot;U&quot;)+COUNTIF([.C32:.K32];&quot;U☻&quot;)" office:value-type="float" office:value="0">
            <text:p>0</text:p>
          </table:table-cell>
          <table:table-cell table:style-name="ce142" table:formula="oooc:=COUNTIF([.C32:.K32];&quot;KVIT&quot;)+COUNTIF([.C32:.K32];&quot;KVIT☻&quot;)" office:value-type="float" office:value="2">
            <text:p>2</text:p>
          </table:table-cell>
          <table:table-cell table:style-name="ce143" table:formula="oooc:=COUNTBLANK([.C32:.K32])" office:value-type="float" office:value="1">
            <text:p>1</text:p>
          </table:table-cell>
          <table:table-cell table:style-name="ce144" table:formula="oooc:=COUNTIF([.C32:.K32];&quot;x&quot;)" office:value-type="float" office:value="1">
            <text:p>1</text:p>
          </table:table-cell>
          <table:table-cell table:style-name="ce145" table:formula="oooc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style-name="ce13" table:number-columns-repeated="3"/>
          <table:table-cell table:number-columns-repeated="232"/>
        </table:table-row>
        <table:table-row table:style-name="ro1">
          <table:table-cell table:style-name="ce1"/>
          <table:table-cell table:style-name="ce17"/>
          <table:table-cell table:style-name="ce1" table:number-columns-repeated="10"/>
          <table:table-cell table:style-name="ce35" table:number-columns-repeated="7"/>
          <table:table-cell table:style-name="ce13" table:number-columns-repeated="3"/>
          <table:table-cell table:style-name="ce1"/>
          <table:table-cell table:style-name="ce13"/>
          <table:table-cell table:number-columns-repeated="232"/>
        </table:table-row>
        <table:table-row table:style-name="ro6">
          <table:table-cell table:style-name="ce13"/>
          <table:table-cell table:style-name="ce7" office:value-type="string">
            <text:p>☻</text:p>
          </table:table-cell>
          <table:table-cell table:style-name="ce13" table:formula="oooc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3" table:formula="oooc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3" table:formula="oooc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3" table:formula="oooc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3" table:formula="oooc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3" table:formula="oooc:=COUNTIF([.H2:.H32];&quot;☻&quot;)+COUNTIF([.H2:.H32];&quot;51☻&quot;)+COUNTIF([.H2:.H32];&quot;52☻&quot;)+COUNTIF([.H2:.H32];&quot;1☻&quot;)+COUNTIF([.H2:.H32];&quot;kvit☻&quot;)+COUNTIF([.H2:.H32];&quot;U☻&quot;)" office:value-type="float" office:value="5">
            <text:p>5</text:p>
          </table:table-cell>
          <table:table-cell table:style-name="ce13" table:formula="oooc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3" table:formula="oooc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3" table:formula="oooc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35" table:number-columns-repeated="8"/>
          <table:table-cell table:style-name="ce13" table:number-columns-repeated="3"/>
          <table:table-cell table:style-name="ce1"/>
          <table:table-cell table:style-name="ce13" table:number-columns-repeated="233"/>
        </table:table-row>
        <table:table-row table:style-name="ro6">
          <table:table-cell table:style-name="ce13"/>
          <table:table-cell table:style-name="ce70" office:value-type="string">
            <text:p>KVIT</text:p>
          </table:table-cell>
          <table:table-cell table:style-name="ce13" table:formula="oooc:=COUNTIF([.C2:.C32];&quot;KVIT&quot;)+COUNTIF([.C2:.C32];&quot;51KVIT&quot;)+COUNTIF([.C2:.C32];&quot;52KVIT&quot;)+COUNTIF([.C2:.C32];&quot;1KVIT&quot;)" office:value-type="float" office:value="9">
            <text:p>9</text:p>
          </table:table-cell>
          <table:table-cell table:style-name="ce13" table:formula="oooc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3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3" table:formula="oooc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3" table:formula="oooc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13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13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3" table:formula="oooc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3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3"/>
          <table:table-cell table:style-name="ce35" table:number-columns-repeated="7"/>
          <table:table-cell table:style-name="ce13" table:number-columns-repeated="3"/>
          <table:table-cell table:style-name="ce1"/>
          <table:table-cell table:style-name="ce13" table:number-columns-repeated="233"/>
        </table:table-row>
        <table:table-row table:style-name="ro8">
          <table:table-cell table:style-name="ce13"/>
          <table:table-cell table:style-name="ce122" office:value-type="string">
            <text:p>$</text:p>
          </table:table-cell>
          <table:table-cell table:style-name="ce13" table:formula="oooc:=COUNTIF([.C2:.C32];&quot;51$&quot;)+COUNTIF([.C2:.C32];&quot;52$&quot;)" office:value-type="float" office:value="0">
            <text:p>0</text:p>
          </table:table-cell>
          <table:table-cell table:style-name="ce13" table:formula="oooc:=COUNTIF([.D2:.D32];&quot;51$&quot;)+COUNTIF([.D2:.D32];&quot;52$&quot;)" office:value-type="float" office:value="2">
            <text:p>2</text:p>
          </table:table-cell>
          <table:table-cell table:style-name="ce13" table:formula="oooc:=COUNTIF([.E2:.E32];&quot;51$&quot;)+COUNTIF([.E2:.E32];&quot;52$&quot;)" office:value-type="float" office:value="4">
            <text:p>4</text:p>
          </table:table-cell>
          <table:table-cell table:style-name="ce13" table:formula="oooc:=COUNTIF([.F2:.F32];&quot;51$&quot;)+COUNTIF([.F2:.F32];&quot;52$&quot;)" office:value-type="float" office:value="3">
            <text:p>3</text:p>
          </table:table-cell>
          <table:table-cell table:style-name="ce13" table:formula="oooc:=COUNTIF([.G2:.G32];&quot;51$&quot;)+COUNTIF([.G2:.G32];&quot;52$&quot;)" office:value-type="float" office:value="3">
            <text:p>3</text:p>
          </table:table-cell>
          <table:table-cell table:style-name="ce13" table:formula="oooc:=COUNTIF([.H2:.H32];&quot;51$&quot;)+COUNTIF([.H2:.H32];&quot;52$&quot;)" office:value-type="float" office:value="2">
            <text:p>2</text:p>
          </table:table-cell>
          <table:table-cell table:style-name="ce13" table:formula="oooc:=COUNTIF([.I2:.I32];&quot;51$&quot;)+COUNTIF([.I2:.I32];&quot;52$&quot;)" office:value-type="float" office:value="0">
            <text:p>0</text:p>
          </table:table-cell>
          <table:table-cell table:style-name="ce13" table:formula="oooc:=COUNTIF([.J2:.J32];&quot;51$&quot;)+COUNTIF([.J2:.J32];&quot;52$&quot;)" office:value-type="float" office:value="0">
            <text:p>0</text:p>
          </table:table-cell>
          <table:table-cell table:style-name="ce13" table:formula="oooc:=COUNTIF([.K2:.K32];&quot;51$&quot;)+COUNTIF([.K2:.K32];&quot;52$&quot;)" office:value-type="float" office:value="3">
            <text:p>3</text:p>
          </table:table-cell>
          <table:table-cell table:style-name="ce13"/>
          <table:table-cell table:style-name="ce35" table:number-columns-repeated="7"/>
          <table:table-cell table:style-name="ce13" table:number-columns-repeated="3"/>
          <table:table-cell table:style-name="ce1"/>
          <table:table-cell table:style-name="ce13"/>
          <table:table-cell table:style-name="ce37" table:number-columns-repeated="232"/>
        </table:table-row>
        <table:table-row table:style-name="ro1" table:number-rows-repeated="110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 table:style-name="ce1"/>
          <table:table-cell table:style-name="ce13"/>
          <table:table-cell table:number-columns-repeated="232"/>
        </table:table-row>
        <table:table-row table:style-name="ro1" table:number-rows-repeated="15">
          <table:table-cell table:style-name="ce1" table:number-columns-repeated="12"/>
          <table:table-cell table:style-name="ce35" table:number-columns-repeated="7"/>
          <table:table-cell table:style-name="ce13" table:number-columns-repeated="3"/>
          <table:table-cell/>
          <table:table-cell table:style-name="ce13"/>
          <table:table-cell table:number-columns-repeated="232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Print_Area_1" table:base-cell-address="$VzorciVnosov.$A$1" table:cell-range-address="$VzorciVnosov.$A$1:.$L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" svg:font-family="Wingdings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Unicode MS1" svg:font-family="'Arial Unicode MS'" style:font-family-generic="swiss"/>
    <style:font-face style:name="Luxi Sans" svg:font-family="'Luxi Sans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l" number:country="SI">SI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ik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aznik_20_1" style:display-name="praznik 1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aznik_20_2" style:display-name="praznik 2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prazno_20_1" style:display-name="prazno 1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prazno_20_2" style:display-name="prazno 2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prepovedano" style:family="table-cell" style:parent-style-name="Default">
      <style:table-cell-properties fo:background-color="#ff6633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prepovedano_20_1" style:display-name="prepovedano 1" style:family="table-cell" style:parent-style-name="Default">
      <style:table-cell-properties fo:background-color="#ff6633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preveč" style:family="table-cell" style:parent-style-name="Default" style:data-style-name="N0">
      <style:table-cell-properties style:glyph-orientation-vertical="0" fo:background-color="#ffcc99" style:cell-protect="protected" style:print-content="true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reveč_20_1" style:display-name="preveč 1" style:family="table-cell" style:parent-style-name="Default" style:data-style-name="N0">
      <style:table-cell-properties style:glyph-orientation-vertical="0" fo:background-color="#ffcc99" style:cell-protect="protected" style:print-content="true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STUPID" style:family="table-cell" style:parent-style-name="Default">
      <style:table-cell-properties fo:background-color="#000000"/>
      <style:text-properties fo:color="#ffff00" style:text-outline="false" style:text-line-through-styl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STUPID_20_1" style:display-name="STUPID 1" style:family="table-cell" style:parent-style-name="Default">
      <style:table-cell-properties fo:background-color="#000000"/>
      <style:text-properties fo:color="#ffff00" style:text-outline="false" style:text-line-through-styl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00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1_5f_2" style:display-name="Excel_CondFormat_2_1_2" style:family="table-cell" style:parent-style-name="Default">
      <style:table-cell-properties fo:background-color="#ccffff"/>
      <style:text-properties fo:color="#0000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3_5f_2" style:display-name="Excel_CondFormat_2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6_5f_1" style:display-name="Excel_CondFormat_2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6_5f_2" style:display-name="Excel_CondFormat_2_6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7_5f_2" style:display-name="Excel_CondFormat_2_7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ccffff"/>
      <style:text-properties fo:color="#0000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1_5f_2" style:display-name="Excel_CondFormat_3_1_2" style:family="table-cell" style:parent-style-name="Default">
      <style:table-cell-properties fo:background-color="#ccffff"/>
      <style:text-properties fo:color="#0000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3_5f_2" style:display-name="Excel_CondFormat_3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6_5f_2" style:display-name="Excel_CondFormat_3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ccffff"/>
      <style:text-properties fo:color="#0000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1_5f_2" style:display-name="Excel_CondFormat_4_1_2" style:family="table-cell" style:parent-style-name="Default">
      <style:table-cell-properties fo:background-color="#ccffff"/>
      <style:text-properties fo:color="#0000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3_5f_2" style:display-name="Excel_CondFormat_4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5_5f_2" style:display-name="Excel_CondFormat_4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6_5f_1" style:display-name="Excel_CondFormat_4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6_5f_2" style:display-name="Excel_CondFormat_4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ccff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3_5f_2" style:display-name="Excel_CondFormat_5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5_5f_1" style:display-name="Excel_CondFormat_5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6_5f_1" style:display-name="Excel_CondFormat_5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6_5f_2" style:display-name="Excel_CondFormat_5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1_5f_1" style:display-name="Excel_CondFormat_6_1_1" style:family="table-cell" style:parent-style-name="Default">
      <style:table-cell-properties fo:background-color="#ccff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3_5f_2" style:display-name="Excel_CondFormat_6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5_5f_2" style:display-name="Excel_CondFormat_6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6_5f_2" style:display-name="Excel_CondFormat_6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1_5f_1" style:display-name="Excel_CondFormat_7_1_1" style:family="table-cell" style:parent-style-name="Default">
      <style:table-cell-properties fo:background-color="#ccff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7_5f_2_5f_1" style:display-name="Excel_CondFormat_7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3_5f_2" style:display-name="Excel_CondFormat_7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5_5f_1" style:display-name="Excel_CondFormat_7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6_5f_1" style:display-name="Excel_CondFormat_7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6_5f_2" style:display-name="Excel_CondFormat_7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1_5f_2" style:display-name="Excel_CondFormat_8_1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ccffff"/>
    </style:style>
    <style:style style:name="Excel_5f_CondFormat_5f_8_5f_3_5f_2" style:display-name="Excel_CondFormat_8_3_2" style:family="table-cell" style:parent-style-name="Default">
      <style:table-cell-properties fo:background-color="#ccffff"/>
    </style:style>
    <style:style style:name="Excel_5f_CondFormat_5f_8_5f_4_5f_1" style:display-name="Excel_CondFormat_8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6_5f_1" style:display-name="Excel_CondFormat_8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3_5f_2" style:display-name="Excel_CondFormat_9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4_5f_1" style:display-name="Excel_CondFormat_9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6_5f_1" style:display-name="Excel_CondFormat_9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6_5f_2" style:display-name="Excel_CondFormat_9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3_5f_2" style:display-name="Excel_CondFormat_10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4_5f_1" style:display-name="Excel_CondFormat_10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6_5f_1" style:display-name="Excel_CondFormat_10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6_5f_2" style:display-name="Excel_CondFormat_10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3_5f_2" style:display-name="Excel_CondFormat_11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4_5f_1" style:display-name="Excel_CondFormat_11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6_5f_1" style:display-name="Excel_CondFormat_11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6_5f_2" style:display-name="Excel_CondFormat_11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3_5f_2" style:display-name="Excel_CondFormat_12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4_5f_1" style:display-name="Excel_CondFormat_1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6_5f_1" style:display-name="Excel_CondFormat_12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6_5f_2" style:display-name="Excel_CondFormat_12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3_5f_2" style:display-name="Excel_CondFormat_13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4_5f_1" style:display-name="Excel_CondFormat_1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6_5f_1" style:display-name="Excel_CondFormat_13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6_5f_2" style:display-name="Excel_CondFormat_13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cm" fo:margin-bottom="2cm" fo:margin-left="1.401cm" fo:margin-right="1.499cm" style:scale-to="100%" style:writing-mode="lr-tb"/>
      <style:header-style>
        <style:header-footer-properties fo:min-height="0.751cm" fo:margin-left="0.499cm" fo:margin-right="0.4cm" fo:margin-bottom="0.25cm"/>
      </style:header-style>
      <style:footer-style>
        <style:header-footer-properties fo:min-height="0.751cm" fo:margin-left="0.499cm" fo:margin-right="0.4cm" fo:margin-top="0.25cm"/>
      </style:footer-style>
    </style:page-layout>
    <style:page-layout style:name="pm5">
      <style:page-layout-properties style:num-format="1" style:print-orientation="portrait" fo:margin-top="2cm" fo:margin-bottom="2cm" fo:margin-left="1.401cm" fo:margin-right="1.499cm" style:first-page-number="continue" style:scale-to="100%" style:writing-mode="lr-tb"/>
      <style:header-style>
        <style:header-footer-properties fo:min-height="0.751cm" fo:margin-left="0.499cm" fo:margin-right="0.4cm" fo:margin-bottom="0.25cm"/>
      </style:header-style>
      <style:footer-style>
        <style:header-footer-properties fo:min-height="0.751cm" fo:margin-left="0.499cm" fo:margin-right="0.4cm" fo:margin-top="0.25cm"/>
      </style:footer-style>
    </style:page-layout>
    <style:page-layout style:name="pm6">
      <style:page-layout-properties style:num-format="1" style:print-orientation="portrait" fo:margin-top="2cm" fo:margin-bottom="2cm" fo:margin-left="1.401cm" fo:margin-right="1.499cm" style:first-page-number="continue" style:scale-to="100%" style:writing-mode="lr-tb"/>
      <style:header-style>
        <style:header-footer-properties fo:min-height="0.751cm" fo:margin-left="0.499cm" fo:margin-right="0.4cm" fo:margin-bottom="0.25cm"/>
      </style:header-style>
      <style:footer-style>
        <style:header-footer-properties fo:min-height="0.751cm" fo:margin-left="0.499cm" fo:margin-right="0.4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4">24.12.2008</text:date>, <text:time>10:35:58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Vnosov" style:display-name="PageStyle_VzorciVnosov" style:page-layout-name="pm3">
      <style:header>
        <style:region-left>
          <text:p><text:span text:style-name="T1">Zadnja sprememba 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  </style:region-left>
      </style:header>
      <style:header-left style:display="false">
        <style:region-left>
          <text:p><text:span text:style-name="T1">Zadnja sprememba 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  </style:region-left>
      </style:header-left>
      <style:footer style:display="false"/>
      <style:footer-left style:display="false"/>
    </style:master-page>
    <style:master-page style:name="PageStyle_5f_januar" style:display-name="PageStyle_janua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<text:date style:data-style-name="N2" text:date-value="2008-12-24">24.12.2008</text:date></text:span><text:span text:style-name="T1"><text:time>10:35:58</text:time></text:span></text:p>
      </style:footer>
      <style:footer-left style:display="false">
        <text:p><text:span text:style-name="T1"><text:date style:data-style-name="N2" text:date-value="2008-12-24">24.12.2008</text:date></text:span><text:span text:style-name="T1"><text:time>10:35:58</text:time></text:span></text:p>
      </style:footer-left>
    </style:master-page>
    <style:master-page style:name="PageStyle_5f_februar" style:display-name="PageStyle_februar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<text:date style:data-style-name="N2" text:date-value="2008-12-24">24.12.2008</text:date></text:span><text:span text:style-name="T1"><text:time>10:35:58</text:time></text:span></text:p>
      </style:footer>
      <style:footer-left style:display="false">
        <text:p><text:span text:style-name="T1"><text:date style:data-style-name="N2" text:date-value="2008-12-24">24.12.2008</text:date></text:span><text:span text:style-name="T1"><text:time>10:35:58</text:time></text:span></text:p>
      </style:footer-left>
    </style:master-page>
    <style:master-page style:name="PageStyle_5f_marec" style:display-name="PageStyle_marec" style:page-layout-name="pm6">
      <style:header>
        <style:region-left>
          <text:p><text:span text:style-name="T2">Zadnja sprememba: </text:span><text:span text:style-name="T2"><text:date style:data-style-name="N2" text:date-value="2008-12-24">24.12.2008</text:date></text:span><text:span text:style-name="T2"> </text:span><text:span text:style-name="T2"><text:time>10:35:58</text:time></text:span></text:p>
        </style:region-left>
      </style:header>
      <style:header-left style:display="false">
        <style:region-left>
          <text:p><text:span text:style-name="T2">Zadnja sprememba: </text:span><text:span text:style-name="T2"><text:date style:data-style-name="N2" text:date-value="2008-12-24">24.12.2008</text:date></text:span><text:span text:style-name="T2"> </text:span><text:span text:style-name="T2"><text:time>10:35:58</text:time></text:span></text:p>
        </style:region-left>
      </style:header-left>
      <style:footer style:display="false"/>
      <style:footer-left style:display="false"/>
    </style:master-page>
    <style:master-page style:name="PageStyle_5f_april" style:display-name="PageStyle_april" style:page-layout-name="pm6">
      <style:header>
        <style:region-left>
          <text:p><text:span text:style-name="T2">Zadnja sprememba: </text:span><text:span text:style-name="T2"><text:date style:data-style-name="N2" text:date-value="2008-12-24">24.12.2008</text:date></text:span><text:span text:style-name="T2"> </text:span><text:span text:style-name="T2"><text:time>10:35:58</text:time></text:span></text:p>
        </style:region-left>
      </style:header>
      <style:header-left style:display="false">
        <style:region-left>
          <text:p><text:span text:style-name="T2">Zadnja sprememba: </text:span><text:span text:style-name="T2"><text:date style:data-style-name="N2" text:date-value="2008-12-24">24.12.2008</text:date></text:span><text:span text:style-name="T2"> </text:span><text:span text:style-name="T2"><text:time>10:35:58</text:time></text:span></text:p>
        </style:region-left>
      </style:header-left>
      <style:footer style:display="false"/>
      <style:footer-left style:display="false"/>
    </style:master-page>
    <style:master-page style:name="PageStyle_5f_maj" style:display-name="PageStyle_maj" style:page-layout-name="pm6">
      <style:header>
        <style:region-left>
          <text:p><text:span text:style-name="T1">Zadnja sprememba 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  </style:region-left>
      </style:header>
      <style:header-left style:display="false">
        <style:region-left>
          <text:p><text:span text:style-name="T1">Zadnja sprememba 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  </style:region-left>
      </style:header-left>
      <style:footer style:display="false"/>
      <style:footer-left style:display="false"/>
    </style:master-page>
    <style:master-page style:name="PageStyle_5f_junij" style:display-name="PageStyle_junij" style:page-layout-name="pm6">
      <style:header>
        <text:p><text:span text:style-name="T1">Zadnja sprememba </text:span><text:span text:style-name="T1"><text:date style:data-style-name="N2" text:date-value="2008-12-24">24.12.2008</text:date></text:span><text:span text:style-name="T1"> <text:s/></text:span><text:span text:style-name="T1"><text:time>10:35:58</text:time></text:span></text:p>
      </style:header>
      <style:header-left style:display="false">
        <text:p><text:span text:style-name="T1">Zadnja sprememba </text:span><text:span text:style-name="T1"><text:date style:data-style-name="N2" text:date-value="2008-12-24">24.12.2008</text:date></text:span><text:span text:style-name="T1"> <text:s/></text:span><text:span text:style-name="T1"><text:time>10:35:58</text:time></text:span></text:p>
      </style:header-left>
      <style:footer style:display="false"/>
      <style:footer-left style:display="false"/>
    </style:master-page>
    <style:master-page style:name="PageStyle_5f_julij" style:display-name="PageStyle_julij" style:page-layout-name="pm6">
      <style:header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>
      <style:header-left style:display="false"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-left>
      <style:footer style:display="false"/>
      <style:footer-left style:display="false"/>
    </style:master-page>
    <style:master-page style:name="PageStyle_5f_avgust" style:display-name="PageStyle_avgust" style:page-layout-name="pm6">
      <style:header>
        <text:p><text:span text:style-name="T1">zadnja sprememba <text:s text:c="2"/></text:span><text:span text:style-name="T1"><text:date style:data-style-name="N2" text:date-value="2008-12-24">24.12.2008</text:date></text:span><text:span text:style-name="T1"> <text:s/></text:span><text:span text:style-name="T1"><text:time>10:35:58</text:time></text:span></text:p>
      </style:header>
      <style:header-left style:display="false">
        <text:p><text:span text:style-name="T1">zadnja sprememba <text:s text:c="2"/></text:span><text:span text:style-name="T1"><text:date style:data-style-name="N2" text:date-value="2008-12-24">24.12.2008</text:date></text:span><text:span text:style-name="T1"> <text:s/></text:span><text:span text:style-name="T1"><text:time>10:35:58</text:time></text:span></text:p>
      </style:header-left>
      <style:footer style:display="false"/>
      <style:footer-left style:display="false"/>
    </style:master-page>
    <style:master-page style:name="PageStyle_5f_september" style:display-name="PageStyle_september" style:page-layout-name="pm6">
      <style:header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>
      <style:header-left style:display="false"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-left>
      <style:footer style:display="false"/>
      <style:footer-left style:display="false"/>
    </style:master-page>
    <style:master-page style:name="PageStyle_5f_oktober" style:display-name="PageStyle_oktober" style:page-layout-name="pm5">
      <style:header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>
      <style:header-left style:display="false"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-left>
      <style:footer>
        <text:p><text:span text:style-name="T1">Stran </text:span><text:span text:style-name="T1"><text:page-number>1</text:page-number></text:span></text:p>
      </style:footer>
      <style:footer-left style:display="false">
        <text:p><text:span text:style-name="T1">Stran </text:span><text:span text:style-name="T1"><text:page-number>1</text:page-number></text:span></text:p>
      </style:footer-left>
    </style:master-page>
    <style:master-page style:name="PageStyle_5f_november" style:display-name="PageStyle_november" style:page-layout-name="pm6">
      <style:header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>
      <style:header-left style:display="false"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-left>
      <style:footer style:display="false"/>
      <style:footer-left style:display="false"/>
    </style:master-page>
    <style:master-page style:name="PageStyle_5f_december" style:display-name="PageStyle_december" style:page-layout-name="pm6">
      <style:header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>
      <style:header-left style:display="false">
        <text:p><text:span text:style-name="T1">Zadnja sprememba <text:s text:c="2"/></text:span><text:span text:style-name="T1"><text:date style:data-style-name="N2" text:date-value="2008-12-24">24.12.2008</text:date></text:span><text:span text:style-name="T1"> </text:span><text:span text:style-name="T1"><text:time>10:35:58</text:ti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8-11-27T09:54:20</meta:creation-date>
    <dc:creator>kcpis</dc:creator>
    <dc:date>2008-12-23T15:14:46</dc:date>
    <meta:print-date>1601-01-01T01:02:05</meta:print-date>
    <dc:language>sl-SI</dc:language>
    <meta:editing-cycles>7</meta:editing-cycles>
    <meta:editing-duration>PT22H25M1S</meta:editing-duration>
    <meta:user-defined meta:name="Info 1"/>
    <meta:user-defined meta:name="Info 2"/>
    <meta:user-defined meta:name="Info 3"/>
    <meta:user-defined meta:name="Info 4"/>
    <meta:document-statistic meta:table-count="13" meta:cell-count="7446"/>
  </office:meta>
</office:document-meta>
</file>